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Caurus Directory Russia Army Shellled Krasche Perche, NovoMilnsk, Yardnica, West Ande ...</text:span>
</text:h>
      <text:p text:style-name="P4">
Authors: liveuamap (Language: en)</text:p>
      <text:p text:style-name="P4">
Time: 2023-04-10T-46:48:00</text:p>
      <text:p text:style-name="P4">
Location: Svatove (Latitude:49.38114 Longtitude:37.85408)</text:p>
      <text:p text:style-name="P4">
Videos: []</text:p>
      <text:p text:style-name="P4">
Images: []</text:p>
      <text:p text:style-name="P4">
Tags: ["Russia"]</text:p>
      <text:p text:style-name="P4">
Id: 22555049</text:p>
      <!--METADATA-->
      <text:p text:style-name="P4">
At Kupiansk direction Russian army shelled Krasne Pershe, Novomlynsk,Dvorichna, Zapadne and Pershotravneve of Kharkiv region, - General Staff ofArmed Forces of Ukraine says in the morning report</text:p>
      <text:p text:style-name="P4">
News Collection Link: <text:a xlink:type="simple" xlink:href="https://liveuamap.com/en/2023/10-april-at-kupiansk-direction-russian-army-shelled-krasne" text:style-name="Internet_20_link" text:visited-style-name="Visited_20_Internet_20_Link">
https://liveuamap.com/en/2023/10-april-at-kupiansk-direction-russian-army-shelled-krasne</text:a>
</text:p>
      <text:p text:style-name="P4">
News Source: <text:a xlink:type="simple" xlink:href="https://t.me/lumsrc/4455" text:style-name="Internet_20_link" text:visited-style-name="Visited_20_Internet_20_Link">
https://t.me/lumsrc/4455</text:a>
</text:p>
      <!--NEWS-->
      <text:h text:style-name="P10" text:outline-level="1">
<text:span text:style-name="T4">
At Lyman direction Russian army shelled Novoselivske, Cherneschyna, Makiyivka, Nevske, Yampol...</text:span>
</text:h>
      <text:p text:style-name="P4">
Authors: liveuamap (Language: en)</text:p>
      <text:p text:style-name="P4">
Time: 2023-04-10T-48:48:00</text:p>
      <text:p text:style-name="P4">
Location: Donetsk (Latitude:48.75596 Longtitude:38.23723)</text:p>
      <text:p text:style-name="P4">
Videos: []</text:p>
      <text:p text:style-name="P4">
Images: []</text:p>
      <text:p text:style-name="P4">
Tags: ["Russia"]</text:p>
      <text:p text:style-name="P4">
Id: 22555045</text:p>
      <!--METADATA-->
      <text:p text:style-name="P4">
At Lyman direction Russian army shelled Novoselivske, Cherneschyna, Makiyivka,Nevske, Yampolivka, Bilohorivka of Luhansk region, also Kolodyazi, Torske,Siversk, Spirne and Berestove of Donetsk region, - General Staff of ArmedForces of Ukraine says in the morning report</text:p>
      <text:p text:style-name="P4">
News Collection Link: <text:a xlink:type="simple" xlink:href="https://liveuamap.com/en/2023/10-april-at-lyman-direction-russian-army-shelled-novoselivske" text:style-name="Internet_20_link" text:visited-style-name="Visited_20_Internet_20_Link">
https://liveuamap.com/en/2023/10-april-at-lyman-direction-russian-army-shelled-novoselivske</text:a>
</text:p>
      <text:p text:style-name="P4">
News Source: <text:a xlink:type="simple" xlink:href="https://t.me/lumsrc/4456" text:style-name="Internet_20_link" text:visited-style-name="Visited_20_Internet_20_Link">
https://t.me/lumsrc/4456</text:a>
</text:p>
      <!--NEWS-->
      <text:h text:style-name="P10" text:outline-level="1">
<text:span text:style-name="T4">
JSU Bakhmut Directio Rusian of the Army Shelled Vasukivka, Zaliznyansk, Minkivka, Orikhovo-Basil ...</text:span>
</text:h>
      <text:p text:style-name="P4">
Authors: liveuamap (Language: en)</text:p>
      <text:p text:style-name="P4">
Time: 2023-04-10T-50:48:00</text:p>
      <text:p text:style-name="P4">
Location: Donetsk Oblast (Latitude:48.37005 Longtitude:37.88635)</text:p>
      <text:p text:style-name="P4">
Videos: []</text:p>
      <text:p text:style-name="P4">
Images: []</text:p>
      <text:p text:style-name="P4">
Tags: ["Russia"]</text:p>
      <text:p text:style-name="P4">
Id: 22555044</text:p>
      <!--METADATA-->
      <text:p text:style-name="P4">
News Collection Link: <text:a xlink:type="simple" xlink:href="https://liveuamap.com/en/2023/10-april-at-bakhmut-direction-russian-army-shelled-vasukivka" text:style-name="Internet_20_link" text:visited-style-name="Visited_20_Internet_20_Link">
https://liveuamap.com/en/2023/10-April-at-bakhmut-direction-arussian-army-shelled-vasukivka</text:a>
</text:p>
      <text:p text:style-name="P4">
News Source: <text:a xlink:type="simple" xlink:href="https://t.me/lumsrc/4457" text:style-name="Internet_20_link" text:visited-style-name="Visited_20_Internet_20_Link">
https://t.me/lumsrc/4457</text:a>
</text:p>
      <!--NEWS-->
      <text:h text:style-name="P10" text:outline-level="1">
<text:span text:style-name="T4">
JSC Avdiivka And Marynka Directioc Roussian Army Shelled Novokalin, Berdyshi, Steppe, Already ...</text:span>
</text:h>
      <text:p text:style-name="P4">
Authors: liveuamap (Language: en)</text:p>
      <text:p text:style-name="P4">
Time: 2023-04-10T-52:48:00</text:p>
      <text:p text:style-name="P4">
Location: Marinka, Donetsk Oblast (Latitude:47.94395 Longtitude:37.4929)</text:p>
      <text:p text:style-name="P4">
Videos: []</text:p>
      <text:p text:style-name="P4">
Images: []</text:p>
      <text:p text:style-name="P4">
Tags: ["Russia"]</text:p>
      <text:p text:style-name="P4">
Id: 22555043</text:p>
      <!--METADATA-->
      <text:p text:style-name="P4">
News Collection Link:(https://liveuamap.com/en/2023/10-april-at-avdiyivka-and-maryinka-directions-russian-army)</text:p>
      <text:p text:style-name="P4">
News Source: <text:a xlink:type="simple" xlink:href="https://t.me/lumsrc/4458" text:style-name="Internet_20_link" text:visited-style-name="Visited_20_Internet_20_Link">
https://t.me/lumsrc/4458</text:a>
</text:p>
      <!--NEWS-->
      <text:h text:style-name="P10" text:outline-level="1">
<text:span text:style-name="T4">
AT Shakhtarsk Directive Russian Army Sheleled Victory, Novomikhailivka, Bokhoynalenka, Shakhtar ...</text:span>
</text:h>
      <text:p text:style-name="P4">
Authors: liveuamap (Language: en)</text:p>
      <text:p text:style-name="P4">
Time: 2023-04-10T-54:48:00</text:p>
      <text:p text:style-name="P4">
Location: Donetsk (Latitude:47.79125 Longtitude:36.98582)</text:p>
      <text:p text:style-name="P4">
Videos: []</text:p>
      <text:p text:style-name="P4">
Images: []</text:p>
      <text:p text:style-name="P4">
Tags: ["Russia"]</text:p>
      <text:p text:style-name="P4">
Id: 22555041</text:p>
      <!--METADATA-->
      <text:p text:style-name="P4">
News Collection Link: <text:a xlink:type="simple" xlink:href="https://liveuamap.com/en/2023/10-april-at-shaktarske-direction-russian-army-shelled-pobyeda" text:style-name="Internet_20_link" text:visited-style-name="Visited_20_Internet_20_Link">
https://liveuamap.com/en/2023/10-April-at-shktarske-russian-army-shelled-pobyeda</text:a>
</text:p>
      <text:p text:style-name="P4">
News Source: <text:a xlink:type="simple" xlink:href="https://t.me/lumsrc/4459" text:style-name="Internet_20_link" text:visited-style-name="Visited_20_Internet_20_Link">
https://t.me/lumsrc/4459</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0T-56:48:00</text:p>
      <text:p text:style-name="P4">
Location: Kherson (Latitude:46.6327 Longtitude:32.60193)</text:p>
      <text:p text:style-name="P4">
Videos: []</text:p>
      <text:p text:style-name="P4">
Images: []</text:p>
      <text:p text:style-name="P4">
Tags: ["Russia"]</text:p>
      <text:p text:style-name="P4">
Id: 22555037</text:p>
      <!--METADATA-->
      <text:p text:style-name="P4">
At Zaporizhzhia and Kherson Directions Russian Army Shelled Vremivka, Novopilof Donetsk Region; Zaporizke, Olhivske, Mala Tokmachka, Novoandriyivka andkamyanske of Zaporizhzhia Region; KACHKARIVKA, MYKOLAIIVKA, LVOVE, MYKILSKEAND INZHENERNE OF KHERSON Region, ALSO Kherson City, General Staff of ArmedForces of UKRANENE SAYS In the Morning Report Report</text:p>
      <text:p text:style-name="P4">
News Collection Link: <text:a xlink:type="simple" xlink:href="https://liveuamap.com/en/2023/10-april-at-zaporizhzhia-and-kherson-directions-russian-army" text:style-name="Internet_20_link" text:visited-style-name="Visited_20_Internet_20_Link">
https://liveuamap.com/en/2023/10-April-zaporizhia-kherson-directions-russian -ramy</text:a>
</text:p>
      <text:p text:style-name="P4">
News Source: <text:a xlink:type="simple" xlink:href="https://t.me/lumsrc/4460" text:style-name="Internet_20_link" text:visited-style-name="Visited_20_Internet_20_Link">
https://t.me/lumsrc/4460</text:a>
</text:p>
      <!--NEWS-->
      <text:h text:style-name="P10" text:outline-level="1">
<text:span text:style-name="T4">
Kharkiv, Kharkivska Oblast(18:06). Red Alert: aerial threat. Sirens sounding. Take cover now!</text:span>
</text:h>
      <text:p text:style-name="P4">
Authors: liveuamap (Language: en)</text:p>
      <text:p text:style-name="P4">
Time: 2023-04-10T12:08:00</text:p>
      <text:p text:style-name="P4">
Location: Kharkiv (Latitude:49.98116 Longtitude:36.25152)</text:p>
      <text:p text:style-name="P4">
Videos: []</text:p>
      <text:p text:style-name="P4">
Images: []</text:p>
      <text:p text:style-name="P4">
Tags: ["Europe", "Central and Eastern Europe"]</text:p>
      <text:p text:style-name="P4">
Id: 22555102</text:p>
      <!--METADATA-->
      <text:p text:style-name="P4">
Kharkiv, Kharkiv region(18:06). Red Alert: aerial threat. Sirens sounding.Take cover now!</text:p>
      <text:p text:style-name="P4">
News Collection Link: <text:a xlink:type="simple" xlink:href="https://liveuamap.com/en/2023/10-april-kharkiv-kharkivska-oblast1806-red-alg" text:style-name="Internet_20_link" text:visited-style-name="Visited_20_Internet_20_Link">
https://liveuamap.com/en/2023/10-april-kharkiv-kharkivska-oblast1806-red-alg</text:a>
</text:p>
      <text:p text:style-name="P4">
News Source: <text:a xlink:type="simple" xlink:href="https://t.me/suspilnekharkiv/23764" text:style-name="Internet_20_link" text:visited-style-name="Visited_20_Internet_20_Link">
https://t.me/suspilnekharkiv/23764</text:a>
</text:p>
      <!--NEWS-->
      <text:h text:style-name="P10" text:outline-level="1">
<text:span text:style-name="T4">
Kherson, Khersonska Oblast(18:52). Red Alert: aerial threat. Sirens sounding. Take cover now!</text:span>
</text:h>
      <text:p text:style-name="P4">
Authors: liveuamap (Language: en)</text:p>
      <text:p text:style-name="P4">
Time: 2023-04-10T12:53:00</text:p>
      <text:p text:style-name="P4">
Location: Kherson (Latitude:46.65643 Longtitude:32.61901)</text:p>
      <text:p text:style-name="P4">
Videos: []</text:p>
      <text:p text:style-name="P4">
Images: []</text:p>
      <text:p text:style-name="P4">
Tags: ["Europe", "Central and Eastern Europe"]</text:p>
      <text:p text:style-name="P4">
Id: 22555115</text:p>
      <!--METADATA-->
      <text:p text:style-name="P4">
Kherson, Kherson region(18:52). Red Alert: aerial threat. Sirens sounding.Take cover now!</text:p>
      <text:p text:style-name="P4">
News Collection Link: <text:a xlink:type="simple" xlink:href="https://liveuamap.com/en/2023/10-april-kherson-khersonska-oblast1852-red-alg" text:style-name="Internet_20_link" text:visited-style-name="Visited_20_Internet_20_Link">
https://liveuamap.com/en/2023/10-april-kherson-khersonska-oblast1852-red-alg</text:a>
</text:p>
      <text:p text:style-name="P4">
News Source: <text:a xlink:type="simple" xlink:href="https://t.me/air_alert_ua/42859" text:style-name="Internet_20_link" text:visited-style-name="Visited_20_Internet_20_Link">
https://t.me/air_alert_ua/42859</text:a>
</text:p>
      <!--NEWS-->
      <text:h text:style-name="P10" text:outline-level="1">
<text:span text:style-name="T4">
Donetsk Oblast(20:05). Red Alert: aerial threat. Sirens sounding. Take cover now!</text:span>
</text:h>
      <text:p text:style-name="P4">
Authors: liveuamap (Language: en)</text:p>
      <text:p text:style-name="P4">
Time: 2023-04-10T14:07:00</text:p>
      <text:p text:style-name="P4">
Location: Donetsk Oblast (Latitude:48.72744 Longtitude:37.5781)</text:p>
      <text:p text:style-name="P4">
Videos: []</text:p>
      <text:p text:style-name="P4">
Images: []</text:p>
      <text:p text:style-name="P4">
Tags: ["Europe", "Central and Eastern Europe"]</text:p>
      <text:p text:style-name="P4">
Id: 22555134</text:p>
      <!--METADATA-->
      <text:p text:style-name="P4">
Donetsk Oblast(20:05). Red Alert: aerial threat. Sirens sounding. Take covernow!</text:p>
      <text:p text:style-name="P4">
News Collection Link: <text:a xlink:type="simple" xlink:href="https://liveuamap.com/en/2023/10-april-donetsk-oblast2005-red-alert-aerial-g" text:style-name="Internet_20_link" text:visited-style-name="Visited_20_Internet_20_Link">
https://liveuamap.com/en/2023/10-april-donetsk-oblast2005-red-alert-aerial-g</text:a>
</text:p>
      <text:p text:style-name="P4">
News Source: <text:a xlink:type="simple" xlink:href="https://t.me/air_alert_ua/42861" text:style-name="Internet_20_link" text:visited-style-name="Visited_20_Internet_20_Link">
https://t.me/air_alert_ua/42861</text:a>
</text:p>
      <!--NEWS-->
      <text:h text:style-name="P10" text:outline-level="1">
<text:span text:style-name="T4">
Donetsk Oblast(22:38). Red Alert: aerial threat. Sirens sounding. Take cover now!</text:span>
</text:h>
      <text:p text:style-name="P4">
Authors: liveuamap (Language: en)</text:p>
      <text:p text:style-name="P4">
Time: 2023-04-10T16:40:00</text:p>
      <text:p text:style-name="P4">
Location: Donetsk Oblast (Latitude:48.72821 Longtitude:37.57754)</text:p>
      <text:p text:style-name="P4">
Videos: []</text:p>
      <text:p text:style-name="P4">
Images: []</text:p>
      <text:p text:style-name="P4">
Tags: ["Europe", "Central and Eastern Europe"]</text:p>
      <text:p text:style-name="P4">
Id: 22555142</text:p>
      <!--METADATA-->
      <text:p text:style-name="P4">
Donetsk Oblast(22:38). Red Alert: aerial threat. Sirens sounding. Take covernow!</text:p>
      <text:p text:style-name="P4">
News Collection Link: <text:a xlink:type="simple" xlink:href="https://liveuamap.com/en/2023/10-april-donetsk-oblast2238-red-alert-aerial-g" text:style-name="Internet_20_link" text:visited-style-name="Visited_20_Internet_20_Link">
https://liveuamap.com/en/2023/10-april-donetsk-oblast2238-red-alert-aerial-g</text:a>
</text:p>
      <text:p text:style-name="P4">
News Source: <text:a xlink:type="simple" xlink:href="https://t.me/air_alert_ua/42864" text:style-name="Internet_20_link" text:visited-style-name="Visited_20_Internet_20_Link">
https://t.me/air_alert_ua/42864</text:a>
</text:p>
      <!--NEWS-->
      <text:h text:style-name="P10" text:outline-level="1">
<text:span text:style-name="T4">
Donetsk Oblast(23:50). Red Alert: aerial threat. Sirens sounding. Take cover now!</text:span>
</text:h>
      <text:p text:style-name="P4">
Authors: liveuamap (Language: en)</text:p>
      <text:p text:style-name="P4">
Time: 2023-04-10T17:50:00</text:p>
      <text:p text:style-name="P4">
Location: Donetsk Oblast (Latitude:48.72702 Longtitude:37.57748)</text:p>
      <text:p text:style-name="P4">
Videos: []</text:p>
      <text:p text:style-name="P4">
Images: []</text:p>
      <text:p text:style-name="P4">
Tags: ["Europe", "Central and Eastern Europe"]</text:p>
      <text:p text:style-name="P4">
Id: 22555144</text:p>
      <!--METADATA-->
      <text:p text:style-name="P4">
Donetsk Oblast(23:50). Red Alert: aerial threat. Sirens sounding. Take covernow!</text:p>
      <text:p text:style-name="P4">
News Collection Link: <text:a xlink:type="simple" xlink:href="https://liveuamap.com/en/2023/10-april-donetsk-oblast2350-red-alert-aerial-g" text:style-name="Internet_20_link" text:visited-style-name="Visited_20_Internet_20_Link">
https://liveuamap.com/en/2023/10-april-donetsk-oblast2350-red-alert-aerial-g</text:a>
</text:p>
      <text:p text:style-name="P4">
News Source: <text:a xlink:type="simple" xlink:href="https://t.me/air_alert_ua/42866" text:style-name="Internet_20_link" text:visited-style-name="Visited_20_Internet_20_Link">
https://t.me/air_alert_ua/42866</text:a>
</text:p>
      <!--NEWS-->
      <text:h text:style-name="P10" text:outline-level="1">
<text:span text:style-name="T4">
Zaporizka Oblast(23:52). Red Alert: aerial threat. Sirens sounding. Take cover now!</text:span>
</text:h>
      <text:p text:style-name="P4">
Authors: liveuamap (Language: en)</text:p>
      <text:p text:style-name="P4">
Time: 2023-04-10T17:53:00</text:p>
      <text:p text:style-name="P4">
Location: Zaporizka Oblast (Latitude:47.612311 Longtitude:35.764621)</text:p>
      <text:p text:style-name="P4">
Videos: []</text:p>
      <text:p text:style-name="P4">
Images: []</text:p>
      <text:p text:style-name="P4">
Tags: ["Europe", "Central and Eastern Europe"]</text:p>
      <text:p text:style-name="P4">
Id: 22555145</text:p>
      <!--METADATA-->
      <text:p text:style-name="P4">
Zaporizhzhia region(23:52). Red Alert: aerial threat. Sirens sounding. Take covernow!</text:p>
      <text:p text:style-name="P4">
News Collection Link: <text:a xlink:type="simple" xlink:href="https://liveuamap.com/en/2023/10-april-zaporizka-oblast2352-red-alert-aeriag" text:style-name="Internet_20_link" text:visited-style-name="Visited_20_Internet_20_Link">
https://liveuamap.com/en/2023/10-april-zaporizka-oblast2352-red-alert-aeriag</text:a>
</text:p>
      <text:p text:style-name="P4">
News Source: <text:a xlink:type="simple" xlink:href="https://t.me/air_alert_ua/42867" text:style-name="Internet_20_link" text:visited-style-name="Visited_20_Internet_20_Link">
https://t.me/air_alert_ua/42867</text:a>
</text:p>
      <!--NEWS-->
      <text:h text:style-name="P10" text:outline-level="1">
<text:span text:style-name="T4">
Kharkiv, Kharkiv region, Dnipro, Dnipropetrovsk region, Poltava region (23:53). Red Aller ...</text:span>
</text:h>
      <text:p text:style-name="P4">
Authors: liveuamap (Language: en)</text:p>
      <text:p text:style-name="P4">
Time: 2023-04-10T17:54:00</text:p>
      <text:p text:style-name="P4">
Location: Kharkiv (Latitude:49.98081000 Longtitude:36.25272000)</text:p>
      <text:p text:style-name="P4">
Videos: []</text:p>
      <text:p text:style-name="P4">
Images: []</text:p>
      <text:p text:style-name="P4">
Tags: ["Europe", "Central and Eastern Europe"]</text:p>
      <text:p text:style-name="P4">
Id: 22555146</text:p>
      <!--METADATA-->
      <text:p text:style-name="P4">
Kharkiv, Kharkiv region, Dnipro, Dnipropetrovsk region, Poltava region(23:53). Red Alert: aerial threat. Sirens sounding. Take cover now!</text:p>
      <text:p text:style-name="P4">
News Collection Link: <text:a xlink:type="simple" xlink:href="https://liveuamap.com/en/2023/10-april-kharkiv-kharkivska-oblast-dnipro-dnig" text:style-name="Internet_20_link" text:visited-style-name="Visited_20_Internet_20_Link">
https://liveuamap.com/en/2023/10-april-kharkiv-kharkivska-oblast-dnipro-dnig</text:a>
</text:p>
      <text:p text:style-name="P4">
News Source: <text:a xlink:type="simple" xlink:href="https://t.me/air_alert_ua/42870" text:style-name="Internet_20_link" text:visited-style-name="Visited_20_Internet_20_Link">
https://t.me/air_alert_ua/42870</text:a>
</text:p>
      <!--NEWS-->
      <text:h text:style-name="P10" text:outline-level="1">
<text:span text:style-name="T4">
Donetsk Oblast(01:31). Red Alert: aerial threat. Sirens sounding. Take cover now!</text:span>
</text:h>
      <text:p text:style-name="P4">
Authors: liveuamap (Language: en)</text:p>
      <text:p text:style-name="P4">
Time: 2023-04-10T19:33:00</text:p>
      <text:p text:style-name="P4">
Location: Donetsk Oblast (Latitude:48.72654 Longtitude:37.57765)</text:p>
      <text:p text:style-name="P4">
Videos: []</text:p>
      <text:p text:style-name="P4">
Images: []</text:p>
      <text:p text:style-name="P4">
Tags: ["Europe", "Central and Eastern Europe"]</text:p>
      <text:p text:style-name="P4">
Id: 22555147</text:p>
      <!--METADATA-->
      <text:p text:style-name="P4">
Donetsk Oblast(01:31). Red Alert: aerial threat. Sirens sounding. Take covernow!</text:p>
      <text:p text:style-name="P4">
News Collection Link: <text:a xlink:type="simple" xlink:href="https://liveuamap.com/en/2023/10-april-donetsk-oblast0131-red-alert-aerial-g" text:style-name="Internet_20_link" text:visited-style-name="Visited_20_Internet_20_Link">
https://liveuamap.com/en/2023/10-april-donetsk-oblast0131-red-alert-aerial-g</text:a>
</text:p>
      <text:p text:style-name="P4">
News Source: <text:a xlink:type="simple" xlink:href="https://t.me/air_alert_ua/42876" text:style-name="Internet_20_link" text:visited-style-name="Visited_20_Internet_20_Link">
https://t.me/air_alert_ua/42876</text:a>
</text:p>
      <!--NEWS-->
      <text:h text:style-name="P10" text:outline-level="1">
<text:span text:style-name="T4">
We are preparing to integrate into the peaceful life of our defenders and defenders - Yulia Laputin</text:span>
</text:h>
      <text:p text:style-name="P4">
Author: ['АРМІЯINFORM']</text:p>
      <text:p text:style-name="P4">
Time: 2023-04-10T32:00:00-04:00</text:p>
      <text:p text:style-name="P4">
Description: Mi Gotuyya to ilntegrats in the world of our Zakhisnikiv ib Zakhisnitsy. About Tse Rospovil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2" text:anchor-type="as-char" svg:width="6.9236in" svg:height="4.699123in" draw:z-index="0">
<draw:image xlink:href="../Images/AРМІЯINFORM/2023-04-10T32-00-00-04-00/62b9de9c5fcab44-yuliya-laputina.jpeg" xlink:type="simple" xlink:show="embed" xlink:actuate="onLoad" draw:mime-type="image/jpeg"/>
</draw:frame>
Julia Laputina</text:p>
      <text:p text:style-name="P4">
We are preparing to integrate into the peaceful life of our defenders and defenders. The Minister of Veterans Julia Laputin was about this. She reported that the government has approved and approved the initiative of the Ministry of Veterans of the Transition from the Military Career of Civil Life. This is a normal practice for NATO countries where this system has practice. Our warriors should receive all the necessary help.</text:p>
      <text:p text:style-name="P4">
This is stated in <text:a xlink:type="simple" xlink:href="https://www.kmu.gov.ua/news/yuliia-laputina-my-hotuiemosia-do-intehratsii-v-myrne-zhyttia-nashykh-zakhysnykiv-i-zakhysnyts" text:style-name="Internet_20_link" text:visited-style-name="Visited_20_Internet_20_Link">
message</text:a>
Government portal.</text:p>
      <text:p text:style-name="P4">
“After the victory, many people will return to their communities and we have to create the conditions for them. During this period we will move to the restoration of the country and sustaining. Therefore, it is important to give people the tools of their own development to integrate into the family and the economy of the community, they have received civilian specialty, ” - said the head of the Ministry of Defense.</text:p>
      <text:p text:style-name="P4">
She also reported that thanks to the creation of several pilot projects of the Ministry of Veterans Affairs, together with the Ministry of Education and Science, the centers of veterans development in educational institutions. This allows you to mastery of flexible and available tools for mastering civilians. Also, many aspects of the development of veteran sports are planned.</text:p>
      <text:p text:style-name="P4">
"We all live in the same country and know what real problems are innovative, but now there are practically weekly meetings with the leading of the Prime Minister in order to speed up the process of deburycratization for the maintenance of medical and psychological assistance,"-said Yulia Laputina.</text:p>
      <text:p text:style-name="P4">
She noted separately that the ministry is currently working on a pilot project of veterans assistant in Lviv, Mykolaiv, Dnipropetrovsk, Vinnytsia regions. Serving their activities will be service centers for veterans.</text:p>
      <text:p text:style-name="P4">
"We are creating an ecosystem of promoting veterans integration into a peaceful life. We open the" veterans' windows "in the CNAP where there will be available services," - summarized the Ministry of Veterans.</text:p>
      <text:p text:style-name="P4">
We will remind, on April 7 the government agreed the draft decree of the President of Ukraine.</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We are homeless here, we are puppies thrown" - intercepting GUR</text:span>
</text:h>
      <text:p text:style-name="P4">
Author: ['АРМІЯINFORM']</text:p>
      <text:p text:style-name="P4">
Time: 2023-04-10T33:00:00-04:00</text:p>
      <text:p text:style-name="P4">
Description: https://youtu.be/gth6g2c2c2c57no Golovna managed by the Rosvіda of the Mini Defense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Main Directorate of Intelligence of the Ministry of Defense of Ukraine <text:a xlink:type="simple" xlink:href="https://gur.gov.ua/content/my---bomzhy-zdes-my---shchenky-broshennye.html" text:style-name="Internet_20_link" text:visited-style-name="Visited_20_Internet_20_Link">
published</text:a>
A new interception of the conversation in which the occupier tells the prototyral absence of military equipment and assistance.</text:p>
      <text:p text:style-name="P4">
At the same time, he said, they have neither equipment nor weapons. There is also something to heat food because there is no fire.</text:p>
      <text:p text:style-name="P4">
In addition, the occupier complains to his interlocutor about the lack of rotation of the among the units of the occupation troops.</text:p>
      <text:p text:style-name="P4">
News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The Center for Combating Misinformation Develops new Russian fakes</text:span>
</text:h>
      <text:p text:style-name="P4">
Author: ['АРМІЯINFORM']</text:p>
      <text:p text:style-name="P4">
Time: 2023-04-10T34:00:00-04:00</text:p>
      <text:p text:style-name="P4">
Description: The Center for the Wizin -Format at the RNBO of Ukraine about fakes that is just format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6/fejky.jpg" text:style-name="Internet_20_link" text:visited-style-name="Visited_20_Internet_20_Link">
fejky.jpg</text:a>
']</text:p>
      <text:p text:style-name="P4">
Tags: ['STOPRUSSIA', 'АГРЕСІЯ РФ', 'ВТОРГНЕННЯ РФ', 'РОСІЙСЬКІ ФЕЙКИ', 'ФЕЙКИ РФ']</text:p>
      <text:p text:style-name="P4">
Category: News</text:p>
      <!--METADATA-->
      <text:p text:style-name="P4">
<draw:frame draw:style-name="fr1" draw:name="Image3" text:anchor-type="as-char" svg:width="6.9236in" svg:height="5.181533in" draw:z-index="0">
<draw:image xlink:href="../Images/AРМІЯINFORM/2023-04-10T34-00-00-04-00/fejky.jpg" xlink:type="simple" xlink:show="embed" xlink:actuate="onLoad" draw:mime-type="image/jpeg"/>
</draw:frame>
<text:a xlink:type="simple" xlink:href="https://www.facebook.com/hashtag/%D1%86%D0%BF%D0%B4_%D1%96%D0%BD%D1%84%D0%BE%D1%80%D0%BC%D1%83%D1%94" text:style-name="Internet_20_link" text:visited-style-name="Visited_20_Internet_20_Link">
The Center for Combating Misinformation at NSDC Ukraine will inform</text:a>
About fakes and misinformation campaigns found from 3.04 to 9.04</text:p>
      <ul>
        <li>
          <text:p text:style-name="P4">
Video with the appeal of Ukrainian defenders from 53 OMBs named after Prince Vladimir Monomakh to the Commander -in -Chief »Stones Easter from the French * Advertising on the New York subway from the Foreign Ministry of Ukraine with agitation to join the international legion of all locals who have no work * Order of the Kherson SBU Kherson Directorate for the Murder »UOC -MP in the village. Novopoltavka of the Nikolaev area</text:p>
        </li>
        <li>
          <text:p text:style-name="P4">
Cover of the French newspaper Charlie Hebdo with the image of a dramatic Jesus, Russian President V. Putin and frightened President of Ukraine V. Zelensky * Stand in Milan with a photo of President V. Zelensky, who sucks money donations through a hole in his nostrils</text:p>
        </li>
      </ul>
      <text:p text:style-name="P4">
News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For Ukrainians, free travel by train from Poland to Germany</text:span>
</text:h>
      <text:p text:style-name="P4">
Author: ['АРМІЯINFORM']</text:p>
      <text:p text:style-name="P4">
Time: 2023-04-10T35:00:00-04:00</text:p>
      <text:p text:style-name="P4">
Description: Say about the passage "Message - Hanover." Nomanov’s perplexed provyzd for Ukrainian ... War with Ukraine 2022, War with Ukraine Latest News today, News War with Ukraine 2022 The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4/img_20230409_105155_656.jpg" text:style-name="Internet_20_link" text:visited-style-name="Visited_20_Internet_20_Link">
img_20230409_105155_656.jpg</text:a>
']</text:p>
      <text:p text:style-name="P4">
Tags: ['МІНРЕІНТЕГРАЦІЇ']</text:p>
      <text:p text:style-name="P4">
Category: News</text:p>
      <!--METADATA-->
      <text:p text:style-name="P4">
<draw:frame draw:style-name="fr1" draw:name="Image4" text:anchor-type="as-char" svg:width="6.9236in" svg:height="3.894525in" draw:z-index="0">
<draw:image xlink:href="../Images/AРМІЯINFORM/2023-04-10T35-00-00-04-00/img_20230409_105155_656.jpg" xlink:type="simple" xlink:show="embed" xlink:actuate="onLoad" draw:mime-type="image/jpeg"/>
</draw:frame>
Illustrative photo</text:p>
      <text:p text:style-name="P4">
It is a train "Przemysl - Hanover". Free travel for Ukrainians was continued by the end of May 2023, <text:a xlink:type="simple" xlink:href="https://minre.gov.ua/2023/04/09/bezoplatnyj-proyizd-potyagom-z-polshhi-do-nimechchyny-dlya-ukrayincziv-prodovzheno/" text:style-name="Internet_20_link" text:visited-style-name="Visited_20_Internet_20_Link">
reports</text:a>
Ministry of Reintegration of Temporarily Occupied Territories of Ukraine.</text:p>
      <text:p text:style-name="P4">
Departure from Przemysl will take place on the odd numbers of April at 22:30. You do not need to have planting coupons. All you have to do is present a citizen of Ukraine or other identity document.</text:p>
      <text:p text:style-name="P4">
Priority in transportation is given to people who have bracelets from the Polish red cross, families with children, elderly people and persons. In the case of lack of vacancies, you should contact the Volunteer Cross. They will help with placement, and also guaranteed the next train.</text:p>
      <text:p text:style-name="P4">
In Hanover, passengers are greeted by employees or volunteers who will indicate the Marthaw to the Centers.</text:p>
      <text:p text:style-name="P4">
News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If we do not resolve the issue of "Russia", all other issues will be extremely difficult for us - Alexei Danilov</text:span>
</text:h>
      <text:p text:style-name="P4">
Author: ['АРМІЯINFORM']</text:p>
      <text:p text:style-name="P4">
Time: 2023-04-10T36:00:00-04:00</text:p>
      <text:p text:style-name="P4">
Description: About Tse, the secretary for the sake of National Bezpeki, the defense of Oleksii Danylov PID Hou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Tags: ['НАЦІОНАЛЬНА ПЛАНФОРМА СТІЙКОСТІ ТА ЗГУРТОВАНОСТІ', 'ОЛЕКСІЙ ДАНІЛОВ', 'РНБО УКРАЇНИ', 'СТІЙКА УКРАЇНА']</text:p>
      <text:p text:style-name="P4">
Category: News</text:p>
      <!--METADATA-->
      <text:p text:style-name="P4">
<draw:frame draw:style-name="fr1" draw:name="Image5" text:anchor-type="as-char" svg:width="6.9236in" svg:height="4.621503in" draw:z-index="0">
<draw:image xlink:href="../Images/AРМІЯINFORM/2023-04-10T36-00-00-04-00/339260004_961995198578812_8596379817614800417_n.jpg" xlink:type="simple" xlink:show="embed" xlink:actuate="onLoad" draw:mime-type="image/jpeg"/>
</draw:frame>
About it <text:a xlink:type="simple" xlink:href="https://www.facebook.com/events/728634982233066/" text:style-name="Internet_20_link" text:visited-style-name="Visited_20_Internet_20_Link">
told</text:a>
Secretaries of National Security and Defense Alexey Danilov during the discussion "Ukraine before the face of external challenges".</text:p>
      <text:p text:style-name="P4">
He is convinced that Russia's fragmentation has already begun, and the decision of a full -scale invasion of February 24, 2022 only accelerated this process.</text:p>
      <text:p text:style-name="P4">
“This fragmentation occurs regardless of the desire of some countries, including Western countries. Everything will start with the Caucasus. And it will continue or not, it depends on us, ”the NSDC secretary emphasized.</text:p>
      <text:p text:style-name="P4">
If the fragmentation process does not complete, the issue of stability of Ukraine will constantly interrupt on the agenda.</text:p>
      <text:p text:style-name="P4">
“The country that is in the risk zone does not attract investors. It is not necessary to vitrate that money will be used, regardless of the safety situation. There is a great deal of countries in the world where you can invest without risk. Therefore, if we are not abandoned by Russia's issues, then all other issues will be extremely difficult for us, ”Alexei Danilov said.</text:p>
      <text:p text:style-name="P4">
In his opinion, new unions and tasks of Ukraine will be formed in the world and the region to make them protect themselves from Russia with their help.</text:p>
      <text:p text:style-name="P4">
The NSDC Secretary also shared a forecast for the development of the world. The National Security Council has developed five basic scenarios, among them:</text:p>
      <text:p text:style-name="P4">
1 . revival of democracies and a one -pole world accompanied by the United States</text:p>
      <text:p text:style-name="P4">
2 . a variable world under the influence of China</text:p>
      <text:p text:style-name="P4">
3 . a two -pole world in which the US and China will rule</text:p>
      <text:p text:style-name="P4">
4 . Multipolar world, or the world fragmented into several economic and safety blocks</text:p>
      <text:p text:style-name="P4">
5 . EU and China coalition that will have the greatest impact</text:p>
      <text:p text:style-name="P4">
Alexei Danilov is convinced that the most likely is the scenario of the transition of the additive world, or the competitive coexistence of the two countries.</text:p>
      <text:p text:style-name="P4">
News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The European Union discusses with the G7 countries a special offset about Russia's aggression - the European Commissioner</text:span>
</text:h>
      <text:p text:style-name="P4">
Author: ['АРМІЯINFORM']</text:p>
      <text:p text:style-name="P4">
Time: 2023-04-10T37:00:00-04:00</text:p>
      <text:p text:style-name="P4">
Description: The Hovropysky Union is a consideration of the Country “Great SiMki” (G7) is possible ... The war with Ukraine 2022, the war with Ukraine is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30_360_1546125589-202.jpeg" text:style-name="Internet_20_link" text:visited-style-name="Visited_20_Internet_20_Link">
630_360_1546125589-202.jpeg</text:a>
']</text:p>
      <text:p text:style-name="P4">
Tags: ['G7', 'STOPRUSSIA', 'YES', 'АГРЕСІЯ РФ', 'ВЕЛИКА СІМКА', 'ВТОРГНЕННЯ РФ', 'ЄВРОКОМІСАР', 'СПЕЦТРИБУНАЛ ПРОТИ РФ']</text:p>
      <text:p text:style-name="P4">
Category: News</text:p>
      <!--METADATA-->
      <text:p text:style-name="P4">
<draw:frame draw:style-name="fr1" draw:name="Image6" text:anchor-type="as-char" svg:width="6.9236in" svg:height="3.956343in" draw:z-index="0">
<draw:image xlink:href="../Images/AРМІЯINFORM/2023-04-10T37-00-00-04-00/630_360_1546125589-202.jpeg" xlink:type="simple" xlink:show="embed" xlink:actuate="onLoad" draw:mime-type="image/jpeg"/>
</draw:frame>
The European Union continues to discuss with the countries of the "Great Seven"(G7)Possibilities of creating a special tribunal for the prosecution of Russian aggression against Ukraine. The European Commissioner for Justice Didierenders told about it in an interview <text:a xlink:type="simple" xlink:href="https://english.kyodonews.net/news/2023/04/b59d43b0083a-eu-justice-chief-seeks-g-7-unity-on-tribunal-for-russia-over-ukraine.html" text:style-name="Internet_20_link" text:visited-style-name="Visited_20_Internet_20_Link">
Kyodonews.</text:a>
“During the presidency of Japan in G7 we will continue(Discussion with the countries of the Great Seven. - <text:span text:style-name="T4">
 </text:span>
.)to see if the same approach is possible. What is now put on the map is a crime of aggression, ”said Didier Reinders.</text:p>
      <text:p text:style-name="P4">
He stressed that in cooperation with the Ukrainian judicial bodies, the EU in the International Criminal Court of the United Nations is studying the possibility of creating a special tribunal or mixed tribunal with the participation of Ukrainian and international judges in the court prosecution of Russia for a crime of aggression against Ukraine.</text:p>
      <text:p text:style-name="P4">
Justice ministers of G7 - Great Britain, Canada, France, Germany, Italy, Japan, the United States and the European Union - during a meeting on July 7 in Tokyo, among other things, they plan In Ukraine, during the War solved by Moscow.</text:p>
      <text:p text:style-name="P4">
We will remind, President Volodymyr Zelenskyy believes that a special tribunal for attracting the Russian leadership for aggression against Ukraine will be created after the end of the war. The work on its format and text -web drawer of the relevant UN resolution is currently underway.</text:p>
      <text:p text:style-name="P4">
News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Russians use artillery to compensate for a decrease in offensive potential - an institute of war study</text:span>
</text:h>
      <text:p text:style-name="P4">
Author: ['АРМІЯINFORM']</text:p>
      <text:p text:style-name="P4">
Time: 2023-04-10T38:00:00-04:00</text:p>
      <text:p text:style-name="P4">
Description: PRIPS those, the Army of the Russian Federation Vedei Black Updowns, the Front, Vyannya Zagal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5/artyleriya-rf.jpg" text:style-name="Internet_20_link" text:visited-style-name="Visited_20_Internet_20_Link">
artyleriya-rf.jpg</text:a>
']</text:p>
      <text:p text:style-name="P4">
Tags: ['АРТИЛЕРІЯ РФ', 'ЗВІТ ІНСТИТУТУ ВИВЧЕННЯ ВІЙНИ', 'ІНСТИТУТ ВИВЧЕННЯ ВІЙНИ']</text:p>
      <text:p text:style-name="P4">
Category: News</text:p>
      <!--METADATA-->
      <text:p text:style-name="P4">
<draw:frame draw:style-name="fr1" draw:name="Image7" text:anchor-type="as-char" svg:width="6.9236in" svg:height="3.750283in" draw:z-index="0">
<draw:image xlink:href="../Images/AРМІЯINFORM/2023-04-10T38-00-00-04-00/artyleriya-rf.jpg" xlink:type="simple" xlink:show="embed" xlink:actuate="onLoad" draw:mime-type="image/jpeg"/>
</draw:frame>
Illustrative photo</text:p>
      <text:p text:style-name="P4">
Despite the fact that the army of the Russian Federation is fighting along the entire front line, its advancement is approaching the climax, so the occupiers use artillery to compensate for reduced offensive potential.</text:p>
      <text:p text:style-name="P4">
About it in your <text:a xlink:type="simple" xlink:href="https://www.understandingwar.org/backgrounder/russian-offensive-campaign-assessment-april-8-2023" text:style-name="Internet_20_link" text:visited-style-name="Visited_20_Internet_20_Link">
report</text:a>
reports the Institute of War Study(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News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Our aviation during the day struck six blows on the enemy</text:span>
</text:h>
      <text:p text:style-name="P4">
Author: ['АРМІЯINFORM']</text:p>
      <text:p text:style-name="P4">
Time: 2023-04-10T39:00:00-04:00</text:p>
      <text:p text:style-name="P4">
Description: Ukrainian Avіaatsіya for Doba took 6 strokes in the districts of Zserdzhennya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8" text:anchor-type="as-char" svg:width="6.9236in" svg:height="4.658699in" draw:z-index="0">
<draw:image xlink:href="../Images/AРМІЯINFORM/2023-04-10T39-00-00-04-00/avicziya_udar-e1680493056934.jpg" xlink:type="simple" xlink:show="embed" xlink:actuate="onLoad" draw:mime-type="image/jpeg"/>
</draw:frame>
Illustrative Photo <text:span text:style-name="T4">
 🔥 Situation on Russian invasion </text:span>
</text:p>
      <text:p text:style-name="P4">
Ukrainian aviation per day made 6 beats in the areas of concentration of the invaders, <text:a xlink:type="simple" xlink:href="https://www.facebook.com/GeneralStaff.ua/posts/pfbid0V5TJKFi17GkmUSbrX348ZJ8WdwHhTAXSbpCHsSByVGv7vVKyFnEP4SZHX1sPTiKil" text:style-name="Internet_20_link" text:visited-style-name="Visited_20_Internet_20_Link">
reports</text:a>
General Staff of the Armed Forces of Ukraine.</text:p>
      <text:p text:style-name="P4">
"6 enemy UAVs were shot: 3 - type" Lancet ", 2 -" hall "and 1 -" Supercas "", "is in the message.</text:p>
      <text:p text:style-name="P4">
The General Staff of the Armed Forces of Ukraine states that information on the loss of the enemy is constantly consistent.</text:p>
      <text:p text:style-name="P4">
News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The Russians fired again peaceful cities in Donetsk region, Kharkiv, and Zaporozhye - are dead and injured</text:span>
</text:h>
      <text:p text:style-name="P4">
Author: ['АРМІЯINFORM']</text:p>
      <text:p text:style-name="P4">
Time: 2023-04-10T40:00:00-04:00</text:p>
      <text:p text:style-name="P4">
Description: About the General Headquarters of the ZS Ukrainian. “The enemy has pass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9" text:anchor-type="as-char" svg:width="6.9236in" svg:height="3.894525in" draw:z-index="0">
<draw:image xlink:href="../Images/AРМІЯINFORM/2023-04-10T40-00-00-04-00/1040728078_0_0_3146_1770_1920x0_80_0_0_1665f11f0531350b041e17426b426c1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Over the past day, the enemy has struck 26 aircraft and 4 rocket strokes. 2 Russian missiles, released from the C-300 SMRC, hit the objects of civil infrastructure of Zaporozhye, are dead and injured among civilians, destroyed and damaged residential buildings. Also, 2 missiles with S-300 Russian occupiers released on the object of civilian infrastructure of Kikostyantynivka, which is in Donetsk region. In addition, the enemy made 60 shelling of the reactive systems of volley fire on the positions of our troops and the civil infrastructure of settlements. As a result of the hit, the objectical infrastructure of the cities of Kupyansk in Kharkiv and Druzhkivka Nadonechyna was injured. There are injured among civilians, damaged residential buildings.</text:p>
      <text:p text:style-name="P4">
The likelihood of missile and aviation strikes remains high throughout Ukraine, ”the message reads.</text:p>
      <text:p text:style-name="P4">
News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Defense forces in a day repelled 58 attacks of Russian troops, 30 of them - in the Bakhmut area</text:span>
</text:h>
      <text:p text:style-name="P4">
Author: ['АРМІЯINFORM']</text:p>
      <text:p text:style-name="P4">
Time: 2023-04-10T41: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text:p>
      <text:p text:style-name="P4">
Category: News</text:p>
      <!--METADATA-->
      <text:p text:style-name="P4">
<draw:frame draw:style-name="fr1" draw:name="Image10" text:anchor-type="as-char" svg:width="6.9236in" svg:height="4.543613in" draw:z-index="0">
<draw:image xlink:href="../Images/AРМІЯINFORM/2023-04-10T41-00-00-04-00/viyskovi_ef2a6-1.jpg" xlink:type="simple" xlink:show="embed" xlink:actuate="onLoad" draw:mime-type="image/jpeg"/>
</draw:frame>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enemy continues to focus the main efforts on the offensive, the acting Liman, Bakhmut, Avdiiv and Mariinsky directions. The joint day, thanks to the courage of each warrior, was reflected 58 attacks opposed to these directions.</text:p>
      <text:p text:style-name="P4">
<text:span text:style-name="T4">
 In the Volyn, Polissya, Siversky and Slobozhansky directions </text:span>
 Operational situation without significant changes, signs of formation of the offensive groups of the enemy were not detected.</text:p>
      <text:p text:style-name="P4">
The enemy continues to retain military presence in the border with Ukraine districts of Kursk and Belgorod regions. In the border areas of the Kursk region, the proponent continues the engineering equipment of the terrain.</text:p>
      <text:p text:style-name="P4">
During the last day, the enemy fired at the settlements of Yasna Polyana Tagremyach <text:span text:style-name="T4">
 Chernihiv region </text:span>
; Baranivka, Volfine, Zozillya and Popivka <text:span text:style-name="T4">
 Sumy region </text:span>
, as well as veterinary, Kozacha Lopan, Mala Danilovka, Hatyshche, Ustinovka, Milove, Greater Burluk and Poplar in <text:span text:style-name="T4">
 Kharkiv region </text:span>
.</text:p>
      <text:p text:style-name="P4">
<text:span text:style-name="T4">
 In the Kupyansk direction </text:span>
 enemy shelling was suffered by the settlements of Krasne, Novomlinsk, two -year, Western and May Day of Kharkiv region.</text:p>
      <text:p text:style-name="P4">
<text:span text:style-name="T4">
 In the Lyman direction </text:span>
 last day the enemy led unsuccessful offensive in the south of the Dibrova. Artillery shelling of Valvyoslovskoye, Cherneshchyna, Makeevka, Nevskoye, Yampolivka, Bigorivka of Lugansk region, as well as wells, Torke, Siversk, controversial and Brest Donetsk region.</text:p>
      <text:p text:style-name="P4">
<text:span text:style-name="T4">
 In the Bakhmut direction </text:span>
 the enemy continues to take offensive actions, tries to take control of the city of Bakhmut, fierce fighting continues. Last day, the enemy conducted unsuccessful offensive actions in the district east of the settlement of Bogdanivka and near the chrome. Silboron units repelled more than 30 enemy attacks on the specified area of the front. Vasyukivka, Zaliznyanske, Minskivka, Orikhovo-Vasylivka, Markovo, Bakhmut, Chrome, Ivanivske, Yar Yar, White Gora, Zalarivka, Friendship and Iron Donetsk region were injured.<text:span text:style-name="T4">
 In the mineral direction </text:span>
 during the day the enemy of offensive actions did not carry out shelling of the settlements of Pobeda, Novomykhailivka, Bogoyavlenka, Shakhtarskoe, Novoukrainka, Velikovrainka, Veliky Novosilka, Prykistivka and Golden Niva Niva Nadonechyna, ”the message reads.</text:p>
      <text:p text:style-name="P4">
News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In Zaporozhye, the occupiers continue forced certification of the population and take fingerprints</text:span>
</text:h>
      <text:p text:style-name="P4">
Author: ['АРМІЯINFORM']</text:p>
      <text:p text:style-name="P4">
Time: 2023-04-10T42:00:00-04:00</text:p>
      <text:p text:style-name="P4">
Description: About the General Headquarters of the ZS Ukrainian. “Rosіyskі PROPPANT ... War with Ukraine 2022, War with Ukraine Latest News Today, News War with Ukraine 2022 Last for today, will there be a war between Ukraine and Russia and when, there will be a war with Ukraine in 2022, whether there will be, whether there will be a war in 2022, whether it will be, will it be The war with Ukraine in the near future says, the war with Ukraine, Ukrainian news today, Ukrainian news in Ukrainian media in Russian</text:p>
      <text:p text:style-name="P4">
Images: ['<text:a xlink:type="simple" xlink:href="https://armyinform.com.ua/wp-content/uploads/2023/02/passports.jpg" text:style-name="Internet_20_link" text:visited-style-name="Visited_20_Internet_20_Link">
passports.jpg</text:a>
']</text:p>
      <text:p text:style-name="P4">
Tags: ['STOPRUSSIA', 'АГРЕСІЯ РФ', 'ВТОРГНЕННЯ РФ', 'ГШ ЗСУ', 'ЗАПОРІЗЬКА ОБЛАСТЬ', 'ПАСПОРТИЗАЦІЯ УКРАЇНЦІВ', 'ПРИМУСОВА ПАСПОРТИЗАЦІЯ']</text:p>
      <text:p text:style-name="P4">
Category: News</text:p>
      <!--METADATA-->
      <text:p text:style-name="P4">
<draw:frame draw:style-name="fr1" draw:name="Image11" text:anchor-type="as-char" svg:width="6.9236in" svg:height="3.894525in" draw:z-index="0">
<draw:image xlink:href="../Images/AРМІЯINFORM/2023-04-10T42-00-00-04-00/passports.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Russian invaders continue the forced certification of the population of the temporarily fixed territory of Zaporizhzhya region. In particular, in the city of Tokmak, the Russian -occupying so -called "authorities" reported that in order to obtain a Russian passport it is necessary to submit a passport of a citizen of Ukraine, a certificate of birth of the tastes of fingerprints. It is noted that the original passport of the citizen of Ukraine and the certificate of birth will seem to turn back, ”the message reads.</text:p>
      <text:p text:style-name="P4">
News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A fake bot that masked under the official source of the SZRU appeared on the network</text:span>
</text:h>
      <text:p text:style-name="P4">
Author: ['АРМІЯINFORM']</text:p>
      <text:p text:style-name="P4">
Time: 2023-04-10T43:00:00-04:00</text:p>
      <text:p text:style-name="P4">
Description: The Service of Callonies of the Okryanyanovye, the Telegram-Bot Szru_govua_bot is not May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sluzhba-zovnishnoyi-rozvidky-ukrayiny-vazhlyvo.jpg" text:style-name="Internet_20_link" text:visited-style-name="Visited_20_Internet_20_Link">
sluzhba-zovnishnoyi-rozvidky-ukrayiny-vazhlyvo.jpg</text:a>
']</text:p>
      <text:p text:style-name="P4">
Tags: ['СЛУЖБА ЗОВНІШНЬОЇ РОЗВІДКИ УКРАЇНИ']</text:p>
      <text:p text:style-name="P4">
Category: News</text:p>
      <!--METADATA-->
      <text:p text:style-name="P4">
<draw:frame draw:style-name="fr1" draw:name="Image12" text:anchor-type="as-char" svg:width="6.9236in" svg:height="3.894525in" draw:z-index="0">
<draw:image xlink:href="../Images/AРМІЯINFORM/2023-04-10T43-00-00-04-00/sluzhba-zovnishnoyi-rozvidky-ukrayiny-vazhlyvo.jpg" xlink:type="simple" xlink:show="embed" xlink:actuate="onLoad" draw:mime-type="image/jpeg"/>
</draw:frame>
** External Intelligence Service <text:a xlink:type="simple" xlink:href="https://www.facebook.com/SZRUkraine/posts/pfbid0tCzSgpsXCfLUbnuhd1QdQ2SttetGRzyMj9AvcnEoTmagteXLxgLsME4ApGxkifcWl" text:style-name="Internet_20_link" text:visited-style-name="Visited_20_Internet_20_Link">
reports</text:a>
that the Szru_govua_Bot telegram botth has nothing to do with the activities of the SZRU. This program is created by fraudsters for seizure of personal data.</text:p>
      <text:p text:style-name="P4">
We would like to remind you that the only official pages of the SZRU on the Internet are official site organizations and a verified page on Facebook.</text:p>
      <text:p text:style-name="P4">
The service is currently taking all necessary measures to stop the bot.</text:p>
      <text:p text:style-name="P4">
Be vigilant and do not tell your personal data to fraudsters.</text:p>
      <text:p text:style-name="P4">
News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In the border areas of Belgorod and Kursk regions, Russians retain military presence</text:span>
</text:h>
      <text:p text:style-name="P4">
Author: ['АРМІЯINFORM']</text:p>
      <text:p text:style-name="P4">
Time: 2023-04-10T44:00:00-04:00</text:p>
      <text:p text:style-name="P4">
Description: About the General Headquarters of the ZS Ukrainian. “The Vorog Nadali Zberiga Vіskov ... War with Ukraine 2022, the war with Ukraine is the latest news today, the news war with Ukraine 2022 The last for today, will there be a war between Ukraine and Russia and when, there will be a war with Ukraine in 2022, or not, will be or not. whether the war with Ukraine in the near future says, the war with Ukraine, Ukrainian news today, Ukrainian news in Ukrainian media in Russian</text:p>
      <text:p text:style-name="P4">
Images: ['<text:a xlink:type="simple" xlink:href="https://armyinform.com.ua/wp-content/uploads/2023/01/pryhovana-mobilizacziya.jpg" text:style-name="Internet_20_link" text:visited-style-name="Visited_20_Internet_20_Link">
pryhovana-mobilizacziya.jpg</text:a>
']</text:p>
      <text:p text:style-name="P4">
Tags: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Category: News</text:p>
      <!--METADATA-->
      <text:p text:style-name="P4">
<draw:frame draw:style-name="fr1" draw:name="Image13" text:anchor-type="as-char" svg:width="6.9236in" svg:height="3.952222in" draw:z-index="0">
<draw:image xlink:href="../Images/AРМІЯINFORM/2023-04-10T44-00-00-04-00/pryhovana-mobilizacziya.jpg" xlink:type="simple" xlink:show="embed" xlink:actuate="onLoad" draw:mime-type="image/jpeg"/>
</draw:frame>
Illustrative Photo <text:span text:style-name="T4">
 🔥 The Situation of Russian Complet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enemy continues to retain military presence in the border with Ukraine districts of Kursk and Belgorod regions. In the border areas of the Kursk region, the proponent continues the engineering equipment of the terrain, ”the Verification says.</text:p>
      <text:p text:style-name="P4">
News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In Kherson and Zaporozhye, the Russians fired at more than 45 settlements</text:span>
</text:h>
      <text:p text:style-name="P4">
Author: ['АРМІЯINFORM']</text:p>
      <text:p text:style-name="P4">
Time: 2023-04-10T45:00:00-04:00</text:p>
      <text:p text:style-name="P4">
Description: About the General Headquarters of the ZS Ukrainian. “At the Zaporozhykoy Tu Khersonsky ... War with Ukraine 2022, the war with Ukraine is the latest news today, the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2/630_360_1652906572-170.jpg" text:style-name="Internet_20_link" text:visited-style-name="Visited_20_Internet_20_Link">
630_360_1652906572-170.jpg</text:a>
']</text:p>
      <text:p text:style-name="P4">
Tags: ['STOPRUSSIA', 'АГРЕСІЯ РФ', 'ВТОРГНЕННЯ РФ', 'ГШ ЗСУ', 'ОБСТРІЛ ЗАПОРІЖЖЯ', 'ХЕРСОНЩИНА']</text:p>
      <text:p text:style-name="P4">
Category: News</text:p>
      <!--METADATA-->
      <text:p text:style-name="P4">
<draw:frame draw:style-name="fr1" draw:name="Image14" text:anchor-type="as-char" svg:width="6.9236in" svg:height="3.956343in" draw:z-index="0">
<draw:image xlink:href="../Images/AРМІЯINFORM/2023-04-10T45-00-00-04-00/630_360_1652906572-170.jpg" xlink:type="simple" xlink:show="embed" xlink:actuate="onLoad" draw:mime-type="image/jpeg"/>
</draw:frame>
Illustrative Photo <text:span text:style-name="T4">
 🔥Set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In the Zaporizhzhya and Kherson directions, the enemy continues to increase the defensive borders and positions in the state. He fired at 45 settlements, which is along with the line of fighting. Among them - Vramivka, Novopol of Donetsk region; Zaporizhzhya, Olgivske, Mala Tokmachka, Novoandriivka and Kamianske Zaporizhzhya region; Kachkarivka, Mykolaivka, Lviv, Mykilsk and engineering of Kherson region, as well as Kherson ”, - he will be in the message.</text:p>
      <text:p text:style-name="P4">
News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Defense forces eliminated nearly 700 invaders, destroyed 10 artisystems and 11 UAVs</text:span>
</text:h>
      <text:p text:style-name="P4">
Author: ['АРМІЯINFORM']</text:p>
      <text:p text:style-name="P4">
Time: 2023-04-10T46:00:00-04:00</text:p>
      <text:p text:style-name="P4">
Description: Zagalni Boyov, Find the enemy on 02/24/22 to 04/1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8acee527-fc45-49ef-b801-ce068a2b8057-scaled.jpg" text:style-name="Internet_20_link" text:visited-style-name="Visited_20_Internet_20_Link">
8acee527-fc45-49ef-b801-ce068a2b8057-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75527in" draw:z-index="0">
<draw:image xlink:href="../Images/AРМІЯINFORM/2023-04-10T46-00-00-04-00/8acee527-fc45-49ef-b801-ce068a2b8057-scaled.jpg" xlink:type="simple" xlink:show="embed" xlink:actuate="onLoad" draw:mime-type="image/jpeg"/>
</draw:frame>
The total combat loss of the enemy from 24.02.22 to 10.04.23 will be orientated:</text:p>
      <text:p text:style-name="P4">
<text:span text:style-name="T4">
<text:span text:style-name="T5">
 Personnel - </text:span>
* 178820(+670)persons eliminated</text:span>
<text:span text:style-name="T5">
 tanks - </text:span>
<text:span text:style-name="T5">
 3637(+1)</text:span>
<text:span text:style-name="T4">
 Battle armored vehicles - </text:span>
 7028(+4)<text:span text:style-name="T4">
<text:span text:style-name="T5">
 Artillery systems - </text:span>
<text:span text:style-name="T5">
 2750(+10)</text:span>
 </text:span>
 RSZV - <text:span text:style-name="T4">
 534(+1)</text:span>
<text:span text:style-name="T5">
 air defense - </text:span>
<text:span text:style-name="T5">
 282(0)</text:span>
<text:span text:style-name="T4">
 aircraft - </text:span>
 307(0)<text:span text:style-name="T4">
<text:span text:style-name="T5">
 helicopters - </text:span>
* 292(0)</text:span>
<text:span text:style-name="T5">
 UAV Operative Tactical Level-</text:span>
<text:span text:style-name="T5">
 2323(+11)</text:span>
<text:span text:style-name="T4">
 Winged missiles - </text:span>
 911(0)<text:span text:style-name="T4">
<text:span text:style-name="T5">
 ships / boats - </text:span>
* 18(0)</text:span>
<text:span text:style-name="T5">
 Automobile equipment and tanks - </text:span>
<text:span text:style-name="T5">
 5607(+5)</text:span>
<text:span text:style-name="T4">
 Special equipment - </text:span>
 31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10, 23.</text:p>
      <text:p text:style-name="P4">
News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Garmashi shot M777 destroyed the hostile radar of "burdock"</text:span>
</text:h>
      <text:p text:style-name="P4">
Author: ['АРМІЯINFORM']</text:p>
      <text:p text:style-name="P4">
Time: 2023-04-10T47:00:00-04:00</text:p>
      <text:p text:style-name="P4">
Description: PID Hour Vikonnnya Boyovoye Zavdanni Rosvіdniki of the Okremoi Mechanized brigades Imeni Prin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imeni-2.jpg" text:style-name="Internet_20_link" text:visited-style-name="Visited_20_Internet_20_Link">
bez-imeni-2.jpg</text:a>
']</text:p>
      <text:p text:style-name="P4">
Tags: ['STOPRUSSIA', 'АГРЕСІЯ РФ', 'ВТОРГНЕННЯ РФ', 'РЕП’ЯШОК', 'РЛС']</text:p>
      <text:p text:style-name="P4">
Category: News</text:p>
      <!--METADATA-->
      <text:p text:style-name="P4">
<draw:frame draw:style-name="fr1" draw:name="Image16" text:anchor-type="as-char" svg:width="6.9236in" svg:height="4.223396in" draw:z-index="0">
<draw:image xlink:href="../Images/AРМІЯINFORM/2023-04-10T47-00-00-04-00/bez-imeni-2.jpg" xlink:type="simple" xlink:show="embed" xlink:actuate="onLoad" draw:mime-type="image/jpeg"/>
</draw:frame>
During the combat mission, the intelligence officers of the separate mechanized brigadim of Prince Konstantin Ostrozky revealed a hostile radar "Brug".</text:p>
      <text:p text:style-name="P4">
About it <text:a xlink:type="simple" xlink:href="https://fb.watch/jPmLtuusi2/" text:style-name="Internet_20_link" text:visited-style-name="Visited_20_Internet_20_Link">
reports</text:a>
Operational Command "North".</text:p>
      <text:p text:style-name="P4">
“The scouts provided the coordinates of the neighbors from a separate artillery brigade. Accurate shot M777 - and the purpose is destroyed!” - The message says.</text:p>
      <text:p text:style-name="P4">
<text:span text:style-name="T4">
 Rapyakhosh RLS </text:span>
 is a modern Russian radar station for detection of leisure. In service with the occupiers - since 2022. According to January 20123, the Russians produced only 11 such stations.</text:p>
      <text:p text:style-name="P4">
News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Terroborons military forces knocked down the Russian helicopter Mi-24</text:span>
</text:h>
      <text:p text:style-name="P4">
Author: ['АРМІЯINFORM']</text:p>
      <text:p text:style-name="P4">
Time: 2023-04-10T70:00:00-04:00</text:p>
      <text:p text:style-name="P4">
Description: At the Avdіvysky straightener of the okremoi mechanized brigades of Imeni ... War with Ukraine 2022, war with Ukraine Latest news today, News War with Ukraine 2022 The last to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Tags: ['STOPRUSSIA', 'АГРЕСІЯ РФ', 'ВТОРГНЕННЯ РФ', 'МІ-24', 'СИЛИ ТЕРИТОРІАЛЬНОЇ ОБОРОНИ', 'ХРОНІКА ОБОРОНИ']</text:p>
      <text:p text:style-name="P4">
Category: News</text:p>
      <!--METADATA-->
      <text:p text:style-name="P4">
<draw:frame draw:style-name="fr1" draw:name="Image17" text:anchor-type="as-char" svg:width="6.9236in" svg:height="4.538804in" draw:z-index="0">
<draw:image xlink:href="../Images/AРМІЯINFORM/2023-04-10T70-00-00-04-00/340914877_533051242334251_635209367704627672_n.jpg" xlink:type="simple" xlink:show="embed" xlink:actuate="onLoad" draw:mime-type="image/jpeg"/>
</draw:frame>
In the Avdeevsky direction, the servicemen of a separate mechanized brigadimonim of General-Hurunji Mark Bezruchka destroyed the enemy Mi-24 helicopter.</text:p>
      <text:p text:style-name="P4">
About it <text:a xlink:type="simple" xlink:href="https://www.facebook.com/UALandForces/posts/pfbid02jedWNUhgL2G7kmTGrLmV5n1NecPh4phAuEHVrUCbsYMW1pe8sAnMwWj6owKFNpMsl" text:style-name="Internet_20_link" text:visited-style-name="Visited_20_Internet_20_Link">
reports</text:a>
The Public Relations Service of the Armed Forces Land Forces Command.</text:p>
      <text:p text:style-name="P4">
"Today, the military personnel of our brigade have destroyed the enemy helicopter Mi-24.The war does not stop attempting to attack the Avdiivsky direction, proteoses decent repeling, heavy losses in live power and destroyed equipment," the brigade was drawn.</text:p>
      <text:p text:style-name="P4">
News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UEFA Champions League: Benfica in Lisbon lost "Inter"</text:span>
</text:h>
      <text:p text:style-name="P4">
Authors: Ukrinform (Person)</text:p>
      <text:p text:style-name="P4">
Publisher: Укринформ (Organization)</text:p>
      <text:p text:style-name="P4">
Published Time: 2023-04-11T-10:53:21+03:00</text:p>
      <text:p text:style-name="P4">
Modified Time: 2023-04-11T23:53:21+03:00</text:p>
      <text:p text:style-name="P4">
Description: The UEFA Champions League ended the first 1/4 finals matches. - Ukrinform.</text:p>
      <text:p text:style-name="P4">
Images: ["<text:a xlink:type="simple" xlink:href="https://static.ukrinform.com/photos/2023_04/thumb_files/630_360_1681246121-507.jpg" text:style-name="Internet_20_link" text:visited-style-name="Visited_20_Internet_20_Link">
630_360_16812...</text:a>
"]</text:p>
      <text:p text:style-name="P4">
Tags: ['Футбол', 'Ліга чемпіонів', 'Інтер Мілан']</text:p>
      <text:p text:style-name="P4">
Type: Article</text:p>
      <!--METADATA-->
      <text:p text:style-name="P4">
<draw:frame draw:style-name="fr1" draw:name="Image18" text:anchor-type="as-char" svg:width="6.9236in" svg:height="3.956343in" draw:z-index="0">
<draw:image xlink:href="../Images/yкринформ/2023-04-11T-10-53-21-03-00/630_360_1681246121-507.jpg" xlink:type="simple" xlink:show="embed" xlink:actuate="onLoad" draw:mime-type="image/jpeg"/>
</draw:frame>
The UEFA Lizichampions ended the first matches of the 1/4 finals.</text:p>
      <text:p text:style-name="P4">
The players of the Portuguese "Benfika" on "Estada da Lush" in Lisbon gave way to the Italian "Inter" - 0: 2, reports Ukrinform.</text:p>
      <text:p text:style-name="P4">
The authors of the heads were Nicolo Barllla, who was assisting Alessandro Baston in the 51st minute, and Romel Lukaka(82, with a penalty).</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Recall that the final match of the UEFA Champions League will take place on June 10 at Ataturk Olympic Stadium in Istanbul.</text:p>
      <text:p text:style-name="P4">
Photo: AFP.</text:p>
      <text:p text:style-name="P4">
News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In Poland, two Ukrainians were injured in an accident with minibuses</text:span>
</text:h>
      <text:p text:style-name="P4">
Authors: Ukrinform (Person)</text:p>
      <text:p text:style-name="P4">
Publisher: Укринформ (Organization)</text:p>
      <text:p text:style-name="P4">
Published Time: 2023-04-11T-113:20:00+03:00</text:p>
      <text:p text:style-name="P4">
Modified Time: 2023-04-11T18:20:00+03:00</text:p>
      <text:p text:style-name="P4">
Description: In the south of Poland in the city of the city of Mislovice, on the night of Tuesday, two minibuses were collided with Ukrainians. - Ukrinform.</text:p>
      <text:p text:style-name="P4">
Images: ["<text:a xlink:type="simple" xlink:href="https://static.ukrinform.com/photos/2023_04/thumb_files/630_360_1681226523-560.png" text:style-name="Internet_20_link" text:visited-style-name="Visited_20_Internet_20_Link">
630_360_16812...</text:a>
"]</text:p>
      <text:p text:style-name="P4">
Tags: ['Аварія', 'ДТП', 'Поліція', 'Польща', 'Транспорт']</text:p>
      <text:p text:style-name="P4">
Type: Article</text:p>
      <!--METADATA-->
      <text:p text:style-name="P4">
<draw:frame draw:style-name="fr1" draw:name="Image19" text:anchor-type="as-char" svg:width="6.9236in" svg:height="3.956343in" draw:z-index="0">
<draw:image xlink:href="../Images/yкринформ/2023-04-11T-113-20-00-03-00/630_360_1681226523-560.png" xlink:type="simple" xlink:show="embed" xlink:actuate="onLoad" draw:mime-type="image/png"/>
</draw:frame>
Semi -day Poland in the city of the city of Mislovice on the night of Tuesday collided the two -true, where the Ukrainians were located.</text:p>
      <text:p text:style-name="P4">
As a result, two men were injured, who with limb fractures got a hospital, Ukrinform reports with reference to <text:a xlink:type="simple" xlink:href="https://myslowice.naszemiasto.pl/wypadek-w-myslowicach-na-a4-zderzyly-sie-dwa-busy-dwojka/ar/c16-9282619" text:style-name="Internet_20_link" text:visited-style-name="Visited_20_Internet_20_Link">
</text:a>
.</text:p>
      <text:p text:style-name="P4">
The accident happened on the A4 motorway in Myslovice at about 2 am 11 am. Two minibuses were traveling in one lane and one vehicle ran out of the other.</text:p>
      <text:p text:style-name="P4">
According to police, the reason <text:a xlink:type="simple" xlink:href="https://www.ukrinform.ua/tag-dtp" text:style-name="Internet_20_link" text:visited-style-name="Visited_20_Internet_20_Link">
</text:a>
The visibility and failure to observe the appropriate distance between the minibuses of adverse weather conditions.</text:p>
      <text:p text:style-name="P4">
<text:span text:style-name="T4">
 Read also: </text:span>
 <text:a xlink:type="simple" xlink:href="https://www.ukrinform.ua/rubric-society/3693379-u-dtp-v-moldovi-postrazdali-patero-ukrainciv-mzs.html" text:style-name="Internet_20_link" text:visited-style-name="Visited_20_Internet_20_Link">
<text:span text:style-name="T4">
 accident </text:span>
</text:a>
The collision affected two men who were diagnosed with peppermint.</text:p>
      <text:p text:style-name="P4">
There were some road traffic problems on this segment through an accident.</text:p>
      <text:p text:style-name="P4">
_ Photo from the site myslowice.naszemiasto.pl _</text:p>
      <text:p text:style-name="P4">
News Source: <text:a xlink:type="simple" xlink:href="https://www.ukrinform.ua/rubric-world/3694545-u-polsi-v-dtp-z-mikroavtobusami-postrazdali-dvoe-ukrainciv.html" text:style-name="Internet_20_link" text:visited-style-name="Visited_20_Internet_20_Link">
https://www.ukrinform.ua/rubric-world/3694545-u-polsi-v-dtp-z-mikroavtobusami-postrazdali-dvoe-ukrainciv.html</text:a>
</text:p>
      <!--NEWS-->
      <text:h text:style-name="P10" text:outline-level="1">
<text:span text:style-name="T4">
AT Kupyansk Directive Russian Army Sheled Kamyanka, Kolodyazhn, Krasnaya Pershe, Novomolinsk, D ...</text:span>
</text:h>
      <text:p text:style-name="P4">
Authors: liveuamap (Language: en)</text:p>
      <text:p text:style-name="P4">
Time: 2023-04-11T-12:15:00</text:p>
      <text:p text:style-name="P4">
Location: Svatove (Latitude:49.53824 Longtitude:37.89803)</text:p>
      <text:p text:style-name="P4">
Videos: []</text:p>
      <text:p text:style-name="P4">
Images: []</text:p>
      <text:p text:style-name="P4">
Tags: ["Russia"]</text:p>
      <text:p text:style-name="P4">
Id: 22555236</text:p>
      <!--METADATA-->
      <text:p text:style-name="P4">
At Kupiansk direction Russian army shelled Kamyanka, Kolodyazne, KrasnePershe, Novomlynsk, Dvorichna, Vilshana, Kindrashivka, Kyslivka and Berestoveof Kharkiv region, - General Staff of Armed Forces of Ukraine says in themorning report</text:p>
      <text:p text:style-name="P4">
News Collection Link: <text:a xlink:type="simple" xlink:href="https://liveuamap.com/en/2023/11-april-at-kupiansk-direction-russian-army-shelled-kamyanka" text:style-name="Internet_20_link" text:visited-style-name="Visited_20_Internet_20_Link">
https://liveuamap.com/en/2023/11-april-at-kupiansk-direction-russian-army-shelled-kamyanka</text:a>
</text:p>
      <text:p text:style-name="P4">
News Source: <text:a xlink:type="simple" xlink:href="https://t.me/lumsrc/4463" text:style-name="Internet_20_link" text:visited-style-name="Visited_20_Internet_20_Link">
https://t.me/lumsrc/4463</text:a>
</text:p>
      <!--NEWS-->
      <text:h text:style-name="P10" text:outline-level="1">
<text:span text:style-name="T4">
Manchester City beat Bavaria in the first match of the 1/4 finals of the UEFA Champions League</text:span>
</text:h>
      <text:p text:style-name="P4">
Authors: Ukrinform (Person)</text:p>
      <text:p text:style-name="P4">
Publisher: Укринформ (Organization)</text:p>
      <text:p text:style-name="P4">
Published Time: 2023-04-11T-12:47:00+03:00</text:p>
      <text:p text:style-name="P4">
Modified Time: 2023-04-11T23:47:00+03:00</text:p>
      <text:p text:style-name="P4">
Description: In the UEFA Champions League, the first matches of the 1/4 finals were held.</text:p>
      <text:p text:style-name="P4">
— Укрінформ.: </text:p>
      <text:p text:style-name="P4">
Images: ["<text:a xlink:type="simple" xlink:href="https://static.ukrinform.com/photos/2023_04/thumb_files/630_360_1681245822-113.jpg" text:style-name="Internet_20_link" text:visited-style-name="Visited_20_Internet_20_Link">
630_360_16812...</text:a>
"]</text:p>
      <text:p text:style-name="P4">
Tags: ['Футбол', 'Ліга чемпіонів']</text:p>
      <text:p text:style-name="P4">
Type: Article</text:p>
      <!--METADATA-->
      <text:p text:style-name="P4">
<draw:frame draw:style-name="fr1" draw:name="Image20" text:anchor-type="as-char" svg:width="6.9236in" svg:height="3.956343in" draw:z-index="0">
<draw:image xlink:href="../Images/yкринформ/2023-04-11T-12-47-00-03-00/630_360_1681245822-113.jpg" xlink:type="simple" xlink:show="embed" xlink:actuate="onLoad" draw:mime-type="image/jpeg"/>
</draw:frame>
The UEFA Lizichampions had the first matches of the 1/4 finals.</text:p>
      <text:p text:style-name="P4">
The players of the English "Manchester City" at home won a convincing victory by German "Bavaria" with a score of 3: 0, reports Ukrinform.</text:p>
      <text:p text:style-name="P4">
Balls in the Arena "Etihad" scored Rodi(27th minute), Bernard Silva(70)Taertling Dutch(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Recall that the final match of the UEFA Champions League will take place on June 10 at Ataturk Olympic Stadium in Istanbul.</text:p>
      <text:p text:style-name="P4">
Photo: AFP.</text:p>
      <text:p text:style-name="P4">
News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AT Liman Directive Russian Army Sheled Novoenorivka, Makeevka, Nevsk, Bilonorivka of the Lucha ...</text:span>
</text:h>
      <text:p text:style-name="P4">
Authors: liveuamap (Language: en)</text:p>
      <text:p text:style-name="P4">
Time: 2023-04-11T-14:15:00</text:p>
      <text:p text:style-name="P4">
Location: Donetsk (Latitude:48.7537 Longtitude:38.24015)</text:p>
      <text:p text:style-name="P4">
Videos: []</text:p>
      <text:p text:style-name="P4">
Images: []</text:p>
      <text:p text:style-name="P4">
Tags: ["Russia"]</text:p>
      <text:p text:style-name="P4">
Id: 22555235</text:p>
      <!--METADATA-->
      <text:p text:style-name="P4">
At Lyman direction Russian army shelled Novoyehorivka, Makiyivka, Nevske,Bilohorivka of Luhansk region, also Torske, Spirne and Berestove of Donetskregion, - General Staff of Armed Forces of Ukraine says in the morning report</text:p>
      <text:p text:style-name="P4">
News Collection Link: <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News Source: <text:a xlink:type="simple" xlink:href="https://t.me/lumsrc/4464" text:style-name="Internet_20_link" text:visited-style-name="Visited_20_Internet_20_Link">
https://t.me/lumsrc/4464</text:a>
</text:p>
      <!--NEWS-->
      <text:h text:style-name="P10" text:outline-level="1">
<text:span text:style-name="T4">
Russian troops fired at the Beryslav district in the evening, a fire broke out</text:span>
</text:h>
      <text:p text:style-name="P4">
Authors: Ukrinform (Person)</text:p>
      <text:p text:style-name="P4">
Publisher: Укринформ (Organization)</text:p>
      <text:p text:style-name="P4">
Published Time: 2023-04-11T-14:32:00+03:00</text:p>
      <text:p text:style-name="P4">
Modified Time: 2023-04-11T23:32:00+03:00</text:p>
      <text:p text:style-name="P4">
Description: The Russian military once again fired the territories of the Beryslav district, a fire broke out in the places of hit. - Ukrinform.</text:p>
      <text:p text:style-name="P4">
Images: ["<text:a xlink:type="simple" xlink:href="https://static.ukrinform.com/photos/2022_12/thumb_files/630_360_1670571938-949.jpg" text:style-name="Internet_20_link" text:visited-style-name="Visited_20_Internet_20_Link">
630_360_16705...</text:a>
"]</text:p>
      <text:p text:style-name="P4">
Tags: ['Херсонщина', 'Обстріл', 'Війна з росією', 'Берислав']</text:p>
      <text:p text:style-name="P4">
Type: Article</text:p>
      <!--METADATA-->
      <text:p text:style-name="P4">
<draw:frame draw:style-name="fr1" draw:name="Image21" text:anchor-type="as-char" svg:width="6.9236in" svg:height="3.956343in" draw:z-index="0">
<draw:image xlink:href="../Images/yкринформ/2023-04-11T-14-32-00-03-00/630_360_1670571938-949.jpg" xlink:type="simple" xlink:show="embed" xlink:actuate="onLoad" draw:mime-type="image/jpeg"/>
</draw:frame>
The Ruskivskyi again fired at the territories of the Beryslav district, a fire broke out in the place of tank.</text:p>
      <text:p text:style-name="P4">
About this <text:a xlink:type="simple" xlink:href="https://www.facebook.com/OperationalCommandSouth/posts/pfbid02xg386oUyYGYZyzizjb8LWssRP3dsH7Bae7NaAu3GPf4Cos9TZmPAjiaFhe8w6UeAl" text:style-name="Internet_20_link" text:visited-style-name="Visited_20_Internet_20_Link">
</text:a>
Informs the operational command "South", reports Ukrinform.</text:p>
      <text:p text:style-name="P4">
"Continuing the shelling of the civilian population, the enemy tries to maneumerillery on the left shore, and intends to continue the use of aviation by the launching of managed aviation bombs. In the evening again, like last night, Atatakovanoberislavsky district.(https://www.ukrinform.ua/tag-pozeza), she is curved by rescuers " -goes to the message.</text:p>
      <text:p text:style-name="P4">
Information about the destruction is specified, beforehand - without the victims.</text:p>
      <text:p text:style-name="P4">
<text:span text:style-name="T4">
 Read also: </text:span>
 [<text:span text:style-name="T4">
 enemy </text:span>
 <text:span text:style-name="T4">
 aviation </text:span>
 <text:span text:style-name="T4">
 </text:span>
 fired <text:span text:style-name="T4">
 </text:span>
 Berislav <text:span text:style-name="T4">
<text:span text:style-name="T5">
* many </text:span>
* </text:span>
 <text:span text:style-name="T4">
 </text:span>
 <text:span text:style-name="T4">
 </text:span>
 <text:span text:style-name="T4">
 destroyed </text:span>
 <text:span text:style-name="T4">
 </text:span>
 completely **(https://www.ukrinform.ua/rubric-regions/3694366-vorog-iz-aviacii-obstrilav-berislav-cimalo-budinkiv-zrujnovani-vsent.html)At the same time, according to intelligence, the defeat of one of the hostile governments in Skadovsky and the ammunition point in the Kakhovsky district was confirmed.</text:p>
      <text:p text:style-name="P4">
As reported by Ukrinform, in Kherson region <text:a xlink:type="simple" xlink:href="https://www.ukrinform.ua/rubric-ato/3694158-rosiani-atakuvali-civilnij-coven-na-hersonsini-dvoe-poranenih.html" text:style-name="Internet_20_link" text:visited-style-name="Visited_20_Internet_20_Link">
</text:a>
, two locals were seriously injured.</text:p>
      <text:p text:style-name="P4">
News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JSU Bakhmut Directio Rusian of the Army Shelled Vasukivka, Zaliznyansk, Minkivka, Orikhovo-Basil ...</text:span>
</text:h>
      <text:p text:style-name="P4">
Authors: liveuamap (Language: en)</text:p>
      <text:p text:style-name="P4">
Time: 2023-04-11T-16:15:00</text:p>
      <text:p text:style-name="P4">
Location: Donetsk Oblast (Latitude:48.40573 Longtitude:37.91039)</text:p>
      <text:p text:style-name="P4">
Videos: []</text:p>
      <text:p text:style-name="P4">
Images: []</text:p>
      <text:p text:style-name="P4">
Tags: ["Russia"]</text:p>
      <text:p text:style-name="P4">
Id: 22555234</text:p>
      <!--METADATA-->
      <text:p text:style-name="P4">
News Collection Link: <text:a xlink:type="simple" xlink:href="https://liveuamap.com/en/2023/11-april-at-bakhmut-direction-russian-army-shelled-vasukivka" text:style-name="Internet_20_link" text:visited-style-name="Visited_20_Internet_20_Link">
https://liveuamap.com/en/2023/11-Pril-T-Bakhmut-direction-arussian-army-shelled-vasukivka</text:a>
</text:p>
      <text:p text:style-name="P4">
News Source: <text:a xlink:type="simple" xlink:href="https://t.me/lumsrc/4465" text:style-name="Internet_20_link" text:visited-style-name="Visited_20_Internet_20_Link">
https://t.me/lumsrc/4465</text:a>
</text:p>
      <!--NEWS-->
      <text:h text:style-name="P10" text:outline-level="1">
<text:span text:style-name="T4">
Zelensky urged Ukrainians not to ignore the war and to help the state</text:span>
</text:h>
      <text:p text:style-name="P4">
Authors: Ukrinform (Person)</text:p>
      <text:p text:style-name="P4">
Publisher: Укринформ (Organization)</text:p>
      <text:p text:style-name="P4">
Published Time: 2023-04-11T-16:23:00+03:00</text:p>
      <text:p text:style-name="P4">
Modified Time: 2023-04-11T23:23:00+03:00</text:p>
      <text:p text:style-name="P4">
Description: The fact that in many places of our country is quieter, it does not mean that you can ignore the war somewhere or be less concentrated on the assistance of the state.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Агресія РФ', 'допомога', 'Зеленський', 'Війна з росією']</text:p>
      <text:p text:style-name="P4">
Type: Article</text:p>
      <!--METADATA-->
      <text:p text:style-name="P4">
<draw:frame draw:style-name="fr1" draw:name="Image22" text:anchor-type="as-char" svg:width="6.9236in" svg:height="3.956343in" draw:z-index="0">
<draw:image xlink:href="../Images/yкринформ/2023-04-11T-16-23-00-03-00/630_360_1678086625-925.png" xlink:type="simple" xlink:show="embed" xlink:actuate="onLoad" draw:mime-type="image/png"/>
</draw:frame>
The fact that in many places of our country is quieter, it does not mean that you can somehow be ignored or less concentrated on the assistance of the state.</text:p>
      <text:p text:style-name="P4">
About it in your <text:a xlink:type="simple" xlink:href="https://www.youtube.com/watch" text:style-name="Internet_20_link" text:visited-style-name="Visited_20_Internet_20_Link">
</text:a>
President of Ukraine Volodymyr Zelensky said, Ukrinform reports.</text:p>
      <text:p text:style-name="P4">
<text:span text:style-name="T5">
Viso: <text:a xlink:type="simple" xlink:href="https://t.me/OP_UA/9212" text:style-name="Internet_20_link" text:visited-style-name="Visited_20_Internet_20_Link">
</text:a>
</text:span>
</text:p>
      <text:p text:style-name="P4">
“We are now at such a stage of war, when it is important to our society, the partners do not lose the sense of the path we have to go. It is the way. The path that ahead. Compared to last year in many places now it is quieter. But this does not mean that you can ignore the war somewhere there or be less concentrated on the assistance of the state, ”he said.</text:p>
      <text:p text:style-name="P4">
<text:span text:style-name="T4">
 Read also: </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Zelensky said that they managed to do a lot with partners for the protection of people, Ukraine and all of Europe.</text:p>
      <text:p text:style-name="P4">
“But that doesn't mean that it is time to rest on the laurels. The path is ahead. Movement is ahead. What we need no less unity, focus, less, ”Zelensky said.</text:p>
      <text:p text:style-name="P4">
In his opinion, as before, our positions on the front and all our positions should be supported by Ukrainian positions politically so -so -information, the power of weapons and the power of our social unity, our internal stability and strength of Ukraine's relations with the world.</text:p>
      <text:p text:style-name="P4">
"And this is what is the task of both the state and everyone in the state, both Ukraine, so Ivsih in the world, who value free life and international order, based on directions," the Head of State is convinced.</text:p>
      <text:p text:style-name="P4">
<text:span text:style-name="T4">
 Read also: </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He noted that it is unreasonable to simply hopefully hope that the victory would bring someone else, who is now in the trenches, in the assault.</text:p>
      <text:p text:style-name="P4">
"This is a common task. The victory is won by all. Those who fight for it, who give weapons. Those who reduce the possibilities of a terrorist state and those who increase Ukraine's capabilities," the president reminded.</text:p>
      <text:p text:style-name="P4">
<text:span text:style-name="T4">
 Read also: </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As it was reported, on April 11, Zelensky gathered another rate: they talked about _ <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News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In Moldova, they advised Zakharov not to interfere with the country's internal affairs</text:span>
</text:h>
      <text:p text:style-name="P4">
Authors: Ukrinform (Person)</text:p>
      <text:p text:style-name="P4">
Publisher: Укринформ (Organization)</text:p>
      <text:p text:style-name="P4">
Published Time: 2023-04-11T-18:10:00+03:00</text:p>
      <text:p text:style-name="P4">
Modified Time: 2023-04-11T23:10:00+03:00</text:p>
      <text:p text:style-name="P4">
Description: The Ministry of Foreign Affairs of Moldova commented on the words of the Ministry of Foreign Affairs of the Russian Federation Maria Zakharova, who stated that NATO was preparing from Moldova a "landfill for geopolitical confrontation" with Russia. - Ukrinform.</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МЗС', 'НАТО', 'росія']</text:p>
      <text:p text:style-name="P4">
Type: Article</text:p>
      <!--METADATA-->
      <text:p text:style-name="P4">
<draw:frame draw:style-name="fr1" draw:name="Image23" text:anchor-type="as-char" svg:width="6.9236in" svg:height="3.956343in" draw:z-index="0">
<draw:image xlink:href="../Images/yкринформ/2023-04-11T-18-10-00-03-00/630_360_1649857838-528.jpg" xlink:type="simple" xlink:show="embed" xlink:actuate="onLoad" draw:mime-type="image/jpeg"/>
</draw:frame>
The Ministry of Foreign Affairs of Moldova commented on the words of the Ministry of Foreign Affairs Maria Zakharova, who stated that NATO was preparing from Moldova "Polygon for Geopolitical Confrontation" with Russia.</text:p>
      <text:p text:style-name="P4">
As Ukrinform reports, this is said in <text:a xlink:type="simple" xlink:href="https://mfa.gov.md/ro/content/comentariul-ministerului-afacerilor-externe-si-integrarii-europene-7" text:style-name="Internet_20_link" text:visited-style-name="Visited_20_Internet_20_Link">
</text:a>
Office.</text:p>
      <text:p text:style-name="P4">
"We do not allow such statements and interference in the internal affairs of Moldova. Relations of Moldova with international organizations, including NATO, is a sovereign independent decision of the country. The neutrality of our country does not mean isolation.(https://www.ukrinform.ua/tag-moldova)Develops partnerships and states to preserve peace and security of the country. We would like to remind Moldova to cooperate with NATO in 1992, "the document reads.</text:p>
      <text:p text:style-name="P4">
<text:span text:style-name="T4">
 Read also: </text:span>
 <text:a xlink:type="simple" xlink:href="https://www.ukrinform.ua/rubric-world/3694314-poblizu-kisineva-pobuduut-sucasnu-vijskovu-bazu.html" text:style-name="Internet_20_link" text:visited-style-name="Visited_20_Internet_20_Link">
<text:span text:style-name="T4">
 near </text:span>
 <text:span text:style-name="T4">
 </text:span>
 Kishineva <text:span text:style-name="T4">
 </text:span>
 <text:span text:style-name="T4">
 Build </text:span>
 <text:span text:style-name="T4">
 modern </text:span>
<text:span text:style-name="T4">
 military </text:span>
 <text:span text:style-name="T4">
 base </text:span>
</text:a>
The Foreign Ministry added that cooperation with NATO has brought and continues to bring real use not only of the country but also in regional security.</text:p>
      <text:p text:style-name="P4">
As reported by Ukrinform, Moldova President Maya Sandu called for citizens to conquer May 21 at the Square of the Great National Assembly in the center of the capital to support the European integration of Moldova.</text:p>
      <text:p text:style-name="P4">
News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JSC Avdiivka And Marynka Directiones Roussian Army Shelled Novokalin, Avdiivka, Pervomaisk ...</text:span>
</text:h>
      <text:p text:style-name="P4">
Authors: liveuamap (Language: en)</text:p>
      <text:p text:style-name="P4">
Time: 2023-04-11T-18:15:00</text:p>
      <text:p text:style-name="P4">
Location: Donetsk Oblast (Latitude:47.91531 Longtitude:37.45874)</text:p>
      <text:p text:style-name="P4">
Videos: []</text:p>
      <text:p text:style-name="P4">
Images: []</text:p>
      <text:p text:style-name="P4">
Tags: ["Russia"]</text:p>
      <text:p text:style-name="P4">
Id: 22555233</text:p>
      <!--METADATA-->
      <text:p text:style-name="P4">
At Avdiyivka and Maryinka directions Russian army shelled Novokalynove,Avdiyivka, Pervomayske, Krasnohorivka, Hostre, Heorhiyivka, Maryinka andPobyeda of Donetsk region, - General Staff of Armed Forces of Ukraine says inthe morning report</text:p>
      <text:p text:style-name="P4">
News Collection Link: <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News Source: <text:a xlink:type="simple" xlink:href="https://t.me/lumsrc/4466" text:style-name="Internet_20_link" text:visited-style-name="Visited_20_Internet_20_Link">
https://t.me/lumsrc/4466</text:a>
</text:p>
      <!--NEWS-->
      <text:h text:style-name="P10" text:outline-level="1">
<text:span text:style-name="T4">
So much Shakter's Direction Russian Army Seld Novomoyalavka, Vulladar, Bidhlenka &amp; Veli ...</text:span>
</text:h>
      <text:p text:style-name="P4">
Authors: liveuamap (Language: en)</text:p>
      <text:p text:style-name="P4">
Time: 2023-04-11T-20:15:00</text:p>
      <text:p text:style-name="P4">
Location: Velyka Novosilka (Latitude:47.84024 Longtitude:36.83475)</text:p>
      <text:p text:style-name="P4">
Videos: []</text:p>
      <text:p text:style-name="P4">
Images: []</text:p>
      <text:p text:style-name="P4">
Tags: ["Russia"]</text:p>
      <text:p text:style-name="P4">
Id: 22555232</text:p>
      <!--METADATA-->
      <text:p text:style-name="P4">
At Shaktarske direction Russian army shelled Novomykhaylivka, Vuhledar,Bohoyavlenka and Velyka Novosilka of Donetsk region, - General Staff of ArmedForces of Ukraine says in the morning report</text:p>
      <text:p text:style-name="P4">
News Collection Link: <text:a xlink:type="simple" xlink:href="https://liveuamap.com/en/2023/11-april-at-shaktarske-direction-russian-army-shelled-novomykhaylivka" text:style-name="Internet_20_link" text:visited-style-name="Visited_20_Internet_20_Link">
https://liveuamap.com/en/2023/11-april-at-shaktarske-direction-russian-army-shelled-novomykhaylivka</text:a>
</text:p>
      <text:p text:style-name="P4">
News Source: <text:a xlink:type="simple" xlink:href="https://t.me/lumsrc/4467" text:style-name="Internet_20_link" text:visited-style-name="Visited_20_Internet_20_Link">
https://t.me/lumsrc/4467</text:a>
</text:p>
      <!--NEWS-->
      <text:h text:style-name="P10" text:outline-level="1">
<text:span text:style-name="T4">
Canada's assistance to Ukraine exceeded $ 6 billion</text:span>
</text:h>
      <text:p text:style-name="P4">
Authors: Ukrinform (Person)</text:p>
      <text:p text:style-name="P4">
Publisher: Укринформ (Organization)</text:p>
      <text:p text:style-name="P4">
Published Time: 2023-04-11T-21:59:00+03:00</text:p>
      <text:p text:style-name="P4">
Modified Time: 2023-04-11T22:59:00+03:00</text:p>
      <text:p text:style-name="P4">
Description: Since the beginning of last year, the Government of Canada has provided a variety of assistance to Ukraine for more than $ 8 billion in Canadian (over $ 6 billion). - Ukrinform.</text:p>
      <text:p text:style-name="P4">
Images: ["<text:a xlink:type="simple" xlink:href="https://static.ukrinform.com/photos/2023_02/thumb_files/630_360_1676571169-696.jpeg" text:style-name="Internet_20_link" text:visited-style-name="Visited_20_Internet_20_Link">
630_360_16765...</text:a>
"]</text:p>
      <text:p text:style-name="P4">
Tags: ['Канада', 'Україна', 'Гроші', 'допомога']</text:p>
      <text:p text:style-name="P4">
Type: Article</text:p>
      <!--METADATA-->
      <text:p text:style-name="P4">
<draw:frame draw:style-name="fr1" draw:name="Image24" text:anchor-type="as-char" svg:width="6.9236in" svg:height="3.956343in" draw:z-index="0">
<draw:image xlink:href="../Images/yкринформ/2023-04-11T-21-59-00-03-00/630_360_1676571169-696.jpeg" xlink:type="simple" xlink:show="embed" xlink:actuate="onLoad" draw:mime-type="image/jpeg"/>
</draw:frame>
Since the beginning of last year, the Government of Canada has provided a variety of assistance to Ukraine for more than $ 8 billion in Canadian(over $ 6 billion).</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Justin Trudeau at the end of his meeting with Iz -Ukrainian colleague Denis Shmigal.</text:p>
      <text:p text:style-name="P4">
"Since January 2022, Canada has announced the allocation of more than 8 billion dollars in financial, military, humanitarian and immigration assistance, as well as development support," - said in a widespread message.</text:p>
      <text:p text:style-name="P4">
It is noted that this amount includes more than 5 billion Canadian financial assistance, more than 1 billion military support, $ 352.5 million, $ 127 million to support development and more than $ 102 million security and stabilization.</text:p>
      <text:p text:style-name="P4">
<text:span text:style-name="T4">
 Read also: </text:span>
 <text:a xlink:type="simple" xlink:href="https://www.ukrinform.ua/rubric-ato/3694589-kanada-ogolosila-pro-novij-paket-oboronnoi-dopomogi-dla-ukraini.html" text:style-name="Internet_20_link" text:visited-style-name="Visited_20_Internet_20_Link">
<text:span text:style-name="T4">
 Canada </text:span>
 <text:span text:style-name="T4">
 </text:span>
 announced <text:span text:style-name="T4">
 </text:span>
 about <text:span text:style-name="T4">
 </text:span>
 new <text:span text:style-name="T4">
 </text:span>
 <text:span text:style-name="T4">
 Package </text:span>
<text:span text:style-name="T4">
 Defense </text:span>
 <text:span text:style-name="T4">
 Help </text:span>
 <text:span text:style-name="T4">
 </text:span>
 <text:span text:style-name="T4">
 </text:span>
 <text:span text:style-name="T4">
 </text:span>
 Of Ukraine **</text:a>
As reported by Ukrinform, today a one-day visit to Canada is a Premier-Minister of Ukraine Denis Shmigal. He has already conducted negotiations with <text:a xlink:type="simple" xlink:href="https://www.ukrinform.ua/tag-trudo" text:style-name="Internet_20_link" text:visited-style-name="Visited_20_Internet_20_Link">
</text:a>
, Defense Minister Anita Anand, Minister of Foreign Affairs Melanie Joli and Finance Minister Christ Friland.</text:p>
      <text:p text:style-name="P4">
It should be noted that in terms of per capita, the amount of assistance of Canada of Ukraine is one of the highest in the world.</text:p>
      <text:p text:style-name="P4">
News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At Zaporizhzhia and Kherson directions Russian army shelled Vremivka of Donetsk region; Novod...</text:span>
</text:h>
      <text:p text:style-name="P4">
Authors: liveuamap (Language: en)</text:p>
      <text:p text:style-name="P4">
Time: 2023-04-11T-22:15:00</text:p>
      <text:p text:style-name="P4">
Location: Kam'yans'ke,Zaporiz'ka oblast (Latitude:47.5383 Longtitude:35.37289)</text:p>
      <text:p text:style-name="P4">
Videos: []</text:p>
      <text:p text:style-name="P4">
Images: []</text:p>
      <text:p text:style-name="P4">
Tags: ["Russia"]</text:p>
      <text:p text:style-name="P4">
Id: 22555231</text:p>
      <!--METADATA-->
      <text:p text:style-name="P4">
At Zaporizhzhia and Kherson directions Russian army shelled Vremivka ofDonetsk region; Novodanylivka, Orikhiv, Novoandriyivka and Kamyanske ofZaporizhzhia region, - General Staff of Armed Forces of Ukraine says in themorning report</text:p>
      <text:p text:style-name="P4">
News Collection Link: <text:a xlink:type="simple" xlink:href="https://liveuamap.com/en/2023/11-april-at-zaporizhzhia-and-kherson-directions-russian-army" text:style-name="Internet_20_link" text:visited-style-name="Visited_20_Internet_20_Link">
https://liveuamap.com/en/2023/11-april-at-zaporizhzhia-and-kherson-directions-russian-army</text:a>
</text:p>
      <text:p text:style-name="P4">
News Source: <text:a xlink:type="simple" xlink:href="https://t.me/lumsrc/4468" text:style-name="Internet_20_link" text:visited-style-name="Visited_20_Internet_20_Link">
https://t.me/lumsrc/4468</text:a>
</text:p>
      <!--NEWS-->
      <text:h text:style-name="P10" text:outline-level="1">
<text:span text:style-name="T4">
Investigation of leakage of documents in the US may take several months</text:span>
</text:h>
      <text:p text:style-name="P4">
Authors: Ukrinform (Person)</text:p>
      <text:p text:style-name="P4">
Publisher: Укринформ (Organization)</text:p>
      <text:p text:style-name="P4">
Published Time: 2023-04-11T-23:46:00+03:00</text:p>
      <text:p text:style-name="P4">
Modified Time: 2023-04-11T22:46:00+03:00</text:p>
      <text:p text:style-name="P4">
Description: The investigation conducted by the US government on the leakage of secret documents of the Pentagon may take several months to establish all facts and respond to the situation.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Україна', 'Розслідування', 'Війна з росією', 'Контрнаступ', 'Документи']</text:p>
      <text:p text:style-name="P4">
Type: Article</text:p>
      <!--METADATA-->
      <text:p text:style-name="P4">
<draw:frame draw:style-name="fr1" draw:name="Image25" text:anchor-type="as-char" svg:width="6.9236in" svg:height="3.956343in" draw:z-index="0">
<draw:image xlink:href="../Images/yкринформ/2023-04-11T-23-46-00-03-00/630_360_1588051291-728.jpg" xlink:type="simple" xlink:show="embed" xlink:actuate="onLoad" draw:mime-type="image/jpeg"/>
</draw:frame>
The investigation conducted by the US government to leaks secret documents of the Pentagon may take several months to establish all the facts of response to the situation.</text:p>
      <text:p text:style-name="P4">
This was reported on Tuesday TV channel <text:a xlink:type="simple" xlink:href="https://edition.cnn.com/europe/live-news/russia-ukraine-war-news-04-11-23/h_67266ec8c7641ff74c1d498c12c45604" text:style-name="Internet_20_link" text:visited-style-name="Visited_20_Internet_20_Link">
</text:a>
Three sources in the administration, reports Ukrinform.</text:p>
      <text:p text:style-name="P4">
"The Pentagon studies how this leak affects the national security of the United States, and the Ministry of Justice has launched a criminal investigation against those who could stand behind it," the publication noted.</text:p>
      <text:p text:style-name="P4">
<text:span text:style-name="T4">
 Read also: </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Interagency investigations are headed by the Pentagon Intelligence and Security Department, "Ivono may last for months", the administration's representatives noted. In this case, they said that the sources and methods of American intelligence have been exposed after the troused documents were publicly publicized. The investigation will also try to determine the scale of leakage, as well as other secret documents that are interpreted on the Internet.</text:p>
      <text:p text:style-name="P4">
According to one of the sources, the Pentagon's effort is not concentrated only to find who was the source of the origins. The Ministry of Defense will also study the vulnerabilities of circulation of secret documents, as well as whether you need to change the colors that receive this information daily.</text:p>
      <text:p text:style-name="P4">
"Too many people have access to deeply confidential information," the US High -raised Officer. He emphasized that it is probably mentioned by "thousands" of people who could get acquainted with these documents.</text:p>
      <text:p text:style-name="P4">
<text:span text:style-name="T4">
 Read also: </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The leakage of materials, similar to photocopies of documents that were crumpled, as if they were used in their pockets, indicated in the publication.</text:p>
      <text:p text:style-name="P4">
As reported by Ukrinform, the leader of the democratic majority in the US Senate Chuck Sumerpus was a request from the administration for a secret briefing for senatories to respond to the leakage of secret documents of the Pentagon.</text:p>
      <text:p text:style-name="P4">
News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1T-24:15:00</text:p>
      <text:p text:style-name="P4">
Location: Marinka, Donetsk Oblast (Latitude:47.93969 Longtitude:37.49891)</text:p>
      <text:p text:style-name="P4">
Videos: []</text:p>
      <text:p text:style-name="P4">
Images: []</text:p>
      <text:p text:style-name="P4">
Tags: ["Russia"]</text:p>
      <text:p text:style-name="P4">
Id: 22555230</text:p>
      <!--METADATA-->
      <text:p text:style-name="P4">
Russian forces conducting offensive actions at Lyman, Bakhmut, Avdiivka andMaryinka directions. Ukrainian military repelled over 52 Russian attacks.Russian forces attempting to advance near Makiyivka, Chervonopopivka andBilohorivka, Bakhmut, Hryhorivka and Khromove, Avdiyivka, Syeverne, Nevelskeand Maryinka of Donetsk region, - General Staff of Armed Forces of Ukrainesays in the morning report</text:p>
      <text:p text:style-name="P4">
News Collection Link: <text:a xlink:type="simple" xlink:href="https://liveuamap.com/en/2023/11-april-russian-forces-conducting-offensive-actions-at-lyman" text:style-name="Internet_20_link" text:visited-style-name="Visited_20_Internet_20_Link">
https://liveuamap.com/en/2023/11-april-russian-forces-conducting-offensive-actions-at-lyman</text:a>
</text:p>
      <text:p text:style-name="P4">
News Source: <text:a xlink:type="simple" xlink:href="https://t.me/lumsrc/4469" text:style-name="Internet_20_link" text:visited-style-name="Visited_20_Internet_20_Link">
https://t.me/lumsrc/4469</text:a>
</text:p>
      <!--NEWS-->
      <text:h text:style-name="P10" text:outline-level="1">
<text:span text:style-name="T4">
It is important not to lose the feeling of the path we have to go through - the President</text:span>
</text:h>
      <text:p text:style-name="P4">
Authors: Ukrinform (Person)</text:p>
      <text:p text:style-name="P4">
Publisher: Укринформ (Organization)</text:p>
      <text:p text:style-name="P4">
Published Time: 2023-04-11T-25:39:00+03:00</text:p>
      <text:p text:style-name="P4">
Modified Time: 2023-04-11T22:39:00+03:00</text:p>
      <text:p text:style-name="P4">
Description: We are now at this stage of war, when it is important to our society and partners do not lose the sense of the path we have to go. - Ukrinform.</text:p>
      <text:p text:style-name="P4">
Images: ["<text:a xlink:type="simple" xlink:href="https://static.ukrinform.com/photos/2023_02/thumb_files/630_360_1677264925-963.jpg" text:style-name="Internet_20_link" text:visited-style-name="Visited_20_Internet_20_Link">
630_360_16772...</text:a>
"]</text:p>
      <text:p text:style-name="P4">
Tags: ['Звернення', 'Агресія РФ', 'Зеленський', 'Війна з росією']</text:p>
      <text:p text:style-name="P4">
Type: Article</text:p>
      <!--METADATA-->
      <text:p text:style-name="P4">
<draw:frame draw:style-name="fr1" draw:name="Image26" text:anchor-type="as-char" svg:width="6.9236in" svg:height="3.956343in" draw:z-index="0">
<draw:image xlink:href="../Images/yкринформ/2023-04-11T-25-39-00-03-00/630_360_1677264925-963.jpg" xlink:type="simple" xlink:show="embed" xlink:actuate="onLoad" draw:mime-type="image/jpeg"/>
</draw:frame>
We are contagious about this stage of war, when it is important to both our society and partners of the defect of the path we have to go.</text:p>
      <text:p text:style-name="P4">
About it in your <text:a xlink:type="simple" xlink:href="https://www.youtube.com/watch" text:style-name="Internet_20_link" text:visited-style-name="Visited_20_Internet_20_Link">
</text:a>
The president of Ukraine Volodymyr Zelensky said, Ukrinform reports.</text:p>
      <text:p text:style-name="P4">
<text:span text:style-name="T5">
Viso: <text:a xlink:type="simple" xlink:href="https://t.me/OP_UA/9212" text:style-name="Internet_20_link" text:visited-style-name="Visited_20_Internet_20_Link">
</text:a>
</text:span>
</text:p>
      <text:p text:style-name="P4">
<text:span text:style-name="T4">
 _ I wish health, dear Ukrainians!_ </text:span>
</text:p>
      <text:p text:style-name="P4">
He held a regular rate meeting today. First of all, they considered the combat. What is in the main directions, in severe directions, such as Bakhmut and Avdiivka, Donetsk region in general, such as Kreminna and Luhansk in general.</text:p>
      <text:p text:style-name="P4">
They also considered the fact that only should be done. What we work on.</text:p>
      <text:p text:style-name="P4">
There were reports of General Syrsky, General Tarnavsky, Main Committee, Gur.</text:p>
      <text:p text:style-name="P4">
The General Staff and the Minister of Internal Affairs reported on the completion of new units of our defense forces - new brigades.</text:p>
      <text:p text:style-name="P4">
SBU head, General Malyuk made a report on his part - on our inner stability, protection against the internal enemy and protidius to collaborators.</text:p>
      <text:p text:style-name="P4">
We are now at this stage of war, when it is important to our society and the partner to lose the sense of the path we have to go. It is the way. The path that is ahead.</text:p>
      <text:p text:style-name="P4">
Compared to last year, many places are now quieter. But this does not mean that you can ignore the war somewhere or be less concentrated on the assistance.</text:p>
      <text:p text:style-name="P4">
We managed to do a lot with partners to protect people, Ukraine, all of Europe. But that does not mean that it is time to rest on the laurels. The path is ahead. Movement is ahead. What we need no less unity, less. No less focus than before.</text:p>
      <text:p text:style-name="P4">
As before, our positions on the front, all our warriors in positions must support Ukrainian positions politically and informally, with the power of weapons by the tribal of our social unity, our inner stability and strength of Ukraine with the world. And this is what is the task of both the state and all the states, both Ukraine and everyone in the world, who value free life and international rule based on rules.</text:p>
      <text:p text:style-name="P4">
It is unreasonable to simply hopefully hoping that someone else who is now in the trenches, who is now in the assault, will bring victory. This is a common task. It is won by everyone. Those who fight for it and those who give weapons. Those who are the possibilities of the terrorist state and those who increase the capabilities of Ukraine.Today I had a very interesting, meaningful meeting with the American Businessman and Philanthropist Howard Buffette. It has long and generously helping Ukraine, our people. Many of the projects are being implemented with its support. For example, the construction of a kitchen factory has begun in Bucha, which will become part of a reform of school nutrition in Ukraine and will provide children in three communities of Kyiv region. This project will also be scaled to different riregions, in particular in Kharkiv region.</text:p>
      <text:p text:style-name="P4">
And when a person helps when he personally cares for support - which is a total of hundreds of millions of dollars in general - then such a person sees very well, how important everyone to be on the way to victory, how important everyone is active, as important to all become a hero to something in something. To win we all.</text:p>
      <text:p text:style-name="P4">
I thank you for the support of Mr. Buffett. Thank you to all our partners in the world, who non -traffic in help.</text:p>
      <text:p text:style-name="P4">
I thank all Ukrainians and Ukrainians who understand that we have to go this path together - to victory, and in true unity, supporting each other and the state.</text:p>
      <text:p text:style-name="P4">
<text:span text:style-name="T4">
 _ Glory to all our soldier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Canada has already sent more than 4,000 tons of military assistance to Ukraine</text:span>
</text:h>
      <text:p text:style-name="P4">
Authors: Ukrinform (Person)</text:p>
      <text:p text:style-name="P4">
Publisher: Укринформ (Organization)</text:p>
      <text:p text:style-name="P4">
Published Time: 2023-04-11T-27:33:00+03:00</text:p>
      <text:p text:style-name="P4">
Modified Time: 2023-04-11T22:33:00+03:00</text:p>
      <text:p text:style-name="P4">
Description: Since the beginning of Russian aggression against Ukraine, the Air Force of Canada has delivered more than 4,000 tons of military assistance for Ukraine. - Ukrinform.</text:p>
      <text:p text:style-name="P4">
Images: ["<text:a xlink:type="simple" xlink:href="https://static.ukrinform.com/photos/2022_05/thumb_files/630_360_1653611231-624.jpg" text:style-name="Internet_20_link" text:visited-style-name="Visited_20_Internet_20_Link">
630_360_16536...</text:a>
"]</text:p>
      <text:p text:style-name="P4">
Tags: ['Канада', 'Україна', 'Зброя', 'ЗСУ', 'Війна з росією']</text:p>
      <text:p text:style-name="P4">
Type: Article</text:p>
      <!--METADATA-->
      <text:p text:style-name="P4">
<draw:frame draw:style-name="fr1" draw:name="Image27" text:anchor-type="as-char" svg:width="6.9236in" svg:height="3.956343in" draw:z-index="0">
<draw:image xlink:href="../Images/yкринформ/2023-04-11T-27-33-00-03-00/630_360_1653611231-624.jpg" xlink:type="simple" xlink:show="embed" xlink:actuate="onLoad" draw:mime-type="image/jpeg"/>
</draw:frame>
From the beginning of Russia, more than 4,000 tons of military assistance for Ukraine have delivered to Ukraine.</text:p>
      <text:p text:style-name="P4">
According to Ukrinform correspondent, about it <text:a xlink:type="simple" xlink:href="https://pm.gc.ca/en/news/news-releases/2023/04/11/prime-minister-announces-more-support-ukraine" text:style-name="Internet_20_link" text:visited-style-name="Visited_20_Internet_20_Link">
</text:a>
In the office of Canadian Prime Minister Justin Trudeau.</text:p>
      <text:p text:style-name="P4">
“Canada's Armed Forces will continue to help by providing military assistance to Ukraine from Canada and allies and partners. Since March 2022, over eight million pounds have already been transported(More than 4000 tons - ed.)military equipment, ”the common message reads.</text:p>
      <text:p text:style-name="P4">
<text:span text:style-name="T4">
 Read also: </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It should be noted that Canada transports military assistance from its base in Scotland, which is based on three Canadian cargo planes and about 60 servicemen. The Canadian Air Force is transported by Ukrainian military assistance provided by Canada, but other NATO allies.</text:p>
      <text:p text:style-name="P4">
<text:span text:style-name="T4">
 Read also: </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As reported by Ukrinform, today with a one -day visit in <text:span text:style-name="T4">
 <text:a xlink:type="simple" xlink:href="https://www.ukrinform.ua/tag-kanada" text:style-name="Internet_20_link" text:visited-style-name="Visited_20_Internet_20_Link">
</text:a>
</text:span>
 The Prime Minister of Ukraine is Schmigal. He has already negotiated with Justin Trudeau, Minister of Defense Anand, Minister of Foreign Affairs, Melanie Joy, and Finance Minister Fryland. In addition, the head of the Ukrainian government communicated the Ukrainian community of Canada.</text:p>
      <text:p text:style-name="P4">
News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APL. Zinchenko's "Chelsea" Mudrik's "Chelsea" will take place in early May.</text:span>
</text:h>
      <text:p text:style-name="P4">
Authors: Ukrinform (Person)</text:p>
      <text:p text:style-name="P4">
Publisher: Укринформ (Organization)</text:p>
      <text:p text:style-name="P4">
Published Time: 2023-04-11T-29:30:44+03:00</text:p>
      <text:p text:style-name="P4">
Modified Time: 2023-04-11T22:30:44+03:00</text:p>
      <text:p text:style-name="P4">
Description: In the English Premier League (APL), the match of the 34th round was moved between May 2 between the players of the London clubs "Arsenal" and "Chelsea", which were supposed to play on April 29. - Ukrinform.</text:p>
      <text:p text:style-name="P4">
Images: ["<text:a xlink:type="simple" xlink:href="https://static.ukrinform.com/photos/2023_04/thumb_files/630_360_1681241394-615.jpeg" text:style-name="Internet_20_link" text:visited-style-name="Visited_20_Internet_20_Link">
630_360_16812...</text:a>
"]</text:p>
      <text:p text:style-name="P4">
Tags: ['Арсенал', 'Футбол', 'Зінченко', 'АПЛ']</text:p>
      <text:p text:style-name="P4">
Type: Article</text:p>
      <!--METADATA-->
      <text:p text:style-name="P4">
<draw:frame draw:style-name="fr1" draw:name="Image28" text:anchor-type="as-char" svg:width="6.9236in" svg:height="3.956343in" draw:z-index="0">
<draw:image xlink:href="../Images/yкринформ/2023-04-11T-29-30-44-03-00/630_360_1681241394-615.jpeg" xlink:type="simple" xlink:show="embed" xlink:actuate="onLoad" draw:mime-type="image/jpeg"/>
</draw:frame>
Wanglius Premier League(Premier League)The match of the 34th round of the inter-futbleball players of the London clubs "Arsenal" and "Chelsea", which were supposed to play on the 29th.</text:p>
      <text:p text:style-name="P4">
The APL Directorate approved a new date after a meeting of the advisory group of security and law and order, Ukrinform reports.</text:p>
      <text:p text:style-name="P4">
Arsenal, for which the Ukrainian defender Alexander Zinchenko acts as Emirates, on May 2, will meet with Chelsea Mikhail Mudrik on May 2 on May 2. The beginning of the game - at 22.00 Kyiv time.</text:p>
      <text:p text:style-name="P4">
<text:span text:style-name="T4">
 Read also: </text:span>
 <text:a xlink:type="simple" xlink:href="https://www.ukrinform.ua/rubric-sports/3693684-apl-liverpul-zigrav-vniciu-z-arsenalom.html" text:style-name="Internet_20_link" text:visited-style-name="Visited_20_Internet_20_Link">
<text:span text:style-name="T4">
 APL </text:span>
</text:a>
Leader in Arsenal APL(73 glasses), which is ahead of Manchester City(67).«Челсі» (39)takes the 11th position.</text:p>
      <text:p text:style-name="P4">
Photo: Getty Images.</text:p>
      <text:p text:style-name="P4">
News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The invaders turned a part of Bakhmut into Syrian Aleppo - painter</text:span>
</text:h>
      <text:p text:style-name="P4">
Authors: Ukrinform (Person)</text:p>
      <text:p text:style-name="P4">
Publisher: Укринформ (Organization)</text:p>
      <text:p text:style-name="P4">
Published Time: 2023-04-11T-31:25:00+03:00</text:p>
      <text:p text:style-name="P4">
Modified Time: 2023-04-11T22:25:00+03:00</text:p>
      <text:p text:style-name="P4">
Description: The Russian military turned part of Bakhmut into the Syrian city of Aleppo, which was destroyed as a result of bombardment. - Ukrinform.</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Міноборони', 'Війна з росією', 'Ганна Маляр', 'Єдині новини']</text:p>
      <text:p text:style-name="P4">
Type: Article</text:p>
      <!--METADATA-->
      <text:p text:style-name="P4">
<draw:frame draw:style-name="fr1" draw:name="Image29" text:anchor-type="as-char" svg:width="6.9236in" svg:height="3.956343in" draw:z-index="0">
<draw:image xlink:href="../Images/yкринформ/2023-04-11T-31-25-00-03-00/630_360_1677771209-460.jpg" xlink:type="simple" xlink:show="embed" xlink:actuate="onLoad" draw:mime-type="image/jpeg"/>
</draw:frame>
The military has turned part of Bakhmut into the Syrian city of Aleppo, which was destroyed by the bombing.</text:p>
      <text:p text:style-name="P4">
According to Ukrinform, the Deputy Minister of Defense Anna Malyar said on the national telephone "Unified News".</text:p>
      <text:p text:style-name="P4">
“The enemy there concentrates not only its regular troops, there is a privatearmia of Wagner, which is largely destroyed by the Armed Forces of Ukraine. The enemy leaves his goal - to take <text:a xlink:type="simple" xlink:href="https://www.ukrinform.ua/tag-bahmut" text:style-name="Internet_20_link" text:visited-style-name="Visited_20_Internet_20_Link">
</text:a>
. Today there are fierce fighting. There is a serious use of artillery Iviation on the side of the enemy. The enemy turned part of the city areas into Aleppo. They use the tactics of complete destruction, the destruction of buildings, positions, ”it has been evolved.</text:p>
      <text:p text:style-name="P4">
<text:span text:style-name="T4">
 Read also: </text:span>
 <text:a xlink:type="simple" xlink:href="https://www.ukrinform.ua/rubric-ato/3694053-rosiani-obstriluut-transport-akij-ruhaetsa-v-bik-bahmuta-malar.html" text:style-name="Internet_20_link" text:visited-style-name="Visited_20_Internet_20_Link">
<text:span text:style-name="T4">
 Russians </text:span>
 <text:span text:style-name="T4">
 fired </text:span>
 <text:span text:style-name="T4">
 Transport </text:span>
 <text:span text:style-name="T4">
 What </text:span>
<text:span text:style-name="T4">
 moves </text:span>
 <text:span text:style-name="T4">
 side </text:span>
 <text:span text:style-name="T4">
 </text:span>
 Bakhmuta <text:span text:style-name="T4">
 </text:span>
 <text:span text:style-name="T4">
 painter </text:span>
</text:a>
In addition, she said, if the Ukrainian defenders did not defend Bakhmut, the invaders would simply go deep into the territory of Ukraine.</text:p>
      <text:p text:style-name="P4">
As reported by Ukrinform, fighters of the State Border Service of Ukraine <text:a xlink:type="simple" xlink:href="https://www.ukrinform.ua/rubric-ato/3694481-bij-u-bahmuti-prikordonniki-vtrimali-pozicii-i-vidbili-ataku-rosian.html" text:style-name="Internet_20_link" text:visited-style-name="Visited_20_Internet_20_Link">
</text:a>
Russian invaders at the citybhmut of Donetsk region.</text:p>
      <text:p text:style-name="P4">
<text:span text:style-name="T5">
Foto: Konstantin Liber</text:span>
</text:p>
      <text:p text:style-name="P4">
News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Japan Defense Ministry has signed contracts with Mitsubishi Heavy Industries to deliver missiles</text:span>
</text:h>
      <text:p text:style-name="P4">
Authors: Ukrinform (Person)</text:p>
      <text:p text:style-name="P4">
Publisher: Укринформ (Organization)</text:p>
      <text:p text:style-name="P4">
Published Time: 2023-04-11T-33:13:00+03:00</text:p>
      <text:p text:style-name="P4">
Modified Time: 2023-04-11T22:13:00+03:00</text:p>
      <text:p text:style-name="P4">
Description: The Ministry of Defense of Japan has signed four contracts for the development and supply of missiles with the largest defensive firm of Mitsubishi Heavy Industries. - Ukrinform.</text:p>
      <text:p text:style-name="P4">
Images: ["<text:a xlink:type="simple" xlink:href="https://static.ukrinform.com/photos/2023_04/thumb_files/630_360_1681239737-504.jpg" text:style-name="Internet_20_link" text:visited-style-name="Visited_20_Internet_20_Link">
630_360_16812...</text:a>
"]</text:p>
      <text:p text:style-name="P4">
Tags: ['Японія', 'Міноборони', 'Mitsubishi', 'Ракета']</text:p>
      <text:p text:style-name="P4">
Type: Article</text:p>
      <!--METADATA-->
      <text:p text:style-name="P4">
<draw:frame draw:style-name="fr1" draw:name="Image30" text:anchor-type="as-char" svg:width="6.9236in" svg:height="3.956343in" draw:z-index="0">
<draw:image xlink:href="../Images/yкринформ/2023-04-11T-33-13-00-03-00/630_360_1681239737-504.jpg" xlink:type="simple" xlink:show="embed" xlink:actuate="onLoad" draw:mime-type="image/jpeg"/>
</draw:frame>
The Ministry of Defense of Japan has signed four contracts for the development of rockets with the largest defensive firm of Mitsubishi Heavyindustries.</text:p>
      <text:p text:style-name="P4">
This was stated in the Defense Ministry of Japan, reports Ukrinform with a reference <text:a xlink:type="simple" xlink:href="https://www.bloomberg.com/news/articles/2023-04-11/japan-defense-ministry-to-procure-missiles-from-mitsubishi-heavy" text:style-name="Internet_20_link" text:visited-style-name="Visited_20_Internet_20_Link">
</text:a>
.</text:p>
      <text:p text:style-name="P4">
As it is noted, contracts include the development of a winged rocket for submarines and mass production of hypersonic aircraft for defense. Weapons are expected to be registered in 2026-2027.</text:p>
      <text:p text:style-name="P4">
The two other contracts concern the production of Type 12t and the Development of the Development of the More Distinguishable Missiles for them.</text:p>
      <text:p text:style-name="P4">
<text:span text:style-name="T4">
 Read also: </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Against the background of a full -scale invasion of Russia in Ukraine, Japan has announced planning the defense budget by about 60% over the next five years. This is a refusal to limit military expenses in the form of 1% of GDP.</text:p>
      <text:p text:style-name="P4">
In the budget this year the Ministry of Defense <text:span text:style-name="T4">
 <text:a xlink:type="simple" xlink:href="https://www.ukrinform.ua/tag-aponia" text:style-name="Internet_20_link" text:visited-style-name="Visited_20_Internet_20_Link">
</text:a>
</text:span>
 has provided about $ 10.5 billion for missile development.</text:p>
      <text:p text:style-name="P4">
<text:span text:style-name="T4">
 Read also: </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Japan also plans to buy Tomahawk missiles from Raytheon Technology Corp. IJOINT Air-to-Surface Standoff Missile from Lockheed Martin Corp.</text:p>
      <text:p text:style-name="P4">
News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Canada has introduced Stancies on Prigogine and the National Bank of Belarus</text:span>
</text:h>
      <text:p text:style-name="P4">
Authors: Ukrinform (Person)</text:p>
      <text:p text:style-name="P4">
Publisher: Укринформ (Organization)</text:p>
      <text:p text:style-name="P4">
Published Time: 2023-04-11T-35:05:41+03:00</text:p>
      <text:p text:style-name="P4">
Modified Time: 2023-04-11T22:05:41+03:00</text:p>
      <text:p text:style-name="P4">
Description: Canada extends sanctions against Russia and Belarus in connection with a full -scale invasion of Ukraine. - Ukrinform.</text:p>
      <text:p text:style-name="P4">
Images: ["<text:a xlink:type="simple" xlink:href="https://static.ukrinform.com/photos/2022_10/thumb_files/630_360_1665161074-172.png" text:style-name="Internet_20_link" text:visited-style-name="Visited_20_Internet_20_Link">
630_360_16651...</text:a>
"]</text:p>
      <text:p text:style-name="P4">
Tags: ['Банк', 'білорусь', 'Канада', 'Санкції', 'Пригожин']</text:p>
      <text:p text:style-name="P4">
Type: Article</text:p>
      <!--METADATA-->
      <text:p text:style-name="P4">
<draw:frame draw:style-name="fr1" draw:name="Image31" text:anchor-type="as-char" svg:width="6.9236in" svg:height="3.956343in" draw:z-index="0">
<draw:image xlink:href="../Images/yкринформ/2023-04-11T-35-05-41-03-00/630_360_1665161074-172.png" xlink:type="simple" xlink:show="embed" xlink:actuate="onLoad" draw:mime-type="image/png"/>
</draw:frame>
Canada expands sanctions against Russia and Belarus in connection with full -scale).</text:p>
      <text:p text:style-name="P4">
This was announced in <text:a xlink:type="simple" xlink:href="https://pm.gc.ca/en/news/news-releases/2023/04/11/prime-minister-announces-more-support-ukraine" text:style-name="Internet_20_link" text:visited-style-name="Visited_20_Internet_20_Link">
</text:a>
Justinatryudo after meeting with Ukrainian colleague Denis Shmigal, Ukrinform reports.</text:p>
      <text:p text:style-name="P4">
“In order to maintain pressure on the Russian regime, Trudeau Prime Minister has declared new sanctions against 14 Russian individuals and 34 legal entities involved in Russia's war against Ukraine, in particular, several, related to the Wagner group Irosian Aviation Sector,” - they say in the office of the head of the Canadian government.</text:p>
      <text:p text:style-name="P4">
According to his information, sanctions are imposed on Concordmenzhment and Consulting, which belongs to the founder <text:a xlink:type="simple" xlink:href="https://www.ukrinform.ua/tag-pvk-vagnera" text:style-name="Internet_20_link" text:visited-style-name="Visited_20_Internet_20_Link">
</text:a>
Yevgeny Prigogine, Lipetsk Mechanical Plant, Volga-Dnepr airlines, Safir research enterprise and others.</text:p>
      <text:p text:style-name="P4">
<text:span text:style-name="T4">
 Read also: </text:span>
 <text:a xlink:type="simple" xlink:href="https://www.ukrinform.ua/rubric-economy/3694623-smigal-nazvav-kanadu-odnim-iz-lideriv-u-zaprovadzenni-sankcij-proti-rf.html" text:style-name="Internet_20_link" text:visited-style-name="Visited_20_Internet_20_Link">
<text:span text:style-name="T4">
 Canada </text:span>
</text:a>
In addition, Canada has imposed sanctions against President of Tatarstan Rustamaminnykivanov and his wife, as well as Deputy Minister of Defense of the Russian Federation Mykolapipankov.</text:p>
      <text:p text:style-name="P4">
New sanctions also apply to nine Belarusian financial institutions, middle -aged by the National Bank of Belarus, Belgroprombank, Statusbank, Priorbank, as well as the Distock Companies of the Russian Sberbank and VTB Bank.</text:p>
      <text:p text:style-name="P4">
All the property and funds of the sub -territory in Canada are frozen, aphizhic persons are forbidden to enter the country.</text:p>
      <text:p text:style-name="P4">
From the time of illegal occupation of Crimea, Canada has imposed sanctions of 2,400 individuals and legal entities from Russia, Belarus and Ukraine.</text:p>
      <text:p text:style-name="P4">
News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On George Narbut Avenue, a water supply was broken</text:span>
</text:h>
      <text:p text:style-name="P4">
Authors: Ukrinform (Person)</text:p>
      <text:p text:style-name="P4">
Publisher: Укринформ (Organization)</text:p>
      <text:p text:style-name="P4">
Published Time: 2023-04-11T-38:56:00+03:00</text:p>
      <text:p text:style-name="P4">
Modified Time: 2023-04-11T21:56:00+03:00</text:p>
      <text:p text:style-name="P4">
Description: In the capital on Georgy Narbut Avenue there was an accident on the water supply network. - Ukrinform.</text:p>
      <text:p text:style-name="P4">
Images: ["<text:a xlink:type="simple" xlink:href="https://static.ukrinform.com/photos/2023_04/thumb_files/630_360_1681233068-317.jpg" text:style-name="Internet_20_link" text:visited-style-name="Visited_20_Internet_20_Link">
630_360_16812...</text:a>
"]</text:p>
      <text:p text:style-name="P4">
Tags: ['Аварія', 'Вода', 'Київ']</text:p>
      <text:p text:style-name="P4">
Type: Article</text:p>
      <!--METADATA-->
      <text:p text:style-name="P4">
<draw:frame draw:style-name="fr1" draw:name="Image32" text:anchor-type="as-char" svg:width="6.9236in" svg:height="3.956343in" draw:z-index="0">
<draw:image xlink:href="../Images/yкринформ/2023-04-11T-38-56-00-03-00/630_360_1681233068-317.jpg" xlink:type="simple" xlink:show="embed" xlink:actuate="onLoad" draw:mime-type="image/jpeg"/>
</draw:frame>
The Stolysza Avenue Narbut Avenue has an accident on the water supply network.</text:p>
      <text:p text:style-name="P4">
About it in <text:a xlink:type="simple" xlink:href="https://t.me/KyivCityOfficial/6464" text:style-name="Internet_20_link" text:visited-style-name="Visited_20_Internet_20_Link">
</text:a>
The press service of the city state administration reported, Ukrinform reports.</text:p>
      <text:p text:style-name="P4">
“On George Narbut Avenue(Liberators), 1 there was an accident of a conducting network. In the buildings of Darnytskyi and partially Desnyanskiy districts, a possible decrease in pressure <text:a xlink:type="simple" xlink:href="https://www.ukrinform.ua/tag-voda" text:style-name="Internet_20_link" text:visited-style-name="Visited_20_Internet_20_Link">
</text:a>
”, - it is said.</text:p>
      <text:p text:style-name="P4">
Kyivvodokanal employees localized water leakage on the metropolitan Prospect of Narbut. About it in <text:a xlink:type="simple" xlink:href="https://t.me/KyivCityOfficial/6465" text:style-name="Internet_20_link" text:visited-style-name="Visited_20_Internet_20_Link">
</text:a>
Informed the press service of the Kyiv City State Administration.</text:p>
      <text:p text:style-name="P4">
“Water leakage on George Narbut Avenue(Liberators), 1 localized, the pressure of the network is normal, ”the message reads.</text:p>
      <text:p text:style-name="P4">
It is noted that in residential buildings of water supply operates in a regular mode.</text:p>
      <text:p text:style-name="P4">
In the morning, repair work will continue.</text:p>
      <text:p text:style-name="P4">
<text:span text:style-name="T4">
 Read also: </text:span>
 <text:a xlink:type="simple" xlink:href="https://www.ukrinform.ua/rubric-kyiv/3694150-u-stolici-vimknuli-opalenna-dla-95-zitlovih-bagatopoverhivok.html" text:style-name="Internet_20_link" text:visited-style-name="Visited_20_Internet_20_Link">
<text:span text:style-name="T4">
 heating </text:span>
</text:a>
In addition, traffic by the avenue is complicated.</text:p>
      <text:p text:style-name="P4">
As reported by Ukrinform, <text:a xlink:type="simple" xlink:href="https://www.ukrinform.ua/rubric-regions/3680722-u-mikolaevi-na-remont-poskodzenoi-vodoprovidnoi-merezi-vidilat-12-milarda.html" text:style-name="Internet_20_link" text:visited-style-name="Visited_20_Internet_20_Link">
</text:a>
The state budget subsidy in the amount of 1.2 billion.</text:p>
      <text:p text:style-name="P4">
<text:span text:style-name="T5">
Foto: Shutterstock</text:span>
</text:p>
      <text:p text:style-name="P4">
News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The Armed Forces counter -offensive can start in the summer - shmigal</text:span>
</text:h>
      <text:p text:style-name="P4">
Authors: Ukrinform (Person)</text:p>
      <text:p text:style-name="P4">
Publisher: Укринформ (Organization)</text:p>
      <text:p text:style-name="P4">
Published Time: 2023-04-11T-40:52:00+03:00</text:p>
      <text:p text:style-name="P4">
Modified Time: 2023-04-11T21:52:00+03:00</text:p>
      <text:p text:style-name="P4">
Description: Prime Minister of Ukraine Denis Shmigal said that a large-scale counter-offensive of the Ukrainian forces against Russian invaders can begin in the summer. - Ukrinform.</text:p>
      <text:p text:style-name="P4">
Images: ["<text:a xlink:type="simple" xlink:href="https://static.ukrinform.com/photos/2023_03/thumb_files/630_360_1678808321-554.jpg" text:style-name="Internet_20_link" text:visited-style-name="Visited_20_Internet_20_Link">
630_360_16788...</text:a>
"]</text:p>
      <text:p text:style-name="P4">
Tags: ['Канада', 'Україна', 'Візит', 'Шмигаль', 'Війна з росією', 'Контрнаступ']</text:p>
      <text:p text:style-name="P4">
Type: Article</text:p>
      <!--METADATA-->
      <text:p text:style-name="P4">
<draw:frame draw:style-name="fr1" draw:name="Image33" text:anchor-type="as-char" svg:width="6.9236in" svg:height="3.956343in" draw:z-index="0">
<draw:image xlink:href="../Images/yкринформ/2023-04-11T-40-52-00-03-00/630_360_1678808321-554.jpg" xlink:type="simple" xlink:show="embed" xlink:actuate="onLoad" draw:mime-type="image/jpeg"/>
</draw:frame>
Prime Minister of Ukraine Denis Shmigal said that a large-scale counter-offensive of Ukrainian-sided against Russian invaders can begin in the summer.</text:p>
      <text:p text:style-name="P4">
He said this to the American edition <text:a xlink:type="simple" xlink:href="https://thehill.com/policy/international/3942979-ukrainian-prime-minister-arrives-in-dc-at-make-or-break-moment/" text:style-name="Internet_20_link" text:visited-style-name="Visited_20_Internet_20_Link">
</text:a>
On the eve of the visit to the United States, reports Ukrinform.</text:p>
      <text:p text:style-name="P4">
“Schmigal in an exclusive interview stated that a counter -offensive could already take place, noting that the highest pressure on the beginning <text:span text:style-name="T4">
 <text:a xlink:type="simple" xlink:href="https://www.ukrinform.ua/tag-kontrnastup" text:style-name="Internet_20_link" text:visited-style-name="Visited_20_Internet_20_Link">
</text:a>
</text:span>
 occurs from the inside(Society - ed.)Ukraine, ”the publication states.</text:p>
      <text:p text:style-name="P4">
<text:span text:style-name="T4">
 Read also: </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The prime minister also noted that official Kiev does not feel pressure from partner when it is better to start active operations.</text:p>
      <text:p text:style-name="P4">
"All our friends and partners clearly understand that in order to go in the tank, we need to be ready for all one hundred and even more percent," the head of the Government of Ukraine emphasized.</text:p>
      <text:p text:style-name="P4">
It is noted that Shmigal's visit to Washington occurs on the tlim -scale leakage of intelligence, which included assessments of the US defense department in Ukraine.</text:p>
      <text:p text:style-name="P4">
<text:span text:style-name="T4">
 Read also: </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Asked how the leakage of documents can affect the planning of the Ukrainian contrast, Schmigal strongly emphasized that Ukraine would free its land.</text:p>
      <text:p text:style-name="P4">
“We have repeatedly argued that we could do it. From our international partners we ask for more military potential, such as tanks, ammunition, planes, armored vehicles, ”the Ukrainian Prime Minister said.</text:p>
      <text:p text:style-name="P4">
<text:span text:style-name="T4">
 Read also: </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He also confirmed that in Ukraine really feel the losses in the economic plan, in terms of life, "and these losses really cause great harm to no harm." However, he said, "this does not mean that we have no courage to inspire."<text:span text:style-name="T4">
 Read also: </text:span>
 <text:span text:style-name="T4">
 <text:a xlink:type="simple" xlink:href="https://www.ukrinform.ua/rubric-economy/3694582-kanada-ta-ukraina-rozsirili-ugodu-pro-vilnu-torgivlu.html" text:style-name="Internet_20_link" text:visited-style-name="Visited_20_Internet_20_Link">
</text:a>
</text:span>
</text:p>
      <text:p text:style-name="P4">
As it was reported, the Prime Minister of Ukraine attended Tuesday with a visit. During his stay in Washington, his participation in the IMF and the World Bank is planned. In addition, it will be expected to meet the representatives of the United States authorities.</text:p>
      <text:p text:style-name="P4">
News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Russians fired nine border communities of Sumy region, there is a destruction</text:span>
</text:h>
      <text:p text:style-name="P4">
Authors: Ukrinform (Person)</text:p>
      <text:p text:style-name="P4">
Publisher: Укринформ (Organization)</text:p>
      <text:p text:style-name="P4">
Published Time: 2023-04-11T-42:49:16+03:00</text:p>
      <text:p text:style-name="P4">
Modified Time: 2023-04-11T21:49:16+03:00</text:p>
      <text:p text:style-name="P4">
Description: On April 11, Russian servicemen fired nine border communities of Sumy region on April 11, there is a destruction.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Війна з росією']</text:p>
      <text:p text:style-name="P4">
Type: Article</text:p>
      <!--METADATA-->
      <text:p text:style-name="P4">
<draw:frame draw:style-name="fr1" draw:name="Image34" text:anchor-type="as-char" svg:width="6.9236in" svg:height="3.956343in" draw:z-index="0">
<draw:image xlink:href="../Images/yкринформ/2023-04-11T-42-49-16-03-00/630_360_1667562981-965.jpg" xlink:type="simple" xlink:show="embed" xlink:actuate="onLoad" draw:mime-type="image/jpeg"/>
</draw:frame>
On April 11, Russian services were firing nine border communities on April 11, and there is destruction.</text:p>
      <text:p text:style-name="P4">
According to Ukrinform, the Sumy Regional Military Administration reports in <text:a xlink:type="simple" xlink:href="https://t.me/Sumy_news_ODA/15395" text:style-name="Internet_20_link" text:visited-style-name="Visited_20_Internet_20_Link">
</text:a>
.</text:p>
      <text:p text:style-name="P4">
“During the day, the Russians fired nine border communities-Belopilsk, Novoslobidskaya, Seredi-Budsk, Miropil, Khotinskaya, Yunakovskaya, Znob-Novgorod, Shalyginsk, Esmanskaya. 91 attachment was recorded - from mortars, artillery, reset from <text:a xlink:type="simple" xlink:href="https://www.ukrinform.ua/tag-bezpilotnik" text:style-name="Internet_20_link" text:visited-style-name="Visited_20_Internet_20_Link">
</text:a>
Explosive devices of type of FOOs. Unfortunately, there is destruction, ”the testimony reads.</text:p>
      <text:p text:style-name="P4">
In the Belopil community as a result of mortar shelling(nine hits)A private non -residential house was damaged on the side of the Russian Federation.</text:p>
      <text:p text:style-name="P4">
<text:span text:style-name="T4">
 Read also: </text:span>
 <text:a xlink:type="simple" xlink:href="https://www.ukrinform.ua/rubric-ato/3694563-aviacia-zsu-za-den-zavdala-13-udariv-po-poziciah-voroga.html" text:style-name="Internet_20_link" text:visited-style-name="Visited_20_Internet_20_Link">
<text:span text:style-name="T4">
 AFS </text:span>
 <text:span text:style-name="T4">
 DAY </text:span>
 <text:span text:style-name="T4">
 reflected </text:span>
 <text:span text:style-name="T4">
 </text:span>
 over <text:span text:style-name="T4">
 </text:span>
 <text:span text:style-name="T4">
 half </text:span>
 <text:span text:style-name="T4">
 </text:span>
 hundreds <text:span text:style-name="T4">
<text:span text:style-name="T5">
* enemy </text:span>
* </text:span>
 <text:span text:style-name="T4">
 Attack </text:span>
</text:a>
In the Novoslobid community through mortar fire(Two hit)Damaged two private homes.</text:p>
      <text:p text:style-name="P4">
In the Khotin community as a result of mortar shelling by the Russian Federation, damaged the premises of the local agricultural firm.</text:p>
      <text:p text:style-name="P4">
Sumy Ova reported that it was without human casualties.</text:p>
      <text:p text:style-name="P4">
As reported by Ukrinform, on April 10, five territorial communities were suffering from the strikes of the Russian army [] <text:a xlink:type="simple" xlink:href="https://www.ukrinform.ua/rubric-ato/3694140-rosiani-protagom-dobi-obstrilali-pat-gromad-sumsini.html" text:style-name="Internet_20_link" text:visited-style-name="Visited_20_Internet_20_Link">
</text:a>
 .</text:p>
      <text:p text:style-name="P4">
News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SBU announced Oksana Marchenko in search</text:span>
</text:h>
      <text:p text:style-name="P4">
Authors: Ukrinform (Person)</text:p>
      <text:p text:style-name="P4">
Publisher: Укринформ (Organization)</text:p>
      <text:p text:style-name="P4">
Published Time: 2023-04-11T-44:47:00+03:00</text:p>
      <text:p text:style-name="P4">
Modified Time: 2023-04-11T21:47:00+03:00</text:p>
      <text:p text:style-name="P4">
Description: The Security Service of Ukraine of Ivano -Frankivsk region has wanted the wife of the pro -Russian politician - Oksana Marchenko. - Ukrinform.</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Розшук', 'СБУ', 'Оксана Марченко']</text:p>
      <text:p text:style-name="P4">
Type: Article</text:p>
      <!--METADATA-->
      <text:p text:style-name="P4">
<draw:frame draw:style-name="fr1" draw:name="Image35" text:anchor-type="as-char" svg:width="6.9236in" svg:height="3.956343in" draw:z-index="0">
<draw:image xlink:href="../Images/yкринформ/2023-04-11T-44-47-00-03-00/630_360_1533766038-5110-oksana-marcenko.jpg" xlink:type="simple" xlink:show="embed" xlink:actuate="onLoad" draw:mime-type="image/jpeg"/>
</draw:frame>
The Security Service of Ukraine of Ivano -Frankivsk Oblast announced the wife of the pro -Russian politician - Oksana Marchenko.</text:p>
      <text:p text:style-name="P4">
This is evidenced by the data posted on <text:a xlink:type="simple" xlink:href="https://wanted.mvs.gov.ua/searchperson/details/" text:style-name="Internet_20_link" text:visited-style-name="Visited_20_Internet_20_Link">
</text:a>
, reports Ukrinform.</text:p>
      <text:p text:style-name="P4">
«Date of extinction - 24.03.2023. The place of extinction: Kyiv, Solomenskyi(The area is ed.). Стаття звинувачення: 110-2 ч.3 (Financing of actions taken for the purpose of a violent change or overthrow of the constitutional order or seizure of state power, change of boundaries of the territory or state border of Ukraine - ed.).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As it was reported, on April 5, the SBU stated that according to the materials of the SBU and in cooperation of the Lviv Regional Prosecutor's Office the court imposed <text:a xlink:type="simple" xlink:href="https://www.ukrinform.ua/tag-arest" text:style-name="Internet_20_link" text:visited-style-name="Visited_20_Internet_20_Link">
</text:a>
Two more land plots with objects that were illegally owned by Oksana Marchenko. The generality of the seized property is almost UAH 17.5 million.</text:p>
      <text:p text:style-name="P4">
News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Wagner" will be enough for two months if they do not change tactics - abdomen</text:span>
</text:h>
      <text:p text:style-name="P4">
Authors: Ukrinform (Person)</text:p>
      <text:p text:style-name="P4">
Publisher: Укринформ (Organization)</text:p>
      <text:p text:style-name="P4">
Published Time: 2023-04-11T-46:40:00+03:00</text:p>
      <text:p text:style-name="P4">
Modified Time: 2023-04-11T21:40:00+03:00</text:p>
      <text:p text:style-name="P4">
Description: Wagner PECs in the Bakhmut direction in the absence of changes in the tactics of their actions will be enough for 2 months. - Ukrinform.</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ЗСУ', 'Агресія РФ', 'ПВК "Вагнера"', 'Війна з росією', 'Єдині новини']</text:p>
      <text:p text:style-name="P4">
Type: Article</text:p>
      <!--METADATA-->
      <text:p text:style-name="P4">
<draw:frame draw:style-name="fr1" draw:name="Image36" text:anchor-type="as-char" svg:width="6.9236in" svg:height="3.956343in" draw:z-index="0">
<draw:image xlink:href="../Images/yкринформ/2023-04-11T-46-40-00-03-00/630_360_1679564904-243.jpg" xlink:type="simple" xlink:show="embed" xlink:actuate="onLoad" draw:mime-type="image/jpeg"/>
</draw:frame>
Wagner Nanters in the Bakhmut direction in the absence of changes in the tactics of them will be enough for 2 months.</text:p>
      <text:p text:style-name="P4">
This opinion was expressed by the spokesman of the Eastern group of the Armed Forces of the Armed Forces Sergey Cherevaty Vifiri Telvarathon "One News", Ukrinform correspondent reports.</text:p>
      <text:p text:style-name="P4">
“With such intensity as they are now("Wagner" - ed.)destroy and if they do not change the tactics of conducting(fighting - ed.), then I think it is about months 2. This is my subjective forecast. If, again, they will not re -adjust the source of delivery of personnel, ”Cherevaty said.</text:p>
      <text:p text:style-name="P4">
<text:span text:style-name="T4">
 Read also: </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According to him, in <text:span text:style-name="T4">
 <text:a xlink:type="simple" xlink:href="https://www.ukrinform.ua/tag-bahmut" text:style-name="Internet_20_link" text:visited-style-name="Visited_20_Internet_20_Link">
</text:a>
</text:span>
 And there are fighting around, the situation is very difficult, as this city is one of the precision goals for the Russian Federation.</text:p>
      <text:p text:style-name="P4">
“However, our command sees their ideas clearly, we know how to react to them. Our intelligence, air surveillance work, ”the representative assured.</text:p>
      <text:p text:style-name="P4">
<text:span text:style-name="T4">
 Read also: </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He added that the most aggressive units of the enemy are concentrated here.</text:p>
      <text:p text:style-name="P4">
“Many months of defense show that we are exhausting the enemy, we knock out his boost spirit. We deplete his strength while ours are preparing, Ukrainian -seizures, ”Cherevaty said.</text:p>
      <text:p text:style-name="P4">
<text:span text:style-name="T4">
 Read also: </text:span>
 <text:span text:style-name="T4">
 <text:a xlink:type="simple" xlink:href="https://www.ukrinform.ua/rubric-ato/3691802-u-bahmuti-prikordonniki-vidbili-masnij-sturm-vagnerivciv.html" text:style-name="Internet_20_link" text:visited-style-name="Visited_20_Internet_20_Link">
</text:a>
</text:span>
</text:p>
      <text:p text:style-name="P4">
According to the General Staff of the Armed Forces, the invaders are trying to take over control of the city of Bakhmut, and brutal battles continue.</text:p>
      <text:p text:style-name="P4">
News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Zelensky discussed with Howard Buffette Aid to Ukraine</text:span>
</text:h>
      <text:p text:style-name="P4">
Authors: Ukrinform (Person)</text:p>
      <text:p text:style-name="P4">
Publisher: Укринформ (Organization)</text:p>
      <text:p text:style-name="P4">
Published Time: 2023-04-11T-48:36:00+03:00</text:p>
      <text:p text:style-name="P4">
Modified Time: 2023-04-11T21:36:00+03:00</text:p>
      <text:p text:style-name="P4">
Description: President Volodymyr Zelenskyy discussed with the American businessman and Philanthropus Howard Buffet assistance to Ukraine. - Ukrinform.</text:p>
      <text:p text:style-name="P4">
Images: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Tags: ['Баффетт', 'допомога', 'Зеленський']</text:p>
      <text:p text:style-name="P4">
Type: Article</text:p>
      <!--METADATA-->
      <text:p text:style-name="P4">
<draw:frame draw:style-name="fr1" draw:name="Image37" text:anchor-type="as-char" svg:width="6.9236in" svg:height="3.956343in" draw:z-index="0">
<draw:image xlink:href="../Images/yкринформ/2023-04-11T-48-36-00-03-00/630_360_1681240083-442.jpeg" xlink:type="simple" xlink:show="embed" xlink:actuate="onLoad" draw:mime-type="image/jpeg"/>
</draw:frame>
President Volodymyr Zelenskyy discussed with American businessman Ifilantrope Howard Buffetus assistance to Ukraine.</text:p>
      <text:p text:style-name="P4">
The Head of State reported this in <text:a xlink:type="simple" xlink:href="https://t.me/V_Zelenskiy_official/5831" text:style-name="Internet_20_link" text:visited-style-name="Visited_20_Internet_20_Link">
</text:a>
, reports Ukrinform.</text:p>
      <text:p text:style-name="P4">
“He spoke about the situation in Ukraine and about repeling the Russian armed aggression of Napoli battle. Every day we take steps that would ensure the sustainability of the Ukrainian people, supporting society and business. I am grateful to the Howard of Buffett of Care of the Ukrainian People, ”Zelensky said.</text:p>
      <text:p text:style-name="P4">
He noted that he was grateful to the buffet for the implementation of the Kuhkhkhkhkhkhkhkhkhkhkhkhkhkhkhkhkhkhkhkhkhkhkhka project, as well as for help in the implementation of a growing initiative, the maintenance of demining, the purchase of generators of and the consequences of shelling of civil infrastructure of Ukraine.</text:p>
      <text:p text:style-name="P4">
<text:span text:style-name="T4">
 Read also: </text:span>
 <text:a xlink:type="simple" xlink:href="https://www.ukrinform.ua/rubric-regions/3682790-na-kiivsini-prezentuvali-novitni-avto-dla-kinologiv-policii-aki-peredav-fond-govarda-baffeta.html" text:style-name="Internet_20_link" text:visited-style-name="Visited_20_Internet_20_Link">
<text:span text:style-name="T4">
 Buffet </text:span>
</text:a>
In the President's Office <text:a xlink:type="simple" xlink:href="https://www.president.gov.ua/news/volodimir-zelenskij-i-govard-baffet-obgovorili-dopomogu-ukra-82201" text:style-name="Internet_20_link" text:visited-style-name="Visited_20_Internet_20_Link">
</text:a>
that the meeting was discussed, in particular, the territory of the Kherson region. The President noted that much of the Kherson region was deoocular last fall and needs to be aligned, because in the spring the sowing has traditionally begins, and this region has a developed agro -industrial complex.</text:p>
      <text:p text:style-name="P4">
<draw:frame draw:style-name="fr1" draw:name="Image38" text:anchor-type="as-char" svg:width="6.9236in" svg:height="4.617948in" draw:z-index="0">
<draw:image xlink:href="../Images/yкринформ/2023-04-11T-48-36-00-03-00/1681240083-467.jpeg" xlink:type="simple" xlink:show="embed" xlink:actuate="onLoad" draw:mime-type="image/jpeg"/>
</draw:frame>
In turn, the American businessman noted that in addition to the support of a number of prosets directly in Ukraine, he tries to talk about the country of Tukrakian people in the United States on various public sites.</text:p>
      <text:p text:style-name="P4">
It was reported in Bucha on <text:a xlink:type="simple" xlink:href="https://www.ukrinform.ua/tag-kiivsina" text:style-name="Internet_20_link" text:visited-style-name="Visited_20_Internet_20_Link">
</text:a>
The construction of the first factory-kitchen started, and in the Lozova Kharkiv region signed a memorandum on the implementation of the project of the second such cuisine.</text:p>
      <text:p text:style-name="P4">
It is expected that in the future network of storage factories will be extended to Ukraine's sorter. Each of them will be able to provide food with 30 - 40 educational institutions.</text:p>
      <text:p text:style-name="P4">
_ Photo: Presidential Office _</text:p>
      <text:p text:style-name="P4">
News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Epicenter-Podolyany beat Prometheus at the start of the Ukrainian Volleyball Super League finals</text:span>
</text:h>
      <text:p text:style-name="P4">
Authors: Ukrinform (Person)</text:p>
      <text:p text:style-name="P4">
Publisher: Укринформ (Organization)</text:p>
      <text:p text:style-name="P4">
Published Time: 2023-04-11T-50:35:00+03:00</text:p>
      <text:p text:style-name="P4">
Modified Time: 2023-04-11T21:35:00+03:00</text:p>
      <text:p text:style-name="P4">
Description: The gold awards of the Super League of Ukraine for volleyball season 2022/23 play Prometheus from the Dnieper and Epicenter-Podolyany from Gorodok, Khmelnytsky region. - Ukrinform.</text:p>
      <text:p text:style-name="P4">
Images: ["<text:a xlink:type="simple" xlink:href="https://static.ukrinform.com/photos/2023_04/thumb_files/630_360_1681238102-946.jpg" text:style-name="Internet_20_link" text:visited-style-name="Visited_20_Internet_20_Link">
630_360_16812...</text:a>
"]</text:p>
      <text:p text:style-name="P4">
Tags: ['Волейбол']</text:p>
      <text:p text:style-name="P4">
Type: Article</text:p>
      <!--METADATA-->
      <text:p text:style-name="P4">
<draw:frame draw:style-name="fr1" draw:name="Image39" text:anchor-type="as-char" svg:width="6.9236in" svg:height="3.956343in" draw:z-index="0">
<draw:image xlink:href="../Images/yкринформ/2023-04-11T-50-35-00-03-00/630_360_1681238102-946.jpg" xlink:type="simple" xlink:show="embed" xlink:actuate="onLoad" draw:mime-type="image/jpeg"/>
</draw:frame>
The Super League of Ukraine on volleyball season 2022/23 play Prometheus from the Dnieper and Epicenter-Podolyany from Gorodok, Khmelnytsky region.</text:p>
      <text:p text:style-name="P4">
In the first match of the final series "Epicenter -Podolyana" won the Volva Victory "Prometheus" - 3: 1(18:25, 25:21, 25:23, 25:18), reports Ukrinform.</text:p>
      <text:p text:style-name="P4">
The next match of the final series will take place on April 13.</text:p>
      <text:p text:style-name="P4">
<text:span text:style-name="T4">
 Read also: </text:span>
 <text:a xlink:type="simple" xlink:href="https://www.ukrinform.ua/rubric-sports/3693098-prometej-cempion-ukraini-z-volejbolu.html" text:style-name="Internet_20_link" text:visited-style-name="Visited_20_Internet_20_Link">
<text:span text:style-name="T4">
 volleyball </text:span>
</text:a>
In the confrontation for Bronze will come together Zhytomyr Zhytomyr-Polissya and VSC "Law Academy" from Kharkiv.</text:p>
      <text:p text:style-name="P4">
The first match of the series to two victories will be held on April 12.</text:p>
      <text:p text:style-name="P4">
We will remind, the winners of the women's superliga were the volleyball players "Prometheus" from the Dnieper region, who in the finals were overcome by the club "Charles-Medical-University-SHVSM" from Vinnitsa.</text:p>
      <text:p text:style-name="P4">
Photo: PVUL.</text:p>
      <text:p text:style-name="P4">
News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The project was introduced to the Council by a resolution that blocks the signing of the law on supplements to the military</text:span>
</text:h>
      <text:p text:style-name="P4">
Authors: Ukrinform (Person)</text:p>
      <text:p text:style-name="P4">
Publisher: Укринформ (Organization)</text:p>
      <text:p text:style-name="P4">
Published Time: 2023-04-11T-52:30:00+03:00</text:p>
      <text:p text:style-name="P4">
Modified Time: 2023-04-11T21:30:00+03:00</text:p>
      <text:p text:style-name="P4">
Description: The Verkhovna Rada registered a project that blocks the signing of the Verkhovna Rada and the President of Ukraine, which, among other things, provides for the return of the monthly payment of additional 30,000 servicemen, police officers and rescuers. - Ukrinform.</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Гроші', 'Верховна Рада', 'Військові']</text:p>
      <text:p text:style-name="P4">
Type: Article</text:p>
      <!--METADATA-->
      <text:p text:style-name="P4">
<draw:frame draw:style-name="fr1" draw:name="Image40" text:anchor-type="as-char" svg:width="6.9236in" svg:height="3.956343in" draw:z-index="0">
<draw:image xlink:href="../Images/yкринформ/2023-04-11T-52-30-00-03-00/630_360_1559148328-156.jpg" xlink:type="simple" xlink:show="embed" xlink:actuate="onLoad" draw:mime-type="image/jpeg"/>
</draw:frame>
The Executive Council registered a project that blocks the signing of the President of Ukraine by the President of Ukraine, which, among other things, provides for the return of a monthly payment of additional 30,000 servicemen, police officers.</text:p>
      <text:p text:style-name="P4">
Text of the relevant project №8312-p "On cancellation of the decision <text:a xlink:type="simple" xlink:href="https://www.ukrinform.ua/tag-verhovna-rada" text:style-name="Internet_20_link" text:visited-style-name="Visited_20_Internet_20_Link">
</text:a>
dated 10.04.2023 on the adoption of the second reading and as a whole of the Law of Ukraine on amendments to some laws of Ukraine on improving the legal regulation of issues related to the implementation of legal measures of martial law "and the documents that accompany it have not yet been made public on <text:a xlink:type="simple" xlink:href="https://itd.rada.gov.ua/billInfo/Bills/Card/41763" text:style-name="Internet_20_link" text:visited-style-name="Visited_20_Internet_20_Link">
</text:a>
Parliament, reports Ukrinform.</text:p>
      <text:p text:style-name="P4">
The initiator of the Resolution is the People's Deputy of the Parliamentary faction "Voice" Vladimir Tsabal.</text:p>
      <text:p text:style-name="P4">
<text:span text:style-name="T4">
 Read also: </text:span>
 <text:a xlink:type="simple" xlink:href="https://www.ukrinform.ua/rubric-society/3694029-30-tisac-dla-vijskovih-venislavskij-kaze-so-dla-doplat-potribni-dodatkovi-kosti-v-budzet.html" text:style-name="Internet_20_link" text:visited-style-name="Visited_20_Internet_20_Link">
<text:span text:style-name="T4">
 military </text:span>
</text:a>
Therefore, the signing of the Law "On Amendments to Certain Laws of Ukraine on Improving Legal Regulation of Issues Related to Martial Activities Legal Regime"(№8312)The Chairman of the Verkhovna Rada and the President will only be possible in case of rejection of the project on its cancellation.</text:p>
      <text:p text:style-name="P4">
As reported, <text:a xlink:type="simple" xlink:href="https://www.ukrinform.ua/tag-verhovna-rada" text:style-name="Internet_20_link" text:visited-style-name="Visited_20_Internet_20_Link">
</text:a>
On April 10, the draft law "On Amendments to Certain Laws of Ukraine for Improvement of Legal Regulation of Issues related to the implementation of the legal regime of martial law"(№8312) <text:a xlink:type="simple" xlink:href="https://www.ukrinform.ua/rubric-society/3693963-rada-pidtrimala-povernenna-viplat-30-tisac-dla-vijskovih-deputat.html" text:style-name="Internet_20_link" text:visited-style-name="Visited_20_Internet_20_Link">
</text:a>
On the return of monthly tax payments in the amount of 30 thousand hryvnias for servicemen, police officers and rescuers, regardless of the tasks assigned to them, the series of service.</text:p>
      <text:p text:style-name="P4">
Member of the Committee <text:a xlink:type="simple" xlink:href="https://www.ukrinform.ua/tag-verhovna-rada" text:style-name="Internet_20_link" text:visited-style-name="Visited_20_Internet_20_Link">
</text:a>
On the issues of security, defense and intelligence, the presidential representative in Parliamentifedir Venislavsky stated in a comment to Ukrinform that in order to implement a decision for returning a monthly payment in the amount of 30 thousand hryvnias, Ukrainian protectors need to find additional sources of financing the state budget of Ukraine. According to him, such surcharges can cost the state of a close trillion hryvnias a year.At the same time, the Secretary of the Defense Parliamentary Committee, Roman Kostenko, Ukrinform said that in order to provide a monthly additional payment of 30 thousand hryvnias to Ukrainian defenders, it is likely that changes to the State Budget of Ukraine.</text:p>
      <text:p text:style-name="P4">
News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More than 380 shelling of the Russian Federation was recorded in the Liman-Kupyan direction per day</text:span>
</text:h>
      <text:p text:style-name="P4">
Authors: Ukrinform (Person)</text:p>
      <text:p text:style-name="P4">
Publisher: Укринформ (Organization)</text:p>
      <text:p text:style-name="P4">
Published Time: 2023-04-11T-54:24:00+03:00</text:p>
      <text:p text:style-name="P4">
Modified Time: 2023-04-11T21:24:00+03:00</text:p>
      <text:p text:style-name="P4">
Description: 384 shelling by Russia using different types of artillery was recorded in the Liman-Kupyansk direction per day. - Ukrinform.</text:p>
      <text:p text:style-name="P4">
Images: ["<text:a xlink:type="simple" xlink:href="https://static.ukrinform.com/photos/2022_12/thumb_files/630_360_1670247341-640.jpg" text:style-name="Internet_20_link" text:visited-style-name="Visited_20_Internet_20_Link">
630_360_16702...</text:a>
"]</text:p>
      <text:p text:style-name="P4">
Tags: ['Обстріл', 'ЗСУ', 'Агресія РФ', 'Схід України',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4-11T-54-24-00-03-00/630_360_1670247341-640.jpg" xlink:type="simple" xlink:show="embed" xlink:actuate="onLoad" draw:mime-type="image/jpeg"/>
</draw:frame>
384 shelling by the use of various types of artillery was recorded by the Nalymanian-Kupyan direction per day.</text:p>
      <text:p text:style-name="P4">
This was stated by the spokesman of the eastern grouping of the military, Sergey Cherevaty in the Telelorphone "Unified News", Ukrinform correspondent reports.</text:p>
      <text:p text:style-name="P4">
“This direction is the next enemy activity(After Bakhmutsky - ed.).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The spokesman of the Eastern Group of the Armed Forces of Ukraine informed that during this day the latest Russian observation station -"Mur -M" was destroyed on this day.</text:p>
      <text:p text:style-name="P4">
Separately, the abdomen specified that Bakhmut remains the direction of the main stroke, and there Russia concentrates maximum efforts in the desire of the assembly of the Ukrainian city.</text:p>
      <text:p text:style-name="P4">
“For this day(Here - ed.)333 times he(The enemy - ed.)Differently struck with a variety of thread and jet artillery in the city and the surrounding area, there were 17 units, 85 invaders were destroyed in these warming, 94 were injured. 2 tanks were hit etc., ”he said.</text:p>
      <text:p text:style-name="P4">
<text:span text:style-name="T4">
 Read also: </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According to him, near Bakhmut remains the main attacking force of the Wagner PEC. The spokesman noted that the "Wagner" lacks a personal composition.</text:p>
      <text:p text:style-name="P4">
Separately, Bakhmut for the Russians became a bone in the throat and they would take at least this district center above everything.</text:p>
      <text:p text:style-name="P4">
<text:span text:style-name="T4">
 Read also: </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As it was reported, on March 19, Cherevaty said that 442 shelling per day at the Liman-Kupyansky Naturemark of the Russian Federation per day.</text:p>
      <text:p text:style-name="P4">
News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Shmigal called Canada one of the leaders in imposing sanctions against Russia</text:span>
</text:h>
      <text:p text:style-name="P4">
Authors: Ukrinform (Person)</text:p>
      <text:p text:style-name="P4">
Publisher: Укринформ (Organization)</text:p>
      <text:p text:style-name="P4">
Published Time: 2023-04-11T-56:18:00+03:00</text:p>
      <text:p text:style-name="P4">
Modified Time: 2023-04-11T21:18:00+03:00</text:p>
      <text:p text:style-name="P4">
Description: Prime Minister of Ukraine Denis Shmigal expressed his hope that more and more Russian assets in Canada will be confiscated and transferred to rebuild Ukraine. - Ukrinform.</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Канада', 'Україна', 'Шмигаль', 'Війна з росією']</text:p>
      <text:p text:style-name="P4">
Type: Article</text:p>
      <!--METADATA-->
      <text:p text:style-name="P4">
<draw:frame draw:style-name="fr1" draw:name="Image42" text:anchor-type="as-char" svg:width="6.9236in" svg:height="3.956343in" draw:z-index="0">
<draw:image xlink:href="../Images/yкринформ/2023-04-11T-56-18-00-03-00/630_360_1678877484-404.jpg" xlink:type="simple" xlink:show="embed" xlink:actuate="onLoad" draw:mime-type="image/jpeg"/>
</draw:frame>
Prime Minister of Ukraine Denis Shmigal expressed his hope that in Canada, more and Russian assets will be confiscated and transferred to the reconstruction of Ukraine.</text:p>
      <text:p text:style-name="P4">
He stated this with Canada's Prime Minister Justin Trudopressconference, Ukrinform correspondent reports.</text:p>
      <text:p text:style-name="P4">
“Canada is one of the leaders in imposing sanctions against Russia. This consistent, fundamental policy will be continued. I hope that thanks to the laws passed by the last year, more and more Russian assets in Canada will be confiscated and transmitted to the reconstruction of destroyed cities and homes in Ukraine, ” - said Shmigal.</text:p>
      <text:p text:style-name="P4">
<text:span text:style-name="T4">
 Read also: </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He noted that the frozen assets, sovereign funds of the Russian Federation and activated oligarchs should become the basis for the reconstruction of Ukraine.</text:p>
      <text:p text:style-name="P4">
“Russia has to be responsible and pay for the destroyed. That's right, and the head is fair, ”Shmigal emphasized.</text:p>
      <text:p text:style-name="P4">
<text:span text:style-name="T4">
 Read also: </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The head of government noted that Ukraine has a special history of relations with Canada. This is just a strategic partnership, and a real friendship between countries and their natives.</text:p>
      <text:p text:style-name="P4">
“<text:span text:style-name="T4">
 <text:a xlink:type="simple" xlink:href="https://www.ukrinform.ua/tag-ukraina" text:style-name="Internet_20_link" text:visited-style-name="Visited_20_Internet_20_Link">
</text:a>
</text:span>
 is the first country of the Western world to recognize Ukraine's independence. Today, Canada is one of the leaders of the Western Democratic Alliance, which supports our struggle of unprocessed Russian aggression. And Canada was included in the five partners in terms of military and financial support, ”said the head of the Ukrainian government.</text:p>
      <text:p text:style-name="P4">
Schmigal informed that during negotiations with Canadian officials, the parties have burned further steps to build a pro -Ukrainian coalition and discuss the necessary fast steps for the formation of the necessary forces in Ukraine for the implementation of the counter -offensive.</text:p>
      <text:p text:style-name="P4">
<text:span text:style-name="T4">
 Read also: </text:span>
 <text:span text:style-name="T4">
 <text:a xlink:type="simple" xlink:href="https://www.ukrinform.ua/rubric-economy/3694582-kanada-ta-ukraina-rozsirili-ugodu-pro-vilnu-torgivlu.html" text:style-name="Internet_20_link" text:visited-style-name="Visited_20_Internet_20_Link">
</text:a>
</text:span>
</text:p>
      <text:p text:style-name="P4">
He thanked the Canadian Government and the people for their assistance to Ukrainians in the struggle of their praise and independence, as well as democratic principles.<text:span text:style-name="T4">
 Read also: </text:span>
 <text:span text:style-name="T4">
 <text:a xlink:type="simple" xlink:href="https://www.ukrinform.ua/rubric-economy/3694616-ukraina-zakupovuvatime-aderne-palivo-u-kanadi.html" text:style-name="Internet_20_link" text:visited-style-name="Visited_20_Internet_20_Link">
</text:a>
</text:span>
</text:p>
      <text:p text:style-name="P4">
Canada Prime Minister Justin Trudeau said that _ <text:span text:style-name="T4">
 <text:a xlink:type="simple" xlink:href="https://www.ukrinform.ua/rubric-ato/3694589-kanada-ogolosila-pro-novij-paket-oboronnoi-dopomogi-dla-ukraini.html" text:style-name="Internet_20_link" text:visited-style-name="Visited_20_Internet_20_Link">
</text:a>
</text:span>
 _</text:p>
      <text:p text:style-name="P4">
News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The White House commented on Biden's possible participation in the presidential race</text:span>
</text:h>
      <text:p text:style-name="P4">
Authors: Ukrinform (Person)</text:p>
      <text:p text:style-name="P4">
Publisher: Укринформ (Organization)</text:p>
      <text:p text:style-name="P4">
Published Time: 2023-04-11T-58:15:00+03:00</text:p>
      <text:p text:style-name="P4">
Modified Time: 2023-04-11T21:15:00+03:00</text:p>
      <text:p text:style-name="P4">
Description: The current US President has not yet made the final decision to make his candidacy for participation in the 2024 presidential election, but this remains in his plans. - Ukrinform.</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ибори Президента', 'Білий дім']</text:p>
      <text:p text:style-name="P4">
Type: Article</text:p>
      <!--METADATA-->
      <text:p text:style-name="P4">
<draw:frame draw:style-name="fr1" draw:name="Image43" text:anchor-type="as-char" svg:width="6.9236in" svg:height="3.956343in" draw:z-index="0">
<draw:image xlink:href="../Images/yкринформ/2023-04-11T-58-15-00-03-00/630_360_1661924112-875.jpg" xlink:type="simple" xlink:show="embed" xlink:actuate="onLoad" draw:mime-type="image/jpeg"/>
</draw:frame>
The US President has not yet made the final decision to nominate its candidate for participation in the 2024 presidential election, but is plans to be in its plans.</text:p>
      <text:p text:style-name="P4">
So commented on the latest statements of the head of the US state during the journalist on Tuesday, the White House spokeswoman Karin Jean-Pierre, Ukrinform correspondent reports.</text:p>
      <text:p text:style-name="P4">
“The President has said many times that he intends to participate(In the race - ed.)», - said the spokeswoman of the administration <text:a xlink:type="simple" xlink:href="https://www.ukrinform.ua/tag-bajden" text:style-name="Internet_20_link" text:visited-style-name="Visited_20_Internet_20_Link">
</text:a>
.</text:p>
      <text:p text:style-name="P4">
So, she said, nothing has changed in this regard.</text:p>
      <text:p text:style-name="P4">
<text:span text:style-name="T4">
 Read also: </text:span>
 <text:a xlink:type="simple" xlink:href="https://www.ukrinform.ua/rubric-world/3692327-pleminnik-dzona-kennedi-podav-zaavku-dla-ucasti-u-prezidentskih-viborah-ssa.html" text:style-name="Internet_20_link" text:visited-style-name="Visited_20_Internet_20_Link">
<text:span text:style-name="T4">
 choice </text:span>
</text:a>
At the same time, Jean Prier emphasized, President Biden has not yet accepted the final decision and made it clear that participation in the 2024 elections remains in his plans.</text:p>
      <text:p text:style-name="P4">
As reported by Ukrinform, the day before the US media spread information that Joe Biden's White House Head of White House <text:a xlink:type="simple" xlink:href="https://www.ukrinform.ua/rubric-world/3694178-nbc-bajden-mae-namir-znovu-balotuvatisa-u-prezidenti-ssa.html" text:style-name="Internet_20_link" text:visited-style-name="Visited_20_Internet_20_Link">
</text:a>
for the second presidential term. At the same time, NYT Biden edition <text:a xlink:type="simple" xlink:href="https://www.nytimes.com/2023/04/10/us/politics/biden-2024-election-running.html" text:style-name="Internet_20_link" text:visited-style-name="Visited_20_Internet_20_Link">
</text:a>
that it is not ready to formally announce its election.</text:p>
      <text:p text:style-name="P4">
News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Romania plans to buy US F-35 fighter jets</text:span>
</text:h>
      <text:p text:style-name="P4">
Authors: Ukrinform (Person)</text:p>
      <text:p text:style-name="P4">
Publisher: Укринформ (Organization)</text:p>
      <text:p text:style-name="P4">
Published Time: 2023-04-11T-60:12:00+03:00</text:p>
      <text:p text:style-name="P4">
Modified Time: 2023-04-11T21:12:00+03:00</text:p>
      <text:p text:style-name="P4">
Description: Romania intends to buy US F-35 American fighters to strengthen its air defense. - Ukrinform.</text:p>
      <text:p text:style-name="P4">
Images: ["<text:a xlink:type="simple" xlink:href="https://static.ukrinform.com/photos/2017_05/thumb_files/630_360_1493753198-4534.jpg" text:style-name="Internet_20_link" text:visited-style-name="Visited_20_Internet_20_Link">
630_360_14937...</text:a>
"]</text:p>
      <text:p text:style-name="P4">
Tags: ['Літак', 'Румунія', 'США', 'Винищувач']</text:p>
      <text:p text:style-name="P4">
Type: Article</text:p>
      <!--METADATA-->
      <text:p text:style-name="P4">
<draw:frame draw:style-name="fr1" draw:name="Image44" text:anchor-type="as-char" svg:width="6.9236in" svg:height="3.956343in" draw:z-index="0">
<draw:image xlink:href="../Images/yкринформ/2023-04-11T-60-12-00-03-00/630_360_1493753198-4534.jpg" xlink:type="simple" xlink:show="embed" xlink:actuate="onLoad" draw:mime-type="image/jpeg"/>
</draw:frame>
Romania intends to buy US F-35 American fighter jets to deduct their air defense.</text:p>
      <text:p text:style-name="P4">
This is stated in the statement of the High Council of Defense of the country(CSAT)On Tuesday, Ukrinform reports with reference to <text:a xlink:type="simple" xlink:href="https://www.reuters.com/world/europe/romania-aims-buy-f-35-fighter-planes-boost-air-defences-2023-04-11/" text:style-name="Internet_20_link" text:visited-style-name="Visited_20_Internet_20_Link">
</text:a>
"The presence of strong, reliable, compatible, flexible and effective prompt possible air defense ... As part of our obligations as a state and EU, is key to achieving Romania's goals of its defensive policy. The process of modernization F-35, ”the statement reads.</text:p>
      <text:p text:style-name="P4">
CSAT did not specify the number of fighters that acquires <text:a xlink:type="simple" xlink:href="https://www.ukrinform.ua/tag-rumunia" text:style-name="Internet_20_link" text:visited-style-name="Visited_20_Internet_20_Link">
</text:a>
Last year President Klaus Johannis said Romania was considering the possibility of picking up F-35 aircraft produced by American company Lockheed Martincorp(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In December, the Ministry of Defense of Romania signed an agreement on the acquisition of seven -leisible aircraft systems WatchKeper X from the Israeli firm of Elbit Systems Defense Electronics Eelectronics(Eslt.ta)about 1.89 billion lei($ 418.02 Million).</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Producted General Dynamics(GD.N)as part of wider prohibitions for defense.</text:p>
      <text:p text:style-name="P4">
The country has an American missile defense system, and since last year, a permanent alliance combat group has been located on its territory.</text:p>
      <text:p text:style-name="P4">
News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Ukraine hopes to expand heavy weapons from Canada - Shmigal</text:span>
</text:h>
      <text:p text:style-name="P4">
Authors: Ukrinform (Person)</text:p>
      <text:p text:style-name="P4">
Publisher: Укринформ (Organization)</text:p>
      <text:p text:style-name="P4">
Published Time: 2023-04-11T-62:10:00+03:00</text:p>
      <text:p text:style-name="P4">
Modified Time: 2023-04-11T21:10:00+03:00</text:p>
      <text:p text:style-name="P4">
Description: Ukraine hopes to expand heavy weapons from Canada, including tanks and armored vehicles. - Ukrinform.</text:p>
      <text:p text:style-name="P4">
Images: ["<text:a xlink:type="simple" xlink:href="https://static.ukrinform.com/photos/2023_04/thumb_files/630_360_1681236083-689.jpeg" text:style-name="Internet_20_link" text:visited-style-name="Visited_20_Internet_20_Link">
630_360_16812...</text:a>
"]</text:p>
      <text:p text:style-name="P4">
Tags: ['Гуманітарна допомога', 'Канада', 'Україна', 'Зброя', 'Шмигаль']</text:p>
      <text:p text:style-name="P4">
Type: Article</text:p>
      <!--METADATA-->
      <text:p text:style-name="P4">
<draw:frame draw:style-name="fr1" draw:name="Image45" text:anchor-type="as-char" svg:width="6.9236in" svg:height="3.956343in" draw:z-index="0">
<draw:image xlink:href="../Images/yкринформ/2023-04-11T-62-10-00-03-00/630_360_1681236083-689.jpeg" xlink:type="simple" xlink:show="embed" xlink:actuate="onLoad" draw:mime-type="image/jpeg"/>
</draw:frame>
Ukrainian has been expanding the supplies of heavy weapons from Canada, in particular, umbrella tanks.</text:p>
      <text:p text:style-name="P4">
The Prime Minister of Ukraine Denis Shmigal said this with Canada's Prime Minister Justin Trudeau <text:a xlink:type="simple" xlink:href="https://www.cpac.ca/episode" text:style-name="Internet_20_link" text:visited-style-name="Visited_20_Internet_20_Link">
</text:a>
, reports correspondent.</text:p>
      <text:p text:style-name="P4">
“The next important question(which was discussed during the meeting of Shmigal of the Ikanad delegation - ed.)- This is military assistance to Ukraine. In order to get together - I emphasize this - and to release our occupied territories. We are grateful to the Government of Canada for joining the Leopard Coalition, we exist on expanding the supplies of heavy weapons, in particular, tanks, armored vehicles, and ammunition. We have also discussed this today with Mr. Prime Minister and Government members, ”he said.</text:p>
      <text:p text:style-name="P4">
The parties to the meeting also discussed the issues of participation of Canadian companies in the post -war renovation of Ukraine.</text:p>
      <text:p text:style-name="P4">
“It will be the largest project in Europe since World War II. World Bank's compassion, today we are talking about $ 411 billion in destruction and losses that Russia has caused Ukraine ... We expect the Canadian government's decision to use financial instruments to stimulate Canadian companies in Ukraine, ”Shmigal said.</text:p>
      <text:p text:style-name="P4">
<text:span text:style-name="T4">
 Read also: </text:span>
 <text:a xlink:type="simple" xlink:href="https://www.ukrinform.ua/rubric-ato/3694589-kanada-ogolosila-pro-novij-paket-oboronnoi-dopomogi-dla-ukraini.html" text:style-name="Internet_20_link" text:visited-style-name="Visited_20_Internet_20_Link">
<text:span text:style-name="T4">
 Canada </text:span>
</text:a>
The Prime Minister of Ukraine thanked all Canadians for the devoted and unknown assistance to Ukraine and Ukrainians. According to him, Canadian <text:a xlink:type="simple" xlink:href="https://www.ukrinform.ua/tag-zbroa" text:style-name="Internet_20_link" text:visited-style-name="Visited_20_Internet_20_Link">
</text:a>
Allows us to protect our own land, Canada's Atensada allows us to keep the Ukrainian economy afloat, to store working places, to assist those who have lost homes through the Russian terror.</text:p>
      <text:p text:style-name="P4">
“Canada's humanitarian aid allows the agricultural land to mine, to maintain crops and to maintain vulnerable groups and to investigate war crimes. Ukraine is experiencing strong support for Canada's and Printzippical position to stop the aggressor, ”he said.</text:p>
      <text:p text:style-name="P4">
According to him, we all understand the risks for the free and democratic world, when aggression, similar to the one now committed by the Russian Federation against Ukraine remains free.<text:span text:style-name="T4">
 Read also: </text:span>
 <text:a xlink:type="simple" xlink:href="https://www.ukrinform.ua/rubric-polytics/3694531-smigal-razom-iz-friland-proviv-zustric-z-ukrainskou-gromadou-u-kanadi.html" text:style-name="Internet_20_link" text:visited-style-name="Visited_20_Internet_20_Link">
<text:span text:style-name="T4">
 Canada </text:span>
</text:a>
In addition, the head of government stated that Ukraine was receiving direct support for the Ukrainian community in Canada and the Canadian people.</text:p>
      <text:p text:style-name="P4">
“We receive direct support from the Ukrainian community in Canada as well as the Kanad people. This is extremely warmly perceived by Ukrainian people. Cenopons and make us clear that we are not in this struggle, ”said Schmigal.</text:p>
      <text:p text:style-name="P4">
He reported that Ukraine received more than $ 50 million from Canada with dollars of recyclable and social donors that were used for medicines, food and other flows.</text:p>
      <text:p text:style-name="P4">
As reported, Canada and Ukraine have expanded the free trade agreement.</text:p>
      <text:p text:style-name="P4">
_ Photo: Twitter/Our Canada _</text:p>
      <text:p text:style-name="P4">
News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Latvia begins lawsuits over Russian propaganda media workers</text:span>
</text:h>
      <text:p text:style-name="P4">
Authors: Ukrinform (Person)</text:p>
      <text:p text:style-name="P4">
Publisher: Укринформ (Organization)</text:p>
      <text:p text:style-name="P4">
Published Time: 2023-04-11T-64:06:40+03:00</text:p>
      <text:p text:style-name="P4">
Modified Time: 2023-04-11T21:06:40+03:00</text:p>
      <text:p text:style-name="P4">
Description: A series of lawsuits on local journalists, who collaborated with the Proutnik and Baltnews, begins in the Latvian Riga capital. - Ukrinform.</text:p>
      <text:p text:style-name="P4">
Images: ["<text:a xlink:type="simple" xlink:href="https://static.ukrinform.com/photos/2023_04/thumb_files/630_360_1681236313-869.jpg" text:style-name="Internet_20_link" text:visited-style-name="Visited_20_Internet_20_Link">
630_360_16812...</text:a>
"]</text:p>
      <text:p text:style-name="P4">
Tags: ['Латвія', 'Пропаганда', 'Суд', 'росія', 'Війна з росією']</text:p>
      <text:p text:style-name="P4">
Type: Article</text:p>
      <!--METADATA-->
      <text:p text:style-name="P4">
<draw:frame draw:style-name="fr1" draw:name="Image46" text:anchor-type="as-char" svg:width="6.9236in" svg:height="3.956343in" draw:z-index="0">
<draw:image xlink:href="../Images/yкринформ/2023-04-11T-64-06-40-03-00/630_360_1681236313-869.jpg" xlink:type="simple" xlink:show="embed" xlink:actuate="onLoad" draw:mime-type="image/jpeg"/>
</draw:frame>
In the capital of Riga, a series of lawsuits on local journalists, who collaborated with the Proutnik and Baltnews, begins a series of lawsuits over local journalists.</text:p>
      <text:p text:style-name="P4">
As reports <text:a xlink:type="simple" xlink:href="https://rus.delfi.lv/news/daily/latvia/delo-zhurnalistov-v-rige-nachalas-seriya-processov-nad-sotrudnikami-sputnika.d" text:style-name="Internet_20_link" text:visited-style-name="Visited_20_Internet_20_Link">
</text:a>
, 16 persons are accused of violating the sanctions of the European Union, Ukrinform reports.</text:p>
      <text:p text:style-name="P4">
It is noted that 14 cases of the prosecution were allocated to separate proceedings. Six people will stand before the court in April, May and June.</text:p>
      <text:p text:style-name="P4">
Sputnik sites(Blocked in Latvia in 2016, Mirrors blocked the postpartum of a full -scale war in Ukraine in 2023)and Baltnews(Blocked 2019)related to the Russian State Agency "Russia today"(Also blocked). Згідно з висновком Національної ради зелектронних ЗМІ (NEPLP), their activity poses a threat to security <text:a xlink:type="simple" xlink:href="https://www.ukrinform.ua/tag-latvia" text:style-name="Internet_20_link" text:visited-style-name="Visited_20_Internet_20_Link">
</text:a>
. Publications on these resources support and justify Russia's actions in the war against Ukraine and "systematically dishonor national hatred."</text:p>
      <text:p text:style-name="P4">
<text:span text:style-name="T4">
 Read also: </text:span>
 <text:a xlink:type="simple" xlink:href="https://www.ukrinform.ua/rubric-world/3692078-u-latvii-rozpalasa-vibudovana-arhitektura-vplivu-kremla-sluzba-derzbezpeki.html" text:style-name="Internet_20_link" text:visited-style-name="Visited_20_Internet_20_Link">
<text:span text:style-name="T4">
 Latvia </text:span>
</text:a>
The CEO of Russia today is the propagandist Dmitry Kiselev, which is on the EU sanction list. In December 2020, within the framework of the investigation initiated by the Latvian State Security Service(VDD), SPutnikt BaltNews staff conducted seven searches during which computers, mobile phones, information carriers with working and personal archives were seized.(Part 1 of Article 84 of the Criminal Law of Latvia).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Among the accused are the former editor -in -chief of the Baltnews portal Andriyakovlev, Latvian journalists Alla Berezovskaya, Olena Kirillov, VladimirDorofeev, Oleksandr Malnnnzh, Andriy Tatarchuk and Lyudmila Pribilska, Prokremlivsky activist Volodymyr Linderdman.<text:span text:style-name="T4">
 Read also: </text:span>
 <text:a xlink:type="simple" xlink:href="https://www.ukrinform.ua/rubric-world/3647223-u-latvii-zatrimali-sefredaktora-litovskoi-sluzbi-sputnik.html" text:style-name="Internet_20_link" text:visited-style-name="Visited_20_Internet_20_Link">
</text:a>
As reported <text:a xlink:type="simple" xlink:href="https://www.ukrinform.ua/rubric-world/3647223-u-latvii-zatrimali-sefredaktora-litovskoi-sluzbi-sputnik.html" text:style-name="Internet_20_link" text:visited-style-name="Visited_20_Internet_20_Link">
</text:a>
, On January 16, 2020, the VDD was a criminal process on the probable violation of the international sanctions of the unique Latvians who created content for the information resources of the agency "Russia Today" Sputnik and Baltnews. After the pre -trial investigation in September 2021, the case file was transferred to the prosecutor's office.</text:p>
      <text:p text:style-name="P4">
Also in early January 2023 the Latvian State Security Service(VDD)She detained Latvia citizen for his cooperation with the Kremlin propaganda resource under EU sanctions. According to the media, the editor of the portal "Sputnik Lithuania" Marat Kasma.</text:p>
      <text:p text:style-name="P4">
<text:span text:style-name="T5">
Foto: delfi</text:span>
</text:p>
      <text:p text:style-name="P4">
News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Prometheus went out to the 1/4 finals of a basketball European Cup, beating Hamburg</text:span>
</text:h>
      <text:p text:style-name="P4">
Authors: Ukrinform (Person)</text:p>
      <text:p text:style-name="P4">
Publisher: Укринформ (Organization)</text:p>
      <text:p text:style-name="P4">
Published Time: 2023-04-11T-66:03:04+03:00</text:p>
      <text:p text:style-name="P4">
Modified Time: 2023-04-11T21:03:04+03:00</text:p>
      <text:p text:style-name="P4">
Description: Prometheus basketball players made their way to the Euro Cup quarterfinals.</text:p>
      <text:p text:style-name="P4">
— Укрінформ.: </text:p>
      <text:p text:style-name="P4">
Images: ["<text:a xlink:type="simple" xlink:href="https://static.ukrinform.com/photos/2023_04/thumb_files/630_360_1681234802-715.jpg" text:style-name="Internet_20_link" text:visited-style-name="Visited_20_Internet_20_Link">
630_360_16812...</text:a>
"]</text:p>
      <text:p text:style-name="P4">
Tags: ['Баскетбол']</text:p>
      <text:p text:style-name="P4">
Type: Article</text:p>
      <!--METADATA-->
      <text:p text:style-name="P4">
<draw:frame draw:style-name="fr1" draw:name="Image47" text:anchor-type="as-char" svg:width="6.9236in" svg:height="3.956343in" draw:z-index="0">
<draw:image xlink:href="../Images/yкринформ/2023-04-11T-66-03-04-03-00/630_360_1681234802-715.jpg" xlink:type="simple" xlink:show="embed" xlink:actuate="onLoad" draw:mime-type="image/jpeg"/>
</draw:frame>
Prometheus basketball players made their way to the Euro Cup quarterfinals.</text:p>
      <text:p text:style-name="P4">
In the 1/8 Final of the Tournament Final Team from Slobozhansky(Dnipropetrovsk region)At the Arena Riga in Latvia took the mountain over the guests from the German club "Weolia Tauers Hamburg" - 87:79(28:20, 20:20, 21:16, 18:23), reports Ukrinform.</text:p>
      <text:p text:style-name="P4">
The most effective in the Ukrainian team was Ilya Sidorov, who was 21 points.</text:p>
      <text:p text:style-name="P4">
The next Prometheus opponent will be decided tomorrow, April 12.</text:p>
      <text:p text:style-name="P4">
<text:span text:style-name="T4">
 Read also: </text:span>
 <text:a xlink:type="simple" xlink:href="https://www.ukrinform.ua/rubric-sports/3693356-prometej-vigrav-latvijskoestonsku-basketbolnu-ligu.html" text:style-name="Internet_20_link" text:visited-style-name="Visited_20_Internet_20_Link">
<text:span text:style-name="T4">
 basketball </text:span>
</text:a>
It should be noted that all applicants for the victory in the European Cup are advanced backward, playing with the opponent only one match.</text:p>
      <text:p text:style-name="P4">
Photo: prometeybc.com.</text:p>
      <text:p text:style-name="P4">
News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In the EU, Macron's ideas about "strategic autonomy" from the USA - Michelle</text:span>
</text:h>
      <text:p text:style-name="P4">
Authors: Ukrinform (Person)</text:p>
      <text:p text:style-name="P4">
Publisher: Укринформ (Organization)</text:p>
      <text:p text:style-name="P4">
Published Time: 2023-04-11T-8:54:00+03:00</text:p>
      <text:p text:style-name="P4">
Modified Time: 2023-04-11T23:54:00+03:00</text:p>
      <text:p text:style-name="P4">
Description: European Council President Charles Michel believes that European leaders are becoming more and more affected by the desire of France President Emmanuel Macron to "strategic autonomy" from the United States. - Ukrinform.</text:p>
      <text:p text:style-name="P4">
Images: ["<text:a xlink:type="simple" xlink:href="https://static.ukrinform.com/photos/2022_11/thumb_files/630_360_1668516893-852.jpg" text:style-name="Internet_20_link" text:visited-style-name="Visited_20_Internet_20_Link">
630_360_16685...</text:a>
"]</text:p>
      <text:p text:style-name="P4">
Tags: ['Євросоюз', 'Макрон', 'США', 'Тайвань', 'Автономія', 'Мішель']</text:p>
      <text:p text:style-name="P4">
Type: Article</text:p>
      <!--METADATA-->
      <text:p text:style-name="P4">
<draw:frame draw:style-name="fr1" draw:name="Image48" text:anchor-type="as-char" svg:width="6.9236in" svg:height="3.956343in" draw:z-index="0">
<draw:image xlink:href="../Images/yкринформ/2023-04-11T-8-54-00-03-00/630_360_1668516893-852.jpg" xlink:type="simple" xlink:show="embed" xlink:actuate="onLoad" draw:mime-type="image/jpeg"/>
</draw:frame>
The Presidential Council, Charles Michel, believes that European leaders are becoming more and more involved in the desire of French President Emmanuel Macron to "strategic autonomy" from the United States.</text:p>
      <text:p text:style-name="P4">
Michel said this in an interview with the French TV show La Faute à L'Erope, Ukrinform reports, citing "<text:a xlink:type="simple" xlink:href="https://www.eurointegration.com.ua/news/2023/04/11/7159637/" text:style-name="Internet_20_link" text:visited-style-name="Visited_20_Internet_20_Link">
</text:a>
".</text:p>
      <text:p text:style-name="P4">
The leader of the Euro Council suggested that the position of the French leader is not an isolated GPU, and although Macron acted as a President of France, his views reflect increasing changes among European leaders.</text:p>
      <text:p text:style-name="P4">
"There was a jump forward on strategic autonomy, compared to it, which was a few years ago," Michelle said.</text:p>
      <text:p text:style-name="P4">
<text:span text:style-name="T4">
 Read also: </text:span>
 <text:span text:style-name="T4">
 <text:a xlink:type="simple" xlink:href="https://www.ukrinform.ua/rubric-world/3694606-u-gaazi-protestuvalniki-namagalisa-zirvati-vistup-makrona.html" text:style-name="Internet_20_link" text:visited-style-name="Visited_20_Internet_20_Link">
</text:a>
</text:span>
</text:p>
      <text:p text:style-name="P4">
"As for the issue of relations with the United States, it is clear that there may be nuances and delicate issues in the European Council. , He added.</text:p>
      <text:p text:style-name="P4">
<text:span text:style-name="T4">
 Read also: </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The President of the European Council noted that he supports the development of closer EU and the United States, but not if this process stipulates that "we are blindly, will systematically follow the positions of the United States on all issues."</text:p>
      <text:p text:style-name="P4">
<text:span text:style-name="T4">
 Read also: </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Recall: French President Emmanuel Macron, after returning from a three -day visit to the PRC, stated that Europe is not interested in the escalation of Kryzanvko Taiwan and should adhere to his own strategy in a relationship of a system, independent of both the United States and China.</text:p>
      <text:p text:style-name="P4">
Politicians of Germany and the Czech Republic have criticized statements <text:span text:style-name="T4">
 <text:a xlink:type="simple" xlink:href="https://www.ukrinform.ua/tag-makron" text:style-name="Internet_20_link" text:visited-style-name="Visited_20_Internet_20_Link">
</text:a>
</text:span>
 On Taiwan, as well as the dependence of Europe on the United States.</text:p>
      <text:p text:style-name="P4">
The Head of the Polish Government Mateusz Moravetsky warned individual European leaders against attempting to promote the policy of "strategic autonomy" in Europe, calling, on the contrary, to the development of Europe's strategic cooperation with a diversion.</text:p>
      <text:p text:style-name="P4">
News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Drone exploded near Belgorod airport</text:span>
</text:h>
      <text:p text:style-name="P4">
Authors: liveuamap (Language: en)</text:p>
      <text:p text:style-name="P4">
Time: 2023-04-11T02:03:59</text:p>
      <text:p text:style-name="P4">
Location: Belgorod (Latitude:50.64246 Longtitude:36.59821)</text:p>
      <text:p text:style-name="P4">
Videos: []</text:p>
      <text:p text:style-name="P4">
Images: []</text:p>
      <text:p text:style-name="P4">
Tags: ["Russia", "Europe"]</text:p>
      <text:p text:style-name="P4">
Id: 22555150</text:p>
      <!--METADATA-->
      <text:p text:style-name="P4">
Drone exploded near Belgorod airport</text:p>
      <text:p text:style-name="P4">
News Collection Link: <text:a xlink:type="simple" xlink:href="https://liveuamap.com/en/2023/11-april-drone-exploded-near-belgorod-airport-" text:style-name="Internet_20_link" text:visited-style-name="Visited_20_Internet_20_Link">
https://liveuamap.com/en/2023/11-april-drone-exploded-near-belgorod-airport-</text:a>
</text:p>
      <text:p text:style-name="P4">
News Source: <text:a xlink:type="simple" xlink:href="https://t.me/rusbrief/107882" text:style-name="Internet_20_link" text:visited-style-name="Visited_20_Internet_20_Link">
https://t.me/rusbrief/107882</text:a>
</text:p>
      <!--NEWS-->
      <text:h text:style-name="P10" text:outline-level="1">
<text:span text:style-name="T4">
U.S. Intelligence recent discovered that Egyptian President El-Sisi had the “Top Secret” Prod...</text:span>
</text:h>
      <text:p text:style-name="P4">
Authors: liveuamap (Language: en)</text:p>
      <text:p text:style-name="P4">
Time: 2023-04-11T02:06:54</text:p>
      <text:p text:style-name="P4">
Location: Washington, District of Columbia (Latitude:38.94606 Longtitude:-77.15458)</text:p>
      <text:p text:style-name="P4">
Videos: []</text:p>
      <text:p text:style-name="P4">
Images: []</text:p>
      <text:p text:style-name="P4">
Tags: ["Egypt", "Russia"]</text:p>
      <text:p text:style-name="P4">
Id: 22555151</text:p>
      <!--METADATA-->
      <text:p text:style-name="P4">
U.S. Intelligence recent discovered that Egyptian President El-Sisi had the“Top Secret” Production of up to 40,000 Rockets ordered in February on behalfof the Russia Military for use during their War in Ukraine.</text:p>
      <text:p text:style-name="P4">
News Collection Link: <text:a xlink:type="simple" xlink:href="https://liveuamap.com/en/2023/11-april-us-intelligence-recent-discovered-that-egyptian" text:style-name="Internet_20_link" text:visited-style-name="Visited_20_Internet_20_Link">
https://liveuamap.com/en/2023/11-april-us-intelligence-recent-discovered-that-egyptian</text:a>
</text:p>
      <text:p text:style-name="P4">
News Source: <text:a xlink:type="simple" xlink:href="https://twitter.com/sentdefender/status/1645601902317502464" text:style-name="Internet_20_link" text:visited-style-name="Visited_20_Internet_20_Link">
https://twitter.com/sentdefender/status/1645601902317502464</text:a>
</text:p>
      <!--NEWS-->
      <text:h text:style-name="P10" text:outline-level="1">
<text:span text:style-name="T4">
Chernihivska Oblast(09:06). Red Alert: aerial threat. Sirens sounding. Take cover now!</text:span>
</text:h>
      <text:p text:style-name="P4">
Authors: liveuamap (Language: en)</text:p>
      <text:p text:style-name="P4">
Time: 2023-04-11T03:07:00</text:p>
      <text:p text:style-name="P4">
Location: Chernihivska Oblast (Latitude:51.33333000 Longtitude:32.00000000)</text:p>
      <text:p text:style-name="P4">
Videos: []</text:p>
      <text:p text:style-name="P4">
Images: []</text:p>
      <text:p text:style-name="P4">
Tags: ["Europe", "Central and Eastern Europe"]</text:p>
      <text:p text:style-name="P4">
Id: 22555203</text:p>
      <!--METADATA-->
      <text:p text:style-name="P4">
Chernihiv region(09:06). Red Alert: aerial threat. Sirens sounding. Takecover now!</text:p>
      <text:p text:style-name="P4">
News Collection Link: <text:a xlink:type="simple" xlink:href="https://liveuamap.com/en/2023/11-april-chernihivska-oblast0906-red-alert-aeg" text:style-name="Internet_20_link" text:visited-style-name="Visited_20_Internet_20_Link">
https://liveuamap.com/en/2023/11-april-chernihivska-oblast0906-red-alert-aeg</text:a>
</text:p>
      <text:p text:style-name="P4">
News Source: <text:a xlink:type="simple" xlink:href="https://t.me/suspilnechernihiv/17500" text:style-name="Internet_20_link" text:visited-style-name="Visited_20_Internet_20_Link">
https://t.me/suspilnechernihiv/17500</text:a>
</text:p>
      <!--NEWS-->
      <text:h text:style-name="P10" text:outline-level="1">
<text:span text:style-name="T4">
Sumska Oblast(09:05). Red Alert: aerial threat. Sirens sounding. Take cover now!</text:span>
</text:h>
      <text:p text:style-name="P4">
Authors: liveuamap (Language: en)</text:p>
      <text:p text:style-name="P4">
Time: 2023-04-11T03:10:00</text:p>
      <text:p text:style-name="P4">
Location: Sumska Oblast (Latitude:50.99975 Longtitude:34.00083)</text:p>
      <text:p text:style-name="P4">
Videos: []</text:p>
      <text:p text:style-name="P4">
Images: []</text:p>
      <text:p text:style-name="P4">
Tags: ["Europe", "Central and Eastern Europe"]</text:p>
      <text:p text:style-name="P4">
Id: 22555206</text:p>
      <!--METADATA-->
      <text:p text:style-name="P4">
Sumy region(09:05). Red Alert: aerial threat. Sirens sounding. Take covernow!</text:p>
      <text:p text:style-name="P4">
News Collection Link: <text:a xlink:type="simple" xlink:href="https://liveuamap.com/en/2023/11-april-sumska-oblast0905-red-alert-aerial-tg" text:style-name="Internet_20_link" text:visited-style-name="Visited_20_Internet_20_Link">
https://liveuamap.com/en/2023/11-april-sumska-oblast0905-red-alert-aerial-tg</text:a>
</text:p>
      <text:p text:style-name="P4">
News Source: <text:a xlink:type="simple" xlink:href="https://t.me/air_alert_ua/42879" text:style-name="Internet_20_link" text:visited-style-name="Visited_20_Internet_20_Link">
https://t.me/air_alert_ua/42879</text:a>
</text:p>
      <!--NEWS-->
      <text:h text:style-name="P10" text:outline-level="1">
<text:span text:style-name="T4">
Donetsk Oblast(09:21). Red Alert: aerial threat. Sirens sounding. Take cover now!</text:span>
</text:h>
      <text:p text:style-name="P4">
Authors: liveuamap (Language: en)</text:p>
      <text:p text:style-name="P4">
Time: 2023-04-11T03:24:00</text:p>
      <text:p text:style-name="P4">
Location: Donetsk Oblast (Latitude:48.72662 Longtitude:37.5789)</text:p>
      <text:p text:style-name="P4">
Videos: []</text:p>
      <text:p text:style-name="P4">
Images: []</text:p>
      <text:p text:style-name="P4">
Tags: ["Europe", "Central and Eastern Europe"]</text:p>
      <text:p text:style-name="P4">
Id: 22555227</text:p>
      <!--METADATA-->
      <text:p text:style-name="P4">
Donetsk Oblast(09:21). Red Alert: aerial threat. Sirens sounding. Take covernow!</text:p>
      <text:p text:style-name="P4">
News Collection Link: <text:a xlink:type="simple" xlink:href="https://liveuamap.com/en/2023/11-april-donetsk-oblast0921-red-alert-aerial-g" text:style-name="Internet_20_link" text:visited-style-name="Visited_20_Internet_20_Link">
https://liveuamap.com/en/2023/11-april-donetsk-oblast0921-red-alert-aerial-g</text:a>
</text:p>
      <text:p text:style-name="P4">
News Source: <text:a xlink:type="simple" xlink:href="https://t.me/air_alert_ua/42881" text:style-name="Internet_20_link" text:visited-style-name="Visited_20_Internet_20_Link">
https://t.me/air_alert_ua/42881</text:a>
</text:p>
      <!--NEWS-->
      <text:h text:style-name="P10" text:outline-level="1">
<text:span text:style-name="T4">
Hungarian Foreign Minister Szijjarto arrived in Moscow, plans to discuss energy cooperation w...</text:span>
</text:h>
      <text:p text:style-name="P4">
Authors: liveuamap (Language: en)</text:p>
      <text:p text:style-name="P4">
Time: 2023-04-11T03:32:31</text:p>
      <text:p text:style-name="P4">
Location: Vnukovo, Moskva (Latitude:55.59435 Longtitude:37.26425)</text:p>
      <text:p text:style-name="P4">
Videos: []</text:p>
      <text:p text:style-name="P4">
Images: []</text:p>
      <text:p text:style-name="P4">
Tags: ["Russia", "Central and Eastern Europe"]</text:p>
      <text:p text:style-name="P4">
Id: 22555228</text:p>
      <!--METADATA-->
      <text:p text:style-name="P4">
Hungarian Foreign Minister Szijjarto arrived in Moscow, plans to discussenergy cooperation with Novak and Likhachev</text:p>
      <text:p text:style-name="P4">
News Collection Link: <text:a xlink:type="simple" xlink:href="https://liveuamap.com/en/2023/11-april-hungarian-foreign-minister-szijjarto-arrived-in" text:style-name="Internet_20_link" text:visited-style-name="Visited_20_Internet_20_Link">
https://liveuamap.com/en/2023/11-april-hungarian-foreign-minister-szijjarto-arrived-in</text:a>
</text:p>
      <text:p text:style-name="P4">
News Source: <text:a xlink:type="simple" xlink:href="https://t.me/rian_ru/199482" text:style-name="Internet_20_link" text:visited-style-name="Visited_20_Internet_20_Link">
https://t.me/rian_ru/199482</text:a>
</text:p>
      <!--NEWS-->
      <text:h text:style-name="P10" text:outline-level="1">
<text:span text:style-name="T4">
Zaporizka Oblast(09:57). Red Alert: aerial threat. Sirens sounding. Take cover now!</text:span>
</text:h>
      <text:p text:style-name="P4">
Authors: liveuamap (Language: en)</text:p>
      <text:p text:style-name="P4">
Time: 2023-04-11T03:57:00</text:p>
      <text:p text:style-name="P4">
Location: Zaporizka Oblast (Latitude:47.612641 Longtitude:35.765521)</text:p>
      <text:p text:style-name="P4">
Videos: []</text:p>
      <text:p text:style-name="P4">
Images: []</text:p>
      <text:p text:style-name="P4">
Tags: ["Europe", "Central and Eastern Europe"]</text:p>
      <text:p text:style-name="P4">
Id: 22555229</text:p>
      <!--METADATA-->
      <text:p text:style-name="P4">
Zaporizhzhia region(09:57). Red Alert: aerial threat. Sirens sounding. Take covernow!</text:p>
      <text:p text:style-name="P4">
News Collection Link: <text:a xlink:type="simple" xlink:href="https://liveuamap.com/en/2023/11-april-zaporizka-oblast0957-red-alert-aeriag" text:style-name="Internet_20_link" text:visited-style-name="Visited_20_Internet_20_Link">
https://liveuamap.com/en/2023/11-april-zaporizka-oblast0957-red-alert-aeriag</text:a>
</text:p>
      <text:p text:style-name="P4">
News Source: <text:a xlink:type="simple" xlink:href="https://t.me/air_alert_ua/42885" text:style-name="Internet_20_link" text:visited-style-name="Visited_20_Internet_20_Link">
https://t.me/air_alert_ua/42885</text:a>
</text:p>
      <!--NEWS-->
      <text:h text:style-name="P10" text:outline-level="1">
<text:span text:style-name="T4">
At Sivershchyna and Slobozhanschyna directions Russian army shelled Hremyach and Kamyanska Sl...</text:span>
</text:h>
      <text:p text:style-name="P4">
Authors: liveuamap (Language: en)</text:p>
      <text:p text:style-name="P4">
Time: 2023-04-11T04:15:00</text:p>
      <text:p text:style-name="P4">
Location: Vovchansk (Latitude:50.17844 Longtitude:37.51591)</text:p>
      <text:p text:style-name="P4">
Videos: []</text:p>
      <text:p text:style-name="P4">
Images: []</text:p>
      <text:p text:style-name="P4">
Tags: ["Russia"]</text:p>
      <text:p text:style-name="P4">
Id: 22555237</text:p>
      <!--METADATA-->
      <text:p text:style-name="P4">
At sivershchyna and slBozhanschyna directions Russian army Shelled Hremyachand Kamyanska Sloboda of Chernihiv Region;</text:p>
      <text:p text:style-name="P4">
News Collection Link:(https://liveuamap.com/en/2023/11-april-at-sivershchyna-and-slobozhanschyna-directions-russian)</text:p>
      <text:p text:style-name="P4">
News Source: <text:a xlink:type="simple" xlink:href="https://t.me/lumsrc/4462" text:style-name="Internet_20_link" text:visited-style-name="Visited_20_Internet_20_Link">
https://t.me/lumsrc/4462</text:a>
</text:p>
      <!--NEWS-->
      <text:h text:style-name="P10" text:outline-level="1">
<text:span text:style-name="T4">
Russian aviation conducted airstrikes at Huliaipole and Orikhiv of Zaporizhzhia region</text:span>
</text:h>
      <text:p text:style-name="P4">
Authors: liveuamap (Language: en)</text:p>
      <text:p text:style-name="P4">
Time: 2023-04-11T05:08:27</text:p>
      <text:p text:style-name="P4">
Location: Zaporizhiye (Latitude:47.65822 Longtitude:36.26158)</text:p>
      <text:p text:style-name="P4">
Videos: []</text:p>
      <text:p text:style-name="P4">
Images: []</text:p>
      <text:p text:style-name="P4">
Tags: ["Europe", "Central and Eastern Europe"]</text:p>
      <text:p text:style-name="P4">
Id: 22555249</text:p>
      <!--METADATA-->
      <text:p text:style-name="P4">
Russian aviation conducted airstrikes at Huliaipole and Orikhiv ofZaporizhzhia region</text:p>
      <text:p text:style-name="P4">
News Collection Link: <text:a xlink:type="simple" xlink:href="https://liveuamap.com/en/2023/11-april-russian-aviation-conducted-airstrikes-at-huliaipole" text:style-name="Internet_20_link" text:visited-style-name="Visited_20_Internet_20_Link">
https://liveuamap.com/en/2023/11-april-russian-aviation-conducted-airstrikes-at-huliaipole</text:a>
</text:p>
      <text:p text:style-name="P4">
News Source: <text:a xlink:type="simple" xlink:href="https://t.me/babel/30952" text:style-name="Internet_20_link" text:visited-style-name="Visited_20_Internet_20_Link">
https://t.me/babel/30952</text:a>
</text:p>
      <!--NEWS-->
      <text:h text:style-name="P10" text:outline-level="1">
<text:span text:style-name="T4">
Kharkiv, Kharkivska Oblast(11:18). Red Alert: aerial threat. Sirens sounding. Take cover now!</text:span>
</text:h>
      <text:p text:style-name="P4">
Authors: liveuamap (Language: en)</text:p>
      <text:p text:style-name="P4">
Time: 2023-04-11T05:20:00</text:p>
      <text:p text:style-name="P4">
Location: Kharkiv (Latitude:49.98115 Longtitude:36.25298)</text:p>
      <text:p text:style-name="P4">
Videos: []</text:p>
      <text:p text:style-name="P4">
Images: []</text:p>
      <text:p text:style-name="P4">
Tags: ["Europe", "Central and Eastern Europe"]</text:p>
      <text:p text:style-name="P4">
Id: 22555253</text:p>
      <!--METADATA-->
      <text:p text:style-name="P4">
Kharkiv, Kharkiv region(11:18). Red Alert: aerial threat. Sirens sounding.Take cover now!</text:p>
      <text:p text:style-name="P4">
News Collection Link: <text:a xlink:type="simple" xlink:href="https://liveuamap.com/en/2023/11-april-kharkiv-kharkivska-oblast1118-red-alg" text:style-name="Internet_20_link" text:visited-style-name="Visited_20_Internet_20_Link">
https://liveuamap.com/en/2023/11-april-kharkiv-kharkivska-oblast1118-red-alg</text:a>
</text:p>
      <text:p text:style-name="P4">
News Source: <text:a xlink:type="simple" xlink:href="https://t.me/suspilnekharkiv/23781" text:style-name="Internet_20_link" text:visited-style-name="Visited_20_Internet_20_Link">
https://t.me/suspilnekharkiv/23781</text:a>
</text:p>
      <!--NEWS-->
      <text:h text:style-name="P10" text:outline-level="1">
<text:span text:style-name="T4">
Donetsk Oblast(11:50). Red Alert: aerial threat. Sirens sounding. Take cover now!</text:span>
</text:h>
      <text:p text:style-name="P4">
Authors: liveuamap (Language: en)</text:p>
      <text:p text:style-name="P4">
Time: 2023-04-11T05:52:00</text:p>
      <text:p text:style-name="P4">
Location: Donetsk Oblast (Latitude:48.72759 Longtitude:37.5769)</text:p>
      <text:p text:style-name="P4">
Videos: []</text:p>
      <text:p text:style-name="P4">
Images: []</text:p>
      <text:p text:style-name="P4">
Tags: ["Europe", "Central and Eastern Europe"]</text:p>
      <text:p text:style-name="P4">
Id: 22555255</text:p>
      <!--METADATA-->
      <text:p text:style-name="P4">
Donetsk Oblast(11:50). Red Alert: aerial threat. Sirens sounding. Take covernow!</text:p>
      <text:p text:style-name="P4">
News Collection Link: <text:a xlink:type="simple" xlink:href="https://liveuamap.com/en/2023/11-april-donetsk-oblast1150-red-alert-aerial-g" text:style-name="Internet_20_link" text:visited-style-name="Visited_20_Internet_20_Link">
https://liveuamap.com/en/2023/11-april-donetsk-oblast1150-red-alert-aerial-g</text:a>
</text:p>
      <text:p text:style-name="P4">
News Source: <text:a xlink:type="simple" xlink:href="https://t.me/air_alert_ua/42889" text:style-name="Internet_20_link" text:visited-style-name="Visited_20_Internet_20_Link">
https://t.me/air_alert_ua/42889</text:a>
</text:p>
      <!--NEWS-->
      <text:h text:style-name="P10" text:outline-level="1">
<text:span text:style-name="T4">
Widespread damage in Beryslav after Russian airstrikes yesterday</text:span>
</text:h>
      <text:p text:style-name="P4">
Authors: liveuamap (Language: en)</text:p>
      <text:p text:style-name="P4">
Time: 2023-04-11T05:54:22</text:p>
      <text:p text:style-name="P4">
Location: Kherson (Latitude:46.84502 Longtitude:33.42758)</text:p>
      <text:p text:style-name="P4">
Videos: []</text:p>
      <text:p text:style-name="P4">
Images: ["<text:a xlink:type="simple" xlink:href="https://liveuamap.com/pics/2023/04/11/22555256_0.jpg" text:style-name="Internet_20_link" text:visited-style-name="Visited_20_Internet_20_Link">
22555256_0.jpg</text:a>
", "<text:a xlink:type="simple" xlink:href="https://liveuamap.com/pics/2023/04/11/22555256_1.jpg" text:style-name="Internet_20_link" text:visited-style-name="Visited_20_Internet_20_Link">
22555256_1.jpg</text:a>
", "<text:a xlink:type="simple" xlink:href="https://liveuamap.com/pics/2023/04/11/22555256_2.jpg" text:style-name="Internet_20_link" text:visited-style-name="Visited_20_Internet_20_Link">
22555256_2.jpg</text:a>
", "<text:a xlink:type="simple" xlink:href="https://liveuamap.com/pics/2023/04/11/22555256_3.jpg" text:style-name="Internet_20_link" text:visited-style-name="Visited_20_Internet_20_Link">
22555256_3.jpg</text:a>
", "<text:a xlink:type="simple" xlink:href="https://liveuamap.com/pics/2023/04/11/22555256_4.jpg" text:style-name="Internet_20_link" text:visited-style-name="Visited_20_Internet_20_Link">
22555256_4.jpg</text:a>
", "<text:a xlink:type="simple" xlink:href="https://liveuamap.com/pics/2023/04/11/22555256_5.jpg" text:style-name="Internet_20_link" text:visited-style-name="Visited_20_Internet_20_Link">
22555256_5.jpg</text:a>
", "<text:a xlink:type="simple" xlink:href="https://liveuamap.com/pics/2023/04/11/22555256_6.jpg" text:style-name="Internet_20_link" text:visited-style-name="Visited_20_Internet_20_Link">
22555256_6.jpg</text:a>
", "<text:a xlink:type="simple" xlink:href="https://liveuamap.com/pics/2023/04/11/22555256_7.jpg" text:style-name="Internet_20_link" text:visited-style-name="Visited_20_Internet_20_Link">
22555256_7.jpg</text:a>
", "<text:a xlink:type="simple" xlink:href="https://liveuamap.com/pics/2023/04/11/22555256_8.jpg" text:style-name="Internet_20_link" text:visited-style-name="Visited_20_Internet_20_Link">
22555256_8.jpg</text:a>
", "<text:a xlink:type="simple" xlink:href="https://liveuamap.com/pics/2023/04/11/22555256_9.jpg" text:style-name="Internet_20_link" text:visited-style-name="Visited_20_Internet_20_Link">
22555256_9.jpg</text:a>
"]</text:p>
      <text:p text:style-name="P4">
Tags: ["Europe", "Central and Eastern Europe"]</text:p>
      <text:p text:style-name="P4">
Id: 22555256</text:p>
      <!--METADATA-->
      <text:p text:style-name="P4">
Widespread damage in Beryslav after Russian airstrikes yesterday</text:p>
      <text:p text:style-name="P4">
<draw:frame draw:style-name="fr1" draw:name="Image49" text:anchor-type="as-char" svg:width="6.9236in" svg:height="3.90318in" draw:z-index="0">
<draw:image xlink:href="../Images/liveuamap/2023-04-11T05-54-22/22555256_0.jpg" xlink:type="simple" xlink:show="embed" xlink:actuate="onLoad" draw:mime-type="image/jpeg"/>
</draw:frame>
<draw:frame draw:style-name="fr1" draw:name="Image50" text:anchor-type="as-char" svg:width="6.9236in" svg:height="3.90318in" draw:z-index="0">
<draw:image xlink:href="../Images/liveuamap/2023-04-11T05-54-22/22555256_1.jpg" xlink:type="simple" xlink:show="embed" xlink:actuate="onLoad" draw:mime-type="image/jpeg"/>
</draw:frame>
<draw:frame draw:style-name="fr1" draw:name="Image51" text:anchor-type="as-char" svg:width="6.9236in" svg:height="3.90318in" draw:z-index="0">
<draw:image xlink:href="../Images/liveuamap/2023-04-11T05-54-22/22555256_2.jpg" xlink:type="simple" xlink:show="embed" xlink:actuate="onLoad" draw:mime-type="image/jpeg"/>
</draw:frame>
<draw:frame draw:style-name="fr1" draw:name="Image52" text:anchor-type="as-char" svg:width="6.9236in" svg:height="3.90318in" draw:z-index="0">
<draw:image xlink:href="../Images/liveuamap/2023-04-11T05-54-22/22555256_3.jpg" xlink:type="simple" xlink:show="embed" xlink:actuate="onLoad" draw:mime-type="image/jpeg"/>
</draw:frame>
<draw:frame draw:style-name="fr1" draw:name="Image53" text:anchor-type="as-char" svg:width="6.9236in" svg:height="3.90318in" draw:z-index="0">
<draw:image xlink:href="../Images/liveuamap/2023-04-11T05-54-22/22555256_4.jpg" xlink:type="simple" xlink:show="embed" xlink:actuate="onLoad" draw:mime-type="image/jpeg"/>
</draw:frame>
<draw:frame draw:style-name="fr1" draw:name="Image54" text:anchor-type="as-char" svg:width="6.9236in" svg:height="3.90318in" draw:z-index="0">
<draw:image xlink:href="../Images/liveuamap/2023-04-11T05-54-22/22555256_5.jpg" xlink:type="simple" xlink:show="embed" xlink:actuate="onLoad" draw:mime-type="image/jpeg"/>
</draw:frame>
<draw:frame draw:style-name="fr1" draw:name="Image55" text:anchor-type="as-char" svg:width="6.9236in" svg:height="3.90318in" draw:z-index="0">
<draw:image xlink:href="../Images/liveuamap/2023-04-11T05-54-22/22555256_6.jpg" xlink:type="simple" xlink:show="embed" xlink:actuate="onLoad" draw:mime-type="image/jpeg"/>
</draw:frame>
<draw:frame draw:style-name="fr1" draw:name="Image56" text:anchor-type="as-char" svg:width="6.9236in" svg:height="3.90318in" draw:z-index="0">
<draw:image xlink:href="../Images/liveuamap/2023-04-11T05-54-22/22555256_7.jpg" xlink:type="simple" xlink:show="embed" xlink:actuate="onLoad" draw:mime-type="image/jpeg"/>
</draw:frame>
<draw:frame draw:style-name="fr1" draw:name="Image57" text:anchor-type="as-char" svg:width="6.9236in" svg:height="3.90318in" draw:z-index="0">
<draw:image xlink:href="../Images/liveuamap/2023-04-11T05-54-22/22555256_8.jpg" xlink:type="simple" xlink:show="embed" xlink:actuate="onLoad" draw:mime-type="image/jpeg"/>
</draw:frame>
<draw:frame draw:style-name="fr1" draw:name="Image58" text:anchor-type="as-char" svg:width="6.9236in" svg:height="3.90318in" draw:z-index="0">
<draw:image xlink:href="../Images/liveuamap/2023-04-11T05-54-22/22555256_9.jpg" xlink:type="simple" xlink:show="embed" xlink:actuate="onLoad" draw:mime-type="image/jpeg"/>
</draw:frame>
News Collection Link: <text:a xlink:type="simple" xlink:href="https://liveuamap.com/en/2023/11-april-widespread-damage-in-beryslav-after-russian-airstrikes" text:style-name="Internet_20_link" text:visited-style-name="Visited_20_Internet_20_Link">
https://liveuamap.com/en/2023/11-april-widespread-damage-in-beryslav-after-russian-airstrikes</text:a>
</text:p>
      <text:p text:style-name="P4">
News Source: <text:a xlink:type="simple" xlink:href="https://t.me/hueviyherson/37810" text:style-name="Internet_20_link" text:visited-style-name="Visited_20_Internet_20_Link">
https://t.me/hueviyherson/37810</text:a>
</text:p>
      <!--NEWS-->
      <text:h text:style-name="P10" text:outline-level="1">
<text:span text:style-name="T4">
Sumska Oblast, Chernihivska Oblast(12:14). Red Alert: aerial threat. Sirens sounding. Take co...</text:span>
</text:h>
      <text:p text:style-name="P4">
Authors: liveuamap (Language: en)</text:p>
      <text:p text:style-name="P4">
Time: 2023-04-11T06:15:00</text:p>
      <text:p text:style-name="P4">
Location: Sumska Oblast (Latitude:51.00000000 Longtitude:34.00000000)</text:p>
      <text:p text:style-name="P4">
Videos: []</text:p>
      <text:p text:style-name="P4">
Images: []</text:p>
      <text:p text:style-name="P4">
Tags: ["Europe", "Central and Eastern Europe"]</text:p>
      <text:p text:style-name="P4">
Id: 22555265</text:p>
      <!--METADATA-->
      <text:p text:style-name="P4">
Sumy region, Chernihiv region(12:14). Red Alert: aerial threat. Sirenssounding. Take cover now!</text:p>
      <text:p text:style-name="P4">
News Collection Link: <text:a xlink:type="simple" xlink:href="https://liveuamap.com/en/2023/11-april-sumska-oblast-chernihivska-oblast121g" text:style-name="Internet_20_link" text:visited-style-name="Visited_20_Internet_20_Link">
https://liveuamap.com/en/2023/11-april-sumska-oblast-chernihivska-oblast121g</text:a>
</text:p>
      <text:p text:style-name="P4">
News Source: <text:a xlink:type="simple" xlink:href="https://t.me/air_alert_ua/42891" text:style-name="Internet_20_link" text:visited-style-name="Visited_20_Internet_20_Link">
https://t.me/air_alert_ua/42891</text:a>
</text:p>
      <!--NEWS-->
      <text:h text:style-name="P10" text:outline-level="1">
<text:span text:style-name="T4">
Kharkiv(13:34). Red Alert: aerial threat. Sirens sounding. Take cover now!</text:span>
</text:h>
      <text:p text:style-name="P4">
Authors: liveuamap (Language: en)</text:p>
      <text:p text:style-name="P4">
Time: 2023-04-11T07:35:00</text:p>
      <text:p text:style-name="P4">
Location: Kharkiv (Latitude:49.98117 Longtitude:36.25179)</text:p>
      <text:p text:style-name="P4">
Videos: []</text:p>
      <text:p text:style-name="P4">
Images: []</text:p>
      <text:p text:style-name="P4">
Tags: ["Europe", "Central and Eastern Europe"]</text:p>
      <text:p text:style-name="P4">
Id: 22555272</text:p>
      <!--METADATA-->
      <text:p text:style-name="P4">
Kharkiv(13:34). Red Alert: aerial threat. Sirens sounding. Take cover now!</text:p>
      <text:p text:style-name="P4">
News Collection Link: <text:a xlink:type="simple" xlink:href="https://liveuamap.com/en/2023/11-april-kharkiv1334-red-alert-aerial-threat-g" text:style-name="Internet_20_link" text:visited-style-name="Visited_20_Internet_20_Link">
https://liveuamap.com/en/2023/11-april-kharkiv1334-red-alert-aerial-threat-g</text:a>
</text:p>
      <text:p text:style-name="P4">
News Source: <text:a xlink:type="simple" xlink:href="https://t.me/suspilnekharkiv/23786" text:style-name="Internet_20_link" text:visited-style-name="Visited_20_Internet_20_Link">
https://t.me/suspilnekharkiv/23786</text:a>
</text:p>
      <!--NEWS-->
      <text:h text:style-name="P10" text:outline-level="1">
<text:span text:style-name="T4">
Donetsk Oblast(13:39). Red Alert: aerial threat. Sirens sounding. Take cover now!</text:span>
</text:h>
      <text:p text:style-name="P4">
Authors: liveuamap (Language: en)</text:p>
      <text:p text:style-name="P4">
Time: 2023-04-11T07:41:00</text:p>
      <text:p text:style-name="P4">
Location: Donetsk Oblast (Latitude:48.72759 Longtitude:37.57871)</text:p>
      <text:p text:style-name="P4">
Videos: []</text:p>
      <text:p text:style-name="P4">
Images: []</text:p>
      <text:p text:style-name="P4">
Tags: ["Europe", "Central and Eastern Europe"]</text:p>
      <text:p text:style-name="P4">
Id: 22555273</text:p>
      <!--METADATA-->
      <text:p text:style-name="P4">
Donetsk Oblast(13:39). Red Alert: aerial threat. Sirens sounding. Take covernow!</text:p>
      <text:p text:style-name="P4">
News Collection Link: <text:a xlink:type="simple" xlink:href="https://liveuamap.com/en/2023/11-april-donetsk-oblast1339-red-alert-aerial-g" text:style-name="Internet_20_link" text:visited-style-name="Visited_20_Internet_20_Link">
https://liveuamap.com/en/2023/11-april-donetsk-oblast1339-red-alert-aerial-g</text:a>
</text:p>
      <text:p text:style-name="P4">
News Source: <text:a xlink:type="simple" xlink:href="https://t.me/air_alert_ua/42895" text:style-name="Internet_20_link" text:visited-style-name="Visited_20_Internet_20_Link">
https://t.me/air_alert_ua/42895</text:a>
</text:p>
      <!--NEWS-->
      <text:h text:style-name="P10" text:outline-level="1">
<text:span text:style-name="T4">
Kharkivska Oblast(14:01). Red Alert: aerial threat. Sirens sounding. Take cover now!</text:span>
</text:h>
      <text:p text:style-name="P4">
Authors: liveuamap (Language: en)</text:p>
      <text:p text:style-name="P4">
Time: 2023-04-11T08:02:00</text:p>
      <text:p text:style-name="P4">
Location: Kharkivska Oblast (Latitude:49.50000000 Longtitude:36.50000000)</text:p>
      <text:p text:style-name="P4">
Videos: []</text:p>
      <text:p text:style-name="P4">
Images: []</text:p>
      <text:p text:style-name="P4">
Tags: ["Europe", "Central and Eastern Europe"]</text:p>
      <text:p text:style-name="P4">
Id: 22555275</text:p>
      <!--METADATA-->
      <text:p text:style-name="P4">
Kharkiv region(14:01). Red Alert: aerial threat. Sirens sounding. Takecover now!</text:p>
      <text:p text:style-name="P4">
News Collection Link: <text:a xlink:type="simple" xlink:href="https://liveuamap.com/en/2023/11-april-kharkivska-oblast1401-red-alert-aerig" text:style-name="Internet_20_link" text:visited-style-name="Visited_20_Internet_20_Link">
https://liveuamap.com/en/2023/11-april-kharkivska-oblast1401-red-alert-aerig</text:a>
</text:p>
      <text:p text:style-name="P4">
News Source: <text:a xlink:type="simple" xlink:href="https://t.me/air_alert_ua/42896" text:style-name="Internet_20_link" text:visited-style-name="Visited_20_Internet_20_Link">
https://t.me/air_alert_ua/42896</text:a>
</text:p>
      <!--NEWS-->
      <text:h text:style-name="P10" text:outline-level="1">
<text:span text:style-name="T4">
Sumska Oblast(14:02). Red Alert: aerial threat. Sirens sounding. Take cover now!</text:span>
</text:h>
      <text:p text:style-name="P4">
Authors: liveuamap (Language: en)</text:p>
      <text:p text:style-name="P4">
Time: 2023-04-11T08:04:00</text:p>
      <text:p text:style-name="P4">
Location: Sumska Oblast (Latitude:51.00118 Longtitude:33.99969)</text:p>
      <text:p text:style-name="P4">
Videos: []</text:p>
      <text:p text:style-name="P4">
Images: []</text:p>
      <text:p text:style-name="P4">
Tags: ["Europe", "Central and Eastern Europe"]</text:p>
      <text:p text:style-name="P4">
Id: 22555276</text:p>
      <!--METADATA-->
      <text:p text:style-name="P4">
Sumy region(14:02). Red Alert: aerial threat. Sirens sounding. Take covernow!</text:p>
      <text:p text:style-name="P4">
News Collection Link: <text:a xlink:type="simple" xlink:href="https://liveuamap.com/en/2023/11-april-sumska-oblast1402-red-alert-aerial-tg" text:style-name="Internet_20_link" text:visited-style-name="Visited_20_Internet_20_Link">
https://liveuamap.com/en/2023/11-april-sumska-oblast1402-red-alert-aerial-tg</text:a>
</text:p>
      <text:p text:style-name="P4">
News Source: <text:a xlink:type="simple" xlink:href="https://t.me/air_alert_ua/42897" text:style-name="Internet_20_link" text:visited-style-name="Visited_20_Internet_20_Link">
https://t.me/air_alert_ua/42897</text:a>
</text:p>
      <!--NEWS-->
      <text:h text:style-name="P10" text:outline-level="1">
<text:span text:style-name="T4">
Donetsk Oblast(14:33). Red Alert: aerial threat. Sirens sounding. Take cover now!</text:span>
</text:h>
      <text:p text:style-name="P4">
Authors: liveuamap (Language: en)</text:p>
      <text:p text:style-name="P4">
Time: 2023-04-11T08:35:00</text:p>
      <text:p text:style-name="P4">
Location: Donetsk Oblast (Latitude:48.72853 Longtitude:37.57733)</text:p>
      <text:p text:style-name="P4">
Videos: []</text:p>
      <text:p text:style-name="P4">
Images: []</text:p>
      <text:p text:style-name="P4">
Tags: ["Europe", "Central and Eastern Europe"]</text:p>
      <text:p text:style-name="P4">
Id: 22555277</text:p>
      <!--METADATA-->
      <text:p text:style-name="P4">
Donetsk Oblast(14:33). Red Alert: aerial threat. Sirens sounding. Take covernow!</text:p>
      <text:p text:style-name="P4">
News Collection Link: <text:a xlink:type="simple" xlink:href="https://liveuamap.com/en/2023/11-april-donetsk-oblast1433-red-alert-aerial-g" text:style-name="Internet_20_link" text:visited-style-name="Visited_20_Internet_20_Link">
https://liveuamap.com/en/2023/11-april-donetsk-oblast1433-red-alert-aerial-g</text:a>
</text:p>
      <text:p text:style-name="P4">
News Source: <text:a xlink:type="simple" xlink:href="https://t.me/air_alert_ua/42900" text:style-name="Internet_20_link" text:visited-style-name="Visited_20_Internet_20_Link">
https://t.me/air_alert_ua/42900</text:a>
</text:p>
      <!--NEWS-->
      <text:h text:style-name="P10" text:outline-level="1">
<text:span text:style-name="T4">
Kherson, Khersonska Oblast(18:44). Red Alert: aerial threat. Sirens sounding. Take cover now!</text:span>
</text:h>
      <text:p text:style-name="P4">
Authors: liveuamap (Language: en)</text:p>
      <text:p text:style-name="P4">
Time: 2023-04-11T12:45:00</text:p>
      <text:p text:style-name="P4">
Location: Kherson (Latitude:46.65581000 Longtitude:32.61780000)</text:p>
      <text:p text:style-name="P4">
Videos: []</text:p>
      <text:p text:style-name="P4">
Images: []</text:p>
      <text:p text:style-name="P4">
Tags: ["Europe", "Central and Eastern Europe"]</text:p>
      <text:p text:style-name="P4">
Id: 22555342</text:p>
      <!--METADATA-->
      <text:p text:style-name="P4">
Kherson, Kherson region(18:44). Red Alert: aerial threat. Sirens sounding.Take cover now!</text:p>
      <text:p text:style-name="P4">
News Collection Link: <text:a xlink:type="simple" xlink:href="https://liveuamap.com/en/2023/11-april-kherson-khersonska-oblast1844-red-alg" text:style-name="Internet_20_link" text:visited-style-name="Visited_20_Internet_20_Link">
https://liveuamap.com/en/2023/11-april-kherson-khersonska-oblast1844-red-alg</text:a>
</text:p>
      <text:p text:style-name="P4">
News Source: <text:a xlink:type="simple" xlink:href="https://t.me/air_alert_ua/42903" text:style-name="Internet_20_link" text:visited-style-name="Visited_20_Internet_20_Link">
https://t.me/air_alert_ua/42903</text:a>
</text:p>
      <!--NEWS-->
      <text:h text:style-name="P10" text:outline-level="1">
<text:span text:style-name="T4">
Russian army shelled Marhanets community twice today</text:span>
</text:h>
      <text:p text:style-name="P4">
Authors: liveuamap (Language: en)</text:p>
      <text:p text:style-name="P4">
Time: 2023-04-11T13:03:46</text:p>
      <text:p text:style-name="P4">
Location: Marhanets (Latitude:47.64469 Longtitude:34.64521)</text:p>
      <text:p text:style-name="P4">
Videos: []</text:p>
      <text:p text:style-name="P4">
Images: ["<text:a xlink:type="simple" xlink:href="https://liveuamap.com/pics/2023/04/11/22555346_0.jpg" text:style-name="Internet_20_link" text:visited-style-name="Visited_20_Internet_20_Link">
22555346_0.jpg</text:a>
", "<text:a xlink:type="simple" xlink:href="https://liveuamap.com/pics/2023/04/11/22555346_1.jpg" text:style-name="Internet_20_link" text:visited-style-name="Visited_20_Internet_20_Link">
22555346_1.jpg</text:a>
", "<text:a xlink:type="simple" xlink:href="https://liveuamap.com/pics/2023/04/11/22555346_2.jpg" text:style-name="Internet_20_link" text:visited-style-name="Visited_20_Internet_20_Link">
22555346_2.jpg</text:a>
"]</text:p>
      <text:p text:style-name="P4">
Tags: ["Europe", "Central and Eastern Europe"]</text:p>
      <text:p text:style-name="P4">
Id: 22555346</text:p>
      <!--METADATA-->
      <text:p text:style-name="P4">
Russian army shelled Marhanets community twice today</text:p>
      <text:p text:style-name="P4">
<draw:frame draw:style-name="fr1" draw:name="Image59" text:anchor-type="as-char" svg:width="6.9236in" svg:height="6.9236in" draw:z-index="0">
<draw:image xlink:href="../Images/liveuamap/2023-04-11T13-03-46/22555346_0.jpg" xlink:type="simple" xlink:show="embed" xlink:actuate="onLoad" draw:mime-type="image/jpeg"/>
</draw:frame>
<draw:frame draw:style-name="fr1" draw:name="Image60" text:anchor-type="as-char" svg:width="6.9236in" svg:height="6.9236in" draw:z-index="0">
<draw:image xlink:href="../Images/liveuamap/2023-04-11T13-03-46/22555346_1.jpg" xlink:type="simple" xlink:show="embed" xlink:actuate="onLoad" draw:mime-type="image/jpeg"/>
</draw:frame>
<draw:frame draw:style-name="fr1" draw:name="Image61" text:anchor-type="as-char" svg:width="6.9236in" svg:height="6.9236in" draw:z-index="0">
<draw:image xlink:href="../Images/liveuamap/2023-04-11T13-03-46/22555346_2.jpg" xlink:type="simple" xlink:show="embed" xlink:actuate="onLoad" draw:mime-type="image/jpeg"/>
</draw:frame>
News Collection Link: <text:a xlink:type="simple" xlink:href="https://liveuamap.com/en/2023/11-april-russian-army-shelled-marhanets-community-twice-today" text:style-name="Internet_20_link" text:visited-style-name="Visited_20_Internet_20_Link">
https://liveuamap.com/en/2023/11-april-russian-army-shelled-marhanets-community-twice-today</text:a>
</text:p>
      <text:p text:style-name="P4">
News Source: <text:a xlink:type="simple" xlink:href="https://t.me/dneproperatyv/60007" text:style-name="Internet_20_link" text:visited-style-name="Visited_20_Internet_20_Link">
https://t.me/dneproperatyv/60007</text:a>
</text:p>
      <!--NEWS-->
      <text:h text:style-name="P10" text:outline-level="1">
<text:span text:style-name="T4">
New Canadian military aid to Ukraine: 21,000 5.56 mm caliber assault rifles, 38 7.62 mm calib...</text:span>
</text:h>
      <text:p text:style-name="P4">
Authors: liveuamap (Language: en)</text:p>
      <text:p text:style-name="P4">
Time: 2023-04-11T13:13:07</text:p>
      <text:p text:style-name="P4">
Location: Ottawa, Ontario (Latitude:45.42237 Longtitude:-75.69992)</text:p>
      <text:p text:style-name="P4">
Videos: []</text:p>
      <text:p text:style-name="P4">
Images: []</text:p>
      <text:p text:style-name="P4">
Tags: ["Russia", "Canada"]</text:p>
      <text:p text:style-name="P4">
Id: 22555348</text:p>
      <!--METADATA-->
      <text:p text:style-name="P4">
New Canadian military aid to Ukraine: 21,000 5.56 mm caliber assault rifles,38 7.62 mm caliber machine guns, and over 2.4 million rounds of ammunition.New sanctions, too: 14 people and 34 Russian entities, including some linkedto the Wagner group</text:p>
      <text:p text:style-name="P4">
News Collection Link: <text:a xlink:type="simple" xlink:href="https://liveuamap.com/en/2023/11-april-new-canadian-military-aid-to-ukraine-21000-556-mm" text:style-name="Internet_20_link" text:visited-style-name="Visited_20_Internet_20_Link">
https://liveuamap.com/en/2023/11-april-new-canadian-military-aid-to-ukraine-21000-556-mm</text:a>
</text:p>
      <text:p text:style-name="P4">
News Source: <text:a xlink:type="simple" xlink:href="https://twitter.com/melmarquis/status/1645830640770613253" text:style-name="Internet_20_link" text:visited-style-name="Visited_20_Internet_20_Link">
https://twitter.com/melmarquis/status/1645830640770613253</text:a>
</text:p>
      <!--NEWS-->
      <text:h text:style-name="P10" text:outline-level="1">
<text:span text:style-name="T4">
U.S. National Security Council spokesperson John Kirby said in press statements that there's ...</text:span>
</text:h>
      <text:p text:style-name="P4">
Authors: liveuamap (Language: en)</text:p>
      <text:p text:style-name="P4">
Time: 2023-04-11T13:22:58</text:p>
      <text:p text:style-name="P4">
Location: Washington, District of Columbia (Latitude:38.8987 Longtitude:-77.037)</text:p>
      <text:p text:style-name="P4">
Videos: []</text:p>
      <text:p text:style-name="P4">
Images: []</text:p>
      <text:p text:style-name="P4">
Tags: ["Russia", "Egypt"]</text:p>
      <text:p text:style-name="P4">
Id: 22555353</text:p>
      <!--METADATA-->
      <text:p text:style-name="P4">
U.S. National Security Council spokesperson John Kirby said in pressstatements that there's no indication Egypt is providing lethal weaponrycapabilities to Russia, "Egypt is a significant security partner and remainso," Kirby added. An official Egyptian source denies in statements to@Alqaheranewstv allegations claimed that Egypt had produced 40,000 rockets tobe supplied to Russia</text:p>
      <text:p text:style-name="P4">
News Collection Link: <text:a xlink:type="simple" xlink:href="https://liveuamap.com/en/2023/11-april-us-national-security-council-spokesperson-john-kirby" text:style-name="Internet_20_link" text:visited-style-name="Visited_20_Internet_20_Link">
https://liveuamap.com/en/2023/11-april-us-national-security-council-spokesperson-john-kirby</text:a>
</text:p>
      <text:p text:style-name="P4">
News Source: <text:a xlink:type="simple" xlink:href="https://twitter.com/mahmouedgamal44/status/1645838787111419904" text:style-name="Internet_20_link" text:visited-style-name="Visited_20_Internet_20_Link">
https://twitter.com/mahmouedgamal44/status/1645838787111419904</text:a>
</text:p>
      <!--NEWS-->
      <text:h text:style-name="P10" text:outline-level="1">
<text:span text:style-name="T4">
On the actor Li Akhedzhakov wrote a denunciation at the Prosecutor General of the Russian Federation</text:span>
</text:h>
      <text:p text:style-name="P4">
Authors: Ukrinform (Person)</text:p>
      <text:p text:style-name="P4">
Publisher: Укринформ (Organization)</text:p>
      <text:p text:style-name="P4">
Published Time: 2023-04-11T15:29:52+03:00</text:p>
      <text:p text:style-name="P4">
Modified Time: 2023-04-11T15:29:52+03:00</text:p>
      <text:p text:style-name="P4">
Description: The pro -Kremliv activist Vitaliy Borodin appealed to the Prosecutor General of the Russian Federation to violate the actress of Lyi Ageshakov's case under several articles of the Criminal Code, in particular regarding the State Council. - Ukrinform.</text:p>
      <text:p text:style-name="P4">
Images: ["<text:a xlink:type="simple" xlink:href="https://static.ukrinform.com/photos/2017_07/thumb_files/630_360_1500533944-7592.jpg" text:style-name="Internet_20_link" text:visited-style-name="Visited_20_Internet_20_Link">
630_360_15005...</text:a>
"]</text:p>
      <text:p text:style-name="P4">
Tags: ['росія', 'Актор', 'Війна з росією', 'Ахеджакова']</text:p>
      <text:p text:style-name="P4">
Type: Article</text:p>
      <!--METADATA-->
      <text:p text:style-name="P4">
<draw:frame draw:style-name="fr1" draw:name="Image62" text:anchor-type="as-char" svg:width="6.9236in" svg:height="3.946452in" draw:z-index="0">
<draw:image xlink:href="../Images/yкринформ/2023-04-11T15-29-52-03-00/630_360_1500533944-7592.jpg" xlink:type="simple" xlink:show="embed" xlink:actuate="onLoad" draw:mime-type="image/jpeg"/>
</draw:frame>
The pro -Kremliv activist Vitaliy Borodin appealed to the Prosecutor General of the Russian Federation with the proceedings to violate against the actress of Lyi Ageshakova case on several proportions of the Criminal Code, in particular regarding the State Council.</text:p>
      <text:p text:style-name="P4">
The text of the appeal is published on <text:a xlink:type="simple" xlink:href="https://t.me/bloodysx/27008" text:style-name="Internet_20_link" text:visited-style-name="Visited_20_Internet_20_Link">
</text:a>
"Bloody Appre", reports Ukrinform.</text:p>
      <text:p text:style-name="P4">
In his "message" Borodin stated that Ahedzhakova criticized "approved by state bodies and president <text:a xlink:type="simple" xlink:href="https://www.ukrinform.ua/tag-rosia" text:style-name="Internet_20_link" text:visited-style-name="Visited_20_Internet_20_Link">
</text:a>
Decision and Policy on Special Military Operation ”and allegedly financed(The actress herself denied that).</text:p>
      <text:p text:style-name="P4">
Автор доносу, датованого 11 квітня, просить порушити стосовно Лії Ахеджаковоїкримінальну справу за статтями про державну зраду, «дискредитацію» армії рф ірозпалювання ненависті або ворожнечі. Також він закликав оголосити артистку«іноземним агентом» та позбавити її державних нагород та звань.</text:p>
      <text:p text:style-name="P4">
Після повномасштабного російського вторгнення в Україну Лія Ахеджакованеодноразово виступала за припинення війни та закликала людей, які маютьантивоєнну позицію, не мовчати.</text:p>
      <text:p text:style-name="P4">
На початку лютого московський театр «Современник» позбавив Лію Ахеджаковуостанньої ролі через «гнівні листи» на її адресу, після чого артистказвільнилася з театру.</text:p>
      <text:p text:style-name="P4">
<text:span text:style-name="T4">
Читайте також:</text:span>
 <text:a xlink:type="simple" xlink:href="https://www.ukrinform.ua/rubric-culture/3414331-ahedzakova-peredala-dla-ukrainskoi-armii-10-tisac.html" text:style-name="Internet_20_link" text:visited-style-name="Visited_20_Internet_20_Link">
 <text:span text:style-name="T4">
Ахеджак</text:span>
 </text:a>
After Ahedzhakova took the last role in the theater, the director Kiriloserebrennikov spent it in support of the campaign "Letters for Leah". The artist received 15,000 letters.</text:p>
      <text:p text:style-name="P4">
Borodin, which directs the public organization "Federal Project on the Safety As for the "discrediting" of the army. Earlier, Borodin wrote similar to the soloist of the band "Night snipers" Diana Arbenin Taspovak Valery Meladze.</text:p>
      <text:p text:style-name="P4">
News Source: <text:a xlink:type="simple" xlink:href="https://www.ukrinform.ua/rubric-world/3694449-na-aktorku-liu-ahedzakovu-napisali-donos-u-genprokuraturu-rf.html" text:style-name="Internet_20_link" text:visited-style-name="Visited_20_Internet_20_Link">
https://www.ukrinform.ua/rubric-world/3694449-na-aktorku-liu-ahedzakovu-napisali-donos-u-genprokuraturu-rf.html</text:a>
</text:p>
      <!--NEWS-->
      <text:h text:style-name="P10" text:outline-level="1">
<text:span text:style-name="T4">
Former Twitter Topsmengers call the company because</text:span>
</text:h>
      <text:p text:style-name="P4">
Authors: Ukrinform (Person)</text:p>
      <text:p text:style-name="P4">
Publisher: Укринформ (Organization)</text:p>
      <text:p text:style-name="P4">
Published Time: 2023-04-11T15:38:01+03:00</text:p>
      <text:p text:style-name="P4">
Modified Time: 2023-04-11T15:38:01+03:00</text:p>
      <text:p text:style-name="P4">
Description: Former Twitter CEO, Parag Agraval, expert legal adviser Vidaja Gadde and former Ned Sigal CFO, sued, claiming that she was guilty of more than $ 1 million for legal expenses. - Ukrinform.</text:p>
      <text:p text:style-name="P4">
Images: ["<text:a xlink:type="simple" xlink:href="https://static.ukrinform.com/photos/2022_10/thumb_files/630_360_1666921831-492.jpg" text:style-name="Internet_20_link" text:visited-style-name="Visited_20_Internet_20_Link">
630_360_16669...</text:a>
"]</text:p>
      <text:p text:style-name="P4">
Tags: ['Ілон Маск', 'Позов', 'Twitter']</text:p>
      <text:p text:style-name="P4">
Type: Article</text:p>
      <!--METADATA-->
      <text:p text:style-name="P4">
<draw:frame draw:style-name="fr1" draw:name="Image63" text:anchor-type="as-char" svg:width="6.9236in" svg:height="3.956343in" draw:z-index="0">
<draw:image xlink:href="../Images/yкринформ/2023-04-11T15-38-01-03-00/630_360_1666921831-492.jpg" xlink:type="simple" xlink:show="embed" xlink:actuate="onLoad" draw:mime-type="image/jpeg"/>
</draw:frame>
The former Twitter Director Parag Agraval, expert legal advisor Zayagadde, and former Ned Sigal's financial director sued the company, claiming that they were guilty of more than $ 1 million for legal expenses.</text:p>
      <text:p text:style-name="P4">
About it reports <text:a xlink:type="simple" xlink:href="https://www.businessinsider.com/twitter-sued-former-ceo-alleging-over-1m-unpaid-legal-bills-2023-4" text:style-name="Internet_20_link" text:visited-style-name="Visited_20_Internet_20_Link">
</text:a>
With reference to court documents, Ukrinform reports.</text:p>
      <text:p text:style-name="P4">
In a lawsuit filed on Monday, Delawer's Office Court, three former townspeople claim that they had agreements with <text:a xlink:type="simple" xlink:href="https://www.ukrinform.ua/tag-twitter" text:style-name="Internet_20_link" text:visited-style-name="Visited_20_Internet_20_Link">
</text:a>
The company will cover them "significant" legal costs.</text:p>
      <text:p text:style-name="P4">
The lawsuit claims that Twitter initially agreed to cover the costs, and more refused to recognize her obligations and pay any accounts. "</text:p>
      <text:p text:style-name="P4">
Typically, companies should cover the costs of executives in connection with their service position.</text:p>
      <text:p text:style-name="P4">
<text:span text:style-name="T4">
 Read also: </text:span>
 <text:a xlink:type="simple" xlink:href="https://www.ukrinform.ua/rubric-technology/3693296-twitter-znav-obmezenna-na-oblikovi-zapisi-povazani-z-kremlem-zmi.html" text:style-name="Internet_20_link" text:visited-style-name="Visited_20_Internet_20_Link">
</text:a>
In addition, Agraval and Sigal also had legal costs in connection with the US securities and exchanges in 2022. The commission investigates whether the mask violations of the securities legislation without providing timely information when it purchased 9.2% of the company's shares at the beginning of last year.</text:p>
      <text:p text:style-name="P4">
As it was reported, last year Ilon <text:a xlink:type="simple" xlink:href="https://www.ukrinform.ua/rubric-technology/3634598-mask-prodav-akcij-tesla-na-se-blizko-36-milarda.html" text:style-name="Internet_20_link" text:visited-style-name="Visited_20_Internet_20_Link">
</text:a>
For $ 44lrd. and released the higher management of the company.</text:p>
      <text:p text:style-name="P4">
News Source: <text:a xlink:type="simple" xlink:href="https://www.ukrinform.ua/rubric-technology/3694454-kolisni-topmenedzeri-twitter-pozivautsa-do-kompanii-cerez-nepogasenna-sudovih-viplat.html" text:style-name="Internet_20_link" text:visited-style-name="Visited_20_Internet_20_Link">
https://www.ukrinform.ua/rubric-technology/3694454-kolisni-topmenedzeri-twitter-pozivautsa-do-kompanii-cerez-nepogasenna-sudovih-viplat.html</text:a>
</text:p>
      <!--NEWS-->
      <text:h text:style-name="P10" text:outline-level="1">
<text:span text:style-name="T4">
The Council adopted a law on registered place of residence of displaced children</text:span>
</text:h>
      <text:p text:style-name="P4">
Authors: Ukrinform (Person)</text:p>
      <text:p text:style-name="P4">
Publisher: Укринформ (Organization)</text:p>
      <text:p text:style-name="P4">
Published Time: 2023-04-11T15:40:00+03:00</text:p>
      <text:p text:style-name="P4">
Modified Time: 2023-04-11T15:40:00+03:00</text:p>
      <text:p text:style-name="P4">
Description: The Verkhovna Rada adopted the Law “On Amendments to Certain Laws of Ukraine on Registered Place of Residence of Juvenile Persons for the period of temporary occupation by the Russian Federation of the Territory of Ukraine”. - Ukrinform.</text:p>
      <text:p text:style-name="P4">
Images: ["<text:a xlink:type="simple" xlink:href="https://static.ukrinform.com/photos/2022_12/thumb_files/630_360_1669880266-370.jpg" text:style-name="Internet_20_link" text:visited-style-name="Visited_20_Internet_20_Link">
630_360_16698...</text:a>
"]</text:p>
      <text:p text:style-name="P4">
Tags: ['Діти', 'Переселенці', 'Закон', 'Верховна Рада']</text:p>
      <text:p text:style-name="P4">
Type: Article</text:p>
      <!--METADATA-->
      <text:p text:style-name="P4">
<draw:frame draw:style-name="fr1" draw:name="Image64" text:anchor-type="as-char" svg:width="6.9236in" svg:height="3.956343in" draw:z-index="0">
<draw:image xlink:href="../Images/yкринформ/2023-04-11T15-40-00-03-00/630_360_1669880266-370.jpg" xlink:type="simple" xlink:show="embed" xlink:actuate="onLoad" draw:mime-type="image/jpeg"/>
</draw:frame>
The Verkhovnarad adopted the Law "On Amendments to Certain Laws of Ukraine on the Created Residence of Juvenile Persons for the period of temporary occupation by the Russian Federation of the Territory of Ukraine".</text:p>
      <text:p text:style-name="P4">
This was reported by the People's Deputy of Ukraine from the parliamentary faction "Voice" Yaroslav Zheleznyak in <text:a xlink:type="simple" xlink:href="https://web.telegram.org/k/#@yzheleznyak" text:style-name="Internet_20_link" text:visited-style-name="Visited_20_Internet_20_Link">
</text:a>
, reports Ukrinform.</text:p>
      <text:p text:style-name="P4">
According to him, the corresponding decision was supported by 301 MPs.</text:p>
      <text:p text:style-name="P4">
The legislative act makes changes according to which for the period of temporary occupation of the territory of Ukraine by the registered place of residence <text:a xlink:type="simple" xlink:href="https://www.ukrinform.ua/tag-diti" text:style-name="Internet_20_link" text:visited-style-name="Visited_20_Internet_20_Link">
</text:a>
It is considered a registered place of residence of their parents or other legal representatives or one of them with whom a non -full -time person resides.</text:p>
      <text:p text:style-name="P4">
<text:span text:style-name="T4">
 Read also: </text:span>
 <text:a xlink:type="simple" xlink:href="https://www.ukrinform.ua/rubric-society/3694413-v-ukraini-zbilsili-dopomogu-na-ozdorovlenna-ta-vidpocinok-ditej.html" text:style-name="Internet_20_link" text:visited-style-name="Visited_20_Internet_20_Link">
<text:span text:style-name="T4">
 children </text:span>
</text:a>
It is envisaged that the adoption of the document will protect minors.</text:p>
      <text:p text:style-name="P4">
As reported, the Verkhovna Rada approved on February 24 in the first reading of the Government Profession of the Law "On Amendments to Certain Laws of Ukraine on the Created Place of Residence(№8092).</text:p>
      <text:p text:style-name="P4">
News Source: <text:a xlink:type="simple" xlink:href="https://www.ukrinform.ua/rubric-society/3694455-rada-uhvalila-zakon-sodo-zareestrovanogo-misca-prozivanna-ditej-vpo.html" text:style-name="Internet_20_link" text:visited-style-name="Visited_20_Internet_20_Link">
https://www.ukrinform.ua/rubric-society/3694455-rada-uhvalila-zakon-sodo-zareestrovanogo-misca-prozivanna-ditej-vpo.html</text:a>
</text:p>
      <!--NEWS-->
      <text:h text:style-name="P10" text:outline-level="1">
<text:span text:style-name="T4">
Moskalkova was expelled from the European Network of National Human Rights Institutions</text:span>
</text:h>
      <text:p text:style-name="P4">
Authors: Ukrinform (Person)</text:p>
      <text:p text:style-name="P4">
Publisher: Укринформ (Organization)</text:p>
      <text:p text:style-name="P4">
Published Time: 2023-04-11T15:42:00+03:00</text:p>
      <text:p text:style-name="P4">
Modified Time: 2023-04-11T15:42:00+03:00</text:p>
      <text:p text:style-name="P4">
Description: The European Network of National Human Rights Institutions (Ennhri) voted, with the exception of the organization of the institution of the Commissioner for Human Rights in the Russian Federation, headed by Ombudsman Tatiana Moskalkova. - Ukrinform.</text:p>
      <text:p text:style-name="P4">
Images: ["<text:a xlink:type="simple" xlink:href="https://static.ukrinform.com/photos/2019_03/thumb_files/630_360_1553076604-1445.jpeg" text:style-name="Internet_20_link" text:visited-style-name="Visited_20_Internet_20_Link">
630_360_15530...</text:a>
"]</text:p>
      <text:p text:style-name="P4">
Tags: ['Омбудсмен', 'Права людини', 'Москалькова', 'Дмитро Лубінець']</text:p>
      <text:p text:style-name="P4">
Type: Article</text:p>
      <!--METADATA-->
      <text:p text:style-name="P4">
<draw:frame draw:style-name="fr1" draw:name="Image65" text:anchor-type="as-char" svg:width="6.9236in" svg:height="3.956343in" draw:z-index="0">
<draw:image xlink:href="../Images/yкринформ/2023-04-11T15-42-00-03-00/630_360_1553076604-1445.jpeg" xlink:type="simple" xlink:show="embed" xlink:actuate="onLoad" draw:mime-type="image/jpeg"/>
</draw:frame>
The European Network of National Human Rights Institutions(Yet)She voted, with the exception of the organization of the institution of right -handed in the Russian Federation, headed by Ombudsman Tatiana Moskalkova.</text:p>
      <text:p text:style-name="P4">
According to Ukrinform, Dmitrolubinets reported this Commissioner for Human Rights of Human Rights in <text:a xlink:type="simple" xlink:href="https://t.me/dmytro_lubinetzs/2112" text:style-name="Internet_20_link" text:visited-style-name="Visited_20_Internet_20_Link">
</text:a>
.</text:p>
      <text:p text:style-name="P4">
"Today he participated in the voting process with the exception of the institution of human rights in the Russian Federation from the Members of INHRI.</text:p>
      <text:p text:style-name="P4">
With the exception, 25 people voted, four abstained, no one was against anyone.</text:p>
      <text:p text:style-name="P4">
The basis for voting was that Moskalkova conducted the activity in the manner and contrary to the purpose, which was defined by the Ennhri statute.</text:p>
      <text:p text:style-name="P4">
"During her speech, the Ombudsman of the Russian Federation declared the release of the Icepian network of national human rights institutions, probably awarding the negative outcome of the vote for their institution. Also used to use n narratives The aggressor countries were very strange, "Lubinets said.</text:p>
      <text:p text:style-name="P4">
<text:span text:style-name="T4">
 Read also: </text:span>
 <text:a xlink:type="simple" xlink:href="https://www.ukrinform.ua/rubric-society/3684315-veresuk-zaklikae-moskalkovu-peredati-spiski-vsih-ukrainskih-ditejsirit-aki-perebuvaut-u-rf.html" text:style-name="Internet_20_link" text:visited-style-name="Visited_20_Internet_20_Link">
<text:span text:style-name="T4">
 Moskalkov </text:span>
</text:a>
According to him, Russia does not pay attention to human rights violations: it kills, fired at the city missiles, tortures, destroys homes, kidnaps Ukrainian children, holds the civilian population in captivity and does not adhere to the Geneva Convention on the treatment of prisoners of war.</text:p>
      <text:p text:style-name="P4">
"Russia does <text:a xlink:type="simple" xlink:href="https://www.ukrinform.ua/tag-genocid" text:style-name="Internet_20_link" text:visited-style-name="Visited_20_Internet_20_Link">
</text:a>
Our people are unlawful of all the rules of international humanitarian law, so it should be excluded by all international organizations. The world sees the truth and draws conclusions, "the lorded Lubin.</text:p>
      <text:p text:style-name="P4">
He thanked his friends and colleagues who voted, with the exception of an institution that "does not meet the purpose of the existence of the Human Rights Institution as a whole, the Taurus is a bite of European platforms to express the political slogans of Island propaganda."</text:p>
      <text:p text:style-name="P4">
News Source: <text:a xlink:type="simple" xlink:href="https://www.ukrinform.ua/rubric-world/3694459-moskalkovu-viklucili-iz-evropejskoi-merezi-nacionalnih-institucij-z-prav-ludini.html" text:style-name="Internet_20_link" text:visited-style-name="Visited_20_Internet_20_Link">
https://www.ukrinform.ua/rubric-world/3694459-moskalkovu-viklucili-iz-evropejskoi-merezi-nacionalnih-institucij-z-prav-ludini.html</text:a>
</text:p>
      <!--NEWS-->
      <text:h text:style-name="P10" text:outline-level="1">
<text:span text:style-name="T4">
The invaders try to replace everything around Energodar - villages and forest strips</text:span>
</text:h>
      <text:p text:style-name="P4">
Authors: Ukrinform (Person)</text:p>
      <text:p text:style-name="P4">
Publisher: Укринформ (Organization)</text:p>
      <text:p text:style-name="P4">
Published Time: 2023-04-11T15:50:00+03:00</text:p>
      <text:p text:style-name="P4">
Modified Time: 2023-04-11T15:50:00+03:00</text:p>
      <text:p text:style-name="P4">
Description: For the last two weeks, the locals of the temporarily occupied energy have record that the Russian military is trying to replace everything around the city. - Ukrinform.</text:p>
      <text:p text:style-name="P4">
Images: ["<text:a xlink:type="simple" xlink:href="https://static.ukrinform.com/photos/2022_03/thumb_files/630_360_1648023835-362.jpg" text:style-name="Internet_20_link" text:visited-style-name="Visited_20_Internet_20_Link">
630_360_16480...</text:a>
"]</text:p>
      <text:p text:style-name="P4">
Tags: ['Мінування', 'Війна з росією', 'Енергодар']</text:p>
      <text:p text:style-name="P4">
Type: Article</text:p>
      <!--METADATA-->
      <text:p text:style-name="P4">
<draw:frame draw:style-name="fr1" draw:name="Image66" text:anchor-type="as-char" svg:width="6.9236in" svg:height="3.956343in" draw:z-index="0">
<draw:image xlink:href="../Images/yкринформ/2023-04-11T15-50-00-03-00/630_360_1648023835-362.jpg" xlink:type="simple" xlink:show="embed" xlink:actuate="onLoad" draw:mime-type="image/jpeg"/>
</draw:frame>
For the last weeks, the locals of the temporarily occupied energy are recorded that the Russian military is trying to replace everything around the city.</text:p>
      <text:p text:style-name="P4">
About this <text:a xlink:type="simple" xlink:href="https://www.youtube.com/watch" text:style-name="Internet_20_link" text:visited-style-name="Visited_20_Internet_20_Link">
 </text:a>
 <text:a xlink:type="simple" xlink:href="https://www.youtube.com/watch" text:style-name="Internet_20_link" text:visited-style-name="Visited_20_Internet_20_Link">
</text:a>
Channel 5 said the mayor Dmitry Orlov, Ukrinform reports.</text:p>
      <text:p text:style-name="P4">
"If the exclusively coastline and the territory of the nuclear power plant was replaced by this point, now they have switched to the mines of surrounding, forest strips, landings. They are afraid of the Armed Forces and try to protect themselves," he said.</text:p>
      <text:p text:style-name="P4">
<text:span text:style-name="T4">
 Read also: </text:span>
 <text:a xlink:type="simple" xlink:href="https://www.ukrinform.ua/rubric-ato/3679787-zsu-pidirvali-v-energodari-vorozu-tehniku.html" text:style-name="Internet_20_link" text:visited-style-name="Visited_20_Internet_20_Link">
<text:span text:style-name="T4">
 Energodar </text:span>
</text:a>
According to the mayor, there is no military equipment in the city itself, and its movement is recorded in the surrounding sections, as well as at the nuclear power plant.</text:p>
      <text:p text:style-name="P4">
As reported, on April 6, the invaders abducted four employees <text:a xlink:type="simple" xlink:href="https://www.ukrinform.ua/tag-zaporizka-aes" text:style-name="Internet_20_link" text:visited-style-name="Visited_20_Internet_20_Link">
</text:a>
 .</text:p>
      <text:p text:style-name="P4">
News Source: <text:a xlink:type="simple" xlink:href="https://www.ukrinform.ua/rubric-regions/3694464-zagarbniki-namagautsa-zaminuvati-vse-navkolo-energodara-sela-ta-lisosmugi.html" text:style-name="Internet_20_link" text:visited-style-name="Visited_20_Internet_20_Link">
https://www.ukrinform.ua/rubric-regions/3694464-zagarbniki-namagautsa-zaminuvati-vse-navkolo-energodara-sela-ta-lisosmugi.html</text:a>
</text:p>
      <!--NEWS-->
      <text:h text:style-name="P10" text:outline-level="1">
<text:span text:style-name="T4">
Most of the victims were killed consciously: during the occupation of the Kyiv region, the Russians shot 717 civilians</text:span>
</text:h>
      <text:p text:style-name="P4">
Authors: Ukrinform (Person)</text:p>
      <text:p text:style-name="P4">
Publisher: Укринформ (Organization)</text:p>
      <text:p text:style-name="P4">
Published Time: 2023-04-11T15:56:00+03:00</text:p>
      <text:p text:style-name="P4">
Modified Time: 2023-04-11T15:56:00+03:00</text:p>
      <text:p text:style-name="P4">
Description: During the occupation of the Kyiv region, 1374 civilians were killed, 717 were killed with small arms. - Ukrinform.</text:p>
      <text:p text:style-name="P4">
Images: ["<text:a xlink:type="simple" xlink:href="https://static.ukrinform.com/photos/2022_09/thumb_files/630_360_1663663886-262.jpg" text:style-name="Internet_20_link" text:visited-style-name="Visited_20_Internet_20_Link">
630_360_16636...</text:a>
", "<text:a xlink:type="simple" xlink:href="https://static.ukrinform.com/photos/2023_04/1681210147-159.jpg" text:style-name="Internet_20_link" text:visited-style-name="Visited_20_Internet_20_Link">
1681210147-15...</text:a>
"]</text:p>
      <text:p text:style-name="P4">
Tags: ['Поліція', 'Воєнні злочини', 'Київщина', 'Війна з росією']</text:p>
      <text:p text:style-name="P4">
Type: Article</text:p>
      <!--METADATA-->
      <text:p text:style-name="P4">
<draw:frame draw:style-name="fr1" draw:name="Image67" text:anchor-type="as-char" svg:width="6.9236in" svg:height="3.956343in" draw:z-index="0">
<draw:image xlink:href="../Images/yкринформ/2023-04-11T15-56-00-03-00/630_360_1663663886-262.jpg" xlink:type="simple" xlink:show="embed" xlink:actuate="onLoad" draw:mime-type="image/jpeg"/>
</draw:frame>
During the production of Kyiv region, 1374 civilians were killed, of which 717 were killed by Zhambi's weapons.</text:p>
      <text:p text:style-name="P4">
This was reported by the Head of the National Police Department in the Kyiv Oblast and the Nebitov during <text:a xlink:type="simple" xlink:href="https://www.ukrinform.ua/rubric-presshall/3694039-rik-pisla-deokupacii-kiivsini-rezultati-roboti-pravoohoronciv-u-rozsliduvanni-zlociniv-okupantiv.html" text:style-name="Internet_20_link" text:visited-style-name="Visited_20_Internet_20_Link">
</text:a>
on the topic: "Year after de -occupation <text:a xlink:type="simple" xlink:href="https://www.ukrinform.ua/tag-kiivsina" text:style-name="Internet_20_link" text:visited-style-name="Visited_20_Internet_20_Link">
</text:a>
. The results of the work of law enforcement officers in investigating the crimes of the invaders "at the Media Center Ukraine - Ukrinform.</text:p>
      <text:p text:style-name="P4">
<draw:frame draw:style-name="fr1" draw:name="Image68" text:anchor-type="as-char" svg:width="6.9236in" svg:height="4.968324in" draw:z-index="0">
<draw:image xlink:href="../Images/yкринформ/2023-04-11T15-56-00-03-00/1681210147-159.jpg" xlink:type="simple" xlink:show="embed" xlink:actuate="onLoad" draw:mime-type="image/jpeg"/>
</draw:frame>
"To date, 1374 bodies of the dead have been discovered. These are civilian Ukrainians who were killed. And here an important aspect is that out of 1374 bodies 717 were killed by Zhatylets weapons, that is, most people were deliberately shot. People are unentended. They could die during occupation both by their death, so the result of non -provision of medical care, "he said.</text:p>
      <text:p text:style-name="P4">
<text:span text:style-name="T4">
 Read also: </text:span>
 <text:a xlink:type="simple" xlink:href="https://www.ukrinform.ua/rubric-ato/3689800-nebitov-na-kiivsini-zagarbniki-vbili-1374-ukrainciv-sered-nih-38-ditej.html" text:style-name="Internet_20_link" text:visited-style-name="Visited_20_Internet_20_Link">
<text:span text:style-name="T4">
 NEBITE </text:span>
</text:a>
In addition, Nephitov added, 38 children were killed during the occupation of the Kiev region, and 43 were injured.</text:p>
      <text:p text:style-name="P4">
195 bodies remain unknown, 279 people are considered missing.</text:p>
      <text:p text:style-name="P4">
Nebitov said that as a result of investigative operations in the territory of the Kijiv region, 11 thousand 333 criminal proceedings were registered. Most of them are investigated(Art. 438 of the Criminal Code).</text:p>
      <text:p text:style-name="P4">
Водночас поліцейські на даний час повідомили про підозру 41 особі, а 34 справиуже слухаються в судах.</text:p>
      <text:p text:style-name="P4">
Як повідомлялося, <text:a xlink:type="simple" xlink:href="https://www.ukrinform.ua/rubric-regions/3690529-pid-okupacieu-buli-15-gromad-ova-opriludnila-rolik-do-ricnici-vizvolenna-kiivsini.html" text:style-name="Internet_20_link" text:visited-style-name="Visited_20_Internet_20_Link">
 </text:a>
. The enemy went to the Ukrainian capital from the north, carrying the death of Irrigation.</text:p>
      <text:p text:style-name="P4">
<text:span text:style-name="T4">
 Read also: </text:span>
 <text:a xlink:type="simple" xlink:href="https://www.ukrinform.ua/rubric-regions/3694440-na-kiivsini-postavili-na-oblik-ponad-3-tisaci-odinic-trofejnoi-zbroi-policia.html" text:style-name="Internet_20_link" text:visited-style-name="Visited_20_Internet_20_Link">
</text:a>
The hostilities in the region lasted more than a month. 15 communities of Vyshgorod, Buchan and Brovarsky districts were captured by the Russian army.</text:p>
      <text:p text:style-name="P4">
The forces of Ukraine's defense gave a decent repel of the enemy. As a result, on April 2, 2022, it became known that the region was released from Russian invaders.</text:p>
      <text:p text:style-name="P4">
News Source: <text:a xlink:type="simple" xlink:href="https://www.ukrinform.ua/rubric-regions/3694467-bilsist-zertv-ubili-svidomo-pid-cas-okupacii-kiivsini-rosiani-rozstrilali-717-civilnih.html" text:style-name="Internet_20_link" text:visited-style-name="Visited_20_Internet_20_Link">
https://www.ukrinform.ua/rubric-regions/3694467-bilsist-zertv-ubili-svidomo-pid-cas-okupacii-kiivsini-rosiani-rozstrilali-717-civilnih.html</text:a>
</text:p>
      <!--NEWS-->
      <text:h text:style-name="P10" text:outline-level="1">
<text:span text:style-name="T4">
Romanchuk: To the Stockholm Tournament I go on the Olympic license</text:span>
</text:h>
      <text:p text:style-name="P4">
Authors: Ukrinform (Person)</text:p>
      <text:p text:style-name="P4">
Publisher: Укринформ (Organization)</text:p>
      <text:p text:style-name="P4">
Published Time: 2023-04-11T16:01:05+03:00</text:p>
      <text:p text:style-name="P4">
Modified Time: 2023-04-11T16:01:05+03:00</text:p>
      <text:p text:style-name="P4">
Description: Swim Open Stockholm tournament will start April 13. - Ukrinform.</text:p>
      <text:p text:style-name="P4">
Images: ["<text:a xlink:type="simple" xlink:href="https://static.ukrinform.com/photos/2023_04/thumb_files/630_360_1681217923-297.jpg" text:style-name="Internet_20_link" text:visited-style-name="Visited_20_Internet_20_Link">
630_360_16812...</text:a>
"]</text:p>
      <text:p text:style-name="P4">
Tags: ['Романчук', 'плавання']</text:p>
      <text:p text:style-name="P4">
Type: Article</text:p>
      <!--METADATA-->
      <text:p text:style-name="P4">
<draw:frame draw:style-name="fr1" draw:name="Image69" text:anchor-type="as-char" svg:width="6.9236in" svg:height="3.956343in" draw:z-index="0">
<draw:image xlink:href="../Images/yкринформ/2023-04-11T16-01-05-03-00/630_360_1681217923-297.jpg" xlink:type="simple" xlink:show="embed" xlink:actuate="onLoad" draw:mime-type="image/jpeg"/>
</draw:frame>
Tournamentswim Open Stockholm will start April 13.</text:p>
      <text:p text:style-name="P4">
Ukrainian swimmer Mikhail Romanchuk plans to fulfill the Olympic standard for 2024 in Paris at Swim Open Stockholm, <text:a xlink:type="simple" xlink:href="https://suspilne.media/438978-idu-za-licenzieu-i-horosim-rezultatom-mihajlo-romancuk-pro-zbir-v-ispanii-vidbir-na-olimpiadu-ta-plani-na-sezon/" text:style-name="Internet_20_link" text:visited-style-name="Visited_20_Internet_20_Link">
</text:a>
Social, reports Ukrinform.</text:p>
      <text:p text:style-name="P4">
“First of all, it is important for me to show a good result. Open the Ukrainian Swimming Licenses to make it more prompts our fields to perform them. Therefore, first of all, I go there for a license and a good resort. Already after him we will do the work on the mistakes and decide, the exaggerated channel move on. I know that the basis of the national team of Ukraine will come to Stockholm. They will also try, I think, to perform the Olympic licenses. This is what I spoke with my coach Peter Nagorny, who is now an evaporator of the duties of the head coach, ”Romanchuk said.</text:p>
      <text:p text:style-name="P4">
The Olympic Games winner in Tokyo also shared the opinion of the WorldAquatics decision on the return of athletes from Russia and Belarus to international competitions.</text:p>
      <text:p text:style-name="P4">
“He recently spoke with Andriy Govorov, who made the quotas for the World Cup - 50 meters licenses with free style and butterfly. We have communicated with him with the admission of Russian and Belarusian athletes. It is a member of the European Swimming League. Almost all Russian swimmers have a reference to the army, to the CSKA, I think. At the gathering in the mountains there were representatives of the Lithuanian national team, all of them against the admission of athletes from aggressors. But we all have to understand well that athletes, unfortunately, depend on nothing. If athletes, something depended on, our office -plants, it would seem, would not have made such a hasty decision on competitions. It is ministered that in every sport, the influence of Russian funds is great, ” - explained romanchuk.</text:p>
      <text:p text:style-name="P4">
The Swim Open Stockholm tournament will take place on April 13-16.</text:p>
      <text:p text:style-name="P4">
<text:span text:style-name="T4">
 Read also: </text:span>
 <text:a xlink:type="simple" xlink:href="https://www.ukrinform.ua/rubric-sports/3600657-mihajlo-romancuk-propustit-cempionat-svitu-z-plavanna-na-korotkij-vodi.html" text:style-name="Internet_20_link" text:visited-style-name="Visited_20_Internet_20_Link">
<text:span text:style-name="T4">
 Romanchuk </text:span>
</text:a>
As reported by Ukrinform, in December Romanchuk missed the World Cup-2022 in the Australian Melbourne.</text:p>
      <text:p text:style-name="P4">
Photo: Getty Image</text:p>
      <text:p text:style-name="P4">
News Source: <text:a xlink:type="simple" xlink:href="https://www.ukrinform.ua/rubric-sports/3694466-romancuk-na-turnir-u-stokgolmi-idu-za-olimpijskou-licenzieu.html" text:style-name="Internet_20_link" text:visited-style-name="Visited_20_Internet_20_Link">
https://www.ukrinform.ua/rubric-sports/3694466-romancuk-na-turnir-u-stokgolmi-idu-za-olimpijskou-licenzieu.html</text:a>
</text:p>
      <!--NEWS-->
      <text:h text:style-name="P10" text:outline-level="1">
<text:span text:style-name="T4">
More than a thousand police officers will additionally be on Easter in Kiev</text:span>
</text:h>
      <text:p text:style-name="P4">
Authors: Ukrinform (Person)</text:p>
      <text:p text:style-name="P4">
Publisher: Укринформ (Organization)</text:p>
      <text:p text:style-name="P4">
Published Time: 2023-04-11T16:08:00+03:00</text:p>
      <text:p text:style-name="P4">
Modified Time: 2023-04-11T16:08:00+03:00</text:p>
      <text:p text:style-name="P4">
Description: In Kiev, more than 1000 police and about 120 representatives of volunteer Tergromady will be involved in the Easter. - Ukrinform.</text:p>
      <text:p text:style-name="P4">
Images: ["<text:a xlink:type="simple" xlink:href="https://static.ukrinform.com/photos/2023_03/thumb_files/630_360_1677824352-861.jpg" text:style-name="Internet_20_link" text:visited-style-name="Visited_20_Internet_20_Link">
630_360_16778...</text:a>
"]</text:p>
      <text:p text:style-name="P4">
Tags: ['Поліція', 'Великдень', 'Київ', 'Безпека']</text:p>
      <text:p text:style-name="P4">
Type: Article</text:p>
      <!--METADATA-->
      <text:p text:style-name="P4">
<draw:frame draw:style-name="fr1" draw:name="Image70" text:anchor-type="as-char" svg:width="6.9236in" svg:height="3.956343in" draw:z-index="0">
<draw:image xlink:href="../Images/yкринформ/2023-04-11T16-08-00-03-00/630_360_1677824352-861.jpg" xlink:type="simple" xlink:show="embed" xlink:actuate="onLoad" draw:mime-type="image/jpeg"/>
</draw:frame>
The law enforcement of more than 1000 police and about 120 representatives of the Volunteer Formation of the Tergromada will be additionally maintained in Kyiv.</text:p>
      <text:p text:style-name="P4">
This was reported by the chief <text:a xlink:type="simple" xlink:href="https://t.me/VA_Kyiv/1404" text:style-name="Internet_20_link" text:visited-style-name="Visited_20_Internet_20_Link">
</text:a>
Sergey Popko, Ukrinform reports.</text:p>
      <text:p text:style-name="P4">
“During the celebration of the Resurrection of the Lord in the capital of Ukraine, the necessary safety measures will be involved. Thus, to maintain law and order, the National Police of Ukraine deals more than 1000 police officers and about 120 representatives of DFTG(Volunteer formation of a territorial community)”, - Popko said.</text:p>
      <text:p text:style-name="P4">
According to him, along with the patrol <text:a xlink:type="simple" xlink:href="https://www.ukrinform.ua/tag-policia" text:style-name="Internet_20_link" text:visited-style-name="Visited_20_Internet_20_Link">
</text:a>
They will alternate in the places of worship and assembly of believers-temples, cathedrals and national reserve "Kyiv-Pechersk Lavra".</text:p>
      <text:p text:style-name="P4">
In addition, special temporary monitoring centers will be operated to follow the situation in Kiev. Up to 500 municipal protection staff will also monitor law enforcement.</text:p>
      <text:p text:style-name="P4">
<text:span text:style-name="T4">
 Read also: </text:span>
 <text:a xlink:type="simple" xlink:href="https://www.ukrinform.ua/rubric-kyiv/3694429-kian-zaklikali-na-velikden-dolucatisa-do-bogosluzin-onlajn.html" text:style-name="Internet_20_link" text:visited-style-name="Visited_20_Internet_20_Link">
<text:span text:style-name="T4">
 Easter </text:span>
</text:a>
Popko also urged residents and guests of the capital not to neglect the safety rules, because Easter also maintains a threat of provocations or missile shelling.</text:p>
      <text:p text:style-name="P4">
As reported by Ukrinform, <text:a xlink:type="simple" xlink:href="https://www.ukrinform.ua/rubric-kyiv/3691831-u-kievi-komendantsku-godinu-na-velikden-ne-skasuut.html" text:style-name="Internet_20_link" text:visited-style-name="Visited_20_Internet_20_Link">
</text:a>
</text:p>
      <text:p text:style-name="P4">
News Source: <text:a xlink:type="simple" xlink:href="https://www.ukrinform.ua/rubric-kyiv/3694472-u-kievi-na-velikden-dodatkovo-cerguvatime-ponad-tisaca-policejskih.html" text:style-name="Internet_20_link" text:visited-style-name="Visited_20_Internet_20_Link">
https://www.ukrinform.ua/rubric-kyiv/3694472-u-kievi-na-velikden-dodatkovo-cerguvatime-ponad-tisaca-policejskih.html</text:a>
</text:p>
      <!--NEWS-->
      <text:h text:style-name="P10" text:outline-level="1">
<text:span text:style-name="T4">
As part of Eurovision-2023, a songwriting of solidarity with Ukraine has started</text:span>
</text:h>
      <text:p text:style-name="P4">
Authors: Ukrinform (Person)</text:p>
      <text:p text:style-name="P4">
Publisher: Укринформ (Organization)</text:p>
      <text:p text:style-name="P4">
Published Time: 2023-04-11T16:09:25+03:00</text:p>
      <text:p text:style-name="P4">
Modified Time: 2023-04-11T16:09:25+03:00</text:p>
      <text:p text:style-name="P4">
Description: As part of Eurovision-2023, a symbolic action of solidarity with Ukraine started, initiated by the British creative company Aurora. - Ukrinform.</text:p>
      <text:p text:style-name="P4">
Images: ["<text:a xlink:type="simple" xlink:href="https://static.ukrinform.com/photos/2023_01/thumb_files/630_360_1675165561-505.jpg" text:style-name="Internet_20_link" text:visited-style-name="Visited_20_Internet_20_Link">
630_360_16751...</text:a>
", "<text:a xlink:type="simple" xlink:href="https://static.ukrinform.com/photos/2023_04/1681218276-990.jpeg" text:style-name="Internet_20_link" text:visited-style-name="Visited_20_Internet_20_Link">
1681218276-99...</text:a>
"]</text:p>
      <text:p text:style-name="P4">
Tags: ['Євробачення', 'Конкурс', 'Музика', 'Ткаченко']</text:p>
      <text:p text:style-name="P4">
Type: Article</text:p>
      <!--METADATA-->
      <text:p text:style-name="P4">
<draw:frame draw:style-name="fr1" draw:name="Image71" text:anchor-type="as-char" svg:width="6.9236in" svg:height="3.956343in" draw:z-index="0">
<draw:image xlink:href="../Images/yкринформ/2023-04-11T16-09-25-03-00/630_360_1675165561-505.jpg" xlink:type="simple" xlink:show="embed" xlink:actuate="onLoad" draw:mime-type="image/jpeg"/>
</draw:frame>
In the framework of 20123, a symbolic action of solidarity with Ukraine started, initiated by the British creative company Aurora.</text:p>
      <text:p text:style-name="P4">
About this Minister of Culture and Information Policy Oleksandr Tkachenko will notify <text:a xlink:type="simple" xlink:href="https://t.me/otkachenkokyiv/3402" text:style-name="Internet_20_link" text:visited-style-name="Visited_20_Internet_20_Link">
</text:a>
, reports Ukrinform.</text:p>
      <text:p text:style-name="P4">
"Anyone can join the action as physically on the last day of" Eurovision "at 12:00 in British time(14:00 for Kiev), and online letting the song The Beatles "With A Little Help from My Friends". The video of the song can be downloaded to any social networks of the Szhashtag #helpukraineSong on the eve and on the Eurovision Day, " - said.</text:p>
      <text:p text:style-name="P4">
<draw:frame draw:style-name="fr1" draw:name="Image72" text:anchor-type="as-char" svg:width="6.9236in" svg:height="4.615733in" draw:z-index="0">
<draw:image xlink:href="../Images/yкринформ/2023-04-11T16-09-25-03-00/1681218276-990.jpeg" xlink:type="simple" xlink:show="embed" xlink:actuate="onLoad" draw:mime-type="image/jpeg"/>
</draw:frame>
Photo: tkachenko.ua</text:p>
      <text:p text:style-name="P4">
According to him, the initiative is not only intended to create the world's largest physical and digital flash mob in the UK during Eurovision-2023, but to raise funds for Ukrainian children affected by the war, through Donat Night Child.</text:p>
      <text:p text:style-name="P4">
<text:span text:style-name="T4">
 Read also: </text:span>
 <text:a xlink:type="simple" xlink:href="https://www.ukrinform.ua/rubric-culture/3692826-pamatnik-the-beatles-u-liverpuli-odagli-u-visivanki.html" text:style-name="Internet_20_link" text:visited-style-name="Visited_20_Internet_20_Link">
<text:span text:style-name="T4">
 Beatles </text:span>
</text:a>
"Such initiatives not only unite people, but also have an incredible concentration of support for the Ukrainian culture and our courageous state, which will be assured of the values of freedom in the unprovoked war," the minister stressed.</text:p>
      <text:p text:style-name="P4">
As reported, European and UK will take place from May 1 to May 14. This is a special event before <text:a xlink:type="simple" xlink:href="https://www.ukrinform.ua/tag-evrobacenna" text:style-name="Internet_20_link" text:visited-style-name="Visited_20_Internet_20_Link">
</text:a>
where 24 unique projects will be presented, 19 of which are created in the cooperation of the artists of the two countries. In particular, the presentation of the new album of Crimean songs by Jamal Qirim will take place there</text:p>
      <text:p text:style-name="P4">
News Source: <text:a xlink:type="simple" xlink:href="https://www.ukrinform.ua/rubric-culture/3694468-u-ramkah-evrobacenna2023-startuvala-pisenna-akcia-solidarnosti-z-ukrainou.html" text:style-name="Internet_20_link" text:visited-style-name="Visited_20_Internet_20_Link">
https://www.ukrinform.ua/rubric-culture/3694468-u-ramkah-evrobacenna2023-startuvala-pisenna-akcia-solidarnosti-z-ukrainou.html</text:a>
</text:p>
      <!--NEWS-->
      <text:h text:style-name="P10" text:outline-level="1">
<text:span text:style-name="T4">
From Avdiivka evacuated a family with two children who was persuaded about half a year</text:span>
</text:h>
      <text:p text:style-name="P4">
Authors: Ukrinform (Person)</text:p>
      <text:p text:style-name="P4">
Publisher: Укринформ (Organization)</text:p>
      <text:p text:style-name="P4">
Published Time: 2023-04-11T16:14:00+03:00</text:p>
      <text:p text:style-name="P4">
Modified Time: 2023-04-11T16:14:00+03:00</text:p>
      <text:p text:style-name="P4">
Description: In the Donetsk region, the evacuation group of the White Angel police evacuated from Avdiivka a family with two children, which was persuaded for about half a year. - Ukrinform.</text:p>
      <text:p text:style-name="P4">
Images: ["<text:a xlink:type="simple" xlink:href="https://static.ukrinform.com/photos/2023_04/thumb_files/630_360_1681219097-2442.jpeg" text:style-name="Internet_20_link" text:visited-style-name="Visited_20_Internet_20_Link">
630_360_16812...</text:a>
", "<text:a xlink:type="simple" xlink:href="https://static.ukrinform.com/photos/2023_04/thumb_files/630_360_1681219097-9913.jpeg" text:style-name="Internet_20_link" text:visited-style-name="Visited_20_Internet_20_Link">
630_360_16812...</text:a>
", "<text:a xlink:type="simple" xlink:href="https://static.ukrinform.com/photos/2023_04/thumb_files/630_360_1681219097-3613.jpeg" text:style-name="Internet_20_link" text:visited-style-name="Visited_20_Internet_20_Link">
630_360_16812...</text:a>
", "<text:a xlink:type="simple" xlink:href="https://static.ukrinform.com/photos/2023_04/thumb_files/630_360_1681219098-5349.jpeg" text:style-name="Internet_20_link" text:visited-style-name="Visited_20_Internet_20_Link">
630_360_16812...</text:a>
", "<text:a xlink:type="simple" xlink:href="https://static.ukrinform.com/photos/2023_04/thumb_files/630_360_1681219098-5681.jpeg" text:style-name="Internet_20_link" text:visited-style-name="Visited_20_Internet_20_Link">
630_360_16812...</text:a>
", "<text:a xlink:type="simple" xlink:href="https://static.ukrinform.com/photos/2023_04/thumb_files/630_360_1681219098-8543.jpeg" text:style-name="Internet_20_link" text:visited-style-name="Visited_20_Internet_20_Link">
630_360_16812...</text:a>
", "<text:a xlink:type="simple" xlink:href="https://static.ukrinform.com/photos/2023_04/thumb_files/630_360_1681219098-7938.jpeg" text:style-name="Internet_20_link" text:visited-style-name="Visited_20_Internet_20_Link">
630_360_16812...</text:a>
"]</text:p>
      <text:p text:style-name="P4">
Tags: ['Діти', 'Донеччина', 'Евакуація', 'Авдіївка', 'Війна з росією']</text:p>
      <text:p text:style-name="P4">
Type: Article</text:p>
      <!--METADATA-->
      <text:p text:style-name="P4">
<draw:frame draw:style-name="fr1" draw:name="Image73" text:anchor-type="as-char" svg:width="6.9236in" svg:height="3.956343in" draw:z-index="0">
<draw:image xlink:href="../Images/yкринформ/2023-04-11T16-14-00-03-00/630_360_1681219097-2442.jpeg" xlink:type="simple" xlink:show="embed" xlink:actuate="onLoad" draw:mime-type="image/jpeg"/>
</draw:frame>
The Vidnenchyna Evacuation Group of the White Angel police evacuated from Avdiivka a dangerous place with two children, who was persuaded for about half a year.</text:p>
      <text:p text:style-name="P4">
About it reports <text:a xlink:type="simple" xlink:href="https://dn.npu.gov.ua/news/bili-ianholy-evakuiuvaly-z-avdiivky-rodynu-z-dvoma-ditmy-iaku-vmovlialy-blyzko-piv-roku" text:style-name="Internet_20_link" text:visited-style-name="Visited_20_Internet_20_Link">
</text:a>
, reports Ukrinform.</text:p>
      <text:p text:style-name="P4">
"White Angels" evacuated a family with two children from Avdiivka, who was persuaded for half a year. Two-year-old Yegor and 12-year-old Arina are now safe. Together with Vesama, Dad and Grandma. The city, according to police calculations, remains two, work on evacuation, ”the message reads.</text:p>
      <text:p text:style-name="P4">
It is noted that the family, which finally managed to evacuate, lived near the industrial Aavdiivka - a place where for nine years there are battles, do not subscribe. The police were constantly visiting the family and offer evacuation, but their parents did not want to leave their hometown, so they moved from the police to another address.</text:p>
      <text:p text:style-name="P4">
<draw:frame draw:style-name="fr1" draw:name="Image74" text:anchor-type="as-char" svg:width="6.9236in" svg:height="3.956343in" draw:z-index="0">
<draw:image xlink:href="../Images/yкринформ/2023-04-11T16-14-00-03-00/630_360_1681219097-9913.jpeg" xlink:type="simple" xlink:show="embed" xlink:actuate="onLoad" draw:mime-type="image/jpeg"/>
</draw:frame>
Zavivka evacuated a family with two children who were persuaded for about half a year /photo: National Police <text:a xlink:type="simple" xlink:href="https://static.ukrinform.com/photos/2023_04/1681219097-9913.jpeg" text:style-name="Internet_20_link" text:visited-style-name="Visited_20_Internet_20_Link">
<draw:frame draw:style-name="fr1" draw:name="Image75" text:anchor-type="as-char" svg:width="6.9236in" svg:height="3.956343in" draw:z-index="0">
<draw:image xlink:href="../Images/yкринформ/2023-04-11T16-14-00-03-00/630_360_1681219097-9913.jpeg" xlink:type="simple" xlink:show="embed" xlink:actuate="onLoad" draw:mime-type="image/jpeg"/>
</draw:frame>
</text:a>
 <text:a xlink:type="simple" xlink:href="https://static.ukrinform.com/photos/2023_04/1681219097-3613.jpeg" text:style-name="Internet_20_link" text:visited-style-name="Visited_20_Internet_20_Link">
<draw:frame draw:style-name="fr1" draw:name="Image76" text:anchor-type="as-char" svg:width="6.9236in" svg:height="3.956343in" draw:z-index="0">
<draw:image xlink:href="../Images/yкринформ/2023-04-11T16-14-00-03-00/630_360_1681219097-3613.jpeg" xlink:type="simple" xlink:show="embed" xlink:actuate="onLoad" draw:mime-type="image/jpeg"/>
</draw:frame>
</text:a>
 <text:a xlink:type="simple" xlink:href="https://static.ukrinform.com/photos/2023_04/1681219097-2442.jpeg" text:style-name="Internet_20_link" text:visited-style-name="Visited_20_Internet_20_Link">
<draw:frame draw:style-name="fr1" draw:name="Image77" text:anchor-type="as-char" svg:width="6.9236in" svg:height="3.956343in" draw:z-index="0">
<draw:image xlink:href="../Images/yкринформ/2023-04-11T16-14-00-03-00/630_360_1681219097-2442.jpeg" xlink:type="simple" xlink:show="embed" xlink:actuate="onLoad" draw:mime-type="image/jpeg"/>
</draw:frame>
</text:a>
 <text:a xlink:type="simple" xlink:href="https://static.ukrinform.com/photos/2023_04/1681219098-5349.jpeg" text:style-name="Internet_20_link" text:visited-style-name="Visited_20_Internet_20_Link">
<draw:frame draw:style-name="fr1" draw:name="Image78" text:anchor-type="as-char" svg:width="6.9236in" svg:height="3.956343in" draw:z-index="0">
<draw:image xlink:href="../Images/yкринформ/2023-04-11T16-14-00-03-00/630_360_1681219098-5349.jpeg" xlink:type="simple" xlink:show="embed" xlink:actuate="onLoad" draw:mime-type="image/jpeg"/>
</draw:frame>
</text:a>
 <text:a xlink:type="simple" xlink:href="https://static.ukrinform.com/photos/2023_04/1681219098-5681.jpeg" text:style-name="Internet_20_link" text:visited-style-name="Visited_20_Internet_20_Link">
<draw:frame draw:style-name="fr1" draw:name="Image79" text:anchor-type="as-char" svg:width="6.9236in" svg:height="3.956343in" draw:z-index="0">
<draw:image xlink:href="../Images/yкринформ/2023-04-11T16-14-00-03-00/630_360_1681219098-5681.jpeg" xlink:type="simple" xlink:show="embed" xlink:actuate="onLoad" draw:mime-type="image/jpeg"/>
</draw:frame>
</text:a>
 <text:a xlink:type="simple" xlink:href="https://static.ukrinform.com/photos/2023_04/1681219098-8543.jpeg" text:style-name="Internet_20_link" text:visited-style-name="Visited_20_Internet_20_Link">
<draw:frame draw:style-name="fr1" draw:name="Image80" text:anchor-type="as-char" svg:width="6.9236in" svg:height="3.956343in" draw:z-index="0">
<draw:image xlink:href="../Images/yкринформ/2023-04-11T16-14-00-03-00/630_360_1681219098-8543.jpeg" xlink:type="simple" xlink:show="embed" xlink:actuate="onLoad" draw:mime-type="image/jpeg"/>
</draw:frame>
</text:a>
 <text:a xlink:type="simple" xlink:href="https://static.ukrinform.com/photos/2023_04/1681219098-7938.jpeg" text:style-name="Internet_20_link" text:visited-style-name="Visited_20_Internet_20_Link">
<draw:frame draw:style-name="fr1" draw:name="Image81" text:anchor-type="as-char" svg:width="6.9236in" svg:height="3.956343in" draw:z-index="0">
<draw:image xlink:href="../Images/yкринформ/2023-04-11T16-14-00-03-00/630_360_1681219098-7938.jpeg" xlink:type="simple" xlink:show="embed" xlink:actuate="onLoad" draw:mime-type="image/jpeg"/>
</draw:frame>
</text:a>
However, the White Angels searched for this family, and the perseverance of law enforcement officers, who were rise to their lives for the sake of saving children, convinced the couple in the necessary one.“Under the sounds of explosions, the Belt Angel crew removed the family from under the fire and transferred to the SES to the employees of the SES, who delivered evacuated to the assistance point. Veroburgin found shelter in Mirnograd and plans further actions, ” - said the right guards.</text:p>
      <text:p text:style-name="P4">
They emphasized that the mission of police - to evacuate from the zone of battles of all deed children. The evacuation from Avdiivka and other "hot spots" is drawn to the expenses that pass near the front line - they are shot by the eight. Therefore, the police urged adults to fulfill their parental duty to save their children.</text:p>
      <text:p text:style-name="P4">
As it was reported, on <text:a xlink:type="simple" xlink:href="https://www.ukrinform.ua/tag-doneccina" text:style-name="Internet_20_link" text:visited-style-name="Visited_20_Internet_20_Link">
</text:a>
Another 743 people have been evacuated with the help of the police, and more than 60,840 people have been elaborated since the compulsory evaporation, including 7431 children and 2715 people with dishes.</text:p>
      <text:p text:style-name="P4">
The Donetsk region, and in particular the city of Avdiivka, is under constant, densely tighteners of Russian troops, daily the enemy kills and injures civilians, destroys infrastructure.</text:p>
      <text:p text:style-name="P4">
News Source: <text:a xlink:type="simple" xlink:href="https://www.ukrinform.ua/rubric-regions/3694474-z-avdiivki-evakuuvali-rodinu-z-dvoma-ditmi-aku-vmovlali-blizko-piv-roku.html" text:style-name="Internet_20_link" text:visited-style-name="Visited_20_Internet_20_Link">
https://www.ukrinform.ua/rubric-regions/3694474-z-avdiivki-evakuuvali-rodinu-z-dvoma-ditmi-aku-vmovlali-blizko-piv-roku.html</text:a>
</text:p>
      <!--NEWS-->
      <text:h text:style-name="P10" text:outline-level="1">
<text:span text:style-name="T4">
The Council has simplified the enforcement of court decisions at the time of martial law</text:span>
</text:h>
      <text:p text:style-name="P4">
Authors: Ukrinform (Person)</text:p>
      <text:p text:style-name="P4">
Publisher: Укринформ (Organization)</text:p>
      <text:p text:style-name="P4">
Published Time: 2023-04-11T16:15:03+03:00</text:p>
      <text:p text:style-name="P4">
Modified Time: 2023-04-11T16:15:03+03:00</text:p>
      <text:p text:style-name="P4">
Description: The Verkhovna Rada adopted the Law "On Amendments to Certain Laws of Ukraine on Certain Features of Organization of Coercive Execution of Judgments and Decisions of Other Bodies during Martial Status". - Ukrinform.</text:p>
      <text:p text:style-name="P4">
Images: ["<text:a xlink:type="simple" xlink:href="https://static.ukrinform.com/photos/2022_01/thumb_files/630_360_1643104229-2598.jpeg" text:style-name="Internet_20_link" text:visited-style-name="Visited_20_Internet_20_Link">
630_360_16431...</text:a>
"]</text:p>
      <text:p text:style-name="P4">
Tags: ['Суд', 'Воєнний стан', 'Верховна Рада', 'Приватний виконавець']</text:p>
      <text:p text:style-name="P4">
Type: Article</text:p>
      <!--METADATA-->
      <text:p text:style-name="P4">
<draw:frame draw:style-name="fr1" draw:name="Image82" text:anchor-type="as-char" svg:width="6.9236in" svg:height="3.956343in" draw:z-index="0">
<draw:image xlink:href="../Images/yкринформ/2023-04-11T16-15-03-03-00/630_360_1643104229-2598.jpeg" xlink:type="simple" xlink:show="embed" xlink:actuate="onLoad" draw:mime-type="image/jpeg"/>
</draw:frame>
The Verkhovnarad adopted the Law "On Amendments to Certain Laws of Ukraine on the Separate Features of Organization of Coercive Execution of Judgments and Decisions of Transfers during Martial Law."</text:p>
      <text:p text:style-name="P4">
Yaroslav Zheleznyak reported this MP from the Voice faction in <text:a xlink:type="simple" xlink:href="https://t.me/yzheleznyak/3857" text:style-name="Internet_20_link" text:visited-style-name="Visited_20_Internet_20_Link">
</text:a>
, reports Ukrinform.</text:p>
      <text:p text:style-name="P4">
According to him, the relevant legislative act( <text:a xlink:type="simple" xlink:href="https://itd.rada.gov.ua/billInfo/Bills/Card/40510" text:style-name="Internet_20_link" text:visited-style-name="Visited_20_Internet_20_Link">
</text:a>
 )292 people's deputies were supported.</text:p>
      <text:p text:style-name="P4">
The document is aimed at regulating the problematic issues related to organizing the enforcement of court decisions, as well as decisions(https://www.ukrinform.ua/tag-voennij-stan).</text:p>
      <text:p text:style-name="P4">
<text:span text:style-name="T4">
 Read also: </text:span>
 <text:a xlink:type="simple" xlink:href="https://www.ukrinform.ua/rubric-economy/3684827-torik-vikonavcim-sluzbam-vdalosa-stagnuti-lise-5-sumi-zaborgovanosti-opendatabot.html" text:style-name="Internet_20_link" text:visited-style-name="Visited_20_Internet_20_Link">
</text:a>
In particular, the law provides during the martial law creation of the possibility of transfer of enforcement proceedings of a private contractor who stops the activity of the private executor who performs the replacement to another executive district; simplification of the order of suspension of the activity of a private contractor on the basis of his / , as well as the preliminary resolution of the issue of substitution; Simplification of the order of change by a private executor of the executive district, the territory of which is temporarily -occupied or on which active fighting is carried out.</text:p>
      <text:p text:style-name="P4">
In addition, it is assumed that during martial law, individuals will be able to conduct expenditure transactions from accounts, which are imposed by arrest -holders of the State Enforcement Service, private contractors, but in the amount of at least three minimum wages per month(minimal protected amount), as well as pay taxes, fees without taking into account such AREA.</text:p>
      <text:p text:style-name="P4">
Control over the compliance with the amount of expenditure operations of individuals as well as legal persons rests with the servicing bank.</text:p>
      <text:p text:style-name="P4">
<text:span text:style-name="T4">
 Read also: </text:span>
 <text:a xlink:type="simple" xlink:href="https://www.ukrinform.ua/rubric-society/3683893-zelenskij-pidpisav-zakon-pro-kompensaciu-za-poskodzene-abo-znisene-zitlo.html" text:style-name="Internet_20_link" text:visited-style-name="Visited_20_Internet_20_Link">
</text:a>
</text:p>
      <text:p text:style-name="P4">
As it was reported, on November 16, 2022, the Verkhovna Rada approved in the first reading the bill “On Amendments to Some Laws of Ukraine on the Separate Features of the Organization of Coercion of Judgments and Decisions of Studies and Decisions of Martial Law”.</text:p>
      <text:p text:style-name="P4">
News Source: <text:a xlink:type="simple" xlink:href="https://www.ukrinform.ua/rubric-society/3694471-rada-sprostila-primusove-vikonanna-sudovih-risen-na-cas-voennogo-stanu.html" text:style-name="Internet_20_link" text:visited-style-name="Visited_20_Internet_20_Link">
https://www.ukrinform.ua/rubric-society/3694471-rada-sprostila-primusove-vikonanna-sudovih-risen-na-cas-voennogo-stanu.html</text:a>
</text:p>
      <!--NEWS-->
      <text:h text:style-name="P10" text:outline-level="1">
<text:span text:style-name="T4">
A number of events will take place for the Ukrainian community in the UAE</text:span>
</text:h>
      <text:p text:style-name="P4">
Authors: Ukrinform (Person)</text:p>
      <text:p text:style-name="P4">
Publisher: Укринформ (Organization)</text:p>
      <text:p text:style-name="P4">
Published Time: 2023-04-11T16:21:08+03:00</text:p>
      <text:p text:style-name="P4">
Modified Time: 2023-04-11T16:21:08+03:00</text:p>
      <text:p text:style-name="P4">
Description: This year, the Easter services, as well as a number of festive events, are planned for Ukrainians in the various Emirates of the UAE. - Ukrinform.</text:p>
      <text:p text:style-name="P4">
Images: ["<text:a xlink:type="simple" xlink:href="https://static.ukrinform.com/photos/2023_04/thumb_files/630_360_1681219241-526.jpg" text:style-name="Internet_20_link" text:visited-style-name="Visited_20_Internet_20_Link">
630_360_16812...</text:a>
", "<text:a xlink:type="simple" xlink:href="https://static.ukrinform.com/photos/2023_04/1681218346-840.jpg" text:style-name="Internet_20_link" text:visited-style-name="Visited_20_Internet_20_Link">
1681218346-84...</text:a>
", "<text:a xlink:type="simple" xlink:href="https://static.ukrinform.com/photos/2023_04/1681218557-457.jpg" text:style-name="Internet_20_link" text:visited-style-name="Visited_20_Internet_20_Link">
1681218557-45...</text:a>
", "<text:a xlink:type="simple" xlink:href="https://static.ukrinform.com/photos/2023_04/1681218734-158.jpg" text:style-name="Internet_20_link" text:visited-style-name="Visited_20_Internet_20_Link">
1681218734-15...</text:a>
", "<text:a xlink:type="simple" xlink:href="https://static.ukrinform.com/photos/2023_04/1681218903-297.jpg" text:style-name="Internet_20_link" text:visited-style-name="Visited_20_Internet_20_Link">
1681218903-29...</text:a>
", "<text:a xlink:type="simple" xlink:href="https://static.ukrinform.com/photos/2023_04/1681218992-728.jpg" text:style-name="Internet_20_link" text:visited-style-name="Visited_20_Internet_20_Link">
1681218992-72...</text:a>
"]</text:p>
      <text:p text:style-name="P4">
Tags: ['Діаспора', 'ОАЕ', 'Великдень']</text:p>
      <text:p text:style-name="P4">
Type: Article</text:p>
      <!--METADATA-->
      <text:p text:style-name="P4">
<draw:frame draw:style-name="fr1" draw:name="Image83" text:anchor-type="as-char" svg:width="6.9236in" svg:height="3.956343in" draw:z-index="0">
<draw:image xlink:href="../Images/yкринформ/2023-04-11T16-21-08-03-00/630_360_1681219241-526.jpg" xlink:type="simple" xlink:show="embed" xlink:actuate="onLoad" draw:mime-type="image/jpeg"/>
</draw:frame>
This is a rocky of Ukrainians in the various Emirates of the UAE Easter services, as well as a number of festive events.</text:p>
      <text:p text:style-name="P4">
As Ukrinform reports, the publication writes <text:a xlink:type="simple" xlink:href="https://ukrdubai.com/articles/278384/yaki-zahodi-dlya-ukrainskoi-gromadi-zaplanovano-v-oae-do-velikodnya" text:style-name="Internet_20_link" text:visited-style-name="Visited_20_Internet_20_Link">
</text:a>
.</text:p>
      <text:p text:style-name="P4">
«Великдень – одне з найголовніших свят для всіх християн, присвяченевоскресінню Ісуса Христа. І навіть перебуваючи в країні, де домінує іншарелігія, українці в ОАЕ дуже готуються до цього свята, збираються, щоб відчутисвою приналежність до українського роду, бережуть традиції та обов'язкововідвідують Великодні богослужіння. Минулого року на Великодню службу в Дубайз’їхалася рекордна кількість українців, які навіть не могли вміститися увеликому холі церкви Святої Марії», – йдеться в матеріалі.</text:p>
      <text:p text:style-name="P4">
Тож цього року відбудуться наступні заходи та Великодні служби:</text:p>
      <text:p text:style-name="P4">
<text:span text:style-name="T4">
Середа, 12 квітня</text:span>
</text:p>
      <text:p text:style-name="P4">
Майстер-клас з писанкарства від Української жіночої ініціативи в ОАЕ</text:p>
      <text:p text:style-name="P4">
Майстер-клас є безплатним, організатори надають усі необхідні матеріали.</text:p>
      <text:p text:style-name="P4">
Час: з 10:00 до 13:00</text:p>
      <text:p text:style-name="P4">
Місце: кафе <text:a xlink:type="simple" xlink:href="https://www.google.com/maps/place/Jones+The+Grocer+Al+Raha/@24.4326658,54.5644534,17z/data=!3m1!4b1!4m6!3m5!1s0x3e5e45d4c4aabb2f:0x78ddf7f6965669a9!8m2!3d24.4326658!4d54.5666421!16s%2Fg%2F12hntv03x" text:style-name="Internet_20_link" text:visited-style-name="Visited_20_Internet_20_Link">
</text:a>
, Abu Dhabi</text:p>
      <text:p text:style-name="P4">
Mandatory preliminary registration for <text:a xlink:type="simple" xlink:href="https://docs.google.com/forms/d/e/1FAIpQLScIwgo9dHcrd1GNi9iT8QukO01911M2rS6sxYX_0jNb9-ylfQ/viewform" text:style-name="Internet_20_link" text:visited-style-name="Visited_20_Internet_20_Link">
</text:a>
 .</text:p>
      <text:p text:style-name="P4">
<draw:frame draw:style-name="fr1" draw:name="Image84" text:anchor-type="as-char" svg:width="6.9236in" svg:height="5.576097in" draw:z-index="0">
<draw:image xlink:href="../Images/yкринформ/2023-04-11T16-21-08-03-00/1681218346-840.jpg" xlink:type="simple" xlink:show="embed" xlink:actuate="onLoad" draw:mime-type="image/jpeg"/>
</draw:frame>
Photo: Ukrainian female initiative in the UAE</text:p>
      <text:p text:style-name="P4">
<text:span text:style-name="T4">
 Master-Class from Easter eggs from yoy </text:span>
</text:p>
      <text:p text:style-name="P4">
Time: 12:00</text:p>
      <text:p text:style-name="P4">
Place: <text:a xlink:type="simple" xlink:href="https://goo.gl/maps/oGHW4nkCYGqrwTxw6" text:style-name="Internet_20_link" text:visited-style-name="Visited_20_Internet_20_Link">
</text:a>
– Dubai, Palm Jumeirah, ThePointe(West).</text:p>
      <text:p text:style-name="P4">
Для дорослих та дітей від 10 років. Вартість участі: 50 дирхамів. Безплатнібезалкогольні напої.</text:p>
      <text:p text:style-name="P4">
Реєстрація за номером: +971 50 947 26 26.</text:p>
      <text:p text:style-name="P4">
<text:span text:style-name="T4">
Четвер, 13 квітня</text:span>
</text:p>
      <text:p text:style-name="P4">
Хресна дорога за Україну</text:p>
      <text:p text:style-name="P4">
Час: 20:00</text:p>
      <text:p text:style-name="P4">
Місце: <text:a xlink:type="simple" xlink:href="https://www.google.com/maps" text:style-name="Internet_20_link" text:visited-style-name="Visited_20_Internet_20_Link">
</text:a>
<text:span text:style-name="T4">
 Saturday, April 15 </text:span>
</text:p>
      <text:p text:style-name="P4">
<text:span text:style-name="T4">
 Master classes on painting of Easter eggs at the Ukrainian School "Sofia"(For students).</text:span>
</text:p>
      <text:p text:style-name="P4">
Час: з 10:00 до 14:00.</text:p>
      <text:p text:style-name="P4">
<draw:frame draw:style-name="fr1" draw:name="Image85" text:anchor-type="as-char" svg:width="6.9236in" svg:height="4.498292in" draw:z-index="0">
<draw:image xlink:href="../Images/yкринформ/2023-04-11T16-21-08-03-00/1681218557-457.jpg" xlink:type="simple" xlink:show="embed" xlink:actuate="onLoad" draw:mime-type="image/jpeg"/>
</draw:frame>
<text:span text:style-name="T4">
 Easter egg workshop in Abu Dhabi </text:span>
</text:p>
      <text:p text:style-name="P4">
Time: from 11:00 to 13:00.</text:p>
      <text:p text:style-name="P4">
Place: <text:a xlink:type="simple" xlink:href="https://www.google.com/maps/place/Cultural+Foundation+-+Rashid+Bin+Saeed+Al+Maktoum+St(2nd+St)+-+Al+Hisn+-+W3+-+Abu+Dhabi/data=!4m2!3m1!1s0x3e5e67b557f4f3ab:0x1bf118f12283369a" text:style-name="Internet_20_link" text:visited-style-name="Visited_20_Internet_20_Link">
</text:a>
Cost: 5 dirhams.</text:p>
      <text:p text:style-name="P4">
Languages: Ukrainian and English.</text:p>
      <text:p text:style-name="P4">
Registration is available for <text:a xlink:type="simple" xlink:href="https://www.pysanky.ukraine.ae/" text:style-name="Internet_20_link" text:visited-style-name="Visited_20_Internet_20_Link">
</text:a>
.</text:p>
      <text:p text:style-name="P4">
<text:span text:style-name="T4">
 Easter Liturgy in Ukrainian and the dedication of Passover in Dubai </text:span>
</text:p>
      <text:p text:style-name="P4">
Time: 20:30</text:p>
      <text:p text:style-name="P4">
Place: <text:a xlink:type="simple" xlink:href="https://www.google.com/maps" text:style-name="Internet_20_link" text:visited-style-name="Visited_20_Internet_20_Link">
</text:a>
</text:p>
      <text:p text:style-name="P4">
<draw:frame draw:style-name="fr1" draw:name="Image86" text:anchor-type="as-char" svg:width="6.9236in" svg:height="6.9236in" draw:z-index="0">
<draw:image xlink:href="../Images/yкринформ/2023-04-11T16-21-08-03-00/1681218734-158.jpg" xlink:type="simple" xlink:show="embed" xlink:actuate="onLoad" draw:mime-type="image/jpeg"/>
</draw:frame>
Photo: UGCC in the UAE</text:p>
      <text:p text:style-name="P4">
<text:span text:style-name="T4">
 Sunday, April 16 </text:span>
</text:p>
      <text:p text:style-name="P4">
<text:span text:style-name="T4">
 Easter Liturgy in Ukrainian and the dedication of Passover in Abu Dhabi </text:span>
</text:p>
      <text:p text:style-name="P4">
Time: 4:30 am to 6:00</text:p>
      <text:p text:style-name="P4">
Place: <text:a xlink:type="simple" xlink:href="https://www.google.com/maps" text:style-name="Internet_20_link" text:visited-style-name="Visited_20_Internet_20_Link">
</text:a>
<text:span text:style-name="T4">
 Easter Liturgy in Ukrainian and Passover Denying in Ras al-Heim </text:span>
</text:p>
      <text:p text:style-name="P4">
Time: 12:00</text:p>
      <text:p text:style-name="P4">
Place: <text:a xlink:type="simple" xlink:href="https://www.google.com/maps/place/St+Anthony+of+Padua+Catholic+Church,+Ras+Al+Khaimah/@25.6649326,55.8064562,17z/data=!3m1!4b1!4m6!3m5!1s0x3ef5e02b8ca7b447:0x54c47e34cb7eff61!8m2!3d25.6649326!4d55.8064562!16s%2Fg%2F12hpst73x" text:style-name="Internet_20_link" text:visited-style-name="Visited_20_Internet_20_Link">
</text:a>
<text:span text:style-name="T4">
 Traditional Easter meeting of the Dubai community of Ukrainians </text:span>
</text:p>
      <text:p text:style-name="P4">
Time: from 3:00 pm to evening</text:p>
      <text:p text:style-name="P4">
Place: <text:a xlink:type="simple" xlink:href="https://www.google.com/maps/place/Dubai+Dolphinarium/@25.2346463,55.3245902,17z/data=!3m1!4b1!4m6!3m5!1s0x3e5f5d39c7589645:0xe80d9e63528c655d!8m2!3d25.2346463!4d55.3267789!16s%2Fm%2F0n52j68" text:style-name="Internet_20_link" text:visited-style-name="Visited_20_Internet_20_Link">
</text:a>
(для GPS - Dubai dolphinarium)Organizers recommend taking rugs, flavors(It is possible to prepare barbecue), good mood, openness to new dating and long -standing. As well as children, parents, men/wives of foreigners.</text:p>
      <text:p text:style-name="P4">
<draw:frame draw:style-name="fr1" draw:name="Image87" text:anchor-type="as-char" svg:width="6.9236in" svg:height="3.884909in" draw:z-index="0">
<draw:image xlink:href="../Images/yкринформ/2023-04-11T16-21-08-03-00/1681218903-297.jpg" xlink:type="simple" xlink:show="embed" xlink:actuate="onLoad" draw:mime-type="image/jpeg"/>
</draw:frame>
Photo: Emirate</text:p>
      <text:p text:style-name="P4">
<text:span text:style-name="T4">
 Easter dinner at Le rivage restaurant on jrub </text:span>
</text:p>
      <text:p text:style-name="P4">
Time: 18:30</text:p>
      <text:p text:style-name="P4">
Place: Ocean View Hotel on JBB, Le Rivage RestaurantSign Under number: 0502696211(WhatsApp).</text:p>
      <text:p text:style-name="P4">
<text:span text:style-name="T4">
Концерт від KRUTЬ на Великдень</text:span>
</text:p>
      <text:p text:style-name="P4">
Час: 20:00</text:p>
      <text:p text:style-name="P4">
Місце: <text:a xlink:type="simple" xlink:href="https://www.google.com/maps/place/YOY+-+Ukrainian+firecooking+restaurant/@25.1248289,55.0839606,14z/data=!3m1!4b1!4m6!3m5!1s0x3e5f158bddb76595:0xc0cc597b297f554!8m2!3d25.1247946!4d55.1208698!16s%2Fg%2F11ryh1m4lr" text:style-name="Internet_20_link" text:visited-style-name="Visited_20_Internet_20_Link">
</text:a>
– Dubai, Palm Jumeirah, The Pointe(West).</text:p>
      <text:p text:style-name="P4">
Бронювання столика обов’язкове (+971 50 947 26 26). Мінімальне замовлення: 400AED (From the guest).</text:p>
      <text:p text:style-name="P4">
Також з 16:00 у ресторані працюватиме куточок з писанкарства.</text:p>
      <text:p text:style-name="P4">
<draw:frame draw:style-name="fr1" draw:name="Image88" text:anchor-type="as-char" svg:width="6.9236in" svg:height="6.9236in" draw:z-index="0">
<draw:image xlink:href="../Images/yкринформ/2023-04-11T16-21-08-03-00/1681218992-728.jpg" xlink:type="simple" xlink:show="embed" xlink:actuate="onLoad" draw:mime-type="image/jpeg"/>
</draw:frame>
Photo: facebook.com/yoydubai</text:p>
      <text:p text:style-name="P4">
Recall this year's Christmas worship <text:a xlink:type="simple" xlink:href="https://www.ukrinform.ua/rubric-diaspora/3649643-rizdvani-bogosluzinna-vidbulisa-v-ukrainskih-gromadah-abudabi-ta-dubai.html" text:style-name="Internet_20_link" text:visited-style-name="Visited_20_Internet_20_Link">
</text:a>
Great Ukrainian grades in Abu Dhabi and Dubai, for which the Liturgy was held by the priest of the Ukrainian Greek Catholic Church in the UAE Father Lubomir Filipchak.</text:p>
      <text:p text:style-name="P4">
News Source: <text:a xlink:type="simple" xlink:href="https://www.ukrinform.ua/rubric-diaspora/3694475-dla-ukrainskoi-gromadi-v-oae-do-velikodna-vidbudetsa-nizka-zahodiv.html" text:style-name="Internet_20_link" text:visited-style-name="Visited_20_Internet_20_Link">
https://www.ukrinform.ua/rubric-diaspora/3694475-dla-ukrainskoi-gromadi-v-oae-do-velikodna-vidbudetsa-nizka-zahodiv.html</text:a>
</text:p>
      <!--NEWS-->
      <text:h text:style-name="P10" text:outline-level="1">
<text:span text:style-name="T4">
Hungarian Mol will pay Ukraine for transit Russian oil - Siarto</text:span>
</text:h>
      <text:p text:style-name="P4">
Authors: Ukrinform (Person)</text:p>
      <text:p text:style-name="P4">
Publisher: Укринформ (Organization)</text:p>
      <text:p text:style-name="P4">
Published Time: 2023-04-11T16:22:00+03:00</text:p>
      <text:p text:style-name="P4">
Modified Time: 2023-04-11T16:22:00+03:00</text:p>
      <text:p text:style-name="P4">
Description: Hungarian Foreign Minister and Foreign Economic Relations Peter Siarto said in Moscow negotiations that the Hungarian company MOL would pay directly with Ukraine for the transit of Russian oil pipeline "Druzhba". - Ukrinform.</text:p>
      <text:p text:style-name="P4">
Images: ["<text:a xlink:type="simple" xlink:href="https://static.ukrinform.com/photos/2020_09/thumb_files/630_360_1600866415-338.jpg" text:style-name="Internet_20_link" text:visited-style-name="Visited_20_Internet_20_Link">
630_360_16008...</text:a>
", "<text:a xlink:type="simple" xlink:href="https://static.ukrinform.com/photos/2023_04/1681221693-428.jpg" text:style-name="Internet_20_link" text:visited-style-name="Visited_20_Internet_20_Link">
1681221693-42...</text:a>
"]</text:p>
      <text:p text:style-name="P4">
Tags: ['нафта', 'Угорщина', 'Сіярто']</text:p>
      <text:p text:style-name="P4">
Type: Article</text:p>
      <!--METADATA-->
      <text:p text:style-name="P4">
<draw:frame draw:style-name="fr1" draw:name="Image89" text:anchor-type="as-char" svg:width="6.9236in" svg:height="3.956343in" draw:z-index="0">
<draw:image xlink:href="../Images/yкринформ/2023-04-11T16-22-00-03-00/630_360_1600866415-338.jpg" xlink:type="simple" xlink:show="embed" xlink:actuate="onLoad" draw:mime-type="image/jpeg"/>
</draw:frame>
Hungary Minister of Law Affairs and Foreign Economic Relations, Peter Siarto, on energy, in Moscow, said the Hungarian company Molbeznnaya would pay with Ukraine for transit of the Russian Naphthyrotubka Druzhba.</text:p>
      <text:p text:style-name="P4">
About it reports Ukrinform with reference to the State Information of TASS.</text:p>
      <text:p text:style-name="P4">
"It was possible to agree that in order to preserve deliveries and transit through the Ukrainian company MOL will be calculated for transit directly with the Ukrainian pipeline of the pipeline network," - said Siarto.</text:p>
      <text:p text:style-name="P4">
<draw:frame draw:style-name="fr1" draw:name="Image90" text:anchor-type="as-char" svg:width="6.9236in" svg:height="5.617598in" draw:z-index="0">
<draw:image xlink:href="../Images/yкринформ/2023-04-11T16-22-00-03-00/1681221693-428.jpg" xlink:type="simple" xlink:show="embed" xlink:actuate="onLoad" draw:mime-type="image/jpeg"/>
</draw:frame>
Also as a result of negotiations in Moscow with the Viceremer of the Russian Federation Alexander Novokor region <text:a xlink:type="simple" xlink:href="https://tass.ru/ekonomika/17497209" text:style-name="Internet_20_link" text:visited-style-name="Visited_20_Internet_20_Link">
</text:a>
From the Russian Federation on additional supply of gas and agreed on the preferential mode of payment of the main fuel, which is deducted from Gazprom. In addition, with the consent of the parties, Hungary can maintain "deferral payments above a certain limit in the case of extreme growth of prices."</text:p>
      <text:p text:style-name="P4">
<text:span text:style-name="T4">
 Read also: </text:span>
 <text:a xlink:type="simple" xlink:href="https://www.ukrinform.ua/rubric-economy/3694236-nafta-dorozcae-pisla-rizkogo-padinna-cin-naperedodni.html" text:style-name="Internet_20_link" text:visited-style-name="Visited_20_Internet_20_Link">
<text:span text:style-name="T4">
 oil </text:span>
</text:a>
In negotiations with the CEO of Rosatom Oleksiy Likhachev Siarto, discussing steps to implement the project of construction of NPP "Paksh-2", as well as "other aspects of complex cooperation in the atomic sphere". After the negotiations with Likhachevras, he stated that the new blocks of NPP "Paksh" should be completed <text:a xlink:type="simple" xlink:href="https://ria.ru/20230411/paksh-1864494386.html" text:style-name="Internet_20_link" text:visited-style-name="Visited_20_Internet_20_Link">
</text:a>
despite a variety of profits. There was also a discussion on the agenda in Moscow <text:a xlink:type="simple" xlink:href="https://ria.ru/20230411/sanktsii-1864437786.html" text:style-name="Internet_20_link" text:visited-style-name="Visited_20_Internet_20_Link">
</text:a>
sanctions against Russian anatomical energy.</text:p>
      <text:p text:style-name="P4">
As reported by Ukrinform, at the end of March, Foreign Minister Petersiarto stated that <text:a xlink:type="simple" xlink:href="https://www.ukrinform.ua/rubric-ato/3685094-ugorsina-ne-bratime-ucast-u-spilnih-postacannah-boepripasiv-ukraini-sijarto.html" text:style-name="Internet_20_link" text:visited-style-name="Visited_20_Internet_20_Link">
</text:a>
Association of ammunition for Ukraine, but will not prevent others from doing so.</text:p>
      <text:p text:style-name="P4">
News Source: <text:a xlink:type="simple" xlink:href="https://www.ukrinform.ua/rubric-economy/3694476-ugorska-mol-napramu-platitime-ukraini-za-tranzit-rosijskoi-nafti-siarto.html" text:style-name="Internet_20_link" text:visited-style-name="Visited_20_Internet_20_Link">
https://www.ukrinform.ua/rubric-economy/3694476-ugorska-mol-napramu-platitime-ukraini-za-tranzit-rosijskoi-nafti-siarto.html</text:a>
</text:p>
      <!--NEWS-->
      <text:h text:style-name="P10" text:outline-level="1">
<text:span text:style-name="T4">
Parliament supported a draft law on "restarting" customs</text:span>
</text:h>
      <text:p text:style-name="P4">
Authors: Ukrinform (Person)</text:p>
      <text:p text:style-name="P4">
Publisher: Укринформ (Organization)</text:p>
      <text:p text:style-name="P4">
Published Time: 2023-04-11T16:25:00+03:00</text:p>
      <text:p text:style-name="P4">
Modified Time: 2023-04-11T16:25:00+03:00</text:p>
      <text:p text:style-name="P4">
Description: The Verkhovna Rada approved in the first reading of the bill No. 6490, which, in particular, introduces competitive selection for the post of the Head of the State Customs Service and the procedure of certification of officials of customs authorities. - Ukrinform.</text:p>
      <text:p text:style-name="P4">
Images: ["<text:a xlink:type="simple" xlink:href="https://static.ukrinform.com/photos/2021_11/thumb_files/630_360_1638277056-325.jpg" text:style-name="Internet_20_link" text:visited-style-name="Visited_20_Internet_20_Link">
630_360_16382...</text:a>
"]</text:p>
      <text:p text:style-name="P4">
Tags: ['Митниця', 'Законопроєкт', 'Верховна Рада']</text:p>
      <text:p text:style-name="P4">
Type: Article</text:p>
      <!--METADATA-->
      <text:p text:style-name="P4">
<draw:frame draw:style-name="fr1" draw:name="Image91" text:anchor-type="as-char" svg:width="6.9236in" svg:height="3.956343in" draw:z-index="0">
<draw:image xlink:href="../Images/yкринформ/2023-04-11T16-25-00-03-00/630_360_1638277056-325.jpg" xlink:type="simple" xlink:show="embed" xlink:actuate="onLoad" draw:mime-type="image/jpeg"/>
</draw:frame>
The Verkhovnarad adopted in the first reading the bill No. 6490, which, in particular, introduces competitive selection for the post of the Chairman of the State Customs Service and the procedure of certification of personnel of customs authorities.</text:p>
      <text:p text:style-name="P4">
This was reported by the Chairman of the Committee on Taxes and Financial Policy in <text:a xlink:type="simple" xlink:href="https://t.me/getmantsevdanil/4533" text:style-name="Internet_20_link" text:visited-style-name="Visited_20_Internet_20_Link">
</text:a>
, reports Ukrinform.</text:p>
      <text:p text:style-name="P4">
“The Council has adopted the Bill No. 6490 on restarting <text:a xlink:type="simple" xlink:href="https://www.ukrinform.ua/tag-mitnica" text:style-name="Internet_20_link" text:visited-style-name="Visited_20_Internet_20_Link">
</text:a>
In the first reading, ”the testimony reads.</text:p>
      <text:p text:style-name="P4">
Getmantsev recalled that he was provided by the current wording of the law.</text:p>
      <text:p text:style-name="P4">
First, it is proposed to introduce a transparent competition for the post of preservation services, following the example of the best practices of NABU, SAP, NAPC with the involvement of international experts.</text:p>
      <text:p text:style-name="P4">
Secondly, a clear algorithm for decision-making is established by the competition commission, which submits to the Prime Minister of Ukraine for only one candidate(The winner of the competition).</text:p>
      <text:p text:style-name="P4">
По-третє, новому очільнику установи надається право формувати кадровийпотенціал митних органів, у тому числі шляхом призначеннях заступниківвиключно за погодженням з головою, а також скасування необхідності погодженняз міністром фінансів України призначення на посади та/або звільнення з посадкерівників середньої ланки (In particular, the heads of customs and directors of the departments of the central office)and provisions on territorial bodies.</text:p>
      <text:p text:style-name="P4">
<text:span text:style-name="T4">
 Read also: </text:span>
 <text:a xlink:type="simple" xlink:href="https://www.ukrinform.ua/rubric-society/3694471-rada-sprostila-primusove-vikonanna-sudovih-risen-na-cas-voennogo-stanu.html" text:style-name="Internet_20_link" text:visited-style-name="Visited_20_Internet_20_Link">
<text:span text:style-name="T4">
 Council </text:span>
</text:a>
For the control and unaubricated affiliation of the President of the State Customs Service, an annual external independent audit of customs activity is introduced. The negative audit conclusion is the support for the release of the head.</text:p>
      <text:p text:style-name="P4">
For customs officials, one -time certification is provided for the purpose of establishing compliance with the position.</text:p>
      <text:p text:style-name="P4">
The law also defines the size of the salaries of officials.</text:p>
      <text:p text:style-name="P4">
As reported, <text:a xlink:type="simple" xlink:href="https://www.ukrinform.ua/rubric-economy/3663483-urad-priznaciv-timcasovih-kerivnikiv-mitnoi-sluzbi-ta-derzprodspozivsluzbi.html" text:style-name="Internet_20_link" text:visited-style-name="Visited_20_Internet_20_Link">
</text:a>
.Puisor executives work on the detection of shadow schemes at customs. Customs was to wash out the state budget on a monthly basis for approximately ten billion hryvnias on a monthly basis.</text:p>
      <text:p text:style-name="P4">
News Source: <text:a xlink:type="simple" xlink:href="https://www.ukrinform.ua/rubric-polytics/3694478-parlament-pidtrimav-zakonoproekt-sodo-perezavantazenna-mitnici.html" text:style-name="Internet_20_link" text:visited-style-name="Visited_20_Internet_20_Link">
https://www.ukrinform.ua/rubric-polytics/3694478-parlament-pidtrimav-zakonoproekt-sodo-perezavantazenna-mitnici.html</text:a>
</text:p>
      <!--NEWS-->
      <text:h text:style-name="P10" text:outline-level="1">
<text:span text:style-name="T4">
Sinyakova won't play against Ukraine in Billy's Cup Gin King</text:span>
</text:h>
      <text:p text:style-name="P4">
Authors: Ukrinform (Person)</text:p>
      <text:p text:style-name="P4">
Publisher: Укринформ (Organization)</text:p>
      <text:p text:style-name="P4">
Published Time: 2023-04-11T16:27:35+03:00</text:p>
      <text:p text:style-name="P4">
Modified Time: 2023-04-11T16:27:35+03:00</text:p>
      <text:p text:style-name="P4">
Description: Sarah Baylek will take her place. - Ukrinform.</text:p>
      <text:p text:style-name="P4">
Images: ["<text:a xlink:type="simple" xlink:href="https://static.ukrinform.com/photos/2023_04/thumb_files/630_360_1681219612-687.jpg" text:style-name="Internet_20_link" text:visited-style-name="Visited_20_Internet_20_Link">
630_360_16812...</text:a>
"]</text:p>
      <text:p text:style-name="P4">
Tags: ['Теніс']</text:p>
      <text:p text:style-name="P4">
Type: Article</text:p>
      <!--METADATA-->
      <text:p text:style-name="P4">
<draw:frame draw:style-name="fr1" draw:name="Image92" text:anchor-type="as-char" svg:width="6.9236in" svg:height="3.956343in" draw:z-index="0">
<draw:image xlink:href="../Images/yкринформ/2023-04-11T16-27-35-03-00/630_360_1681219612-687.jpg" xlink:type="simple" xlink:show="embed" xlink:actuate="onLoad" draw:mime-type="image/jpeg"/>
</draw:frame>
Her location of Sarah Baylek.</text:p>
      <text:p text:style-name="P4">
The Czech Republic of Tennis has announced a replacement in its composition at Billy's Billy Jean King Against the team of Ukraine, <text:a xlink:type="simple" xlink:href="https://t.me/tennisukraine/1990" text:style-name="Internet_20_link" text:visited-style-name="Visited_20_Internet_20_Link">
</text:a>
The press service of the Federation of Tennis of Ukraine, reports Ukrinform.</text:p>
      <text:p text:style-name="P4">
Instead of Kateryna Sinyakova, a 17-year-old Sarah Baylek will take part in the match, which takes 155th place in the WTA ranking in a single category and 713 in even.</text:p>
      <text:p text:style-name="P4">
Baylek this season was qualified at the Australian Open, but in the first wheel the basics lost to her compatriot Barbory Crecic.</text:p>
      <text:p text:style-name="P4">
<text:span text:style-name="T4">
 Read also: </text:span>
 <text:a xlink:type="simple" xlink:href="https://www.ukrinform.ua/rubric-sports/3694083-olga-savcuk-u-nas-duze-horosa-komanda-a-b-nazvala-cej-sklad-idealnim.html" text:style-name="Internet_20_link" text:visited-style-name="Visited_20_Internet_20_Link">
</text:a>
According to Ukrinform, the match will take place on April 14-15 in Turkey Cortes of the Mega Saray Hotel in Belek.</text:p>
      <text:p text:style-name="P4">
Photo: btu.org.ua</text:p>
      <text:p text:style-name="P4">
News Source: <text:a xlink:type="simple" xlink:href="https://www.ukrinform.ua/rubric-sports/3694479-sinakova-ne-zigrae-proti-ukraini-u-kubku-billi-dzin-king.html" text:style-name="Internet_20_link" text:visited-style-name="Visited_20_Internet_20_Link">
https://www.ukrinform.ua/rubric-sports/3694479-sinakova-ne-zigrae-proti-ukraini-u-kubku-billi-dzin-king.html</text:a>
</text:p>
      <!--NEWS-->
      <text:h text:style-name="P10" text:outline-level="1">
<text:span text:style-name="T4">
The Council adopted a law on control of funds to support Ukraine</text:span>
</text:h>
      <text:p text:style-name="P4">
Authors: Ukrinform (Person)</text:p>
      <text:p text:style-name="P4">
Publisher: Укринформ (Organization)</text:p>
      <text:p text:style-name="P4">
Published Time: 2023-04-11T16:27:48+03:00</text:p>
      <text:p text:style-name="P4">
Modified Time: 2023-04-11T16:27:48+03:00</text:p>
      <text:p text:style-name="P4">
Description: The Verkhovna Rada has approved as a whole, a bill that amend the Budget Code of Ukraine regarding the use of funds from accounts for support of Ukraine. - Ukrinform.</text:p>
      <text:p text:style-name="P4">
Images: ["<text:a xlink:type="simple" xlink:href="https://static.ukrinform.com/photos/2021_06/thumb_files/630_360_1623144009-889.jpg" text:style-name="Internet_20_link" text:visited-style-name="Visited_20_Internet_20_Link">
630_360_16231...</text:a>
"]</text:p>
      <text:p text:style-name="P4">
Tags: ['Бюджет', 'Верховна Рада', 'допомога']</text:p>
      <text:p text:style-name="P4">
Type: Article</text:p>
      <!--METADATA-->
      <text:p text:style-name="P4">
<draw:frame draw:style-name="fr1" draw:name="Image93" text:anchor-type="as-char" svg:width="6.9236in" svg:height="3.956343in" draw:z-index="0">
<draw:image xlink:href="../Images/yкринформ/2023-04-11T16-27-48-03-00/630_360_1623144009-889.jpg" xlink:type="simple" xlink:show="embed" xlink:actuate="onLoad" draw:mime-type="image/jpeg"/>
</draw:frame>
The Verkhovnarad has adopted as a whole a bill, which amend the budget box of Ukraine regarding the use of funds from accounts for support of Ukraine.</text:p>
      <text:p text:style-name="P4">
As Ukrinform reports, it reports <text:a xlink:type="simple" xlink:href="https://www.mof.gov.ua/uk/news/parlament_priiniav_propozitsiiu_minfinu_vreguliuvati_pitannia_vikoristannia_koshtiv_z_rakhunkiv_nbu_dlia_pidtrimki_ukraini-3937" text:style-name="Internet_20_link" text:visited-style-name="Visited_20_Internet_20_Link">
</text:a>
.</text:p>
      <text:p text:style-name="P4">
Документ передбачає щомісячне звітування про надходження та використаннякоштів щодо кожного з відкритих в НБУ рахунків та контроль за їх використаннямвідповідно до бюджетного законодавства.</text:p>
      <text:p text:style-name="P4">
Також передбачається розподіл та витрачання таких коштів за чіткими бюджетнимиправилами в межах <text:a xlink:type="simple" xlink:href="https://www.ukrinform.ua/tag-budzet" text:style-name="Internet_20_link" text:visited-style-name="Visited_20_Internet_20_Link">
 </text:a>
State Budget Program Special Fund.</text:p>
      <text:p text:style-name="P4">
In addition, the official sites of the main spending units will publicize the amounts of voluntary contributions received, a list of purchased goods and services.</text:p>
      <text:p text:style-name="P4">
“The law adopted by the Verkhovna Rada allows to use voluntary contributions from physical and legal entities in the accounts of individual ministries in the NBU in a more coordinated and accountable way. This step is also important for our international partners, as evidenced by its inclusion in the new program of cooperation with the International Monetary Fund, ”said the first deputy minister of finance Denis Ulyutin.</text:p>
      <text:p text:style-name="P4">
<text:span text:style-name="T4">
 Read also: </text:span>
 <text:a xlink:type="simple" xlink:href="https://www.ukrinform.ua/rubric-polytics/3694478-parlament-pidtrimav-zakonoproekt-sodo-perezavantazenna-mitnici.html" text:style-name="Internet_20_link" text:visited-style-name="Visited_20_Internet_20_Link">
</text:a>
He emphasized that accountability, transparency and efficiency of use of funds support of Ukraine is an important key to their further receipt of both recruitment donors and businesses, charitable organizations and citizens.</text:p>
      <text:p text:style-name="P4">
As reported by Ukrinform, in March 2023, the Verkhovna Rada passed a law that provides for an increase in state budget expenditures by UAH 537.2 billion; 96.5% are directed to the national security and defense sector.</text:p>
      <text:p text:style-name="P4">
News Source: <text:a xlink:type="simple" xlink:href="https://www.ukrinform.ua/rubric-economy/3694480-rada-uhvalila-zakon-pro-kontrol-nad-kostami-na-pidtrimku-ukraini.html" text:style-name="Internet_20_link" text:visited-style-name="Visited_20_Internet_20_Link">
https://www.ukrinform.ua/rubric-economy/3694480-rada-uhvalila-zakon-pro-kontrol-nad-kostami-na-pidtrimku-ukraini.html</text:a>
</text:p>
      <!--NEWS-->
      <text:h text:style-name="P10" text:outline-level="1">
<text:span text:style-name="T4">
Bakhmut's battle: Border Guards held positions and reflected the attacks of the Russians</text:span>
</text:h>
      <text:p text:style-name="P4">
Authors: Ukrinform (Person)</text:p>
      <text:p text:style-name="P4">
Publisher: Укринформ (Organization)</text:p>
      <text:p text:style-name="P4">
Published Time: 2023-04-11T16:29:00+03:00</text:p>
      <text:p text:style-name="P4">
Modified Time: 2023-04-11T16:29:00+03:00</text:p>
      <text:p text:style-name="P4">
Description: The fighters of the State Border Guard Service of Ukraine repelled another attempt to attack Russian invaders on the city of Bakhmut of Donetsk region. - Ukrinform.</text:p>
      <text:p text:style-name="P4">
Images: ["<text:a xlink:type="simple" xlink:href="https://static.ukrinform.com/photos/2023_04/thumb_files/630_360_1681219584-952.jpg" text:style-name="Internet_20_link" text:visited-style-name="Visited_20_Internet_20_Link">
630_360_16812...</text:a>
"]</text:p>
      <text:p text:style-name="P4">
Tags: ['Бахмут', 'Донеччина', 'Прикордонники', 'Війна з росією']</text:p>
      <text:p text:style-name="P4">
Type: Article</text:p>
      <!--METADATA-->
      <text:p text:style-name="P4">
<draw:frame draw:style-name="fr1" draw:name="Image94" text:anchor-type="as-char" svg:width="6.9236in" svg:height="3.956343in" draw:z-index="0">
<draw:image xlink:href="../Images/yкринформ/2023-04-11T16-29-00-03-00/630_360_1681219584-952.jpg" xlink:type="simple" xlink:show="embed" xlink:actuate="onLoad" draw:mime-type="image/jpeg"/>
</draw:frame>
The border of the state border service of Ukraine reflected another attempt by the Nadupuroian invaders to the city of Bakhmut of Donetsk region.</text:p>
      <text:p text:style-name="P4">
The SSSU reported this in <text:a xlink:type="simple" xlink:href="https://t.me/DPSUkr/10502" text:style-name="Internet_20_link" text:visited-style-name="Visited_20_Internet_20_Link">
</text:a>
Having published a personnel, Ukrinform reports.</text:p>
      <text:p text:style-name="P4">
As it is noted, the forces of the enemy in battle were dominated. Six border guards of the Clug's detachment kept positions and reflected the attacks for three hours.</text:p>
      <text:p text:style-name="P4">
Due to the danger of the full environment, reinforcement arrived - a group of fire support.</text:p>
      <text:p text:style-name="P4">
<text:span text:style-name="T4">
 Read also: </text:span>
 <text:a xlink:type="simple" xlink:href="https://www.ukrinform.ua/rubric-ato/3694053-rosiani-obstriluut-transport-akij-ruhaetsa-v-bik-bahmuta-malar.html" text:style-name="Internet_20_link" text:visited-style-name="Visited_20_Internet_20_Link">
<text:span text:style-name="T4">
 Bakhmut </text:span>
</text:a>
"Thanks to the skillful use of grenade launchers and small arms, the offensives were repelled, and the wounded was evacuated to the safe zone," - said in <text:a xlink:type="simple" xlink:href="https://www.ukrinform.ua/tag-prikordonniki" text:style-name="Internet_20_link" text:visited-style-name="Visited_20_Internet_20_Link">
</text:a>
.</text:p>
      <text:p text:style-name="P4">
As reported by Ukrinform, in <text:a xlink:type="simple" xlink:href="https://www.ukrinform.ua/rubric-ato/3693766-u-boah-za-bahmut-rosiani-perejsli-do-sirijskoi-taktiki-sirskij.html" text:style-name="Internet_20_link" text:visited-style-name="Visited_20_Internet_20_Link">
</text:a>
Russian invaders have moved to the "Russian" tactics of burned land, the defense of the city continues.  <text:span text:style-name="T5">
Foto: DPSU</text:span>
</text:p>
      <text:p text:style-name="P4">
News Source: <text:a xlink:type="simple" xlink:href="https://www.ukrinform.ua/rubric-ato/3694481-bij-u-bahmuti-prikordonniki-vtrimali-pozicii-i-vidbili-ataku-rosian.html" text:style-name="Internet_20_link" text:visited-style-name="Visited_20_Internet_20_Link">
https://www.ukrinform.ua/rubric-ato/3694481-bij-u-bahmuti-prikordonniki-vtrimali-pozicii-i-vidbili-ataku-rosian.html</text:a>
</text:p>
      <!--NEWS-->
      <text:h text:style-name="P10" text:outline-level="1">
<text:span text:style-name="T4">
Japan has handed over equipment to process construction waste in Irpen</text:span>
</text:h>
      <text:p text:style-name="P4">
Authors: Ukrinform (Person)</text:p>
      <text:p text:style-name="P4">
Publisher: Укринформ (Organization)</text:p>
      <text:p text:style-name="P4">
Published Time: 2023-04-11T16:33:00+03:00</text:p>
      <text:p text:style-name="P4">
Modified Time: 2023-04-11T16:33:00+03:00</text:p>
      <text:p text:style-name="P4">
Description: Japan transferred the first batch of equipment of 7 excavators, which are necessary for the sale of a pilot project for construction in Irpen of the Kiev region for temporary storage of construction waste and their sorting with further use. - Ukrinform.</text:p>
      <text:p text:style-name="P4">
Images: ["<text:a xlink:type="simple" xlink:href="https://static.ukrinform.com/photos/2023_04/thumb_files/630_360_1681220382-634.jpg" text:style-name="Internet_20_link" text:visited-style-name="Visited_20_Internet_20_Link">
630_360_16812...</text:a>
", "<text:a xlink:type="simple" xlink:href="https://static.ukrinform.com/photos/2023_04/thumb_files/630_360_1681219914-6871.jpeg" text:style-name="Internet_20_link" text:visited-style-name="Visited_20_Internet_20_Link">
630_360_16812...</text:a>
", "<text:a xlink:type="simple" xlink:href="https://static.ukrinform.com/photos/2023_04/thumb_files/630_360_1681219913-5046.jpeg" text:style-name="Internet_20_link" text:visited-style-name="Visited_20_Internet_20_Link">
630_360_16812...</text:a>
", "<text:a xlink:type="simple" xlink:href="https://static.ukrinform.com/photos/2023_04/thumb_files/630_360_1681219914-5613.jpeg" text:style-name="Internet_20_link" text:visited-style-name="Visited_20_Internet_20_Link">
630_360_16812...</text:a>
", "<text:a xlink:type="simple" xlink:href="https://static.ukrinform.com/photos/2023_04/thumb_files/630_360_1681219914-9654.jpeg" text:style-name="Internet_20_link" text:visited-style-name="Visited_20_Internet_20_Link">
630_360_16812...</text:a>
", "<text:a xlink:type="simple" xlink:href="https://static.ukrinform.com/photos/2023_04/thumb_files/630_360_1681219914-6407.jpeg" text:style-name="Internet_20_link" text:visited-style-name="Visited_20_Internet_20_Link">
630_360_16812...</text:a>
"]</text:p>
      <text:p text:style-name="P4">
Tags: ['Японія', 'Ірпінь', 'Київщина', 'Відбудова']</text:p>
      <text:p text:style-name="P4">
Type: Article</text:p>
      <!--METADATA-->
      <text:p text:style-name="P4">
<draw:frame draw:style-name="fr1" draw:name="Image95" text:anchor-type="as-char" svg:width="6.9236in" svg:height="3.956343in" draw:z-index="0">
<draw:image xlink:href="../Images/yкринформ/2023-04-11T16-33-00-03-00/630_360_1681220382-634.jpg" xlink:type="simple" xlink:show="embed" xlink:actuate="onLoad" draw:mime-type="image/jpeg"/>
</draw:frame>
Japan transmitted the first batch of equipment of 7 excavators, which are necessary for the implementation of a pilot project for the construction of a platform in Irpen of the Kiev region for the amount of storage of construction waste and their sorting with subsequent use.</text:p>
      <text:p text:style-name="P4">
This was reported by Ukrinform correspondent.</text:p>
      <text:p text:style-name="P4">
“We are very well aware of the need for the restoration and reconstruction of the traced infrastructure of Ukraine and the city of Irpin in particular. Today we are passing 7 pieces of equipment from the Japanese side that will help with <text:a xlink:type="simple" xlink:href="https://www.ukrinform.ua/rubric-vidbudova" text:style-name="Internet_20_link" text:visited-style-name="Visited_20_Internet_20_Link">
</text:a>
. This is the first party. Next, plan to import 10 more relevant machines. They will be used in Irpen of the Takiiv region, ”said the Ambassador of Japan in Ukraine in Ukraine Matsud Kuninor.</text:p>
      <text:p text:style-name="P4">
In general, within the emergency recovery program between Ukraine and the Japanese Agency of International Cooperation(JICA)It is planned to allocate 39 units for the processing of construction waste. Currently, Irpen has already determined a land plot, where the construction of a temporary storage of waste with foreign equipment will be held.</text:p>
      <text:p text:style-name="P4">
<draw:frame draw:style-name="fr1" draw:name="Image96" text:anchor-type="as-char" svg:width="6.9236in" svg:height="3.956343in" draw:z-index="0">
<draw:image xlink:href="../Images/yкринформ/2023-04-11T16-33-00-03-00/630_360_1681219914-6871.jpeg" xlink:type="simple" xlink:show="embed" xlink:actuate="onLoad" draw:mime-type="image/jpeg"/>
</draw:frame>
Japan transmitted equipment for the processing of construction waste in Irpen / Photo: Ministry of Community Development, Territories and Infrastructure of Ukraine <text:a xlink:type="simple" xlink:href="https://static.ukrinform.com/photos/2023_04/1681219914-6871.jpeg" text:style-name="Internet_20_link" text:visited-style-name="Visited_20_Internet_20_Link">
![] [](Images/yкринформ/2023-04-11T16-33-00-03-00/630_360_1681219914-6871.jpeg)</text:a>
 <text:a xlink:type="simple" xlink:href="https://static.ukrinform.com/photos/2023_04/1681219913-5046.jpeg" text:style-name="Internet_20_link" text:visited-style-name="Visited_20_Internet_20_Link">
<draw:frame draw:style-name="fr1" draw:name="Image97" text:anchor-type="as-char" svg:width="6.9236in" svg:height="3.956343in" draw:z-index="0">
<draw:image xlink:href="../Images/yкринформ/2023-04-11T16-33-00-03-00/630_360_1681219913-5046.jpeg" xlink:type="simple" xlink:show="embed" xlink:actuate="onLoad" draw:mime-type="image/jpeg"/>
</draw:frame>
</text:a>
 <text:a xlink:type="simple" xlink:href="https://static.ukrinform.com/photos/2023_04/1681219914-5613.jpeg" text:style-name="Internet_20_link" text:visited-style-name="Visited_20_Internet_20_Link">
<draw:frame draw:style-name="fr1" draw:name="Image98" text:anchor-type="as-char" svg:width="6.9236in" svg:height="3.956343in" draw:z-index="0">
<draw:image xlink:href="../Images/yкринформ/2023-04-11T16-33-00-03-00/630_360_1681219914-5613.jpeg" xlink:type="simple" xlink:show="embed" xlink:actuate="onLoad" draw:mime-type="image/jpeg"/>
</draw:frame>
</text:a>
 <text:a xlink:type="simple" xlink:href="https://static.ukrinform.com/photos/2023_04/1681219914-9654.jpeg" text:style-name="Internet_20_link" text:visited-style-name="Visited_20_Internet_20_Link">
<draw:frame draw:style-name="fr1" draw:name="Image99" text:anchor-type="as-char" svg:width="6.9236in" svg:height="3.956343in" draw:z-index="0">
<draw:image xlink:href="../Images/yкринформ/2023-04-11T16-33-00-03-00/630_360_1681219914-9654.jpeg" xlink:type="simple" xlink:show="embed" xlink:actuate="onLoad" draw:mime-type="image/jpeg"/>
</draw:frame>
</text:a>
 <text:a xlink:type="simple" xlink:href="https://static.ukrinform.com/photos/2023_04/1681219914-6407.jpeg" text:style-name="Internet_20_link" text:visited-style-name="Visited_20_Internet_20_Link">
<draw:frame draw:style-name="fr1" draw:name="Image100" text:anchor-type="as-char" svg:width="6.9236in" svg:height="3.956343in" draw:z-index="0">
<draw:image xlink:href="../Images/yкринформ/2023-04-11T16-33-00-03-00/630_360_1681219914-6407.jpeg" xlink:type="simple" xlink:show="embed" xlink:actuate="onLoad" draw:mime-type="image/jpeg"/>
</draw:frame>
</text:a>
“As soon as we successfully implement this project in Irpen, we plan to continue their work in other regions of Ukraine, including the Donetsk and Kherson region. This project is only the first stage, the second is to help with investments, the development of trade and opening of doors for Japanese companies, ”Matzuda Kuninory added.Japan was reported that Japan will allocate $ 30 million for the supply of Ukrainianinletal weapons through the NATO Trace Foundation and <text:a xlink:type="simple" xlink:href="https://www.ukrinform.ua/rubric-ato/3685621-aponia-vidilit-30-miljoniv-na-neletalne-ozbroenna-dla-ukraini.html" text:style-name="Internet_20_link" text:visited-style-name="Visited_20_Internet_20_Link">
</text:a>
<text:span text:style-name="T5">
Foto: Ministry of Community Development, Territories and Infrastructure of Ukraine</text:span>
</text:p>
      <text:p text:style-name="P4">
News Source: <text:a xlink:type="simple" xlink:href="https://www.ukrinform.ua/rubric-vidbudova/3694487-aponia-peredala-tehniku-dla-zdijsnenna-obrobki-budivelnih-vidhodiv-v-irpeni.html" text:style-name="Internet_20_link" text:visited-style-name="Visited_20_Internet_20_Link">
https://www.ukrinform.ua/rubric-vidbudova/3694487-aponia-peredala-tehniku-dla-zdijsnenna-obrobki-budivelnih-vidhodiv-v-irpeni.html</text:a>
</text:p>
      <!--NEWS-->
      <text:h text:style-name="P10" text:outline-level="1">
<text:span text:style-name="T4">
IMF has worse</text:span>
</text:h>
      <text:p text:style-name="P4">
Authors: Ukrinform (Person)</text:p>
      <text:p text:style-name="P4">
Publisher: Укринформ (Organization)</text:p>
      <text:p text:style-name="P4">
Published Time: 2023-04-11T16:35:00+03:00</text:p>
      <text:p text:style-name="P4">
Modified Time: 2023-04-11T16:35:00+03:00</text:p>
      <text:p text:style-name="P4">
Description: The International Monetary Fund worsened the expectations for global economic growth in 2023 to 2.8 percent - compared to 2.9 percent in the previous forecast, which released three months ago. - Ukrinform.</text:p>
      <text:p text:style-name="P4">
Images: ["<text:a xlink:type="simple" xlink:href="https://static.ukrinform.com/photos/2020_11/thumb_files/630_360_1606382332-862.jpg" text:style-name="Internet_20_link" text:visited-style-name="Visited_20_Internet_20_Link">
630_360_16063...</text:a>
"]</text:p>
      <text:p text:style-name="P4">
Tags: ['Економіка', 'МВФ', 'Прогноз']</text:p>
      <text:p text:style-name="P4">
Type: Article</text:p>
      <!--METADATA-->
      <text:p text:style-name="P4">
<draw:frame draw:style-name="fr1" draw:name="Image101" text:anchor-type="as-char" svg:width="6.9236in" svg:height="3.956343in" draw:z-index="0">
<draw:image xlink:href="../Images/yкринформ/2023-04-11T16-35-00-03-00/630_360_1606382332-862.jpg" xlink:type="simple" xlink:show="embed" xlink:actuate="onLoad" draw:mime-type="image/jpeg"/>
</draw:frame>
The International Monetary Fund worsened the expectations for global economic growth in 2023 to 2.8 percent - compared to 2.9 percent of the previous forecast, which released three months ago.</text:p>
      <text:p text:style-name="P4">
This was stated during a presentation of a new review of "Prospects of World Economy"(Wee)On Tuesday, the IMF's Chief Economist Pierre-Olivier Horinoven, reports Ukrinform's own correspondent.</text:p>
      <text:p text:style-name="P4">
"According to our latter forecast, this year global growth will lead to 2.8 percent, and next year it will rise to 3 percent next year," the Fund's representative said.</text:p>
      <text:p text:style-name="P4">
At the same time, he noted that global inflation would decrease. Although, according to its words, this will happen more slowly than it was expected.</text:p>
      <text:p text:style-name="P4">
In general, as the representative noted <text:a xlink:type="simple" xlink:href="https://www.ukrinform.ua/tag-mvf" text:style-name="Internet_20_link" text:visited-style-name="Visited_20_Internet_20_Link">
</text:a>
, the slowdown of this year will be felt more in the economic rates of scared countries. Meanwhile, in developing markets and developing economies, more positive dynamics are noted in many areas.</text:p>
      <text:p text:style-name="P4">
"The global economy continues to experience the period of uncertainty, when the aggregate of adverse upheaval in the last three years, including the pandemiccovid -19 and the invasion of the Russian Federation into Ukraine, are manifested by unpredictable seeds," - said in Tuesday.</text:p>
      <text:p text:style-name="P4">
<text:span text:style-name="T4">
 Read also: </text:span>
 <text:a xlink:type="simple" xlink:href="https://www.ukrinform.ua/rubric-economy/3694301-marcenko-proviv-zustrici-z-predstavnikami-mvf.html" text:style-name="Internet_20_link" text:visited-style-name="Visited_20_Internet_20_Link">
<text:span text:style-name="T4">
 IMF </text:span>
</text:a>
In this connection, attention is paid to the maintenance of poor demand, long -term supply, jumping prices for raw materials, which has led to maximum inflation reporters in many economies around the world. It also prompted centered launchers to aggressive policies that have been reflected, including the discovery of interest rates on loans.As reported by Ukrinform, in January this year the IMF <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Review "Prospects of World Economy"(Wee), in which he indicated that global growth in 2023 is 2.9 percent, and in 2024 - 3.1 percent. For comparison, in 2021 the world economy growth was 6.2 percent.</text:p>
      <text:p text:style-name="P4">
News Source: <text:a xlink:type="simple" xlink:href="https://www.ukrinform.ua/rubric-economy/3694488-mvf-pogirsiv-prognoz-zrostanna-globalnoi-ekonomiki-do-28.html" text:style-name="Internet_20_link" text:visited-style-name="Visited_20_Internet_20_Link">
https://www.ukrinform.ua/rubric-economy/3694488-mvf-pogirsiv-prognoz-zrostanna-globalnoi-ekonomiki-do-28.html</text:a>
</text:p>
      <!--NEWS-->
      <text:h text:style-name="P10" text:outline-level="1">
<text:span text:style-name="T4">
Situation on the front and providing ammunition: Zelensky held a rate meeting</text:span>
</text:h>
      <text:p text:style-name="P4">
Authors: Ukrinform (Person)</text:p>
      <text:p text:style-name="P4">
Publisher: Укринформ (Organization)</text:p>
      <text:p text:style-name="P4">
Published Time: 2023-04-11T16:37:00+03:00</text:p>
      <text:p text:style-name="P4">
Modified Time: 2023-04-11T16:37:00+03:00</text:p>
      <text:p text:style-name="P4">
Description: On Tuesday, President Volodymyr Zelenskyy held a regular meeting of the Supreme Commander.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асідання', 'Боєприпаси', 'Зеленський', 'Війна з росією']</text:p>
      <text:p text:style-name="P4">
Type: Article</text:p>
      <!--METADATA-->
      <text:p text:style-name="P4">
<draw:frame draw:style-name="fr1" draw:name="Image102" text:anchor-type="as-char" svg:width="6.9236in" svg:height="3.956343in" draw:z-index="0">
<draw:image xlink:href="../Images/yкринформ/2023-04-11T16-37-00-03-00/630_360_1679682020-565.jpeg" xlink:type="simple" xlink:show="embed" xlink:actuate="onLoad" draw:mime-type="image/jpeg"/>
</draw:frame>
On Tuesday, the Presidential Divoder of Zelensky held a regular meeting of the High Chief Commander.</text:p>
      <text:p text:style-name="P4">
Participants heard reports on the general operational situation on the foregoing of the situation at the areas of the front within the zones of responsibility of operational-strategic groups of troops, Ukrinform reports with reference to <text:a xlink:type="simple" xlink:href="https://www.president.gov.ua/news/pid-golovuvannyam-volodimira-zelenskogo-vidbulosya-zasidanny-82193" text:style-name="Internet_20_link" text:visited-style-name="Visited_20_Internet_20_Link">
</text:a>
.</text:p>
      <text:p text:style-name="P4">
In addition, the intelligence management informed about the probable actions of the aggressor state in the near future.</text:p>
      <text:p text:style-name="P4">
The participants of the meeting also analyzed the state of providing units.</text:p>
      <text:p text:style-name="P4">
According to the OP, the issue of staffing, weapons and military equipment of the newly created brigades of defense forces was continued.</text:p>
      <text:p text:style-name="P4">
<text:span text:style-name="T4">
 Read also: </text:span>
 <text:a xlink:type="simple" xlink:href="https://www.ukrinform.ua/rubric-ato/3693983-droni-boepripasi-ta-anteni-nimeccina-peredala-ukraini-cergovij-paket-vijskovoi-dopomogi.html" text:style-name="Internet_20_link" text:visited-style-name="Visited_20_Internet_20_Link">
<text:span text:style-name="T4">
 ammunition </text:span>
</text:a>
The members also discussed the issue of improving the efficiency of the system of securing and interaction of various groups of security and defense forces of Ukraine while performing combat missions.</text:p>
      <text:p text:style-name="P4">
The meeting was attended by commander -in -chief <text:a xlink:type="simple" xlink:href="https://www.ukrinform.ua/tag-zsu" text:style-name="Internet_20_link" text:visited-style-name="Visited_20_Internet_20_Link">
</text:a>
Valery Zaluzhny, Prime Minister Denis Shmigal, Head of the Main Department of Intelligence of the Ministry of Defense Kirill Budanov, Secretary of the National Security and Defense Council Alexey Danilov, commander of the genera and operational arguments, head of OP Andriy Yermak.</text:p>
      <text:p text:style-name="P4">
Members of the government, heads of law enforcement agencies and right protection authorities also joined the meeting.</text:p>
      <text:p text:style-name="P4">
News Source: <text:a xlink:type="simple" xlink:href="https://www.ukrinform.ua/rubric-ato/3694489-situacia-na-fronti-ta-zabezpecenna-boepripasami-zelenskij-proviv-zasidanna-stavki.html" text:style-name="Internet_20_link" text:visited-style-name="Visited_20_Internet_20_Link">
https://www.ukrinform.ua/rubric-ato/3694489-situacia-na-fronti-ta-zabezpecenna-boepripasami-zelenskij-proviv-zasidanna-stavki.html</text:a>
</text:p>
      <!--NEWS-->
      <text:h text:style-name="P10" text:outline-level="1">
<text:span text:style-name="T4">
Teachers will provide psychological support: the Council adopted a law on advanced training</text:span>
</text:h>
      <text:p text:style-name="P4">
Authors: Ukrinform (Person)</text:p>
      <text:p text:style-name="P4">
Publisher: Укринформ (Organization)</text:p>
      <text:p text:style-name="P4">
Published Time: 2023-04-11T16:38:18+03:00</text:p>
      <text:p text:style-name="P4">
Modified Time: 2023-04-11T16:38:18+03:00</text:p>
      <text:p text:style-name="P4">
Description: The Verkhovna Rada adopted a law that provides for the advanced training of pedagogical staff on the issue of providing psychological support to participants in the educational process. - Ukrinform.</text:p>
      <text:p text:style-name="P4">
Images: ["<text:a xlink:type="simple" xlink:href="https://static.ukrinform.com/photos/2021_02/thumb_files/630_360_1614399292-340.jpg" text:style-name="Internet_20_link" text:visited-style-name="Visited_20_Internet_20_Link">
630_360_16143...</text:a>
"]</text:p>
      <text:p text:style-name="P4">
Tags: ['Діти', 'Верховна Рада', 'Вчителі', 'Психолог']</text:p>
      <text:p text:style-name="P4">
Type: Article</text:p>
      <!--METADATA-->
      <text:p text:style-name="P4">
<draw:frame draw:style-name="fr1" draw:name="Image103" text:anchor-type="as-char" svg:width="6.9236in" svg:height="3.956343in" draw:z-index="0">
<draw:image xlink:href="../Images/yкринформ/2023-04-11T16-38-18-03-00/630_360_1614399292-340.jpg" xlink:type="simple" xlink:show="embed" xlink:actuate="onLoad" draw:mime-type="image/jpeg"/>
</draw:frame>
The Verkhovnarad adopted a law that provides for the advanced training of pedagogical workers on the issue of providing psychological support to the participants of the educational process.</text:p>
      <text:p text:style-name="P4">
About it MP Yaroslav Zheleznyak("Voice")reported in <text:a xlink:type="simple" xlink:href="https://t.me/yzheleznyak/3857" text:style-name="Internet_20_link" text:visited-style-name="Visited_20_Internet_20_Link">
</text:a>
, reports Ukrinform.</text:p>
      <text:p text:style-name="P4">
According to the parliamentarian, for the adoption of the Law "On Amendments to Article 51 of the Law of Ukraine" On Complete General Secondary Education "on improving the qualification of pedagogical workers in the issue of providing psychological support to participants in the educational process"(  <text:a xlink:type="simple" xlink:href="https://itd.rada.gov.ua/billinfo/Bills/CardByRn" text:style-name="Internet_20_link" text:visited-style-name="Visited_20_Internet_20_Link">
</text:a>
 )299 people's deputies voted.</text:p>
      <text:p text:style-name="P4">
According to the document, not less than 10% of the total number of academic hours provided for by the legislation for the improvement of the qualification of pedagogical workers, should be aimed at improving the knowledge, skills and practicals in the issue of providing psychological support to participants in the educational process.</text:p>
      <text:p text:style-name="P4">
<text:span text:style-name="T4">
 Read also: </text:span>
 <text:a xlink:type="simple" xlink:href="https://www.ukrinform.ua/rubric-society/3692216-v-ukraini-startue-cergovij-etap-sertifikacii-vciteliv-mon.html" text:style-name="Internet_20_link" text:visited-style-name="Visited_20_Internet_20_Link">
</text:a>
According to the authors, it will contribute to the early identification of signs of psychological trauma of other psychological conditions, the prevention of the appearance of secondary psychological trauma, post -traumatic stress disorder, anxiety disorders and depression, deviant behavior, as well as the prevention of suicide among children.</text:p>
      <text:p text:style-name="P4">
As it was reported, within the framework of the All -Ukrainian Program of Mental Health of Zinitiativ <text:a xlink:type="simple" xlink:href="https://www.ukrinform.ua/tag-olena-zelenska" text:style-name="Internet_20_link" text:visited-style-name="Visited_20_Internet_20_Link">
</text:a>
The start -up campaign, the purpose of which is to promote the formation of mental health culture in society, give understanding and show tools that will help Ukrainians take care of their internal state.</text:p>
      <text:p text:style-name="P4">
News Source: <text:a xlink:type="simple" xlink:href="https://www.ukrinform.ua/rubric-society/3694486-pedagogi-nadavatimut-psihologicnu-pidtrimku-rada-uhvalila-zakon-pro-pidvisenna-kvalifikacii.html" text:style-name="Internet_20_link" text:visited-style-name="Visited_20_Internet_20_Link">
https://www.ukrinform.ua/rubric-society/3694486-pedagogi-nadavatimut-psihologicnu-pidtrimku-rada-uhvalila-zakon-pro-pidvisenna-kvalifikacii.html</text:a>
</text:p>
      <!--NEWS-->
      <text:h text:style-name="P10" text:outline-level="1">
<text:span text:style-name="T4">
Ukraine expects to get up to $ 100 billion in the world arrested in the world in 5-7 years</text:span>
</text:h>
      <text:p text:style-name="P4">
Authors: Ukrinform (Person)</text:p>
      <text:p text:style-name="P4">
Publisher: Укринформ (Organization)</text:p>
      <text:p text:style-name="P4">
Published Time: 2023-04-11T16:44:20+03:00</text:p>
      <text:p text:style-name="P4">
Modified Time: 2023-04-11T16:44:20+03:00</text:p>
      <text:p text:style-name="P4">
Description: Ukraine expects to get about $ 100 billion in 5-7 years at the expense of Russian sovereign assets arrested worldwide. - Ukrinform.</text:p>
      <text:p text:style-name="P4">
Images: ["<text:a xlink:type="simple" xlink:href="https://static.ukrinform.com/photos/2018_12/thumb_files/630_360_1545154481-916.jpg" text:style-name="Internet_20_link" text:visited-style-name="Visited_20_Internet_20_Link">
630_360_15451...</text:a>
", "<text:a xlink:type="simple" xlink:href="https://static.ukrinform.com/photos/2023_04/1681220295-944.jpg" text:style-name="Internet_20_link" text:visited-style-name="Visited_20_Internet_20_Link">
1681220295-94...</text:a>
"]</text:p>
      <text:p text:style-name="P4">
Tags: ['Україна', 'росія', 'Конфіскація активів']</text:p>
      <text:p text:style-name="P4">
Type: Article</text:p>
      <!--METADATA-->
      <text:p text:style-name="P4">
<draw:frame draw:style-name="fr1" draw:name="Image104" text:anchor-type="as-char" svg:width="6.9236in" svg:height="3.956343in" draw:z-index="0">
<draw:image xlink:href="../Images/yкринформ/2023-04-11T16-44-20-03-00/630_360_1545154481-916.jpg" xlink:type="simple" xlink:show="embed" xlink:actuate="onLoad" draw:mime-type="image/jpeg"/>
</draw:frame>
Ukraine has been considering about $ 100 billion in 5-7 years with exchanged Russian sovereign assets around the world.</text:p>
      <text:p text:style-name="P4">
About it at a briefing at the Media Center Ukraine - Ukrinform said the chief consultant of the department of organizational work of the office of the office of the head of the office of the President of Ukraine Oleg Gavrish.</text:p>
      <text:p text:style-name="P4">
He recalled that our state is currently estimating the Russian aggression caused by $ 700-800 billion. And every day of the war this amount is increasing.</text:p>
      <text:p text:style-name="P4">
<draw:frame draw:style-name="fr1" draw:name="Image105" text:anchor-type="as-char" svg:width="6.9236in" svg:height="5.154236in" draw:z-index="0">
<draw:image xlink:href="../Images/yкринформ/2023-04-11T16-44-20-03-00/1681220295-944.jpg" xlink:type="simple" xlink:show="embed" xlink:actuate="onLoad" draw:mime-type="image/jpeg"/>
</draw:frame>
“According to the Office of the Prosecutor General, during a full -scale invasion, the enemy seriously damaged 74.4 thousand residential buildings, almost 2.5 thousand educational establishments, 500 hospitals, 400 cultural and 120 religious structures, 4.5 thousand objects communications, as well as 12 thousand other objects. Speaking of energy infrastructure, the Russian Federation destroyed 114 objects, giving 279 beats. The most such attacks were made in Dnipropetrovsk region(34)Ina Kharkiv region(30)”, - said Gavrish.</text:p>
      <text:p text:style-name="P4">
<text:span text:style-name="T4">
 Read also: </text:span>
 <text:a xlink:type="simple" xlink:href="https://www.ukrinform.ua/rubric-vidbudova/3694441-u-reestri-poskodzenogo-ta-znisenogo-majna-vze-ponad-36-tisac-obektiv.html" text:style-name="Internet_20_link" text:visited-style-name="Visited_20_Internet_20_Link">
<text:span text:style-name="T4">
 Register </text:span>
</text:a>
For compensation, Ukraine primarily expects to receive Russian sovereign arrested throughout the world(those belonging to the aggressor and state-owned companies)Assets.</text:p>
      <text:p text:style-name="P4">
"This is a complex and long process. But it is moving. There are appropriate decisions of Onta many countries. And this money is about $ 100 billion. Official.</text:p>
      <text:p text:style-name="P4">
Mechanisms of withdrawal of other Russian assets abroad - acceptance, real estate or industrial objects and businesses belonging to Russian state -owned companies and oligarchs under [] are also prepared.(https://www.ukrinform.ua/tag-sankcii).</text:p>
      <text:p text:style-name="P4">
There is already a successful experience of seizing Russian business assets in Ukraine. As an example, Gavrish gave the decision of the Supreme Anti -Corruption Court <text:a xlink:type="simple" xlink:href="https://www.ukrinform.ua/rubric-kyiv/3684783-vaks-konfiskuvav-castku-rotenbergiv-u-ocean-plaza.html" text:style-name="Internet_20_link" text:visited-style-name="Visited_20_Internet_20_Link">
</text:a>
_, _ that belonged to the Russian oligarchrotenberg.</text:p>
      <text:p text:style-name="P4">
<text:span text:style-name="T4">
 Read also: </text:span>
 <text:a xlink:type="simple" xlink:href="https://www.ukrinform.ua/rubric-economy/3694412-arma-za-misac-rozsukalo-aktiviv-majze-na-13-milarda.html" text:style-name="Internet_20_link" text:visited-style-name="Visited_20_Internet_20_Link">
<text:span text:style-name="T4">
 ARMA </text:span>
</text:a>
</text:p>
      <text:p text:style-name="P4">
It was reported that two years before the start of a full-scale invasion of Ukraine, 13,000 companies were operating directly or indirectly related to the aggressor state. According to YouControl, in 2021, the total volume of Ukrainian assets with Russian or beneficiaries was estimated at $ 9 billion.</text:p>
      <text:p text:style-name="P4">
News Source: <text:a xlink:type="simple" xlink:href="https://www.ukrinform.ua/rubric-economy/3694491-ukraina-rozrahovue-za-57-rokiv-otrimati-do-100-milardiv-iz-zaarestovanih-u-sviti-aktiviv-rf.html" text:style-name="Internet_20_link" text:visited-style-name="Visited_20_Internet_20_Link">
https://www.ukrinform.ua/rubric-economy/3694491-ukraina-rozrahovue-za-57-rokiv-otrimati-do-100-milardiv-iz-zaarestovanih-u-sviti-aktiviv-rf.html</text:a>
</text:p>
      <!--NEWS-->
      <text:h text:style-name="P10" text:outline-level="1">
<text:span text:style-name="T4">
In Ukraine canceled taxes on damaged or destroyed real estate during the war</text:span>
</text:h>
      <text:p text:style-name="P4">
Authors: Ukrinform (Person)</text:p>
      <text:p text:style-name="P4">
Publisher: Укринформ (Organization)</text:p>
      <text:p text:style-name="P4">
Published Time: 2023-04-11T16:55:00+03:00</text:p>
      <text:p text:style-name="P4">
Modified Time: 2023-04-11T16:55:00+03:00</text:p>
      <text:p text:style-name="P4">
Description: The Verkhovna Rada adopted a law that stops the accrual and payment of real estate tax that was destroyed or damaged by Russian aggression. - Ukrinform.</text:p>
      <text:p text:style-name="P4">
Images: ["<text:a xlink:type="simple" xlink:href="https://static.ukrinform.com/photos/2023_02/thumb_files/630_360_1675602162-720.jpeg" text:style-name="Internet_20_link" text:visited-style-name="Visited_20_Internet_20_Link">
630_360_16756...</text:a>
"]</text:p>
      <text:p text:style-name="P4">
Tags: ['Нерухомість', 'Податки', 'Верховна Рада', 'Майно', 'Війна з росією', 'Пошкодження']</text:p>
      <text:p text:style-name="P4">
Type: Article</text:p>
      <!--METADATA-->
      <text:p text:style-name="P4">
<draw:frame draw:style-name="fr1" draw:name="Image106" text:anchor-type="as-char" svg:width="6.9236in" svg:height="3.956343in" draw:z-index="0">
<draw:image xlink:href="../Images/yкринформ/2023-04-11T16-55-00-03-00/630_360_1675602162-720.jpeg" xlink:type="simple" xlink:show="embed" xlink:actuate="onLoad" draw:mime-type="image/jpeg"/>
</draw:frame>
The Verkhovnarad adopted a law that terminates the accrual and payment of the Nanterushow property that was destroyed or damaged as a result of Russian aggression.</text:p>
      <text:p text:style-name="P4">
The relevant bill No. 7632 MPs supported in the second reading, Ukrinform reports with reference to <text:a xlink:type="simple" xlink:href="https://www.rada.gov.ua/news/razom/235336.html" text:style-name="Internet_20_link" text:visited-style-name="Visited_20_Internet_20_Link">
</text:a>
Approved <text:a xlink:type="simple" xlink:href="https://itd.rada.gov.ua/billinfo/Bills/Card/40183" text:style-name="Internet_20_link" text:visited-style-name="Visited_20_Internet_20_Link">
</text:a>
Makes changes in the Tax Code of Ukraine, which cancels accrual and payment <text:a xlink:type="simple" xlink:href="https://www.ukrinform.ua/tag-podatki" text:style-name="Internet_20_link" text:visited-style-name="Visited_20_Internet_20_Link">
</text:a>
for residential and non -residential objects that were destroyed or damaged as a result of the Armed Aggression of the Russian Federation.</text:p>
      <text:p text:style-name="P4">
According to the authors of the document, the law will facilitate the establishment of partnerships between business and controlling bodies, as well as ensure social legal in the regulation of tax processes.</text:p>
      <text:p text:style-name="P4">
<text:span text:style-name="T4">
 Read also: </text:span>
 <text:a xlink:type="simple" xlink:href="https://www.ukrinform.ua/rubric-polytics/3694478-parlament-pidtrimav-zakonoproekt-sodo-perezavantazenna-mitnici.html" text:style-name="Internet_20_link" text:visited-style-name="Visited_20_Internet_20_Link">
<text:span text:style-name="T4">
 Parliament </text:span>
</text:a>
As it was reported, the President of Ukraine has signed a law that defines the legal orderly organizational principles of providing the state <text:a xlink:type="simple" xlink:href="https://www.ukrinform.ua/rubric-society/3683893-zelenskij-pidpisav-zakon-pro-kompensaciu-za-poskodzene-abo-znisene-zitlo.html" text:style-name="Internet_20_link" text:visited-style-name="Visited_20_Internet_20_Link">
</text:a>
As a result of hostilities, starting from February 24.</text:p>
      <text:p text:style-name="P4">
News Source: <text:a xlink:type="simple" xlink:href="https://www.ukrinform.ua/rubric-economy/3694496-v-ukraini-skasuvali-podatki-na-poskodzenu-abo-zrujnovanu-neruhomist-pid-cas-vijni.html" text:style-name="Internet_20_link" text:visited-style-name="Visited_20_Internet_20_Link">
https://www.ukrinform.ua/rubric-economy/3694496-v-ukraini-skasuvali-podatki-na-poskodzenu-abo-zrujnovanu-neruhomist-pid-cas-vijni.html</text:a>
</text:p>
      <!--NEWS-->
      <text:h text:style-name="P10" text:outline-level="1">
<text:span text:style-name="T4">
The State Duma of the Russian Federation introduced electronic summons and partially closed the border</text:span>
</text:h>
      <text:p text:style-name="P4">
Authors: Ukrinform (Person)</text:p>
      <text:p text:style-name="P4">
Publisher: Укринформ (Organization)</text:p>
      <text:p text:style-name="P4">
Published Time: 2023-04-11T16:55:36+03:00</text:p>
      <text:p text:style-name="P4">
Modified Time: 2023-04-11T16:55:36+03:00</text:p>
      <text:p text:style-name="P4">
Description: The State Duma approved in the second and third readings of the amendments, which legalize electronic summons, they will be sent to personal offices on "state services". - Ukrinform.</text:p>
      <text:p text:style-name="P4">
Images: ["<text:a xlink:type="simple" xlink:href="https://static.ukrinform.com/photos/2015_10/thumb_files/630_360_1446199062-9786-gosduma-rf.jpg" text:style-name="Internet_20_link" text:visited-style-name="Visited_20_Internet_20_Link">
630_360_14461...</text:a>
"]</text:p>
      <text:p text:style-name="P4">
Tags: ['Мобілізація', 'Держдума РФ', 'Кордон', 'Повістка', 'Війна з росією']</text:p>
      <text:p text:style-name="P4">
Type: Article</text:p>
      <!--METADATA-->
      <text:p text:style-name="P4">
<draw:frame draw:style-name="fr1" draw:name="Image107" text:anchor-type="as-char" svg:width="6.9236in" svg:height="3.956343in" draw:z-index="0">
<draw:image xlink:href="../Images/yкринформ/2023-04-11T16-55-36-03-00/630_360_1446199062-9786-gosduma-rf.jpg" xlink:type="simple" xlink:show="embed" xlink:actuate="onLoad" draw:mime-type="image/jpeg"/>
</draw:frame>
The State Duma of the Russian Federation approved in the second and third readings of the amendment, which exalt electronic summons, they will be sent to personal offices on "state services".</text:p>
      <text:p text:style-name="P4">
About it reports Ukrinform with reference to <text:a xlink:type="simple" xlink:href="https://meduza.io/news/2023/04/11/gosduma-odobrila-vo-vtorom-chtenii-popravki-ob-elektronnyh-povestkah-v-armiyu-i-o-tselom-ryade-zapretov-dlya-uklonistov" text:style-name="Internet_20_link" text:visited-style-name="Visited_20_Internet_20_Link">
</text:a>
Such summons will have the same force as the summons that are sent by recommended letters and notification through the employer. Electronic summons will be considered as served from the moment of placement in the personal office on "State Services".</text:p>
      <text:p text:style-name="P4">
After receiving the summons(Including on "State Services")It is necessary to build up to the military enlistment office within 20 calendar days. Otherwise, "evies" will be forbidden by vehicles, selling and buying real estate, and making loans.</text:p>
      <text:p text:style-name="P4">
In addition, amendments prohibit "citizens who are subject to conscription", departure from Russia from the moment of receipt of the summons and to the appearance of the Dolovsky Committee.</text:p>
      <text:p text:style-name="P4">
Also, the approved package of amendments provides for the establishment of a single register in the Russian Federation. Data on the conscripts will be transferred to the middle, the Federal Tax Service, the bodies of inquiry and investigations, the courts, medical institutions, the Pension and Social Insurance Fund, the CEC, the federal tambral authorities, as well as higher education institutions.</text:p>
      <text:p text:style-name="P4">
<text:span text:style-name="T4">
 Read also: </text:span>
 <text:a xlink:type="simple" xlink:href="https://www.ukrinform.ua/rubric-crimea/3693951-desatki-tisac-krimskih-tatar-cerez-mobilizaciu-rosii-viihali-z-krimu-taseva.html" text:style-name="Internet_20_link" text:visited-style-name="Visited_20_Internet_20_Link">
<text:span text:style-name="T4">
 mobilization </text:span>
</text:a>
Among the data on the conscripts to gather: information about state health and education, place of residence and work, availability(Individual Personal Account Insurance Number)and IPN(The taxpayer identification number).</text:p>
      <text:p text:style-name="P4">
Тепер закон має схвалити рада федерації (Her closest meeting will take place inside, April 12)and sign the president <text:a xlink:type="simple" xlink:href="https://www.ukrinform.ua/tag-rosia" text:style-name="Internet_20_link" text:visited-style-name="Visited_20_Internet_20_Link">
</text:a>
 .</text:p>
      <text:p text:style-name="P4">
News Source: <text:a xlink:type="simple" xlink:href="https://www.ukrinform.ua/rubric-world/3694497-derzduma-rf-zaprovadila-elektronni-povistki-ta-castkovo-zakrila-kordon.html" text:style-name="Internet_20_link" text:visited-style-name="Visited_20_Internet_20_Link">
https://www.ukrinform.ua/rubric-world/3694497-derzduma-rf-zaprovadila-elektronni-povistki-ta-castkovo-zakrila-kordon.html</text:a>
</text:p>
      <!--NEWS-->
      <text:h text:style-name="P10" text:outline-level="1">
<text:span text:style-name="T4">
The IMF predicts this year in Ukraine "minus" 3% of GDP</text:span>
</text:h>
      <text:p text:style-name="P4">
Authors: Ukrinform (Person)</text:p>
      <text:p text:style-name="P4">
Publisher: Укринформ (Organization)</text:p>
      <text:p text:style-name="P4">
Published Time: 2023-04-11T17:01:22+03:00</text:p>
      <text:p text:style-name="P4">
Modified Time: 2023-04-11T17:01:22+03:00</text:p>
      <text:p text:style-name="P4">
Description: The IMF predicts that the growth of Ukraine's GDP in 2023 will still retain a negative trend and will be a "minus" 3 percent, which, however, is significantly different from "minus" 30.3 percent in 2022. - Ukrinform.</text:p>
      <text:p text:style-name="P4">
Images: ["<text:a xlink:type="simple" xlink:href="https://static.ukrinform.com/photos/2023_04/thumb_files/630_360_1680538218-164.jpg" text:style-name="Internet_20_link" text:visited-style-name="Visited_20_Internet_20_Link">
630_360_16805...</text:a>
", "<text:a xlink:type="simple" xlink:href="https://static.ukrinform.com/photos/2023_04/1681221425-504.jpg" text:style-name="Internet_20_link" text:visited-style-name="Visited_20_Internet_20_Link">
1681221425-50...</text:a>
"]</text:p>
      <text:p text:style-name="P4">
Tags: ['МВФ', 'Україна', 'ВВП', 'Прогноз']</text:p>
      <text:p text:style-name="P4">
Type: Article</text:p>
      <!--METADATA-->
      <text:p text:style-name="P4">
<draw:frame draw:style-name="fr1" draw:name="Image108" text:anchor-type="as-char" svg:width="6.9236in" svg:height="3.956343in" draw:z-index="0">
<draw:image xlink:href="../Images/yкринформ/2023-04-11T17-01-22-03-00/630_360_1680538218-164.jpg" xlink:type="simple" xlink:show="embed" xlink:actuate="onLoad" draw:mime-type="image/jpeg"/>
</draw:frame>
The IFROGRAZE that the growth of GDP of Ukraine in 2023 will still retain a negative occurrence and will be "minus" 3 percent, which, nevertheless, is significantly different from "minus" 30.3 percent in 2022.</text:p>
      <text:p text:style-name="P4">
This is stated in the review of "Prospects of the World Economy"(Wee), which was presented at a press conference in Washington, the Chief Economist of the IMF Pierre-Olivtigoigoriginus, Ukrinform correspondent reports.</text:p>
      <text:p text:style-name="P4">
The document, in particular, states that the economic growth of Ukraine will fall to "minus" 3 percent this year. This is significantly different from the results of the previous year, but it still does not reach positive dynamics, <text:a xlink:type="simple" xlink:href="https://www.ukrinform.ua/rubric-economy/3692505-svitovij-bank-prognozue-pozitivne-zrostanna-vvp-ukraini-cogoric-na-tli-vijni.html" text:style-name="Internet_20_link" text:visited-style-name="Visited_20_Internet_20_Link">
</text:a>
.</text:p>
      <text:p text:style-name="P4">
The IMF also estimated that the consumer price index in Ukraine could increase from 20.2U 2022 to 21.1 in 2023. In addition, the balannut account is expected to reduce from 5.7 past year to minus 4.4 present. It is also noted that the unemployment rate in Ukraine will decrease from 24.5 to 20.9 comparable from 2022, but this is still considered a very high level characteristic of the country covered <text:a xlink:type="simple" xlink:href="https://www.ukrinform.ua/tag-vijna" text:style-name="Internet_20_link" text:visited-style-name="Visited_20_Internet_20_Link">
</text:a>
 .</text:p>
      <text:p text:style-name="P4">
<draw:frame draw:style-name="fr1" draw:name="Image109" text:anchor-type="as-char" svg:width="6.9236in" svg:height="7.750586in" draw:z-index="0">
<draw:image xlink:href="../Images/yкринформ/2023-04-11T17-01-22-03-00/1681221425-504.jpg" xlink:type="simple" xlink:show="embed" xlink:actuate="onLoad" draw:mime-type="image/jpeg"/>
</draw:frame>
At the same time, the assessment of economic growth in Ukraine as a result of 2022 will set a "minus" 30.3 percent - compared to the January forecast, where the indicator was expected at the level of "minus" 35 percent. The latest data shows the greater stability of the Ukrainian economy in the conditions of active fighting for the invaders of critically important infrastructure.</text:p>
      <text:p text:style-name="P4">
<text:span text:style-name="T4">
 Read also: </text:span>
 <text:a xlink:type="simple" xlink:href="https://www.ukrinform.ua/rubric-economy/3694301-marcenko-proviv-zustrici-z-predstavnikami-mvf.html" text:style-name="Internet_20_link" text:visited-style-name="Visited_20_Internet_20_Link">
<text:span text:style-name="T4">
 IMF </text:span>
</text:a>
It is noted that the war, solved by Russia, has caused an extremely negative impact of the sloping dimension. At the same time, possible escalation can provoke a new energy crisis in Europe and exacerbate food safety in countries with a discounted income, and the failure of the Black Sea Grain Initiative can lead to raising food prices in the world.</text:p>
      <text:p text:style-name="P4">
News Source: <text:a xlink:type="simple" xlink:href="https://www.ukrinform.ua/rubric-economy/3694498-mvf-prognozue-cogoric-v-ukraini-minus-3-vvp.html" text:style-name="Internet_20_link" text:visited-style-name="Visited_20_Internet_20_Link">
https://www.ukrinform.ua/rubric-economy/3694498-mvf-prognozue-cogoric-v-ukraini-minus-3-vvp.html</text:a>
</text:p>
      <!--NEWS-->
      <text:h text:style-name="P10" text:outline-level="1">
<text:span text:style-name="T4">
Magnolias and cherry blossoms in the capital</text:span>
</text:h>
      <text:p text:style-name="P4">
Authors: Ukrinform (Person)</text:p>
      <text:p text:style-name="P4">
Publisher: Укринформ (Organization)</text:p>
      <text:p text:style-name="P4">
Published Time: 2023-04-11T17:02:00+03:00</text:p>
      <text:p text:style-name="P4">
Modified Time: 2023-04-11T17:02:00+03:00</text:p>
      <text:p text:style-name="P4">
Description: The first magnolias and sakuras blossomed in Kiev, they can be seen in every area of the capital. - Ukrinform.</text:p>
      <text:p text:style-name="P4">
Images: ["<text:a xlink:type="simple" xlink:href="https://static.ukrinform.com/photos/2023_04/thumb_files/630_360_1681220908-413.jpg" text:style-name="Internet_20_link" text:visited-style-name="Visited_20_Internet_20_Link">
630_360_16812...</text:a>
", "<text:a xlink:type="simple" xlink:href="https://static.ukrinform.com/photos/2023_04/thumb_files/630_360_1681220808-8044.jpeg" text:style-name="Internet_20_link" text:visited-style-name="Visited_20_Internet_20_Link">
630_360_16812...</text:a>
", "<text:a xlink:type="simple" xlink:href="https://static.ukrinform.com/photos/2023_04/thumb_files/630_360_1681220806-8433.jpeg" text:style-name="Internet_20_link" text:visited-style-name="Visited_20_Internet_20_Link">
630_360_16812...</text:a>
", "<text:a xlink:type="simple" xlink:href="https://static.ukrinform.com/photos/2023_04/thumb_files/630_360_1681220808-4178.jpeg" text:style-name="Internet_20_link" text:visited-style-name="Visited_20_Internet_20_Link">
630_360_16812...</text:a>
", "<text:a xlink:type="simple" xlink:href="https://static.ukrinform.com/photos/2023_04/thumb_files/630_360_1681220809-9817.jpeg" text:style-name="Internet_20_link" text:visited-style-name="Visited_20_Internet_20_Link">
630_360_16812...</text:a>
", "<text:a xlink:type="simple" xlink:href="https://static.ukrinform.com/photos/2023_04/thumb_files/630_360_1681220810-3180.jpeg" text:style-name="Internet_20_link" text:visited-style-name="Visited_20_Internet_20_Link">
630_360_16812...</text:a>
", "<text:a xlink:type="simple" xlink:href="https://static.ukrinform.com/photos/2023_04/thumb_files/630_360_1681220810-5548.jpeg" text:style-name="Internet_20_link" text:visited-style-name="Visited_20_Internet_20_Link">
630_360_16812...</text:a>
", "<text:a xlink:type="simple" xlink:href="https://static.ukrinform.com/photos/2023_04/thumb_files/630_360_1681221368-3355.jpeg" text:style-name="Internet_20_link" text:visited-style-name="Visited_20_Internet_20_Link">
630_360_16812...</text:a>
"]</text:p>
      <text:p text:style-name="P4">
Tags: ['Парк', 'Київ', 'Весна', 'Квіти', 'Дерева']</text:p>
      <text:p text:style-name="P4">
Type: Article</text:p>
      <!--METADATA-->
      <text:p text:style-name="P4">
<draw:frame draw:style-name="fr1" draw:name="Image110" text:anchor-type="as-char" svg:width="6.9236in" svg:height="3.956343in" draw:z-index="0">
<draw:image xlink:href="../Images/yкринформ/2023-04-11T17-02-00-03-00/630_360_1681220908-413.jpg" xlink:type="simple" xlink:show="embed" xlink:actuate="onLoad" draw:mime-type="image/jpeg"/>
</draw:frame>
In Kiev, the first magnolias and sakuras have turned, they can be seen in every regionalistolya.</text:p>
      <text:p text:style-name="P4">
As Ukrinform reports, it reports <text:a xlink:type="simple" xlink:href="https://kyivcity.gov.ua/news/u_kiyevi_rozkvitli_pershi_magnoli_ta_sakuri_foto_perelik_lokatsiy/" text:style-name="Internet_20_link" text:visited-style-name="Visited_20_Internet_20_Link">
</text:a>
“Magnolias and sakuras blossomed in Kiev. In addition to the Botanical Garden named after the Academicfomina and the National Botanical Garden named after MM Grishko, they are growing in the parks and squares of Kiev. According to Kyivzelenbud, these blooming wooden women in every district of Kiev, ”the message reads.</text:p>
      <text:p text:style-name="P4">
The KSCA has published a list of magnolia flowering and Sakur.</text:p>
      <text:p text:style-name="P4">
<draw:frame draw:style-name="fr1" draw:name="Image111" text:anchor-type="as-char" svg:width="6.9236in" svg:height="3.956343in" draw:z-index="0">
<draw:image xlink:href="../Images/yкринформ/2023-04-11T17-02-00-03-00/630_360_1681220808-8044.jpeg" xlink:type="simple" xlink:show="embed" xlink:actuate="onLoad" draw:mime-type="image/jpeg"/>
</draw:frame>
Magnolias and sakura blooms / photos: Mikhail Krivolapov, KSCA <text:a xlink:type="simple" xlink:href="https://static.ukrinform.com/photos/2023_04/1681220808-8044.jpeg" text:style-name="Internet_20_link" text:visited-style-name="Visited_20_Internet_20_Link">
<draw:frame draw:style-name="fr1" draw:name="Image112" text:anchor-type="as-char" svg:width="6.9236in" svg:height="3.956343in" draw:z-index="0">
<draw:image xlink:href="../Images/yкринформ/2023-04-11T17-02-00-03-00/630_360_1681220808-8044.jpeg" xlink:type="simple" xlink:show="embed" xlink:actuate="onLoad" draw:mime-type="image/jpeg"/>
</draw:frame>
</text:a>
 <text:a xlink:type="simple" xlink:href="https://static.ukrinform.com/photos/2023_04/1681220806-8433.jpeg" text:style-name="Internet_20_link" text:visited-style-name="Visited_20_Internet_20_Link">
<draw:frame draw:style-name="fr1" draw:name="Image113" text:anchor-type="as-char" svg:width="6.9236in" svg:height="3.956343in" draw:z-index="0">
<draw:image xlink:href="../Images/yкринформ/2023-04-11T17-02-00-03-00/630_360_1681220806-8433.jpeg" xlink:type="simple" xlink:show="embed" xlink:actuate="onLoad" draw:mime-type="image/jpeg"/>
</draw:frame>
</text:a>
 <text:a xlink:type="simple" xlink:href="https://static.ukrinform.com/photos/2023_04/1681220808-4178.jpeg" text:style-name="Internet_20_link" text:visited-style-name="Visited_20_Internet_20_Link">
<draw:frame draw:style-name="fr1" draw:name="Image114" text:anchor-type="as-char" svg:width="6.9236in" svg:height="3.956343in" draw:z-index="0">
<draw:image xlink:href="../Images/yкринформ/2023-04-11T17-02-00-03-00/630_360_1681220808-4178.jpeg" xlink:type="simple" xlink:show="embed" xlink:actuate="onLoad" draw:mime-type="image/jpeg"/>
</draw:frame>
</text:a>
 <text:a xlink:type="simple" xlink:href="https://static.ukrinform.com/photos/2023_04/1681220809-9817.jpeg" text:style-name="Internet_20_link" text:visited-style-name="Visited_20_Internet_20_Link">
<draw:frame draw:style-name="fr1" draw:name="Image115" text:anchor-type="as-char" svg:width="6.9236in" svg:height="3.956343in" draw:z-index="0">
<draw:image xlink:href="../Images/yкринформ/2023-04-11T17-02-00-03-00/630_360_1681220809-9817.jpeg" xlink:type="simple" xlink:show="embed" xlink:actuate="onLoad" draw:mime-type="image/jpeg"/>
</draw:frame>
</text:a>
 <text:a xlink:type="simple" xlink:href="https://static.ukrinform.com/photos/2023_04/1681220810-3180.jpeg" text:style-name="Internet_20_link" text:visited-style-name="Visited_20_Internet_20_Link">
<draw:frame draw:style-name="fr1" draw:name="Image116" text:anchor-type="as-char" svg:width="6.9236in" svg:height="3.956343in" draw:z-index="0">
<draw:image xlink:href="../Images/yкринформ/2023-04-11T17-02-00-03-00/630_360_1681220810-3180.jpeg" xlink:type="simple" xlink:show="embed" xlink:actuate="onLoad" draw:mime-type="image/jpeg"/>
</draw:frame>
</text:a>
 <text:a xlink:type="simple" xlink:href="https://static.ukrinform.com/photos/2023_04/1681220810-5548.jpeg" text:style-name="Internet_20_link" text:visited-style-name="Visited_20_Internet_20_Link">
<draw:frame draw:style-name="fr1" draw:name="Image117" text:anchor-type="as-char" svg:width="6.9236in" svg:height="3.956343in" draw:z-index="0">
<draw:image xlink:href="../Images/yкринформ/2023-04-11T17-02-00-03-00/630_360_1681220810-5548.jpeg" xlink:type="simple" xlink:show="embed" xlink:actuate="onLoad" draw:mime-type="image/jpeg"/>
</draw:frame>
</text:a>
 <text:a xlink:type="simple" xlink:href="https://static.ukrinform.com/photos/2023_04/1681221368-3355.jpeg" text:style-name="Internet_20_link" text:visited-style-name="Visited_20_Internet_20_Link">
<draw:frame draw:style-name="fr1" draw:name="Image118" text:anchor-type="as-char" svg:width="6.9236in" svg:height="3.956343in" draw:z-index="0">
<draw:image xlink:href="../Images/yкринформ/2023-04-11T17-02-00-03-00/630_360_1681221368-3355.jpeg" xlink:type="simple" xlink:show="embed" xlink:actuate="onLoad" draw:mime-type="image/jpeg"/>
</draw:frame>
</text:a>
Yes, magnolias are planted in the <text:span text:style-name="T4">
 Shevchenkivskyi district </text:span>
 on the Landscape Walk, Taras Shevchenko Park and Syretsky Park.</text:p>
      <text:p text:style-name="P4">
In the <text:span text:style-name="T4">
 Podilskyi district </text:span>
 these trees are on the Square Square, in <text:span text:style-name="T4">
 Obolonsky </text:span>
 -Natalka Park and Square on Stepan Bandera Avenue, 26-B-28.</text:p>
      <text:p text:style-name="P4">
In the <text:span text:style-name="T4">
 Desniansky district, the magnolias bloom in the park with water bodies on Shukhevych and Kyoto Park, in </text:span>
 Darnytskyi <text:span text:style-name="T4">
 - Parks of Partisanskaya Slav, International Warriors and Square on Verbitsky Street, 12.In the </text:span>
 Solomenskiy district <text:span text:style-name="T4">
 the magnolia color can be seen in the Parks of "Oboradny" and "Orlyatko", and </text:span>
 Holosiivskyi ** - in the Holosiivskyi Park named after Maximarilsky.</text:p>
      <text:p text:style-name="P4">
<text:span text:style-name="T4">
 Read also: </text:span>
 <text:a xlink:type="simple" xlink:href="https://www.ukrinform.ua/rubric-regions/3686040-na-zakarpatti-rozkvitli-odnocasno-dolina-narcisiv-ta-skansen-u-kolocavi.html" text:style-name="Internet_20_link" text:visited-style-name="Visited_20_Internet_20_Link">
</text:a>
The KSCA noted that different types of magnolias have different flowering time. Lush flowing usually lasts about 14 days. In total, there are about 240 species of plants of the Magnolian family in the world. Each of them is unique and has unique flowers that differ in shape, structure, texture, color, location on branches.</text:p>
      <text:p text:style-name="P4">
Also in the capital began the flowering of sakura(Japanese cherry). У Києвівисаджена найдовша в Україні алея цих дерев – на бульварі Верховної Радидовжиною 1402 м (240 plants).</text:p>
      <text:p text:style-name="P4">
Загалом помилуватися сакурами можна у <text:span text:style-name="T4">
Дніпровському районі</text:span>
 на б-ріВерховної Ради та парках Андрія Малишка і “Перемога”.</text:p>
      <text:p text:style-name="P4">
У <text:span text:style-name="T4">
Деснянському районі</text:span>
 сакури цвітуть у парках “Кіото”, ім. АрхітектораНіколаєва та ім. Сержа Лифаря, а також у сквері на вул. Олександри Екстер.</text:p>
      <text:p text:style-name="P4">
У <text:span text:style-name="T4">
Дарницькому районі</text:span>
 сакури квітнуть у парку Партизанської слави, а уШевченківському - біля Національної опери України, на Володимирській гірці тасквері біля Золотих воріт.</text:p>
      <text:p text:style-name="P4">
У <text:span text:style-name="T4">
Печерському районі</text:span>
 цвітінням можна помилуватися на бульварі Липський, усквері Бастіонний та площі Івана Франка.</text:p>
      <text:p text:style-name="P4">
У <text:span text:style-name="T4">
Подільському районі</text:span>
 в Куренівському парку та сквері біля кінотеатру“Жовтень”, в <text:span text:style-name="T4">
Оболонському</text:span>
 - у парку “Наталка”.</text:p>
      <text:p text:style-name="P4">
У <text:span text:style-name="T4">
Дарницькому районі</text:span>
 сакури є у сквері на Дарницькій площі та у паркуПартизанської слави.</text:p>
      <text:p text:style-name="P4">
У <text:span text:style-name="T4">
Солом’янському районі</text:span>
 сакури цвітуть у парку ім. Миколи Зерова.</text:p>
      <text:p text:style-name="P4">
У <text:span text:style-name="T4">
Святошинському районі</text:span>
 цвітінням можна помилуватися у сквері на бульваріАкадеміка Вернадського та парках “Совки” і “Інтернаціональний”.</text:p>
      <text:p text:style-name="P4">
Тривалість цвітіння сакури становить близько двох тижнів залежно від виду.</text:p>
      <text:p text:style-name="P4">
Як повідомляв Укрінформ, у Києві цього року з’явиться велика рекреаційна зона,влада продовжить і оновлення парків і скверів міста.</text:p>
      <text:p text:style-name="P4">
News Source: <text:a xlink:type="simple" xlink:href="https://www.ukrinform.ua/rubric-kyiv/3694493-u-stolici-cvitut-magnolii-ta-sakuri.html" text:style-name="Internet_20_link" text:visited-style-name="Visited_20_Internet_20_Link">
https://www.ukrinform.ua/rubric-kyiv/3694493-u-stolici-cvitut-magnolii-ta-sakuri.html</text:a>
</text:p>
      <!--NEWS-->
      <text:h text:style-name="P10" text:outline-level="1">
<text:span text:style-name="T4">
The Council plans to amend the Immigration Act</text:span>
</text:h>
      <text:p text:style-name="P4">
Authors: Ukrinform (Person)</text:p>
      <text:p text:style-name="P4">
Publisher: Укринформ (Organization)</text:p>
      <text:p text:style-name="P4">
Published Time: 2023-04-11T17:09:35+03:00</text:p>
      <text:p text:style-name="P4">
Modified Time: 2023-04-11T17:09:35+03:00</text:p>
      <text:p text:style-name="P4">
Description: The Verkhovna Rada adopted in the first reading the bill "On Amendments to the Law of Ukraine" On Immigration "(No. 6516) on improving the mechanisms of granting permission for immigration and permanent residence. - Ukrinform.</text:p>
      <text:p text:style-name="P4">
Images: ["<text:a xlink:type="simple" xlink:href="https://static.ukrinform.com/photos/2021_04/thumb_files/630_360_1618309405-616.jpg" text:style-name="Internet_20_link" text:visited-style-name="Visited_20_Internet_20_Link">
630_360_16183...</text:a>
"]</text:p>
      <text:p text:style-name="P4">
Tags: ['Мігранти', 'Законопроєкт', 'Верховна Рада']</text:p>
      <text:p text:style-name="P4">
Type: Article</text:p>
      <!--METADATA-->
      <text:p text:style-name="P4">
<draw:frame draw:style-name="fr1" draw:name="Image119" text:anchor-type="as-char" svg:width="6.9236in" svg:height="3.956343in" draw:z-index="0">
<draw:image xlink:href="../Images/yкринформ/2023-04-11T17-09-35-03-00/630_360_1618309405-616.jpg" xlink:type="simple" xlink:show="embed" xlink:actuate="onLoad" draw:mime-type="image/jpeg"/>
</draw:frame>
The Verkhovna Rada approved in the first reading the bill "On Amendments to the Law of Ukraine" On Imigration "(№6516)on improving the mechanisms for granting permission immigration and permanent residence.</text:p>
      <text:p text:style-name="P4">
Pavel Frolov reported about it about it about this(https://t.me/frolovProParliament/508), reports Ukrinform.</text:p>
      <text:p text:style-name="P4">
It is noted that the adoption of the law was supported by 285 parliamentarians.</text:p>
      <text:p text:style-name="P4">
In particular, <text:a xlink:type="simple" xlink:href="https://itd.rada.gov.ua/billInfo/Bills/Card/38767" text:style-name="Internet_20_link" text:visited-style-name="Visited_20_Internet_20_Link">
</text:a>
Improve the grounds for granting permission for immigration. It is also proposed to determine the fact in which the fact of marriage with a citizen of Ukraine or the immigrant is not recognized as a ground for granting this permit.</text:p>
      <text:p text:style-name="P4">
In addition, it is planned to reduce the term of consideration of the application for granting permission from 1 year to 6 months.</text:p>
      <text:p text:style-name="P4">
<text:span text:style-name="T4">
 Read also: </text:span>
 <text:a xlink:type="simple" xlink:href="https://www.ukrinform.ua/rubric-ato/3651375-inozemcam-dozvolili-prohoditi-sluzbu-za-kontraktom-u-vsih-vijskovih-formuvannah-ukraini.html" text:style-name="Internet_20_link" text:visited-style-name="Visited_20_Internet_20_Link">
</text:a>
At the same time, it is proposed to clarify the consequences of removing the permanent residence permit(compulsory return or compulsory expulsion of a person)But to regulate the receipt of a permanent residence permit who, who, who are not full -time children, arrived in Ukraine with their parents and could not hold the passport of a citizen of the USSR, but were registered with them.</text:p>
      <text:p text:style-name="P4">
As it was reported, on January 13, 2022, the Cabinet of Ministers registered Bill No. 6516 "On Amendments to the Law" Proimmigration ".</text:p>
      <text:p text:style-name="P4">
News Source: <text:a xlink:type="simple" xlink:href="https://www.ukrinform.ua/rubric-society/3694500-rada-planue-vnesti-zmini-do-zakonu-pro-immigraciu.html" text:style-name="Internet_20_link" text:visited-style-name="Visited_20_Internet_20_Link">
https://www.ukrinform.ua/rubric-society/3694500-rada-planue-vnesti-zmini-do-zakonu-pro-immigraciu.html</text:a>
</text:p>
      <!--NEWS-->
      <text:h text:style-name="P10" text:outline-level="1">
<text:span text:style-name="T4">
In Kharkiv region, "black" sappers - SESNS began to operate</text:span>
</text:h>
      <text:p text:style-name="P4">
Authors: Ukrinform (Person)</text:p>
      <text:p text:style-name="P4">
Publisher: Укринформ (Organization)</text:p>
      <text:p text:style-name="P4">
Published Time: 2023-04-11T17:11:00+03:00</text:p>
      <text:p text:style-name="P4">
Modified Time: 2023-04-11T17:11:00+03:00</text:p>
      <text:p text:style-name="P4">
Description: In Kharkiv region, the so -called "black" sappers, which offer, in particular, agricultural enterprises, demining of territories. - Ukrinform.</text:p>
      <text:p text:style-name="P4">
Images: ["<text:a xlink:type="simple" xlink:href="https://static.ukrinform.com/photos/2023_03/thumb_files/630_360_1678725501-826.jpg" text:style-name="Internet_20_link" text:visited-style-name="Visited_20_Internet_20_Link">
630_360_16787...</text:a>
"]</text:p>
      <text:p text:style-name="P4">
Tags: ['ДСНС', 'Розмінування', 'Харківщина']</text:p>
      <text:p text:style-name="P4">
Type: Article</text:p>
      <!--METADATA-->
      <text:p text:style-name="P4">
<draw:frame draw:style-name="fr1" draw:name="Image120" text:anchor-type="as-char" svg:width="6.9236in" svg:height="3.956343in" draw:z-index="0">
<draw:image xlink:href="../Images/yкринформ/2023-04-11T17-11-00-03-00/630_360_1678725501-826.jpg" xlink:type="simple" xlink:show="embed" xlink:actuate="onLoad" draw:mime-type="image/jpeg"/>
</draw:frame>
Nakarkiv region began to operate the so -called "black" sappers, which offer, in particular, agricultural enterprises services for mine clearance.</text:p>
      <text:p text:style-name="P4">
This was reported at a briefing by a spokesman for the State Emergency Service of Ukraine in Kharkiv region Yevgenvasilenko, Ukrinform correspondent reports.</text:p>
      <text:p text:style-name="P4">
“Concerning the“ black ”sappers. Information is received from unofficial sources that such search engineers have been intensified in the Kharkiv region. We do not know where they work. Probably, law enforcement agencies will find out this. We will just warn that their activities are risks. If they carry out a robot for someone for someone, no acts, no documents(Development of territories - ed.)They do not give out. And if something is issued, Tovono is not valid, ”Vasylenko said.</text:p>
      <text:p text:style-name="P4">
He suggested that such activities were engaged in people who were previously "black" archaeologists, and during the search for artifacts faced both explosive subjects of World War II.</text:p>
      <text:p text:style-name="P4">
<text:span text:style-name="T4">
 Read also: </text:span>
 <text:a xlink:type="simple" xlink:href="https://www.ukrinform.ua/rubric-regions/3692093-na-harkivsini-16ricnij-hlopec-pidirvavsa-na-vibuhivci.html" text:style-name="Internet_20_link" text:visited-style-name="Visited_20_Internet_20_Link">
<text:span text:style-name="T4">
 Excluded </text:span>
</text:a>
“They found them, put them in a pile, and then called the SES. Again that it was already up to hundreds <text:a xlink:type="simple" xlink:href="https://www.ukrinform.ua/tag-vibuhivka" text:style-name="Internet_20_link" text:visited-style-name="Visited_20_Internet_20_Link">
</text:a>
items. And our experts went to dispose of it, ”Vasilenko said.</text:p>
      <text:p text:style-name="P4">
He called on the owners of agricultural enterprises not to risk and not to not be offered to the proposals of unlicensed sappers or organizations.</text:p>
      <text:p text:style-name="P4">
It was reported that 500 thousand hectares of fields are required in Kharkiv region.</text:p>
      <text:p text:style-name="P4">
News Source: <text:a xlink:type="simple" xlink:href="https://www.ukrinform.ua/rubric-regions/3694504-na-harkivsini-pocali-diati-corni-saperi-dsns.html" text:style-name="Internet_20_link" text:visited-style-name="Visited_20_Internet_20_Link">
https://www.ukrinform.ua/rubric-regions/3694504-na-harkivsini-pocali-diati-corni-saperi-dsns.html</text:a>
</text:p>
      <!--NEWS-->
      <text:h text:style-name="P10" text:outline-level="1">
<text:span text:style-name="T4">
Locations from Ukraine will</text:span>
</text:h>
      <text:p text:style-name="P4">
Authors: Ukrinform (Person)</text:p>
      <text:p text:style-name="P4">
Publisher: Укринформ (Organization)</text:p>
      <text:p text:style-name="P4">
Published Time: 2023-04-11T17:14:00+03:00</text:p>
      <text:p text:style-name="P4">
Modified Time: 2023-04-11T17:14:00+03:00</text:p>
      <text:p text:style-name="P4">
Description: The videos with which each performer will take the Eurovision stage, will reflect locations from all over Ukraine this year.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Пісня']</text:p>
      <text:p text:style-name="P4">
Type: Article</text:p>
      <!--METADATA-->
      <text:p text:style-name="P4">
<draw:frame draw:style-name="fr1" draw:name="Image121" text:anchor-type="as-char" svg:width="6.9236in" svg:height="3.956343in" draw:z-index="0">
<draw:image xlink:href="../Images/yкринформ/2023-04-11T17-14-00-03-00/630_360_1675352996-430.png" xlink:type="simple" xlink:show="embed" xlink:actuate="onLoad" draw:mime-type="image/png"/>
</draw:frame>
The videos with which each performer will take the Eurovision stage, will reflect locations from all over Ukraine this year.</text:p>
      <text:p text:style-name="P4">
As Ukrinform reports, it reports <text:a xlink:type="simple" xlink:href="https://news.sky.com/story/ukraine-war-latest-russian-general-sacked-in-most-senior-military-dismissal-of-2023-macron-in-china-for-talks-12541713" text:style-name="Internet_20_link" text:visited-style-name="Visited_20_Internet_20_Link">
</text:a>
These are short rollers that give the commentators the opportunity to represent the participating country and its performer before entering the stage.</text:p>
      <text:p text:style-name="P4">
This year, each such video will show a certain place in Ukraine and its equivalent in the United Kingdom and the participating country.</text:p>
      <text:p text:style-name="P4">
37 postcards will feature 111 seats, from the Independence Monument to Stonehenge in the United Kingdom.</text:p>
      <text:p text:style-name="P4">
Each video will also be put on music by Dmitry Shurov, a Ukrainian musician and a composer from Kiev, who was a judge of the domestic version of the X-Factor.</text:p>
      <text:p text:style-name="P4">
<text:span text:style-name="T4">
 Read also: </text:span>
 <text:a xlink:type="simple" xlink:href="https://www.ukrinform.ua/rubric-culture/3694468-u-ramkah-evrobacenna2023-startuvala-pisenna-akcia-solidarnosti-z-ukrainou.html" text:style-name="Internet_20_link" text:visited-style-name="Visited_20_Internet_20_Link">
<text:span text:style-name="T4">
 Eurovision </text:span>
</text:a>
As reported by Ukrinform, the song contest "<text:a xlink:type="simple" xlink:href="https://www.ukrinform.ua/tag-evrobacenna" text:style-name="Internet_20_link" text:visited-style-name="Visited_20_Internet_20_Link">
</text:a>
-2023 ”will be held in Liverpool in the United Kingdom, after what Ukraine, who won the competition in 2022 with the song" Stefania "Kalushorchestra, was unable to meet the requirements for the competition for because of the safety fears caused by the Russian invasion.</text:p>
      <text:p text:style-name="P4">
The semifinals of the competition will take place on May 9 and 11, and the finale will be May 13. Ukraine will be represented by TVORCHI with a song of Heart of Steel.</text:p>
      <text:p text:style-name="P4">
<text:span text:style-name="T5">
Foto: BBC</text:span>
</text:p>
      <text:p text:style-name="P4">
News Source: <text:a xlink:type="simple" xlink:href="https://www.ukrinform.ua/rubric-culture/3694473-na-videolistivkah-ucasnikiv-evrobacenna-budut-lokacii-z-ukraini.html" text:style-name="Internet_20_link" text:visited-style-name="Visited_20_Internet_20_Link">
https://www.ukrinform.ua/rubric-culture/3694473-na-videolistivkah-ucasnikiv-evrobacenna-budut-lokacii-z-ukraini.html</text:a>
</text:p>
      <!--NEWS-->
      <text:h text:style-name="P10" text:outline-level="1">
<text:span text:style-name="T4">
On collected through United24 money will buy another 40 "fast"</text:span>
</text:h>
      <text:p text:style-name="P4">
Authors: Ukrinform (Person)</text:p>
      <text:p text:style-name="P4">
Publisher: Укринформ (Organization)</text:p>
      <text:p text:style-name="P4">
Published Time: 2023-04-11T17:14:40+03:00</text:p>
      <text:p text:style-name="P4">
Modified Time: 2023-04-11T17:14:40+03:00</text:p>
      <text:p text:style-name="P4">
Description: Medical procurement of Ukraine has concluded contracts for the purchase of 40 ambulances for the funds collected through the United24 platform. - Ukrinform.</text:p>
      <text:p text:style-name="P4">
Images: ["<text:a xlink:type="simple" xlink:href="https://static.ukrinform.com/photos/2023_04/thumb_files/630_360_1681222203-756.jpg" text:style-name="Internet_20_link" text:visited-style-name="Visited_20_Internet_20_Link">
630_360_16812...</text:a>
"]</text:p>
      <text:p text:style-name="P4">
Tags: ['МОЗ', 'Благодійність', 'Швидка', 'United24']</text:p>
      <text:p text:style-name="P4">
Type: Article</text:p>
      <!--METADATA-->
      <text:p text:style-name="P4">
<draw:frame draw:style-name="fr1" draw:name="Image122" text:anchor-type="as-char" svg:width="6.9236in" svg:height="3.956343in" draw:z-index="0">
<draw:image xlink:href="../Images/yкринформ/2023-04-11T17-14-40-03-00/630_360_1681222203-756.jpg" xlink:type="simple" xlink:show="embed" xlink:actuate="onLoad" draw:mime-type="image/jpeg"/>
</draw:frame>
Medical purchases of Ukraine have concluded contracts for the purchase of 40 ambulance cars for the funds collected through the United24 platform.</text:p>
      <text:p text:style-name="P4">
As Ukrinform reports, it reports <text:a xlink:type="simple" xlink:href="https://moz.gov.ua/article/news/na-104-mln-grn-ukladeno-kontrakti-na-zakupivlju-sche-40-shvidkih-za-koshti-zibrani-cherez-united24" text:style-name="Internet_20_link" text:visited-style-name="Visited_20_Internet_20_Link">
</text:a>
.</text:p>
      <text:p text:style-name="P4">
"According to the decision of the Commission on the distribution of funds for the satisfaction of health care, medical procurement of Ukraine concluded contracts of 40 ambulance cars with a total value of UAH 104,000,000 for the medical sector for the funds collected through the Fandsseing Platformunited24," the statement reads.</text:p>
      <text:p text:style-name="P4">
The Ministry of Health noted that these are ambulances of type C, which are needed. In particular, oxygen cylinders, cardiomonators, defibrillators, electrocardiographs and apparatus of artificial lung ventilation. They can save a person in the case of cardiogenic shock, provide assistance during childbirth, resuscitated patients, carry out general anesthesia, primary surgical treatment of wounds.</text:p>
      <text:p text:style-name="P4">
<text:span text:style-name="T4">
 Read also: </text:span>
 <text:a xlink:type="simple" xlink:href="https://www.ukrinform.ua/rubric-society/3692794-cerez-united24-zibrali-ponad-300-miljoniv-zelenskij.html" text:style-name="Internet_20_link" text:visited-style-name="Visited_20_Internet_20_Link">
<text:span text:style-name="T4">
 United24 </text:span>
</text:a>
“Replenishing the fleet of emergency care centers and medical cramps is extremely important. After all, in the conditions of war 103 <text:a xlink:type="simple" xlink:href="https://www.ukrinform.ua/tag-svidka" text:style-name="Internet_20_link" text:visited-style-name="Visited_20_Internet_20_Link">
</text:a>
Damaged, 250 - destroyed, 125. New cars will help our brigades e(O)MD, even in complex wartime, successfully fulfill the challenges of patients and victims, ”the Deputy Minister of Health on Digital Development Maria Karchevich said.</text:p>
      <text:p text:style-name="P4">
In total, 176 units have already been purchased or contract.</text:p>
      <text:p text:style-name="P4">
As reported by Ukrinform, donors from all over the world in 11 months <text:a xlink:type="simple" xlink:href="https://www.ukrinform.ua/rubric-society/3692472-united24-donori-z-usogo-svitu-pozertvuvali-na-pidtrimku-medicini-v-ukraini-ponad-13-milarda.html" text:style-name="Internet_20_link" text:visited-style-name="Visited_20_Internet_20_Link">
</text:a>
.</text:p>
      <text:p text:style-name="P4">
<text:span text:style-name="T5">
Foto: Moz</text:span>
</text:p>
      <text:p text:style-name="P4">
News Source: <text:a xlink:type="simple" xlink:href="https://www.ukrinform.ua/rubric-society/3694505-na-zibrani-cerez-united24-grosi-zakuplat-ise-40-svidkih.html" text:style-name="Internet_20_link" text:visited-style-name="Visited_20_Internet_20_Link">
https://www.ukrinform.ua/rubric-society/3694505-na-zibrani-cerez-united24-grosi-zakuplat-ise-40-svidkih.html</text:a>
</text:p>
      <!--NEWS-->
      <text:h text:style-name="P10" text:outline-level="1">
<text:span text:style-name="T4">
The modern building of the National Rehabilitation Center "Unbreakable" was opened in Lviv</text:span>
</text:h>
      <text:p text:style-name="P4">
Authors: Ukrinform (Person)</text:p>
      <text:p text:style-name="P4">
Publisher: Укринформ (Organization)</text:p>
      <text:p text:style-name="P4">
Published Time: 2023-04-11T17:18:00+03:00</text:p>
      <text:p text:style-name="P4">
Modified Time: 2023-04-11T17:18:00+03:00</text:p>
      <text:p text:style-name="P4">
Description: The National Seven -storey building was opened at the National Rehabilitation Center, where 10,000 Ukrainians will be able to assist each year. - Ukrinform.</text:p>
      <text:p text:style-name="P4">
Images: ["<text:a xlink:type="simple" xlink:href="https://static.ukrinform.com/photos/2023_04/thumb_files/630_360_1681223108-159.jpg" text:style-name="Internet_20_link" text:visited-style-name="Visited_20_Internet_20_Link">
630_360_16812...</text:a>
", "<text:a xlink:type="simple" xlink:href="https://static.ukrinform.com/photos/2023_04/thumb_files/630_360_1681221978-4165.jpeg" text:style-name="Internet_20_link" text:visited-style-name="Visited_20_Internet_20_Link">
630_360_16812...</text:a>
", "<text:a xlink:type="simple" xlink:href="https://static.ukrinform.com/photos/2023_04/thumb_files/630_360_1681221978-7357.jpeg" text:style-name="Internet_20_link" text:visited-style-name="Visited_20_Internet_20_Link">
630_360_16812...</text:a>
", "<text:a xlink:type="simple" xlink:href="https://static.ukrinform.com/photos/2023_04/thumb_files/630_360_1681221978-8025.jpeg" text:style-name="Internet_20_link" text:visited-style-name="Visited_20_Internet_20_Link">
630_360_16812...</text:a>
", "<text:a xlink:type="simple" xlink:href="https://static.ukrinform.com/photos/2023_04/thumb_files/630_360_1681221978-9793.jpeg" text:style-name="Internet_20_link" text:visited-style-name="Visited_20_Internet_20_Link">
630_360_16812...</text:a>
", "<text:a xlink:type="simple" xlink:href="https://static.ukrinform.com/photos/2023_04/thumb_files/630_360_1681221978-4599.jpeg" text:style-name="Internet_20_link" text:visited-style-name="Visited_20_Internet_20_Link">
630_360_16812...</text:a>
", "<text:a xlink:type="simple" xlink:href="https://static.ukrinform.com/photos/2023_04/thumb_files/630_360_1681221978-8737.jpeg" text:style-name="Internet_20_link" text:visited-style-name="Visited_20_Internet_20_Link">
630_360_16812...</text:a>
", "<text:a xlink:type="simple" xlink:href="https://static.ukrinform.com/photos/2023_04/thumb_files/630_360_1681221978-5333.jpeg" text:style-name="Internet_20_link" text:visited-style-name="Visited_20_Internet_20_Link">
630_360_16812...</text:a>
", "<text:a xlink:type="simple" xlink:href="https://static.ukrinform.com/photos/2023_04/thumb_files/630_360_1681221978-8459.jpeg" text:style-name="Internet_20_link" text:visited-style-name="Visited_20_Internet_20_Link">
630_360_16812...</text:a>
", "<text:a xlink:type="simple" xlink:href="https://static.ukrinform.com/photos/2023_04/thumb_files/630_360_1681221978-6777.jpeg" text:style-name="Internet_20_link" text:visited-style-name="Visited_20_Internet_20_Link">
630_360_16812...</text:a>
", "<text:a xlink:type="simple" xlink:href="https://static.ukrinform.com/photos/2023_04/thumb_files/630_360_1681221978-3234.jpeg" text:style-name="Internet_20_link" text:visited-style-name="Visited_20_Internet_20_Link">
630_360_16812...</text:a>
"]</text:p>
      <text:p text:style-name="P4">
Tags: ['Центр реабілітації', 'Львів', 'Реабілітація']</text:p>
      <text:p text:style-name="P4">
Type: Article</text:p>
      <!--METADATA-->
      <text:p text:style-name="P4">
<draw:frame draw:style-name="fr1" draw:name="Image123" text:anchor-type="as-char" svg:width="6.9236in" svg:height="3.956343in" draw:z-index="0">
<draw:image xlink:href="../Images/yкринформ/2023-04-11T17-18-00-03-00/630_360_1681223108-159.jpg" xlink:type="simple" xlink:show="embed" xlink:actuate="onLoad" draw:mime-type="image/jpeg"/>
</draw:frame>
The Unbreakable Rehabilitation Center has opened a modern -storey building, where 10 thousand Ukrainian Ukrainians will be able to assist each year.</text:p>
      <text:p text:style-name="P4">
This was reported by Ukrinform correspondent.</text:p>
      <text:p text:style-name="P4">
“All rehabilitation areas and wards are thought out here. Every year, 10,000 Ukrainians will be able to maintain the help of 10,000 Ukrainians. This corps was created by a large commission of people from different cities of Ukraine and the world in order to make this place not simple, but as functional as possible in helping people who, after operations and prosthetics, have to return to normal life and be full -fledged society, " - said CEO The unity of Lviv Oleg Samchuk.</text:p>
      <text:p text:style-name="P4">
<draw:frame draw:style-name="fr1" draw:name="Image124" text:anchor-type="as-char" svg:width="6.9236in" svg:height="3.956343in" draw:z-index="0">
<draw:image xlink:href="../Images/yкринформ/2023-04-11T17-18-00-03-00/630_360_1681221978-4165.jpeg" xlink:type="simple" xlink:show="embed" xlink:actuate="onLoad" draw:mime-type="image/jpeg"/>
</draw:frame>
In Lviv, the modern building of the National Rehabilitation Center "Unbreakable" /Photo: Lyudmila Hryniuk, Ukrinform <text:a xlink:type="simple" xlink:href="https://static.ukrinform.com/photos/2023_04/1681221978-4165.jpeg" text:style-name="Internet_20_link" text:visited-style-name="Visited_20_Internet_20_Link">
<draw:frame draw:style-name="fr1" draw:name="Image125" text:anchor-type="as-char" svg:width="6.9236in" svg:height="3.956343in" draw:z-index="0">
<draw:image xlink:href="../Images/yкринформ/2023-04-11T17-18-00-03-00/630_360_1681221978-4165.jpeg" xlink:type="simple" xlink:show="embed" xlink:actuate="onLoad" draw:mime-type="image/jpeg"/>
</draw:frame>
</text:a>
 <text:a xlink:type="simple" xlink:href="https://static.ukrinform.com/photos/2023_04/1681221978-7357.jpeg" text:style-name="Internet_20_link" text:visited-style-name="Visited_20_Internet_20_Link">
<draw:frame draw:style-name="fr1" draw:name="Image126" text:anchor-type="as-char" svg:width="6.9236in" svg:height="3.956343in" draw:z-index="0">
<draw:image xlink:href="../Images/yкринформ/2023-04-11T17-18-00-03-00/630_360_1681221978-7357.jpeg" xlink:type="simple" xlink:show="embed" xlink:actuate="onLoad" draw:mime-type="image/jpeg"/>
</draw:frame>
</text:a>
 <text:a xlink:type="simple" xlink:href="https://static.ukrinform.com/photos/2023_04/1681221978-8025.jpeg" text:style-name="Internet_20_link" text:visited-style-name="Visited_20_Internet_20_Link">
<draw:frame draw:style-name="fr1" draw:name="Image127" text:anchor-type="as-char" svg:width="6.9236in" svg:height="3.956343in" draw:z-index="0">
<draw:image xlink:href="../Images/yкринформ/2023-04-11T17-18-00-03-00/630_360_1681221978-8025.jpeg" xlink:type="simple" xlink:show="embed" xlink:actuate="onLoad" draw:mime-type="image/jpeg"/>
</draw:frame>
</text:a>
 <text:a xlink:type="simple" xlink:href="https://static.ukrinform.com/photos/2023_04/1681221978-9793.jpeg" text:style-name="Internet_20_link" text:visited-style-name="Visited_20_Internet_20_Link">
<draw:frame draw:style-name="fr1" draw:name="Image128" text:anchor-type="as-char" svg:width="6.9236in" svg:height="3.956343in" draw:z-index="0">
<draw:image xlink:href="../Images/yкринформ/2023-04-11T17-18-00-03-00/630_360_1681221978-9793.jpeg" xlink:type="simple" xlink:show="embed" xlink:actuate="onLoad" draw:mime-type="image/jpeg"/>
</draw:frame>
</text:a>
 <text:a xlink:type="simple" xlink:href="https://static.ukrinform.com/photos/2023_04/1681221978-4599.jpeg" text:style-name="Internet_20_link" text:visited-style-name="Visited_20_Internet_20_Link">
<draw:frame draw:style-name="fr1" draw:name="Image129" text:anchor-type="as-char" svg:width="6.9236in" svg:height="3.956343in" draw:z-index="0">
<draw:image xlink:href="../Images/yкринформ/2023-04-11T17-18-00-03-00/630_360_1681221978-4599.jpeg" xlink:type="simple" xlink:show="embed" xlink:actuate="onLoad" draw:mime-type="image/jpeg"/>
</draw:frame>
</text:a>
 <text:a xlink:type="simple" xlink:href="https://static.ukrinform.com/photos/2023_04/1681221978-8737.jpeg" text:style-name="Internet_20_link" text:visited-style-name="Visited_20_Internet_20_Link">
<draw:frame draw:style-name="fr1" draw:name="Image130" text:anchor-type="as-char" svg:width="6.9236in" svg:height="3.956343in" draw:z-index="0">
<draw:image xlink:href="../Images/yкринформ/2023-04-11T17-18-00-03-00/630_360_1681221978-8737.jpeg" xlink:type="simple" xlink:show="embed" xlink:actuate="onLoad" draw:mime-type="image/jpeg"/>
</draw:frame>
</text:a>
 <text:a xlink:type="simple" xlink:href="https://static.ukrinform.com/photos/2023_04/1681221978-5333.jpeg" text:style-name="Internet_20_link" text:visited-style-name="Visited_20_Internet_20_Link">
<draw:frame draw:style-name="fr1" draw:name="Image131" text:anchor-type="as-char" svg:width="6.9236in" svg:height="3.956343in" draw:z-index="0">
<draw:image xlink:href="../Images/yкринформ/2023-04-11T17-18-00-03-00/630_360_1681221978-5333.jpeg" xlink:type="simple" xlink:show="embed" xlink:actuate="onLoad" draw:mime-type="image/jpeg"/>
</draw:frame>
</text:a>
 <text:a xlink:type="simple" xlink:href="https://static.ukrinform.com/photos/2023_04/1681221978-8459.jpeg" text:style-name="Internet_20_link" text:visited-style-name="Visited_20_Internet_20_Link">
<draw:frame draw:style-name="fr1" draw:name="Image132" text:anchor-type="as-char" svg:width="6.9236in" svg:height="3.956343in" draw:z-index="0">
<draw:image xlink:href="../Images/yкринформ/2023-04-11T17-18-00-03-00/630_360_1681221978-8459.jpeg" xlink:type="simple" xlink:show="embed" xlink:actuate="onLoad" draw:mime-type="image/jpeg"/>
</draw:frame>
</text:a>
 <text:a xlink:type="simple" xlink:href="https://static.ukrinform.com/photos/2023_04/1681221978-6777.jpeg" text:style-name="Internet_20_link" text:visited-style-name="Visited_20_Internet_20_Link">
<draw:frame draw:style-name="fr1" draw:name="Image133" text:anchor-type="as-char" svg:width="6.9236in" svg:height="3.956343in" draw:z-index="0">
<draw:image xlink:href="../Images/yкринформ/2023-04-11T17-18-00-03-00/630_360_1681221978-6777.jpeg" xlink:type="simple" xlink:show="embed" xlink:actuate="onLoad" draw:mime-type="image/jpeg"/>
</draw:frame>
</text:a>
 <text:a xlink:type="simple" xlink:href="https://static.ukrinform.com/photos/2023_04/1681221978-3234.jpeg" text:style-name="Internet_20_link" text:visited-style-name="Visited_20_Internet_20_Link">
<draw:frame draw:style-name="fr1" draw:name="Image134" text:anchor-type="as-char" svg:width="6.9236in" svg:height="3.956343in" draw:z-index="0">
<draw:image xlink:href="../Images/yкринформ/2023-04-11T17-18-00-03-00/630_360_1681221978-3234.jpeg" xlink:type="simple" xlink:show="embed" xlink:actuate="onLoad" draw:mime-type="image/jpeg"/>
</draw:frame>
</text:a>
</text:p>
      <text:p text:style-name="P4">
The reconstruction of the corps was supported by the Red Cross of Ukraine, the partner cities of Freiburg and Vilnius. The equipment for the halls was provided by the Embassy of the Switzerland in Ukraine and the International Direct Relief Foundation.</text:p>
      <text:p text:style-name="P4">
<text:span text:style-name="T4">
 Read also: </text:span>
 <text:a xlink:type="simple" xlink:href="https://www.ukrinform.ua/rubric-society/3694341-amerikanska-gumanitarna-organizacia-nadast-ukraini-10-miljoniv-na-rozvitok-reabilitacii.html" text:style-name="Internet_20_link" text:visited-style-name="Visited_20_Internet_20_Link">
<text:span text:style-name="T4">
 Rehabilitation </text:span>
</text:a>
Patients were among those present at the opening. One of them - Ilya Pylypenko, who miraculously escaped from the covered fire of a tank that exploded on a mini during the occupation of Kherson region. The man got the burns of the face and neck, lost his leg. He expects to prosthetics and undergoes rehab. After completion, he plans to stay in the center "unbreakable" and become a prosthetist.</text:p>
      <text:p text:style-name="P4">
“I really like here, I feel at home. I received a proposal that I could not refuse: to stay in the team of "unbreakable". There was a prosthetics workshops on a 3D printer, ”Pylypenko said.</text:p>
      <text:p text:style-name="P4">
Photos of defenders - patients of the rehabilitation center are located on the walls of the housing. The author of the exhibition "Unbreakable People" is the defender of Mariupol, photographer "Azovstal" Dmitry Kozatsky.</text:p>
      <text:p text:style-name="P4">
As reported by Ukrinform, at the National Rehabilitation Center "unbreakable" <text:a xlink:type="simple" xlink:href="https://www.ukrinform.ua/rubric-society/3504194-lasko-prezentuvav-nacionalnij-reabilitacijnij-centr-nezlamni.html" text:style-name="Internet_20_link" text:visited-style-name="Visited_20_Internet_20_Link">
</text:a>
</text:p>
      <text:p text:style-name="P4">
News Source: <text:a xlink:type="simple" xlink:href="https://www.ukrinform.ua/rubric-regions/3694508-u-lvovi-vidkrili-sucasnij-korpus-nacionalnogo-reabilitacijnogo-centru-nezlamni.html" text:style-name="Internet_20_link" text:visited-style-name="Visited_20_Internet_20_Link">
https://www.ukrinform.ua/rubric-regions/3694508-u-lvovi-vidkrili-sucasnij-korpus-nacionalnogo-reabilitacijnogo-centru-nezlamni.html</text:a>
</text:p>
      <!--NEWS-->
      <text:h text:style-name="P10" text:outline-level="1">
<text:span text:style-name="T4">
Ocean Plaza Kiev shopping mall has switched to state property</text:span>
</text:h>
      <text:p text:style-name="P4">
Authors: Ukrinform (Person)</text:p>
      <text:p text:style-name="P4">
Publisher: Укринформ (Organization)</text:p>
      <text:p text:style-name="P4">
Published Time: 2023-04-11T17:24:00+03:00</text:p>
      <text:p text:style-name="P4">
Modified Time: 2023-04-11T17:24:00+03:00</text:p>
      <text:p text:style-name="P4">
Description: The decision of the Supreme Anti -Corruption Court on the confiscation in favor of the state of two -thirds of the Ocean Plaza Metropolitan Center came into force. - Ukrinform.</text:p>
      <text:p text:style-name="P4">
Images: ["<text:a xlink:type="simple" xlink:href="https://static.ukrinform.com/photos/2020_01/thumb_files/630_360_1579168381-518.jpeg" text:style-name="Internet_20_link" text:visited-style-name="Visited_20_Internet_20_Link">
630_360_15791...</text:a>
"]</text:p>
      <text:p text:style-name="P4">
Tags: ['Ротенберг', 'Київ', 'ТРЦ', 'Ocean Plaza', 'Конфіскація активів']</text:p>
      <text:p text:style-name="P4">
Type: Article</text:p>
      <!--METADATA-->
      <text:p text:style-name="P4">
<draw:frame draw:style-name="fr1" draw:name="Image135" text:anchor-type="as-char" svg:width="6.9236in" svg:height="3.956343in" draw:z-index="0">
<draw:image xlink:href="../Images/yкринформ/2023-04-11T17-24-00-03-00/630_360_1579168381-518.jpeg" xlink:type="simple" xlink:show="embed" xlink:actuate="onLoad" draw:mime-type="image/jpeg"/>
</draw:frame>
The decision of the Anti -Corruption Court on the confiscation in favor of the state of the two Trigesestolic Ocean Plaza Trade Center came into force.</text:p>
      <text:p text:style-name="P4">
This is evidenced by <text:a xlink:type="simple" xlink:href="https://reyestr.court.gov.ua/Review/109937417" text:style-name="Internet_20_link" text:visited-style-name="Visited_20_Internet_20_Link">
</text:a>
, published in the Unified Register of Judgments, Ukrinform reports.</text:p>
      <text:p text:style-name="P4">
As it is noted, the panel of judges decided to refuse to open the appeal on the complaint of the director of Jupiter Nine Trust Company Limited.</text:p>
      <text:p text:style-name="P4">
<text:span text:style-name="T4">
 Read also: </text:span>
 <text:a xlink:type="simple" xlink:href="https://www.ukrinform.ua/rubric-kyiv/3684783-vaks-konfiskuvav-castku-rotenbergiv-u-ocean-plaza.html" text:style-name="Internet_20_link" text:visited-style-name="Visited_20_Internet_20_Link">
<text:span text:style-name="T4">
 Ocean </text:span>
 <text:span text:style-name="T4">
 Plaza </text:span>
</text:a>
The appeal was rejected on the basis that Jupiter Nine Trust Companylimited, in the person of the director, was not a party in administrative case with a borrowing of the Ministry of Justice of Ukraine on the application(https://www.ukrinform.ua/tag-sud).</text:p>
      <text:p text:style-name="P4">
As reported by Ukrinform, on March 20, the High Anti -Corruption Court <text:a xlink:type="simple" xlink:href="https://www.ukrinform.ua/rubric-kyiv/3684783-vaks-konfiskuvav-castku-rotenbergiv-u-ocean-plaza.html" text:style-name="Internet_20_link" text:visited-style-name="Visited_20_Internet_20_Link">
</text:a>
Ministry of Justice on the confiscation of the Podkrosolyan oligarch Rothenberg and his son at the Ocean Plaza Kyiv Shopping Center.</text:p>
      <text:p text:style-name="P4">
<text:span text:style-name="T5">
Foto: oceanrlaza.com</text:span>
</text:p>
      <text:p text:style-name="P4">
News Source: <text:a xlink:type="simple" xlink:href="https://www.ukrinform.ua/rubric-kyiv/3694509-kiivskij-trc-ocean-plaza-perejsov-u-vlasnist-derzavi.html" text:style-name="Internet_20_link" text:visited-style-name="Visited_20_Internet_20_Link">
https://www.ukrinform.ua/rubric-kyiv/3694509-kiivskij-trc-ocean-plaza-perejsov-u-vlasnist-derzavi.html</text:a>
</text:p>
      <!--NEWS-->
      <text:h text:style-name="P10" text:outline-level="1">
<text:span text:style-name="T4">
In Kakhovka, the Russians seized the bank and organized a "passport table" there</text:span>
</text:h>
      <text:p text:style-name="P4">
Authors: Ukrinform (Person)</text:p>
      <text:p text:style-name="P4">
Publisher: Укринформ (Organization)</text:p>
      <text:p text:style-name="P4">
Published Time: 2023-04-11T17:27:00+03:00</text:p>
      <text:p text:style-name="P4">
Modified Time: 2023-04-11T17:27:00+03:00</text:p>
      <text:p text:style-name="P4">
Description: In Kakhovka, the Russian military captured the Alfa-Bank premises and organized a passport table there. - Ukrinform.</text:p>
      <text:p text:style-name="P4">
Images: ["<text:a xlink:type="simple" xlink:href="https://static.ukrinform.com/photos/2023_04/thumb_files/630_360_1681223190-165.jpeg" text:style-name="Internet_20_link" text:visited-style-name="Visited_20_Internet_20_Link">
630_360_16812...</text:a>
"]</text:p>
      <text:p text:style-name="P4">
Tags: ['Банк', 'Паспорт', 'Каховка', 'Війна з росією']</text:p>
      <text:p text:style-name="P4">
Type: Article</text:p>
      <!--METADATA-->
      <text:p text:style-name="P4">
<draw:frame draw:style-name="fr1" draw:name="Image136" text:anchor-type="as-char" svg:width="6.9236in" svg:height="3.945292in" draw:z-index="0">
<draw:image xlink:href="../Images/yкринформ/2023-04-11T17-27-00-03-00/630_360_1681223190-165.jpeg" xlink:type="simple" xlink:show="embed" xlink:actuate="onLoad" draw:mime-type="image/jpeg"/>
</draw:frame>
The Kakhovtsian military captured the Alfa-Bank premises and organized a passport table there.</text:p>
      <text:p text:style-name="P4">
As Ukrinform reports, it reports in <text:a xlink:type="simple" xlink:href="https://t.me/kakhovskamva/218" text:style-name="Internet_20_link" text:visited-style-name="Visited_20_Internet_20_Link">
</text:a>
Kakhovka City Military Administration.</text:p>
      <text:p text:style-name="P4">
“In Kakhovka, Russian invaders seized the Alfa-Bank premises. In the premises, the invaders organized a passport table, ”the message reads.</text:p>
      <text:p text:style-name="P4">
As it is noted, in this way Russian aggressors enhance the certification of Kakhovka and New Kakhovka.</text:p>
      <text:p text:style-name="P4">
<text:span text:style-name="T4">
 Read also: </text:span>
 <text:a xlink:type="simple" xlink:href="https://www.ukrinform.ua/rubric-regions/3682172-u-novij-kahovci-partizani-pidirvali-kolaboranta-socmerezi.html" text:style-name="Internet_20_link" text:visited-style-name="Visited_20_Internet_20_Link">
</text:a>
As reported by Ukrinform, in the captured territory of Kherson region Russian <text:a xlink:type="simple" xlink:href="https://www.ukrinform.ua/rubric-regions/3693112-na-zahoplenih-teritoriah-hersonsini-rosiani-posilili-primusovu-pasportizaciu-hlan.html" text:style-name="Internet_20_link" text:visited-style-name="Visited_20_Internet_20_Link">
</text:a>
And so they will infect crazy pressure on the population for its conduct.</text:p>
      <text:p text:style-name="P4">
The Armed Forces liberated the right -bank part of the Kherson region, including the citysharson. Part of the region, located on the left bank of the Dnieper, is temporarily seized by Russian troops.</text:p>
      <text:p text:style-name="P4">
<text:span text:style-name="T5">
Foto: Kakhovka City Military Administration</text:span>
</text:p>
      <text:p text:style-name="P4">
News Source: <text:a xlink:type="simple" xlink:href="https://www.ukrinform.ua/rubric-regions/3694513-u-kahovci-rosiani-zahopili-primisenna-banku-ta-organizuvali-pasportnij-stil.html" text:style-name="Internet_20_link" text:visited-style-name="Visited_20_Internet_20_Link">
https://www.ukrinform.ua/rubric-regions/3694513-u-kahovci-rosiani-zahopili-primisenna-banku-ta-organizuvali-pasportnij-stil.html</text:a>
</text:p>
      <!--NEWS-->
      <text:h text:style-name="P10" text:outline-level="1">
<text:span text:style-name="T4">
Svitolina will play at the tournament in Rome</text:span>
</text:h>
      <text:p text:style-name="P4">
Authors: Ukrinform (Person)</text:p>
      <text:p text:style-name="P4">
Publisher: Укринформ (Organization)</text:p>
      <text:p text:style-name="P4">
Published Time: 2023-04-11T17:31:47+03:00</text:p>
      <text:p text:style-name="P4">
Modified Time: 2023-04-11T17:31:47+03:00</text:p>
      <text:p text:style-name="P4">
Description: The Ukrainian will use a protected rating. - Ukrinform.</text:p>
      <text:p text:style-name="P4">
Images: ["<text:a xlink:type="simple" xlink:href="https://static.ukrinform.com/photos/2023_04/thumb_files/630_360_1681223452-721.jpg" text:style-name="Internet_20_link" text:visited-style-name="Visited_20_Internet_20_Link">
630_360_16812...</text:a>
"]</text:p>
      <text:p text:style-name="P4">
Tags: ['Світоліна', 'Теніс']</text:p>
      <text:p text:style-name="P4">
Type: Article</text:p>
      <!--METADATA-->
      <text:p text:style-name="P4">
<draw:frame draw:style-name="fr1" draw:name="Image137" text:anchor-type="as-char" svg:width="6.9236in" svg:height="3.956343in" draw:z-index="0">
<draw:image xlink:href="../Images/yкринформ/2023-04-11T17-31-47-03-00/630_360_1681223452-721.jpg" xlink:type="simple" xlink:show="embed" xlink:actuate="onLoad" draw:mime-type="image/jpeg"/>
</draw:frame>
The Ukrainian is a secure rating.</text:p>
      <text:p text:style-name="P4">
28-year-old Ukrainian tennis player Elina Svitolina will be able to take part in the WWTA tournament 1000 in Rome, <text:a xlink:type="simple" xlink:href="https://twitter.com/InteBNLdItalia" text:style-name="Internet_20_link" text:visited-style-name="Visited_20_Internet_20_Link">
</text:a>
The tournament press service, Ukrinform reports.</text:p>
      <text:p text:style-name="P4">
Being a two -time winner of this tournament(2017, 2018), Svitolina can be able to use a protected rating.</text:p>
      <text:p text:style-name="P4">
The tournament in Rome will take place from May 9 to May 20.</text:p>
      <text:p text:style-name="P4">
This week Elina Svitolina performs at ITF tournament in kiaisso(Switzerland).</text:p>
      <text:p text:style-name="P4">
<text:span text:style-name="T4">
Читайте також:</text:span>
 <text:a xlink:type="simple" xlink:href="https://www.ukrinform.ua/rubric-sports/3694123-svitolina-zigrae-na-turniri-itf-u-svejcarii.html" text:style-name="Internet_20_link" text:visited-style-name="Visited_20_Internet_20_Link">
 <text:span text:style-name="T4">
Світоліна</text:span>
 </text:a>
According to Ukrinform, Elina Svitolina will play with the seventh-seeded Romanian-Gabriela Rusa in the first circle of ITF60 in Swiss Kiasso.</text:p>
      <text:p text:style-name="P4">
Photo: Getty Image</text:p>
      <text:p text:style-name="P4">
News Source: <text:a xlink:type="simple" xlink:href="https://www.ukrinform.ua/rubric-sports/3694514-svitolina-zigrae-na-turniri-u-rimi.html" text:style-name="Internet_20_link" text:visited-style-name="Visited_20_Internet_20_Link">
https://www.ukrinform.ua/rubric-sports/3694514-svitolina-zigrae-na-turniri-u-rimi.html</text:a>
</text:p>
      <!--NEWS-->
      <text:h text:style-name="P10" text:outline-level="1">
<text:span text:style-name="T4">
The Ukrainian Colors of Pysanka festival was held in Athens</text:span>
</text:h>
      <text:p text:style-name="P4">
Authors: Ukrinform (Person)</text:p>
      <text:p text:style-name="P4">
Publisher: Укринформ (Organization)</text:p>
      <text:p text:style-name="P4">
Published Time: 2023-04-11T17:34:00+03:00</text:p>
      <text:p text:style-name="P4">
Modified Time: 2023-04-11T17:34:00+03:00</text:p>
      <text:p text:style-name="P4">
Description: At the Sintagm Square in the heart of Athens with the support of the Embassy of Ukraine, the United Ukrainian Diaspora in Greece, the City Hall of Athens and with the participation of public organizations, societies and associations, the International Colors of Pysanka International Festival was held. - Ukrinform.</text:p>
      <text:p text:style-name="P4">
Images: ["<text:a xlink:type="simple" xlink:href="https://static.ukrinform.com/photos/2023_04/thumb_files/630_360_1681219969-797.jpg" text:style-name="Internet_20_link" text:visited-style-name="Visited_20_Internet_20_Link">
630_360_16812...</text:a>
", "<text:a xlink:type="simple" xlink:href="https://static.ukrinform.com/photos/2023_04/1681219995-362.jpg" text:style-name="Internet_20_link" text:visited-style-name="Visited_20_Internet_20_Link">
1681219995-36...</text:a>
", "<text:a xlink:type="simple" xlink:href="https://static.ukrinform.com/photos/2023_04/1681219995-682.jpg" text:style-name="Internet_20_link" text:visited-style-name="Visited_20_Internet_20_Link">
1681219995-68...</text:a>
", "<text:a xlink:type="simple" xlink:href="https://static.ukrinform.com/photos/2023_04/1681219996-880.jpg" text:style-name="Internet_20_link" text:visited-style-name="Visited_20_Internet_20_Link">
1681219996-88...</text:a>
"]</text:p>
      <text:p text:style-name="P4">
Tags: ['Діаспора', 'Фестиваль', 'Греція', 'Посольство', 'Великдень', 'Писанка', 'Афіни']</text:p>
      <text:p text:style-name="P4">
Type: Article</text:p>
      <!--METADATA-->
      <text:p text:style-name="P4">
<draw:frame draw:style-name="fr1" draw:name="Image138" text:anchor-type="as-char" svg:width="6.9236in" svg:height="3.956343in" draw:z-index="0">
<draw:image xlink:href="../Images/yкринформ/2023-04-11T17-34-00-03-00/630_360_1681219969-797.jpg" xlink:type="simple" xlink:show="embed" xlink:actuate="onLoad" draw:mime-type="image/jpeg"/>
</draw:frame>
At the area of Athens, with the support of the Embassy of Ukraine, the United Ukrainian Diaspora in Greece, City Hall Athens and with the participation of public organizations, societies and associations, the International Festival of Colors OfPysanka was held.</text:p>
      <text:p text:style-name="P4">
As Ukrinform reports, about it in <text:a xlink:type="simple" xlink:href="https://www.facebook.com/permalink.php" text:style-name="Internet_20_link" text:visited-style-name="Visited_20_Internet_20_Link">
</text:a>
The Embassy of Ukraine in the Greek Republic reported.</text:p>
      <text:p text:style-name="P4">
It is noted that the main purpose of the event is to show the Greeks and guests of the city Ukrainian folk art of painting Easter eggs - Easter eggs.</text:p>
      <text:p text:style-name="P4">
<draw:frame draw:style-name="fr1" draw:name="Image139" text:anchor-type="as-char" svg:width="6.9236in" svg:height="9.231467in" draw:z-index="0">
<draw:image xlink:href="../Images/yкринформ/2023-04-11T17-34-00-03-00/1681219995-362.jpg" xlink:type="simple" xlink:show="embed" xlink:actuate="onLoad" draw:mime-type="image/jpeg"/>
</draw:frame>
As part of the event there were workshops on egg painting with the use of a special tool for drawing wax-a paste.</text:p>
      <text:p text:style-name="P4">
Students of Saturday schools "Trembita" and "Bereginya" sang and performed people for the guests present.</text:p>
      <text:p text:style-name="P4">
<draw:frame draw:style-name="fr1" draw:name="Image140" text:anchor-type="as-char" svg:width="6.9236in" svg:height="5.1927in" draw:z-index="0">
<draw:image xlink:href="../Images/yкринформ/2023-04-11T17-34-00-03-00/1681219995-682.jpg" xlink:type="simple" xlink:show="embed" xlink:actuate="onLoad" draw:mime-type="image/jpeg"/>
</draw:frame>
At the end of the Easter "Easter egg" was decorated with Easter eggs, which will be set on Sintagmal Square for a whole week.</text:p>
      <text:p text:style-name="P4">
<draw:frame draw:style-name="fr1" draw:name="Image141" text:anchor-type="as-char" svg:width="6.9236in" svg:height="4.923449in" draw:z-index="0">
<draw:image xlink:href="../Images/yкринформ/2023-04-11T17-34-00-03-00/1681219996-880.jpg" xlink:type="simple" xlink:show="embed" xlink:actuate="onLoad" draw:mime-type="image/jpeg"/>
</draw:frame>
The Embassy reminded that the Colors of Pysanka International Festival was first organized by the Trembita Cultural Heritage Society in 2017.</text:p>
      <text:p text:style-name="P4">
Recall the Ukrainian diaspora <text:a xlink:type="simple" xlink:href="https://www.ukrinform.ua/rubric-diaspora/3692069-u-grecii-ukrainska-diaspora-provela-blagodijnij-armarok.html" text:style-name="Internet_20_link" text:visited-style-name="Visited_20_Internet_20_Link">
</text:a>
In the picturesque corner of the Greek capital on the waterfront in Varquis, the charity "Olbia", which thousands of people came to.</text:p>
      <text:p text:style-name="P4">
<text:span text:style-name="T5">
Foto: Embassy of Ukraine to the Hellenic Republic / Facebook</text:span>
</text:p>
      <text:p text:style-name="P4">
News Source: <text:a xlink:type="simple" xlink:href="https://www.ukrinform.ua/rubric-diaspora/3694485-v-afinah-vidbuvsa-ukrainskij-festival-colors-of-pysanka.html" text:style-name="Internet_20_link" text:visited-style-name="Visited_20_Internet_20_Link">
https://www.ukrinform.ua/rubric-diaspora/3694485-v-afinah-vidbuvsa-ukrainskij-festival-colors-of-pysanka.html</text:a>
</text:p>
      <!--NEWS-->
      <text:h text:style-name="P10" text:outline-level="1">
<text:span text:style-name="T4">
In Britain, doctors started a four -day strike</text:span>
</text:h>
      <text:p text:style-name="P4">
Authors: Ukrinform (Person)</text:p>
      <text:p text:style-name="P4">
Publisher: Укринформ (Organization)</text:p>
      <text:p text:style-name="P4">
Published Time: 2023-04-11T17:38:00+03:00</text:p>
      <text:p text:style-name="P4">
Modified Time: 2023-04-11T17:38:00+03:00</text:p>
      <text:p text:style-name="P4">
Description: Today, younger doctors in the United Kingdom have launched a four -day strike, which can lead to unprecedented failures in the work of the National Health Service Finated by the State. - Ukrinform.</text:p>
      <text:p text:style-name="P4">
Images: ["<text:a xlink:type="simple" xlink:href="https://static.ukrinform.com/photos/2023_04/thumb_files/630_360_1681223587-934.jpg" text:style-name="Internet_20_link" text:visited-style-name="Visited_20_Internet_20_Link">
630_360_16812...</text:a>
"]</text:p>
      <text:p text:style-name="P4">
Tags: ['Британія', 'Медики', 'Страйк']</text:p>
      <text:p text:style-name="P4">
Type: Article</text:p>
      <!--METADATA-->
      <text:p text:style-name="P4">
<draw:frame draw:style-name="fr1" draw:name="Image142" text:anchor-type="as-char" svg:width="6.9236in" svg:height="3.956343in" draw:z-index="0">
<draw:image xlink:href="../Images/yкринформ/2023-04-11T17-38-00-03-00/630_360_1681223587-934.jpg" xlink:type="simple" xlink:show="embed" xlink:actuate="onLoad" draw:mime-type="image/jpeg"/>
</draw:frame>
Today, a four -day strike in the United Kingdom has launched a four -day strike, which can bring unprecedented failures in the work of the National Health Service Finated by the State.</text:p>
      <text:p text:style-name="P4">
According to Ukrinform, the agency reports <text:a xlink:type="simple" xlink:href="https://www.reuters.com/world/uk/british-doctors-strikes-risk-patient-safety-minister-says-2023-04-10/" text:style-name="Internet_20_link" text:visited-style-name="Visited_20_Internet_20_Link">
</text:a>
.</text:p>
      <text:p text:style-name="P4">
British Medical Association(BMA), the trade union representing the interests of the clients requires 35% of salaries, arguing that doctors undergo real salary by 26% for 15 years. The current strike was developing after a three -day strike of doctors last month.</text:p>
      <text:p text:style-name="P4">
Director of the National Health Service(NHS)Stephen Valiv stated this strike <text:a xlink:type="simple" xlink:href="https://www.ukrinform.ua/tag-mediki" text:style-name="Internet_20_link" text:visited-style-name="Visited_20_Internet_20_Link">
</text:a>
will lead to an "unprecedented level of failure" and expressed anxiety about "potential involvement on patients throughout the country."</text:p>
      <text:p text:style-name="P4">
<text:span text:style-name="T4">
 Read also: </text:span>
 <text:a xlink:type="simple" xlink:href="https://www.ukrinform.ua/rubric-world/3692663-u-francii-ponad-piv-miljona-ludej-znovu-protestuut-proti-pensijnoi-reformi.html" text:style-name="Internet_20_link" text:visited-style-name="Visited_20_Internet_20_Link">
</text:a>
The authorities asked the hospital to postpone the procedures and outpatients as soon as possible.</text:p>
      <text:p text:style-name="P4">
NHS is now working to ensure that the emergency services continue to work, the hangout said.</text:p>
      <text:p text:style-name="P4">
The NHS Confederation, representing the organization of the entire healthcare industry, predicts that up to 350,000 patient receptions will be canceled due to the strike.</text:p>
      <text:p text:style-name="P4">
Recall: in France for several months <text:a xlink:type="simple" xlink:href="https://www.ukrinform.ua/rubric-world/3692424-urad-francii-ne-zbiraetsa-vidstupati-vid-pensijnoi-reformi-popri-vimogi-profspilok.html" text:style-name="Internet_20_link" text:visited-style-name="Visited_20_Internet_20_Link">
</text:a>
Photo: EPA-EFE</text:p>
      <text:p text:style-name="P4">
News Source: <text:a xlink:type="simple" xlink:href="https://www.ukrinform.ua/rubric-world/3694521-u-britanii-mediki-pocali-cotiridennij-strajk.html" text:style-name="Internet_20_link" text:visited-style-name="Visited_20_Internet_20_Link">
https://www.ukrinform.ua/rubric-world/3694521-u-britanii-mediki-pocali-cotiridennij-strajk.html</text:a>
</text:p>
      <!--NEWS-->
      <text:h text:style-name="P10" text:outline-level="1">
<text:span text:style-name="T4">
Ukraine and the World Bank have discussed the opportunities to raise additional funds to rebuild</text:span>
</text:h>
      <text:p text:style-name="P4">
Authors: Ukrinform (Person)</text:p>
      <text:p text:style-name="P4">
Publisher: Укринформ (Organization)</text:p>
      <text:p text:style-name="P4">
Published Time: 2023-04-11T17:39:02+03:00</text:p>
      <text:p text:style-name="P4">
Modified Time: 2023-04-11T17:39:02+03:00</text:p>
      <text:p text:style-name="P4">
Description: Ukraine and the World Bank have discussed the possibilities of extended financing for 2023 to attract additional financial resources for urgent infrastructure restoration. - Ukrinform.</text:p>
      <text:p text:style-name="P4">
Images: ["<text:a xlink:type="simple" xlink:href="https://static.ukrinform.com/photos/2023_04/thumb_files/630_360_1681223844-241.jpg" text:style-name="Internet_20_link" text:visited-style-name="Visited_20_Internet_20_Link">
630_360_16812...</text:a>
"]</text:p>
      <text:p text:style-name="P4">
Tags: ['Мінфін', 'Гроші', 'Світовий банк', 'Сергій Марченко', 'Відбудова']</text:p>
      <text:p text:style-name="P4">
Type: Article</text:p>
      <!--METADATA-->
      <text:p text:style-name="P4">
<draw:frame draw:style-name="fr1" draw:name="Image143" text:anchor-type="as-char" svg:width="6.9236in" svg:height="3.956343in" draw:z-index="0">
<draw:image xlink:href="../Images/yкринформ/2023-04-11T17-39-02-03-00/630_360_1681223844-241.jpg" xlink:type="simple" xlink:show="embed" xlink:actuate="onLoad" draw:mime-type="image/jpeg"/>
</draw:frame>
Ukraine Tasvitov's Bank discussed the possibility of extended financing for 2023 by the acquisition of additional financial resources for urgent restoration of infrastructure.</text:p>
      <text:p text:style-name="P4">
As Ukrinform reports, it reports <text:a xlink:type="simple" xlink:href="https://www.mof.gov.ua/uk/news/sergii_marchenko_met_with_wb_vice_president_of_development_finance_ida-3938" text:style-name="Internet_20_link" text:visited-style-name="Visited_20_Internet_20_Link">
</text:a>
Following the meeting of the Minister of Finance of Ukraine, Serhiy Marchenko, a shot -president <text:a xlink:type="simple" xlink:href="https://www.ukrinform.ua/tag-svitovij-bank" text:style-name="Internet_20_link" text:visited-style-name="Visited_20_Internet_20_Link">
</text:a>
on the issue of development from the International Development Association(Dream)and the International Bank of Reconstruction and Development(IBRD)Akihico Nishio.</text:p>
      <text:p text:style-name="P4">
During the meeting, the Minister of Finance of Ukraine emphasized the need for quick restoration.</text:p>
      <text:p text:style-name="P4">
<text:span text:style-name="T4">
 Read also: </text:span>
 <text:a xlink:type="simple" xlink:href="https://www.ukrinform.ua/rubric-vidbudova/3694298-vidbudova-ta-pidtrimka-biznesu-marcenko-u-vasingtoni-zustrivsa-iz-glavou-ifc.html" text:style-name="Internet_20_link" text:visited-style-name="Visited_20_Internet_20_Link">
</text:a>
The parties discussed the possibilities of expanded financing for 2023 in order to recover additional financial resources for urgent recovery of critical, social and transport infrastructure, thanks to the introduction of a special program of Ukraine's restoration and crisis response(SpecialProgram for Ukraine's Recovery and Crisis Response, SPURR).</text:p>
      <text:p text:style-name="P4">
Цього року вартість швидкого відновлення сягає 14,1 млрд дол., з них 3,3 млрддол. уже мобілізовано з держбюджету України.</text:p>
      <text:p text:style-name="P4">
"Наразі ми налаштовані на конструктивну співпрацю з міжнародними партнерамидля залучення решти необхідного фінансування, згідно з п’ятьма ключовимипріоритетами, що зазначені в звіті RDNA2, а саме: відновлення енергетичноїінфраструктури, пошкодженого та зруйнованого житла, гуманітарне розмінування,відновлення критичної та соціальної інфраструктури, а також підтримка малогота середнього бізнесу в Україні", - зазначив Марченко.</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арченко</text:span>
 </text:a>
As it was reported, the World Bank presented an updated report "Fast Evaluation of Harms and Needs in Ukraine"(Ukraine Rapid Damage and Needs Assessment, RDNA2), which investigates the damage, loss and needs of Ukraine's restoration, caused by a full -scale invasion of Russia.</text:p>
      <text:p text:style-name="P4">
According to Prime Minister Denis Shmigal, Russia has caused losses and destruction of $ 600-750 billion as a result of full-scale aggression. The state of drinking 2023.</text:p>
      <text:p text:style-name="P4">
<text:span text:style-name="T5">
Foto: Minion</text:span>
</text:p>
      <text:p text:style-name="P4">
News Source: <text:a xlink:type="simple" xlink:href="https://www.ukrinform.ua/rubric-vidbudova/3694519-ukraina-i-svitovij-bank-obgovorili-mozlivosti-zalucenna-dodatkovih-kostiv-dla-vidbudovi.html" text:style-name="Internet_20_link" text:visited-style-name="Visited_20_Internet_20_Link">
https://www.ukrinform.ua/rubric-vidbudova/3694519-ukraina-i-svitovij-bank-obgovorili-mozlivosti-zalucenna-dodatkovih-kostiv-dla-vidbudovi.html</text:a>
</text:p>
      <!--NEWS-->
      <text:h text:style-name="P10" text:outline-level="1">
<text:span text:style-name="T4">
The Council plans to simplify the conditions for repayment of loans - who will be concerned</text:span>
</text:h>
      <text:p text:style-name="P4">
Authors: Ukrinform (Person)</text:p>
      <text:p text:style-name="P4">
Publisher: Укринформ (Organization)</text:p>
      <text:p text:style-name="P4">
Published Time: 2023-04-11T17:45:56+03:00</text:p>
      <text:p text:style-name="P4">
Modified Time: 2023-04-11T17:45:56+03:00</text:p>
      <text:p text:style-name="P4">
Description: </text:p>
      <text:p text:style-name="P4">
Верховна Рада Ухвалила У Першому Читанні Два Урядові Законопроєкти, Спрямовані На Спрощення Умов Погашення Споживчих Кредитів Для Внутрішньо Переміщених Осіб Та Осіб, Що Проживають На Уражених Війною Територіях. — Укрінформ.: </text:p>
      <text:p text:style-name="P4">
Images: ["<text:a xlink:type="simple" xlink:href="https://static.ukrinform.com/photos/2020_12/thumb_files/630_360_1608662067-933.jpg" text:style-name="Internet_20_link" text:visited-style-name="Visited_20_Internet_20_Link">
630_360_16086...</text:a>
"]</text:p>
      <text:p text:style-name="P4">
Tags: ['Кредит', 'Законопроєкт', 'Верховна Рада']</text:p>
      <text:p text:style-name="P4">
Type: Article</text:p>
      <!--METADATA-->
      <text:p text:style-name="P4">
<draw:frame draw:style-name="fr1" draw:name="Image144" text:anchor-type="as-char" svg:width="6.9236in" svg:height="3.956343in" draw:z-index="0">
<draw:image xlink:href="../Images/yкринформ/2023-04-11T17-45-56-03-00/630_360_1608662067-933.jpg" xlink:type="simple" xlink:show="embed" xlink:actuate="onLoad" draw:mime-type="image/jpeg"/>
</draw:frame>
The Verkhovnarad has approved in the first reading two government laws, aimed at redemption of the conditions of repayment of consumer loans for internally displaced persons of Taps residing in the territories affected by the war.</text:p>
      <text:p text:style-name="P4">
About it reports <text:a xlink:type="simple" xlink:href="https://minre.gov.ua/2023/04/11/parlament-pidtrymav-u-pershomu-chytanni-zakonoproyekty-shhodo-sproshhennya-umov-pogashennya-spozhyvchyh-kredytiv/" text:style-name="Internet_20_link" text:visited-style-name="Visited_20_Internet_20_Link">
</text:a>
, reports Ukrinform.</text:p>
      <text:p text:style-name="P4">
It is about the laws of laws <text:a xlink:type="simple" xlink:href="https://itd.rada.gov.ua/billInfo/Bills/Card/41427" text:style-name="Internet_20_link" text:visited-style-name="Visited_20_Internet_20_Link">
</text:a>
"On Amendments of the IV" Final and Transitional Provisions of the Law of Ukraine "On Consumer Security" regarding the peculiarities of interest accrual on consumer lending during martial law "and <text:a xlink:type="simple" xlink:href="https://itd.rada.gov.ua/billInfo/Bills/Card/41428" text:style-name="Internet_20_link" text:visited-style-name="Visited_20_Internet_20_Link">
</text:a>
"On the amendment of Article 165.1 of the Tax Code of Ukraine on peculiarities of interest on consumer loans during martial law."</text:p>
      <text:p text:style-name="P4">
The minimeitegration emphasized that it is first and foremost about loans for treatment, repair of housing, purchase of household appliances, training, etc.</text:p>
      <text:p text:style-name="P4">
"They do not provide for a pledge, but have a high interest rate - 50-100%per annum. Payment of such loans for borrowers who live or depart a combat or that is in a complicated," - emphasized in Udarism.</text:p>
      <text:p text:style-name="P4">
<text:span text:style-name="T4">
 Read also: </text:span>
 <text:a xlink:type="simple" xlink:href="https://www.ukrinform.ua/rubric-economy/3689542-programa-dostupni-krediti-579-zapracuvala-dla-pidpriemciv-iz-deokupovanih-teritorij.html" text:style-name="Internet_20_link" text:visited-style-name="Visited_20_Internet_20_Link">
</text:a>
The laws are proposed to introduce a mandatory restructuring mechanism for the 30 days of the afternoon.</text:p>
      <text:p text:style-name="P4">
<text:span text:style-name="T4">
 It will act under the following conditions: </text:span>
</text:p>
      <ul>
        <li>
If state and social financial assistance and/or pension provision, charitable assistance is the sole source of consumer income and his or her family; * If the consumer or his family member is a person with a disability as a result of war and the total amount of income does not exceed two minimum wages.</li>
      </ul>
      <text:p text:style-name="P4">
In doing so, borrowers should be registered with IDP(It was kept)hostilities or tot, not having a streamlined debt as of February 24, 2022.</text:p>
      <text:p text:style-name="P4">
The laws also establish a ban on demanding overdue debt <text:a xlink:type="simple" xlink:href="https://www.ukrinform.ua/tag-kredit" text:style-name="Internet_20_link" text:visited-style-name="Visited_20_Internet_20_Link">
</text:a>
and a collection company for and within and within 30 days after it.</text:p>
      <text:p text:style-name="P4">
News Source: <text:a xlink:type="simple" xlink:href="https://www.ukrinform.ua/rubric-economy/3694524-rada-planue-sprostiti-umovi-pogasenna-kreditiv-kogo-stosuvatimetsa.html" text:style-name="Internet_20_link" text:visited-style-name="Visited_20_Internet_20_Link">
https://www.ukrinform.ua/rubric-economy/3694524-rada-planue-sprostiti-umovi-pogasenna-kreditiv-kogo-stosuvatimetsa.html</text:a>
</text:p>
      <!--NEWS-->
      <text:h text:style-name="P10" text:outline-level="1">
<text:span text:style-name="T4">
Trump will return to New York to testify in a fraud case</text:span>
</text:h>
      <text:p text:style-name="P4">
Authors: Ukrinform (Person)</text:p>
      <text:p text:style-name="P4">
Publisher: Укринформ (Organization)</text:p>
      <text:p text:style-name="P4">
Published Time: 2023-04-11T17:48:00+03:00</text:p>
      <text:p text:style-name="P4">
Modified Time: 2023-04-11T17:48:00+03:00</text:p>
      <text:p text:style-name="P4">
Description: Former US President Donald Trump will return to New York on Thursday, where he will testify in a fraud case in which the state prosecutor's office suspects his company, his own and his family members. - Ukrinform.</text:p>
      <text:p text:style-name="P4">
Images: ["<text:a xlink:type="simple" xlink:href="https://static.ukrinform.com/photos/2020_04/thumb_files/630_360_1587533138-677.jpg" text:style-name="Internet_20_link" text:visited-style-name="Visited_20_Internet_20_Link">
630_360_15875...</text:a>
"]</text:p>
      <text:p text:style-name="P4">
Tags: ['Нью-Йорк', 'Шахрайство', 'Суд', 'Трамп']</text:p>
      <text:p text:style-name="P4">
Type: Article</text:p>
      <!--METADATA-->
      <text:p text:style-name="P4">
<draw:frame draw:style-name="fr1" draw:name="Image145" text:anchor-type="as-char" svg:width="6.9236in" svg:height="3.956343in" draw:z-index="0">
<draw:image xlink:href="../Images/yкринформ/2023-04-11T17-48-00-03-00/630_360_1587533138-677.jpg" xlink:type="simple" xlink:show="embed" xlink:actuate="onLoad" draw:mime-type="image/jpeg"/>
</draw:frame>
The former US President Donald Trump will return to New York on Thursday, where to give a fraud in the case of the state prosecutor's office suspects his company, his himself and his family members.</text:p>
      <text:p text:style-name="P4">
As Ukrinform reports, it reports <text:a xlink:type="simple" xlink:href="https://nypost.com/2023/04/10/trump-returns-to-nyc-this-week-for-state-fraud-case-sources/" text:style-name="Internet_20_link" text:visited-style-name="Visited_20_Internet_20_Link">
</text:a>
The last Trump was in court on April 4 - then he was charged with 34 criminal offenses related to the probable hidden payments, including Porn Daniels and the former Playboyboykarren McDugal magazine model.</text:p>
      <text:p text:style-name="P4">
Donald Trump did not plead guilty.</text:p>
      <text:p text:style-name="P4">
This time <text:a xlink:type="simple" xlink:href="https://www.ukrinform.ua/tag-tramp" text:style-name="Internet_20_link" text:visited-style-name="Visited_20_Internet_20_Link">
 </text:a>
It will testify to a common matter where he, three of his children and Trump Organization is accused of organizing a fraudulent scheme related to the overestimation of assets to obtain loans on better conditions.</text:p>
      <text:p text:style-name="P4">
<text:span text:style-name="T4">
 Read also: </text:span>
 <text:a xlink:type="simple" xlink:href="https://www.ukrinform.ua/rubric-world/3691761-nujorkskij-voaz-trampa-sou-provalilosa-ale-zvinuvacenna-must-go-on.html" text:style-name="Internet_20_link" text:visited-style-name="Visited_20_Internet_20_Link">
<text:span text:style-name="T4">
 New </text:span>
 <text:span text:style-name="T4">
 Yorksky </text:span>
 <text:span text:style-name="T4">
 Voyage </text:span>
 <text:span text:style-name="T4">
 Trump </text:span>
 <text:span text:style-name="T4">
 Show </text:span>
<text:span text:style-name="T4">
 Failed </text:span>
 <text:span text:style-name="T4">
 But </text:span>
 <text:span text:style-name="T4">
 APPLY </text:span>
 <text:span text:style-name="T4">
 </text:span>
 <text:span text:style-name="T4">
 </text:span>
 must **</text:a>
The New York Prosecutor Letitia James, who filed a claim, requires to be fined all of the defendants together for $ 250 million.</text:p>
      <text:p text:style-name="P4">
As reported by Ukrinform, <text:a xlink:type="simple" xlink:href="https://www.ukrinform.ua/rubric-world/3691663-obvinuvacenna-trampu-mistit-tri-epizodi-pidkupu-za-movcanna.html" text:style-name="Internet_20_link" text:visited-style-name="Visited_20_Internet_20_Link">
</text:a>
. The case concerns Trump's secret payments to pornosistorm Daniels for her silence during the 2016 election campaign. The indictment has not yet been declassified, but it is said that the redemption of the porn star was made from the election campaign without specifying tax documents.</text:p>
      <text:p text:style-name="P4">
Photo: The White House</text:p>
      <text:p text:style-name="P4">
News Source: <text:a xlink:type="simple" xlink:href="https://www.ukrinform.ua/rubric-world/3694525-tramp-povernetsa-do-nujorka-sob-svidciti-u-spravi-pro-sahrajstvo.html" text:style-name="Internet_20_link" text:visited-style-name="Visited_20_Internet_20_Link">
https://www.ukrinform.ua/rubric-world/3694525-tramp-povernetsa-do-nujorka-sob-svidciti-u-spravi-pro-sahrajstvo.html</text:a>
</text:p>
      <!--NEWS-->
      <text:h text:style-name="P10" text:outline-level="1">
<text:span text:style-name="T4">
Ukrzaliznytsia has reduced the cost of transportation of grain</text:span>
</text:h>
      <text:p text:style-name="P4">
Authors: Ukrinform (Person)</text:p>
      <text:p text:style-name="P4">
Publisher: Укринформ (Organization)</text:p>
      <text:p text:style-name="P4">
Published Time: 2023-04-11T17:59:24+03:00</text:p>
      <text:p text:style-name="P4">
Modified Time: 2023-04-11T17:59:24+03:00</text:p>
      <text:p text:style-name="P4">
Description: In April, the cost of transportation of grain by rail decreased by 8-32% depending on the combination. - Ukrinform.</text:p>
      <text:p text:style-name="P4">
Images: ["<text:a xlink:type="simple" xlink:href="https://static.ukrinform.com/photos/2023_01/thumb_files/630_360_1674044884-685.jpg" text:style-name="Internet_20_link" text:visited-style-name="Visited_20_Internet_20_Link">
630_360_16740...</text:a>
"]</text:p>
      <text:p text:style-name="P4">
Tags: ['Тариф', 'Зерно', 'Укрзалізниця']</text:p>
      <text:p text:style-name="P4">
Type: Article</text:p>
      <!--METADATA-->
      <text:p text:style-name="P4">
<draw:frame draw:style-name="fr1" draw:name="Image146" text:anchor-type="as-char" svg:width="6.9236in" svg:height="3.956343in" draw:z-index="0">
<draw:image xlink:href="../Images/yкринформ/2023-04-11T17-59-24-03-00/630_360_1674044884-685.jpg" xlink:type="simple" xlink:show="embed" xlink:actuate="onLoad" draw:mime-type="image/jpeg"/>
</draw:frame>
In April, the transportation of grain rail decreased by 8-32% depending on the combination.</text:p>
      <text:p text:style-name="P4">
According to Ukrinform, Valery Tkachov, Deputy Director of the Department of Commercial Commercial Work of JSC "Ukrzaliznytsya" in [] reported this.(https://www.facebook.com/permalink.php?story_fbid=pfbid02EwqFCiSZnE862rTDhZHShV5xehETjR2eVKXE9uk5tPAc9TQaj5TRBvDKtdU9cdUvl&amp;id=100010325867613).</text:p>
      <text:p text:style-name="P4">
«Інформуємо про зменшення вартості перевезення зернових вантажів у зерновозахАТ «Укрзалізниця» в квітні 2023 на 7,67-31,62% (depending on the combination)”,- the message said.</text:p>
      <text:p text:style-name="P4">
<text:span text:style-name="T4">
 Read also: </text:span>
 <text:a xlink:type="simple" xlink:href="https://www.ukrinform.ua/rubric-economy/3669952-ukrzaliznica-zrobila-krok-do-znizenna-stavok-na-vikoristanna-zernovoziv.html" text:style-name="Internet_20_link" text:visited-style-name="Visited_20_Internet_20_Link">
<text:span text:style-name="T4">
 grain trucks </text:span>
</text:a>
According to Tkachova, the total cost of transportation of grain in the wagons will now set up:</text:p>
      <ul>
        <li>
In export connection in the direction of seaports-22,1-23,6 USD without VAT(-10,4%); * In internal and imported-$ 22.9-23.6/t without VAT(-31,62%); * in export connection in the direction of Western transitions - $ 38.5/t without VAT(-7,67%).</li>
      </ul>
      <text:p text:style-name="P4">
Представник УЗ закликає відправників збільшувати обсяги відвантаження <text:a xlink:type="simple" xlink:href="https://www.ukrinform.ua/tag-zerno" text:style-name="Internet_20_link" text:visited-style-name="Visited_20_Internet_20_Link">
</text:a>
And he assures that resources are sufficient to meet the needs of agrarians in transportation of goods.</text:p>
      <text:p text:style-name="P4">
As reported, in March 2023, Ukrzaliznytsia transported 12.2 million tweet, which became the highest indicator of monthly transportation from the beginning of a full -scale invasion. In the structure of export transportation, the first place is saturated with grain loads - 2.5 million tonnes(47%).</text:p>
      <text:p text:style-name="P4">
<text:span text:style-name="T5">
Фото: cfts.org.ua</text:span>
</text:p>
      <text:p text:style-name="P4">
News Source: <text:a xlink:type="simple" xlink:href="https://www.ukrinform.ua/rubric-economy/3694529-ukrzaliznica-zmensila-vartist-perevezenna-zernovih.html" text:style-name="Internet_20_link" text:visited-style-name="Visited_20_Internet_20_Link">
https://www.ukrinform.ua/rubric-economy/3694529-ukrzaliznica-zmensila-vartist-perevezenna-zernovih.html</text:a>
</text:p>
      <!--NEWS-->
      <text:h text:style-name="P10" text:outline-level="1">
<text:span text:style-name="T4">
Shmigal, together with Friland, met with Ukrainian community in Canada</text:span>
</text:h>
      <text:p text:style-name="P4">
Authors: Ukrinform (Person)</text:p>
      <text:p text:style-name="P4">
Publisher: Укринформ (Organization)</text:p>
      <text:p text:style-name="P4">
Published Time: 2023-04-11T18:03:18+03:00</text:p>
      <text:p text:style-name="P4">
Modified Time: 2023-04-11T18:03:18+03:00</text:p>
      <text:p text:style-name="P4">
Description: The purpose of Ukraine remains unchanged - it is the victory over the aggressor and the restoration of a strong, democratic Ukraine within the European Union and NATO. - Ukrinform.</text:p>
      <text:p text:style-name="P4">
Images: ["<text:a xlink:type="simple" xlink:href="https://static.ukrinform.com/photos/2023_04/thumb_files/630_360_1681225242-652.png" text:style-name="Internet_20_link" text:visited-style-name="Visited_20_Internet_20_Link">
630_360_16812...</text:a>
"]</text:p>
      <text:p text:style-name="P4">
Tags: ['Діаспора', 'Фріланд', 'Канада', 'Шмигаль']</text:p>
      <text:p text:style-name="P4">
Type: Article</text:p>
      <!--METADATA-->
      <text:p text:style-name="P4">
<draw:frame draw:style-name="fr1" draw:name="Image147" text:anchor-type="as-char" svg:width="6.9236in" svg:height="3.956343in" draw:z-index="0">
<draw:image xlink:href="../Images/yкринформ/2023-04-11T18-03-18-03-00/630_360_1681225242-652.png" xlink:type="simple" xlink:show="embed" xlink:actuate="onLoad" draw:mime-type="image/png"/>
</draw:frame>
Meta Ukraine remains unchanged - it is the victory over the aggressor and the rebuilding, democratic Ukraine within the European Union and NATO.</text:p>
      <text:p text:style-name="P4">
As Prime Minister Denis Shmigal wrote <text:a xlink:type="simple" xlink:href="https://t.me/Denys_Smyhal/4919" text:style-name="Internet_20_link" text:visited-style-name="Visited_20_Internet_20_Link">
</text:a>
He emphasized this during the Canadian Vice -Viceremier, a meeting with representatives of the Ukrainian community in this country, reports Ukrinform.</text:p>
      <text:p text:style-name="P4">
"He thanked for defending the interests of Ukraine. Our goal is unchanged. This is the translating aggressor and rebuilding a strong, democratic Ukraine within the EU and <text:a xlink:type="simple" xlink:href="https://www.ukrinform.ua/tag-nato" text:style-name="Internet_20_link" text:visited-style-name="Visited_20_Internet_20_Link">
</text:a>
. Our country needs a solidarity of an entire Ukrainian in the world, "Shmigal emphasized.</text:p>
      <text:p text:style-name="P4">
The head of government added that Canada gave a lot to Ukrainians. But the Ukrainians also gave Canada.</text:p>
      <text:p text:style-name="P4">
"All Ukrainians are now as united as possible. Everyone works on their front. It is necessary to speak the only strong voice and call the world for solidarity to Ukraine. Thankful to the leaders of the Congress of Ukrainians of Canada and Canadian-Ukrainian Fundation(CUF), as well as Ms. Friland for system support. Thanks to all iconic Canada, it has been, and will be a reliable strategic partner and the second country, "Smigal stressed.</text:p>
      <text:p text:style-name="P4">
<text:span text:style-name="T4">
 Read also: </text:span>
 <text:a xlink:type="simple" xlink:href="https://www.ukrinform.ua/rubric-polytics/3691737-kanada-krainam-nato-ukraini-potribni-garantii-bezpeki-pisla-vijni-bo-v-nei-agresivnij-susid.html" text:style-name="Internet_20_link" text:visited-style-name="Visited_20_Internet_20_Link">
<text:span text:style-name="T4">
 Canada </text:span>
</text:a>
As reported by Ukrinform, the Prime Minister of Ukraine this week <text:a xlink:type="simple" xlink:href="https://www.ukrinform.ua/rubric-polytics/3694199-denis-smigal-pribuv-iz-vizitom-do-kanadi.html" text:style-name="Internet_20_link" text:visited-style-name="Visited_20_Internet_20_Link">
</text:a>
There, he plans to meet with Prime Minister Canadiastin Trudeau and met Viceremier-Minister-Minister of Channel Channel Channel Church Friland.</text:p>
      <text:p text:style-name="P4">
News Source: <text:a xlink:type="simple" xlink:href="https://www.ukrinform.ua/rubric-polytics/3694531-smigal-razom-iz-friland-proviv-zustric-z-ukrainskou-gromadou-u-kanadi.html" text:style-name="Internet_20_link" text:visited-style-name="Visited_20_Internet_20_Link">
https://www.ukrinform.ua/rubric-polytics/3694531-smigal-razom-iz-friland-proviv-zustric-z-ukrainskou-gromadou-u-kanadi.html</text:a>
</text:p>
      <!--NEWS-->
      <text:h text:style-name="P10" text:outline-level="1">
<text:span text:style-name="T4">
In Cherkasy region journalists of the Kolos newspaper are outraged - RVA official forbids articles with criticism of the UOC -MP</text:span>
</text:h>
      <text:p text:style-name="P4">
Authors: Ukrinform (Person)</text:p>
      <text:p text:style-name="P4">
Publisher: Укринформ (Organization)</text:p>
      <text:p text:style-name="P4">
Published Time: 2023-04-11T18:04:00+03:00</text:p>
      <text:p text:style-name="P4">
Modified Time: 2023-04-11T18:04:00+03:00</text:p>
      <text:p text:style-name="P4">
Description: The deputy chairman of the Zvenigorod district state administration of Cherkasy region Alexander Dubov prohibits local newspapers any critical articles on the Ukrainian Orthodox Church of the Moscow Patriarchate. - Ukrinform.</text:p>
      <text:p text:style-name="P4">
Images: ["<text:a xlink:type="simple" xlink:href="https://static.ukrinform.com/photos/2023_04/thumb_files/630_360_1680610780-609.jpg" text:style-name="Internet_20_link" text:visited-style-name="Visited_20_Internet_20_Link">
630_360_16806...</text:a>
"]</text:p>
      <text:p text:style-name="P4">
Tags: ['Черкащина', 'УПЦ МП', 'Журналіст']</text:p>
      <text:p text:style-name="P4">
Type: Article</text:p>
      <!--METADATA-->
      <text:p text:style-name="P4">
<draw:frame draw:style-name="fr1" draw:name="Image148" text:anchor-type="as-char" svg:width="6.9236in" svg:height="3.956343in" draw:z-index="0">
<draw:image xlink:href="../Images/yкринформ/2023-04-11T18-04-00-03-00/630_360_1680610780-609.jpg" xlink:type="simple" xlink:show="embed" xlink:actuate="onLoad" draw:mime-type="image/jpeg"/>
</draw:frame>
The deputy chairman of the Zvenigorod district state administration of Cherkasy region Oleksandr Dubovy prohibits local newspapers any critical articles of the pro-Ukrainian Orthodox Church of the Moscow Patriarchate.</text:p>
      <text:p text:style-name="P4">
Irina Rogov, the editor of the Talniv newspaper "Kolos", told the Ukrinform correspondent.</text:p>
      <text:p text:style-name="P4">
“During the martial law, the layout of the newspaper is sent to the reading of the Zvenigorod military administration. However, the deputy chief of the Uzenigorod region Alexander Dubovy regularly removes materials with criticism of the Moscow Church. It was so last year when we transferred to the release of the Veselokut church community on the subordination of the UOC IPDO to the PCCU. So yesterday, when our reader, the former head of the district Radianatoliy Kravchuk, sent us a letter with criticism of the actions of the heads of the UOC MPMitropolitan Onufri and Paul. Both times, Mr. Dubovy said that articles are burning religious enmity in the country, ”Rogova said.</text:p>
      <text:p text:style-name="P4">
In a conversation with the correspondent of Ukrinform, the head of the church community of the PCU in the village of Zvenigorod district, Alexei Richal, said that the deputy chairman of the Zazvenigorod RVA Oleksandr Dubovy - a fierce supporter of Moscow Church. According to the rich, the oak is the elder of the UOC -MP church in the village of Lysyanka.</text:p>
      <text:p text:style-name="P4">
"When the community of our village decided to move from the subordination of the UOC -MP to the PCCU, Alexander Dubovy personally brought aunts here and threatened the peasants with a punishment in the face of a change in church subordination," the rich man said.</text:p>
      <text:p text:style-name="P4">
Alexander Dubovy himself believes that he operates within the current legislation.</text:p>
      <text:p text:style-name="P4">
<text:span text:style-name="T4">
 Read also: </text:span>
 <text:a xlink:type="simple" xlink:href="https://www.ukrinform.ua/rubric-regions/3677816-cerkaska-oblrada-prosit-zaboroniti-moskovsku-cerkvu.html" text:style-name="Internet_20_link" text:visited-style-name="Visited_20_Internet_20_Link">
</text:a>
“When making decisions, I always guide the law and interests of the community tasimayai with an impartial position. The materials you named, in my opinion, were violated, so the proposals for their printing were rejected. The head of Zvenigorod Pivyuri Pikovsky shares my opinion, ”Ukrinformudoubovy told the correspondent.</text:p>
      <text:p text:style-name="P4">
The head of the Zvenigorod RVA Yuriy Pikovsky in a comment to Ukrinform assured that the deputy was sly.Cherkasy Ova argues that the release of newspaper layouts is provided by the law "On the legal regime of martial law".</text:p>
      <text:p text:style-name="P4">
"Editorials send us layouts of newspapers, and we agree to the context of securing security restrictions. This is provided by the Law of Ukraine" On Legal Martial Status. "Item 11 of Part 1 of Article 8, so that there is no leakage of information that can be damaged as a whole. Regional newspapers are sending the Macheetius of Cherkasy Ova, district - to the RVA, " - told the correspondent Ukrinformant of the press service of the Cherkasy Ova Ova Ova Kurchenko.</text:p>
      <text:p text:style-name="P4">
Zvenigorod district is one of four districts of Cherkasy region. Former Zvenigorod, Lysyansky, Shpolyansky, Talnovsky, Katerynopil, and part of Korsun-Shevchenkivskyi district were here.</text:p>
      <text:p text:style-name="P4">
As it was reported, deputies of the Volyn Regional Council <text:a xlink:type="simple" xlink:href="https://www.ukrinform.ua/rubric-regions/3694393-na-volini-zaboronili-dialnist-upc-mp.html" text:style-name="Internet_20_link" text:visited-style-name="Visited_20_Internet_20_Link">
</text:a>
in the territory of the region.</text:p>
      <text:p text:style-name="P4">
News Source: <text:a xlink:type="simple" xlink:href="https://www.ukrinform.ua/rubric-regions/3694532-na-cerkasini-zurnalisti-gazeti-kolos-obureni-cinovnik-rva-zaboronae-statti-z-kritikou-upc-mp.html" text:style-name="Internet_20_link" text:visited-style-name="Visited_20_Internet_20_Link">
https://www.ukrinform.ua/rubric-regions/3694532-na-cerkasini-zurnalisti-gazeti-kolos-obureni-cinovnik-rva-zaboronae-statti-z-kritikou-upc-mp.html</text:a>
</text:p>
      <!--NEWS-->
      <text:h text:style-name="P10" text:outline-level="1">
<text:span text:style-name="T4">
The National Bank is offered to divide into two stages of insurance of military-political risks</text:span>
</text:h>
      <text:p text:style-name="P4">
Authors: Ukrinform (Person)</text:p>
      <text:p text:style-name="P4">
Publisher: Укринформ (Organization)</text:p>
      <text:p text:style-name="P4">
Published Time: 2023-04-11T18:05:08+03:00</text:p>
      <text:p text:style-name="P4">
Modified Time: 2023-04-11T18:05:08+03:00</text:p>
      <text:p text:style-name="P4">
Description: Creating a comprehensive system of military and political risks is a long process that can be divided into two stages. - Ukrinform.</text:p>
      <text:p text:style-name="P4">
Images: ["<text:a xlink:type="simple" xlink:href="https://static.ukrinform.com/photos/2023_04/thumb_files/630_360_1681225352-445.jpg" text:style-name="Internet_20_link" text:visited-style-name="Visited_20_Internet_20_Link">
630_360_16812...</text:a>
", "<text:a xlink:type="simple" xlink:href="https://static.ukrinform.com/photos/2023_04/1681225352-810.jpg" text:style-name="Internet_20_link" text:visited-style-name="Visited_20_Internet_20_Link">
1681225352-81...</text:a>
"]</text:p>
      <text:p text:style-name="P4">
Tags: ['Інвестиції', 'Нацбанк', 'Страхування']</text:p>
      <text:p text:style-name="P4">
Type: Article</text:p>
      <!--METADATA-->
      <text:p text:style-name="P4">
<draw:frame draw:style-name="fr1" draw:name="Image149" text:anchor-type="as-char" svg:width="6.9236in" svg:height="3.956343in" draw:z-index="0">
<draw:image xlink:href="../Images/yкринформ/2023-04-11T18-05-08-03-00/630_360_1681225352-445.jpg" xlink:type="simple" xlink:show="embed" xlink:actuate="onLoad" draw:mime-type="image/jpeg"/>
</draw:frame>
Creating a complex system of insurance of military and political risks is a long process that can be divided into two stages.</text:p>
      <text:p text:style-name="P4">
According to Ukrinform, the first deputy head of the National Bank Kateryna Rozhkova told this during a roundtable "Creating a mechanism of insurance and political risks in Ukraine", the NBU press service reports <text:a xlink:type="simple" xlink:href="https://www.facebook.com/NationalBankOfUkraine/posts/pfbid03Udn1VFUWmdBusgtGGytBpvv1k5axeBStikMxZBooNqL6qQpRq3Lotm3yiWYmXVul" text:style-name="Internet_20_link" text:visited-style-name="Visited_20_Internet_20_Link">
</text:a>
"The system of insurance of military and political risks is needed by Ukraine now to create prerequisites for restoration of the economy," - the message reads.</text:p>
      <text:p text:style-name="P4">
<draw:frame draw:style-name="fr1" draw:name="Image150" text:anchor-type="as-char" svg:width="6.9236in" svg:height="4.615733in" draw:z-index="0">
<draw:image xlink:href="../Images/yкринформ/2023-04-11T18-05-08-03-00/1681225352-810.jpg" xlink:type="simple" xlink:show="embed" xlink:actuate="onLoad" draw:mime-type="image/jpeg"/>
</draw:frame>
It is noted that due to the full -scale war, investors in Ukraine, except regulatory and legal risks, have faced the risks of physical destruction of objects and loss <text:a xlink:type="simple" xlink:href="https://www.ukrinform.ua/tag-investicii" text:style-name="Internet_20_link" text:visited-style-name="Visited_20_Internet_20_Link">
</text:a>
, in the way of exports and imports, logistics. They need to cover current rises now and protection in the future.</text:p>
      <text:p text:style-name="P4">
Creating a complex insurance system is a long process, but it can be separated into two stages. The first is to launch a transitional model for fast-paving military and political risks, which can be based on USAID key proposals for the establishment of a fund involving international partners and donors. At this stage, the Ministry of Economy, together with NBUVUV, will determine the criteria of significant projects for the economy that will have access to the Dononda and requirements for domestic insurance companies, as well as coordinate the Snowdrops and donors organizational aspects of the new system, approaches to pricing and maintening principles.</text:p>
      <text:p text:style-name="P4">
<text:span text:style-name="T4">
 Read also: </text:span>
 <text:a xlink:type="simple" xlink:href="https://www.ukrinform.ua/rubric-economy/3680799-ukraina-sukae-trastovi-fondi-dla-strahuvanna-voennih-rizikiv-minekonomiki.html" text:style-name="Internet_20_link" text:visited-style-name="Visited_20_Internet_20_Link">
</text:a>
The second stage will provide for the creation of a long-term and full-fledged domestic insurance system of military-political risks or military insurance PuluUkraine. Its purpose is to accumulate funds for future payments and centralized risks in the international market. The National Bank has developed the concept of creating a system of insurance of military-political rises, taking into account the experience of international experts from the United Kingdom, the USA tancing of the European Union countries, and has already worked with international partners to improve it. This concept should form the basis of the relevant bill.As reported by Ukrinform, <text:a xlink:type="simple" xlink:href="https://www.ukrinform.ua/rubric-economy/3692848-v-ukraini-stvorat-trastovij-fond-akij-rozdilatime-riziki-investoriv.html" text:style-name="Internet_20_link" text:visited-style-name="Visited_20_Internet_20_Link">
</text:a>
Concerning the creation and filling of the target trust fund that could be reinsurer in order to increase the interest of investors.</text:p>
      <text:p text:style-name="P4">
News Source: <text:a xlink:type="simple" xlink:href="https://www.ukrinform.ua/rubric-economy/3694533-u-nacbanku-proponuut-rozdiliti-na-dva-etapi-strahuvanna-voennopoliticnih-rizikiv.html" text:style-name="Internet_20_link" text:visited-style-name="Visited_20_Internet_20_Link">
https://www.ukrinform.ua/rubric-economy/3694533-u-nacbanku-proponuut-rozdiliti-na-dva-etapi-strahuvanna-voennopoliticnih-rizikiv.html</text:a>
</text:p>
      <!--NEWS-->
      <text:h text:style-name="P10" text:outline-level="1">
<text:span text:style-name="T4">
The Heads of the Ministry of Foreign Affairs of Ukraine and Poland discussed the needs of the Armed Forces</text:span>
</text:h>
      <text:p text:style-name="P4">
Authors: Ukrinform (Person)</text:p>
      <text:p text:style-name="P4">
Publisher: Укринформ (Organization)</text:p>
      <text:p text:style-name="P4">
Published Time: 2023-04-11T18:06:31+03:00</text:p>
      <text:p text:style-name="P4">
Modified Time: 2023-04-11T18:06:31+03:00</text:p>
      <text:p text:style-name="P4">
Description: Dmytro Kuleba and RAU, the Ministers of Foreign Affairs of Ukraine and Poland, discussed the needs of the Armed Forces of Ukraine and agreed on the need for decisive steps at NATO Summit in Vilnius. - Ukrinform.</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Польща', 'ЗСУ', 'Війна з росією']</text:p>
      <text:p text:style-name="P4">
Type: Article</text:p>
      <!--METADATA-->
      <text:p text:style-name="P4">
<draw:frame draw:style-name="fr1" draw:name="Image151" text:anchor-type="as-char" svg:width="6.9236in" svg:height="3.956343in" draw:z-index="0">
<draw:image xlink:href="../Images/yкринформ/2023-04-11T18-06-31-03-00/630_360_1677425770-936.jpg" xlink:type="simple" xlink:show="embed" xlink:actuate="onLoad" draw:mime-type="image/jpeg"/>
</draw:frame>
Dmitry Kuleba and RAU, the Ministry of Study of Ukraine and Poland Dmytro Kuleba and RAU discussed the departments of the Armed Forces of Ukraine and agreed on the need for decisive NATO steps in Vilnius.</text:p>
      <text:p text:style-name="P4">
The head of Ukrainian diplomacy reported this in <text:a xlink:type="simple" xlink:href="https://twitter.com/DmytroKuleba/status/1645779819592835072" text:style-name="Internet_20_link" text:visited-style-name="Visited_20_Internet_20_Link">
</text:a>
 <text:a xlink:type="simple" xlink:href="https://twitter.com/DmytroKuleba/status/1645779819592835072" text:style-name="Internet_20_link" text:visited-style-name="Visited_20_Internet_20_Link">
</text:a>
, reports Ukrinform.</text:p>
      <text:p text:style-name="P4">
“I talked to Rau Zbignyev to thank our Polish friends to care. We have considered the closest and long -term needs of armed forces that Poland can cover. We both agree with the need for decisive steps of Ukraine at the summit <text:a xlink:type="simple" xlink:href="https://www.ukrinform.ua/tag-nato" text:style-name="Internet_20_link" text:visited-style-name="Visited_20_Internet_20_Link">
</text:a>
In Vilnius, ”Kuleba said.</text:p>
      <text:p text:style-name="P4">
<text:span text:style-name="T4">
 Read also: </text:span>
 <text:a xlink:type="simple" xlink:href="https://www.ukrinform.ua/rubric-world/3694324-u-polsi-pobuduut-skladi-nato-z-tisacami-odinic-ozbroenna-moraveckij.html" text:style-name="Internet_20_link" text:visited-style-name="Visited_20_Internet_20_Link">
<text:span text:style-name="T4">
 NATO </text:span>
</text:a>
It was reported that the NATO Summit will take place in Vilnius July 11-12. NATO General Secretary Jens Stoltenberg invited President Vladimirrazellensky to this summit.</text:p>
      <text:p text:style-name="P4">
News Source: <text:a xlink:type="simple" xlink:href="https://www.ukrinform.ua/rubric-polytics/3694534-glavi-mzs-ukraini-ta-polsi-obgovorili-potrebi-zsu.html" text:style-name="Internet_20_link" text:visited-style-name="Visited_20_Internet_20_Link">
https://www.ukrinform.ua/rubric-polytics/3694534-glavi-mzs-ukraini-ta-polsi-obgovorili-potrebi-zsu.html</text:a>
</text:p>
      <!--NEWS-->
      <text:h text:style-name="P10" text:outline-level="1">
<text:span text:style-name="T4">
In Kharkiv, the bankruptcy procedure of the city zoo began</text:span>
</text:h>
      <text:p text:style-name="P4">
Authors: Ukrinform (Person)</text:p>
      <text:p text:style-name="P4">
Publisher: Укринформ (Organization)</text:p>
      <text:p text:style-name="P4">
Published Time: 2023-04-11T18:10:00+03:00</text:p>
      <text:p text:style-name="P4">
Modified Time: 2023-04-11T18:10:00+03:00</text:p>
      <text:p text:style-name="P4">
Description: Kharkivoblenergo JSC initiated the bankruptcy procedure of the city zoo in the Kharkiv Commercial Court, which is a municipal enterprise. - Ukrinform.</text:p>
      <text:p text:style-name="P4">
Images: ["<text:a xlink:type="simple" xlink:href="https://static.ukrinform.com/photos/2023_04/thumb_files/630_360_1681224928-269.jpg" text:style-name="Internet_20_link" text:visited-style-name="Visited_20_Internet_20_Link">
630_360_16812...</text:a>
"]</text:p>
      <text:p text:style-name="P4">
Tags: ['Зоопарк', 'Харків', 'Банкрутство']</text:p>
      <text:p text:style-name="P4">
Type: Article</text:p>
      <!--METADATA-->
      <text:p text:style-name="P4">
<draw:frame draw:style-name="fr1" draw:name="Image152" text:anchor-type="as-char" svg:width="6.9236in" svg:height="3.956343in" draw:z-index="0">
<draw:image xlink:href="../Images/yкринформ/2023-04-11T18-10-00-03-00/630_360_1681224928-269.jpg" xlink:type="simple" xlink:show="embed" xlink:actuate="onLoad" draw:mime-type="image/jpeg"/>
</draw:frame>
Kharkivoblenergo JSC initiated the procedure for the bankruptcy of the city zoo, which is a utility.</text:p>
      <text:p text:style-name="P4">
This was reported by the zoo press service in <text:a xlink:type="simple" xlink:href="https://www.facebook.com/zookharkov1895/posts/pfbid02F3jGSRZJ5ARmQKmtPyMV49Gas4cTdxECrHRkqUoxFXbUm7zSAxzTC2LB38rQDHjJl" text:style-name="Internet_20_link" text:visited-style-name="Visited_20_Internet_20_Link">
</text:a>
transmits Ukrinform.</text:p>
      <text:p text:style-name="P4">
“The large -scale invasion, started on February 24 last year, became a challenge for all, and the zoo is no exception. In view of the difficult situation, the zoo has been debt for consumed electricity to JSC Kharkivoblenergo. The debt was repaid. But despite all the arrangements, Kharkivoblenergo JSC initiated the bankruptcy of the Kharkiv Zoo, which caused a full misunderstanding of such an act, ”the message reads.</text:p>
      <text:p text:style-name="P4">
In <text:a xlink:type="simple" xlink:href="https://www.ukrinform.ua/tag-zoopark" text:style-name="Internet_20_link" text:visited-style-name="Visited_20_Internet_20_Link">
</text:a>
They also assured that the legal procedure "does not in any way affect the work of the zoo, its employees and wards." Zoological departments carry out a day careful care of animals so that they feel as uniform as possible, the rations of animals are diverse and balanced, they stated in the zoo.</text:p>
      <text:p text:style-name="P4">
Kharkivoblenergo does not comment on Kharkivoblenergo.</text:p>
      <text:p text:style-name="P4">
<text:span text:style-name="T4">
 Read also: </text:span>
 <text:a xlink:type="simple" xlink:href="https://www.ukrinform.ua/rubric-regions/3682580-odesiti-dopomagaut-oblastovuvati-zoopark-ta-pidtrimuut-tvarin-grosima.html" text:style-name="Internet_20_link" text:visited-style-name="Visited_20_Internet_20_Link">
<text:span text:style-name="T4">
 Zoo </text:span>
</text:a>
“The case is in court now. In order not to put pressure on the court, we refrain from the decay, ” - said Ukrinform head of the press service of the joint -stock company Skichko.</text:p>
      <text:p text:style-name="P4">
As became known from the text of the judicial <text:a xlink:type="simple" xlink:href="https://reyestr.court.gov.ua/Review/109932168" text:style-name="Internet_20_link" text:visited-style-name="Visited_20_Internet_20_Link">
</text:a>
, Kharkivoblenergo's statement to conduct the bankruptcy proceedings of the Kharkiv Zoological Park of the Municipal Organization of the Municipal Organization was adopted for consideration at the end of March. The preparatory meeting in this case was scheduled for April 12.</text:p>
      <text:p text:style-name="P4">
As it was reported, in the capital the deputy director and the head of the department of KPZHITLOINVESTBUD-UKB, as well as the head of the contracting organization reported <text:a xlink:type="simple" xlink:href="https://www.ukrinform.ua/rubric-kyiv/3677256-zbitki-na-2-miljoni-u-spravi-pro-rekonstrukciu-kiivskogo-zooparku-ogolosili-pidozri.html" text:style-name="Internet_20_link" text:visited-style-name="Visited_20_Internet_20_Link">
</text:a>
<text:span text:style-name="T5">
Foto: Facebook Kharkiv Zoo</text:span>
</text:p>
      <text:p text:style-name="P4">
News Source: <text:a xlink:type="simple" xlink:href="https://www.ukrinform.ua/rubric-regions/3694528-u-harkovi-pocalasa-procedura-bankrutstva-miskogo-zooparku.html" text:style-name="Internet_20_link" text:visited-style-name="Visited_20_Internet_20_Link">
https://www.ukrinform.ua/rubric-regions/3694528-u-harkovi-pocalasa-procedura-bankrutstva-miskogo-zooparku.html</text:a>
</text:p>
      <!--NEWS-->
      <text:h text:style-name="P10" text:outline-level="1">
<text:span text:style-name="T4">
Epiphanius consecrated Easter cakes for Ukrainian defenders</text:span>
</text:h>
      <text:p text:style-name="P4">
Authors: Ukrinform (Person)</text:p>
      <text:p text:style-name="P4">
Publisher: Укринформ (Organization)</text:p>
      <text:p text:style-name="P4">
Published Time: 2023-04-11T18:14:40+03:00</text:p>
      <text:p text:style-name="P4">
Modified Time: 2023-04-11T18:14:40+03:00</text:p>
      <text:p text:style-name="P4">
Description: Metropolitan of Kiev and all Ukraine Epiphanius in St. Michael's Golden-domed Cathedral consecrated three thousand belts that will be sent to the Ukrainian military. - Ukrinform.</text:p>
      <text:p text:style-name="P4">
Images: ["<text:a xlink:type="simple" xlink:href="https://static.ukrinform.com/photos/2023_04/thumb_files/630_360_1681225835-546.jpg" text:style-name="Internet_20_link" text:visited-style-name="Visited_20_Internet_20_Link">
630_360_16812...</text:a>
", "<text:a xlink:type="simple" xlink:href="https://static.ukrinform.com/photos/2023_04/1681225836-384.jpg" text:style-name="Internet_20_link" text:visited-style-name="Visited_20_Internet_20_Link">
1681225836-38...</text:a>
", "<text:a xlink:type="simple" xlink:href="https://static.ukrinform.com/photos/2023_04/1681225836-743.jpg" text:style-name="Internet_20_link" text:visited-style-name="Visited_20_Internet_20_Link">
1681225836-74...</text:a>
", "<text:a xlink:type="simple" xlink:href="https://static.ukrinform.com/photos/2023_04/1681225836-299.jpg" text:style-name="Internet_20_link" text:visited-style-name="Visited_20_Internet_20_Link">
1681225836-29...</text:a>
", "<text:a xlink:type="simple" xlink:href="https://static.ukrinform.com/photos/2023_04/1681225835-234.jpg" text:style-name="Internet_20_link" text:visited-style-name="Visited_20_Internet_20_Link">
1681225835-23...</text:a>
"]</text:p>
      <text:p text:style-name="P4">
Tags: ['Великдень', 'Епіфаній', 'Паска']</text:p>
      <text:p text:style-name="P4">
Type: Article</text:p>
      <!--METADATA-->
      <text:p text:style-name="P4">
<draw:frame draw:style-name="fr1" draw:name="Image153" text:anchor-type="as-char" svg:width="6.9236in" svg:height="3.956343in" draw:z-index="0">
<draw:image xlink:href="../Images/yкринформ/2023-04-11T18-14-40-03-00/630_360_1681225835-546.jpg" xlink:type="simple" xlink:show="embed" xlink:actuate="onLoad" draw:mime-type="image/jpeg"/>
</draw:frame>
Metropolitan and all Ukraine Epiphanius in St. Michael's Golden-Domed Cathedral Osharus three thousand belts that will be sent to the Ukrainian military.</text:p>
      <text:p text:style-name="P4">
About it reports <text:a xlink:type="simple" xlink:href="https://www.pomisna.info/uk/vsi-novyny/predstoyatel-osvyatyv-velykodni-pasky-dlya-zahysnykiv-batkivshhyny/" text:style-name="Internet_20_link" text:visited-style-name="Visited_20_Internet_20_Link">
</text:a>
Orthodox Church of Ukraine, reports Ukrinform.</text:p>
      <text:p text:style-name="P4">
<draw:frame draw:style-name="fr1" draw:name="Image154" text:anchor-type="as-char" svg:width="6.9236in" svg:height="4.269553in" draw:z-index="0">
<draw:image xlink:href="../Images/yкринформ/2023-04-11T18-14-40-03-00/1681225836-384.jpg" xlink:type="simple" xlink:show="embed" xlink:actuate="onLoad" draw:mime-type="image/jpeg"/>
</draw:frame>
"We pray for our valiant army and we want to share a joy with our defenders through these belts," the PCU Primate said.</text:p>
      <text:p text:style-name="P4">
<draw:frame draw:style-name="fr1" draw:name="Image155" text:anchor-type="as-char" svg:width="6.9236in" svg:height="4.609323in" draw:z-index="0">
<draw:image xlink:href="../Images/yкринформ/2023-04-11T18-14-40-03-00/1681225836-743.jpg" xlink:type="simple" xlink:show="embed" xlink:actuate="onLoad" draw:mime-type="image/jpeg"/>
</draw:frame>
He stressed that the Church seeks the military to feel that they were not about them.</text:p>
      <text:p text:style-name="P4">
<draw:frame draw:style-name="fr1" draw:name="Image156" text:anchor-type="as-char" svg:width="6.9236in" svg:height="4.609323in" draw:z-index="0">
<draw:image xlink:href="../Images/yкринформ/2023-04-11T18-14-40-03-00/1681225836-299.jpg" xlink:type="simple" xlink:show="embed" xlink:actuate="onLoad" draw:mime-type="image/jpeg"/>
</draw:frame>
“Thank you all who join this good cause. Through cohesion, we will conquer, because we protect those we love, and the Lord blesses a just struggle, ”Epiphanius said.</text:p>
      <text:p text:style-name="P4">
<draw:frame draw:style-name="fr1" draw:name="Image157" text:anchor-type="as-char" svg:width="6.9236in" svg:height="4.609323in" draw:z-index="0">
<draw:image xlink:href="../Images/yкринформ/2023-04-11T18-14-40-03-00/1681225835-234.jpg" xlink:type="simple" xlink:show="embed" xlink:actuate="onLoad" draw:mime-type="image/jpeg"/>
</draw:frame>
<text:span text:style-name="T4">
 Read also: </text:span>
 <text:a xlink:type="simple" xlink:href="https://www.ukrinform.ua/rubric-kyiv/3694472-u-kievi-na-velikden-dodatkovo-cerguvatime-ponad-tisaca-policejskih.html" text:style-name="Internet_20_link" text:visited-style-name="Visited_20_Internet_20_Link">
<text:span text:style-name="T4">
 ECD </text:span>
</text:a>
As it was reported, the Kyiv City State Administration was called on Kiev Easter <text:a xlink:type="simple" xlink:href="https://www.ukrinform.ua/rubric-kyiv/3694429-kian-zaklikali-na-velikden-dolucatisa-do-bogosluzin-onlajn.html" text:style-name="Internet_20_link" text:visited-style-name="Visited_20_Internet_20_Link">
</text:a>
<text:span text:style-name="T5">
Foto: PCU</text:span>
</text:p>
      <text:p text:style-name="P4">
News Source: <text:a xlink:type="simple" xlink:href="https://www.ukrinform.ua/rubric-society/3694538-epifanij-osvativ-paski-dla-ukrainskih-zahisnikiv.html" text:style-name="Internet_20_link" text:visited-style-name="Visited_20_Internet_20_Link">
https://www.ukrinform.ua/rubric-society/3694538-epifanij-osvativ-paski-dla-ukrainskih-zahisnikiv.html</text:a>
</text:p>
      <!--NEWS-->
      <text:h text:style-name="P10" text:outline-level="1">
<text:span text:style-name="T4">
Saladukha: Thomas Bach does everything to Russian and Belarusian athletes at the Paris Olympics</text:span>
</text:h>
      <text:p text:style-name="P4">
Authors: Ukrinform (Person)</text:p>
      <text:p text:style-name="P4">
Publisher: Укринформ (Organization)</text:p>
      <text:p text:style-name="P4">
Published Time: 2023-04-11T18:17:00+03:00</text:p>
      <text:p text:style-name="P4">
Modified Time: 2023-04-11T18:17:00+03:00</text:p>
      <text:p text:style-name="P4">
Description: The People's Deputy of Ukraine and the former athlete Olga Saladukha criticized the actions of the President of the International Olympic Committee Thomas Bach at the expense of Ukraine and the possible admission of athletes from the Russian Federation and the RB to the Olympic Games. - Ukrinform.</text:p>
      <text:p text:style-name="P4">
Images: ["<text:a xlink:type="simple" xlink:href="https://static.ukrinform.com/photos/2023_04/thumb_files/630_360_1681226092-779.jpg" text:style-name="Internet_20_link" text:visited-style-name="Visited_20_Internet_20_Link">
630_360_16812...</text:a>
"]</text:p>
      <text:p text:style-name="P4">
Tags: ['МОК', 'Олімпійські ігри']</text:p>
      <text:p text:style-name="P4">
Type: Article</text:p>
      <!--METADATA-->
      <text:p text:style-name="P4">
<draw:frame draw:style-name="fr1" draw:name="Image158" text:anchor-type="as-char" svg:width="6.9236in" svg:height="3.956343in" draw:z-index="0">
<draw:image xlink:href="../Images/yкринформ/2023-04-11T18-17-00-03-00/630_360_1681226092-779.jpg" xlink:type="simple" xlink:show="embed" xlink:actuate="onLoad" draw:mime-type="image/jpeg"/>
</draw:frame>
The People's Forestry of Ukraine and the former athlete Olga Saladukha criticized the actions of the president of the International Olympic Committee Thomas Bach at the expense of Ukraine and the possible admission of athletes from the Russian Federation and the RB to the Olympic Games.</text:p>
      <text:p text:style-name="P4">
She told this exclusively in a comment to Ukrinform correspondent.</text:p>
      <text:p text:style-name="P4">
“Thomas Bach shows that he has opened the door in order to return the Russian and Belarusian athletes to the world arena is what he or she has in world sports. We see that more and more federations allow these athletes to participate in competitions. Honestly, I don't know what they think. A year ago, Thomas Bach said that we are solidarity with you, that people are killed in Ukraine. In a year we have lost even more people, we see destroyed infrastructure, and solidarity went somewhere ... They are conditionally solidarity with us, but allow ourselves to do it, do it. The other day, I returned from Donetsk, I was under the time ravine. I saw how the cities are destroying and wrote the post: please come and see what's going on. Our athletes instead of trophy, protect their home country, stand and die for their home. I am scattered Thomas Bach to hear our athletes, ”Saladukha said.</text:p>
      <text:p text:style-name="P4">
In addition, the former World Champion in a triple jump stressed that the Mipovin is possible to make Russian and Belarussian athletes prevent international competitions, including the Olympic Games.</text:p>
      <text:p text:style-name="P4">
“The government is now forbidding our athletes to compete in competitions where Russians and Belarus will be released. We need to do everything possible to prevent these athletes, so that our athletes can go, speak to rise in our craft, heard the anthem and hear about our country. The work of the Minister, the Presidential Olympic Committee continues. Recently, there was a meeting of the World Commission of Athlets. We told about our pain there. As a deputy of the Verkhovna Rada, I appealed to Thomas Bach from the Committee on the prevention of Russian Tabilor's athletes for international competitions. He says he hears us, but they tell our athletes that if the government does not allow you to do a permit, then the IOC will support you, you will be able to perform in competitions. I even miss out how it will happen, ”Saladukha said.</text:p>
      <text:p text:style-name="P4">
She also emphasized that Ukrainian athletes now do not understand what to do, because in the future Russians and Belarusians can allow competitions.The IOC recently published recommendations for international federations on the admission of Russians and Belarus to international competitions in neutral status without national symbols. The Committee plans to make a separate decision this issue a little later.</text:p>
      <text:p text:style-name="P4">
<text:span text:style-name="T4">
 Read also: </text:span>
 <text:a xlink:type="simple" xlink:href="https://www.ukrinform.ua/rubric-sports/3692579-mok-perekladae-vidpovidalnist-na-miznarodni-federacii-abramenko.html" text:style-name="Internet_20_link" text:visited-style-name="Visited_20_Internet_20_Link">
<text:span text:style-name="T4">
 Abramenko </text:span>
</text:a>
As reported by Ukrinform, the Cabinet of Ministers has decided that Ukrainian athletes will compete in international tournaments, which will be presented with athletes of Irrigation and Belarus.</text:p>
      <text:p text:style-name="P4">
Photo: rada.gov.ua</text:p>
      <text:p text:style-name="P4">
News Source: <text:a xlink:type="simple" xlink:href="https://www.ukrinform.ua/rubric-sports/3694539-saladuha-tomas-bah-robit-vse-sob-rosijski-ta-biloruski-sportsmeni-buli-na-olimpiadi-u-parizi.html" text:style-name="Internet_20_link" text:visited-style-name="Visited_20_Internet_20_Link">
https://www.ukrinform.ua/rubric-sports/3694539-saladuha-tomas-bah-robit-vse-sob-rosijski-ta-biloruski-sportsmeni-buli-na-olimpiadi-u-parizi.html</text:a>
</text:p>
      <!--NEWS-->
      <text:h text:style-name="P10" text:outline-level="1">
<text:span text:style-name="T4">
Ukrzaliznytsia restored a third of railway bridges destroyed from the beginning of a full -scale war</text:span>
</text:h>
      <text:p text:style-name="P4">
Authors: Ukrinform (Person)</text:p>
      <text:p text:style-name="P4">
Publisher: Укринформ (Organization)</text:p>
      <text:p text:style-name="P4">
Published Time: 2023-04-11T18:20:00+03:00</text:p>
      <text:p text:style-name="P4">
Modified Time: 2023-04-11T18:20:00+03:00</text:p>
      <text:p text:style-name="P4">
Description: Since the beginning of the full -scale invasion of the Russian Federation in Ukraine, about 70 railway bridges have been damaged, one third of them of the JSC "Ukrzaliznytsya" has already been rebuilt. - Ukrinform.</text:p>
      <text:p text:style-name="P4">
Images: ["<text:a xlink:type="simple" xlink:href="https://static.ukrinform.com/photos/2023_04/thumb_files/630_360_1681226351-994.jpg" text:style-name="Internet_20_link" text:visited-style-name="Visited_20_Internet_20_Link">
630_360_16812...</text:a>
"]</text:p>
      <text:p text:style-name="P4">
Tags: ['Укрзалізниця', 'Міст', 'Війна з росією', 'Відбудова']</text:p>
      <text:p text:style-name="P4">
Type: Article</text:p>
      <!--METADATA-->
      <text:p text:style-name="P4">
<draw:frame draw:style-name="fr1" draw:name="Image159" text:anchor-type="as-char" svg:width="6.9236in" svg:height="3.956343in" draw:z-index="0">
<draw:image xlink:href="../Images/yкринформ/2023-04-11T18-20-00-03-00/630_360_1681226351-994.jpg" xlink:type="simple" xlink:show="embed" xlink:actuate="onLoad" draw:mime-type="image/jpeg"/>
</draw:frame>
From the beginning of the full -scale invasion of the Russian Federation in Ukraine, about 70 railways have been damaged, one third of them was already rebuilt.</text:p>
      <text:p text:style-name="P4">
This was reported by the chairman of the board of the railway company Yevgeny Lyashchenko, reports Ukrinform with reference to <text:a xlink:type="simple" xlink:href="https://www.uz.gov.ua/press_center/up_to_date_topic/602838/" text:style-name="Internet_20_link" text:visited-style-name="Visited_20_Internet_20_Link">
</text:a>
“As a result of hostilities in the territory of Ukraine, about 70 railways were damaged <text:a xlink:type="simple" xlink:href="https://www.ukrinform.ua/tag-mist" text:style-name="Internet_20_link" text:visited-style-name="Visited_20_Internet_20_Link">
</text:a>
of which we have already built a third. Understanding the importance of railways for the population and economics of Ukraine, the railways make every effort to make all damaged infrastructure restored as soon as possible and trains have been running, ”Lashchenko said.</text:p>
      <text:p text:style-name="P4">
He recalled that the UZ had already completed the overhaul of the railway bridge, Irpin, in the Kyiv region. The movement of trains through the object is opened by two tracks, which will allow you to increase the number of passenger trains in the Unapryamka Korosten and the cities of satellites of Kyiv in the near future.</text:p>
      <text:p text:style-name="P4">
<text:span text:style-name="T4">
 Read also: </text:span>
 <text:a xlink:type="simple" xlink:href="https://www.ukrinform.ua/rubric-vidbudova/3686488-na-mikolaivsini-vidbuduvali-sist-mostiv-se-na-sesti-vidkritij-timcasovij-proizd.html" text:style-name="Internet_20_link" text:visited-style-name="Visited_20_Internet_20_Link">
<text:span text:style-name="T4">
 rebuilt </text:span>
</text:a>
As it was reported, the State Agency for Recovery and Development of Infrastructure Distributed <text:a xlink:type="simple" xlink:href="https://www.ukrinform.ua/rubric-vidbudova/3693995-na-cernigivsini-vidkrili-mist-cerez-desnu-zrujnovanij-na-pocatku-vtorgnenna-rf.html" text:style-name="Internet_20_link" text:visited-style-name="Visited_20_Internet_20_Link">
</text:a>
, which the Russians destroyed at the beginning of a full -scale invasion.</text:p>
      <text:p text:style-name="P4">
<text:span text:style-name="T5">
Opto from open sources</text:span>
</text:p>
      <text:p text:style-name="P4">
News Source: <text:a xlink:type="simple" xlink:href="https://www.ukrinform.ua/rubric-vidbudova/3694542-ukrzaliznica-vidnovila-tretinu-zaliznicnih-mostiv-zrujnovanih-z-pocatku-povnomasstabnoi-vijni.html" text:style-name="Internet_20_link" text:visited-style-name="Visited_20_Internet_20_Link">
https://www.ukrinform.ua/rubric-vidbudova/3694542-ukrzaliznica-vidnovila-tretinu-zaliznicnih-mostiv-zrujnovanih-z-pocatku-povnomasstabnoi-vijni.html</text:a>
</text:p>
      <!--NEWS-->
      <text:h text:style-name="P10" text:outline-level="1">
<text:span text:style-name="T4">
Schemes of 260 million: a case was sent to the court about the existence</text:span>
</text:h>
      <text:p text:style-name="P4">
Authors: Ukrinform (Person)</text:p>
      <text:p text:style-name="P4">
Publisher: Укринформ (Organization)</text:p>
      <text:p text:style-name="P4">
Published Time: 2023-04-11T18:20:24+03:00</text:p>
      <text:p text:style-name="P4">
Modified Time: 2023-04-11T18:20:24+03:00</text:p>
      <text:p text:style-name="P4">
Description: NABU and SAP were sent to court by an indictment against one of the participants of the scheme for the seizure of UAH 259.2 million, intended for the implementation of a number of national projects - it is about the brother of the former head of the State Investment Project. - Ukrinform.</text:p>
      <text:p text:style-name="P4">
Images: ["<text:a xlink:type="simple" xlink:href="https://static.ukrinform.com/photos/2018_10/thumb_files/630_360_1540839872-223.jpg" text:style-name="Internet_20_link" text:visited-style-name="Visited_20_Internet_20_Link">
630_360_15408...</text:a>
"]</text:p>
      <text:p text:style-name="P4">
Tags: ['Інвестиції', 'Суд', 'Корупція']</text:p>
      <text:p text:style-name="P4">
Type: Article</text:p>
      <!--METADATA-->
      <text:p text:style-name="P4">
<draw:frame draw:style-name="fr1" draw:name="Image160" text:anchor-type="as-char" svg:width="6.9236in" svg:height="3.956343in" draw:z-index="0">
<draw:image xlink:href="../Images/yкринформ/2023-04-11T18-20-24-03-00/630_360_1540839872-223.jpg" xlink:type="simple" xlink:show="embed" xlink:actuate="onLoad" draw:mime-type="image/jpeg"/>
</draw:frame>
NABU and Sapscherckerassing the indictment against one of the participants of the scheme of UAH 259.2 million, intended for the implementation of a number of national prosets - it is about the brother of the former head of the State Investment Project.</text:p>
      <text:p text:style-name="P4">
As Ukrinform reports, it reports <text:a xlink:type="simple" xlink:href="https://nabu.gov.ua/novyny/sprava-derzhinvestproektu-obvynuvalnyy-akt-stosovno-brata-eksgolovy-skerovano-do-sudu" text:style-name="Internet_20_link" text:visited-style-name="Visited_20_Internet_20_Link">
</text:a>
.</text:p>
      <text:p text:style-name="P4">
According to NABU, due to the fact that the person is in the territory of the Slovak Republic, the Supreme Anti -Corruption Court granted permission for a specialist investigation, which allowed the indictment of its defender.</text:p>
      <text:p text:style-name="P4">
NABU and SAP are taking measures to extradite the accused to Ukraine.</text:p>
      <text:p text:style-name="P4">
The investigation found that during 2012-2014 the “State Investment Company”, which was in the field of management of the State Investment Pro-Project, provided UAH 259.2 million to the loan to two private companies allegedly for the sale of national waters “quality water” and “Olympic Nadiya”. These companies had signs and were under the control of the State Invest Project.</text:p>
      <text:p text:style-name="P4">
These structures were transferred to other non-resident companies. The chain courses were in the accounts of foreign companies on <text:a xlink:type="simple" xlink:href="https://www.ukrinform.ua/tag-kipr" text:style-name="Internet_20_link" text:visited-style-name="Visited_20_Internet_20_Link">
</text:a>
, the beneficial owner of whom was the homogeneous brother of the former head of the State Investment Pro -Production.</text:p>
      <text:p text:style-name="P4">
Subsequently, these Cyprus companies purchased shares in the authorized capital of Ukrainian tooth, which during 2013-2015 bought more than 700 land in the Transcarpathian and Volyn regions with a total area of 1000 hectares.</text:p>
      <text:p text:style-name="P4">
In July 2020, the court was imposed on these land plots at the request of NABU and the SAP.</text:p>
      <text:p text:style-name="P4">
<text:span text:style-name="T4">
 Read also: </text:span>
 <text:a xlink:type="simple" xlink:href="https://www.ukrinform.ua/rubric-culture/3682805-nabu-i-sap-zaversili-rozsliduvanna-sodo-rozkradanna-44-miljona-dla-kinostudii-dovzenka.html" text:style-name="Internet_20_link" text:visited-style-name="Visited_20_Internet_20_Link">
<text:span text:style-name="T4">
 theft </text:span>
</text:a>
</text:p>
      <text:p text:style-name="P4">
NABU and SAP set other participants in the criminal organization.</text:p>
      <text:p text:style-name="P4">
As it was reported, in May 2021 <text:a xlink:type="simple" xlink:href="https://www.ukrinform.ua/rubric-society/3253765-sprava-derzinvestproektu-bratu-eksgolovi-povidomili-pro-pidozru.html" text:style-name="Internet_20_link" text:visited-style-name="Visited_20_Internet_20_Link">
</text:a>
in the creation of a criminal organization and legalization of criminal proceeds.</text:p>
      <text:p text:style-name="P4">
News Source: <text:a xlink:type="simple" xlink:href="https://www.ukrinform.ua/rubric-economy/3694541-shemi-na-260-miljoniv-do-sudu-napravili-spravu-sodo-brata-eksgolovi-derzinvestproektu.html" text:style-name="Internet_20_link" text:visited-style-name="Visited_20_Internet_20_Link">
https://www.ukrinform.ua/rubric-economy/3694541-shemi-na-260-miljoniv-do-sudu-napravili-spravu-sodo-brata-eksgolovi-derzinvestproektu.html</text:a>
</text:p>
      <!--NEWS-->
      <text:h text:style-name="P10" text:outline-level="1">
<text:span text:style-name="T4">
The Ministry of Finance has placed the T -bills of ₴ 2.4 billion</text:span>
</text:h>
      <text:p text:style-name="P4">
Authors: Ukrinform (Person)</text:p>
      <text:p text:style-name="P4">
Publisher: Укринформ (Organization)</text:p>
      <text:p text:style-name="P4">
Published Time: 2023-04-11T18:21:39+03:00</text:p>
      <text:p text:style-name="P4">
Modified Time: 2023-04-11T18:21:39+03:00</text:p>
      <text:p text:style-name="P4">
Description: On April 11, 2023, the Ministry of Finance at an auction for the placement of internal government loan bonds (T -bills) attracted UAH 2.373 billion in the state budget in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 'Війна з росією']</text:p>
      <text:p text:style-name="P4">
Type: Article</text:p>
      <!--METADATA-->
      <text:p text:style-name="P4">
<draw:frame draw:style-name="fr1" draw:name="Image161" text:anchor-type="as-char" svg:width="6.9236in" svg:height="3.956343in" draw:z-index="0">
<draw:image xlink:href="../Images/yкринформ/2023-04-11T18-21-39-03-00/630_360_1550144984-323.jpg" xlink:type="simple" xlink:show="embed" xlink:actuate="onLoad" draw:mime-type="image/jpeg"/>
</draw:frame>
The Ministry of Finance on April 11, 2023 at auction for the placement of the internal state loan(Towels)It attracted UAH 2.373 milliors in the state budget.</text:p>
      <text:p text:style-name="P4">
According to Ukrinform, the Ministry's press service in [] reports it(https://www.facebook.com/minfin.gov.ua/posts/pfbid02Vphejzbtq9zgWFYNbMZVfQ5LwL3riQNSPYH8N7zbxF4nVjJ7CwjRwRnDewAeKhHxl)<text:a xlink:type="simple" xlink:href="https://www.facebook.com/minfin.gov.ua/posts/pfbid02Vphejzbtq9zgWFYNbMZVfQ5LwL3riQNSPYH8N7zbxF4nVjJ7CwjRwRnDewAeKhHxl" text:style-name="Internet_20_link" text:visited-style-name="Visited_20_Internet_20_Link">
</text:a>
"The Ministry of Finance has placed states today <text:a xlink:type="simple" xlink:href="https://www.ukrinform.ua/tag-obligacii" text:style-name="Internet_20_link" text:visited-style-name="Visited_20_Internet_20_Link">
</text:a>
for the amount of almost UAH 2.4 billion in equivalent, " - said the news.</text:p>
      <text:p text:style-name="P4">
The Ministry of Finance offered investors the hryvnia bonds of the T -bills: UAH 95 million at 188.5% with repayment in 1 year; UAH 697 million at 19.5% with redemption after 1.2 years; UAH 738 million at 19.6% with repayment in 2 years.</text:p>
      <text:p text:style-name="P4">
Also, it was offered a $ 23 million at $ 23 million at $ 23 million at 1 year.</text:p>
      <text:p text:style-name="P4">
<text:span text:style-name="T4">
 Read also: </text:span>
 <text:a xlink:type="simple" xlink:href="https://www.ukrinform.ua/rubric-economy/3692056-u-zastosunku-dia-zapustili-prodaz-vijskovi-obligacii-alta.html" text:style-name="Internet_20_link" text:visited-style-name="Visited_20_Internet_20_Link">
<text:span text:style-name="T4">
 the bond </text:span>
</text:a>
As reported by Ukrinform, in connection with Russian <text:a xlink:type="simple" xlink:href="https://www.ukrinform.ua/tag-russian-aggression" text:style-name="Internet_20_link" text:visited-style-name="Visited_20_Internet_20_Link">
</text:a>
The Ukrainian Government About the step -by -step issue of military bonds in the amount of up to UAH 400 billion. The minfin is conducting auctions for the sale of ATPs every Tuesday, since March 12022. According to Prime Minister of Ukraine Denis Shmigal, almost UAH 600 billion was received last year.</text:p>
      <text:p text:style-name="P4">
News Source: <text:a xlink:type="simple" xlink:href="https://www.ukrinform.ua/rubric-economy/3694543-minfin-rozmistiv-ovdp-na-24-milarda.html" text:style-name="Internet_20_link" text:visited-style-name="Visited_20_Internet_20_Link">
https://www.ukrinform.ua/rubric-economy/3694543-minfin-rozmistiv-ovdp-na-24-milarda.html</text:a>
</text:p>
      <!--NEWS-->
      <text:h text:style-name="P10" text:outline-level="1">
<text:span text:style-name="T4">
In the Business Regulation Law, guarantees for farmers - Ministry of Agrarian Policy are preserved</text:span>
</text:h>
      <text:p text:style-name="P4">
Authors: Ukrinform (Person)</text:p>
      <text:p text:style-name="P4">
Publisher: Укринформ (Organization)</text:p>
      <text:p text:style-name="P4">
Published Time: 2023-04-11T18:25:56+03:00</text:p>
      <text:p text:style-name="P4">
Modified Time: 2023-04-11T18:25:56+03:00</text:p>
      <text:p text:style-name="P4">
Description: In the project of the Law "On Features of Regulation of Entrepreneurship in Transition" (No. 6013), all guarantees for the farm are stored. - Ukrinform.</text:p>
      <text:p text:style-name="P4">
Images: ["<text:a xlink:type="simple" xlink:href="https://static.ukrinform.com/photos/2020_07/thumb_files/630_360_1595421032-112.jpg" text:style-name="Internet_20_link" text:visited-style-name="Visited_20_Internet_20_Link">
630_360_15954...</text:a>
"]</text:p>
      <text:p text:style-name="P4">
Tags: ['Законопроєкт', 'Верховна Рада', 'Аграрії']</text:p>
      <text:p text:style-name="P4">
Type: Article</text:p>
      <!--METADATA-->
      <text:p text:style-name="P4">
<draw:frame draw:style-name="fr1" draw:name="Image162" text:anchor-type="as-char" svg:width="6.9236in" svg:height="3.956343in" draw:z-index="0">
<draw:image xlink:href="../Images/yкринформ/2023-04-11T18-25-56-03-00/630_360_1595421032-112.jpg" xlink:type="simple" xlink:show="embed" xlink:actuate="onLoad" draw:mime-type="image/jpeg"/>
</draw:frame>
In the draft Law “On Features of Regulation of Entrepreneurial Activity in Transition”(№6013)All guarantees for farms are stored.</text:p>
      <text:p text:style-name="P4">
This was reported by Deputy Minister of Agrarian Policy and Food of Ukraine Lyudmila Shemelinets, Ukrinform reports with reference to <text:a xlink:type="simple" xlink:href="https://minagro.gov.ua/news/u-zakonoproekti-pro-regulyuvannya-pidpriyemnickoyi-diyalnosti-zberezheni-garantiyi-dlya-agrariyiv-lyudmila-shemelinec" text:style-name="Internet_20_link" text:visited-style-name="Visited_20_Internet_20_Link">
</text:a>
She noted that the bill envisages the elimination of contradictions that exist between the current economic and civil codes, to get rid of the reserved forms on property, which are rudiments of the Soviet Union.</text:p>
      <text:p text:style-name="P4">
In particular, such organizational and legal form as a farm farm(FG)The law proposes to reorganize on preferential terms.</text:p>
      <text:p text:style-name="P4">
According to Shemelinets, the bill proposes to apply the same approach of long -term economic entities. In particular, business entities, depending on the number of employees and income from any activity for the year, can belong to the subjects of micro-enterprise, small business entities, medium or large entrepreneurs. The farms of the legal and legal form will not exist.</text:p>
      <text:p text:style-name="P4">
"The bill defines transitional provisions that guarantee farms a painless transition to a new organizational and legal form. The following 5 years from the date of entry into force of the FG law will have the opportunity to make decisions on the transformation into business associations or unification by other," the Deputy Minister emphasized.</text:p>
      <text:p text:style-name="P4">
<text:span text:style-name="T4">
 Read also: </text:span>
 <text:a xlink:type="simple" xlink:href="https://www.ukrinform.ua/rubric-economy/3689770-minagropolitiki-pogodilo-vidacu-grantiv-dla-stvorenna-sadiv-i-teplic-majze-na-500-miljoniv.html" text:style-name="Internet_20_link" text:visited-style-name="Visited_20_Internet_20_Link">
</text:a>
In addition, during the transition period, when reorganizing the farm, the accounters will not be able to demand ensuring the fulfillment of obligations of the pledge or bail agreements, early termination or fulfillment of obligations to the creditor and compensation of losses.</text:p>
      <text:p text:style-name="P4">
Also, a business company(FG successor)will be able to use licenses and other permits obtained for FG, the treatment of their validity. At the same time, the right of permanent use of land, acquired by enterprises at the time of entry into force, will pass to the business company - the successor.Shemelinets noted that the process of reorganization of FG into business companies should remake without additional problems and significant financial costs for their owners.</text:p>
      <text:p text:style-name="P4">
As reported, <text:a xlink:type="simple" xlink:href="https://www.ukrinform.ua/tag-verhovna-rada" text:style-name="Internet_20_link" text:visited-style-name="Visited_20_Internet_20_Link">
</text:a>
adopted the entertainment with the extension of the preparation period of the bill “On the peculiarities of business entrepreneurial activity during the transition period”(№6013)January 122023.</text:p>
      <text:p text:style-name="P4">
News Source: <text:a xlink:type="simple" xlink:href="https://www.ukrinform.ua/rubric-economy/3694546-u-zakonoproekti-pro-reguluvanna-biznesu-zberezeni-garantii-dla-fermeriv-minagropolitiki.html" text:style-name="Internet_20_link" text:visited-style-name="Visited_20_Internet_20_Link">
https://www.ukrinform.ua/rubric-economy/3694546-u-zakonoproekti-pro-reguluvanna-biznesu-zberezeni-garantii-dla-fermeriv-minagropolitiki.html</text:a>
</text:p>
      <!--NEWS-->
      <text:h text:style-name="P10" text:outline-level="1">
<text:span text:style-name="T4">
Ukrgasbank has completed a quarter with a profit ₴ 1.4 billion</text:span>
</text:h>
      <text:p text:style-name="P4">
Authors: Ukrinform (Person)</text:p>
      <text:p text:style-name="P4">
Publisher: Укринформ (Organization)</text:p>
      <text:p text:style-name="P4">
Published Time: 2023-04-11T18:29:20+03:00</text:p>
      <text:p text:style-name="P4">
Modified Time: 2023-04-11T18:29:20+03:00</text:p>
      <text:p text:style-name="P4">
Description: In January-March 2023, Ukrgasbank received a net profit of UAH 1.4 billion. - Ukrinform.</text:p>
      <text:p text:style-name="P4">
Images: ["<text:a xlink:type="simple" xlink:href="https://static.ukrinform.com/photos/2015_05/thumb_files/630_360_1431703249.jpg" text:style-name="Internet_20_link" text:visited-style-name="Visited_20_Internet_20_Link">
630_360_14317...</text:a>
"]</text:p>
      <text:p text:style-name="P4">
Tags: ['Гроші', 'Укргазбанк']</text:p>
      <text:p text:style-name="P4">
Type: Article</text:p>
      <!--METADATA-->
      <text:p text:style-name="P4">
<draw:frame draw:style-name="fr1" draw:name="Image163" text:anchor-type="as-char" svg:width="6.9236in" svg:height="3.956343in" draw:z-index="0">
<draw:image xlink:href="../Images/yкринформ/2023-04-11T18-29-20-03-00/630_360_1431703249.jpg" xlink:type="simple" xlink:show="embed" xlink:actuate="onLoad" draw:mime-type="image/jpeg"/>
</draw:frame>
Ukrgasbank Zamer-March 2023 received a net profit of UAH 1.4 billion.</text:p>
      <text:p text:style-name="P4">
As Ukrinform reports, it reports <text:a xlink:type="simple" xlink:href="https://www.ukrgasbank.com/press_center/news/13465-" text:style-name="Internet_20_link" text:visited-style-name="Visited_20_Internet_20_Link">
</text:a>
"According to the results of the work in the first quarter of 2023, Ukrgasbank received a clean gun of UAH 1.4 billion," - the message reads.</text:p>
      <text:p text:style-name="P4">
Since the beginning of 2023, the bank's assets increased by UAH 14 billion or 10% to UAH 146mlrd at the beginning of April(Without taking into account course differences). Обсяг <text:a xlink:type="simple" xlink:href="https://www.ukrinform.ua/tag-grosi" text:style-name="Internet_20_link" text:visited-style-name="Visited_20_Internet_20_Link">
</text:a>
Customers, following In the first quarter, the volume of non -core income amounted to UAH 736 million, which is UAH 213 million or 40% of the larger in the same period last year.</text:p>
      <text:p text:style-name="P4">
<text:span text:style-name="T4">
 Read also: </text:span>
 <text:a xlink:type="simple" xlink:href="https://www.ukrinform.ua/rubric-economy/3691482-torik-kilkist-klientiv-bankiv-zrosla-majze-na-10.html" text:style-name="Internet_20_link" text:visited-style-name="Visited_20_Internet_20_Link">
</text:a>
The sufficiency of regulatory capital at the beginning of April 2023 will set 12.38%, which is more than 2 pp. exceeds this figure at the beginning of the year. The Bank adheres to all mandatory standards of the National Bank of Ukraine.</text:p>
      <text:p text:style-name="P4">
As reported by Ukrinform, in January-February 2023, Ukrgasbank received 489 mln UAH of net profit, which is 4 times more than in January-February.</text:p>
      <text:p text:style-name="P4">
News Source: <text:a xlink:type="simple" xlink:href="https://www.ukrinform.ua/rubric-economy/3694547-ukrgazbank-zaversiv-kvartal-z-pributkom-14-milarda.html" text:style-name="Internet_20_link" text:visited-style-name="Visited_20_Internet_20_Link">
https://www.ukrinform.ua/rubric-economy/3694547-ukrgazbank-zaversiv-kvartal-z-pributkom-14-milarda.html</text:a>
</text:p>
      <!--NEWS-->
      <text:h text:style-name="P10" text:outline-level="1">
<text:span text:style-name="T4">
The Crimean Gafarov in the Russian colony was placed in the Sizo</text:span>
</text:h>
      <text:p text:style-name="P4">
Authors: Ukrinform (Person)</text:p>
      <text:p text:style-name="P4">
Publisher: Укринформ (Organization)</text:p>
      <text:p text:style-name="P4">
Published Time: 2023-04-11T18:33:00+03:00</text:p>
      <text:p text:style-name="P4">
Modified Time: 2023-04-11T18:33:00+03:00</text:p>
      <text:p text:style-name="P4">
Description: A convicted person in the case of "Crimean Tatar battalion named Noman Chelebidzhihan" of Dililaver Gafarov was placed in a penalty detention center in a colony in the Russian Federation. - Ukrinform.</text:p>
      <text:p text:style-name="P4">
Images: ["<text:a xlink:type="simple" xlink:href="https://static.ukrinform.com/photos/2023_04/thumb_files/630_360_1681227163-445.jpg" text:style-name="Internet_20_link" text:visited-style-name="Visited_20_Internet_20_Link">
630_360_16812...</text:a>
"]</text:p>
      <text:p text:style-name="P4">
Tags: ['Кримські татари', "В'язниця", 'росія']</text:p>
      <text:p text:style-name="P4">
Type: Article</text:p>
      <!--METADATA-->
      <text:p text:style-name="P4">
<draw:frame draw:style-name="fr1" draw:name="Image164" text:anchor-type="as-char" svg:width="6.9236in" svg:height="3.956343in" draw:z-index="0">
<draw:image xlink:href="../Images/yкринформ/2023-04-11T18-33-00-03-00/630_360_1681227163-445.jpg" xlink:type="simple" xlink:show="embed" xlink:actuate="onLoad" draw:mime-type="image/jpeg"/>
</draw:frame>
A convicted person in the case of Noman Chelebidzhahan, a Crimean Tatar Battalion, was placed in a penal isolator in a colony in the Russian Federation.</text:p>
      <text:p text:style-name="P4">
About it reports <text:a xlink:type="simple" xlink:href="https://crimean-solidarity.org/news/2023/04/11/dilyavera-gafarova-iz-kryma-osuzhdennogo-na--let-kolonii-pomestili-v-shizo-v-stavropole-2540" text:style-name="Internet_20_link" text:visited-style-name="Visited_20_Internet_20_Link">
</text:a>
With reference to Gafarov's wife, Ukrinform reports.</text:p>
      <text:p text:style-name="P4">
"It is now in the Russian Federation in the correctional colony # 1 on the Stavropol Dructive village of Kochubeyevske and spent almost half of the assigned space in prison," the woman said.</text:p>
      <text:p text:style-name="P4">
According to her, the man called April 4 and said that he was sent a final detention for 5 days. Subsequently, in conversation with his wife, his comrade reported that Gafarov continued to keep his Sizo for another 10 days.</text:p>
      <text:p text:style-name="P4">
For what reason the political prisoner was placed in the penalty board, it is unknown to his wife.</text:p>
      <text:p text:style-name="P4">
<text:span text:style-name="T4">
 Read also: </text:span>
 <text:a xlink:type="simple" xlink:href="https://www.ukrinform.ua/rubric-crimea/3694381-sudda-iz-krimu-otrimav-12-rokiv-vaznici-za-pricetnist-do-peresliduvanna-cijgoza.html" text:style-name="Internet_20_link" text:visited-style-name="Visited_20_Internet_20_Link">
</text:a>
As reported by Ukrinform, on October 30, 2018, a search was conducted in the house of the Crimean Tatarinader Gafarov in the village of Zhemchuzhina, Kirov district. <text:a xlink:type="simple" xlink:href="https://www.ukrinform.ua/rubric-crimea/2768702-sud-dav-gafarovu-10-rokiv-za-krimskotatarskij-bataljon.html" text:style-name="Internet_20_link" text:visited-style-name="Visited_20_Internet_20_Link">
</text:a>
But he was suspected of committing a crime. 2 tbsp. 208 of the Criminal Code(Participation in illegal armed formation).</text:p>
      <text:p text:style-name="P4">
28 серпня 2019 року Гафарова засудили до позбавлення волі на строк 10 років.</text:p>
      <text:p text:style-name="P4">
<text:span text:style-name="T5">
Фото з сайту Кримська солідарність</text:span>
</text:p>
      <text:p text:style-name="P4">
News Source: <text:a xlink:type="simple" xlink:href="https://www.ukrinform.ua/rubric-crimea/3694553-krimcanina-gafarova-u-rosijskij-kolonii-pomistili-u-sizo.html" text:style-name="Internet_20_link" text:visited-style-name="Visited_20_Internet_20_Link">
https://www.ukrinform.ua/rubric-crimea/3694553-krimcanina-gafarova-u-rosijskij-kolonii-pomistili-u-sizo.html</text:a>
</text:p>
      <!--NEWS-->
      <text:h text:style-name="P10" text:outline-level="1">
<text:span text:style-name="T4">
Russia for two months refuses to pick up the prisoners offered by Ukraine - Lubinets</text:span>
</text:h>
      <text:p text:style-name="P4">
Authors: Ukrinform (Person)</text:p>
      <text:p text:style-name="P4">
Publisher: Укринформ (Organization)</text:p>
      <text:p text:style-name="P4">
Published Time: 2023-04-11T18:34:00+03:00</text:p>
      <text:p text:style-name="P4">
Modified Time: 2023-04-11T18:34:00+03:00</text:p>
      <text:p text:style-name="P4">
Description: Russia has not agreed to return to Kiev for the exchange of Russian citizens within two months. - Ukrinform.</text:p>
      <text:p text:style-name="P4">
Images: ["<text:a xlink:type="simple" xlink:href="https://static.ukrinform.com/photos/2022_10/thumb_files/630_360_1666946580-643.jpg" text:style-name="Internet_20_link" text:visited-style-name="Visited_20_Internet_20_Link">
630_360_16669...</text:a>
"]</text:p>
      <text:p text:style-name="P4">
Tags: ['Обмін', 'росія', 'Полонені', 'Дмитро Лубінець']</text:p>
      <text:p text:style-name="P4">
Type: Article</text:p>
      <!--METADATA-->
      <text:p text:style-name="P4">
<draw:frame draw:style-name="fr1" draw:name="Image165" text:anchor-type="as-char" svg:width="6.9236in" svg:height="3.956343in" draw:z-index="0">
<draw:image xlink:href="../Images/yкринформ/2023-04-11T18-34-00-03-00/630_360_1666946580-643.jpg" xlink:type="simple" xlink:show="embed" xlink:actuate="onLoad" draw:mime-type="image/jpeg"/>
</draw:frame>
Russia has not agreed to return to Kyiv for two months.</text:p>
      <text:p text:style-name="P4">
About it in <text:a xlink:type="simple" xlink:href="https://t.me/dmytro_lubinetzs/2115" text:style-name="Internet_20_link" text:visited-style-name="Visited_20_Internet_20_Link">
</text:a>
Dmitry Lubinets, Ukrinform reports.</text:p>
      <text:p text:style-name="P4">
“Over the course of 2 months, the Russian side does not agree to return to Kiev for <text:a xlink:type="simple" xlink:href="https://www.ukrinform.ua/tag-obmin" text:style-name="Internet_20_link" text:visited-style-name="Visited_20_Internet_20_Link">
</text:a>
Russian citizens. Here are some names of people who are not waiting in their country: Igoroxyievich Boudka, Denis Yetlein, Alexander Oleiynikov, Yakov Illich, ”Ombudsman said.</text:p>
      <text:p text:style-name="P4">
According to Lubin, Russia has decided their fate on their own - its own citizens are she and she does not want to return them home.</text:p>
      <text:p text:style-name="P4">
He called on the parents and relatives of the Russian citizens who are in Ukraine to contact him. "We are working to keep the citizens returning the gerrium of our country, so at your request we will work on the return of the relatives to Russia," the Ombudsman added.</text:p>
      <text:p text:style-name="P4">
<text:span text:style-name="T4">
 Read also: </text:span>
 <text:a xlink:type="simple" xlink:href="https://www.ukrinform.ua/rubric-ato/3694368-rosia-ne-reague-navit-na-zapiti-miznarodnih-organizacij-pro-polonenih-azovciv-koordstab.html" text:style-name="Internet_20_link" text:visited-style-name="Visited_20_Internet_20_Link">
<text:span text:style-name="T4">
 captivity </text:span>
</text:a>
The Ombudsman of Human Rights can be addressed at the address: 21/8, Kyiv, 01008; On email: hotline@ombudsman.gov.ua, or on a hotline: 0800501720.</text:p>
      <text:p text:style-name="P4">
As reported by Ukrinform, on April 10, more than 100 Ukrainians were liberated from Russian captivity: 80 men and 20 women. Some people have been seriously injured, have a disease.</text:p>
      <text:p text:style-name="P4">
Among those who were returned to Ukraine are the defenders of Mariupol, Azovstal, Gostomel, Chongar, Snake Island, ZPP and Chernobyl.</text:p>
      <text:p text:style-name="P4">
News Source: <text:a xlink:type="simple" xlink:href="https://www.ukrinform.ua/rubric-ato/3694552-rosia-dva-misaci-vidmovlaetsa-zabirati-polonenih-akih-zaproponuvala-ukraina-lubinec.html" text:style-name="Internet_20_link" text:visited-style-name="Visited_20_Internet_20_Link">
https://www.ukrinform.ua/rubric-ato/3694552-rosia-dva-misaci-vidmovlaetsa-zabirati-polonenih-akih-zaproponuvala-ukraina-lubinec.html</text:a>
</text:p>
      <!--NEWS-->
      <text:h text:style-name="P10" text:outline-level="1">
<text:span text:style-name="T4">
Ukraine will be able to export pork to the EU - in the government called the condition</text:span>
</text:h>
      <text:p text:style-name="P4">
Authors: Ukrinform (Person)</text:p>
      <text:p text:style-name="P4">
Publisher: Укринформ (Organization)</text:p>
      <text:p text:style-name="P4">
Published Time: 2023-04-11T18:34:03+03:00</text:p>
      <text:p text:style-name="P4">
Modified Time: 2023-04-11T18:34:03+03:00</text:p>
      <text:p text:style-name="P4">
Description: To export Ukrainian pork to European markets, domestic legislation should be adapted to the European. - Ukrinform.</text:p>
      <text:p text:style-name="P4">
Images: ["<text:a xlink:type="simple" xlink:href="https://static.ukrinform.com/photos/2016_09/thumb_files/630_360_1472738053-9725.jpg" text:style-name="Internet_20_link" text:visited-style-name="Visited_20_Internet_20_Link">
630_360_14727...</text:a>
"]</text:p>
      <text:p text:style-name="P4">
Tags: ['Експорт', 'Євросоюз', 'Мінагро', "М'ясо"]</text:p>
      <text:p text:style-name="P4">
Type: Article</text:p>
      <!--METADATA-->
      <text:p text:style-name="P4">
<draw:frame draw:style-name="fr1" draw:name="Image166" text:anchor-type="as-char" svg:width="6.9236in" svg:height="3.956343in" draw:z-index="0">
<draw:image xlink:href="../Images/yкринформ/2023-04-11T18-34-03-03-00/630_360_1472738053-9725.jpg" xlink:type="simple" xlink:show="embed" xlink:actuate="onLoad" draw:mime-type="image/jpeg"/>
</draw:frame>
For the export of Ukrainian pork to European markets requires adaptation legislation to the European.</text:p>
      <text:p text:style-name="P4">
The First Deputy Minister of Agrarian Policy and Food of Ukraine Taras Vysotsky said this at a meeting of the working group on the development of meat industry, Ukrinform reports with reference to <text:a xlink:type="simple" xlink:href="https://minagro.gov.ua/news/adaptaciya-ukrayinskogo-zakonodavstva-do-yevropejskogo-vidkriye-mozhlivist-eksportu-svinini-na-rinki-yes-taras-visockij" text:style-name="Internet_20_link" text:visited-style-name="Visited_20_Internet_20_Link">
</text:a>
“To open the European market for export of pork requires adaptation of Ukrainian legislation to the European. On our initiative, since July 2022, negotiations with the EU have been restored to verify the Ukrainian legislation as compliance with European standards and standards, ”he said.</text:p>
      <text:p text:style-name="P4">
In addition, the participants of the meeting discussed vaccination against African pigs. So far, none of the countries of the world has registered the vaccine against this tail, and the tests are currently underway in some countries.</text:p>
      <text:p text:style-name="P4">
In May there will be a general session of the Assembly of Delegates of the World Organization of Animal Health, which establishes the rules of international trade and vaccination rules, where Ukraine will participate. The session will be presented with the results of Vaccines against ASF and they will be released for general development.</text:p>
      <text:p text:style-name="P4">
<text:span text:style-name="T4">
 Read also: </text:span>
 <text:a xlink:type="simple" xlink:href="https://www.ukrinform.ua/rubric-economy/3691376-ukraina-u-berezni-zbilsila-eksport-agroprodukcii-na-12-ukab.html" text:style-name="Internet_20_link" text:visited-style-name="Visited_20_Internet_20_Link">
<text:span text:style-name="T4">
 agricultural products </text:span>
</text:a>
Since July 2022, Avac Vietnam has been tested in Vietnam. According to reports, at the end of December 2022, the Vietnamese joint -stock company AVAC vaccinated 1800 pigs from ASF at 13 farms. The selection results showed that 94.4% met the immune requirements. In February 2023, commercial use of ASF vaccination was announced.</text:p>
      <text:p text:style-name="P4">
The ministry reminds that in Ukraine, 7 ASFs were officially registered last year, the actual figure may be greater.</text:p>
      <text:p text:style-name="P4">
As it was reported, in May 2022 the European Commission and EU Member States allowed Ukrainian meat of pork and beef through the territory <text:a xlink:type="simple" xlink:href="https://www.ukrinform.ua/tag-evrosouz" text:style-name="Internet_20_link" text:visited-style-name="Visited_20_Internet_20_Link">
</text:a>
. For this purpose, Ukrainian goods were updated.</text:p>
      <text:p text:style-name="P4">
At the time of martial law and to the deblorad of Ukrainian ports, Ukraine can be transited pork and beef only through the ports of Romania.</text:p>
      <text:p text:style-name="P4">
News Source: <text:a xlink:type="simple" xlink:href="https://www.ukrinform.ua/rubric-economy/3694551-ukraina-zmoze-eksportuvati-svininu-do-es-v-uradi-nazvali-umovu.html" text:style-name="Internet_20_link" text:visited-style-name="Visited_20_Internet_20_Link">
https://www.ukrinform.ua/rubric-economy/3694551-ukraina-zmoze-eksportuvati-svininu-do-es-v-uradi-nazvali-umovu.html</text:a>
</text:p>
      <!--NEWS-->
      <text:h text:style-name="P10" text:outline-level="1">
<text:span text:style-name="T4">
The U-19 women's team of football has completed the selection for Euro 2023</text:span>
</text:h>
      <text:p text:style-name="P4">
Authors: Ukrinform (Person)</text:p>
      <text:p text:style-name="P4">
Publisher: Укринформ (Organization)</text:p>
      <text:p text:style-name="P4">
Published Time: 2023-04-11T18:41:53+03:00</text:p>
      <text:p text:style-name="P4">
Modified Time: 2023-04-11T18:41:53+03:00</text:p>
      <text:p text:style-name="P4">
Description: The Ukrainians played a draw with Iceland. - Ukrinform.</text:p>
      <text:p text:style-name="P4">
Images: ["<text:a xlink:type="simple" xlink:href="https://static.ukrinform.com/photos/2023_04/thumb_files/630_360_1681227627-946.jpg" text:style-name="Internet_20_link" text:visited-style-name="Visited_20_Internet_20_Link">
630_360_16812...</text:a>
"]</text:p>
      <text:p text:style-name="P4">
Tags: ['Футбол']</text:p>
      <text:p text:style-name="P4">
Type: Article</text:p>
      <!--METADATA-->
      <text:p text:style-name="P4">
<draw:frame draw:style-name="fr1" draw:name="Image167" text:anchor-type="as-char" svg:width="6.9236in" svg:height="3.956343in" draw:z-index="0">
<draw:image xlink:href="../Images/yкринформ/2023-04-11T18-41-53-03-00/630_360_1681227627-946.jpg" xlink:type="simple" xlink:show="embed" xlink:actuate="onLoad" draw:mime-type="image/jpeg"/>
</draw:frame>
The Ukrainka was drawing with Iceland.</text:p>
      <text:p text:style-name="P4">
The U-19 women's team of Ukraine in the final match of the second selection of Naevro-2023 played a draw with Iceland-2: 2, reports Ukrinform.</text:p>
      <text:p text:style-name="P4">
The first half ended with a draw 1: 1-on the goodinsoottur "blue and yellow" responded to the ball of Moloduk.</text:p>
      <text:p text:style-name="P4">
After the break, Ukraine took the efforts of Yaniyeva, but Iceland was a draw for a draw thanks to the goal of Johruncdottir.</text:p>
      <text:p text:style-name="P4">
Ukraine in the selection has suffered two defeats. "Blue-yellow" was crushed by sewing(0:5)and Denmark(1:5).</text:p>
      <text:p text:style-name="P4">
Команда Валерія Паламарчука з одним очком в активі посіла четверте місце угрупі 5. На Євро-2023 із квартету вийшла Ісландія, яка на одне очко випередилаДанію.</text:p>
      <text:p text:style-name="P4">
<text:span text:style-name="T4">
Читайте також:</text:span>
 <text:a xlink:type="simple" xlink:href="https://www.ukrinform.ua/rubric-sports/3694219-sogodni-rozpocinaetsa-cvertfinalna-stadia-ligi-cempioniv-uefa.html" text:style-name="Internet_20_link" text:visited-style-name="Visited_20_Internet_20_Link">
 </text:a>
As reported by Ukrinform, the final part of the European Championships 2023 among the women's comrades of the U-19 is scheduled from July 18 to July 30 in Belgium.</text:p>
      <text:p text:style-name="P4">
Photo: uaf.ua</text:p>
      <text:p text:style-name="P4">
News Source: <text:a xlink:type="simple" xlink:href="https://www.ukrinform.ua/rubric-sports/3694554-zinoca-zbirna-ukraini-u19-z-futbolu-zaversila-vidbir-na-evro2023.html" text:style-name="Internet_20_link" text:visited-style-name="Visited_20_Internet_20_Link">
https://www.ukrinform.ua/rubric-sports/3694554-zinoca-zbirna-ukraini-u19-z-futbolu-zaversila-vidbir-na-evro2023.html</text:a>
</text:p>
      <!--NEWS-->
      <text:h text:style-name="P10" text:outline-level="1">
<text:span text:style-name="T4">
Another brigade will appear in the Guard of the offensive</text:span>
</text:h>
      <text:p text:style-name="P4">
Authors: Ukrinform (Person)</text:p>
      <text:p text:style-name="P4">
Publisher: Укринформ (Organization)</text:p>
      <text:p text:style-name="P4">
Published Time: 2023-04-11T18:42:00+03:00</text:p>
      <text:p text:style-name="P4">
Modified Time: 2023-04-11T18:42:00+03:00</text:p>
      <text:p text:style-name="P4">
Description: Another brigade is formed in the Guard of the offensive, it will be called the Charter. - Ukrinform.</text:p>
      <text:p text:style-name="P4">
Images: ["<text:a xlink:type="simple" xlink:href="https://static.ukrinform.com/photos/2023_02/thumb_files/630_360_1675495715-453.jpg" text:style-name="Internet_20_link" text:visited-style-name="Visited_20_Internet_20_Link">
630_360_16754...</text:a>
"]</text:p>
      <text:p text:style-name="P4">
Tags: ['МВС', 'Нацгвардія', 'Гвардія наступу', 'Єдині новини']</text:p>
      <text:p text:style-name="P4">
Type: Article</text:p>
      <!--METADATA-->
      <text:p text:style-name="P4">
<draw:frame draw:style-name="fr1" draw:name="Image168" text:anchor-type="as-char" svg:width="6.9236in" svg:height="3.956343in" draw:z-index="0">
<draw:image xlink:href="../Images/yкринформ/2023-04-11T18-42-00-03-00/630_360_1675495715-453.jpg" xlink:type="simple" xlink:show="embed" xlink:actuate="onLoad" draw:mime-type="image/jpeg"/>
</draw:frame>
Another brigade is formed in the Guard of the offensive, it will be called the Charter.</text:p>
      <text:p text:style-name="P4">
This was announced on the air of the Tele scale "The Unified News" was stated by Deputy Ministry of Internal Affairs Kateryna Pavlichenko, Ukrinform correspondent reports.</text:p>
      <text:p text:style-name="P4">
“Since we saw a large enough request of the society to enter into one or another units(Guards of the offensive - ed.), we continue to submit questionnaires. And, besides, we are also forming a new brigade, which will be called the Charter. It will be formed in the composition <text:a xlink:type="simple" xlink:href="https://www.ukrinform.ua/tag-nacgvardia" text:style-name="Internet_20_link" text:visited-style-name="Visited_20_Internet_20_Link">
</text:a>
Ukraine, ”said the Deputy Minister.</text:p>
      <text:p text:style-name="P4">
<text:span text:style-name="T4">
 Read also: </text:span>
 <text:a xlink:type="simple" xlink:href="https://www.ukrinform.ua/rubric-ato/3690072-pidrozdili-gvardii-nastupu-majze-sformovani-ale-jde-nabir-u-rezerv.html" text:style-name="Internet_20_link" text:visited-style-name="Visited_20_Internet_20_Link">
<text:span text:style-name="T4">
 Guards </text:span>
</text:a>
She noted that the Charter will be the ninth brigade of the Guard of the offensive and the seventh in the NSU. The set has already been started.</text:p>
      <text:p text:style-name="P4">
As it was reported, the Ministry of Internal Affairs of Ukraine began on February 2, the 8 assault brigades "Guards of the offensive". The units are the basis of the police, border guards and fighters of the National Guard.</text:p>
      <text:p text:style-name="P4">
As of the end of March, the brigade was formed, but a set of urinary units continued.</text:p>
      <text:p text:style-name="P4">
News Source: <text:a xlink:type="simple" xlink:href="https://www.ukrinform.ua/rubric-ato/3694555-u-gvardii-nastupu-zavitsa-se-odna-brigada.html" text:style-name="Internet_20_link" text:visited-style-name="Visited_20_Internet_20_Link">
https://www.ukrinform.ua/rubric-ato/3694555-u-gvardii-nastupu-zavitsa-se-odna-brigada.html</text:a>
</text:p>
      <!--NEWS-->
      <text:h text:style-name="P10" text:outline-level="1">
<text:span text:style-name="T4">
Ukrainians because of "action" have already purchased bonds for ₴ 670 million</text:span>
</text:h>
      <text:p text:style-name="P4">
Authors: Ukrinform (Person)</text:p>
      <text:p text:style-name="P4">
Publisher: Укринформ (Organization)</text:p>
      <text:p text:style-name="P4">
Published Time: 2023-04-11T18:42:14+03:00</text:p>
      <text:p text:style-name="P4">
Modified Time: 2023-04-11T18:42:14+03:00</text:p>
      <text:p text:style-name="P4">
Description: With the help of "Action" application, Ukrainians have already purchased more than UAH 670 million of military bonds, which is a strong support for the Ukrainian economy. - Ukrinform.</text:p>
      <text:p text:style-name="P4">
Images: ["<text:a xlink:type="simple" xlink:href="https://static.ukrinform.com/photos/2022_12/thumb_files/630_360_1670147772-486.jpg" text:style-name="Internet_20_link" text:visited-style-name="Visited_20_Internet_20_Link">
630_360_16701...</text:a>
"]</text:p>
      <text:p text:style-name="P4">
Tags: ['Додаток “ДІЯ”', 'Військові облігації']</text:p>
      <text:p text:style-name="P4">
Type: Article</text:p>
      <!--METADATA-->
      <text:p text:style-name="P4">
<draw:frame draw:style-name="fr1" draw:name="Image169" text:anchor-type="as-char" svg:width="6.9236in" svg:height="3.956343in" draw:z-index="0">
<draw:image xlink:href="../Images/yкринформ/2023-04-11T18-42-14-03-00/630_360_1670147772-486.jpg" xlink:type="simple" xlink:show="embed" xlink:actuate="onLoad" draw:mime-type="image/jpeg"/>
</draw:frame>
Ukrainians have already acquired the assistance of the "Action" application for more than 670 million relevant bonds, which is a strong support for the Ukrainian economy.</text:p>
      <text:p text:style-name="P4">
This was reported by the press service <text:a xlink:type="simple" xlink:href="https://t.me/diia_gov/2839" text:style-name="Internet_20_link" text:visited-style-name="Visited_20_Internet_20_Link">
</text:a>
, reports Ukrinform.</text:p>
      <text:p text:style-name="P4">
"Of course, you are constantly supporting the state with the action - more than 670 million hryvnias have already invested in the country's economy, buying military bonds of the infant," - the message reads.</text:p>
      <text:p text:style-name="P4">
As it was reported, from October 2022 a new service is available in the application "Action" - the purchase of military bonds. These are securities that produce the state during the time. Military government bonds have already become an effective tool for supporting Ukraine and the Armed Forces.</text:p>
      <text:p text:style-name="P4">
<text:span text:style-name="T4">
 Read also: </text:span>
 <text:a xlink:type="simple" xlink:href="https://www.ukrinform.ua/rubric-economy/3694543-minfin-rozmistiv-ovdp-na-24-milarda.html" text:style-name="Internet_20_link" text:visited-style-name="Visited_20_Internet_20_Link">
<text:span text:style-name="T4">
 boob </text:span>
</text:a>
The cost of one government bonds starts from 900 UAH. They differ in: payments dates - up to 1.5 years; percentage of income - from 11% to 16% per annum; The names of the temporarily occupied cities and territories: Melitopol, <text:a xlink:type="simple" xlink:href="https://www.ukrinform.ua/tag-mariupol" text:style-name="Internet_20_link" text:visited-style-name="Visited_20_Internet_20_Link">
</text:a>
, Crimea, etc.</text:p>
      <text:p text:style-name="P4">
<text:span text:style-name="T5">
Foto: Minisfra</text:span>
</text:p>
      <text:p text:style-name="P4">
News Source: <text:a xlink:type="simple" xlink:href="https://www.ukrinform.ua/rubric-economy/3694556-ukrainci-cerez-diu-vze-pridbali-obligacij-na-670-miljoniv.html" text:style-name="Internet_20_link" text:visited-style-name="Visited_20_Internet_20_Link">
https://www.ukrinform.ua/rubric-economy/3694556-ukrainci-cerez-diu-vze-pridbali-obligacij-na-670-miljoniv.html</text:a>
</text:p>
      <!--NEWS-->
      <text:h text:style-name="P10" text:outline-level="1">
<text:span text:style-name="T4">
Russia started exporting fuel to Iran by rail - Reuters</text:span>
</text:h>
      <text:p text:style-name="P4">
Authors: Ukrinform (Person)</text:p>
      <text:p text:style-name="P4">
Publisher: Укринформ (Organization)</text:p>
      <text:p text:style-name="P4">
Published Time: 2023-04-11T18:43:07+03:00</text:p>
      <text:p text:style-name="P4">
Modified Time: 2023-04-11T18:43:07+03:00</text:p>
      <text:p text:style-name="P4">
Description: For the first time, Russia has started exporting fuel to Iran by rail after traditional buyers have refused trade with Moscow. - Ukrinform.</text:p>
      <text:p text:style-name="P4">
Images: ["<text:a xlink:type="simple" xlink:href="https://static.ukrinform.com/photos/2022_02/thumb_files/630_360_1645186208-290.jpg" text:style-name="Internet_20_link" text:visited-style-name="Visited_20_Internet_20_Link">
630_360_16451...</text:a>
"]</text:p>
      <text:p text:style-name="P4">
Tags: ['Бензин', 'Іран', 'нафта', 'росія', 'Дизпаливо']</text:p>
      <text:p text:style-name="P4">
Type: Article</text:p>
      <!--METADATA-->
      <text:p text:style-name="P4">
<draw:frame draw:style-name="fr1" draw:name="Image170" text:anchor-type="as-char" svg:width="6.9236in" svg:height="3.956343in" draw:z-index="0">
<draw:image xlink:href="../Images/yкринформ/2023-04-11T18-43-07-03-00/630_360_1645186208-290.jpg" xlink:type="simple" xlink:show="embed" xlink:actuate="onLoad" draw:mime-type="image/jpeg"/>
</draw:frame>
For the first time, the Russian year began exporting fuel to Iran by rail after the traditional buyers refused to trade with Moscow.</text:p>
      <text:p text:style-name="P4">
About it reports <text:a xlink:type="simple" xlink:href="https://www.reuters.com/business/energy/russia-starts-fuel-supplies-iran-by-rail-sources-2023-04-11/" text:style-name="Internet_20_link" text:visited-style-name="Visited_20_Internet_20_Link">
</text:a>
With reference to three sectoral sets and export data, Ukrinform reports.</text:p>
      <text:p text:style-name="P4">
According to sources, last fall, the Viceremier-Minister of the Russian Federation Alexander Novokalokua about the beginning of swap stations <text:a xlink:type="simple" xlink:href="https://www.ukrinform.ua/tag-nafta" text:style-name="Internet_20_link" text:visited-style-name="Visited_20_Internet_20_Link">
</text:a>
Burning, but the actual deliveries began only this year.</text:p>
      <text:p text:style-name="P4">
In February and March, Russia put up to 30,000 tons of idyzel fuel gasoline in Iran, two knowledgeable sources reported Reuters. The third source confirmed the fact of trade, but could not confirm the volume.</text:p>
      <text:p text:style-name="P4">
All volumes were delivered by rail from Russia through Kazakhstan and Turkmenistan. One source reported that some gasoline parties were sent from Iran to the neighboring countries, in particular to Iraq, by trucks.</text:p>
      <text:p text:style-name="P4">
Iran is an oil manufacturer and has its own refinery, but recently its consumption exceeds the internal production of fuel, especially the provinces.</text:p>
      <text:p text:style-name="P4">
Russia supplied small amounts of fuel to Iran's tankers through Caspian, as it was in 2018, two traders said.</text:p>
      <text:p text:style-name="P4">
Russian oil companies are currently interested in the export of ibenzine diesel fuel to Iran by rail, as by sea transport is faced with high freight rates and pricing restrictions established by G7 countries.</text:p>
      <text:p text:style-name="P4">
<text:span text:style-name="T4">
 Read also: </text:span>
 <text:a xlink:type="simple" xlink:href="https://www.ukrinform.ua/rubric-economy/3694476-ugorska-mol-napramu-platitime-ukraini-za-tranzit-rosijskoi-nafti-siarto.html" text:style-name="Internet_20_link" text:visited-style-name="Visited_20_Internet_20_Link">
<text:span text:style-name="T4">
 oil </text:span>
</text:a>
As it is noted, Russia and Iran, which are under the sanctions of the West, establish closer relationships to maintain their economies and undermines, which both countries consider unjustified.</text:p>
      <text:p text:style-name="P4">
The agency notes that Western sanctions on Russian petroleum products of the full -scale invasion of the Russian Federation into Ukraine have been reformatted by world fuel markets: tankers began to walk longer routes, and suppliers choose exotic and transportation methods.</text:p>
      <text:p text:style-name="P4">
News Source: <text:a xlink:type="simple" xlink:href="https://www.ukrinform.ua/rubric-world/3694557-rosia-pocala-eksportuvati-palivo-do-iranu-zalizniceu-reuters.html" text:style-name="Internet_20_link" text:visited-style-name="Visited_20_Internet_20_Link">
https://www.ukrinform.ua/rubric-world/3694557-rosia-pocala-eksportuvati-palivo-do-iranu-zalizniceu-reuters.html</text:a>
</text:p>
      <!--NEWS-->
      <text:h text:style-name="P10" text:outline-level="1">
<text:span text:style-name="T4">
In Ukraine, the fund for the implementation of energy efficiency projects - Kubrakov will work</text:span>
</text:h>
      <text:p text:style-name="P4">
Authors: Ukrinform (Person)</text:p>
      <text:p text:style-name="P4">
Publisher: Укринформ (Organization)</text:p>
      <text:p text:style-name="P4">
Published Time: 2023-04-11T18:49:02+03:00</text:p>
      <text:p text:style-name="P4">
Modified Time: 2023-04-11T18:49:02+03:00</text:p>
      <text:p text:style-name="P4">
Description: Ukraine is working on the creation of the State Decarbonization and Energy Effective Transformation Fund, which will facilitate the introduction of energy efficiency projects. - Ukrinform.</text:p>
      <text:p text:style-name="P4">
Images: ["<text:a xlink:type="simple" xlink:href="https://static.ukrinform.com/photos/2023_03/thumb_files/630_360_1677948452-275.jpg" text:style-name="Internet_20_link" text:visited-style-name="Visited_20_Internet_20_Link">
630_360_16779...</text:a>
"]</text:p>
      <text:p text:style-name="P4">
Tags: ['Фонд енергоефективності', 'Кубраков', 'Відбудова']</text:p>
      <text:p text:style-name="P4">
Type: Article</text:p>
      <!--METADATA-->
      <text:p text:style-name="P4">
<draw:frame draw:style-name="fr1" draw:name="Image171" text:anchor-type="as-char" svg:width="6.9236in" svg:height="3.956343in" draw:z-index="0">
<draw:image xlink:href="../Images/yкринформ/2023-04-11T18-49-02-03-00/630_360_1677948452-275.jpg" xlink:type="simple" xlink:show="embed" xlink:actuate="onLoad" draw:mime-type="image/jpeg"/>
</draw:frame>
In Ukraine, they work on the creation of the State Decarbonization and Energy Effective Transformation Fund, which will facilitate the introduction of energy efficiency projects.</text:p>
      <text:p text:style-name="P4">
This was announced by Viceremier-Minister for Recovery-Minister of Community, Territories and Infrastructure Development Alexander Kubrakov, Ukrinform reports to the press service <text:a xlink:type="simple" xlink:href="https://mtu.gov.ua/news/34196.html" text:style-name="Internet_20_link" text:visited-style-name="Visited_20_Internet_20_Link">
</text:a>
.</text:p>
      <text:p text:style-name="P4">
“In 2021, the National Energy Efficiency Action Plan was approved by 2030. The implementation of the provisions of the plan required the definition of sustainable financial sources of goals and implementation of measures. Today, this issue has become even more relevant in view of the need to implement the reconstruction projects, which are inaccessible without taking into account the principles of energy efficiency. This is where the funded funds of the newly created fund will be directed, ”the minister said.</text:p>
      <text:p text:style-name="P4">
Kubrakov specified that the funds of the Fund will be aimed at implementing programs that have to increase the energy efficiency of households, communal enterprises, public buildings, micro-, small and average <text:a xlink:type="simple" xlink:href="https://www.ukrinform.ua/tag-biznes" text:style-name="Internet_20_link" text:visited-style-name="Visited_20_Internet_20_Link">
</text:a>
.</text:p>
      <text:p text:style-name="P4">
Another area is the introduction of energy service and the development of decentralized production and energy storage.</text:p>
      <text:p text:style-name="P4">
<text:span text:style-name="T4">
 Read also: </text:span>
 <text:a xlink:type="simple" xlink:href="https://www.ukrinform.ua/rubric-vidbudova/3688562-derzenergoefektivnosti-ta-giz-spivpracuvatimut-u-vidnovlenni-ukraini.html" text:style-name="Internet_20_link" text:visited-style-name="Visited_20_Internet_20_Link">
</text:a>
The Fund will work as early as January 1, 2024. It will be filled at the expense of environmental tax. Currently, the Ministry of Community, Territories and Infrastructure Development is working to develop the order of its functioning.</text:p>
      <text:p text:style-name="P4">
As reported, April 3 <text:a xlink:type="simple" xlink:href="https://www.ukrinform.ua/rubric-vidbudova/3691131-v-ukraini-startuvala-programa-energoefektivnosti-gromadskih-budivel.html" text:style-name="Internet_20_link" text:visited-style-name="Visited_20_Internet_20_Link">
</text:a>
with a budget of 300 million euros. It is a comprehensive energy efficient restoration of almost a thousand public buildings across the country.</text:p>
      <text:p text:style-name="P4">
<text:span text:style-name="T5">
Foto: op</text:span>
</text:p>
      <text:p text:style-name="P4">
News Source: <text:a xlink:type="simple" xlink:href="https://www.ukrinform.ua/rubric-vidbudova/3694558-v-ukraini-zapracue-fond-dla-realizacii-proektiv-energoefektivnosti-kubrakov.html" text:style-name="Internet_20_link" text:visited-style-name="Visited_20_Internet_20_Link">
https://www.ukrinform.ua/rubric-vidbudova/3694558-v-ukraini-zapracue-fond-dla-realizacii-proektiv-energoefektivnosti-kubrakov.html</text:a>
</text:p>
      <!--NEWS-->
      <text:h text:style-name="P10" text:outline-level="1">
<text:span text:style-name="T4">
The Defense Ministry has created an office to support change</text:span>
</text:h>
      <text:p text:style-name="P4">
Authors: Ukrinform (Person)</text:p>
      <text:p text:style-name="P4">
Publisher: Укринформ (Organization)</text:p>
      <text:p text:style-name="P4">
Published Time: 2023-04-11T18:50:53+03:00</text:p>
      <text:p text:style-name="P4">
Modified Time: 2023-04-11T18:50:53+03:00</text:p>
      <text:p text:style-name="P4">
Description: In the system of the Ministry of Defense of Ukraine, a advisory and advisory body-an office for support of change, was created, his head is appointed public and political figure Yulia Marushevskaya. - Ukrinform.</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Оборона', 'Реформа']</text:p>
      <text:p text:style-name="P4">
Type: Article</text:p>
      <!--METADATA-->
      <text:p text:style-name="P4">
<draw:frame draw:style-name="fr1" draw:name="Image172" text:anchor-type="as-char" svg:width="6.9236in" svg:height="3.956343in" draw:z-index="0">
<draw:image xlink:href="../Images/yкринформ/2023-04-11T18-50-53-03-00/630_360_1675274147-718.jpeg" xlink:type="simple" xlink:show="embed" xlink:actuate="onLoad" draw:mime-type="image/jpeg"/>
</draw:frame>
In the system of the Defense System of Ukraine, a advisory and advisory body-an office for support of changes, was created, his head was appointed public and political figure YuliaMarushevskaya.</text:p>
      <text:p text:style-name="P4">
As Ukrinform reports, this has reported <text:a xlink:type="simple" xlink:href="https://www.mil.gov.ua/news/2023/04/11/vdoskonalyuvati-oboronnij-menedzhment-u-sistemi-minoboroni-ukraini-stvoreno-ofis-z-pidtrimki-zmin/" text:style-name="Internet_20_link" text:visited-style-name="Visited_20_Internet_20_Link">
</text:a>
.</text:p>
      <text:p text:style-name="P4">
The office of the office also included Arsen Zhumadilov, Sergey Karpenko, Arthurverzev, Tatiana Kharchenko and Oleg Shimansky. The Regulations on him approved by the Minister of Defense Alexei Reznikov.</text:p>
      <text:p text:style-name="P4">
It is noted that the change support office is a team of independent experts who will be a flagship in the settlement, simplification and implementation in the Ministry of Defense Reforms.</text:p>
      <text:p text:style-name="P4">
The main tasks of the newly created body are the following:</text:p>
      <ul>
        <li>
preparation of proposals for projects of normative legal acts on the implementation of changes to improve the processes of defense management in the Ministry of Defense system and plans of measures for their implementation; * providing proposals for determining the priorities of use/direction of donor and technical assistance provided for the implementation of changes; * Methodological support and involvement of partners in the implementation of measures aimed at implementing changes; * providing proposals for the organization of monitoring the results of implementation of changes, etc.</li>
      </ul>
      <text:p text:style-name="P4">
<text:span text:style-name="T4">
 Read also: </text:span>
 <text:a xlink:type="simple" xlink:href="https://www.ukrinform.ua/rubric-society/3694196-u-minoboroni-zatverdili-sklad-gromadskoi-antikorupcijnoi-radi.html" text:style-name="Internet_20_link" text:visited-style-name="Visited_20_Internet_20_Link">
<text:span text:style-name="T4">
 Minoboron </text:span>
</text:a>
"Creating an office is about transparency. Both for civil society, as well as for local self -government bodies, business, donors," - said the defense.</text:p>
      <text:p text:style-name="P4">
According to the head of the Ministry, the activities of the body will involve better experts and specialists who will provide comprehensive support of the Ministry of Defense and <text:a xlink:type="simple" xlink:href="https://www.ukrinform.ua/tag-zsu" text:style-name="Internet_20_link" text:visited-style-name="Visited_20_Internet_20_Link">
</text:a>
accompanying measures to implement changes.</text:p>
      <text:p text:style-name="P4">
"In Ukraine, there are incredibly many experts who can help the state build the right areas of development. And I believe that the initiative of creating an office to contribute to the quality and successful transformations into the Ministry of Defense," Reznikov said.</text:p>
      <text:p text:style-name="P4">
The activities of the support office will be open. The team will inform the public in public.</text:p>
      <text:p text:style-name="P4">
News Source: <text:a xlink:type="simple" xlink:href="https://www.ukrinform.ua/rubric-society/3694562-u-minoboroni-stvorili-ofis-z-pidtrimki-zmin.html" text:style-name="Internet_20_link" text:visited-style-name="Visited_20_Internet_20_Link">
https://www.ukrinform.ua/rubric-society/3694562-u-minoboroni-stvorili-ofis-z-pidtrimki-zmin.html</text:a>
</text:p>
      <!--NEWS-->
      <text:h text:style-name="P10" text:outline-level="1">
<text:span text:style-name="T4">
The Armed Forces were repelled over half a hundred enemy attacks</text:span>
</text:h>
      <text:p text:style-name="P4">
Authors: Ukrinform (Person)</text:p>
      <text:p text:style-name="P4">
Publisher: Укринформ (Organization)</text:p>
      <text:p text:style-name="P4">
Published Time: 2023-04-11T18:56:00+03:00</text:p>
      <text:p text:style-name="P4">
Modified Time: 2023-04-11T18:56:00+03:00</text:p>
      <text:p text:style-name="P4">
Description: Ukrainian aviation per day made 13 strokes in the areas of concentration of personnel and military equipment of Russian invaders, forces of defense in four directions reflected more than half a hundred enemy attacks. - Ukrinform.</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73" text:anchor-type="as-char" svg:width="6.9236in" svg:height="3.956343in" draw:z-index="0">
<draw:image xlink:href="../Images/yкринформ/2023-04-11T18-56-00-03-00/630_360_1678804858-897.jpg" xlink:type="simple" xlink:show="embed" xlink:actuate="onLoad" draw:mime-type="image/jpeg"/>
</draw:frame>
Ukrainian Aviation per day made 13 strikes in the areas of concentration of the personnel of the military equipment of Russian invaders, the defense forces on four -ways were reflected more than half a hundred enemy attacks.</text:p>
      <text:p text:style-name="P4">
The General Staff of the Armed Forces of Ukraine reported this in <text:a xlink:type="simple" xlink:href="https://www.facebook.com/GeneralStaff.ua/posts/pfbid02XF3dNofxpZF7uXvQ4bDtVpxecCa9oiBfVbskkyUfQTHiPrnh6Gp1tktxfU3TTvoLl" text:style-name="Internet_20_link" text:visited-style-name="Visited_20_Internet_20_Link">
</text:a>
Having published the prompt information as of 18:00 Tuesday, April 11, Ukrinform reports.</text:p>
      <text:p text:style-name="P4">
According to the General Staff, the Lyman, Bakhmut, Avdiivsky Tamarin directions. Despite numerous losses in technology and live power, the Russian efforts are focused on conducting offensive actions there.</text:p>
      <text:p text:style-name="P4">
In general, during the day of the Russian Federation, one missile pervading shocks and more than 18 <text:a xlink:type="simple" xlink:href="https://www.ukrinform.ua/tag-obstril" text:style-name="Internet_20_link" text:visited-style-name="Visited_20_Internet_20_Link">
</text:a>
From the reactive volley fire systems.</text:p>
      <text:p text:style-name="P4">
<text:span text:style-name="T4">
 Read also: </text:span>
 <text:a xlink:type="simple" xlink:href="https://www.ukrinform.ua/rubric-ato/3694410-na-harkivsini-zsu-zbili-rosijskij-bezpilotnik.html" text:style-name="Internet_20_link" text:visited-style-name="Visited_20_Internet_20_Link">
</text:a>
It is emphasized that the probability of carrying out rocket and aviation strikers remains high throughout Ukraine.</text:p>
      <text:p text:style-name="P4">
Two Russian Red -offs of the Orlan - 10 Russian Red -offs have been shot down by Ukrainian defenders during the day. The departments of missile troops and artillery of the Armed Forces have affected the four -states of concentration of live power, weapons and military equipment, as well as the two -electronic enemy -electronic radio struggle.</text:p>
      <text:p text:style-name="P4">
_ <text:span text:style-name="T4">
 In the Volyn, Polissya, Siversky and Slobozhansky directions, </text:span>
 _ are given to the General Staff, the operational situation has not undergone significant changes. Defined units of the territorial troops of the Armed Forces of the Russian Federation continue to be the gerrium of the Republic of Belarus. In the border areas with Ukraine, the Kursk Ibelegorod regions continue to keep certain units, and also undergo the engineering equipment of the terrain.</text:p>
      <text:p text:style-name="P4">
From enemy shelling during the day, Black, Kamyansk Sloboda Tagremyach, Chernihiv region, Volfin and Katerynivka of Sumy region, veterinary, deep, Gatyshche, Vovchansk, Zibyne, Volokhivka, Okhrimivka, Chernyakiv, Komaivka, and Zajaivka, and Zajaivka, and Zajaivka.</text:p>
      <text:p text:style-name="P4">
_ <text:span text:style-name="T4">
 In the Kupyansk direction </text:span>
 _ Russian shellings were suffered by well, Kamianka, Poplar, Krasne first, Ridkoodub, Novomlinsk, two -year, Kindrashivka, Peschane and Berestovo, Kharkiv region and Novoselovsk Lugansk region._ <text:span text:style-name="T4">
 In the Bakhmut direction </text:span>
 _ the Russians continue to take offensive actions, try to take the full control of the city of Bakhmut, continue brutal fights. The enemy resorted to unsuccessful attempts of offensive in the Bogdanivka area. .</text:p>
      <text:p text:style-name="P4">
Nikiforivka, Vasyukivka, Minskivka, Orikhovo-Vasylivka, Novomarkove, Markovo, Bakhmut, Chrome, Yar, Yar, Ivanivske, Stupochka, Predict, Oleksandr-Shultine, Kurdynumivka, Zharivka, Friendship, Toretsk, and News, and News, were injured from enemy shelling.</text:p>
      <text:p text:style-name="P4">
_ <text:span text:style-name="T4">
 In the Avdeevsky and Marinsk directions </text:span>
 _ the Russian troops conducted the following in the areas of Avdiivka, Pervomaisky, Nevel and Marinka, but were successful.</text:p>
      <text:p text:style-name="P4">
"The most fierce battles on the specified area of the front are ongoing for Marinka, where more than 15 enemy attacks were reflected," the General Staff said.</text:p>
      <text:p text:style-name="P4">
Under the hostile blows were Novokalinovo, Orlovka, Avdiivka, Tonny, Severene, Pervomaisko, Netaylovo, Karlovka, Krasnogorivka, St. George, Marinka and Victory of Donetsk region.</text:p>
      <text:p text:style-name="P4">
_ <text:span text:style-name="T4">
 The Russian Army performed in the mineral direction </text:span>
 _ during the day of offensive actions. Instead, the invaders fired at settlements, namely: Novomikhailivka, Shakhtarskoe, Novoukrainka, Veliky Novosilka, Vyprechistivka of Donetsk region.</text:p>
      <text:p text:style-name="P4">
_ <text:span text:style-name="T4">
 In the Zaporizhzhya and Kherson directions </text:span>
 _ RF troops continue the Varioron actions. At the same time, the enemy struck the settlements located near the line of combat collision. Among them - Vremivka, Novopol of Donetsk region, Novosilka, Olgivska, Malynivka, Red, Gulyaipole, Magic, Mala Tokmachka and Orichs of the Zaporizhzhya region, as well as ashrson, gold beam, Kachkarivka, Berislav, Kozatsk, Burguka, Ivanivka, Mykilka, and Dnipro.</text:p>
      <text:p text:style-name="P4">
<text:span text:style-name="T4">
 Read also: </text:span>
 <text:a xlink:type="simple" xlink:href="https://www.ukrinform.ua/rubric-ato/3694213-zsu-znisili-vze-179-320-rosijskih-zagarbnikiv.html" text:style-name="Internet_20_link" text:visited-style-name="Visited_20_Internet_20_Link">
<text:span text:style-name="T4">
 destroy </text:span>
</text:a>
It is established that in the temporarily captured territories, Russian invaders are to use medical facilities for their own purposes. In particular, the building of primary health care in Novopskov and the paramedic-obstetric point in Kryakivka of the Luhansk region use the Russian hospital in Kryakivka.</text:p>
      <text:p text:style-name="P4">
At the same time, in Kryakivka, in order to increase the number of beds, the invaders launched a tent town. Representatives of Russian troops can only receive medical care in these medical medical facilities.</text:p>
      <text:p text:style-name="P4">
News Source: <text:a xlink:type="simple" xlink:href="https://www.ukrinform.ua/rubric-ato/3694563-aviacia-zsu-za-den-zavdala-13-udariv-po-poziciah-voroga.html" text:style-name="Internet_20_link" text:visited-style-name="Visited_20_Internet_20_Link">
https://www.ukrinform.ua/rubric-ato/3694563-aviacia-zsu-za-den-zavdala-13-udariv-po-poziciah-voroga.html</text:a>
</text:p>
      <!--NEWS-->
      <text:h text:style-name="P10" text:outline-level="1">
<text:span text:style-name="T4">
The next Ramstein meeting will take place on April 21 - US Air Force</text:span>
</text:h>
      <text:p text:style-name="P4">
Authors: Ukrinform (Person)</text:p>
      <text:p text:style-name="P4">
Publisher: Укринформ (Organization)</text:p>
      <text:p text:style-name="P4">
Published Time: 2023-04-11T18:57:00+03:00</text:p>
      <text:p text:style-name="P4">
Modified Time: 2023-04-11T18:57:00+03:00</text:p>
      <text:p text:style-name="P4">
Description: The next meeting of the Contact Group on Defense of Ukraine will be held at the Ramstein Air Force Base on April 21. - Ukrinform.</text:p>
      <text:p text:style-name="P4">
Images: ["<text:a xlink:type="simple" xlink:href="https://static.ukrinform.com/photos/2023_02/thumb_files/630_360_1676172725-302.jpg" text:style-name="Internet_20_link" text:visited-style-name="Visited_20_Internet_20_Link">
630_360_16761...</text:a>
"]</text:p>
      <text:p text:style-name="P4">
Tags: ['США', 'Остін', 'Війна з росією', 'Зустріч Рамштайн']</text:p>
      <text:p text:style-name="P4">
Type: Article</text:p>
      <!--METADATA-->
      <text:p text:style-name="P4">
<draw:frame draw:style-name="fr1" draw:name="Image174" text:anchor-type="as-char" svg:width="6.9236in" svg:height="3.956343in" draw:z-index="0">
<draw:image xlink:href="../Images/yкринформ/2023-04-11T18-57-00-03-00/630_360_1676172725-302.jpg" xlink:type="simple" xlink:show="embed" xlink:actuate="onLoad" draw:mime-type="image/jpeg"/>
</draw:frame>
The next life of the Contact Group on Defense of Ukraine will take place at the Ramstein Air Force on April 21.</text:p>
      <text:p text:style-name="P4">
This was stated by the US Air Force in Europe, Ukrinform reports to <text:a xlink:type="simple" xlink:href="https://www.radiosvoboda.org/a/news-povitraiani-syly-ssha-nastupnyi-ramshtain/32359189.html" text:style-name="Internet_20_link" text:visited-style-name="Visited_20_Internet_20_Link">
</text:a>
.</text:p>
      <text:p text:style-name="P4">
“Defense Minister <text:a xlink:type="simple" xlink:href="https://www.ukrinform.ua/tag-ssa" text:style-name="Internet_20_link" text:visited-style-name="Visited_20_Internet_20_Link">
</text:a>
Lloyd Austin III plans to head a personal meeting of the contact group from Ukraine on the military-air base "Ramstein", Germany, April 21, 2023, ”-quoted by American officials.</text:p>
      <text:p text:style-name="P4">
<text:span text:style-name="T4">
 Read also: </text:span>
 <text:a xlink:type="simple" xlink:href="https://www.ukrinform.ua/rubric-ato/3682948-kraini-nato-gotovi-nadati-ukraini-bilse-ppo-bronetehniki-ta-boepripasiv-stoltenberg.html" text:style-name="Internet_20_link" text:visited-style-name="Visited_20_Internet_20_Link">
</text:a>
The participation of defense ministers and commands from all over the world is expected to discuss "the crisis that lasts in Ukraine, as well as various security problems that have faced the allies and partners of the Secondary School."</text:p>
      <text:p text:style-name="P4">
As reported by Ukrinform, <text:a xlink:type="simple" xlink:href="https://www.ukrinform.ua/rubric-ato/3683470-golovne-pro-ramstajn10-ukrainu-prodovzuut-gotuvati-do-kontrnastupu.html" text:style-name="Internet_20_link" text:visited-style-name="Visited_20_Internet_20_Link">
</text:a>
 .</text:p>
      <text:p text:style-name="P4">
News Source: <text:a xlink:type="simple" xlink:href="https://www.ukrinform.ua/rubric-ato/3694565-nastupna-zustric-ramstajn-vidbudetsa-21-kvitna-povitrani-sili-ssa.html" text:style-name="Internet_20_link" text:visited-style-name="Visited_20_Internet_20_Link">
https://www.ukrinform.ua/rubric-ato/3694565-nastupna-zustric-ramstajn-vidbudetsa-21-kvitna-povitrani-sili-ssa.html</text:a>
</text:p>
      <!--NEWS-->
      <text:h text:style-name="P10" text:outline-level="1">
<text:span text:style-name="T4">
Dzhaparova handed over India's premiere from Zelensky</text:span>
</text:h>
      <text:p text:style-name="P4">
Authors: Ukrinform (Person)</text:p>
      <text:p text:style-name="P4">
Publisher: Укринформ (Organization)</text:p>
      <text:p text:style-name="P4">
Published Time: 2023-04-11T19:00:32+03:00</text:p>
      <text:p text:style-name="P4">
Modified Time: 2023-04-11T19:00:32+03:00</text:p>
      <text:p text:style-name="P4">
Description: The First Deputy Foreign Minister of Ukraine Emine Dzhaparov submitted a letter to President Vladimir Zelensky to the Prime Minister of India Narindra Modi. - Ukrinform.</text:p>
      <text:p text:style-name="P4">
Images: ["<text:a xlink:type="simple" xlink:href="https://static.ukrinform.com/photos/2023_04/thumb_files/630_360_1681228379-719.jpg" text:style-name="Internet_20_link" text:visited-style-name="Visited_20_Internet_20_Link">
630_360_16812...</text:a>
"]</text:p>
      <text:p text:style-name="P4">
Tags: ['Джапарова', 'Індія', "Прем'єр", 'Лист', 'Зеленський']</text:p>
      <text:p text:style-name="P4">
Type: Article</text:p>
      <!--METADATA-->
      <text:p text:style-name="P4">
<draw:frame draw:style-name="fr1" draw:name="Image175" text:anchor-type="as-char" svg:width="6.9236in" svg:height="3.956343in" draw:z-index="0">
<draw:image xlink:href="../Images/yкринформ/2023-04-11T19-00-32-03-00/630_360_1681228379-719.jpg" xlink:type="simple" xlink:show="embed" xlink:actuate="onLoad" draw:mime-type="image/jpeg"/>
</draw:frame>
The first-time Minister of Foreign Affairs of Ukraine Emine Dzhaparov handed over President Vladimir Zelensky to the Prime Minister of India, Narendra Modi.</text:p>
      <text:p text:style-name="P4">
She reported this in <text:a xlink:type="simple" xlink:href="https://twitter.com/EmineDzheppar/status/1645810376905478150" text:style-name="Internet_20_link" text:visited-style-name="Visited_20_Internet_20_Link">
</text:a>
, reports Ukrinform.</text:p>
      <text:p text:style-name="P4">
“I was glad to pass(Ministers of Internal Affairs and Culture of India)Minakyilehi letter from the President of Ukraine to the Prime Minister <text:a xlink:type="simple" xlink:href="https://www.ukrinform.ua/tag-india" text:style-name="Internet_20_link" text:visited-style-name="Visited_20_Internet_20_Link">
</text:a>
Narendra fashion. Since our countries have common interests and visions, enhanced dialogue at the highest level will be a fertile for our people and safety in the world, ”she said.</text:p>
      <text:p text:style-name="P4">
<text:span text:style-name="T4">
 Read also: </text:span>
 <text:a xlink:type="simple" xlink:href="https://www.ukrinform.ua/rubric-polytics/3694048-prezident-hoce-provesti-telefonni-peregovori-z-premerom-indii-dzaparova.html" text:style-name="Internet_20_link" text:visited-style-name="Visited_20_Internet_20_Link">
<text:span text:style-name="T4">
 Giaparova </text:span>
</text:a>
As reported by Ukrinform, on Monday <text:a xlink:type="simple" xlink:href="https://www.ukrinform.ua/rubric-polytics/3693777-dzaparova-rozpocala-vizit-do-indii.html" text:style-name="Internet_20_link" text:visited-style-name="Visited_20_Internet_20_Link">
</text:a>
.</text:p>
      <text:p text:style-name="P4">
<text:span text:style-name="T5">
Foto: Emina Giaparova, Twitter</text:span>
</text:p>
      <text:p text:style-name="P4">
News Source: <text:a xlink:type="simple" xlink:href="https://www.ukrinform.ua/rubric-polytics/3694566-dzaparova-peredala-premeru-indii-lista-vid-zelenskogo.html" text:style-name="Internet_20_link" text:visited-style-name="Visited_20_Internet_20_Link">
https://www.ukrinform.ua/rubric-polytics/3694566-dzaparova-peredala-premeru-indii-lista-vid-zelenskogo.html</text:a>
</text:p>
      <!--NEWS-->
      <text:h text:style-name="P10" text:outline-level="1">
<text:span text:style-name="T4">
World prices for products can grow by 15% through a blockade of "grain agreement" by Russia</text:span>
</text:h>
      <text:p text:style-name="P4">
Authors: Ukrinform (Person)</text:p>
      <text:p text:style-name="P4">
Publisher: Укринформ (Organization)</text:p>
      <text:p text:style-name="P4">
Published Time: 2023-04-11T19:03:33+03:00</text:p>
      <text:p text:style-name="P4">
Modified Time: 2023-04-11T19:03:33+03:00</text:p>
      <text:p text:style-name="P4">
Description: World prices for food can increase by 15% due to the blocking of Russia by the "grain agreement" concluded through the UN mediation and which allows Ukraine to export grain through the Black Sea. - Ukrinform.</text:p>
      <text:p text:style-name="P4">
Images: ["<text:a xlink:type="simple" xlink:href="https://static.ukrinform.com/photos/2023_04/thumb_files/630_360_1680511197-485.jpg" text:style-name="Internet_20_link" text:visited-style-name="Visited_20_Internet_20_Link">
630_360_16805...</text:a>
"]</text:p>
      <text:p text:style-name="P4">
Tags: ['Ціни', 'Продукти', ' Чорне море', 'росія', 'зерновий коридор']</text:p>
      <text:p text:style-name="P4">
Type: Article</text:p>
      <!--METADATA-->
      <text:p text:style-name="P4">
<draw:frame draw:style-name="fr1" draw:name="Image176" text:anchor-type="as-char" svg:width="6.9236in" svg:height="3.956343in" draw:z-index="0">
<draw:image xlink:href="../Images/yкринформ/2023-04-11T19-03-33-03-00/630_360_1680511197-485.jpg" xlink:type="simple" xlink:show="embed" xlink:actuate="onLoad" draw:mime-type="image/jpeg"/>
</draw:frame>
The world can grow by 15% by blocking the "grain agreement" concluded by Russia through the UN mediation and which allows Ukraine to export grain through the Black Sea.</text:p>
      <text:p text:style-name="P4">
This was stated by Deputy Minister of Infrastructure of Ukraine Yuriy Vaskov Vasykov <text:a xlink:type="simple" xlink:href="https://www.theguardian.com/world/live/2023/apr/11/russia-ukraine-war-live-ukrainian-pm-arrives-in-canada-gershkovich-wrongfully-detained-says-us" text:style-name="Internet_20_link" text:visited-style-name="Visited_20_Internet_20_Link">
</text:a>
, reports Ukrinform.</text:p>
      <text:p text:style-name="P4">
As it is noted, within the Black Sea initiative, representatives of the Russian Federation, Turkey and the UN inspect ships on the way to and from Ukrainian ports. The joint commission coordinates the names of the ships to be inspected. However, Vaskov's establishments, no checks occurred on Tuesday.</text:p>
      <text:p text:style-name="P4">
The Ukrainian side gave the names of three dry loads, as provided by the agreement. But the Russians crossed out these names and submitted other vessels from the current queue, which is analyzed by 50 ships. As a result, no vessel has been able to continue their own, which is the actual blockade by Moscow.</text:p>
      <text:p text:style-name="P4">
<text:span text:style-name="T4">
 Read also: </text:span>
 <text:a xlink:type="simple" xlink:href="https://www.ukrinform.ua/rubric-economy/3694379-eksport-zernovim-koridorom-za-tizden-skorotivsa-na-23-ukab.html" text:style-name="Internet_20_link" text:visited-style-name="Visited_20_Internet_20_Link">
<text:span text:style-name="T4">
 grain </text:span>
</text:a>
“Today we have a critical situation. The Russians violated the conditions of the Black Sea Sern Initiative. They decided to unilaterally change the plans of Ukrainian ports. It is unacceptable, ”Vaskov emphasized.</text:p>
      <text:p text:style-name="P4">
If Russia continues its actions, world prices for <text:a xlink:type="simple" xlink:href="https://www.ukrinform.ua/tag-produkti" text:style-name="Internet_20_link" text:visited-style-name="Visited_20_Internet_20_Link">
</text:a>
Nutrition is likely to increase by 15%, Vaskov warned. According to him, Ukrainian farmers will again be forced to make grain reserves like last summer, and will face serious financial difficulties. He added that Kiev urgently raised the issue of HRF on Tuesday with the UN and Turkey.</text:p>
      <text:p text:style-name="P4">
<text:span text:style-name="T4">
 Read also: </text:span>
 <text:a xlink:type="simple" xlink:href="https://www.ukrinform.ua/rubric-economy/3693021-kubrakov-obgovoriv-robotu-zernovogo-koridoru-z-ministrom-oboroni-tureccini.html" text:style-name="Internet_20_link" text:visited-style-name="Visited_20_Internet_20_Link">
<text:span text:style-name="T4">
 grain </text:span>
</text:a>
As reported by Ukrinform, the Grain Agreement was concluded in Istanbul on July 22, 20122 with the participation of the UN, Ukraine, Turkey and Russia. The first ship with Ukrainian food was released from the port of Odessa on August 1. On November 17, 2022, the agreement was extended for another 120 days, until March 18, 2023.</text:p>
      <text:p text:style-name="P4">
News Source: <text:a xlink:type="simple" xlink:href="https://www.ukrinform.ua/rubric-economy/3694567-svitovi-cini-na-produkti-mozut-zrosti-na-15-cerez-blokadu-zernovoi-ugodi-rosieu.html" text:style-name="Internet_20_link" text:visited-style-name="Visited_20_Internet_20_Link">
https://www.ukrinform.ua/rubric-economy/3694567-svitovi-cini-na-produkti-mozut-zrosti-na-15-cerez-blokadu-zernovoi-ugodi-rosieu.html</text:a>
</text:p>
      <!--NEWS-->
      <text:h text:style-name="P10" text:outline-level="1">
<text:span text:style-name="T4">
In the Kiev subway, a children's location from UNICEF was launched</text:span>
</text:h>
      <text:p text:style-name="P4">
Authors: Ukrinform (Person)</text:p>
      <text:p text:style-name="P4">
Publisher: Укринформ (Organization)</text:p>
      <text:p text:style-name="P4">
Published Time: 2023-04-11T19:04:00+03:00</text:p>
      <text:p text:style-name="P4">
Modified Time: 2023-04-11T19:04:00+03:00</text:p>
      <text:p text:style-name="P4">
Description: At the Klovskaya Metro Station, a children's location was installed with UNICEF support. - Ukrinform.</text:p>
      <text:p text:style-name="P4">
Images: ["<text:a xlink:type="simple" xlink:href="https://static.ukrinform.com/photos/2023_04/thumb_files/630_360_1681228829-405.jpg" text:style-name="Internet_20_link" text:visited-style-name="Visited_20_Internet_20_Link">
630_360_16812...</text:a>
", "<text:a xlink:type="simple" xlink:href="https://static.ukrinform.com/photos/2023_04/thumb_files/630_360_1681228934-9129.jpeg" text:style-name="Internet_20_link" text:visited-style-name="Visited_20_Internet_20_Link">
630_360_16812...</text:a>
", "<text:a xlink:type="simple" xlink:href="https://static.ukrinform.com/photos/2023_04/thumb_files/630_360_1681228934-5157.jpeg" text:style-name="Internet_20_link" text:visited-style-name="Visited_20_Internet_20_Link">
630_360_16812...</text:a>
", "<text:a xlink:type="simple" xlink:href="https://static.ukrinform.com/photos/2023_04/thumb_files/630_360_1681228935-7135.jpeg" text:style-name="Internet_20_link" text:visited-style-name="Visited_20_Internet_20_Link">
630_360_16812...</text:a>
", "<text:a xlink:type="simple" xlink:href="https://static.ukrinform.com/photos/2023_04/thumb_files/630_360_1681228935-2443.jpeg" text:style-name="Internet_20_link" text:visited-style-name="Visited_20_Internet_20_Link">
630_360_16812...</text:a>
", "<text:a xlink:type="simple" xlink:href="https://static.ukrinform.com/photos/2023_04/thumb_files/630_360_1681228935-2442.jpeg" text:style-name="Internet_20_link" text:visited-style-name="Visited_20_Internet_20_Link">
630_360_16812...</text:a>
", "<text:a xlink:type="simple" xlink:href="https://static.ukrinform.com/photos/2023_04/thumb_files/630_360_1681228935-4995.jpeg" text:style-name="Internet_20_link" text:visited-style-name="Visited_20_Internet_20_Link">
630_360_16812...</text:a>
", "<text:a xlink:type="simple" xlink:href="https://static.ukrinform.com/photos/2023_04/thumb_files/630_360_1681228935-5654.jpeg" text:style-name="Internet_20_link" text:visited-style-name="Visited_20_Internet_20_Link">
630_360_16812...</text:a>
", "<text:a xlink:type="simple" xlink:href="https://static.ukrinform.com/photos/2023_04/thumb_files/630_360_1681228936-7136.jpeg" text:style-name="Internet_20_link" text:visited-style-name="Visited_20_Internet_20_Link">
630_360_16812...</text:a>
", "<text:a xlink:type="simple" xlink:href="https://static.ukrinform.com/photos/2023_04/thumb_files/630_360_1681228937-7401.jpeg" text:style-name="Internet_20_link" text:visited-style-name="Visited_20_Internet_20_Link">
630_360_16812...</text:a>
", "<text:a xlink:type="simple" xlink:href="https://static.ukrinform.com/photos/2023_04/thumb_files/630_360_1681228937-3820.jpeg" text:style-name="Internet_20_link" text:visited-style-name="Visited_20_Internet_20_Link">
630_360_16812...</text:a>
", "<text:a xlink:type="simple" xlink:href="https://static.ukrinform.com/photos/2023_04/thumb_files/630_360_1681228938-3786.jpeg" text:style-name="Internet_20_link" text:visited-style-name="Visited_20_Internet_20_Link">
630_360_16812...</text:a>
", "<text:a xlink:type="simple" xlink:href="https://static.ukrinform.com/photos/2023_04/thumb_files/630_360_1681228938-8699.jpeg" text:style-name="Internet_20_link" text:visited-style-name="Visited_20_Internet_20_Link">
630_360_16812...</text:a>
"]</text:p>
      <text:p text:style-name="P4">
Tags: ['Діти', 'Метро', 'ЮНІСЕФ', 'Київ']</text:p>
      <text:p text:style-name="P4">
Type: Article</text:p>
      <!--METADATA-->
      <text:p text:style-name="P4">
<draw:frame draw:style-name="fr1" draw:name="Image177" text:anchor-type="as-char" svg:width="6.9236in" svg:height="3.956343in" draw:z-index="0">
<draw:image xlink:href="../Images/yкринформ/2023-04-11T19-04-00-03-00/630_360_1681228829-405.jpg" xlink:type="simple" xlink:show="embed" xlink:actuate="onLoad" draw:mime-type="image/jpeg"/>
</draw:frame>
At the Klovskaya Metro Station, a children's location was established with support.</text:p>
      <text:p text:style-name="P4">
As Ukrinform reports, this has reported <text:a xlink:type="simple" xlink:href="https://kyivcity.gov.ua/news/na_stantsi_metro_klovska_zapratsyuvala_dityacha_tochka_spilno_vid_yunisef_de_batki_razom_iz_ditmi_mozhut_perechekati_povitryanu_trivogu_foto/" text:style-name="Internet_20_link" text:visited-style-name="Visited_20_Internet_20_Link">
</text:a>
“At the Klovskaya Metro Station with the support of the UN Children's Fund Representation(UNICEF)A children's location has been established within the framework of the All -Ukrainian Program "Joint Children's Points". The created space will help to improve the conditions for parenting with children at the metro station during air alarm at night and at night, ”the message reads.</text:p>
      <text:p text:style-name="P4">
The head of KP "Kyiv Metro" Viktor Braginsky noted that in the first full -scale invasion of stations <text:a xlink:type="simple" xlink:href="https://www.ukrinform.ua/tag-metro" text:style-name="Internet_20_link" text:visited-style-name="Visited_20_Internet_20_Link">
</text:a>
There were about 2,000 children of completely different ages.</text:p>
      <text:p text:style-name="P4">
“Together with volunteers, public and international organizations, the distracts of children from the events that took place and are taking place in our country. Unfortunately, the danger is still ongoing, and the children's space, which is migrated at the Klovskaya station, is a place where parents, together with the children, can wait for air anxiety, ”Braginsky said.It is noted that the children's point is equipped with everything necessary for entertainment and development of children, children's books and play kits. In addition, professional teachers, doctors, animators and psychologists are involved in the work, who conduct master classes for children, play with them in development games.</text:p>
      <text:p text:style-name="P4">
<text:span text:style-name="T4">
 Read also: </text:span>
 <text:a xlink:type="simple" xlink:href="https://www.ukrinform.ua/rubric-regions/3690449-skolari-z-vizvolenoi-hersonsini-otrimali-pat-tisac-noutbukiv-vid-unisef.html" text:style-name="Internet_20_link" text:visited-style-name="Visited_20_Internet_20_Link">
<text:span text:style-name="T4">
 UNICEF </text:span>
</text:a>
Two administrators will work at the children's location every day - from 8:00 to 20:00. Then, in the case of air alarm, the space will function in the functions.</text:p>
      <text:p text:style-name="P4">
As reported, from March 2022 to March 2023, more than 150 points "jointly" in 20 oblasts were adopted by more than 775,000 visitors, including 480,000 children. Children's points "jointly" provide support and services to children, teenagers with Tachy, including those who live in the territories where the recent hostilities.</text:p>
      <text:p text:style-name="P4">
<text:span text:style-name="T5">
Foto: Alexey Samsonov, KSCA</text:span>
</text:p>
      <text:p text:style-name="P4">
News Source: <text:a xlink:type="simple" xlink:href="https://www.ukrinform.ua/rubric-kyiv/3694568-u-kiivskomu-metro-zapracuvala-ditaca-lokacia-vid-unisef.html" text:style-name="Internet_20_link" text:visited-style-name="Visited_20_Internet_20_Link">
https://www.ukrinform.ua/rubric-kyiv/3694568-u-kiivskomu-metro-zapracuvala-ditaca-lokacia-vid-unisef.html</text:a>
</text:p>
      <!--NEWS-->
      <text:h text:style-name="P10" text:outline-level="1">
<text:span text:style-name="T4">
Kuleba After talking to Blinken: The US is convinced that Ukraine is able to win on the battlefield</text:span>
</text:h>
      <text:p text:style-name="P4">
Authors: Ukrinform (Person)</text:p>
      <text:p text:style-name="P4">
Publisher: Укринформ (Organization)</text:p>
      <text:p text:style-name="P4">
Published Time: 2023-04-11T19:10:00+03:00</text:p>
      <text:p text:style-name="P4">
Modified Time: 2023-04-11T19:10:00+03:00</text:p>
      <text:p text:style-name="P4">
Description: US Secretary of State Anthony Blinken, in conversation with the Minister of Foreign Affairs of Ukraine, Dmitry Kuleba, resolutely rejected any attempts to call into question the ability of our country to win on the battlefield. - Ukrinform.</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США', 'Блінкен', 'Війна з росією']</text:p>
      <text:p text:style-name="P4">
Type: Article</text:p>
      <!--METADATA-->
      <text:p text:style-name="P4">
<draw:frame draw:style-name="fr1" draw:name="Image178" text:anchor-type="as-char" svg:width="6.9236in" svg:height="3.956343in" draw:z-index="0">
<draw:image xlink:href="../Images/yкринформ/2023-04-11T19-10-00-03-00/630_360_1668440631-706.jpeg" xlink:type="simple" xlink:show="embed" xlink:actuate="onLoad" draw:mime-type="image/jpeg"/>
</draw:frame>
US Secretary of State Anthony Blinken in conversation with the Foreign Minister of Ukraine, Domitr Kuleba, resolutely rejected any attempts to call into question the ability to win over the battlefield.</text:p>
      <text:p text:style-name="P4">
The head of Ukrainian diplomacy said this in Twitter, reports Ukrinform.</text:p>
      <text:p text:style-name="P4">
“During our telephone conversation, Secretary Blinken confirmed the reinforcing support of the United States and resolutely rejected any attempts to question Ukraine to defeat Ukraine on the battlefield. <text:a xlink:type="simple" xlink:href="https://www.ukrinform.ua/tag-ssa" text:style-name="Internet_20_link" text:visited-style-name="Visited_20_Internet_20_Link">
</text:a>
They remain a reliable partner of Ukraine, focused on promoting our winning and providing a fair peace, ”Kuleba said.</text:p>
      <text:p text:style-name="P4">
<text:span text:style-name="T4">
 Read also: </text:span>
 <text:a xlink:type="simple" xlink:href="https://www.ukrinform.ua/rubric-polytics/3692073-ssa-pidtrimuut-zusilla-zadla-miru-v-ukraini-ale-ne-budakogo-miru-blinken.html" text:style-name="Internet_20_link" text:visited-style-name="Visited_20_Internet_20_Link">
<text:span text:style-name="T4">
 Blinken </text:span>
</text:a>
As it was reported, the head of the US State Department <text:a xlink:type="simple" xlink:href="https://www.ukrinform.ua/rubric-world/3694059-blinken-virusae-do-zahidnoi-evropi-ta-azii-govoritime-j-pro-ukrainu.html" text:style-name="Internet_20_link" text:visited-style-name="Visited_20_Internet_20_Link">
</text:a>
, during which he will visit President Joe Biden Britain and Ireland, after which he will go to the country where he will take part, in particular, in G7 meeting in Japan.</text:p>
      <text:p text:style-name="P4">
<text:span text:style-name="T5">
Foto: Foreign</text:span>
</text:p>
      <text:p text:style-name="P4">
News Source: <text:a xlink:type="simple" xlink:href="https://www.ukrinform.ua/rubric-polytics/3694569-kuleba-pisla-rozmovi-z-blinkenom-u-ssa-vpevneni-so-ukraina-zdatna-peremagati-na-poli-bou.html" text:style-name="Internet_20_link" text:visited-style-name="Visited_20_Internet_20_Link">
https://www.ukrinform.ua/rubric-polytics/3694569-kuleba-pisla-rozmovi-z-blinkenom-u-ssa-vpevneni-so-ukraina-zdatna-peremagati-na-poli-bou.html</text:a>
</text:p>
      <!--NEWS-->
      <text:h text:style-name="P10" text:outline-level="1">
<text:span text:style-name="T4">
The Government has released the Director of the Bureau of Economic Security</text:span>
</text:h>
      <text:p text:style-name="P4">
Authors: Ukrinform (Person)</text:p>
      <text:p text:style-name="P4">
Publisher: Укринформ (Organization)</text:p>
      <text:p text:style-name="P4">
Published Time: 2023-04-11T19:22:00+03:00</text:p>
      <text:p text:style-name="P4">
Modified Time: 2023-04-11T19:22:00+03:00</text:p>
      <text:p text:style-name="P4">
Description: At its meeting on April 11, the Cabinet of Ministers of Ukraine adopted the dismissal of Vadim Melnyk from the post of director of the Bureau of Economic Security. - Ukrinform.</text:p>
      <text:p text:style-name="P4">
Images: ["<text:a xlink:type="simple" xlink:href="https://static.ukrinform.com/photos/2021_07/thumb_files/630_360_1627484558-796.jpg" text:style-name="Internet_20_link" text:visited-style-name="Visited_20_Internet_20_Link">
630_360_16274...</text:a>
"]</text:p>
      <text:p text:style-name="P4">
Tags: ['Кабмін', 'Звільнення', 'Бюро економічної безпеки']</text:p>
      <text:p text:style-name="P4">
Type: Article</text:p>
      <!--METADATA-->
      <text:p text:style-name="P4">
<draw:frame draw:style-name="fr1" draw:name="Image179" text:anchor-type="as-char" svg:width="6.9236in" svg:height="3.956343in" draw:z-index="0">
<draw:image xlink:href="../Images/yкринформ/2023-04-11T19-22-00-03-00/630_360_1627484558-796.jpg" xlink:type="simple" xlink:show="embed" xlink:actuate="onLoad" draw:mime-type="image/jpeg"/>
</draw:frame>
At its consolidation on April 11, the Cabinet of Ministers of Ukraine made a decision to dismiss Vadim Melnyk from the post of director of the Bureau of Economic Security.</text:p>
      <text:p text:style-name="P4">
About it in <text:a xlink:type="simple" xlink:href="https://t.me/tmelnychuk/2063" text:style-name="Internet_20_link" text:visited-style-name="Visited_20_Internet_20_Link">
</text:a>
Taras Melnychuk reported a permanent representative in the Verkhovna Rada, Ukrinform reports.</text:p>
      <text:p text:style-name="P4">
"Released: Melnik Vadim Ivanovich from the post of director of the Bureau of Economic Security of Ukraine; Vashek Galina Vladimirovna from the post of deputy chairman of the Audit Service of Ukraine," Melnychuk wrote.</text:p>
      <text:p text:style-name="P4">
<text:span text:style-name="T4">
 Read also: </text:span>
 <text:a xlink:type="simple" xlink:href="https://www.ukrinform.ua/rubric-economy/3672695-beb-ta-rada-nacbezpeki-posilat-sankcijnu-politiku-sodo-rosii-ta-bilorusi.html" text:style-name="Internet_20_link" text:visited-style-name="Visited_20_Internet_20_Link">
</text:a>
As it was reported, the Cabinet of Ministers in August 2021 <text:a xlink:type="simple" xlink:href="https://www.ukrinform.ua/rubric-polytics/3301772-kabmin-obrav-glavu-dfs-direktorom-buro-ekonomicnoi-bezpeki.html" text:style-name="Internet_20_link" text:visited-style-name="Visited_20_Internet_20_Link">
</text:a>
to the post of director of the Bureau of Economic Security Vadim Melnyk, who headed the State Fiscal Service.</text:p>
      <text:p text:style-name="P4">
The Tax Police Colonel Melnyk headed the DFS from the end of 2020, and worked in various positions in the tax police. The Verkhovna Rada adopted the Law on the Bureau of Economic Security of Ukraine on January 28, 2021.</text:p>
      <text:p text:style-name="P4">
<text:span text:style-name="T4">
 Read also: </text:span>
 <text:a xlink:type="simple" xlink:href="https://www.ukrinform.ua/rubric-economy/3685990-pidpriemci-najbilse-skarzatsa-na-sbu-i-policiu-biznesombudsmen.html" text:style-name="Internet_20_link" text:visited-style-name="Visited_20_Internet_20_Link">
</text:a>
May 12 <text:a xlink:type="simple" xlink:href="https://www.ukrinform.ua/tag-kabmin" text:style-name="Internet_20_link" text:visited-style-name="Visited_20_Internet_20_Link">
</text:a>
He created the Bureau of Economic Security, which is assigned to the task of counteracting the offense, which is true of the functioning of the economy of the state.</text:p>
      <text:p text:style-name="P4">
News Source: <text:a xlink:type="simple" xlink:href="https://www.ukrinform.ua/rubric-economy/3694573-urad-zvilniv-direktora-buro-ekonomicnoi-bezpeki.html" text:style-name="Internet_20_link" text:visited-style-name="Visited_20_Internet_20_Link">
https://www.ukrinform.ua/rubric-economy/3694573-urad-zvilniv-direktora-buro-ekonomicnoi-bezpeki.html</text:a>
</text:p>
      <!--NEWS-->
      <text:h text:style-name="P10" text:outline-level="1">
<text:span text:style-name="T4">
UkSATSE commented on the European Control Found on the Closed Sky by 2029</text:span>
</text:h>
      <text:p text:style-name="P4">
Authors: Ukrinform (Person)</text:p>
      <text:p text:style-name="P4">
Publisher: Укринформ (Organization)</text:p>
      <text:p text:style-name="P4">
Published Time: 2023-04-11T19:26:00+03:00</text:p>
      <text:p text:style-name="P4">
Modified Time: 2023-04-11T19:26:00+03:00</text:p>
      <text:p text:style-name="P4">
Description: The released European control forecast on the likelihood of flight recovery in Ukraine only in 2029 is an assumption. The airspace of Ukraine will be opened immediately after the termination of hostilities. - Ukrinform.</text:p>
      <text:p text:style-name="P4">
Images: ["<text:a xlink:type="simple" xlink:href="https://static.ukrinform.com/photos/2020_09/thumb_files/630_360_1599213360-287.jpg" text:style-name="Internet_20_link" text:visited-style-name="Visited_20_Internet_20_Link">
630_360_15992...</text:a>
"]</text:p>
      <text:p text:style-name="P4">
Tags: ['Літак', 'Україна', 'Війна', 'Украерорух']</text:p>
      <text:p text:style-name="P4">
Type: Article</text:p>
      <!--METADATA-->
      <text:p text:style-name="P4">
<draw:frame draw:style-name="fr1" draw:name="Image180" text:anchor-type="as-char" svg:width="6.9236in" svg:height="3.956343in" draw:z-index="0">
<draw:image xlink:href="../Images/yкринформ/2023-04-11T19-26-00-03-00/630_360_1599213360-287.jpg" xlink:type="simple" xlink:show="embed" xlink:actuate="onLoad" draw:mime-type="image/jpeg"/>
</draw:frame>
The released European control forecast on the likelihood of recovery in Ukraine only in 2029 is an assumption. The airspace of Ukraine will be open immediately after the termination of hostilities.</text:p>
      <text:p text:style-name="P4">
About it reports <text:a xlink:type="simple" xlink:href="https://www.facebook.com/UkSATSE.official/posts/pfbid0bVyFw2PTTKSSmddx6bi61bpESbNLeM7PTZhjtix4kJ4JxfEUrp2qzE7MHdFFjoS6l" text:style-name="Internet_20_link" text:visited-style-name="Visited_20_Internet_20_Link">
</text:a>
, reports Ukrinform.</text:p>
      <text:p text:style-name="P4">
"The Ukrainian airspace will be opened immediately after the end of the military and the victory of Ukraine," the message reads.</text:p>
      <text:p text:style-name="P4">
As explained in Ukraine, the forecast of the European Security Organization of Aeronawning(Eurocontrol)On the recovery of flights in the European region, it will be twice a year and updates 7-year forecasts for air traffic in the region in the region. It is based on the current situation in the aviation industry of the tacked routes, namely: closure of airspace <text:a xlink:type="simple" xlink:href="https://www.ukrinform.ua/tag-ukraina" text:style-name="Internet_20_link" text:visited-style-name="Visited_20_Internet_20_Link">
</text:a>
for civilian flights through military(also safety assignments), Russia and Belarus(sanctions), a significant reduction of flights in Poland, Baltic, Scandinavian countries, and the corresponding increase in flight intensity in the southeastern part of Europe(For the purpose of closed zones).</text:p>
      <text:p text:style-name="P4">
Ці фактори вважаються такими, що діятимуть до кінця горизонту планування,тобто до 2029 року, "через відсутність на сьогодні інших підтверджених вхіднихданих для прогнозування".</text:p>
      <text:p text:style-name="P4">
<text:span text:style-name="T4">
Читайте також:</text:span>
 <text:a xlink:type="simple" xlink:href="https://www.ukrinform.ua/rubric-world/3677136-premer-moldovi-vvazae-neobgruntovanim-risenna-wizz-air-prizupiniti-rejsi.html" text:style-name="Internet_20_link" text:visited-style-name="Visited_20_Internet_20_Link">
 <text:span text:style-name="T4">
Прем</text:span>
 <text:span text:style-name="T4">
Молдови</text:span>
 <text:span text:style-name="T4">
вважає</text:span>
 <text:span text:style-name="T4">
необґрунтованим</text:span>
<text:span text:style-name="T4">
рішення</text:span>
 <text:span text:style-name="T4">
Wizz</text:span>
 <text:span text:style-name="T4">
Air</text:span>
 <text:span text:style-name="T4">
призупинити</text:span>
 <text:span text:style-name="T4">
рейси</text:span>
</text:a>
On the basis of these current entrance data, Euro -control experts have made the end of the planning horizon - by 2029.</text:p>
      <text:p text:style-name="P4">
After the emergence of new objective factors - the end of the war and reformatting the routes - the European control forecast will be updated using new ones.As reported by Ukrinform, in <text:a xlink:type="simple" xlink:href="https://www.eurocontrol.int/sites/default/files/2023-03/eurocontrol-seven-year-forecast-2023-2029-spring-2023.pdf" text:style-name="Internet_20_link" text:visited-style-name="Visited_20_Internet_20_Link">
</text:a>
European Organization of Air Navigation Security(Eurocontrol)It is projected that restrictions on flighting aircraft in the airspace of Ukraine, the Russian Federation and Belarus can be erected by 2029.</text:p>
      <text:p text:style-name="P4">
News Source: <text:a xlink:type="simple" xlink:href="https://www.ukrinform.ua/rubric-society/3694572-ukraeroruh-prokomentuvav-prognoz-evrokontrolu-sodo-zakritogo-neba-do-2029-roku.html" text:style-name="Internet_20_link" text:visited-style-name="Visited_20_Internet_20_Link">
https://www.ukrinform.ua/rubric-society/3694572-ukraeroruh-prokomentuvav-prognoz-evrokontrolu-sodo-zakritogo-neba-do-2029-roku.html</text:a>
</text:p>
      <!--NEWS-->
      <text:h text:style-name="P10" text:outline-level="1">
<text:span text:style-name="T4">
Lithuanian instructors went to Germany to train Ukrainian military</text:span>
</text:h>
      <text:p text:style-name="P4">
Authors: Ukrinform (Person)</text:p>
      <text:p text:style-name="P4">
Publisher: Укринформ (Organization)</text:p>
      <text:p text:style-name="P4">
Published Time: 2023-04-11T19:30:00+03:00</text:p>
      <text:p text:style-name="P4">
Modified Time: 2023-04-11T19:30:00+03:00</text:p>
      <text:p text:style-name="P4">
Description: On Tuesday, the first group of Lithuanian instructors from the infantry brigade of Zemaitija ("Zhemaytia") of the Lithuanian Armed Forces went to Germany to participate in the European Union for the provision of military assistance to Ukraine (Eumam Ukraine). - Ukrinform.</text:p>
      <text:p text:style-name="P4">
Images: ["<text:a xlink:type="simple" xlink:href="https://static.ukrinform.com/photos/2023_04/thumb_files/630_360_1681230427-825.jpg" text:style-name="Internet_20_link" text:visited-style-name="Visited_20_Internet_20_Link">
630_360_16812...</text:a>
"]</text:p>
      <text:p text:style-name="P4">
Tags: ['Литва', 'Німеччина', 'Україна', 'Військові навчання']</text:p>
      <text:p text:style-name="P4">
Type: Article</text:p>
      <!--METADATA-->
      <text:p text:style-name="P4">
<draw:frame draw:style-name="fr1" draw:name="Image181" text:anchor-type="as-char" svg:width="6.9236in" svg:height="3.956343in" draw:z-index="0">
<draw:image xlink:href="../Images/yкринформ/2023-04-11T19-30-00-03-00/630_360_1681230427-825.jpg" xlink:type="simple" xlink:show="embed" xlink:actuate="onLoad" draw:mime-type="image/jpeg"/>
</draw:frame>
On Tuesday, the first group of Lithuanian instructors from the infantry brigade Zemaitija(“Zhemaytia”)Lithuania's armed forces went to Germany to participate in the European Union Mission to provide military assistance to Ukraine(EUMAM Ukraine).</text:p>
      <text:p text:style-name="P4">
Як передає Укрінформ про це повідомляє національний  <text:a xlink:type="simple" xlink:href="https://www.lrt.lt/ru/novosti/17/1960207/pervye-litovskie-instruktory-otpravilis-v-missiiu-po-obucheniiu-ukrainskikh-voennykh-v-frg" text:style-name="Internet_20_link" text:visited-style-name="Visited_20_Internet_20_Link">
</text:a>
With reference to Lithuania.</text:p>
      <text:p text:style-name="P4">
Until May 15, Lithuanian instructors, together with German and Belgian and Belgian and Belgian and Belgiankolags, will participate in a multinational training program for Ukrainian military under Germany.</text:p>
      <text:p text:style-name="P4">
The mission will include basic management training <text:a xlink:type="simple" xlink:href="https://www.ukrinform.ua/tag-zbroa" text:style-name="Internet_20_link" text:visited-style-name="Visited_20_Internet_20_Link">
</text:a>
, apt firing, medical and engineering training, as well as collective training of units at different levels, focusing on offensive and defensive operations in the settlements of Tana of wooded territories.</text:p>
      <text:p text:style-name="P4">
<text:span text:style-name="T4">
 Read also: </text:span>
 <text:a xlink:type="simple" xlink:href="https://www.ukrinform.ua/rubric-ato/3694309-komanduvanna-bojovou-grupou-ak-instruktori-z-finlandii-navcali-ukrainskih-prikordonnikiv.html" text:style-name="Internet_20_link" text:visited-style-name="Visited_20_Internet_20_Link">
<text:span text:style-name="T4">
 learning </text:span>
</text:a>
According to the Armed Forces of Lithuania, its instructors teach Ukrainians as part of various two -sided and international initiatives. In 2023, the Lithuanian Armed Forces will prepare up to 2 thousand. Ukrainian soldiers during trainings and courses.</text:p>
      <text:p text:style-name="P4">
The purpose of the EUMAM Ukraine mission, organized by the European Union, is to strengthen the military potential of the Armed Forces of Ukraine to protect the territorial intensity and sovereignty of Ukraine, as well as the protection of civilians.</text:p>
      <text:p text:style-name="P4">
_ Photo: Vyr. srreen. sp. I. Budzeikaitės Nuotr _</text:p>
      <text:p text:style-name="P4">
News Source: <text:a xlink:type="simple" xlink:href="https://www.ukrinform.ua/rubric-ato/3694578-litovski-instruktori-virusili-do-frn-dla-navcanna-ukrainskih-vijskovih.html" text:style-name="Internet_20_link" text:visited-style-name="Visited_20_Internet_20_Link">
https://www.ukrinform.ua/rubric-ato/3694578-litovski-instruktori-virusili-do-frn-dla-navcanna-ukrainskih-vijskovih.html</text:a>
</text:p>
      <!--NEWS-->
      <text:h text:style-name="P10" text:outline-level="1">
<text:span text:style-name="T4">
At the border of Azerbaijan and Armenia there was a shootout</text:span>
</text:h>
      <text:p text:style-name="P4">
Authors: Ukrinform (Person)</text:p>
      <text:p text:style-name="P4">
Publisher: Укринформ (Organization)</text:p>
      <text:p text:style-name="P4">
Published Time: 2023-04-11T19:34:00+03:00</text:p>
      <text:p text:style-name="P4">
Modified Time: 2023-04-11T19:34:00+03:00</text:p>
      <text:p text:style-name="P4">
Description: On Tuesday, April 11, there was a shooting at the border of Azerbaijan and Armenia. - Ukrinform.</text:p>
      <text:p text:style-name="P4">
Images: ["<text:a xlink:type="simple" xlink:href="https://static.ukrinform.com/photos/2020_07/thumb_files/630_360_1594746153-963.jpg" text:style-name="Internet_20_link" text:visited-style-name="Visited_20_Internet_20_Link">
630_360_15947...</text:a>
"]</text:p>
      <text:p text:style-name="P4">
Tags: ['Азербайджан', 'Стрілянина', 'Вірменія', 'Заморожені конфлікти']</text:p>
      <text:p text:style-name="P4">
Type: Article</text:p>
      <!--METADATA-->
      <text:p text:style-name="P4">
<draw:frame draw:style-name="fr1" draw:name="Image182" text:anchor-type="as-char" svg:width="6.9236in" svg:height="3.956343in" draw:z-index="0">
<draw:image xlink:href="../Images/yкринформ/2023-04-11T19-34-00-03-00/630_360_1594746153-963.jpg" xlink:type="simple" xlink:show="embed" xlink:actuate="onLoad" draw:mime-type="image/jpeg"/>
</draw:frame>
On Tuesday, April 11, there was a shooting at Bordonazerbaijan and Armenia.</text:p>
      <text:p text:style-name="P4">
About it reports <text:a xlink:type="simple" xlink:href="https://www.trend.az/azerbaijan/politics/3733995.html" text:style-name="Internet_20_link" text:visited-style-name="Visited_20_Internet_20_Link">
</text:a>
With reference to the Azerbaijan Ministry of Defense, Ukrinform reports.</text:p>
      <text:p text:style-name="P4">
“On April 11, units of Armenia's Armed Forces subjected an intense shelling of the Azerbaijani Army in the Lachynsky direction for provocation ... The urgent measures taken by our units, the units of Armenia have suffered significant losses. Currently, our positions are fired at mortars of mortars and large -caliber weapons, ”the message reads.</text:p>
      <text:p text:style-name="P4">
Iranian media <text:a xlink:type="simple" xlink:href="https://m.haqqin.az/news/280277" text:style-name="Internet_20_link" text:visited-style-name="Visited_20_Internet_20_Link">
</text:a>
that the drones were quickers towards the northwestern border to execute intelligence.</text:p>
      <text:p text:style-name="P4">
<text:span text:style-name="T4">
 Read also: </text:span>
 <text:a xlink:type="simple" xlink:href="https://www.ukrinform.ua/rubric-world/3678638-virmeni-ta-azerbajdzanci-obminalisa-vognem-u-nagirnomu-karabahu-patero-zagiblih.html" text:style-name="Internet_20_link" text:visited-style-name="Visited_20_Internet_20_Link">
<text:span text:style-name="T4">
 Karabakh </text:span>
</text:a>
It is also reported that all the Iran army forces on the border with Armenia Taigaerbaijan were put in combat readiness.</text:p>
      <text:p text:style-name="P4">
Ombudsman(Ombudsman)Sabina Aaliev <text:a xlink:type="simple" xlink:href="https://www.trend.az/azerbaijan/politics/3734008.html" text:style-name="Internet_20_link" text:visited-style-name="Visited_20_Internet_20_Link">
</text:a>
that "the provocation that has led to the death and injury of the armored forces of the Azerbaijani Republic of Azerbaijan is continuing."</text:p>
      <text:p text:style-name="P4">
<text:span text:style-name="T4">
 Read also: </text:span>
 <text:a xlink:type="simple" xlink:href="https://www.ukrinform.ua/rubric-world/3679003-zbrojne-zitknenna-v-nagirnomu-karabahu-es-zaklikav-do-rozsliduvanna-incidentu.html" text:style-name="Internet_20_link" text:visited-style-name="Visited_20_Internet_20_Link">
<text:span text:style-name="T4">
 Karabakh </text:span>
</text:a>
At the same time the Armenian side <text:a xlink:type="simple" xlink:href="https://armenpress.am/ukr/news/1108447.html" text:style-name="Internet_20_link" text:visited-style-name="Visited_20_Internet_20_Link">
</text:a>
that the units of the Armed Forces of Azerbaijan opened fire on the military personnel, which carry out engineering work in the direction of the community.</text:p>
      <text:p text:style-name="P4">
“In the area of 17:30(Local time - ed.)In the same direction, the units of Zaserbaijan used mortars. Armenian Armenian units take necessary defense measures, ”the message reads.</text:p>
      <text:p text:style-name="P4">
The press service of the Armenia Moscow noted that as of 19:00, the shooting has decreased significantly at the local time.</text:p>
      <text:p text:style-name="P4">
“The information widespread in the Azerbaijani media that Armenian is using Iranian UAVs is not true. There are no Iranian unmanned aircraft in arms, ”the Ministry of Defense said.</text:p>
      <text:p text:style-name="P4">
News Source: <text:a xlink:type="simple" xlink:href="https://www.ukrinform.ua/rubric-world/3694584-na-kordoni-azerbajdzanu-ta-virmenii-stalasa-perestrilka.html" text:style-name="Internet_20_link" text:visited-style-name="Visited_20_Internet_20_Link">
https://www.ukrinform.ua/rubric-world/3694584-na-kordoni-azerbajdzanu-ta-virmenii-stalasa-perestrilka.html</text:a>
</text:p>
      <!--NEWS-->
      <text:h text:style-name="P10" text:outline-level="1">
<text:span text:style-name="T4">
Ukraine's female handball team made its way to the 2023 World Cup</text:span>
</text:h>
      <text:p text:style-name="P4">
Authors: Ukrinform (Person)</text:p>
      <text:p text:style-name="P4">
Publisher: Укринформ (Organization)</text:p>
      <text:p text:style-name="P4">
Published Time: 2023-04-11T19:38:00+03:00</text:p>
      <text:p text:style-name="P4">
Modified Time: 2023-04-11T19:38:00+03:00</text:p>
      <text:p text:style-name="P4">
Description: Handball players of the national team of Ukraine will play in the final tournament of the XXVI World Cup. - Ukrinform.</text:p>
      <text:p text:style-name="P4">
Images: ["<text:a xlink:type="simple" xlink:href="https://static.ukrinform.com/photos/2023_04/thumb_files/630_360_1681228887-280.jpg" text:style-name="Internet_20_link" text:visited-style-name="Visited_20_Internet_20_Link">
630_360_16812...</text:a>
"]</text:p>
      <text:p text:style-name="P4">
Tags: ['Збірна України', 'гандбол', 'Жінки']</text:p>
      <text:p text:style-name="P4">
Type: Article</text:p>
      <!--METADATA-->
      <text:p text:style-name="P4">
<draw:frame draw:style-name="fr1" draw:name="Image183" text:anchor-type="as-char" svg:width="6.9236in" svg:height="3.956343in" draw:z-index="0">
<draw:image xlink:href="../Images/yкринформ/2023-04-11T19-38-00-03-00/630_360_1681228887-280.jpg" xlink:type="simple" xlink:show="embed" xlink:actuate="onLoad" draw:mime-type="image/jpeg"/>
</draw:frame>
The Handball players of the national team of Ukraine will play in the final tournament of the XXVI Championship.</text:p>
      <text:p text:style-name="P4">
In the match in response to the playoffs of qualification in the Hungarian city of Kishvard "Blue and Yellow", the team of Northern Macedonia-31:22, reports for the second time, reports.</text:p>
      <text:p text:style-name="P4">
In the first qualifying meeting, the Ukrainka took the mountain over the Balkans with a score24: 22.</text:p>
      <text:p text:style-name="P4">
<text:span text:style-name="T4">
 Read also: </text:span>
 <text:a xlink:type="simple" xlink:href="https://www.ukrinform.ua/rubric-sports/3693203-ukrainski-gandbolistki-zigraut-matc-plejoff-cs-z-pivnicnou-makedonieu.html" text:style-name="Internet_20_link" text:visited-style-name="Visited_20_Internet_20_Link">
<text:span text:style-name="T4">
 handball </text:span>
</text:a>
According to Ukrinform, the Ukrainians last participated in the World Cup in 2009 in China, where they took, where they took 17th place.</text:p>
      <text:p text:style-name="P4">
We will remind, the World Cup 2023 among women's teams will be held from November 29 to December 17 in Norway, Denmark and Sweden.</text:p>
      <text:p text:style-name="P4">
News Source: <text:a xlink:type="simple" xlink:href="https://www.ukrinform.ua/rubric-sports/3694581-zinoca-zbirna-ukraini-z-gandbolu-probilasa-na-cempionat-svitu2023.html" text:style-name="Internet_20_link" text:visited-style-name="Visited_20_Internet_20_Link">
https://www.ukrinform.ua/rubric-sports/3694581-zinoca-zbirna-ukraini-z-gandbolu-probilasa-na-cempionat-svitu2023.html</text:a>
</text:p>
      <!--NEWS-->
      <text:h text:style-name="P10" text:outline-level="1">
<text:span text:style-name="T4">
Canada and Ukraine have expanded the free trade agreement</text:span>
</text:h>
      <text:p text:style-name="P4">
Authors: Ukrinform (Person)</text:p>
      <text:p text:style-name="P4">
Publisher: Укринформ (Organization)</text:p>
      <text:p text:style-name="P4">
Published Time: 2023-04-11T19:39:00+03:00</text:p>
      <text:p text:style-name="P4">
Modified Time: 2023-04-11T19:39:00+03:00</text:p>
      <text:p text:style-name="P4">
Description: Ukraine and Canada have agreed to expand the free trade agreement. - Ukrinform.</text:p>
      <text:p text:style-name="P4">
Images: ["<text:a xlink:type="simple" xlink:href="https://static.ukrinform.com/photos/2017_12/thumb_files/630_360_1513887422-4763.jpeg" text:style-name="Internet_20_link" text:visited-style-name="Visited_20_Internet_20_Link">
630_360_15138...</text:a>
"]</text:p>
      <text:p text:style-name="P4">
Tags: ['Канада', 'Торгівля', 'Україна']</text:p>
      <text:p text:style-name="P4">
Type: Article</text:p>
      <!--METADATA-->
      <text:p text:style-name="P4">
<draw:frame draw:style-name="fr1" draw:name="Image184" text:anchor-type="as-char" svg:width="6.9236in" svg:height="3.956343in" draw:z-index="0">
<draw:image xlink:href="../Images/yкринформ/2023-04-11T19-39-00-03-00/630_360_1513887422-4763.jpeg" xlink:type="simple" xlink:show="embed" xlink:actuate="onLoad" draw:mime-type="image/jpeg"/>
</draw:frame>
Ukrainian Canada agreed to expand the free trade agreement.</text:p>
      <text:p text:style-name="P4">
According to the Ukrinform correspondent, the official signing ceremony of Toronto was taken by the Prime Ministers Canada and Ukraine Justin Trudeau and Denisshigal.</text:p>
      <text:p text:style-name="P4">
“In particular, 18 chapters were agreed, 9 of which were completely new. They are trading in services, financial and telecommunication services, investments, trade and gender equality, indigenous peoples, proper regulatory policy, development and administration of small -scale enterprises, ”said the head of the Ukrainian government.</text:p>
      <text:p text:style-name="P4">
According to him, the modernized agreement is expected to help increase diversive trade and open new economic opportunities for enterprises.</text:p>
      <text:p text:style-name="P4">
In addition, Canada and Ukraine have entered into a youth mobility agreement that will lighten young people from both states of journey and employment.</text:p>
      <text:p text:style-name="P4">
As reported by Ukrinform, Denis <text:a xlink:type="simple" xlink:href="https://www.ukrinform.ua/tag-smigal" text:style-name="Internet_20_link" text:visited-style-name="Visited_20_Internet_20_Link">
</text:a>
Today is a one -day visit to Canada. He had already negotiated Justin Trudeau, Defense Minister Anita Anand, Minister of Foreign Affairs, Maleni Zolie and Finance Minister Christ Friland.</text:p>
      <text:p text:style-name="P4">
<text:span text:style-name="T4">
 Read also: </text:span>
 <text:a xlink:type="simple" xlink:href="https://www.ukrinform.ua/rubric-polytics/3691737-kanada-krainam-nato-ukraini-potribni-garantii-bezpeki-pisla-vijni-bo-v-nei-agresivnij-susid.html" text:style-name="Internet_20_link" text:visited-style-name="Visited_20_Internet_20_Link">
<text:span text:style-name="T4">
 Canada </text:span>
</text:a>
Recall that a memorandum of mutual understanding between the Cabinet of Ministers of Ukraine Tauryd Canada regarding youth exchanges was signed in the fall of 2010 by the Prime Minister of Canada Stephen Harper during his first viralism to Ukraine. The document was proposed to introduce a simplified regime for intensifying young people in both countries for the purpose of training and employment. The memorandum, however, did not come into force and was officially terminated after several years. Today, this Agreement has been restored.</text:p>
      <text:p text:style-name="P4">
It is known that the Free Trade Agreement between Canada and Ukraine came into force first August 2017 and allowed to mutually abolish or reduce imports to most commodity positions. Even during the conclusion of the original agreement, it was announced that in the future it would be expanded to the sphere of services and investments.</text:p>
      <text:p text:style-name="P4">
News Source: <text:a xlink:type="simple" xlink:href="https://www.ukrinform.ua/rubric-economy/3694582-kanada-ta-ukraina-rozsirili-ugodu-pro-vilnu-torgivlu.html" text:style-name="Internet_20_link" text:visited-style-name="Visited_20_Internet_20_Link">
https://www.ukrinform.ua/rubric-economy/3694582-kanada-ta-ukraina-rozsirili-ugodu-pro-vilnu-torgivlu.html</text:a>
</text:p>
      <!--NEWS-->
      <text:h text:style-name="P10" text:outline-level="1">
<text:span text:style-name="T4">
The US Senate initiates a secret briefing on response to Pentagon's - CNN documents</text:span>
</text:h>
      <text:p text:style-name="P4">
Authors: Ukrinform (Person)</text:p>
      <text:p text:style-name="P4">
Publisher: Укринформ (Organization)</text:p>
      <text:p text:style-name="P4">
Published Time: 2023-04-11T19:48:00+03:00</text:p>
      <text:p text:style-name="P4">
Modified Time: 2023-04-11T19:48:00+03:00</text:p>
      <text:p text:style-name="P4">
Description: The leader of the democratic majority in the US Senate, Chuck Sumer has submitted the administration for a secret briefing for senators regarding the reaction to the leakage of secret documents of the Pentagon containing information about the war in Ukraine. - Ukrinform.</text:p>
      <text:p text:style-name="P4">
Images: ["<text:a xlink:type="simple" xlink:href="https://static.ukrinform.com/photos/2018_07/thumb_files/630_360_1530693133-3633.jpg" text:style-name="Internet_20_link" text:visited-style-name="Visited_20_Internet_20_Link">
630_360_15306...</text:a>
"]</text:p>
      <text:p text:style-name="P4">
Tags: ['Пентагон', 'США', 'Сенат', 'Війна з росією', 'Документи']</text:p>
      <text:p text:style-name="P4">
Type: Article</text:p>
      <!--METADATA-->
      <text:p text:style-name="P4">
<draw:frame draw:style-name="fr1" draw:name="Image185" text:anchor-type="as-char" svg:width="6.9236in" svg:height="3.956343in" draw:z-index="0">
<draw:image xlink:href="../Images/yкринформ/2023-04-11T19-48-00-03-00/630_360_1530693133-3633.jpg" xlink:type="simple" xlink:show="embed" xlink:actuate="onLoad" draw:mime-type="image/jpeg"/>
</draw:frame>
The leader's majority in the US Senate, Chuck Sumer has submitted the administration to conduct a secret briefing for senators regarding the response to the Pentagon's leakage documents containing war in Ukraine.</text:p>
      <text:p text:style-name="P4">
About it reports TV channel <text:a xlink:type="simple" xlink:href="https://www.cnn.com/europe/live-news/russia-ukraine-war-news-04-11-23/h_8da77ed6020d237701259654d55f7027" text:style-name="Internet_20_link" text:visited-style-name="Visited_20_Internet_20_Link">
</text:a>
With the reference of the bride of Senator Sumer, Ukrinform reports.</text:p>
      <text:p text:style-name="P4">
“While <text:a xlink:type="simple" xlink:href="https://www.ukrinform.ua/tag-pentagon" text:style-name="Internet_20_link" text:visited-style-name="Visited_20_Internet_20_Link">
</text:a>
Interagency existence has been involved in the assessment of the impact of leakage, US officials and their close allies are still afraid that the leak can jeopardize confidential sources to compromise important external relations, "the statement said.</text:p>
      <text:p text:style-name="P4">
It is also noted that the Pentagon has limited the circulation of secret documents, which are generally accessible to hundreds of people in the government.</text:p>
      <text:p text:style-name="P4">
<text:span text:style-name="T4">
 Read also: </text:span>
 <text:a xlink:type="simple" xlink:href="https://www.ukrinform.ua/rubric-world/3694189-deaki-zi-zlitih-dokumentiv-pentagonu-buli-pidrobleni-bilij-dim.html" text:style-name="Internet_20_link" text:visited-style-name="Visited_20_Internet_20_Link">
<text:span text:style-name="T4">
 Pentagon </text:span>
</text:a>
As reported by Ukrinform, after a conversation with the US defense ministers and South Korestal it is known that <text:a xlink:type="simple" xlink:href="https://www.ukrinform.ua/rubric-world/3694434-vitik-dokumentiv-pentagonu-u-pivdennij-korei-kazut-so-znacna-castina-danih-sfabrikovana.html" text:style-name="Internet_20_link" text:visited-style-name="Visited_20_Internet_20_Link">
</text:a>
Last week, The New York Times reported that <text:a xlink:type="simple" xlink:href="https://www.ukrinform.ua/rubric-ato/3692686-nyt-pentagon-rozslidue-vitik-taemnih-dokumentiv-pro-pidgotovku-kontrnastupu-zsu.html" text:style-name="Internet_20_link" text:visited-style-name="Visited_20_Internet_20_Link">
</text:a>
that concerns the US and NATO plans for the planned counter -offensive of the Armed Forces.</text:p>
      <text:p text:style-name="P4">
News Source: <text:a xlink:type="simple" xlink:href="https://www.ukrinform.ua/rubric-world/3694588-u-senati-ssa-iniciuut-sekretnij-brifing-sodo-reaguvanna-na-vitik-dokumentiv-pentagona-cnn.html" text:style-name="Internet_20_link" text:visited-style-name="Visited_20_Internet_20_Link">
https://www.ukrinform.ua/rubric-world/3694588-u-senati-ssa-iniciuut-sekretnij-brifing-sodo-reaguvanna-na-vitik-dokumentiv-pentagona-cnn.html</text:a>
</text:p>
      <!--NEWS-->
      <text:h text:style-name="P10" text:outline-level="1">
<text:span text:style-name="T4">
In Mariupol, after the rain flooded apartments and roads, the sewer broke through</text:span>
</text:h>
      <text:p text:style-name="P4">
Authors: Ukrinform (Person)</text:p>
      <text:p text:style-name="P4">
Publisher: Укринформ (Organization)</text:p>
      <text:p text:style-name="P4">
Published Time: 2023-04-11T19:48:29+03:00</text:p>
      <text:p text:style-name="P4">
Modified Time: 2023-04-11T19:48:29+03:00</text:p>
      <text:p text:style-name="P4">
Description: In the temporarily captured Russian army Mariupol, after the rain, flooded apartments in houses and roads, broke through the sewage. - Ukrinform.</text:p>
      <text:p text:style-name="P4">
Images: ["<text:a xlink:type="simple" xlink:href="https://static.ukrinform.com/photos/2023_04/thumb_files/630_360_1681231427-177.jpeg" text:style-name="Internet_20_link" text:visited-style-name="Visited_20_Internet_20_Link">
630_360_16812...</text:a>
"]</text:p>
      <text:p text:style-name="P4">
Tags: ['Дощ', 'Маріуполь', 'Негода']</text:p>
      <text:p text:style-name="P4">
Type: Article</text:p>
      <!--METADATA-->
      <text:p text:style-name="P4">
<draw:frame draw:style-name="fr1" draw:name="Image186" text:anchor-type="as-char" svg:width="6.9236in" svg:height="3.956343in" draw:z-index="0">
<draw:image xlink:href="../Images/yкринформ/2023-04-11T19-48-29-03-00/630_360_1681231427-177.jpeg" xlink:type="simple" xlink:show="embed" xlink:actuate="onLoad" draw:mime-type="image/jpeg"/>
</draw:frame>
Timely captured by the Russian army of Mariupol after the rain flooded the apartment and roads, broke through the sewer.</text:p>
      <text:p text:style-name="P4">
About it in <text:a xlink:type="simple" xlink:href="https://t.me/mariupolrada/13653" text:style-name="Internet_20_link" text:visited-style-name="Visited_20_Internet_20_Link">
</text:a>
The Mariupol City Range reports, Ukrinform reports.</text:p>
      <text:p text:style-name="P4">
“It rained in the city. In apartments that allegedly "repaired" the roof flows. The residents of the house on the avenue of metallurgists, 35 gathered a bucket of water, ” - said the presentation.</text:p>
      <text:p text:style-name="P4">
According to the City Council, on Fleetskaya Street, where after <text:a xlink:type="simple" xlink:href="https://www.ukrinform.ua/tag-dos" text:style-name="Internet_20_link" text:visited-style-name="Visited_20_Internet_20_Link">
</text:a>
Lake was formed, people cannot move in annormally. At the same time, the occupying "power" ignores all complaints.</text:p>
      <text:p text:style-name="P4">
<text:span text:style-name="T4">
 Read also: </text:span>
 <text:a xlink:type="simple" xlink:href="https://www.ukrinform.ua/rubric-regions/3693895-pid-mariupolem-cile-selo-viselaut-zaradi-rozmisenna-vijskovih-rf.html" text:style-name="Internet_20_link" text:visited-style-name="Visited_20_Internet_20_Link">
<text:span text:style-name="T4">
 Mariupol </text:span>
</text:a>
It is also reported that the sewer broke through in the Primorsky district of the city.</text:p>
      <text:p text:style-name="P4">
According to Ukrinform, Russia's aggression has caused one of the most familiar humanitarian catastrophes in Mariupol. The city is almost 90% destroyed as a result of moving shelling. The invaders wear their damaged homes to hide their crime.</text:p>
      <text:p text:style-name="P4">
<text:span text:style-name="T5">
Foto: Mariupol City Council</text:span>
</text:p>
      <text:p text:style-name="P4">
News Source: <text:a xlink:type="simple" xlink:href="https://www.ukrinform.ua/rubric-regions/3694587-u-mariupoli-pisla-dosu-zatopilo-kvartiri-i-dorogi-prorvalo-kanalizaciu.html" text:style-name="Internet_20_link" text:visited-style-name="Visited_20_Internet_20_Link">
https://www.ukrinform.ua/rubric-regions/3694587-u-mariupoli-pisla-dosu-zatopilo-kvartiri-i-dorogi-prorvalo-kanalizaciu.html</text:a>
</text:p>
      <!--NEWS-->
      <text:h text:style-name="P10" text:outline-level="1">
<text:span text:style-name="T4">
Poland will ask the European Commission for the Recovery of Duties for Ukrainian Agricultural Products</text:span>
</text:h>
      <text:p text:style-name="P4">
Authors: Ukrinform (Person)</text:p>
      <text:p text:style-name="P4">
Publisher: Укринформ (Organization)</text:p>
      <text:p text:style-name="P4">
Published Time: 2023-04-11T19:50:00+03:00</text:p>
      <text:p text:style-name="P4">
Modified Time: 2023-04-11T19:50:00+03:00</text:p>
      <text:p text:style-name="P4">
Description: Poland will refer to the European Commission on their own or group of several other EU countries so that Brussels will review the issues of restoring duties on Ukrainian agricultural products. - Ukrinform.</text:p>
      <text:p text:style-name="P4">
Images: ["<text:a xlink:type="simple" xlink:href="https://static.ukrinform.com/photos/2022_07/thumb_files/630_360_1658506115-342.jpg" text:style-name="Internet_20_link" text:visited-style-name="Visited_20_Internet_20_Link">
630_360_16585...</text:a>
"]</text:p>
      <text:p text:style-name="P4">
Tags: ['Євросоюз', 'Мито', 'Польща', 'Україна', 'Зерно']</text:p>
      <text:p text:style-name="P4">
Type: Article</text:p>
      <!--METADATA-->
      <text:p text:style-name="P4">
<draw:frame draw:style-name="fr1" draw:name="Image187" text:anchor-type="as-char" svg:width="6.9236in" svg:height="3.956343in" draw:z-index="0">
<draw:image xlink:href="../Images/yкринформ/2023-04-11T19-50-00-03-00/630_360_1658506115-342.jpg" xlink:type="simple" xlink:show="embed" xlink:actuate="onLoad" draw:mime-type="image/jpeg"/>
</draw:frame>
The Polish or with a group of several other EU countries will turn to the European Commission to review the issues of restoring duties on Ukrainian agricultural products in Brussels.</text:p>
      <text:p text:style-name="P4">
This was during a briefing for the media after meeting with representatives of the Association Grades with <text:a xlink:type="simple" xlink:href="https://www.ukrinform.ua/tag-polsa" text:style-name="Internet_20_link" text:visited-style-name="Visited_20_Internet_20_Link">
</text:a>
, Czech Republic, Romania, Bulgaria of Slovakia on the topic of export of agricultural products from Ukraine in the settlement of the very Lublin Voivodeship of the very puncti -rangour(Near the border with Ukraine - ed.)The Minister of Agriculture and Development of RP Robert Telus said, Ukrinform correspondent reports.</text:p>
      <text:p text:style-name="P4">
“After this meeting I will contact my colleagues from these countries(Czech Republic, Romania, Bulgaria, Slovakia - Ed.)To call us together, the EU is very decisive to look at the issue of duties since June, ”Telus said.</text:p>
      <text:p text:style-name="P4">
<text:span text:style-name="T4">
 Read also: </text:span>
 <text:a xlink:type="simple" xlink:href="https://www.ukrinform.ua/rubric-economy/3693494-u-polsi-kazut-so-import-ukrainskogo-zbizza-prizupinili-sonajmense-do-lipna.html" text:style-name="Internet_20_link" text:visited-style-name="Visited_20_Internet_20_Link">
</text:a>
He emphasized that it is very important to do so in such a way that the distribution from Ukraine is evenly occurring throughout Europe.</text:p>
      <text:p text:style-name="P4">
According to the Polish Ministry, Telus will contact the agrarian ministers of four countries on Wednesday and wants this meeting to take place as soon as possible, such as in a video format.</text:p>
      <text:p text:style-name="P4">
The minister noted that if other ministers for various reasons do not want to support his initiative, then he will contact the EU "in the coming days".</text:p>
      <text:p text:style-name="P4">
He informed that on Tuesday there will be a meeting of the crisis headquarters of Uzarashava, dedicated to the situation with Ukrainian grain. The most important task was that the Polish grain, which should be exported, was taken out of the country as quickly as possible.</text:p>
      <text:p text:style-name="P4">
Concerning the issue of transit of grain from Ukraine through the territory of Poland to the third countries, the Polish minister noted that there is an oral agreement with Kiev so far with Kiev.</text:p>
      <text:p text:style-name="P4">
<text:span text:style-name="T4">
 Read also: </text:span>
 <text:a xlink:type="simple" xlink:href="https://www.ukrinform.ua/rubric-economy/3692648-duda-priznaciv-novogo-ministra-silskogo-gospodarstva-na-tli-problem-z-ukrainskim-zbizzam-u-polsi.html" text:style-name="Internet_20_link" text:visited-style-name="Visited_20_Internet_20_Link">
</text:a>
“I hope that an agreement with the Ukrainian side will be signed on Friday. We will monitor the situation, but it is Ukraine that will control the tank licenses for the export of grain to those companies that will export it with victory, ”Telus said.In turn, the leader of Agronia Michal Kolodzeychyk reported that the departments of Polish agrarians will block the railway checkpoint in Grubeshovin the border with Ukraine, through which Ukrainian grain is entering Poland.</text:p>
      <text:p text:style-name="P4">
As it was reported, Polish agrarians have been conducting protests over the last few months, in particular, opposed to transportation through the territory of Polish to third countries of Ukrainian agro -products. They emphasized that the significant part of the Ukrainian grain is not transported in transit further, but settles the Polls, thereby reducing the purchase prices in the RP for the grain of Polish agrarians. Under pressure from farmers, the Polish government has appealed to the European Commission to refuse zero duties on Ukrainian agricultural products. However, the European Commission did not fulfill the demand of the Polish farmers for the introduction of duties on Ukrainian companions and continued for another year, until June 5, 2024, an agreement on duty -free importation of goods from Ukraine.</text:p>
      <text:p text:style-name="P4">
On Wednesday, April 5, against the backdrop of the crisis with Ukrainian grain resigned by the previous Minister of Agriculture of Poland Henryk Kovalchyk. In four place, Robert Telus was assigned, which was assembled on the same day, the Crisal Staff to solve the problem with the influx of the Polish market of Ukrainian grain.</text:p>
      <text:p text:style-name="P4">
During his official visit to Poland, President of Ukraine Volodymyr Zelensky discussed this issue with Prime Minister of Poland Mateusha Moravetsky.</text:p>
      <text:p text:style-name="P4">
During the meeting on April 7, Mykola Solsky stated at the border with the Polish Minister of Minister of Grade Policy and Food of Ukraine that Ukraine would spare Ukraine with wheat, corn, and rapeseed. At the same time, Polish stated that, probably, in a week, April 14, he would meet with the Ukrainian Minister again to sign an agreement to identify the problem with Ukrainian grain.</text:p>
      <text:p text:style-name="P4">
News Source: <text:a xlink:type="simple" xlink:href="https://www.ukrinform.ua/rubric-economy/3694591-polsa-prositime-evrokomisiu-pro-vidnovlenna-mita-na-ukrainsku-agroprodukciu.html" text:style-name="Internet_20_link" text:visited-style-name="Visited_20_Internet_20_Link">
https://www.ukrinform.ua/rubric-economy/3694591-polsa-prositime-evrokomisiu-pro-vidnovlenna-mita-na-ukrainsku-agroprodukciu.html</text:a>
</text:p>
      <!--NEWS-->
      <text:h text:style-name="P10" text:outline-level="1">
<text:span text:style-name="T4">
Canada has announced a new defense package for Ukraine</text:span>
</text:h>
      <text:p text:style-name="P4">
Authors: Ukrinform (Person)</text:p>
      <text:p text:style-name="P4">
Publisher: Укринформ (Organization)</text:p>
      <text:p text:style-name="P4">
Published Time: 2023-04-11T19:52:00+03:00</text:p>
      <text:p text:style-name="P4">
Modified Time: 2023-04-11T19:52:00+03:00</text:p>
      <text:p text:style-name="P4">
Description: Canada will immediately hand over tens of thousands of small arms and a million ammunition to Ukraine. - Ukrinform.</text:p>
      <text:p text:style-name="P4">
Images: ["<text:a xlink:type="simple" xlink:href="https://static.ukrinform.com/photos/2023_04/thumb_files/630_360_1681231746-105.jpg" text:style-name="Internet_20_link" text:visited-style-name="Visited_20_Internet_20_Link">
630_360_16812...</text:a>
"]</text:p>
      <text:p text:style-name="P4">
Tags: ['Канада', 'Трюдо', 'Україна', 'допомога', 'Війна з росією']</text:p>
      <text:p text:style-name="P4">
Type: Article</text:p>
      <!--METADATA-->
      <text:p text:style-name="P4">
<draw:frame draw:style-name="fr1" draw:name="Image188" text:anchor-type="as-char" svg:width="6.9236in" svg:height="3.956343in" draw:z-index="0">
<draw:image xlink:href="../Images/yкринформ/2023-04-11T19-52-00-03-00/630_360_1681231746-105.jpg" xlink:type="simple" xlink:show="embed" xlink:actuate="onLoad" draw:mime-type="image/jpeg"/>
</draw:frame>
Canadianegarian will hand over tens of thousands of small arms and a million chippiece to Ukraine.</text:p>
      <text:p text:style-name="P4">
According to the Ukrinform correspondent, the UNTronto Prime Minister, Canada, Justin Trudeau, announced this during a press conference.</text:p>
      <text:p text:style-name="P4">
According to him, from the warehouses of the Armed Forces of Canada to Ukraine will be sent to the rented rifles, automatic <text:a xlink:type="simple" xlink:href="https://www.ukrinform.ua/tag-zbroa" text:style-name="Internet_20_link" text:visited-style-name="Visited_20_Internet_20_Link">
</text:a>
Tamilion ammunition.</text:p>
      <text:p text:style-name="P4">
In addition, Canada has announced the expansion of sanctions against Russia, adding a 14 individual and 34 legal entities. Nine Belarusian financial companies also came under Canadian.</text:p>
      <text:p text:style-name="P4">
<text:span text:style-name="T4">
 Read also: </text:span>
 <text:a xlink:type="simple" xlink:href="https://www.ukrinform.ua/rubric-ato/3692283-viziti-na-poli-bou-kanadski-saperi-navcaut-vijskovih-zsu-u-polsi.html" text:style-name="Internet_20_link" text:visited-style-name="Visited_20_Internet_20_Link">
<text:span text:style-name="T4">
 Canada </text:span>
</text:a>
As reported by Ukrinform, Denis Shmigal is today with a one -day viral in Canada. He has already negotiated with Justin Trudeau, Anita Anand Minister, Minister of Foreign Affairs, Melanie Jelly and Financing Minister of Finance.</text:p>
      <text:p text:style-name="P4">
News Source: <text:a xlink:type="simple" xlink:href="https://www.ukrinform.ua/rubric-ato/3694589-kanada-ogolosila-pro-novij-paket-oboronnoi-dopomogi-dla-ukraini.html" text:style-name="Internet_20_link" text:visited-style-name="Visited_20_Internet_20_Link">
https://www.ukrinform.ua/rubric-ato/3694589-kanada-ogolosila-pro-novij-paket-oboronnoi-dopomogi-dla-ukraini.html</text:a>
</text:p>
      <!--NEWS-->
      <text:h text:style-name="P10" text:outline-level="1">
<text:span text:style-name="T4">
The government has agreed to appoint the heads of Lugansk and Sumy Regional State Administration</text:span>
</text:h>
      <text:p text:style-name="P4">
Authors: Ukrinform (Person)</text:p>
      <text:p text:style-name="P4">
Publisher: Укринформ (Organization)</text:p>
      <text:p text:style-name="P4">
Published Time: 2023-04-11T20:00:00+03:00</text:p>
      <text:p text:style-name="P4">
Modified Time: 2023-04-11T20:00:00+03:00</text:p>
      <text:p text:style-name="P4">
Description: The Cabinet of Ministers agreed to the appointment of new heads of Lugansk and Sumy regional state administration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Луганщина', 'Сумщина']</text:p>
      <text:p text:style-name="P4">
Type: Article</text:p>
      <!--METADATA-->
      <text:p text:style-name="P4">
<draw:frame draw:style-name="fr1" draw:name="Image189" text:anchor-type="as-char" svg:width="6.9236in" svg:height="3.956343in" draw:z-index="0">
<draw:image xlink:href="../Images/yкринформ/2023-04-11T20-00-00-03-00/630_360_1678738628-217.jpg" xlink:type="simple" xlink:show="embed" xlink:actuate="onLoad" draw:mime-type="image/jpeg"/>
</draw:frame>
The Cabinet of Ministers agreed the appointment of new heads of Lugansk and Sumy regional state administrations.</text:p>
      <text:p text:style-name="P4">
This was reported by a permanent representative <text:a xlink:type="simple" xlink:href="https://www.ukrinform.ua/tag-kabmin" text:style-name="Internet_20_link" text:visited-style-name="Visited_20_Internet_20_Link">
</text:a>
In the Verkhovna Rada Taras Melnychuk in <text:a xlink:type="simple" xlink:href="https://t.me/tmelnychuk/2063" text:style-name="Internet_20_link" text:visited-style-name="Visited_20_Internet_20_Link">
</text:a>
, reports Ukrinform.</text:p>
      <text:p text:style-name="P4">
"The appointment of Lisogor Artem Vladimirovich was agreed by the head of the Luhansk regional state administration; Artyukh Vladimir Nikolaevich by the head of the regional state administration," Melnychuk wrote.</text:p>
      <text:p text:style-name="P4">
<text:span text:style-name="T4">
 Read also: </text:span>
 <text:a xlink:type="simple" xlink:href="https://www.ukrinform.ua/rubric-polytics/3683639-gajdaj-prokomentuvav-informaciu-pro-priznacenna-poslom-u-kazahstani.html" text:style-name="Internet_20_link" text:visited-style-name="Visited_20_Internet_20_Link">
<text:span text:style-name="T4">
 Gaidai </text:span>
</text:a>
As it was reported, on January 24, the President dismissed Dmitry Zhivitsky from the head of the Sumy Regional State Administration <text:a xlink:type="simple" xlink:href="https://www.president.gov.ua/documents/392023-45645" text:style-name="Internet_20_link" text:visited-style-name="Visited_20_Internet_20_Link">
</text:a>
, and Sergei Gaidai from the post of the head of the Luhansk Regional State Administration - <text:a xlink:type="simple" xlink:href="https://www.president.gov.ua/documents/1492023-46105" text:style-name="Internet_20_link" text:visited-style-name="Visited_20_Internet_20_Link">
</text:a>
 .</text:p>
      <text:p text:style-name="P4">
News Source: <text:a xlink:type="simple" xlink:href="https://www.ukrinform.ua/rubric-regions/3694594-urad-pogodiv-priznacenna-goliv-luganskoi-ta-sumskoi-oda.html" text:style-name="Internet_20_link" text:visited-style-name="Visited_20_Internet_20_Link">
https://www.ukrinform.ua/rubric-regions/3694594-urad-pogodiv-priznacenna-goliv-luganskoi-ta-sumskoi-oda.html</text:a>
</text:p>
      <!--NEWS-->
      <text:h text:style-name="P10" text:outline-level="1">
<text:span text:style-name="T4">
NBU and State Department discussed the increased sanction pressure on the Russian Federation</text:span>
</text:h>
      <text:p text:style-name="P4">
Authors: Ukrinform (Person)</text:p>
      <text:p text:style-name="P4">
Publisher: Укринформ (Organization)</text:p>
      <text:p text:style-name="P4">
Published Time: 2023-04-11T20:05:29+03:00</text:p>
      <text:p text:style-name="P4">
Modified Time: 2023-04-11T20:05:29+03:00</text:p>
      <text:p text:style-name="P4">
Description: The National Bank and the US State Department discussed the steps necessary to increase sanction pressure on the Russian Federation. Priority goals are key financial institutions in the Russian capital market and Russian banks. - Ukrinform.</text:p>
      <text:p text:style-name="P4">
Images: ["<text:a xlink:type="simple" xlink:href="https://static.ukrinform.com/photos/2020_06/thumb_files/630_360_1591893289-695.jpg" text:style-name="Internet_20_link" text:visited-style-name="Visited_20_Internet_20_Link">
630_360_15918...</text:a>
", "<text:a xlink:type="simple" xlink:href="https://static.ukrinform.com/photos/2023_04/1681232498-892.jpg" text:style-name="Internet_20_link" text:visited-style-name="Visited_20_Internet_20_Link">
1681232498-89...</text:a>
"]</text:p>
      <text:p text:style-name="P4">
Tags: ['Нацбанк', 'Санкції', 'Держдеп', 'росія', 'Андрій Пишний']</text:p>
      <text:p text:style-name="P4">
Type: Article</text:p>
      <!--METADATA-->
      <text:p text:style-name="P4">
<draw:frame draw:style-name="fr1" draw:name="Image190" text:anchor-type="as-char" svg:width="6.9236in" svg:height="3.956343in" draw:z-index="0">
<draw:image xlink:href="../Images/yкринформ/2023-04-11T20-05-29-03-00/630_360_1591893289-695.jpg" xlink:type="simple" xlink:show="embed" xlink:actuate="onLoad" draw:mime-type="image/jpeg"/>
</draw:frame>
The National Bank and the US State Department have discussed the steps required to rein on the Russian Federation. Priority goals are key financial institutions of the Russian Federation and Russian banks.</text:p>
      <text:p text:style-name="P4">
As Ukrinform reports, it has reported <text:a xlink:type="simple" xlink:href="https://www.facebook.com/pyshnyy/posts/pfbid02FUdV9sH1agXgqUQJ8mGjqLAYEJzjTiaamWTRb9Suih1RksoiWEaLM5joobUjn1mWl" text:style-name="Internet_20_link" text:visited-style-name="Visited_20_Internet_20_Link">
</text:a>
National Bank Chairman Andriy Pyshny Following the meeting with the Head of Coordination of US State Department James O'BRen.</text:p>
      <text:p text:style-name="P4">
"States of the sanction coalition have made considerable efforts to introduce sanctions in front of the Russian financial institutions. And the role of the United States in this result is extremely significant. Presenting the separate direction of the NBU to maintain the sanction policy of Ukraine, the work of which in the last 6 months was systematized and significantly strengthened. We will increase our expertness and lever, " - said the lush.</text:p>
      <text:p text:style-name="P4">
He expressed confidence that the State Department is a reliable partner on this way, so the regulator will form direct communication with him to ensure a speedy decision -making and their maximum efficiency.</text:p>
      <text:p text:style-name="P4">
<text:span text:style-name="T4">
 Read also: </text:span>
 <text:a xlink:type="simple" xlink:href="https://www.ukrinform.ua/rubric-world/3693120-bajden-prodovziv-sankcii-proti-rosii-se-na-rik.html" text:style-name="Internet_20_link" text:visited-style-name="Visited_20_Internet_20_Link">
<text:span text:style-name="T4">
 SANKSCI </text:span>
</text:a>
"Discussed with Mr. O'Brenin specific actions needed now to increase the state pressure on the Russian Federation. Priority purposes that should be performed are key financial institutions in the Russian capital market, as well as Russian banking - emphasized.</text:p>
      <text:p text:style-name="P4">
<draw:frame draw:style-name="fr1" draw:name="Image191" text:anchor-type="as-char" svg:width="6.602564in" svg:height="10.0in" draw:z-index="0">
<draw:image xlink:href="../Images/yкринформ/2023-04-11T20-05-29-03-00/1681232498-892.jpg" xlink:type="simple" xlink:show="embed" xlink:actuate="onLoad" draw:mime-type="image/jpeg"/>
</draw:frame>
Photo: Andriypyshny</text:p>
      <text:p text:style-name="P4">
He noted that each of these financial institutions is in one way or another an asset of the Kremlin, and cubtomatically equates them to the "wallets", from which the war is funded, or the help of which creates instruments to bypass existing sanctions. Personal restrictions on bank and financial sector executives are also needed.</text:p>
      <text:p text:style-name="P4">
<text:span text:style-name="T4">
 Read also: </text:span>
 <text:a xlink:type="simple" xlink:href="https://www.ukrinform.ua/rubric-polytics/3693104-rnbo-ta-urad-gotuut-sankcii-proti-osib-aki-pracuut-na-rosijsku-agresiu-zelenskij.html" text:style-name="Internet_20_link" text:visited-style-name="Visited_20_Internet_20_Link">
<text:span text:style-name="T4">
 SANKSCI </text:span>
</text:a>
According to the NBU Chairman, Ukraine also supports communication with FATF. The chief is the introduction of Russia to the Fatf Black List. There are all the substances for this, she thinks lush.He distinguished another direction of joint work - ensuring the exit from the RinCurf international banking groups.</text:p>
      <text:p text:style-name="P4">
"In the context of Russia's restrictions, the exit procedure has become more complicated, but to be unacceptable there. That is why we urge partners to join the complementary search for a mechanism for the stimulation of international banks to exit the Rivne Market," - summed up Pyshny.</text:p>
      <text:p text:style-name="P4">
As reported by Ukrinform, the head of the National Bank went to Washington to participate in the year -old spring meetings of the International Monetary Fund and the Group of the World Bank.</text:p>
      <text:p text:style-name="P4">
News Source: <text:a xlink:type="simple" xlink:href="https://www.ukrinform.ua/rubric-economy/3694595-nbu-ta-derzdep-obgovorili-posilenna-sankcijnogo-tisku-na-rf.html" text:style-name="Internet_20_link" text:visited-style-name="Visited_20_Internet_20_Link">
https://www.ukrinform.ua/rubric-economy/3694595-nbu-ta-derzdep-obgovorili-posilenna-sankcijnogo-tisku-na-rf.html</text:a>
</text:p>
      <!--NEWS-->
      <text:h text:style-name="P10" text:outline-level="1">
<text:span text:style-name="T4">
Reporters without borders criticized restrictions for the media on the front line in Ukraine</text:span>
</text:h>
      <text:p text:style-name="P4">
Authors: Ukrinform (Person)</text:p>
      <text:p text:style-name="P4">
Publisher: Укринформ (Organization)</text:p>
      <text:p text:style-name="P4">
Published Time: 2023-04-11T20:10:00+03:00</text:p>
      <text:p text:style-name="P4">
Modified Time: 2023-04-11T20:10:00+03:00</text:p>
      <text:p text:style-name="P4">
Description: Organization "Reporters without borders" has expressed dissatisfaction with the introduction of a ban on visit to media by 52 frontier cities and villages in eastern Ukraine from the end of March. - Ukrinform.</text:p>
      <text:p text:style-name="P4">
Images: ["<text:a xlink:type="simple" xlink:href="https://static.ukrinform.com/photos/2021_12/thumb_files/630_360_1639647342-625.jpg" text:style-name="Internet_20_link" text:visited-style-name="Visited_20_Internet_20_Link">
630_360_16396...</text:a>
"]</text:p>
      <text:p text:style-name="P4">
Tags: ['ЗМІ', 'Репортери без кордонів', 'Війна з росією']</text:p>
      <text:p text:style-name="P4">
Type: Article</text:p>
      <!--METADATA-->
      <text:p text:style-name="P4">
<draw:frame draw:style-name="fr1" draw:name="Image192" text:anchor-type="as-char" svg:width="6.9236in" svg:height="3.956343in" draw:z-index="0">
<draw:image xlink:href="../Images/yкринформ/2023-04-11T20-10-00-03-00/630_360_1639647342-625.jpg" xlink:type="simple" xlink:show="embed" xlink:actuate="onLoad" draw:mime-type="image/jpeg"/>
</draw:frame>
Organization "Reporters without borders" has expressed dissatisfaction with the introduction of the late March for a ban on visiting media representatives of 52 frontier cities of villages in eastern Ukraine.</text:p>
      <text:p text:style-name="P4">
This is stated in <text:a xlink:type="simple" xlink:href="https://www.reporter-ohne-grenzen.de/pressemitteilungen/meldung/front-verbot-fuer-medienschaffende" text:style-name="Internet_20_link" text:visited-style-name="Visited_20_Internet_20_Link">
</text:a>
Nasayti of the organization, reports Ukrinform.</text:p>
      <text:p text:style-name="P4">
“We believe that new measures are excessive. They are informed with the front -diligious, " - said the executive director of" Reporters without borders "Christian Mirae.</text:p>
      <text:p text:style-name="P4">
As it is noted, military regional commands divided the area of the fighting zone - "Red", "Yellow" and "Green". Media representatives are forbidden to enter the Red Zone. In the "yellow zone", reporters are allowed to be performed only by a presenter or other person identified by the military. Working in the Green Area is allowed without restrictions.</text:p>
      <text:p text:style-name="P4">
<text:span text:style-name="T4">
 Read also: </text:span>
 <text:a xlink:type="simple" xlink:href="https://www.ukrinform.ua/rubric-society/3685142-zurnalisti-zaklikaut-virisiti-situaciu-z-dostupom-do-visvitlenna-bojovih-dij.html" text:style-name="Internet_20_link" text:visited-style-name="Visited_20_Internet_20_Link">
</text:a>
In addition, the military is introducing new prescards for media workers in zinoda. These accreditation are valid for six months and then should be performed. In case of violation of the new rules, media staff may be deprived or temporarily terminated.</text:p>
      <text:p text:style-name="P4">
A spokeswoman for the Operational Command "South" Natalia Humeniuk <text:a xlink:type="simple" xlink:href="https://www.ukrinform.ua/rubric-society/3685776-zoni-roboti-zurnalistiv-viznacaut-z-urahuvannam-bezpekovoi-situacii-recniki-zsu.html" text:style-name="Internet_20_link" text:visited-style-name="Visited_20_Internet_20_Link">
</text:a>
that has not been directed to interfere with journalists' work.</text:p>
      <text:p text:style-name="P4">
As it was reported, new conditions for organizing the work of media representatives in the areas of hostilities have come into force <text:a xlink:type="simple" xlink:href="https://armyinform.com.ua/2023/03/01/v-ukrayini-zminyuyutsya-pravyla-otrymannya-preskarty-dlya-mediaspilnoty/" text:style-name="Internet_20_link" text:visited-style-name="Visited_20_Internet_20_Link">
</text:a>
Commander -in -Chief of Armed Forces No. 73 of 03.03.2022 "On the organization of interaction between armed units of Ukraine, other components of defense forces and representatives of the means of masks at the time of the legal regime of martial law". In accordance with the donas, the definition of "red", "yellow" and "green" zones for the treatment of representatives is provided <text:a xlink:type="simple" xlink:href="https://www.ukrinform.ua/tag-zmi" text:style-name="Internet_20_link" text:visited-style-name="Visited_20_Internet_20_Link">
</text:a>
. The proposal decisions are made by commander of operational and strategic groups for a week, as weekly zoning may change.In November 2022, six Ukrainian and foreign media lost the accreditation of reports from de -industrial Kherson without the permission of the local command. They were returned to accreditation.</text:p>
      <text:p text:style-name="P4">
News Source: <text:a xlink:type="simple" xlink:href="https://www.ukrinform.ua/rubric-society/3694598-reporteri-bez-kordoniv-rozkritikuvali-obmezenna-dla-zmi-na-linii-frontu-v-ukraini.html" text:style-name="Internet_20_link" text:visited-style-name="Visited_20_Internet_20_Link">
https://www.ukrinform.ua/rubric-society/3694598-reporteri-bez-kordoniv-rozkritikuvali-obmezenna-dla-zmi-na-linii-frontu-v-ukraini.html</text:a>
</text:p>
      <!--NEWS-->
      <text:h text:style-name="P10" text:outline-level="1">
<text:span text:style-name="T4">
The Council plans to simplify the conditions of production of wine and craft alcoholic beverages</text:span>
</text:h>
      <text:p text:style-name="P4">
Authors: Ukrinform (Person)</text:p>
      <text:p text:style-name="P4">
Publisher: Укринформ (Organization)</text:p>
      <text:p text:style-name="P4">
Published Time: 2023-04-11T20:17:35+03:00</text:p>
      <text:p text:style-name="P4">
Modified Time: 2023-04-11T20:17:35+03:00</text:p>
      <text:p text:style-name="P4">
Description: At a meeting on April 11, the Verkhovna Rada adopted in the first reading of laws aimed at supporting small producers of craft alcoholic beverages and winemakers. - Ukrinform.</text:p>
      <text:p text:style-name="P4">
Images: ["<text:a xlink:type="simple" xlink:href="https://static.ukrinform.com/photos/2021_04/thumb_files/630_360_1617432258-754.jpg" text:style-name="Internet_20_link" text:visited-style-name="Visited_20_Internet_20_Link">
630_360_16174...</text:a>
"]</text:p>
      <text:p text:style-name="P4">
Tags: ['Алкоголь', 'Верховна Рада', 'Вино', 'Виробництво']</text:p>
      <text:p text:style-name="P4">
Type: Article</text:p>
      <!--METADATA-->
      <text:p text:style-name="P4">
<draw:frame draw:style-name="fr1" draw:name="Image193" text:anchor-type="as-char" svg:width="6.9236in" svg:height="3.956343in" draw:z-index="0">
<draw:image xlink:href="../Images/yкринформ/2023-04-11T20-17-35-03-00/630_360_1617432258-754.jpg" xlink:type="simple" xlink:show="embed" xlink:actuate="onLoad" draw:mime-type="image/jpeg"/>
</draw:frame>
The Verkhovnarad at the meeting on April 11, adopted in the first reading of laws, qualitatively to support small producers of craft alcoholic beverages.</text:p>
      <text:p text:style-name="P4">
As Ukrinform reports, it reports <text:a xlink:type="simple" xlink:href="https://minagro.gov.ua/news/parlament-v-pershomu-chitanni-uhvaliv-zakonoproekti-spryamovani-na-pidtrimku-vinorobiv-ta-malih-virobnikiv-kraftovih-spirtnih-napoyiv" text:style-name="Internet_20_link" text:visited-style-name="Visited_20_Internet_20_Link">
</text:a>
press service <text:a xlink:type="simple" xlink:href="https://minagro.gov.ua/news/parlament-v-pershomu-chitanni-uhvaliv-zakonoproekti-spryamovani-na-pidtrimku-vinorobiv-ta-malih-virobnikiv-kraftovih-spirtnih-napoyiv" text:style-name="Internet_20_link" text:visited-style-name="Visited_20_Internet_20_Link">
</text:a>
It is noted that Parliament has approved as a basis the draft laws “On making some laws of Ukraine on simplification of conditions(№ 5762)and “On amendments to some proceedings [] <text:a xlink:type="simple" xlink:href="https://www.ukrinform.ua/tag-ukraina" text:style-name="Internet_20_link" text:visited-style-name="Visited_20_Internet_20_Link">
</text:a>
on the development of wine products and simplification of economic activity of small production of wine products »(№9030).</text:p>
      <text:p text:style-name="P4">
Законопроєкт №5762: пропонує визнати малими виробниками дистилятів суб’єктівгосподарювання, що виробляють спиртові дистиляти та спиртні напої з власнихдистилятів, спрощує отримання ліцензії на виробництво та знижує її вартість.Крім цього, документ узгоджує норми законодавства щодо ліцензуваннявиробництва та продажу спиртових дистилятів та виключає положення щодообов’язкової сертифікації спирту, дистилятів, біоетанолу і тютюнових виробів.</text:p>
      <text:p text:style-name="P4">
<text:span text:style-name="T4">
Читайте також:</text:span>
 <text:a xlink:type="simple" xlink:href="https://www.ukrinform.ua/rubric-economy/3625867-rada-uhvalila-zakon-pro-geograficni-zaznacenna-spirtnih-napoiv.html" text:style-name="Internet_20_link" text:visited-style-name="Visited_20_Internet_20_Link">
 <text:span text:style-name="T4">
спиртн</text:span>
 </text:a>
Bill No. 9030 concerns small winemakers. He proposes to abolish a number of procedures and restrictions, including licenses for alcoholic beverages. Instead, it is proposed to create a register of small production of wine products. It is also envisaged to reduce the material and technical base of small industries and simplify the procedure.</text:p>
      <text:p text:style-name="P4">
As it was reported, the bill No. 5762 was registered in the Verkhovna Rada of Ukraine on July 14, 2021. The Law No. 9030 was registered on February 17, 2023.</text:p>
      <text:p text:style-name="P4">
News Source: <text:a xlink:type="simple" xlink:href="https://www.ukrinform.ua/rubric-economy/3694601-rada-planue-sprostiti-umovi-virobnictva-vina-ta-kraftovih-alkogolnih-napoiv.html" text:style-name="Internet_20_link" text:visited-style-name="Visited_20_Internet_20_Link">
https://www.ukrinform.ua/rubric-economy/3694601-rada-planue-sprostiti-umovi-virobnictva-vina-ta-kraftovih-alkogolnih-napoiv.html</text:a>
</text:p>
      <!--NEWS-->
      <text:h text:style-name="P10" text:outline-level="1">
<text:span text:style-name="T4">
US fused secret documents have serious inaccuracies - the Ministry of Defense of Britain</text:span>
</text:h>
      <text:p text:style-name="P4">
Authors: Ukrinform (Person)</text:p>
      <text:p text:style-name="P4">
Publisher: Укринформ (Organization)</text:p>
      <text:p text:style-name="P4">
Published Time: 2023-04-11T20:22:14+03:00</text:p>
      <text:p text:style-name="P4">
Modified Time: 2023-04-11T20:22:14+03:00</text:p>
      <text:p text:style-name="P4">
Description: The UK Ministry of Defense has declared a "serious level of inaccuracies" in the network, probably US secret documents. - Ukrinform.</text:p>
      <text:p text:style-name="P4">
Images: ["<text:a xlink:type="simple" xlink:href="https://static.ukrinform.com/photos/2021_04/thumb_files/630_360_1618211624-782.jpg" text:style-name="Internet_20_link" text:visited-style-name="Visited_20_Internet_20_Link">
630_360_16182...</text:a>
"]</text:p>
      <text:p text:style-name="P4">
Tags: ['Британія', 'Пентагон', 'США', 'ЗСУ', 'Документи']</text:p>
      <text:p text:style-name="P4">
Type: Article</text:p>
      <!--METADATA-->
      <text:p text:style-name="P4">
<draw:frame draw:style-name="fr1" draw:name="Image194" text:anchor-type="as-char" svg:width="6.9236in" svg:height="3.956343in" draw:z-index="0">
<draw:image xlink:href="../Images/yкринформ/2023-04-11T20-22-14-03-00/630_360_1618211624-782.jpg" xlink:type="simple" xlink:show="embed" xlink:actuate="onLoad" draw:mime-type="image/jpeg"/>
</draw:frame>
The UK Ministry of Defense has declared a "serious level" in the network, probably, US secret documents.</text:p>
      <text:p text:style-name="P4">
This was reported by the British Office in <text:a xlink:type="simple" xlink:href="https://twitter.com/DefenceHQ/status/1645817692148883456" text:style-name="Internet_20_link" text:visited-style-name="Visited_20_Internet_20_Link">
</text:a>
, reports Ukrinform.</text:p>
      <text:p text:style-name="P4">
“The widely known leakage of the predicted secret information of the United States has demonstrated a serious level of inaccuracies. Readers should be careful and not take a cleaned coin of statements that can potentially spread misinformation, ”the posts.</text:p>
      <text:p text:style-name="P4">
<text:span text:style-name="T4">
 Read also: </text:span>
 <text:a xlink:type="simple" xlink:href="https://www.ukrinform.ua/rubric-world/3694588-u-senati-ssa-iniciuut-sekretnij-brifing-sodo-reaguvanna-na-vitik-dokumentiv-pentagona-cnn.html" text:style-name="Internet_20_link" text:visited-style-name="Visited_20_Internet_20_Link">
<text:span text:style-name="T4">
 Pentag </text:span>
</text:a>
As reported by Ukrinform, last week the newspaper The New York Times reported that <text:a xlink:type="simple" xlink:href="https://www.ukrinform.ua/rubric-world/3693664-u-ssa-rozpocali-rozsliduvanna-pisla-novogo-vitoku-sekretnih-vijskovih-dokumentiv.html" text:style-name="Internet_20_link" text:visited-style-name="Visited_20_Internet_20_Link">
</text:a>
The US and NATO plans for the planned counter -offensive of the Armed Forces are quality. Meanwhile, the Bellingcat investigators have conducted their own investigation into the search of the primary sources of drained Pentagon documents.</text:p>
      <text:p text:style-name="P4">
Advisor to the head of the Presidential Office Mikhail Podolyak stated that publishing, allegedly, documents on the counter -offensive of Ukraine - <text:a xlink:type="simple" xlink:href="https://www.ukrinform.ua/rubric-other_news/3692956-v-op-nazvali-rosijskim-blefom-publikaciu-nibito-dokumentiv-pro-kontrnastup.html" text:style-name="Internet_20_link" text:visited-style-name="Visited_20_Internet_20_Link">
</text:a>
.</text:p>
      <text:p text:style-name="P4">
Department of Justice <text:a xlink:type="simple" xlink:href="https://www.ukrinform.ua/tag-ssa" text:style-name="Internet_20_link" text:visited-style-name="Visited_20_Internet_20_Link">
 </text:a>
It has announced that the investigation of the leakage of US intelligence documents, which has been publicized on social networks over the last weeks.</text:p>
      <text:p text:style-name="P4">
News Source: <text:a xlink:type="simple" xlink:href="https://www.ukrinform.ua/rubric-world/3694602-zliti-sekretni-dokumenti-ssa-maut-serjozni-netocnosti-minoboroni-britanii.html" text:style-name="Internet_20_link" text:visited-style-name="Visited_20_Internet_20_Link">
https://www.ukrinform.ua/rubric-world/3694602-zliti-sekretni-dokumenti-ssa-maut-serjozni-netocnosti-minoboroni-britanii.html</text:a>
</text:p>
      <!--NEWS-->
      <text:h text:style-name="P10" text:outline-level="1">
<text:span text:style-name="T4">
The Russian army fired at the community twice in Dnipropetrovsk region</text:span>
</text:h>
      <text:p text:style-name="P4">
Authors: Ukrinform (Person)</text:p>
      <text:p text:style-name="P4">
Publisher: Укринформ (Organization)</text:p>
      <text:p text:style-name="P4">
Published Time: 2023-04-11T20:27:00+03:00</text:p>
      <text:p text:style-name="P4">
Modified Time: 2023-04-11T20:27:00+03:00</text:p>
      <text:p text:style-name="P4">
Description: The Russian army fired at the Marganets community twice a day in the Nikopol district. - Ukrinform.</text:p>
      <text:p text:style-name="P4">
Images: ["<text:a xlink:type="simple" xlink:href="https://static.ukrinform.com/photos/2023_04/thumb_files/630_360_1681233724-269.jpg" text:style-name="Internet_20_link" text:visited-style-name="Visited_20_Internet_20_Link">
630_360_16812...</text:a>
", "<text:a xlink:type="simple" xlink:href="https://static.ukrinform.com/photos/2023_04/1681233700-952.jpg" text:style-name="Internet_20_link" text:visited-style-name="Visited_20_Internet_20_Link">
1681233700-95...</text:a>
", "<text:a xlink:type="simple" xlink:href="https://static.ukrinform.com/photos/2023_04/1681233701-260.jpg" text:style-name="Internet_20_link" text:visited-style-name="Visited_20_Internet_20_Link">
1681233701-26...</text:a>
", "<text:a xlink:type="simple" xlink:href="https://static.ukrinform.com/photos/2023_04/1681233700-978.jpg" text:style-name="Internet_20_link" text:visited-style-name="Visited_20_Internet_20_Link">
1681233700-97...</text:a>
"]</text:p>
      <text:p text:style-name="P4">
Tags: ['Дніпропетровщина', 'Обстріл', 'Війна з росією']</text:p>
      <text:p text:style-name="P4">
Type: Article</text:p>
      <!--METADATA-->
      <text:p text:style-name="P4">
<draw:frame draw:style-name="fr1" draw:name="Image195" text:anchor-type="as-char" svg:width="6.9236in" svg:height="3.956343in" draw:z-index="0">
<draw:image xlink:href="../Images/yкринформ/2023-04-11T20-27-00-03-00/630_360_1681233724-269.jpg" xlink:type="simple" xlink:show="embed" xlink:actuate="onLoad" draw:mime-type="image/jpeg"/>
</draw:frame>
The Russian army fired at the Manganese community twice a day in the Nikopol district.</text:p>
      <text:p text:style-name="P4">
About it in <text:a xlink:type="simple" xlink:href="https://t.me/mykola_lukashuk/4077" text:style-name="Internet_20_link" text:visited-style-name="Visited_20_Internet_20_Link">
</text:a>
Informs Mykola Lukashuk, the Chief Properepetrovsk Regional Council, Ukrinform reports.</text:p>
      <text:p text:style-name="P4">
"The Russians continue the terror of Nikopol region. Today the enemy is twice <text:a xlink:type="simple" xlink:href="https://www.ukrinform.ua/tag-obstril" text:style-name="Internet_20_link" text:visited-style-name="Visited_20_Internet_20_Link">
</text:a>
Manganese community. SESS employees have the consequences, "the post reads.</text:p>
      <text:p text:style-name="P4">
<draw:frame draw:style-name="fr1" draw:name="Image196" text:anchor-type="as-char" svg:width="6.9236in" svg:height="6.9236in" draw:z-index="0">
<draw:image xlink:href="../Images/yкринформ/2023-04-11T20-27-00-03-00/1681233700-952.jpg" xlink:type="simple" xlink:show="embed" xlink:actuate="onLoad" draw:mime-type="image/jpeg"/>
</draw:frame>
<draw:frame draw:style-name="fr1" draw:name="Image197" text:anchor-type="as-char" svg:width="6.9236in" svg:height="6.9236in" draw:z-index="0">
<draw:image xlink:href="../Images/yкринформ/2023-04-11T20-27-00-03-00/1681233701-260.jpg" xlink:type="simple" xlink:show="embed" xlink:actuate="onLoad" draw:mime-type="image/jpeg"/>
</draw:frame>
It is now known that a private apartment building has been damaged. People were not injured.</text:p>
      <text:p text:style-name="P4">
<draw:frame draw:style-name="fr1" draw:name="Image198" text:anchor-type="as-char" svg:width="6.9236in" svg:height="6.9236in" draw:z-index="0">
<draw:image xlink:href="../Images/yкринформ/2023-04-11T20-27-00-03-00/1681233700-978.jpg" xlink:type="simple" xlink:show="embed" xlink:actuate="onLoad" draw:mime-type="image/jpeg"/>
</draw:frame>
<text:span text:style-name="T4">
 Read also: </text:span>
 <text:a xlink:type="simple" xlink:href="https://www.ukrinform.ua/rubric-ato/3694436-rosiani-obstrilali-z-minometiv-dva-prikordonni-sela-na-sumsini.html" text:style-name="Internet_20_link" text:visited-style-name="Visited_20_Internet_20_Link">
<text:span text:style-name="T4">
 firing </text:span>
</text:a>
Earlier it was reported that <text:a xlink:type="simple" xlink:href="https://www.ukrinform.ua/rubric-regions/3694435-na-dnipropetrovsini-majze-zaversili-rozminuvanna-silgospzemel.html" text:style-name="Internet_20_link" text:visited-style-name="Visited_20_Internet_20_Link">
</text:a>
on the territory of Dnipropetrovsk region.</text:p>
      <text:p text:style-name="P4">
<text:span text:style-name="T5">
Foto: Telegram Mykola Lukashuk - head of dor</text:span>
</text:p>
      <text:p text:style-name="P4">
News Source: <text:a xlink:type="simple" xlink:href="https://www.ukrinform.ua/rubric-ato/3694605-armia-rf-dvici-obstrilala-gromadu-na-dnipropetrovsini.html" text:style-name="Internet_20_link" text:visited-style-name="Visited_20_Internet_20_Link">
https://www.ukrinform.ua/rubric-ato/3694605-armia-rf-dvici-obstrilala-gromadu-na-dnipropetrovsini.html</text:a>
</text:p>
      <!--NEWS-->
      <text:h text:style-name="P10" text:outline-level="1">
<text:span text:style-name="T4">
In the Hague protesters tried to disrupt Macron's performance</text:span>
</text:h>
      <text:p text:style-name="P4">
Authors: Ukrinform (Person)</text:p>
      <text:p text:style-name="P4">
Publisher: Укринформ (Organization)</text:p>
      <text:p text:style-name="P4">
Published Time: 2023-04-11T20:29:02+03:00</text:p>
      <text:p text:style-name="P4">
Modified Time: 2023-04-11T20:29:02+03:00</text:p>
      <text:p text:style-name="P4">
Description: The protesters interrupted the President of France Emmanuel Macron, who is with a two -day state visit to the Netherlands. - Ukrinform.</text:p>
      <text:p text:style-name="P4">
Images: ["<text:a xlink:type="simple" xlink:href="https://static.ukrinform.com/photos/2022_04/thumb_files/630_360_1650825731-530.jpg" text:style-name="Internet_20_link" text:visited-style-name="Visited_20_Internet_20_Link">
630_360_16508...</text:a>
", "<text:a xlink:type="simple" xlink:href="https://static.ukrinform.com/photos/2023_04/1681233888-562.jpg" text:style-name="Internet_20_link" text:visited-style-name="Visited_20_Internet_20_Link">
1681233888-56...</text:a>
"]</text:p>
      <text:p text:style-name="P4">
Tags: ['Гаага', 'Макрон', 'Нідерланди']</text:p>
      <text:p text:style-name="P4">
Type: Article</text:p>
      <!--METADATA-->
      <text:p text:style-name="P4">
<draw:frame draw:style-name="fr1" draw:name="Image199" text:anchor-type="as-char" svg:width="6.9236in" svg:height="3.956343in" draw:z-index="0">
<draw:image xlink:href="../Images/yкринформ/2023-04-11T20-29-02-03-00/630_360_1650825731-530.jpg" xlink:type="simple" xlink:show="embed" xlink:actuate="onLoad" draw:mime-type="image/jpeg"/>
</draw:frame>
The protesters interrupted the French President's speech by Emmanuel Macron, who reassures a two -day state visit to the Netherlands.</text:p>
      <text:p text:style-name="P4">
About it reports Ukrinform with reference to <text:a xlink:type="simple" xlink:href="https://nos.nl/artikel/2471032-toespraak-macron-bij-staatsbezoek-verstoord-door-activisten" text:style-name="Internet_20_link" text:visited-style-name="Visited_20_Internet_20_Link">
</text:a>
.</text:p>
      <text:p text:style-name="P4">
"French President Macron, during a speech in the Hague about the future of Europe, was spectators who shouted slogans from the stands," the statement said.</text:p>
      <text:p text:style-name="P4">
It is noted that one of the demonstrators shouted "Where is French Democracy?", The protesters also lifted a banner with the inscription "President of Violence of Talicarism", but the banner was taken away by security.</text:p>
      <text:p text:style-name="P4">
<draw:frame draw:style-name="fr1" draw:name="Image200" text:anchor-type="as-char" svg:width="6.9236in" svg:height="3.89773in" draw:z-index="0">
<draw:image xlink:href="../Images/yкринформ/2023-04-11T20-29-02-03-00/1681233888-562.jpg" xlink:type="simple" xlink:show="embed" xlink:actuate="onLoad" draw:mime-type="image/jpeg"/>
</draw:frame>
Photo: Robin Vanlonkhuijsen</text:p>
      <text:p text:style-name="P4">
Macron shortly interrupted his speech and tried to answer the protesters, but was shouted.</text:p>
      <text:p text:style-name="P4">
"I can answer this question if you give me time," he said.</text:p>
      <text:p text:style-name="P4">
After bringing the protesters, Macron continued his performance.</text:p>
      <text:p text:style-name="P4">
"It is very important to keep a debate," Macron said, restoring his speech.</text:p>
      <text:p text:style-name="P4">
<text:span text:style-name="T4">
 Read also: </text:span>
 <text:a xlink:type="simple" xlink:href="https://www.ukrinform.ua/rubric-world/3694442-u-nimeccini-ta-cehii-rozkritikuvali-zaavi-makrona-sodo-tajvanu.html" text:style-name="Internet_20_link" text:visited-style-name="Visited_20_Internet_20_Link">
<text:span text:style-name="T4">
 Macron </text:span>
</text:a>
In recent months, France has not subjected to protests against retirement reform, which will increase the retirement age from 62 to 64 years.</text:p>
      <text:p text:style-name="P4">
According to Ukrinform, French President Emmanuel Macron and his wife made a two -day visit to the Netherlands against the backdrop of criticism of his coments regarding Europe's position on China and Taiwan.</text:p>
      <text:p text:style-name="P4">
This is the first state visit of the President of France to the Netherlands for 23 years.</text:p>
      <text:p text:style-name="P4">
The head of France was greeted with a salute of 42 guns French warships, as well as the Navy of the Netherlands.</text:p>
      <text:p text:style-name="P4">
Emmanuel Macron, after returning from a three -day state visit to the KNRZZAZYA that <text:a xlink:type="simple" xlink:href="https://www.ukrinform.ua/tag-evropa" text:style-name="Internet_20_link" text:visited-style-name="Visited_20_Internet_20_Link">
</text:a>
It is not interested in escalation crises around Taiwan and must adhere to its own strategy in a relationship with an island independent of both the United States and China.</text:p>
      <text:p text:style-name="P4">
Germany and the Czech Republic have criticized the statements of French President Emmanueliamakron on Taiwan, as well as the dependence of European countries on the United States.</text:p>
      <text:p text:style-name="P4">
The Head of the Polish Government Mateusz Moravetsky warned individual European leaders against attempting to promote the policy of "strategic autonomy" in Europe, calling, on the contrary, to the development of Europe's strategic cooperation with a diversion.</text:p>
      <text:p text:style-name="P4">
News Source: <text:a xlink:type="simple" xlink:href="https://www.ukrinform.ua/rubric-world/3694606-u-gaazi-protestuvalniki-namagalisa-zirvati-vistup-makrona.html" text:style-name="Internet_20_link" text:visited-style-name="Visited_20_Internet_20_Link">
https://www.ukrinform.ua/rubric-world/3694606-u-gaazi-protestuvalniki-namagalisa-zirvati-vistup-makrona.html</text:a>
</text:p>
      <!--NEWS-->
      <text:h text:style-name="P10" text:outline-level="1">
<text:span text:style-name="T4">
Under the Liman, Ukrainian artillery destroyed two Russian tanks</text:span>
</text:h>
      <text:p text:style-name="P4">
Authors: Ukrinform (Person)</text:p>
      <text:p text:style-name="P4">
Publisher: Укринформ (Organization)</text:p>
      <text:p text:style-name="P4">
Published Time: 2023-04-11T20:35:08+03:00</text:p>
      <text:p text:style-name="P4">
Modified Time: 2023-04-11T20:35:08+03:00</text:p>
      <text:p text:style-name="P4">
Description: Artillerymen of the 43rd Separate Artillery Brigade named after Hetman Taras Tryasil destroyed two Russian tanks under the Lyman of Donetsk region, which tried to attack Ukrainian positions. - Ukrinform.</text:p>
      <text:p text:style-name="P4">
Images: ["<text:a xlink:type="simple" xlink:href="https://static.ukrinform.com/photos/2022_04/thumb_files/630_360_1649246844-344.jpg" text:style-name="Internet_20_link" text:visited-style-name="Visited_20_Internet_20_Link">
630_360_16492...</text:a>
"]</text:p>
      <text:p text:style-name="P4">
Tags: ['Донеччина', 'Танк', 'Лиман', 'Війна з росією', 'Артилерія']</text:p>
      <text:p text:style-name="P4">
Type: Article</text:p>
      <!--METADATA-->
      <text:p text:style-name="P4">
<draw:frame draw:style-name="fr1" draw:name="Image201" text:anchor-type="as-char" svg:width="6.9236in" svg:height="3.956343in" draw:z-index="0">
<draw:image xlink:href="../Images/yкринформ/2023-04-11T20-35-08-03-00/630_360_1649246844-344.jpg" xlink:type="simple" xlink:show="embed" xlink:actuate="onLoad" draw:mime-type="image/jpeg"/>
</draw:frame>
Artillerymen of the 43rd Separate Artillery Brigade named after Hetman Taras Trysylazlazhlazhlazhlazhilad two Russian tanks under the Lyman of Donetsk region, which tried to-grant Ukrainian positions.</text:p>
      <text:p text:style-name="P4">
According to Ukrinform, the artillery brigade reports in <text:a xlink:type="simple" xlink:href="https://www.facebook.com/watch/" text:style-name="Internet_20_link" text:visited-style-name="Visited_20_Internet_20_Link">
</text:a>
.</text:p>
      <text:p text:style-name="P4">
“43 Oabr minus two Russian <text:a xlink:type="simple" xlink:href="https://www.ukrinform.ua/tag-tank" text:style-name="Internet_20_link" text:visited-style-name="Visited_20_Internet_20_Link">
</text:a>
how to attack Ukrainian positions under the estuary, ”the presentation reads.</text:p>
      <text:p text:style-name="P4">
Video: <text:a xlink:type="simple" xlink:href="https://www.facebook.com/watch/" text:style-name="Internet_20_link" text:visited-style-name="Visited_20_Internet_20_Link">
</text:a>
<text:span text:style-name="T4">
 Read also: </text:span>
 <text:a xlink:type="simple" xlink:href="https://www.ukrinform.ua/rubric-ato/3693898-na-avdiivskomu-napramku-zsu-znisili-rosijskij-mi24.html" text:style-name="Internet_20_link" text:visited-style-name="Visited_20_Internet_20_Link">
<text:span text:style-name="T4">
 destroyed </text:span>
</text:a>
According to Ukrinform, according to the General Staff, <text:a xlink:type="simple" xlink:href="https://www.ukrinform.ua/rubric-ato/3694563-aviacia-zsu-za-den-zavdala-13-udariv-po-poziciah-voroga.html" text:style-name="Internet_20_link" text:visited-style-name="Visited_20_Internet_20_Link">
</text:a>
More than half a hundred enemy attacks were reflected in Liman, Bakhmut, Avdiiv and Mariinsky.</text:p>
      <text:p text:style-name="P4">
_ Photo illustrative_</text:p>
      <text:p text:style-name="P4">
News Source: <text:a xlink:type="simple" xlink:href="https://www.ukrinform.ua/rubric-ato/3694608-pid-limanom-ukrainska-artileria-znisila-dva-rosijskih-tanki.html" text:style-name="Internet_20_link" text:visited-style-name="Visited_20_Internet_20_Link">
https://www.ukrinform.ua/rubric-ato/3694608-pid-limanom-ukrainska-artileria-znisila-dva-rosijskih-tanki.html</text:a>
</text:p>
      <!--NEWS-->
      <text:h text:style-name="P10" text:outline-level="1">
<text:span text:style-name="T4">
Fired the day before the defenders are already undergoing rehabilitation</text:span>
</text:h>
      <text:p text:style-name="P4">
Authors: Ukrinform (Person)</text:p>
      <text:p text:style-name="P4">
Publisher: Укринформ (Organization)</text:p>
      <text:p text:style-name="P4">
Published Time: 2023-04-11T20:38:00+03:00</text:p>
      <text:p text:style-name="P4">
Modified Time: 2023-04-11T20:38:00+03:00</text:p>
      <text:p text:style-name="P4">
Description: Representatives of the National Guard of Ukraine and border guards, who were able to return from Russian captivity yesterday, undergo medical examinations. - Ukrinform.</text:p>
      <text:p text:style-name="P4">
Images: ["<text:a xlink:type="simple" xlink:href="https://static.ukrinform.com/photos/2023_04/thumb_files/630_360_1681234235-953.jpg" text:style-name="Internet_20_link" text:visited-style-name="Visited_20_Internet_20_Link">
630_360_16812...</text:a>
", "<text:a xlink:type="simple" xlink:href="https://static.ukrinform.com/photos/2023_04/thumb_files/630_360_1681234392-3575.jpeg" text:style-name="Internet_20_link" text:visited-style-name="Visited_20_Internet_20_Link">
630_360_16812...</text:a>
", "<text:a xlink:type="simple" xlink:href="https://static.ukrinform.com/photos/2023_04/thumb_files/630_360_1681234392-3798.jpeg" text:style-name="Internet_20_link" text:visited-style-name="Visited_20_Internet_20_Link">
630_360_16812...</text:a>
", "<text:a xlink:type="simple" xlink:href="https://static.ukrinform.com/photos/2023_04/thumb_files/630_360_1681234392-4491.jpeg" text:style-name="Internet_20_link" text:visited-style-name="Visited_20_Internet_20_Link">
630_360_16812...</text:a>
", "<text:a xlink:type="simple" xlink:href="https://static.ukrinform.com/photos/2023_04/thumb_files/630_360_1681234392-8934.jpeg" text:style-name="Internet_20_link" text:visited-style-name="Visited_20_Internet_20_Link">
630_360_16812...</text:a>
", "<text:a xlink:type="simple" xlink:href="https://static.ukrinform.com/photos/2023_04/thumb_files/630_360_1681234392-1965.jpeg" text:style-name="Internet_20_link" text:visited-style-name="Visited_20_Internet_20_Link">
630_360_16812...</text:a>
"]</text:p>
      <text:p text:style-name="P4">
Tags: ['МВС', 'Реабілітація', 'Лікарня', 'Військові']</text:p>
      <text:p text:style-name="P4">
Type: Article</text:p>
      <!--METADATA-->
      <text:p text:style-name="P4">
<draw:frame draw:style-name="fr1" draw:name="Image202" text:anchor-type="as-char" svg:width="6.9236in" svg:height="3.956343in" draw:z-index="0">
<draw:image xlink:href="../Images/yкринформ/2023-04-11T20-38-00-03-00/630_360_1681234235-953.jpg" xlink:type="simple" xlink:show="embed" xlink:actuate="onLoad" draw:mime-type="image/jpeg"/>
</draw:frame>
Representatives of the National Guard of Ukraine and border guards, who were able to return from Russian captivity yesterday, undergo medical examinations.</text:p>
      <text:p text:style-name="P4">
According to Ukrinform, the Deputy Minister of Internal Affairs Katerynapavlichenko reports in <text:a xlink:type="simple" xlink:href="https://www.facebook.com/katya.pavlichenko/posts/pfbid0Pg8bMWHu8jHMo39DJAei9rtTNwpVrkA5EmPdCjwKFUJWaZWQqJ854Wv9iSfLQtcSl" text:style-name="Internet_20_link" text:visited-style-name="Visited_20_Internet_20_Link">
</text:a>
“The defenders and defenders released from captivity yesterday are already undergoing the first stages. 46 Guards and Border Guards, who were able to return the captivity yesterday, undergo medical examinations. This is only the first stage of the process of complex <text:a xlink:type="simple" xlink:href="https://www.ukrinform.ua/tag-reabilitacia" text:style-name="Internet_20_link" text:visited-style-name="Visited_20_Internet_20_Link">
</text:a>
But the accompaniment ”, -Pavlichenko wrote.</text:p>
      <text:p text:style-name="P4">
According to her, each defender is formed an individual treatment program. Medical institutions and rehabilitation centers of the Ministry of Internal Affairs are used by a human -centered approach in their work, so carefully examine the state of health status of each patient.</text:p>
      <text:p text:style-name="P4">
<draw:frame draw:style-name="fr1" draw:name="Image203" text:anchor-type="as-char" svg:width="6.9236in" svg:height="3.956343in" draw:z-index="0">
<draw:image xlink:href="../Images/yкринформ/2023-04-11T20-38-00-03-00/630_360_1681234392-3575.jpeg" xlink:type="simple" xlink:show="embed" xlink:actuate="onLoad" draw:mime-type="image/jpeg"/>
</draw:frame>
The released defenders are already undergoing the first stage of rehabilitation / photo: Kateryna Pavlichenko <text:a xlink:type="simple" xlink:href="https://static.ukrinform.com/photos/2023_04/1681234392-3575.jpeg" text:style-name="Internet_20_link" text:visited-style-name="Visited_20_Internet_20_Link">
<draw:frame draw:style-name="fr1" draw:name="Image204" text:anchor-type="as-char" svg:width="6.9236in" svg:height="3.956343in" draw:z-index="0">
<draw:image xlink:href="../Images/yкринформ/2023-04-11T20-38-00-03-00/630_360_1681234392-3575.jpeg" xlink:type="simple" xlink:show="embed" xlink:actuate="onLoad" draw:mime-type="image/jpeg"/>
</draw:frame>
</text:a>
 <text:a xlink:type="simple" xlink:href="https://static.ukrinform.com/photos/2023_04/1681234392-3798.jpeg" text:style-name="Internet_20_link" text:visited-style-name="Visited_20_Internet_20_Link">
<draw:frame draw:style-name="fr1" draw:name="Image205" text:anchor-type="as-char" svg:width="6.9236in" svg:height="3.956343in" draw:z-index="0">
<draw:image xlink:href="../Images/yкринформ/2023-04-11T20-38-00-03-00/630_360_1681234392-3798.jpeg" xlink:type="simple" xlink:show="embed" xlink:actuate="onLoad" draw:mime-type="image/jpeg"/>
</draw:frame>
</text:a>
 <text:a xlink:type="simple" xlink:href="https://static.ukrinform.com/photos/2023_04/1681234392-4491.jpeg" text:style-name="Internet_20_link" text:visited-style-name="Visited_20_Internet_20_Link">
<draw:frame draw:style-name="fr1" draw:name="Image206" text:anchor-type="as-char" svg:width="6.9236in" svg:height="3.956343in" draw:z-index="0">
<draw:image xlink:href="../Images/yкринформ/2023-04-11T20-38-00-03-00/630_360_1681234392-4491.jpeg" xlink:type="simple" xlink:show="embed" xlink:actuate="onLoad" draw:mime-type="image/jpeg"/>
</draw:frame>
</text:a>
 <text:a xlink:type="simple" xlink:href="https://static.ukrinform.com/photos/2023_04/1681234392-8934.jpeg" text:style-name="Internet_20_link" text:visited-style-name="Visited_20_Internet_20_Link">
<draw:frame draw:style-name="fr1" draw:name="Image207" text:anchor-type="as-char" svg:width="6.9236in" svg:height="3.956343in" draw:z-index="0">
<draw:image xlink:href="../Images/yкринформ/2023-04-11T20-38-00-03-00/630_360_1681234392-8934.jpeg" xlink:type="simple" xlink:show="embed" xlink:actuate="onLoad" draw:mime-type="image/jpeg"/>
</draw:frame>
</text:a>
 <text:a xlink:type="simple" xlink:href="https://static.ukrinform.com/photos/2023_04/1681234392-1965.jpeg" text:style-name="Internet_20_link" text:visited-style-name="Visited_20_Internet_20_Link">
<draw:frame draw:style-name="fr1" draw:name="Image208" text:anchor-type="as-char" svg:width="6.9236in" svg:height="3.956343in" draw:z-index="0">
<draw:image xlink:href="../Images/yкринформ/2023-04-11T20-38-00-03-00/630_360_1681234392-1965.jpeg" xlink:type="simple" xlink:show="embed" xlink:actuate="onLoad" draw:mime-type="image/jpeg"/>
</draw:frame>
</text:a>
She specified that among the soldiers of the military released from captivity, 20 people are women who will be quality in NSU. “With most of those who undergo rehabilitation, it has been today communicated. It was invaluable to see their emotions during the meeting with the grievances and brothers, with whom they did not see or do not communicate since the time of capturing, ”Pavlichenko added.</text:p>
      <text:p text:style-name="P4">
<text:span text:style-name="T4">
 Read also: </text:span>
 <text:a xlink:type="simple" xlink:href="https://www.ukrinform.ua/rubric-regions/3694508-u-lvovi-vidkrili-sucasnij-korpus-nacionalnogo-reabilitacijnogo-centru-nezlamni.html" text:style-name="Internet_20_link" text:visited-style-name="Visited_20_Internet_20_Link">
<text:span text:style-name="T4">
 Rehabilitation </text:span>
</text:a>
</text:p>
      <text:p text:style-name="P4">
According to her, a long period of rehabilitation was released from captivity.</text:p>
      <text:p text:style-name="P4">
As reported by Ukrinform, on Monday, April 10, <text:a xlink:type="simple" xlink:href="https://www.ukrinform.ua/rubric-ato/3694003-velikij-obmin-ukraina-povernula-dodomu-se-100-polonenih.html" text:style-name="Internet_20_link" text:visited-style-name="Visited_20_Internet_20_Link">
</text:a>
</text:p>
      <text:p text:style-name="P4">
News Source: <text:a xlink:type="simple" xlink:href="https://www.ukrinform.ua/rubric-society/3694610-zvilneni-z-polonu-zahisniki-prohodat-reabilitaciu.html" text:style-name="Internet_20_link" text:visited-style-name="Visited_20_Internet_20_Link">
https://www.ukrinform.ua/rubric-society/3694610-zvilneni-z-polonu-zahisniki-prohodat-reabilitaciu.html</text:a>
</text:p>
      <!--NEWS-->
      <text:h text:style-name="P10" text:outline-level="1">
<text:span text:style-name="T4">
Ukraine will buy nuclear fuel in Canada</text:span>
</text:h>
      <text:p text:style-name="P4">
Authors: Ukrinform (Person)</text:p>
      <text:p text:style-name="P4">
Publisher: Укринформ (Organization)</text:p>
      <text:p text:style-name="P4">
Published Time: 2023-04-11T20:54:00+03:00</text:p>
      <text:p text:style-name="P4">
Modified Time: 2023-04-11T20:54:00+03:00</text:p>
      <text:p text:style-name="P4">
Description: Energoatom has agreed with the Canadian company "Cameco" on the purchase of nuclear fuel for use at Ukrainian nuclear power plants. - Ukrinform.</text:p>
      <text:p text:style-name="P4">
Images: ["<text:a xlink:type="simple" xlink:href="https://static.ukrinform.com/photos/2018_07/thumb_files/630_360_1531232936-7890.jpg" text:style-name="Internet_20_link" text:visited-style-name="Visited_20_Internet_20_Link">
630_360_15312...</text:a>
"]</text:p>
      <text:p text:style-name="P4">
Tags: ['Канада', 'Україна', 'Ядерне паливо', 'Угода']</text:p>
      <text:p text:style-name="P4">
Type: Article</text:p>
      <!--METADATA-->
      <text:p text:style-name="P4">
<draw:frame draw:style-name="fr1" draw:name="Image209" text:anchor-type="as-char" svg:width="6.9236in" svg:height="3.975273in" draw:z-index="0">
<draw:image xlink:href="../Images/yкринформ/2023-04-11T20-54-00-03-00/630_360_1531232936-7890.jpg" xlink:type="simple" xlink:show="embed" xlink:actuate="onLoad" draw:mime-type="image/jpeg"/>
</draw:frame>
Energoatom has agreed with the Canadian company "Cameco" on the purchase of nuclear fuel for use at Ukrainian nuclear power plants.</text:p>
      <text:p text:style-name="P4">
According to the Ukrinform correspondent, the premiere of the Ministry of Ministry of Ministers Justin Trudeau was stated in the office.</text:p>
      <text:p text:style-name="P4">
“During the stay of Prime Minister Denis Schmigal in Canada, Izaskatuna“ Cameco ”and the Ukrainian State Energoatom have entered into a large supply agreement, in which Cameco will supply uranium in order to satisfy Ukraine in Ukraine <text:a xlink:type="simple" xlink:href="https://www.ukrinform.ua/tag-aderne-palivo" text:style-name="Internet_20_link" text:visited-style-name="Visited_20_Internet_20_Link">
</text:a>
By 2035 -rock, ”the widespread message reads.</text:p>
      <text:p text:style-name="P4">
It is noted that this arrangement is based on the Partnership Agreement signed early this year and "will help Ukraine produce electricity while providing the middle class in Canada."</text:p>
      <text:p text:style-name="P4">
<text:span text:style-name="T4">
 Read also: </text:span>
 <text:a xlink:type="simple" xlink:href="https://www.ukrinform.ua/rubric-economy/3694582-kanada-ta-ukraina-rozsirili-ugodu-pro-vilnu-torgivlu.html" text:style-name="Internet_20_link" text:visited-style-name="Visited_20_Internet_20_Link">
<text:span text:style-name="T4">
 Canada </text:span>
</text:a>
As reported by Ukrinform, <text:a xlink:type="simple" xlink:href="https://www.ukrinform.ua/rubric-polytics/3694199-denis-smigal-pribuv-iz-vizitom-do-kanadi.html" text:style-name="Internet_20_link" text:visited-style-name="Visited_20_Internet_20_Link">
</text:a>
He has already carried out the winners with Justin Trudeau, Defense Minister Anita Anand, Minister of Law, Melanie Joli and Finance Minister Christ Friland. In addition, the head of the Ukrainian government <text:a xlink:type="simple" xlink:href="https://www.ukrinform.ua/rubric-polytics/3694531-smigal-razom-iz-friland-proviv-zustric-z-ukrainskou-gromadou-u-kanadi.html" text:style-name="Internet_20_link" text:visited-style-name="Visited_20_Internet_20_Link">
</text:a>
</text:p>
      <text:p text:style-name="P4">
News Source: <text:a xlink:type="simple" xlink:href="https://www.ukrinform.ua/rubric-economy/3694616-ukraina-zakupovuvatime-aderne-palivo-u-kanadi.html" text:style-name="Internet_20_link" text:visited-style-name="Visited_20_Internet_20_Link">
https://www.ukrinform.ua/rubric-economy/3694616-ukraina-zakupovuvatime-aderne-palivo-u-kanadi.html</text:a>
</text:p>
      <!--NEWS-->
      <text:h text:style-name="P10" text:outline-level="1">
<text:span text:style-name="T4">
In Ukraine tomorrow is expected to rain, in the afternoon up to 13 ° heat</text:span>
</text:h>
      <text:p text:style-name="P4">
Authors: Ukrinform (Person)</text:p>
      <text:p text:style-name="P4">
Publisher: Укринформ (Organization)</text:p>
      <text:p text:style-name="P4">
Published Time: 2023-04-11T21:02:00+03:00</text:p>
      <text:p text:style-name="P4">
Modified Time: 2023-04-11T21:02:00+03:00</text:p>
      <text:p text:style-name="P4">
Description: In Ukraine, it is sometimes possible rains on Wednesday, fog is forecast in the southern part, 5-10 ° at night, 8-13 ° in the afternoon. - Ukrinform.</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Тепло', 'Прогноз', 'Весна']</text:p>
      <text:p text:style-name="P4">
Type: Article</text:p>
      <!--METADATA-->
      <text:p text:style-name="P4">
<draw:frame draw:style-name="fr1" draw:name="Image210" text:anchor-type="as-char" svg:width="6.9236in" svg:height="3.956343in" draw:z-index="0">
<draw:image xlink:href="../Images/yкринформ/2023-04-11T21-02-00-03-00/630_360_1598336933-719.jpg" xlink:type="simple" xlink:show="embed" xlink:actuate="onLoad" draw:mime-type="image/jpeg"/>
</draw:frame>
In Ukraine, Wednesday is sometimes possible rains, in the southern part fog, at night 5-10 °, in the afternoon 8-13 °.</text:p>
      <text:p text:style-name="P4">
Ukrinform was reported at the Ukrainian Hydrometeorological Center.</text:p>
      <text:p text:style-name="P4">
"Sometimes it rains(In most western areas at night without significant rainfall). Упівденній частині вночі та вранці місцями туман. Вітер східний (in western holes - northern), 7-12 m/s. Temperature at night 5-10 °, in the western regions2-7 ° heat; in the afternoon 8-13 °, in the southern regions and in Transcarpathia up to 16 °; Ucarpathians at night about 0 °, in the afternoon 2-7 ° heat, " - said in the message.</text:p>
      <text:p text:style-name="P4">
In Kiev and the region April 12 will sometimes rain. East wind, 7-12 m/s. Ugly temperature at night 7-9 ° heat, in the afternoon 10-12 °; In Kyiv region 5-10 ° heat at night, 8-13 ° in the afternoon.</text:p>
      <text:p text:style-name="P4">
Forecasters predict that on April 13-14 in the southern, eastern and most central regions will be cloudy with clearings, sometimes raining; Finally, the territory of changing cloudiness, without precipitation, only on April 13 in the Northblasts will be light rain in places.</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Ukraine </text:span>
 <text:span text:style-name="T4">
 </text:span>
 Through <text:span text:style-name="T4">
 </text:span>
 warming <text:span text:style-name="T4">
 </text:span>
 <text:span text:style-name="T4">
 activated </text:span>
<text:span text:style-name="T4">
 thunderstorms </text:span>
 <text:span text:style-name="T4">
 </text:span>
 Forecasters **</text:a>
On April 13, in Ukraine, except east, night and in the morning fog. East wind, northeast, 5-10 m/s.</text:p>
      <text:p text:style-name="P4">
Temperature at night 4-9 °, April 13 in the western regions of 1-6 ° heat; Day 11-16 °, April 14 in the west of the country and Odesa region to 19 °.</text:p>
      <text:p text:style-name="P4">
In Kiev and the region on April 13, there will be light rain, April 14. April 13 at night and in the morning in places <text:a xlink:type="simple" xlink:href="https://www.ukrinform.ua/tag-tuman" text:style-name="Internet_20_link" text:visited-style-name="Visited_20_Internet_20_Link">
</text:a>
. East wind, northeast, 5-10 m/s. In the capital temperature 7-9 ° heat, in the afternoon 14-16 °; In the Kyiv region at night 4-9 ° heat, in the afternoon 11-16 °.</text:p>
      <text:p text:style-name="P4">
According to the forecast, on April 15 in the western, day and in most northern and central regions, on April 16 in Ukraine, except the eastern part, expected evapolies and moderate rains; in the rest of the territory without significant rainfall.</text:p>
      <text:p text:style-name="P4">
Temperature at night 3-9 °, in the eastern and northeastern regions of 0-6 ° heat; day 11-17 °, in the south of the country up to 19 °.</text:p>
      <text:p text:style-name="P4">
In Kiev and the region on April 15 at night without significant precipitation, light rain during the day, moderate rains during April 16. In the capital, the temperature at night is 5-7 ° heat, in the afternoon 12-14 °; In Kyiv region at night 3-8 ° heat, in the afternoon 11-16 °.</text:p>
      <text:p text:style-name="P4">
News Source: <text:a xlink:type="simple" xlink:href="https://www.ukrinform.ua/rubric-regions/3694495-v-ukraini-zavtra-ocikuetsa-dos-vden-do-13-tepla.html" text:style-name="Internet_20_link" text:visited-style-name="Visited_20_Internet_20_Link">
https://www.ukrinform.ua/rubric-regions/3694495-v-ukraini-zavtra-ocikuetsa-dos-vden-do-13-tepla.html</text:a>
</text:p>
      <!--NEWS-->
      <text:h text:style-name="P10" text:outline-level="1">
<text:span text:style-name="T4">
Prometheus went out to the 1/4 finals of a basketball European Cup, beating Hamburg</text:span>
</text:h>
      <text:p text:style-name="P4">
Authors: Ukrinform (Person)</text:p>
      <text:p text:style-name="P4">
Publisher: Укринформ (Organization)</text:p>
      <text:p text:style-name="P4">
Published Time: 2023-04-11T21:03:04+03:00</text:p>
      <text:p text:style-name="P4">
Modified Time: 2023-04-11T21:03:04+03:00</text:p>
      <text:p text:style-name="P4">
Description: Prometheus basketball players made their way to the Euro Cup quarterfinals.</text:p>
      <text:p text:style-name="P4">
— Укрінформ.: </text:p>
      <text:p text:style-name="P4">
Images: ["<text:a xlink:type="simple" xlink:href="https://static.ukrinform.com/photos/2023_04/thumb_files/630_360_1681234802-715.jpg" text:style-name="Internet_20_link" text:visited-style-name="Visited_20_Internet_20_Link">
630_360_16812...</text:a>
"]</text:p>
      <text:p text:style-name="P4">
Tags: ['Баскетбол']</text:p>
      <text:p text:style-name="P4">
Type: Article</text:p>
      <!--METADATA-->
      <text:p text:style-name="P4">
<draw:frame draw:style-name="fr1" draw:name="Image211" text:anchor-type="as-char" svg:width="6.9236in" svg:height="3.956343in" draw:z-index="0">
<draw:image xlink:href="../Images/yкринформ/2023-04-11T21-03-04-03-00/630_360_1681234802-715.jpg" xlink:type="simple" xlink:show="embed" xlink:actuate="onLoad" draw:mime-type="image/jpeg"/>
</draw:frame>
Prometheus basketball players made their way to the Euro Cup quarterfinals.</text:p>
      <text:p text:style-name="P4">
In the 1/8 Final of the Tournament Final Team from Slobozhansky(Dnipropetrovsk region)At the Arena Riga in Latvia took the mountain over the guests from the German club "Weolia Tauers Hamburg" - 87:79(28:20, 20:20, 21:16, 18:23), reports Ukrinform.</text:p>
      <text:p text:style-name="P4">
The most effective in the Ukrainian team was Ilya Sidorov, who was 21 points.</text:p>
      <text:p text:style-name="P4">
The next Prometheus opponent will be decided tomorrow, April 12.</text:p>
      <text:p text:style-name="P4">
<text:span text:style-name="T4">
 Read also: </text:span>
 <text:a xlink:type="simple" xlink:href="https://www.ukrinform.ua/rubric-sports/3693356-prometej-vigrav-latvijskoestonsku-basketbolnu-ligu.html" text:style-name="Internet_20_link" text:visited-style-name="Visited_20_Internet_20_Link">
<text:span text:style-name="T4">
 basketball </text:span>
</text:a>
It should be noted that all applicants for the victory in the European Cup are advanced backward, playing with the opponent only one match.</text:p>
      <text:p text:style-name="P4">
Photo: prometeybc.com.</text:p>
      <text:p text:style-name="P4">
News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Latvia begins lawsuits over Russian propaganda media workers</text:span>
</text:h>
      <text:p text:style-name="P4">
Authors: Ukrinform (Person)</text:p>
      <text:p text:style-name="P4">
Publisher: Укринформ (Organization)</text:p>
      <text:p text:style-name="P4">
Published Time: 2023-04-11T21:06:40+03:00</text:p>
      <text:p text:style-name="P4">
Modified Time: 2023-04-11T21:06:40+03:00</text:p>
      <text:p text:style-name="P4">
Description: A series of lawsuits on local journalists, who collaborated with the Proutnik and Baltnews, begins in the Latvian Riga capital. - Ukrinform.</text:p>
      <text:p text:style-name="P4">
Images: ["<text:a xlink:type="simple" xlink:href="https://static.ukrinform.com/photos/2023_04/thumb_files/630_360_1681236313-869.jpg" text:style-name="Internet_20_link" text:visited-style-name="Visited_20_Internet_20_Link">
630_360_16812...</text:a>
"]</text:p>
      <text:p text:style-name="P4">
Tags: ['Латвія', 'Пропаганда', 'Суд', 'росія', 'Війна з росією']</text:p>
      <text:p text:style-name="P4">
Type: Article</text:p>
      <!--METADATA-->
      <text:p text:style-name="P4">
<draw:frame draw:style-name="fr1" draw:name="Image212" text:anchor-type="as-char" svg:width="6.9236in" svg:height="3.956343in" draw:z-index="0">
<draw:image xlink:href="../Images/yкринформ/2023-04-11T21-06-40-03-00/630_360_1681236313-869.jpg" xlink:type="simple" xlink:show="embed" xlink:actuate="onLoad" draw:mime-type="image/jpeg"/>
</draw:frame>
In the capital of Riga, a series of lawsuits on local journalists, who collaborated with the Proutnik and Baltnews, begins a series of lawsuits over local journalists.</text:p>
      <text:p text:style-name="P4">
As reports <text:a xlink:type="simple" xlink:href="https://rus.delfi.lv/news/daily/latvia/delo-zhurnalistov-v-rige-nachalas-seriya-processov-nad-sotrudnikami-sputnika.d" text:style-name="Internet_20_link" text:visited-style-name="Visited_20_Internet_20_Link">
</text:a>
, 16 persons are accused of violating the sanctions of the European Union, Ukrinform reports.</text:p>
      <text:p text:style-name="P4">
It is noted that 14 cases of the prosecution were allocated to separate proceedings. Six people will stand before the court in April, May and June.</text:p>
      <text:p text:style-name="P4">
Sputnik sites(Blocked in Latvia in 2016, Mirrors blocked the postpartum of a full -scale war in Ukraine in 2023)and Baltnews(Blocked 2019)related to the Russian State Agency "Russia today"(Also blocked). Згідно з висновком Національної ради зелектронних ЗМІ (NEPLP), their activity poses a threat to security <text:a xlink:type="simple" xlink:href="https://www.ukrinform.ua/tag-latvia" text:style-name="Internet_20_link" text:visited-style-name="Visited_20_Internet_20_Link">
</text:a>
. Publications on these resources support and justify Russia's actions in the war against Ukraine and "systematically dishonor national hatred."</text:p>
      <text:p text:style-name="P4">
<text:span text:style-name="T4">
 Read also: </text:span>
 <text:a xlink:type="simple" xlink:href="https://www.ukrinform.ua/rubric-world/3692078-u-latvii-rozpalasa-vibudovana-arhitektura-vplivu-kremla-sluzba-derzbezpeki.html" text:style-name="Internet_20_link" text:visited-style-name="Visited_20_Internet_20_Link">
<text:span text:style-name="T4">
 Latvia </text:span>
</text:a>
The CEO of Russia today is the propagandist Dmitry Kiselev, which is on the EU sanction list. In December 2020, within the framework of the investigation initiated by the Latvian State Security Service(VDD), SPutnikt BaltNews staff conducted seven searches during which computers, mobile phones, information carriers with working and personal archives were seized.(Part 1 of Article 84 of the Criminal Law of Latvia).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Among the accused are the former editor -in -chief of the Baltnews portal Andriyakovlev, Latvian journalists Alla Berezovskaya, Olena Kirillov, VladimirDorofeev, Oleksandr Malnnnzh, Andriy Tatarchuk and Lyudmila Pribilska, Prokremlivsky activist Volodymyr Linderdman.<text:span text:style-name="T4">
 Read also: </text:span>
 <text:a xlink:type="simple" xlink:href="https://www.ukrinform.ua/rubric-world/3647223-u-latvii-zatrimali-sefredaktora-litovskoi-sluzbi-sputnik.html" text:style-name="Internet_20_link" text:visited-style-name="Visited_20_Internet_20_Link">
</text:a>
As reported <text:a xlink:type="simple" xlink:href="https://www.ukrinform.ua/rubric-world/3647223-u-latvii-zatrimali-sefredaktora-litovskoi-sluzbi-sputnik.html" text:style-name="Internet_20_link" text:visited-style-name="Visited_20_Internet_20_Link">
</text:a>
, On January 16, 2020, the VDD was a criminal process on the probable violation of the international sanctions of the unique Latvians who created content for the information resources of the agency "Russia Today" Sputnik and Baltnews. After the pre -trial investigation in September 2021, the case file was transferred to the prosecutor's office.</text:p>
      <text:p text:style-name="P4">
Also in early January 2023 the Latvian State Security Service(VDD)She detained Latvia citizen for his cooperation with the Kremlin propaganda resource under EU sanctions. According to the media, the editor of the portal "Sputnik Lithuania" Marat Kasma.</text:p>
      <text:p text:style-name="P4">
<text:span text:style-name="T5">
Foto: delfi</text:span>
</text:p>
      <text:p text:style-name="P4">
News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Ukraine hopes to expand heavy weapons from Canada - Shmigal</text:span>
</text:h>
      <text:p text:style-name="P4">
Authors: Ukrinform (Person)</text:p>
      <text:p text:style-name="P4">
Publisher: Укринформ (Organization)</text:p>
      <text:p text:style-name="P4">
Published Time: 2023-04-11T21:10:00+03:00</text:p>
      <text:p text:style-name="P4">
Modified Time: 2023-04-11T21:10:00+03:00</text:p>
      <text:p text:style-name="P4">
Description: Ukraine hopes to expand heavy weapons from Canada, including tanks and armored vehicles. - Ukrinform.</text:p>
      <text:p text:style-name="P4">
Images: ["<text:a xlink:type="simple" xlink:href="https://static.ukrinform.com/photos/2023_04/thumb_files/630_360_1681236083-689.jpeg" text:style-name="Internet_20_link" text:visited-style-name="Visited_20_Internet_20_Link">
630_360_16812...</text:a>
"]</text:p>
      <text:p text:style-name="P4">
Tags: ['Гуманітарна допомога', 'Канада', 'Україна', 'Зброя', 'Шмигаль']</text:p>
      <text:p text:style-name="P4">
Type: Article</text:p>
      <!--METADATA-->
      <text:p text:style-name="P4">
<draw:frame draw:style-name="fr1" draw:name="Image213" text:anchor-type="as-char" svg:width="6.9236in" svg:height="3.956343in" draw:z-index="0">
<draw:image xlink:href="../Images/yкринформ/2023-04-11T21-10-00-03-00/630_360_1681236083-689.jpeg" xlink:type="simple" xlink:show="embed" xlink:actuate="onLoad" draw:mime-type="image/jpeg"/>
</draw:frame>
Ukrainian has been expanding the supplies of heavy weapons from Canada, in particular, umbrella tanks.</text:p>
      <text:p text:style-name="P4">
The Prime Minister of Ukraine Denis Shmigal said this with Canada's Prime Minister Justin Trudeau <text:a xlink:type="simple" xlink:href="https://www.cpac.ca/episode" text:style-name="Internet_20_link" text:visited-style-name="Visited_20_Internet_20_Link">
</text:a>
, reports correspondent.</text:p>
      <text:p text:style-name="P4">
“The next important question(which was discussed during the meeting of Shmigal of the Ikanad delegation - ed.)- This is military assistance to Ukraine. In order to get together - I emphasize this - and to release our occupied territories. We are grateful to the Government of Canada for joining the Leopard Coalition, we exist on expanding the supplies of heavy weapons, in particular, tanks, armored vehicles, and ammunition. We have also discussed this today with Mr. Prime Minister and Government members, ”he said.</text:p>
      <text:p text:style-name="P4">
The parties to the meeting also discussed the issues of participation of Canadian companies in the post -war renovation of Ukraine.</text:p>
      <text:p text:style-name="P4">
“It will be the largest project in Europe since World War II. World Bank's compassion, today we are talking about $ 411 billion in destruction and losses that Russia has caused Ukraine ... We expect the Canadian government's decision to use financial instruments to stimulate Canadian companies in Ukraine, ”Shmigal said.</text:p>
      <text:p text:style-name="P4">
<text:span text:style-name="T4">
 Read also: </text:span>
 <text:a xlink:type="simple" xlink:href="https://www.ukrinform.ua/rubric-ato/3694589-kanada-ogolosila-pro-novij-paket-oboronnoi-dopomogi-dla-ukraini.html" text:style-name="Internet_20_link" text:visited-style-name="Visited_20_Internet_20_Link">
<text:span text:style-name="T4">
 Canada </text:span>
</text:a>
The Prime Minister of Ukraine thanked all Canadians for the devoted and unknown assistance to Ukraine and Ukrainians. According to him, Canadian <text:a xlink:type="simple" xlink:href="https://www.ukrinform.ua/tag-zbroa" text:style-name="Internet_20_link" text:visited-style-name="Visited_20_Internet_20_Link">
</text:a>
Allows us to protect our own land, Canada's Atensada allows us to keep the Ukrainian economy afloat, to store working places, to assist those who have lost homes through the Russian terror.</text:p>
      <text:p text:style-name="P4">
“Canada's humanitarian aid allows the agricultural land to mine, to maintain crops and to maintain vulnerable groups and to investigate war crimes. Ukraine is experiencing strong support for Canada's and Printzippical position to stop the aggressor, ”he said.</text:p>
      <text:p text:style-name="P4">
According to him, we all understand the risks for the free and democratic world, when aggression, similar to the one now committed by the Russian Federation against Ukraine remains free.<text:span text:style-name="T4">
 Read also: </text:span>
 <text:a xlink:type="simple" xlink:href="https://www.ukrinform.ua/rubric-polytics/3694531-smigal-razom-iz-friland-proviv-zustric-z-ukrainskou-gromadou-u-kanadi.html" text:style-name="Internet_20_link" text:visited-style-name="Visited_20_Internet_20_Link">
<text:span text:style-name="T4">
 Canada </text:span>
</text:a>
In addition, the head of government stated that Ukraine was receiving direct support for the Ukrainian community in Canada and the Canadian people.</text:p>
      <text:p text:style-name="P4">
“We receive direct support from the Ukrainian community in Canada as well as the Kanad people. This is extremely warmly perceived by Ukrainian people. Cenopons and make us clear that we are not in this struggle, ”said Schmigal.</text:p>
      <text:p text:style-name="P4">
He reported that Ukraine received more than $ 50 million from Canada with dollars of recyclable and social donors that were used for medicines, food and other flows.</text:p>
      <text:p text:style-name="P4">
As reported, Canada and Ukraine have expanded the free trade agreement.</text:p>
      <text:p text:style-name="P4">
_ Photo: Twitter/Our Canada _</text:p>
      <text:p text:style-name="P4">
News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Romania plans to buy US F-35 fighter jets</text:span>
</text:h>
      <text:p text:style-name="P4">
Authors: Ukrinform (Person)</text:p>
      <text:p text:style-name="P4">
Publisher: Укринформ (Organization)</text:p>
      <text:p text:style-name="P4">
Published Time: 2023-04-11T21:12:00+03:00</text:p>
      <text:p text:style-name="P4">
Modified Time: 2023-04-11T21:12:00+03:00</text:p>
      <text:p text:style-name="P4">
Description: Romania intends to buy US F-35 American fighters to strengthen its air defense. - Ukrinform.</text:p>
      <text:p text:style-name="P4">
Images: ["<text:a xlink:type="simple" xlink:href="https://static.ukrinform.com/photos/2017_05/thumb_files/630_360_1493753198-4534.jpg" text:style-name="Internet_20_link" text:visited-style-name="Visited_20_Internet_20_Link">
630_360_14937...</text:a>
"]</text:p>
      <text:p text:style-name="P4">
Tags: ['Літак', 'Румунія', 'США', 'Винищувач']</text:p>
      <text:p text:style-name="P4">
Type: Article</text:p>
      <!--METADATA-->
      <text:p text:style-name="P4">
<draw:frame draw:style-name="fr1" draw:name="Image214" text:anchor-type="as-char" svg:width="6.9236in" svg:height="3.956343in" draw:z-index="0">
<draw:image xlink:href="../Images/yкринформ/2023-04-11T21-12-00-03-00/630_360_1493753198-4534.jpg" xlink:type="simple" xlink:show="embed" xlink:actuate="onLoad" draw:mime-type="image/jpeg"/>
</draw:frame>
Romania intends to buy US F-35 American fighter jets to deduct their air defense.</text:p>
      <text:p text:style-name="P4">
This is stated in the statement of the High Council of Defense of the country(CSAT)On Tuesday, Ukrinform reports with reference to <text:a xlink:type="simple" xlink:href="https://www.reuters.com/world/europe/romania-aims-buy-f-35-fighter-planes-boost-air-defences-2023-04-11/" text:style-name="Internet_20_link" text:visited-style-name="Visited_20_Internet_20_Link">
</text:a>
"The presence of strong, reliable, compatible, flexible and effective prompt possible air defense ... As part of our obligations as a state and EU, is key to achieving Romania's goals of its defensive policy. The process of modernization F-35, ”the statement reads.</text:p>
      <text:p text:style-name="P4">
CSAT did not specify the number of fighters that acquires <text:a xlink:type="simple" xlink:href="https://www.ukrinform.ua/tag-rumunia" text:style-name="Internet_20_link" text:visited-style-name="Visited_20_Internet_20_Link">
</text:a>
Last year President Klaus Johannis said Romania was considering the possibility of picking up F-35 aircraft produced by American company Lockheed Martincorp(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In December, the Ministry of Defense of Romania signed an agreement on the acquisition of seven -leisible aircraft systems WatchKeper X from the Israeli firm of Elbit Systems Defense Electronics Eelectronics(Eslt.ta)about 1.89 billion lei($ 418.02 Million).</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Producted General Dynamics(GD.N)as part of wider prohibitions for defense.</text:p>
      <text:p text:style-name="P4">
The country has an American missile defense system, and since last year, a permanent alliance combat group has been located on its territory.</text:p>
      <text:p text:style-name="P4">
News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The White House commented on Biden's possible participation in the presidential race</text:span>
</text:h>
      <text:p text:style-name="P4">
Authors: Ukrinform (Person)</text:p>
      <text:p text:style-name="P4">
Publisher: Укринформ (Organization)</text:p>
      <text:p text:style-name="P4">
Published Time: 2023-04-11T21:15:00+03:00</text:p>
      <text:p text:style-name="P4">
Modified Time: 2023-04-11T21:15:00+03:00</text:p>
      <text:p text:style-name="P4">
Description: The current US President has not yet made the final decision to make his candidacy for participation in the 2024 presidential election, but this remains in his plans. - Ukrinform.</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ибори Президента', 'Білий дім']</text:p>
      <text:p text:style-name="P4">
Type: Article</text:p>
      <!--METADATA-->
      <text:p text:style-name="P4">
<draw:frame draw:style-name="fr1" draw:name="Image215" text:anchor-type="as-char" svg:width="6.9236in" svg:height="3.956343in" draw:z-index="0">
<draw:image xlink:href="../Images/yкринформ/2023-04-11T21-15-00-03-00/630_360_1661924112-875.jpg" xlink:type="simple" xlink:show="embed" xlink:actuate="onLoad" draw:mime-type="image/jpeg"/>
</draw:frame>
The US President has not yet made the final decision to nominate its candidate for participation in the 2024 presidential election, but is plans to be in its plans.</text:p>
      <text:p text:style-name="P4">
So commented on the latest statements of the head of the US state during the journalist on Tuesday, the White House spokeswoman Karin Jean-Pierre, Ukrinform correspondent reports.</text:p>
      <text:p text:style-name="P4">
“The President has said many times that he intends to participate(In the race - ed.)», - said the spokeswoman of the administration <text:a xlink:type="simple" xlink:href="https://www.ukrinform.ua/tag-bajden" text:style-name="Internet_20_link" text:visited-style-name="Visited_20_Internet_20_Link">
</text:a>
.</text:p>
      <text:p text:style-name="P4">
So, she said, nothing has changed in this regard.</text:p>
      <text:p text:style-name="P4">
<text:span text:style-name="T4">
 Read also: </text:span>
 <text:a xlink:type="simple" xlink:href="https://www.ukrinform.ua/rubric-world/3692327-pleminnik-dzona-kennedi-podav-zaavku-dla-ucasti-u-prezidentskih-viborah-ssa.html" text:style-name="Internet_20_link" text:visited-style-name="Visited_20_Internet_20_Link">
<text:span text:style-name="T4">
 choice </text:span>
</text:a>
At the same time, Jean Prier emphasized, President Biden has not yet accepted the final decision and made it clear that participation in the 2024 elections remains in his plans.</text:p>
      <text:p text:style-name="P4">
As reported by Ukrinform, the day before the US media spread information that Joe Biden's White House Head of White House <text:a xlink:type="simple" xlink:href="https://www.ukrinform.ua/rubric-world/3694178-nbc-bajden-mae-namir-znovu-balotuvatisa-u-prezidenti-ssa.html" text:style-name="Internet_20_link" text:visited-style-name="Visited_20_Internet_20_Link">
</text:a>
for the second presidential term. At the same time, NYT Biden edition <text:a xlink:type="simple" xlink:href="https://www.nytimes.com/2023/04/10/us/politics/biden-2024-election-running.html" text:style-name="Internet_20_link" text:visited-style-name="Visited_20_Internet_20_Link">
</text:a>
that it is not ready to formally announce its election.</text:p>
      <text:p text:style-name="P4">
News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Shmigal called Canada one of the leaders in imposing sanctions against Russia</text:span>
</text:h>
      <text:p text:style-name="P4">
Authors: Ukrinform (Person)</text:p>
      <text:p text:style-name="P4">
Publisher: Укринформ (Organization)</text:p>
      <text:p text:style-name="P4">
Published Time: 2023-04-11T21:18:00+03:00</text:p>
      <text:p text:style-name="P4">
Modified Time: 2023-04-11T21:18:00+03:00</text:p>
      <text:p text:style-name="P4">
Description: Prime Minister of Ukraine Denis Shmigal expressed his hope that more and more Russian assets in Canada will be confiscated and transferred to rebuild Ukraine. - Ukrinform.</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Канада', 'Україна', 'Шмигаль', 'Війна з росією']</text:p>
      <text:p text:style-name="P4">
Type: Article</text:p>
      <!--METADATA-->
      <text:p text:style-name="P4">
<draw:frame draw:style-name="fr1" draw:name="Image216" text:anchor-type="as-char" svg:width="6.9236in" svg:height="3.956343in" draw:z-index="0">
<draw:image xlink:href="../Images/yкринформ/2023-04-11T21-18-00-03-00/630_360_1678877484-404.jpg" xlink:type="simple" xlink:show="embed" xlink:actuate="onLoad" draw:mime-type="image/jpeg"/>
</draw:frame>
Prime Minister of Ukraine Denis Shmigal expressed his hope that in Canada, more and Russian assets will be confiscated and transferred to the reconstruction of Ukraine.</text:p>
      <text:p text:style-name="P4">
He stated this with Canada's Prime Minister Justin Trudopressconference, Ukrinform correspondent reports.</text:p>
      <text:p text:style-name="P4">
“Canada is one of the leaders in imposing sanctions against Russia. This consistent, fundamental policy will be continued. I hope that thanks to the laws passed by the last year, more and more Russian assets in Canada will be confiscated and transmitted to the reconstruction of destroyed cities and homes in Ukraine, ” - said Shmigal.</text:p>
      <text:p text:style-name="P4">
<text:span text:style-name="T4">
 Read also: </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He noted that the frozen assets, sovereign funds of the Russian Federation and activated oligarchs should become the basis for the reconstruction of Ukraine.</text:p>
      <text:p text:style-name="P4">
“Russia has to be responsible and pay for the destroyed. That's right, and the head is fair, ”Shmigal emphasized.</text:p>
      <text:p text:style-name="P4">
<text:span text:style-name="T4">
 Read also: </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The head of government noted that Ukraine has a special history of relations with Canada. This is just a strategic partnership, and a real friendship between countries and their natives.</text:p>
      <text:p text:style-name="P4">
“<text:span text:style-name="T4">
 <text:a xlink:type="simple" xlink:href="https://www.ukrinform.ua/tag-ukraina" text:style-name="Internet_20_link" text:visited-style-name="Visited_20_Internet_20_Link">
</text:a>
</text:span>
 is the first country of the Western world to recognize Ukraine's independence. Today, Canada is one of the leaders of the Western Democratic Alliance, which supports our struggle of unprocessed Russian aggression. And Canada was included in the five partners in terms of military and financial support, ”said the head of the Ukrainian government.</text:p>
      <text:p text:style-name="P4">
Schmigal informed that during negotiations with Canadian officials, the parties have burned further steps to build a pro -Ukrainian coalition and discuss the necessary fast steps for the formation of the necessary forces in Ukraine for the implementation of the counter -offensive.</text:p>
      <text:p text:style-name="P4">
<text:span text:style-name="T4">
 Read also: </text:span>
 <text:span text:style-name="T4">
 <text:a xlink:type="simple" xlink:href="https://www.ukrinform.ua/rubric-economy/3694582-kanada-ta-ukraina-rozsirili-ugodu-pro-vilnu-torgivlu.html" text:style-name="Internet_20_link" text:visited-style-name="Visited_20_Internet_20_Link">
</text:a>
</text:span>
</text:p>
      <text:p text:style-name="P4">
He thanked the Canadian Government and the people for their assistance to Ukrainians in the struggle of their praise and independence, as well as democratic principles.<text:span text:style-name="T4">
 Read also: </text:span>
 <text:span text:style-name="T4">
 <text:a xlink:type="simple" xlink:href="https://www.ukrinform.ua/rubric-economy/3694616-ukraina-zakupovuvatime-aderne-palivo-u-kanadi.html" text:style-name="Internet_20_link" text:visited-style-name="Visited_20_Internet_20_Link">
</text:a>
</text:span>
</text:p>
      <text:p text:style-name="P4">
Canada Prime Minister Justin Trudeau said that _ <text:span text:style-name="T4">
 <text:a xlink:type="simple" xlink:href="https://www.ukrinform.ua/rubric-ato/3694589-kanada-ogolosila-pro-novij-paket-oboronnoi-dopomogi-dla-ukraini.html" text:style-name="Internet_20_link" text:visited-style-name="Visited_20_Internet_20_Link">
</text:a>
</text:span>
 _</text:p>
      <text:p text:style-name="P4">
News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More than 380 shelling of the Russian Federation was recorded in the Liman-Kupyan direction per day</text:span>
</text:h>
      <text:p text:style-name="P4">
Authors: Ukrinform (Person)</text:p>
      <text:p text:style-name="P4">
Publisher: Укринформ (Organization)</text:p>
      <text:p text:style-name="P4">
Published Time: 2023-04-11T21:24:00+03:00</text:p>
      <text:p text:style-name="P4">
Modified Time: 2023-04-11T21:24:00+03:00</text:p>
      <text:p text:style-name="P4">
Description: 384 shelling by Russia using different types of artillery was recorded in the Liman-Kupyansk direction per day. - Ukrinform.</text:p>
      <text:p text:style-name="P4">
Images: ["<text:a xlink:type="simple" xlink:href="https://static.ukrinform.com/photos/2022_12/thumb_files/630_360_1670247341-640.jpg" text:style-name="Internet_20_link" text:visited-style-name="Visited_20_Internet_20_Link">
630_360_16702...</text:a>
"]</text:p>
      <text:p text:style-name="P4">
Tags: ['Обстріл', 'ЗСУ', 'Агресія РФ', 'Схід України', 'Війна з росією', 'Єдині новини']</text:p>
      <text:p text:style-name="P4">
Type: Article</text:p>
      <!--METADATA-->
      <text:p text:style-name="P4">
<draw:frame draw:style-name="fr1" draw:name="Image217" text:anchor-type="as-char" svg:width="6.9236in" svg:height="3.956343in" draw:z-index="0">
<draw:image xlink:href="../Images/yкринформ/2023-04-11T21-24-00-03-00/630_360_1670247341-640.jpg" xlink:type="simple" xlink:show="embed" xlink:actuate="onLoad" draw:mime-type="image/jpeg"/>
</draw:frame>
384 shelling by the use of various types of artillery was recorded by the Nalymanian-Kupyan direction per day.</text:p>
      <text:p text:style-name="P4">
This was stated by the spokesman of the eastern grouping of the military, Sergey Cherevaty in the Telelorphone "Unified News", Ukrinform correspondent reports.</text:p>
      <text:p text:style-name="P4">
“This direction is the next enemy activity(After Bakhmutsky - ed.).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The spokesman of the Eastern Group of the Armed Forces of Ukraine informed that during this day the latest Russian observation station -"Mur -M" was destroyed on this day.</text:p>
      <text:p text:style-name="P4">
Separately, the abdomen specified that Bakhmut remains the direction of the main stroke, and there Russia concentrates maximum efforts in the desire of the assembly of the Ukrainian city.</text:p>
      <text:p text:style-name="P4">
“For this day(Here - ed.)333 times he(The enemy - ed.)Differently struck with a variety of thread and jet artillery in the city and the surrounding area, there were 17 units, 85 invaders were destroyed in these warming, 94 were injured. 2 tanks were hit etc., ”he said.</text:p>
      <text:p text:style-name="P4">
<text:span text:style-name="T4">
 Read also: </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According to him, near Bakhmut remains the main attacking force of the Wagner PEC. The spokesman noted that the "Wagner" lacks a personal composition.</text:p>
      <text:p text:style-name="P4">
Separately, Bakhmut for the Russians became a bone in the throat and they would take at least this district center above everything.</text:p>
      <text:p text:style-name="P4">
<text:span text:style-name="T4">
 Read also: </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As it was reported, on March 19, Cherevaty said that 442 shelling per day at the Liman-Kupyansky Naturemark of the Russian Federation per day.</text:p>
      <text:p text:style-name="P4">
News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The project was introduced to the Council by a resolution that blocks the signing of the law on supplements to the military</text:span>
</text:h>
      <text:p text:style-name="P4">
Authors: Ukrinform (Person)</text:p>
      <text:p text:style-name="P4">
Publisher: Укринформ (Organization)</text:p>
      <text:p text:style-name="P4">
Published Time: 2023-04-11T21:30:00+03:00</text:p>
      <text:p text:style-name="P4">
Modified Time: 2023-04-11T21:30:00+03:00</text:p>
      <text:p text:style-name="P4">
Description: The Verkhovna Rada registered a project that blocks the signing of the Verkhovna Rada and the President of Ukraine, which, among other things, provides for the return of the monthly payment of additional 30,000 servicemen, police officers and rescuers. - Ukrinform.</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Гроші', 'Верховна Рада', 'Військові']</text:p>
      <text:p text:style-name="P4">
Type: Article</text:p>
      <!--METADATA-->
      <text:p text:style-name="P4">
<draw:frame draw:style-name="fr1" draw:name="Image218" text:anchor-type="as-char" svg:width="6.9236in" svg:height="3.956343in" draw:z-index="0">
<draw:image xlink:href="../Images/yкринформ/2023-04-11T21-30-00-03-00/630_360_1559148328-156.jpg" xlink:type="simple" xlink:show="embed" xlink:actuate="onLoad" draw:mime-type="image/jpeg"/>
</draw:frame>
The Executive Council registered a project that blocks the signing of the President of Ukraine by the President of Ukraine, which, among other things, provides for the return of a monthly payment of additional 30,000 servicemen, police officers.</text:p>
      <text:p text:style-name="P4">
Text of the relevant project №8312-p "On cancellation of the decision <text:a xlink:type="simple" xlink:href="https://www.ukrinform.ua/tag-verhovna-rada" text:style-name="Internet_20_link" text:visited-style-name="Visited_20_Internet_20_Link">
</text:a>
dated 10.04.2023 on the adoption of the second reading and as a whole of the Law of Ukraine on amendments to some laws of Ukraine on improving the legal regulation of issues related to the implementation of legal measures of martial law "and the documents that accompany it have not yet been made public on <text:a xlink:type="simple" xlink:href="https://itd.rada.gov.ua/billInfo/Bills/Card/41763" text:style-name="Internet_20_link" text:visited-style-name="Visited_20_Internet_20_Link">
</text:a>
Parliament, reports Ukrinform.</text:p>
      <text:p text:style-name="P4">
The initiator of the Resolution is the People's Deputy of the Parliamentary faction "Voice" Vladimir Tsabal.</text:p>
      <text:p text:style-name="P4">
<text:span text:style-name="T4">
 Read also: </text:span>
 <text:a xlink:type="simple" xlink:href="https://www.ukrinform.ua/rubric-society/3694029-30-tisac-dla-vijskovih-venislavskij-kaze-so-dla-doplat-potribni-dodatkovi-kosti-v-budzet.html" text:style-name="Internet_20_link" text:visited-style-name="Visited_20_Internet_20_Link">
<text:span text:style-name="T4">
 military </text:span>
</text:a>
Therefore, the signing of the Law "On Amendments to Certain Laws of Ukraine on Improving Legal Regulation of Issues Related to Martial Activities Legal Regime"(№8312)The Chairman of the Verkhovna Rada and the President will only be possible in case of rejection of the project on its cancellation.</text:p>
      <text:p text:style-name="P4">
As reported, <text:a xlink:type="simple" xlink:href="https://www.ukrinform.ua/tag-verhovna-rada" text:style-name="Internet_20_link" text:visited-style-name="Visited_20_Internet_20_Link">
</text:a>
On April 10, the draft law "On Amendments to Certain Laws of Ukraine for Improvement of Legal Regulation of Issues related to the implementation of the legal regime of martial law"(№8312) <text:a xlink:type="simple" xlink:href="https://www.ukrinform.ua/rubric-society/3693963-rada-pidtrimala-povernenna-viplat-30-tisac-dla-vijskovih-deputat.html" text:style-name="Internet_20_link" text:visited-style-name="Visited_20_Internet_20_Link">
</text:a>
On the return of monthly tax payments in the amount of 30 thousand hryvnias for servicemen, police officers and rescuers, regardless of the tasks assigned to them, the series of service.</text:p>
      <text:p text:style-name="P4">
Member of the Committee <text:a xlink:type="simple" xlink:href="https://www.ukrinform.ua/tag-verhovna-rada" text:style-name="Internet_20_link" text:visited-style-name="Visited_20_Internet_20_Link">
</text:a>
On the issues of security, defense and intelligence, the presidential representative in Parliamentifedir Venislavsky stated in a comment to Ukrinform that in order to implement a decision for returning a monthly payment in the amount of 30 thousand hryvnias, Ukrainian protectors need to find additional sources of financing the state budget of Ukraine. According to him, such surcharges can cost the state of a close trillion hryvnias a year.At the same time, the Secretary of the Defense Parliamentary Committee, Roman Kostenko, Ukrinform said that in order to provide a monthly additional payment of 30 thousand hryvnias to Ukrainian defenders, it is likely that changes to the State Budget of Ukraine.</text:p>
      <text:p text:style-name="P4">
News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Epicenter-Podolyany beat Prometheus at the start of the Ukrainian Volleyball Super League finals</text:span>
</text:h>
      <text:p text:style-name="P4">
Authors: Ukrinform (Person)</text:p>
      <text:p text:style-name="P4">
Publisher: Укринформ (Organization)</text:p>
      <text:p text:style-name="P4">
Published Time: 2023-04-11T21:35:00+03:00</text:p>
      <text:p text:style-name="P4">
Modified Time: 2023-04-11T21:35:00+03:00</text:p>
      <text:p text:style-name="P4">
Description: The gold awards of the Super League of Ukraine for volleyball season 2022/23 play Prometheus from the Dnieper and Epicenter-Podolyany from Gorodok, Khmelnytsky region. - Ukrinform.</text:p>
      <text:p text:style-name="P4">
Images: ["<text:a xlink:type="simple" xlink:href="https://static.ukrinform.com/photos/2023_04/thumb_files/630_360_1681238102-946.jpg" text:style-name="Internet_20_link" text:visited-style-name="Visited_20_Internet_20_Link">
630_360_16812...</text:a>
"]</text:p>
      <text:p text:style-name="P4">
Tags: ['Волейбол']</text:p>
      <text:p text:style-name="P4">
Type: Article</text:p>
      <!--METADATA-->
      <text:p text:style-name="P4">
<draw:frame draw:style-name="fr1" draw:name="Image219" text:anchor-type="as-char" svg:width="6.9236in" svg:height="3.956343in" draw:z-index="0">
<draw:image xlink:href="../Images/yкринформ/2023-04-11T21-35-00-03-00/630_360_1681238102-946.jpg" xlink:type="simple" xlink:show="embed" xlink:actuate="onLoad" draw:mime-type="image/jpeg"/>
</draw:frame>
The Super League of Ukraine on volleyball season 2022/23 play Prometheus from the Dnieper and Epicenter-Podolyany from Gorodok, Khmelnytsky region.</text:p>
      <text:p text:style-name="P4">
In the first match of the final series "Epicenter -Podolyana" won the Volva Victory "Prometheus" - 3: 1(18:25, 25:21, 25:23, 25:18), reports Ukrinform.</text:p>
      <text:p text:style-name="P4">
The next match of the final series will take place on April 13.</text:p>
      <text:p text:style-name="P4">
<text:span text:style-name="T4">
 Read also: </text:span>
 <text:a xlink:type="simple" xlink:href="https://www.ukrinform.ua/rubric-sports/3693098-prometej-cempion-ukraini-z-volejbolu.html" text:style-name="Internet_20_link" text:visited-style-name="Visited_20_Internet_20_Link">
<text:span text:style-name="T4">
 volleyball </text:span>
</text:a>
In the confrontation for Bronze will come together Zhytomyr Zhytomyr-Polissya and VSC "Law Academy" from Kharkiv.</text:p>
      <text:p text:style-name="P4">
The first match of the series to two victories will be held on April 12.</text:p>
      <text:p text:style-name="P4">
We will remind, the winners of the women's superliga were the volleyball players "Prometheus" from the Dnieper region, who in the finals were overcome by the club "Charles-Medical-University-SHVSM" from Vinnitsa.</text:p>
      <text:p text:style-name="P4">
Photo: PVUL.</text:p>
      <text:p text:style-name="P4">
News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Zelensky discussed with Howard Buffette Aid to Ukraine</text:span>
</text:h>
      <text:p text:style-name="P4">
Authors: Ukrinform (Person)</text:p>
      <text:p text:style-name="P4">
Publisher: Укринформ (Organization)</text:p>
      <text:p text:style-name="P4">
Published Time: 2023-04-11T21:36:00+03:00</text:p>
      <text:p text:style-name="P4">
Modified Time: 2023-04-11T21:36:00+03:00</text:p>
      <text:p text:style-name="P4">
Description: President Volodymyr Zelenskyy discussed with the American businessman and Philanthropus Howard Buffet assistance to Ukraine. - Ukrinform.</text:p>
      <text:p text:style-name="P4">
Images: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Tags: ['Баффетт', 'допомога', 'Зеленський']</text:p>
      <text:p text:style-name="P4">
Type: Article</text:p>
      <!--METADATA-->
      <text:p text:style-name="P4">
<draw:frame draw:style-name="fr1" draw:name="Image220" text:anchor-type="as-char" svg:width="6.9236in" svg:height="3.956343in" draw:z-index="0">
<draw:image xlink:href="../Images/yкринформ/2023-04-11T21-36-00-03-00/630_360_1681240083-442.jpeg" xlink:type="simple" xlink:show="embed" xlink:actuate="onLoad" draw:mime-type="image/jpeg"/>
</draw:frame>
Presidential lorder Zelensky discussed with the American businessman and Philanthromovagard Buffette assistance to Ukraine.</text:p>
      <text:p text:style-name="P4">
The Head of State reported this in <text:a xlink:type="simple" xlink:href="https://t.me/V_Zelenskiy_official/5831" text:style-name="Internet_20_link" text:visited-style-name="Visited_20_Internet_20_Link">
</text:a>
, reports Ukrinform.</text:p>
      <text:p text:style-name="P4">
“He spoke about the situation in Ukraine and about repeling the Russian armed aggression of Napoli battle. Every day we take steps that would ensure the sustainability of the Ukrainian people, supporting society and business. I am grateful to the Howard of Buffett of Care of the Ukrainian People, ”Zelensky said.</text:p>
      <text:p text:style-name="P4">
He noted that he was grateful to the buffet for the implementation of the Kuhkhkhkhkhkhkhkhkhkhkhkhkhkhkhkhkhkhkhkhkhkhkhka project, as well as for help in the implementation of a growing initiative, the maintenance of demining, the purchase of generators of and the consequences of shelling of civil infrastructure of Ukraine.</text:p>
      <text:p text:style-name="P4">
<text:span text:style-name="T4">
 Read also: </text:span>
 <text:a xlink:type="simple" xlink:href="https://www.ukrinform.ua/rubric-regions/3682790-na-kiivsini-prezentuvali-novitni-avto-dla-kinologiv-policii-aki-peredav-fond-govarda-baffeta.html" text:style-name="Internet_20_link" text:visited-style-name="Visited_20_Internet_20_Link">
<text:span text:style-name="T4">
 Buffet </text:span>
</text:a>
In the President's Office <text:a xlink:type="simple" xlink:href="https://www.president.gov.ua/news/volodimir-zelenskij-i-govard-baffet-obgovorili-dopomogu-ukra-82201" text:style-name="Internet_20_link" text:visited-style-name="Visited_20_Internet_20_Link">
</text:a>
that the meeting was discussed, in particular, the territory of the Kherson region. The President noted that much of the Kherson region was deoocular last fall and needs to be aligned, because in the spring the sowing has traditionally begins, and this region has a developed agro -industrial complex.</text:p>
      <text:p text:style-name="P4">
<draw:frame draw:style-name="fr1" draw:name="Image221" text:anchor-type="as-char" svg:width="6.9236in" svg:height="4.617948in" draw:z-index="0">
<draw:image xlink:href="../Images/yкринформ/2023-04-11T21-36-00-03-00/1681240083-467.jpeg" xlink:type="simple" xlink:show="embed" xlink:actuate="onLoad" draw:mime-type="image/jpeg"/>
</draw:frame>
In turn, the American businessman noted that in addition to the support of a number of prosets directly in Ukraine, he tries to talk about the country of Tukrakian people in the United States on various public sites.</text:p>
      <text:p text:style-name="P4">
It was reported in Bucha on <text:a xlink:type="simple" xlink:href="https://www.ukrinform.ua/tag-kiivsina" text:style-name="Internet_20_link" text:visited-style-name="Visited_20_Internet_20_Link">
</text:a>
The construction of the first factory-kitchen started, and in the Lozova Kharkiv region signed a memorandum on the implementation of the project of the second such cuisine.</text:p>
      <text:p text:style-name="P4">
It is expected that in the future network of storage factories will be extended to Ukraine's sorter. Each of them will be able to provide food with 30 - 40 educational institutions.</text:p>
      <text:p text:style-name="P4">
_ Photo: Presidential Office _</text:p>
      <text:p text:style-name="P4">
News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Wagner" will be enough for two months if they do not change tactics - abdomen</text:span>
</text:h>
      <text:p text:style-name="P4">
Authors: Ukrinform (Person)</text:p>
      <text:p text:style-name="P4">
Publisher: Укринформ (Organization)</text:p>
      <text:p text:style-name="P4">
Published Time: 2023-04-11T21:40:00+03:00</text:p>
      <text:p text:style-name="P4">
Modified Time: 2023-04-11T21:40:00+03:00</text:p>
      <text:p text:style-name="P4">
Description: Wagner PECs in the Bakhmut direction in the absence of changes in the tactics of their actions will be enough for 2 months. - Ukrinform.</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ЗСУ', 'Агресія РФ', 'ПВК "Вагнера"', 'Війна з росією', 'Єдині новини']</text:p>
      <text:p text:style-name="P4">
Type: Article</text:p>
      <!--METADATA-->
      <text:p text:style-name="P4">
<draw:frame draw:style-name="fr1" draw:name="Image222" text:anchor-type="as-char" svg:width="6.9236in" svg:height="3.956343in" draw:z-index="0">
<draw:image xlink:href="../Images/yкринформ/2023-04-11T21-40-00-03-00/630_360_1679564904-243.jpg" xlink:type="simple" xlink:show="embed" xlink:actuate="onLoad" draw:mime-type="image/jpeg"/>
</draw:frame>
Wagner Nanters in the Bakhmut direction in the absence of changes in the tactics of them will be enough for 2 months.</text:p>
      <text:p text:style-name="P4">
This opinion was expressed by the spokesman of the Eastern group of the Armed Forces of the Armed Forces Sergey Cherevaty Vifiri Telvarathon "One News", Ukrinform correspondent reports.</text:p>
      <text:p text:style-name="P4">
“With such intensity as they are now("Wagner" - ed.)destroy and if they do not change the tactics of conducting(fighting - ed.), then I think it is about months 2. This is my subjective forecast. If, again, they will not re -adjust the source of delivery of personnel, ”Cherevaty said.</text:p>
      <text:p text:style-name="P4">
<text:span text:style-name="T4">
 Read also: </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According to him, in <text:span text:style-name="T4">
 <text:a xlink:type="simple" xlink:href="https://www.ukrinform.ua/tag-bahmut" text:style-name="Internet_20_link" text:visited-style-name="Visited_20_Internet_20_Link">
</text:a>
</text:span>
 And there are fighting around, the situation is very difficult, as this city is one of the precision goals for the Russian Federation.</text:p>
      <text:p text:style-name="P4">
“However, our command sees their ideas clearly, we know how to react to them. Our intelligence, air surveillance work, ”the representative assured.</text:p>
      <text:p text:style-name="P4">
<text:span text:style-name="T4">
 Read also: </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He added that the most aggressive units of the enemy are concentrated here.</text:p>
      <text:p text:style-name="P4">
“Many months of defense show that we are exhausting the enemy, we knock out his boost spirit. We deplete his strength while ours are preparing, Ukrainian -seizures, ”Cherevaty said.</text:p>
      <text:p text:style-name="P4">
<text:span text:style-name="T4">
 Read also: </text:span>
 <text:span text:style-name="T4">
 <text:a xlink:type="simple" xlink:href="https://www.ukrinform.ua/rubric-ato/3691802-u-bahmuti-prikordonniki-vidbili-masnij-sturm-vagnerivciv.html" text:style-name="Internet_20_link" text:visited-style-name="Visited_20_Internet_20_Link">
</text:a>
</text:span>
</text:p>
      <text:p text:style-name="P4">
According to the General Staff of the Armed Forces, the invaders are trying to take over control of the city of Bakhmut, and brutal battles continue.</text:p>
      <text:p text:style-name="P4">
News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SBU announced Oksana Marchenko in search</text:span>
</text:h>
      <text:p text:style-name="P4">
Authors: Ukrinform (Person)</text:p>
      <text:p text:style-name="P4">
Publisher: Укринформ (Organization)</text:p>
      <text:p text:style-name="P4">
Published Time: 2023-04-11T21:47:00+03:00</text:p>
      <text:p text:style-name="P4">
Modified Time: 2023-04-11T21:47:00+03:00</text:p>
      <text:p text:style-name="P4">
Description: The Security Service of Ukraine of Ivano -Frankivsk region has wanted the wife of the pro -Russian politician - Oksana Marchenko. - Ukrinform.</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Розшук', 'СБУ', 'Оксана Марченко']</text:p>
      <text:p text:style-name="P4">
Type: Article</text:p>
      <!--METADATA-->
      <text:p text:style-name="P4">
<draw:frame draw:style-name="fr1" draw:name="Image223" text:anchor-type="as-char" svg:width="6.9236in" svg:height="3.956343in" draw:z-index="0">
<draw:image xlink:href="../Images/yкринформ/2023-04-11T21-47-00-03-00/630_360_1533766038-5110-oksana-marcenko.jpg" xlink:type="simple" xlink:show="embed" xlink:actuate="onLoad" draw:mime-type="image/jpeg"/>
</draw:frame>
The Security Service of Ukraine of Ivano -Frankivsk Oblast announced the wife of the pro -Russian politician - Oksana Marchenko.</text:p>
      <text:p text:style-name="P4">
This is evidenced by the data posted on <text:a xlink:type="simple" xlink:href="https://wanted.mvs.gov.ua/searchperson/details/" text:style-name="Internet_20_link" text:visited-style-name="Visited_20_Internet_20_Link">
</text:a>
, reports Ukrinform.</text:p>
      <text:p text:style-name="P4">
«Date of extinction - 24.03.2023. The place of extinction: Kyiv, Solomenskyi(The area is ed.). Стаття звинувачення: 110-2 ч.3 (Financing of actions taken for the purpose of a violent change or overthrow of the constitutional order or seizure of state power, change of boundaries of the territory or state border of Ukraine - ed.).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As it was reported, on April 5, the SBU stated that according to the materials of the SBU and in cooperation of the Lviv Regional Prosecutor's Office the court imposed <text:a xlink:type="simple" xlink:href="https://www.ukrinform.ua/tag-arest" text:style-name="Internet_20_link" text:visited-style-name="Visited_20_Internet_20_Link">
</text:a>
Two more land plots with objects that were illegally owned by Oksana Marchenko. The generality of the seized property is almost UAH 17.5 million.</text:p>
      <text:p text:style-name="P4">
News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Russians fired nine border communities of Sumy region, there is a destruction</text:span>
</text:h>
      <text:p text:style-name="P4">
Authors: Ukrinform (Person)</text:p>
      <text:p text:style-name="P4">
Publisher: Укринформ (Organization)</text:p>
      <text:p text:style-name="P4">
Published Time: 2023-04-11T21:49:16+03:00</text:p>
      <text:p text:style-name="P4">
Modified Time: 2023-04-11T21:49:16+03:00</text:p>
      <text:p text:style-name="P4">
Description: On April 11, Russian servicemen fired nine border communities of Sumy region on April 11, there is a destruction.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Війна з росією']</text:p>
      <text:p text:style-name="P4">
Type: Article</text:p>
      <!--METADATA-->
      <text:p text:style-name="P4">
<draw:frame draw:style-name="fr1" draw:name="Image224" text:anchor-type="as-char" svg:width="6.9236in" svg:height="3.956343in" draw:z-index="0">
<draw:image xlink:href="../Images/yкринформ/2023-04-11T21-49-16-03-00/630_360_1667562981-965.jpg" xlink:type="simple" xlink:show="embed" xlink:actuate="onLoad" draw:mime-type="image/jpeg"/>
</draw:frame>
On April 11, Russian services were firing nine border communities on April 11, and there is destruction.</text:p>
      <text:p text:style-name="P4">
According to Ukrinform, the Sumy Regional Military Administration reports in <text:a xlink:type="simple" xlink:href="https://t.me/Sumy_news_ODA/15395" text:style-name="Internet_20_link" text:visited-style-name="Visited_20_Internet_20_Link">
</text:a>
.</text:p>
      <text:p text:style-name="P4">
“During the day, the Russians fired nine border communities-Belopilsk, Novoslobidskaya, Seredi-Budsk, Miropil, Khotinskaya, Yunakovskaya, Znob-Novgorod, Shalyginsk, Esmanskaya. 91 attachment was recorded - from mortars, artillery, reset from <text:a xlink:type="simple" xlink:href="https://www.ukrinform.ua/tag-bezpilotnik" text:style-name="Internet_20_link" text:visited-style-name="Visited_20_Internet_20_Link">
</text:a>
Explosive devices of type of FOOs. Unfortunately, there is destruction, ”the testimony reads.</text:p>
      <text:p text:style-name="P4">
In the Belopil community as a result of mortar shelling(nine hits)A private non -residential house was damaged on the side of the Russian Federation.</text:p>
      <text:p text:style-name="P4">
<text:span text:style-name="T4">
 Read also: </text:span>
 <text:a xlink:type="simple" xlink:href="https://www.ukrinform.ua/rubric-ato/3694563-aviacia-zsu-za-den-zavdala-13-udariv-po-poziciah-voroga.html" text:style-name="Internet_20_link" text:visited-style-name="Visited_20_Internet_20_Link">
<text:span text:style-name="T4">
 AFS </text:span>
 <text:span text:style-name="T4">
 DAY </text:span>
 <text:span text:style-name="T4">
 reflected </text:span>
 <text:span text:style-name="T4">
 </text:span>
 over <text:span text:style-name="T4">
 </text:span>
 <text:span text:style-name="T4">
 half </text:span>
 <text:span text:style-name="T4">
 </text:span>
 hundreds <text:span text:style-name="T4">
<text:span text:style-name="T5">
* enemy </text:span>
* </text:span>
 <text:span text:style-name="T4">
 Attack </text:span>
</text:a>
In the Novoslobid community through mortar fire(Two hit)Damaged two private homes.</text:p>
      <text:p text:style-name="P4">
In the Khotin community as a result of mortar shelling by the Russian Federation, damaged the premises of the local agricultural firm.</text:p>
      <text:p text:style-name="P4">
Sumy Ova reported that it was without human casualties.</text:p>
      <text:p text:style-name="P4">
As reported by Ukrinform, on April 10, five territorial communities were suffering from the strikes of the Russian army [] <text:a xlink:type="simple" xlink:href="https://www.ukrinform.ua/rubric-ato/3694140-rosiani-protagom-dobi-obstrilali-pat-gromad-sumsini.html" text:style-name="Internet_20_link" text:visited-style-name="Visited_20_Internet_20_Link">
</text:a>
 .</text:p>
      <text:p text:style-name="P4">
News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The Armed Forces counter -offensive can start in the summer - shmigal</text:span>
</text:h>
      <text:p text:style-name="P4">
Authors: Ukrinform (Person)</text:p>
      <text:p text:style-name="P4">
Publisher: Укринформ (Organization)</text:p>
      <text:p text:style-name="P4">
Published Time: 2023-04-11T21:52:00+03:00</text:p>
      <text:p text:style-name="P4">
Modified Time: 2023-04-11T21:52:00+03:00</text:p>
      <text:p text:style-name="P4">
Description: Prime Minister of Ukraine Denis Shmigal said that a large-scale counter-offensive of the Ukrainian forces against Russian invaders can begin in the summer. - Ukrinform.</text:p>
      <text:p text:style-name="P4">
Images: ["<text:a xlink:type="simple" xlink:href="https://static.ukrinform.com/photos/2023_03/thumb_files/630_360_1678808321-554.jpg" text:style-name="Internet_20_link" text:visited-style-name="Visited_20_Internet_20_Link">
630_360_16788...</text:a>
"]</text:p>
      <text:p text:style-name="P4">
Tags: ['Канада', 'Україна', 'Візит', 'Шмигаль', 'Війна з росією', 'Контрнаступ']</text:p>
      <text:p text:style-name="P4">
Type: Article</text:p>
      <!--METADATA-->
      <text:p text:style-name="P4">
<draw:frame draw:style-name="fr1" draw:name="Image225" text:anchor-type="as-char" svg:width="6.9236in" svg:height="3.956343in" draw:z-index="0">
<draw:image xlink:href="../Images/yкринформ/2023-04-11T21-52-00-03-00/630_360_1678808321-554.jpg" xlink:type="simple" xlink:show="embed" xlink:actuate="onLoad" draw:mime-type="image/jpeg"/>
</draw:frame>
Prime Minister of Ukraine Denis Shmigal said that a large-scale counter-offensive of Ukrainian-sided against Russian invaders can begin in the summer.</text:p>
      <text:p text:style-name="P4">
He said this to the American edition <text:a xlink:type="simple" xlink:href="https://thehill.com/policy/international/3942979-ukrainian-prime-minister-arrives-in-dc-at-make-or-break-moment/" text:style-name="Internet_20_link" text:visited-style-name="Visited_20_Internet_20_Link">
</text:a>
On the eve of the visit to the United States, reports Ukrinform.</text:p>
      <text:p text:style-name="P4">
“Schmigal in an exclusive interview stated that a counter -offensive could already take place, noting that the highest pressure on the beginning <text:span text:style-name="T4">
 <text:a xlink:type="simple" xlink:href="https://www.ukrinform.ua/tag-kontrnastup" text:style-name="Internet_20_link" text:visited-style-name="Visited_20_Internet_20_Link">
</text:a>
</text:span>
 occurs from the inside(Society - ed.)Ukraine, ”the publication states.</text:p>
      <text:p text:style-name="P4">
<text:span text:style-name="T4">
 Read also: </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The prime minister also noted that official Kiev does not feel pressure from partner when it is better to start active operations.</text:p>
      <text:p text:style-name="P4">
"All our friends and partners clearly understand that in order to go in the tank, we need to be ready for all one hundred and even more percent," the head of the Government of Ukraine emphasized.</text:p>
      <text:p text:style-name="P4">
It is noted that Shmigal's visit to Washington occurs on the tlim -scale leakage of intelligence, which included assessments of the US defense department in Ukraine.</text:p>
      <text:p text:style-name="P4">
<text:span text:style-name="T4">
 Read also: </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Asked how the leakage of documents can affect the planning of the Ukrainian contrast, Schmigal strongly emphasized that Ukraine would free its land.</text:p>
      <text:p text:style-name="P4">
“We have repeatedly argued that we could do it. From our international partners we ask for more military potential, such as tanks, ammunition, planes, armored vehicles, ”the Ukrainian Prime Minister said.</text:p>
      <text:p text:style-name="P4">
<text:span text:style-name="T4">
 Read also: </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He also confirmed that in Ukraine really feel the losses in the economic plan, in terms of life, "and these losses really cause great harm to no harm." However, he said, "this does not mean that we have no courage to inspire."<text:span text:style-name="T4">
 Read also: </text:span>
 <text:span text:style-name="T4">
 <text:a xlink:type="simple" xlink:href="https://www.ukrinform.ua/rubric-economy/3694582-kanada-ta-ukraina-rozsirili-ugodu-pro-vilnu-torgivlu.html" text:style-name="Internet_20_link" text:visited-style-name="Visited_20_Internet_20_Link">
</text:a>
</text:span>
</text:p>
      <text:p text:style-name="P4">
As it was reported, the Prime Minister of Ukraine attended Tuesday with a visit. During his stay in Washington, his participation in the IMF and the World Bank is planned. In addition, it will be expected to meet the representatives of the United States authorities.</text:p>
      <text:p text:style-name="P4">
News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On George Narbut Avenue, a water supply was broken</text:span>
</text:h>
      <text:p text:style-name="P4">
Authors: Ukrinform (Person)</text:p>
      <text:p text:style-name="P4">
Publisher: Укринформ (Organization)</text:p>
      <text:p text:style-name="P4">
Published Time: 2023-04-11T21:56:00+03:00</text:p>
      <text:p text:style-name="P4">
Modified Time: 2023-04-11T21:56:00+03:00</text:p>
      <text:p text:style-name="P4">
Description: In the capital on Georgy Narbut Avenue there was an accident on the water supply network. - Ukrinform.</text:p>
      <text:p text:style-name="P4">
Images: ["<text:a xlink:type="simple" xlink:href="https://static.ukrinform.com/photos/2023_04/thumb_files/630_360_1681233068-317.jpg" text:style-name="Internet_20_link" text:visited-style-name="Visited_20_Internet_20_Link">
630_360_16812...</text:a>
"]</text:p>
      <text:p text:style-name="P4">
Tags: ['Аварія', 'Вода', 'Київ']</text:p>
      <text:p text:style-name="P4">
Type: Article</text:p>
      <!--METADATA-->
      <text:p text:style-name="P4">
<draw:frame draw:style-name="fr1" draw:name="Image226" text:anchor-type="as-char" svg:width="6.9236in" svg:height="3.956343in" draw:z-index="0">
<draw:image xlink:href="../Images/yкринформ/2023-04-11T21-56-00-03-00/630_360_1681233068-317.jpg" xlink:type="simple" xlink:show="embed" xlink:actuate="onLoad" draw:mime-type="image/jpeg"/>
</draw:frame>
The Stolysza Avenue Narbut Avenue has an accident on the water supply network.</text:p>
      <text:p text:style-name="P4">
About it in <text:a xlink:type="simple" xlink:href="https://t.me/KyivCityOfficial/6464" text:style-name="Internet_20_link" text:visited-style-name="Visited_20_Internet_20_Link">
</text:a>
The press service of the city state administration reported, Ukrinform reports.</text:p>
      <text:p text:style-name="P4">
“On George Narbut Avenue(Liberators), 1 there was an accident of a conducting network. In the buildings of Darnytskyi and partially Desnyanskiy districts, a possible decrease in pressure <text:a xlink:type="simple" xlink:href="https://www.ukrinform.ua/tag-voda" text:style-name="Internet_20_link" text:visited-style-name="Visited_20_Internet_20_Link">
</text:a>
”, - it is said.</text:p>
      <text:p text:style-name="P4">
Kyivvodokanal employees localized water leakage on the metropolitan Prospect of Narbut. About it in <text:a xlink:type="simple" xlink:href="https://t.me/KyivCityOfficial/6465" text:style-name="Internet_20_link" text:visited-style-name="Visited_20_Internet_20_Link">
</text:a>
Informed the press service of the Kyiv City State Administration.</text:p>
      <text:p text:style-name="P4">
“Water leakage on George Narbut Avenue(Liberators), 1 localized, the pressure of the network is normal, ”the message reads.</text:p>
      <text:p text:style-name="P4">
It is noted that in residential buildings of water supply operates in a regular mode.</text:p>
      <text:p text:style-name="P4">
In the morning, repair work will continue.</text:p>
      <text:p text:style-name="P4">
<text:span text:style-name="T4">
 Read also: </text:span>
 <text:a xlink:type="simple" xlink:href="https://www.ukrinform.ua/rubric-kyiv/3694150-u-stolici-vimknuli-opalenna-dla-95-zitlovih-bagatopoverhivok.html" text:style-name="Internet_20_link" text:visited-style-name="Visited_20_Internet_20_Link">
<text:span text:style-name="T4">
 heating </text:span>
</text:a>
</text:p>
      <text:p text:style-name="P4">
Крім того, рух транспорту проспектом ускладнений.</text:p>
      <text:p text:style-name="P4">
Як повідомляв Укрінформ, <text:a xlink:type="simple" xlink:href="https://www.ukrinform.ua/rubric-regions/3680722-u-mikolaevi-na-remont-poskodzenoi-vodoprovidnoi-merezi-vidilat-12-milarda.html" text:style-name="Internet_20_link" text:visited-style-name="Visited_20_Internet_20_Link">
 </text:a>
The state budget subsidy in the amount of 1.2 billion.</text:p>
      <text:p text:style-name="P4">
<text:span text:style-name="T5">
Foto: Shutterstock</text:span>
</text:p>
      <text:p text:style-name="P4">
News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Canada has introduced Stancies on Prigogine and the National Bank of Belarus</text:span>
</text:h>
      <text:p text:style-name="P4">
Authors: Ukrinform (Person)</text:p>
      <text:p text:style-name="P4">
Publisher: Укринформ (Organization)</text:p>
      <text:p text:style-name="P4">
Published Time: 2023-04-11T22:05:41+03:00</text:p>
      <text:p text:style-name="P4">
Modified Time: 2023-04-11T22:05:41+03:00</text:p>
      <text:p text:style-name="P4">
Description: Canada extends sanctions against Russia and Belarus in connection with a full -scale invasion of Ukraine. - Ukrinform.</text:p>
      <text:p text:style-name="P4">
Images: ["<text:a xlink:type="simple" xlink:href="https://static.ukrinform.com/photos/2022_10/thumb_files/630_360_1665161074-172.png" text:style-name="Internet_20_link" text:visited-style-name="Visited_20_Internet_20_Link">
630_360_16651...</text:a>
"]</text:p>
      <text:p text:style-name="P4">
Tags: ['Банк', 'білорусь', 'Канада', 'Санкції', 'Пригожин']</text:p>
      <text:p text:style-name="P4">
Type: Article</text:p>
      <!--METADATA-->
      <text:p text:style-name="P4">
<draw:frame draw:style-name="fr1" draw:name="Image227" text:anchor-type="as-char" svg:width="6.9236in" svg:height="3.956343in" draw:z-index="0">
<draw:image xlink:href="../Images/yкринформ/2023-04-11T22-05-41-03-00/630_360_1665161074-172.png" xlink:type="simple" xlink:show="embed" xlink:actuate="onLoad" draw:mime-type="image/png"/>
</draw:frame>
Canada expands sanctions against Russia and Belarus in connection with full -scale).</text:p>
      <text:p text:style-name="P4">
This was announced in <text:a xlink:type="simple" xlink:href="https://pm.gc.ca/en/news/news-releases/2023/04/11/prime-minister-announces-more-support-ukraine" text:style-name="Internet_20_link" text:visited-style-name="Visited_20_Internet_20_Link">
</text:a>
Justinatryudo after meeting with Ukrainian colleague Denis Shmigal, Ukrinform reports.</text:p>
      <text:p text:style-name="P4">
“In order to maintain pressure on the Russian regime, Trudeau Prime Minister has declared new sanctions against 14 Russian individuals and 34 legal entities involved in Russia's war against Ukraine, in particular, several, related to the Wagner group Irosian Aviation Sector,” - they say in the office of the head of the Canadian government.</text:p>
      <text:p text:style-name="P4">
According to his information, sanctions are imposed on Concordmenzhment and Consulting, which belongs to the founder <text:a xlink:type="simple" xlink:href="https://www.ukrinform.ua/tag-pvk-vagnera" text:style-name="Internet_20_link" text:visited-style-name="Visited_20_Internet_20_Link">
</text:a>
Yevgeny Prigogine, Lipetsk Mechanical Plant, Volga-Dnepr airlines, Safir research enterprise and others.</text:p>
      <text:p text:style-name="P4">
<text:span text:style-name="T4">
 Read also: </text:span>
 <text:a xlink:type="simple" xlink:href="https://www.ukrinform.ua/rubric-economy/3694623-smigal-nazvav-kanadu-odnim-iz-lideriv-u-zaprovadzenni-sankcij-proti-rf.html" text:style-name="Internet_20_link" text:visited-style-name="Visited_20_Internet_20_Link">
<text:span text:style-name="T4">
 Canada </text:span>
</text:a>
In addition, Canada has imposed sanctions against President of Tatarstan Rustamaminnykivanov and his wife, as well as Deputy Minister of Defense of the Russian Federation Mykolapipankov.</text:p>
      <text:p text:style-name="P4">
New sanctions also apply to nine Belarusian financial institutions, middle -aged by the National Bank of Belarus, Belgroprombank, Statusbank, Priorbank, as well as the Distock Companies of the Russian Sberbank and VTB Bank.</text:p>
      <text:p text:style-name="P4">
All the property and funds of the sub -territory in Canada are frozen, aphizhic persons are forbidden to enter the country.</text:p>
      <text:p text:style-name="P4">
From the time of illegal occupation of Crimea, Canada has imposed sanctions of 2,400 individuals and legal entities from Russia, Belarus and Ukraine.</text:p>
      <text:p text:style-name="P4">
News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Japan Defense Ministry has signed contracts with Mitsubishi Heavy Industries to deliver missiles</text:span>
</text:h>
      <text:p text:style-name="P4">
Authors: Ukrinform (Person)</text:p>
      <text:p text:style-name="P4">
Publisher: Укринформ (Organization)</text:p>
      <text:p text:style-name="P4">
Published Time: 2023-04-11T22:13:00+03:00</text:p>
      <text:p text:style-name="P4">
Modified Time: 2023-04-11T22:13:00+03:00</text:p>
      <text:p text:style-name="P4">
Description: The Ministry of Defense of Japan has signed four contracts for the development and supply of missiles with the largest defensive firm of Mitsubishi Heavy Industries. - Ukrinform.</text:p>
      <text:p text:style-name="P4">
Images: ["<text:a xlink:type="simple" xlink:href="https://static.ukrinform.com/photos/2023_04/thumb_files/630_360_1681239737-504.jpg" text:style-name="Internet_20_link" text:visited-style-name="Visited_20_Internet_20_Link">
630_360_16812...</text:a>
"]</text:p>
      <text:p text:style-name="P4">
Tags: ['Японія', 'Міноборони', 'Mitsubishi', 'Ракета']</text:p>
      <text:p text:style-name="P4">
Type: Article</text:p>
      <!--METADATA-->
      <text:p text:style-name="P4">
<draw:frame draw:style-name="fr1" draw:name="Image228" text:anchor-type="as-char" svg:width="6.9236in" svg:height="3.956343in" draw:z-index="0">
<draw:image xlink:href="../Images/yкринформ/2023-04-11T22-13-00-03-00/630_360_1681239737-504.jpg" xlink:type="simple" xlink:show="embed" xlink:actuate="onLoad" draw:mime-type="image/jpeg"/>
</draw:frame>
The Ministry of Defense of Japan has signed four contracts for the development of rockets with the largest defensive firm of Mitsubishi Heavyindustries.</text:p>
      <text:p text:style-name="P4">
This was stated in the Defense Ministry of Japan, reports Ukrinform with a reference <text:a xlink:type="simple" xlink:href="https://www.bloomberg.com/news/articles/2023-04-11/japan-defense-ministry-to-procure-missiles-from-mitsubishi-heavy" text:style-name="Internet_20_link" text:visited-style-name="Visited_20_Internet_20_Link">
</text:a>
.</text:p>
      <text:p text:style-name="P4">
As it is noted, contracts include the development of a winged rocket for submarines and mass production of hypersonic aircraft for defense. Weapons are expected to be registered in 2026-2027.</text:p>
      <text:p text:style-name="P4">
The two other contracts concern the production of Type 12t and the Development of the Development of the More Distinguishable Missiles for them.</text:p>
      <text:p text:style-name="P4">
<text:span text:style-name="T4">
 Read also: </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Against the background of a full -scale invasion of Russia in Ukraine, Japan has announced planning the defense budget by about 60% over the next five years. This is a refusal to limit military expenses in the form of 1% of GDP.</text:p>
      <text:p text:style-name="P4">
In the budget this year the Ministry of Defense <text:span text:style-name="T4">
 <text:a xlink:type="simple" xlink:href="https://www.ukrinform.ua/tag-aponia" text:style-name="Internet_20_link" text:visited-style-name="Visited_20_Internet_20_Link">
</text:a>
</text:span>
 has provided about $ 10.5 billion for missile development.</text:p>
      <text:p text:style-name="P4">
<text:span text:style-name="T4">
 Read also: </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Japan also plans to buy Tomahawk missiles from Raytheon Technology Corp. IJOINT Air-to-Surface Standoff Missile from Lockheed Martin Corp.</text:p>
      <text:p text:style-name="P4">
News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The invaders turned a part of Bakhmut into Syrian Aleppo - painter</text:span>
</text:h>
      <text:p text:style-name="P4">
Authors: Ukrinform (Person)</text:p>
      <text:p text:style-name="P4">
Publisher: Укринформ (Organization)</text:p>
      <text:p text:style-name="P4">
Published Time: 2023-04-11T22:25:00+03:00</text:p>
      <text:p text:style-name="P4">
Modified Time: 2023-04-11T22:25:00+03:00</text:p>
      <text:p text:style-name="P4">
Description: The Russian military turned part of Bakhmut into the Syrian city of Aleppo, which was destroyed as a result of bombardment. - Ukrinform.</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Міноборони', 'Війна з росією', 'Ганна Маляр', 'Єдині новини']</text:p>
      <text:p text:style-name="P4">
Type: Article</text:p>
      <!--METADATA-->
      <text:p text:style-name="P4">
<draw:frame draw:style-name="fr1" draw:name="Image229" text:anchor-type="as-char" svg:width="6.9236in" svg:height="3.956343in" draw:z-index="0">
<draw:image xlink:href="../Images/yкринформ/2023-04-11T22-25-00-03-00/630_360_1677771209-460.jpg" xlink:type="simple" xlink:show="embed" xlink:actuate="onLoad" draw:mime-type="image/jpeg"/>
</draw:frame>
The military has turned part of Bakhmut into the Syrian city of Aleppo, which was destroyed by the bombing.</text:p>
      <text:p text:style-name="P4">
According to Ukrinform, the Deputy Minister of Defense Anna Malyar said on the national telephone "Unified News".</text:p>
      <text:p text:style-name="P4">
“The enemy there concentrates not only its regular troops, there is a privatearmia of Wagner, which is largely destroyed by the Armed Forces of Ukraine. The enemy leaves his goal - to take <text:a xlink:type="simple" xlink:href="https://www.ukrinform.ua/tag-bahmut" text:style-name="Internet_20_link" text:visited-style-name="Visited_20_Internet_20_Link">
</text:a>
. Today there are fierce fighting. There is a serious use of artillery Iviation on the side of the enemy. The enemy turned part of the city areas into Aleppo. They use the tactics of complete destruction, the destruction of buildings, positions, ”it has been evolved.</text:p>
      <text:p text:style-name="P4">
<text:span text:style-name="T4">
 Read also: </text:span>
 <text:a xlink:type="simple" xlink:href="https://www.ukrinform.ua/rubric-ato/3694053-rosiani-obstriluut-transport-akij-ruhaetsa-v-bik-bahmuta-malar.html" text:style-name="Internet_20_link" text:visited-style-name="Visited_20_Internet_20_Link">
<text:span text:style-name="T4">
 Russians </text:span>
 <text:span text:style-name="T4">
 fired </text:span>
 <text:span text:style-name="T4">
 Transport </text:span>
 <text:span text:style-name="T4">
 What </text:span>
<text:span text:style-name="T4">
 moves </text:span>
 <text:span text:style-name="T4">
 side </text:span>
 <text:span text:style-name="T4">
 </text:span>
 Bakhmuta <text:span text:style-name="T4">
 </text:span>
 <text:span text:style-name="T4">
 painter </text:span>
</text:a>
In addition, she said, if the Ukrainian defenders did not defend Bakhmut, the invaders would simply go deep into the territory of Ukraine.</text:p>
      <text:p text:style-name="P4">
As reported by Ukrinform, fighters of the State Border Service of Ukraine <text:a xlink:type="simple" xlink:href="https://www.ukrinform.ua/rubric-ato/3694481-bij-u-bahmuti-prikordonniki-vtrimali-pozicii-i-vidbili-ataku-rosian.html" text:style-name="Internet_20_link" text:visited-style-name="Visited_20_Internet_20_Link">
</text:a>
Russian invaders at the citybhmut of Donetsk region.</text:p>
      <text:p text:style-name="P4">
<text:span text:style-name="T5">
Foto: Konstantin Liber</text:span>
</text:p>
      <text:p text:style-name="P4">
News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APL. Zinchenko's "Chelsea" Mudrik's "Chelsea" will take place in early May.</text:span>
</text:h>
      <text:p text:style-name="P4">
Authors: Ukrinform (Person)</text:p>
      <text:p text:style-name="P4">
Publisher: Укринформ (Organization)</text:p>
      <text:p text:style-name="P4">
Published Time: 2023-04-11T22:30:44+03:00</text:p>
      <text:p text:style-name="P4">
Modified Time: 2023-04-11T22:30:44+03:00</text:p>
      <text:p text:style-name="P4">
Description: In the English Premier League (APL), the match of the 34th round was moved between May 2 between the players of the London clubs "Arsenal" and "Chelsea", which were supposed to play on April 29. - Ukrinform.</text:p>
      <text:p text:style-name="P4">
Images: ["<text:a xlink:type="simple" xlink:href="https://static.ukrinform.com/photos/2023_04/thumb_files/630_360_1681241394-615.jpeg" text:style-name="Internet_20_link" text:visited-style-name="Visited_20_Internet_20_Link">
630_360_16812...</text:a>
"]</text:p>
      <text:p text:style-name="P4">
Tags: ['Арсенал', 'Футбол', 'Зінченко', 'АПЛ']</text:p>
      <text:p text:style-name="P4">
Type: Article</text:p>
      <!--METADATA-->
      <text:p text:style-name="P4">
<draw:frame draw:style-name="fr1" draw:name="Image230" text:anchor-type="as-char" svg:width="6.9236in" svg:height="3.956343in" draw:z-index="0">
<draw:image xlink:href="../Images/yкринформ/2023-04-11T22-30-44-03-00/630_360_1681241394-615.jpeg" xlink:type="simple" xlink:show="embed" xlink:actuate="onLoad" draw:mime-type="image/jpeg"/>
</draw:frame>
Wanglius Premier League(Premier League)The match of the 34th round of the inter-futbleball players of the London clubs "Arsenal" and "Chelsea", which were supposed to play on the 29th.</text:p>
      <text:p text:style-name="P4">
The APL Directorate approved a new date after a meeting of the advisory group of security and law and order, Ukrinform reports.</text:p>
      <text:p text:style-name="P4">
Arsenal, for which the Ukrainian defender Alexander Zinchenko acts as Emirates, on May 2, will meet with Chelsea Mikhail Mudrik on May 2 on May 2. The beginning of the game - at 22.00 Kyiv time.</text:p>
      <text:p text:style-name="P4">
<text:span text:style-name="T4">
 Read also: </text:span>
 <text:a xlink:type="simple" xlink:href="https://www.ukrinform.ua/rubric-sports/3693684-apl-liverpul-zigrav-vniciu-z-arsenalom.html" text:style-name="Internet_20_link" text:visited-style-name="Visited_20_Internet_20_Link">
<text:span text:style-name="T4">
 APL </text:span>
</text:a>
Leader in Arsenal APL(73 glasses), which is ahead of Manchester City(67).«Челсі» (39)takes the 11th position.</text:p>
      <text:p text:style-name="P4">
Photo: Getty Images.</text:p>
      <text:p text:style-name="P4">
News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Canada has already sent more than 4,000 tons of military assistance to Ukraine</text:span>
</text:h>
      <text:p text:style-name="P4">
Authors: Ukrinform (Person)</text:p>
      <text:p text:style-name="P4">
Publisher: Укринформ (Organization)</text:p>
      <text:p text:style-name="P4">
Published Time: 2023-04-11T22:33:00+03:00</text:p>
      <text:p text:style-name="P4">
Modified Time: 2023-04-11T22:33:00+03:00</text:p>
      <text:p text:style-name="P4">
Description: Since the beginning of Russian aggression against Ukraine, the Air Force of Canada has delivered more than 4,000 tons of military assistance for Ukraine. - Ukrinform.</text:p>
      <text:p text:style-name="P4">
Images: ["<text:a xlink:type="simple" xlink:href="https://static.ukrinform.com/photos/2022_05/thumb_files/630_360_1653611231-624.jpg" text:style-name="Internet_20_link" text:visited-style-name="Visited_20_Internet_20_Link">
630_360_16536...</text:a>
"]</text:p>
      <text:p text:style-name="P4">
Tags: ['Канада', 'Україна', 'Зброя', 'ЗСУ', 'Війна з росією']</text:p>
      <text:p text:style-name="P4">
Type: Article</text:p>
      <!--METADATA-->
      <text:p text:style-name="P4">
<draw:frame draw:style-name="fr1" draw:name="Image231" text:anchor-type="as-char" svg:width="6.9236in" svg:height="3.956343in" draw:z-index="0">
<draw:image xlink:href="../Images/yкринформ/2023-04-11T22-33-00-03-00/630_360_1653611231-624.jpg" xlink:type="simple" xlink:show="embed" xlink:actuate="onLoad" draw:mime-type="image/jpeg"/>
</draw:frame>
From the beginning of Russia, more than 4,000 tons of military assistance for Ukraine have delivered to Ukraine.</text:p>
      <text:p text:style-name="P4">
According to Ukrinform correspondent, about it <text:a xlink:type="simple" xlink:href="https://pm.gc.ca/en/news/news-releases/2023/04/11/prime-minister-announces-more-support-ukraine" text:style-name="Internet_20_link" text:visited-style-name="Visited_20_Internet_20_Link">
</text:a>
In the office of Canadian Prime Minister Justin Trudeau.</text:p>
      <text:p text:style-name="P4">
“Canada's Armed Forces will continue to help by providing military assistance to Ukraine from Canada and allies and partners. Since March 2022, over eight million pounds have already been transported(More than 4000 tons - ed.)military equipment, ”the common message reads.</text:p>
      <text:p text:style-name="P4">
<text:span text:style-name="T4">
 Read also: </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It should be noted that Canada transports military assistance from its base in Scotland, which is based on three Canadian cargo planes and about 60 servicemen. The Canadian Air Force is transported by Ukrainian military assistance provided by Canada, but other NATO allies.</text:p>
      <text:p text:style-name="P4">
<text:span text:style-name="T4">
 Read also: </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As reported by Ukrinform, today with a one -day visit in <text:span text:style-name="T4">
 <text:a xlink:type="simple" xlink:href="https://www.ukrinform.ua/tag-kanada" text:style-name="Internet_20_link" text:visited-style-name="Visited_20_Internet_20_Link">
</text:a>
</text:span>
 The Prime Minister of Ukraine is Schmigal. He has already negotiated with Justin Trudeau, Minister of Defense Anand, Minister of Foreign Affairs, Melanie Joy, and Finance Minister Fryland. In addition, the head of the Ukrainian government communicated the Ukrainian community of Canada.</text:p>
      <text:p text:style-name="P4">
News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It is important not to lose the feeling of the path we have to go through - the President</text:span>
</text:h>
      <text:p text:style-name="P4">
Authors: Ukrinform (Person)</text:p>
      <text:p text:style-name="P4">
Publisher: Укринформ (Organization)</text:p>
      <text:p text:style-name="P4">
Published Time: 2023-04-11T22:39:00+03:00</text:p>
      <text:p text:style-name="P4">
Modified Time: 2023-04-11T22:39:00+03:00</text:p>
      <text:p text:style-name="P4">
Description: We are now at this stage of war, when it is important to our society and partners do not lose the sense of the path we have to go. - Ukrinform.</text:p>
      <text:p text:style-name="P4">
Images: ["<text:a xlink:type="simple" xlink:href="https://static.ukrinform.com/photos/2023_02/thumb_files/630_360_1677264925-963.jpg" text:style-name="Internet_20_link" text:visited-style-name="Visited_20_Internet_20_Link">
630_360_16772...</text:a>
"]</text:p>
      <text:p text:style-name="P4">
Tags: ['Звернення', 'Агресія РФ',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4-11T22-39-00-03-00/630_360_1677264925-963.jpg" xlink:type="simple" xlink:show="embed" xlink:actuate="onLoad" draw:mime-type="image/jpeg"/>
</draw:frame>
We are contagious about this stage of war, when it is important to both our society and partners of the defect of the path we have to go.</text:p>
      <text:p text:style-name="P4">
About it in your <text:a xlink:type="simple" xlink:href="https://www.youtube.com/watch" text:style-name="Internet_20_link" text:visited-style-name="Visited_20_Internet_20_Link">
</text:a>
The president of Ukraine Volodymyr Zelensky said, Ukrinform reports.</text:p>
      <text:p text:style-name="P4">
<text:span text:style-name="T5">
Viso: <text:a xlink:type="simple" xlink:href="https://t.me/OP_UA/9212" text:style-name="Internet_20_link" text:visited-style-name="Visited_20_Internet_20_Link">
</text:a>
</text:span>
</text:p>
      <text:p text:style-name="P4">
<text:span text:style-name="T4">
 _ I wish health, dear Ukrainians!_ </text:span>
</text:p>
      <text:p text:style-name="P4">
He held a regular rate meeting today. First of all, they considered the combat. What is in the main directions, in severe directions, such as Bakhmut and Avdiivka, Donetsk region in general, such as Kreminna and Luhansk in general.</text:p>
      <text:p text:style-name="P4">
They also considered the fact that only should be done. What we work on.</text:p>
      <text:p text:style-name="P4">
There were reports of General Syrsky, General Tarnavsky, Main Committee, Gur.</text:p>
      <text:p text:style-name="P4">
The General Staff and the Minister of Internal Affairs reported on the completion of new units of our defense forces - new brigades.</text:p>
      <text:p text:style-name="P4">
SBU head, General Malyuk made a report on his part - on our inner stability, protection against the internal enemy and protidius to collaborators.</text:p>
      <text:p text:style-name="P4">
We are now at this stage of war, when it is important to our society and the partner to lose the sense of the path we have to go. It is the way. The path that is ahead.</text:p>
      <text:p text:style-name="P4">
Compared to last year, many places are now quieter. But this does not mean that you can ignore the war somewhere or be less concentrated on the assistance.</text:p>
      <text:p text:style-name="P4">
We managed to do a lot with partners to protect people, Ukraine, all of Europe. But that does not mean that it is time to rest on the laurels. The path is ahead. Movement is ahead. What we need no less unity, less. No less focus than before.</text:p>
      <text:p text:style-name="P4">
As before, our positions on the front, all our warriors in positions must support Ukrainian positions politically and informally, with the power of weapons by the tribal of our social unity, our inner stability and strength of Ukraine with the world. And this is what is the task of both the state and all the states, both Ukraine and everyone in the world, who value free life and international rule based on rules.</text:p>
      <text:p text:style-name="P4">
It is unreasonable to simply hopefully hoping that someone else who is now in the trenches, who is now in the assault, will bring victory. This is a common task. It is won by everyone. Those who fight for it and those who give weapons. Those who are the possibilities of the terrorist state and those who increase the capabilities of Ukraine.Today I had a very interesting, meaningful meeting with the American Businessman and Philanthropist Howard Buffette. It has long and generously helping Ukraine, our people. Many of the projects are being implemented with its support. For example, the construction of a kitchen factory has begun in Bucha, which will become part of a reform of school nutrition in Ukraine and will provide children in three communities of Kyiv region. This project will also be scaled to different riregions, in particular in Kharkiv region.</text:p>
      <text:p text:style-name="P4">
And when a person helps when he personally cares for support - which is a total of hundreds of millions of dollars in general - then such a person sees very well, how important everyone to be on the way to victory, how important everyone is active, as important to all become a hero to something in something. To win we all.</text:p>
      <text:p text:style-name="P4">
I thank you for the support of Mr. Buffett. Thank you to all our partners in the world, who non -traffic in help.</text:p>
      <text:p text:style-name="P4">
I thank all Ukrainians and Ukrainians who understand that we have to go this path together - to victory, and in true unity, supporting each other and the state.</text:p>
      <text:p text:style-name="P4">
<text:span text:style-name="T4">
 _ Glory to all our soldier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Investigation of leakage of documents in the US may take several months</text:span>
</text:h>
      <text:p text:style-name="P4">
Authors: Ukrinform (Person)</text:p>
      <text:p text:style-name="P4">
Publisher: Укринформ (Organization)</text:p>
      <text:p text:style-name="P4">
Published Time: 2023-04-11T22:46:00+03:00</text:p>
      <text:p text:style-name="P4">
Modified Time: 2023-04-11T22:46:00+03:00</text:p>
      <text:p text:style-name="P4">
Description: The investigation conducted by the US government on the leakage of secret documents of the Pentagon may take several months to establish all facts and respond to the situation.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Україна', 'Розслідування', 'Війна з росією', 'Контрнаступ', 'Документи']</text:p>
      <text:p text:style-name="P4">
Type: Article</text:p>
      <!--METADATA-->
      <text:p text:style-name="P4">
<draw:frame draw:style-name="fr1" draw:name="Image233" text:anchor-type="as-char" svg:width="6.9236in" svg:height="3.956343in" draw:z-index="0">
<draw:image xlink:href="../Images/yкринформ/2023-04-11T22-46-00-03-00/630_360_1588051291-728.jpg" xlink:type="simple" xlink:show="embed" xlink:actuate="onLoad" draw:mime-type="image/jpeg"/>
</draw:frame>
The investigation conducted by the US government to leaks secret documents of the Pentagon may take several months to establish all the facts of response to the situation.</text:p>
      <text:p text:style-name="P4">
This was reported on Tuesday TV channel <text:a xlink:type="simple" xlink:href="https://edition.cnn.com/europe/live-news/russia-ukraine-war-news-04-11-23/h_67266ec8c7641ff74c1d498c12c45604" text:style-name="Internet_20_link" text:visited-style-name="Visited_20_Internet_20_Link">
</text:a>
Three sources in the administration, reports Ukrinform.</text:p>
      <text:p text:style-name="P4">
"The Pentagon studies how this leak affects the national security of the United States, and the Ministry of Justice has launched a criminal investigation against those who could stand behind it," the publication noted.</text:p>
      <text:p text:style-name="P4">
<text:span text:style-name="T4">
 Read also: </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Interagency investigations are headed by the Pentagon Intelligence and Security Department, "Ivono may last for months", the administration's representatives noted. In this case, they said that the sources and methods of American intelligence have been exposed after the troused documents were publicly publicized. The investigation will also try to determine the scale of leakage, as well as other secret documents that are interpreted on the Internet.</text:p>
      <text:p text:style-name="P4">
According to one of the sources, the Pentagon's effort is not concentrated only to find who was the source of the origins. The Ministry of Defense will also study the vulnerabilities of circulation of secret documents, as well as whether you need to change the colors that receive this information daily.</text:p>
      <text:p text:style-name="P4">
"Too many people have access to deeply confidential information," the US High -raised Officer. He emphasized that it is probably mentioned by "thousands" of people who could get acquainted with these documents.</text:p>
      <text:p text:style-name="P4">
<text:span text:style-name="T4">
 Read also: </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The leakage of materials, similar to photocopies of documents that were crumpled, as if they were used in their pockets, indicated in the publication.</text:p>
      <text:p text:style-name="P4">
As reported by Ukrinform, the leader of the democratic majority in the US Senate Chuck Sumerpus was a request from the administration for a secret briefing for senatories to respond to the leakage of secret documents of the Pentagon.</text:p>
      <text:p text:style-name="P4">
News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Canada's assistance to Ukraine exceeded $ 6 billion</text:span>
</text:h>
      <text:p text:style-name="P4">
Authors: Ukrinform (Person)</text:p>
      <text:p text:style-name="P4">
Publisher: Укринформ (Organization)</text:p>
      <text:p text:style-name="P4">
Published Time: 2023-04-11T22:59:00+03:00</text:p>
      <text:p text:style-name="P4">
Modified Time: 2023-04-11T22:59:00+03:00</text:p>
      <text:p text:style-name="P4">
Description: Since the beginning of last year, the Government of Canada has provided a variety of assistance to Ukraine for more than $ 8 billion in Canadian (over $ 6 billion). - Ukrinform.</text:p>
      <text:p text:style-name="P4">
Images: ["<text:a xlink:type="simple" xlink:href="https://static.ukrinform.com/photos/2023_02/thumb_files/630_360_1676571169-696.jpeg" text:style-name="Internet_20_link" text:visited-style-name="Visited_20_Internet_20_Link">
630_360_16765...</text:a>
"]</text:p>
      <text:p text:style-name="P4">
Tags: ['Канада', 'Україна', 'Гроші', 'допомога']</text:p>
      <text:p text:style-name="P4">
Type: Article</text:p>
      <!--METADATA-->
      <text:p text:style-name="P4">
<draw:frame draw:style-name="fr1" draw:name="Image234" text:anchor-type="as-char" svg:width="6.9236in" svg:height="3.956343in" draw:z-index="0">
<draw:image xlink:href="../Images/yкринформ/2023-04-11T22-59-00-03-00/630_360_1676571169-696.jpeg" xlink:type="simple" xlink:show="embed" xlink:actuate="onLoad" draw:mime-type="image/jpeg"/>
</draw:frame>
Since the beginning of last year, the Government of Canada has provided a variety of assistance to Ukraine for more than $ 8 billion in Canadian(over $ 6 billion).</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Justin Trudeau at the end of his meeting with Iz -Ukrainian colleague Denis Shmigal.</text:p>
      <text:p text:style-name="P4">
"Since January 2022, Canada has announced the allocation of more than 8 billion dollars in financial, military, humanitarian and immigration assistance, as well as development support," - said in a widespread message.</text:p>
      <text:p text:style-name="P4">
It is noted that this amount includes more than 5 billion Canadian financial assistance, more than 1 billion military support, $ 352.5 million, $ 127 million to support development and more than $ 102 million security and stabilization.</text:p>
      <text:p text:style-name="P4">
<text:span text:style-name="T4">
 Read also: </text:span>
 <text:a xlink:type="simple" xlink:href="https://www.ukrinform.ua/rubric-ato/3694589-kanada-ogolosila-pro-novij-paket-oboronnoi-dopomogi-dla-ukraini.html" text:style-name="Internet_20_link" text:visited-style-name="Visited_20_Internet_20_Link">
<text:span text:style-name="T4">
 Canada </text:span>
 <text:span text:style-name="T4">
 </text:span>
 announced <text:span text:style-name="T4">
 </text:span>
 about <text:span text:style-name="T4">
 </text:span>
 new <text:span text:style-name="T4">
 </text:span>
 <text:span text:style-name="T4">
 Package </text:span>
<text:span text:style-name="T4">
 Defense </text:span>
 <text:span text:style-name="T4">
 Help </text:span>
 <text:span text:style-name="T4">
 </text:span>
 <text:span text:style-name="T4">
 </text:span>
 <text:span text:style-name="T4">
 </text:span>
 Of Ukraine **</text:a>
As reported by Ukrinform, today a one-day visit to Canada is a Premier-Minister of Ukraine Denis Shmigal. He has already conducted negotiations with <text:a xlink:type="simple" xlink:href="https://www.ukrinform.ua/tag-trudo" text:style-name="Internet_20_link" text:visited-style-name="Visited_20_Internet_20_Link">
</text:a>
, Defense Minister Anita Anand, Minister of Foreign Affairs Melanie Joli and Finance Minister Christ Friland.</text:p>
      <text:p text:style-name="P4">
It should be noted that in terms of per capita, the amount of assistance of Canada of Ukraine is one of the highest in the world.</text:p>
      <text:p text:style-name="P4">
News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In Moldova, they advised Zakharov not to interfere with the country's internal affairs</text:span>
</text:h>
      <text:p text:style-name="P4">
Authors: Ukrinform (Person)</text:p>
      <text:p text:style-name="P4">
Publisher: Укринформ (Organization)</text:p>
      <text:p text:style-name="P4">
Published Time: 2023-04-11T23:10:00+03:00</text:p>
      <text:p text:style-name="P4">
Modified Time: 2023-04-11T23:10:00+03:00</text:p>
      <text:p text:style-name="P4">
Description: The Ministry of Foreign Affairs of Moldova commented on the words of the Ministry of Foreign Affairs of the Russian Federation Maria Zakharova, who stated that NATO was preparing from Moldova a "landfill for geopolitical confrontation" with Russia. - Ukrinform.</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МЗС', 'НАТО', 'росія']</text:p>
      <text:p text:style-name="P4">
Type: Article</text:p>
      <!--METADATA-->
      <text:p text:style-name="P4">
<draw:frame draw:style-name="fr1" draw:name="Image235" text:anchor-type="as-char" svg:width="6.9236in" svg:height="3.956343in" draw:z-index="0">
<draw:image xlink:href="../Images/yкринформ/2023-04-11T23-10-00-03-00/630_360_1649857838-528.jpg" xlink:type="simple" xlink:show="embed" xlink:actuate="onLoad" draw:mime-type="image/jpeg"/>
</draw:frame>
The Ministry of Foreign Affairs of Moldova commented on the words of the Ministry of Foreign Affairs Maria Zakharova, who stated that NATO was preparing from Moldova "Polygon for Geopolitical Confrontation" with Russia.</text:p>
      <text:p text:style-name="P4">
As Ukrinform reports, this is said in <text:a xlink:type="simple" xlink:href="https://mfa.gov.md/ro/content/comentariul-ministerului-afacerilor-externe-si-integrarii-europene-7" text:style-name="Internet_20_link" text:visited-style-name="Visited_20_Internet_20_Link">
</text:a>
Office.</text:p>
      <text:p text:style-name="P4">
"We do not allow such statements and interference in the internal affairs of Moldova. Relations of Moldova with international organizations, including NATO, is a sovereign independent decision of the country. The neutrality of our country does not mean isolation.(https://www.ukrinform.ua/tag-moldova)Develops partnerships and states to preserve peace and security of the country. We would like to remind Moldova to cooperate with NATO in 1992, "the document reads.</text:p>
      <text:p text:style-name="P4">
<text:span text:style-name="T4">
 Read also: </text:span>
 <text:a xlink:type="simple" xlink:href="https://www.ukrinform.ua/rubric-world/3694314-poblizu-kisineva-pobuduut-sucasnu-vijskovu-bazu.html" text:style-name="Internet_20_link" text:visited-style-name="Visited_20_Internet_20_Link">
<text:span text:style-name="T4">
 near </text:span>
 <text:span text:style-name="T4">
 </text:span>
 Kishineva <text:span text:style-name="T4">
 </text:span>
 <text:span text:style-name="T4">
 Build </text:span>
 <text:span text:style-name="T4">
 modern </text:span>
<text:span text:style-name="T4">
 military </text:span>
 <text:span text:style-name="T4">
 base </text:span>
</text:a>
The Foreign Ministry added that cooperation with NATO has brought and continues to bring real use not only of the country but also in regional security.</text:p>
      <text:p text:style-name="P4">
As reported by Ukrinform, Moldova President Maya Sandu called for citizens to conquer May 21 at the Square of the Great National Assembly in the center of the capital to support the European integration of Moldova.</text:p>
      <text:p text:style-name="P4">
News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Zelensky urged Ukrainians not to ignore the war and to help the state</text:span>
</text:h>
      <text:p text:style-name="P4">
Authors: Ukrinform (Person)</text:p>
      <text:p text:style-name="P4">
Publisher: Укринформ (Organization)</text:p>
      <text:p text:style-name="P4">
Published Time: 2023-04-11T23:23:00+03:00</text:p>
      <text:p text:style-name="P4">
Modified Time: 2023-04-11T23:23:00+03:00</text:p>
      <text:p text:style-name="P4">
Description: The fact that in many places of our country is quieter, it does not mean that you can ignore the war somewhere or be less concentrated on the assistance of the state.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Агресія РФ', 'допомога', 'Зеленський', 'Війна з росією']</text:p>
      <text:p text:style-name="P4">
Type: Article</text:p>
      <!--METADATA-->
      <text:p text:style-name="P4">
<draw:frame draw:style-name="fr1" draw:name="Image236" text:anchor-type="as-char" svg:width="6.9236in" svg:height="3.956343in" draw:z-index="0">
<draw:image xlink:href="../Images/yкринформ/2023-04-11T23-23-00-03-00/630_360_1678086625-925.png" xlink:type="simple" xlink:show="embed" xlink:actuate="onLoad" draw:mime-type="image/png"/>
</draw:frame>
The fact that in many places of our country is quieter, it does not mean that you can somehow be ignored or less concentrated on the assistance of the state.</text:p>
      <text:p text:style-name="P4">
About it in your <text:a xlink:type="simple" xlink:href="https://www.youtube.com/watch" text:style-name="Internet_20_link" text:visited-style-name="Visited_20_Internet_20_Link">
</text:a>
President of Ukraine Volodymyr Zelensky said, Ukrinform reports.</text:p>
      <text:p text:style-name="P4">
<text:span text:style-name="T5">
Viso: <text:a xlink:type="simple" xlink:href="https://t.me/OP_UA/9212" text:style-name="Internet_20_link" text:visited-style-name="Visited_20_Internet_20_Link">
</text:a>
</text:span>
</text:p>
      <text:p text:style-name="P4">
“We are now at such a stage of war, when it is important to our society, the partners do not lose the sense of the path we have to go. It is the way. The path that ahead. Compared to last year in many places now it is quieter. But this does not mean that you can ignore the war somewhere there or be less concentrated on the assistance of the state, ”he said.</text:p>
      <text:p text:style-name="P4">
<text:span text:style-name="T4">
 Read also: </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Zelensky said that they managed to do a lot with partners for the protection of people, Ukraine and all of Europe.</text:p>
      <text:p text:style-name="P4">
“But that doesn't mean that it is time to rest on the laurels. The path is ahead. Movement is ahead. What we need no less unity, focus, less, ”Zelensky said.</text:p>
      <text:p text:style-name="P4">
In his opinion, as before, our positions on the front and all our positions should be supported by Ukrainian positions politically so -so -information, the power of weapons and the power of our social unity, our internal stability and strength of Ukraine's relations with the world.</text:p>
      <text:p text:style-name="P4">
"And this is what is the task of both the state and everyone in the state, both Ukraine, so Ivsih in the world, who value free life and international order, based on directions," the Head of State is convinced.</text:p>
      <text:p text:style-name="P4">
<text:span text:style-name="T4">
 Read also: </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He noted that it is unreasonable to simply hopefully hope that the victory would bring someone else, who is now in the trenches, in the assault.</text:p>
      <text:p text:style-name="P4">
"This is a common task. The victory is won by all. Those who fight for it, who give weapons. Those who reduce the possibilities of a terrorist state and those who increase Ukraine's capabilities," the president reminded.</text:p>
      <text:p text:style-name="P4">
<text:span text:style-name="T4">
 Read also: </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As it was reported, on April 11, Zelensky gathered another rate: they talked about _ <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News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Війська рф надвечір обстріляли Бериславський район, спалахнула пожежа</text:span>
</text:h>
      <text:p text:style-name="P4">
Authors: Ukrinform (Person)</text:p>
      <text:p text:style-name="P4">
Publisher: Укринформ (Organization)</text:p>
      <text:p text:style-name="P4">
Published Time: 2023-04-11T23:32:00+03:00</text:p>
      <text:p text:style-name="P4">
Modified Time: 2023-04-11T23:32:00+03:00</text:p>
      <text:p text:style-name="P4">
Description: The Russian military once again fired the territories of the Beryslav district, a fire broke out in the places of hit. - Ukrinform.</text:p>
      <text:p text:style-name="P4">
Images: ["<text:a xlink:type="simple" xlink:href="https://static.ukrinform.com/photos/2022_12/thumb_files/630_360_1670571938-949.jpg" text:style-name="Internet_20_link" text:visited-style-name="Visited_20_Internet_20_Link">
630_360_16705...</text:a>
"]</text:p>
      <text:p text:style-name="P4">
Tags: ['Херсонщина', 'Обстріл', 'Війна з росією', 'Берислав']</text:p>
      <text:p text:style-name="P4">
Type: Article</text:p>
      <!--METADATA-->
      <text:p text:style-name="P4">
<draw:frame draw:style-name="fr1" draw:name="Image237" text:anchor-type="as-char" svg:width="6.9236in" svg:height="3.956343in" draw:z-index="0">
<draw:image xlink:href="../Images/yкринформ/2023-04-11T23-32-00-03-00/630_360_1670571938-949.jpg" xlink:type="simple" xlink:show="embed" xlink:actuate="onLoad" draw:mime-type="image/jpeg"/>
</draw:frame>
The Ruskivskyi again fired at the territories of the Beryslav district, a fire broke out in the place of tank.</text:p>
      <text:p text:style-name="P4">
About this <text:a xlink:type="simple" xlink:href="https://www.facebook.com/OperationalCommandSouth/posts/pfbid02xg386oUyYGYZyzizjb8LWssRP3dsH7Bae7NaAu3GPf4Cos9TZmPAjiaFhe8w6UeAl" text:style-name="Internet_20_link" text:visited-style-name="Visited_20_Internet_20_Link">
</text:a>
Informs the operational command "South", reports Ukrinform.</text:p>
      <text:p text:style-name="P4">
"Continuing the shelling of the civilian population, the enemy tries to maneumerillery on the left shore, and intends to continue the use of aviation by the launching of managed aviation bombs. In the evening again, like last night, Atatakovanoberislavsky district.(https://www.ukrinform.ua/tag-pozeza), she is curved by rescuers " -goes to the message.</text:p>
      <text:p text:style-name="P4">
Information about the destruction is specified, beforehand - without the victims.</text:p>
      <text:p text:style-name="P4">
<text:span text:style-name="T4">
 Read also: </text:span>
 [<text:span text:style-name="T4">
 enemy </text:span>
 <text:span text:style-name="T4">
 aviation </text:span>
 <text:span text:style-name="T4">
 </text:span>
 fired <text:span text:style-name="T4">
 </text:span>
 Berislav <text:span text:style-name="T4">
<text:span text:style-name="T5">
* many </text:span>
* </text:span>
 <text:span text:style-name="T4">
 </text:span>
 <text:span text:style-name="T4">
 </text:span>
 <text:span text:style-name="T4">
 destroyed </text:span>
 <text:span text:style-name="T4">
 </text:span>
 completely **(https://www.ukrinform.ua/rubric-regions/3694366-vorog-iz-aviacii-obstrilav-berislav-cimalo-budinkiv-zrujnovani-vsent.html)At the same time, according to intelligence, the defeat of one of the hostile governments in Skadovsky and the ammunition point in the Kakhovsky district was confirmed.</text:p>
      <text:p text:style-name="P4">
As reported by Ukrinform, in Kherson region <text:a xlink:type="simple" xlink:href="https://www.ukrinform.ua/rubric-ato/3694158-rosiani-atakuvali-civilnij-coven-na-hersonsini-dvoe-poranenih.html" text:style-name="Internet_20_link" text:visited-style-name="Visited_20_Internet_20_Link">
</text:a>
, two locals were seriously injured.</text:p>
      <text:p text:style-name="P4">
News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Manchester City beat Bavaria in the first match of the 1/4 finals of the UEFA Champions League</text:span>
</text:h>
      <text:p text:style-name="P4">
Authors: Ukrinform (Person)</text:p>
      <text:p text:style-name="P4">
Publisher: Укринформ (Organization)</text:p>
      <text:p text:style-name="P4">
Published Time: 2023-04-11T23:47:00+03:00</text:p>
      <text:p text:style-name="P4">
Modified Time: 2023-04-11T23:47:00+03:00</text:p>
      <text:p text:style-name="P4">
Description: In the UEFA Champions League, the first matches of the 1/4 finals were held.</text:p>
      <text:p text:style-name="P4">
— Укрінформ.: </text:p>
      <text:p text:style-name="P4">
Images: ["<text:a xlink:type="simple" xlink:href="https://static.ukrinform.com/photos/2023_04/thumb_files/630_360_1681245822-113.jpg" text:style-name="Internet_20_link" text:visited-style-name="Visited_20_Internet_20_Link">
630_360_16812...</text:a>
"]</text:p>
      <text:p text:style-name="P4">
Tags: ['Футбол', 'Ліга чемпіонів']</text:p>
      <text:p text:style-name="P4">
Type: Article</text:p>
      <!--METADATA-->
      <text:p text:style-name="P4">
<draw:frame draw:style-name="fr1" draw:name="Image238" text:anchor-type="as-char" svg:width="6.9236in" svg:height="3.956343in" draw:z-index="0">
<draw:image xlink:href="../Images/yкринформ/2023-04-11T23-47-00-03-00/630_360_1681245822-113.jpg" xlink:type="simple" xlink:show="embed" xlink:actuate="onLoad" draw:mime-type="image/jpeg"/>
</draw:frame>
The UEFA Lizichampions had the first matches of the 1/4 finals.</text:p>
      <text:p text:style-name="P4">
The players of the English "Manchester City" at home won a convincing victory by German "Bavaria" with a score of 3: 0, reports Ukrinform.</text:p>
      <text:p text:style-name="P4">
Balls in the Arena "Etihad" scored Rodi(27th minute), Bernard Silva(70)Taertling Dutch(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Recall that the final match of the UEFA Champions League will take place on June 10 at Ataturk Olympic Stadium in Istanbul.</text:p>
      <text:p text:style-name="P4">
Photo: AFP.</text:p>
      <text:p text:style-name="P4">
News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UEFA Champions League: Benfica in Lisbon lost "Inter"</text:span>
</text:h>
      <text:p text:style-name="P4">
Authors: Ukrinform (Person)</text:p>
      <text:p text:style-name="P4">
Publisher: Укринформ (Organization)</text:p>
      <text:p text:style-name="P4">
Published Time: 2023-04-11T23:53:21+03:00</text:p>
      <text:p text:style-name="P4">
Modified Time: 2023-04-11T23:53:21+03:00</text:p>
      <text:p text:style-name="P4">
Description: The UEFA Champions League ended the first 1/4 finals matches. - Ukrinform.</text:p>
      <text:p text:style-name="P4">
Images: ["<text:a xlink:type="simple" xlink:href="https://static.ukrinform.com/photos/2023_04/thumb_files/630_360_1681246121-507.jpg" text:style-name="Internet_20_link" text:visited-style-name="Visited_20_Internet_20_Link">
630_360_16812...</text:a>
"]</text:p>
      <text:p text:style-name="P4">
Tags: ['Футбол', 'Ліга чемпіонів', 'Інтер Мілан']</text:p>
      <text:p text:style-name="P4">
Type: Article</text:p>
      <!--METADATA-->
      <text:p text:style-name="P4">
<draw:frame draw:style-name="fr1" draw:name="Image239" text:anchor-type="as-char" svg:width="6.9236in" svg:height="3.956343in" draw:z-index="0">
<draw:image xlink:href="../Images/yкринформ/2023-04-11T23-53-21-03-00/630_360_1681246121-507.jpg" xlink:type="simple" xlink:show="embed" xlink:actuate="onLoad" draw:mime-type="image/jpeg"/>
</draw:frame>
The UEFA Lizichampions ended the first matches of the 1/4 finals.</text:p>
      <text:p text:style-name="P4">
The players of the Portuguese "Benfika" on "Estada da Lush" in Lisbon gave way to the Italian "Inter" - 0: 2, reports Ukrinform.</text:p>
      <text:p text:style-name="P4">
The authors of the heads were Nicolo Barllla, who was assisting Alessandro Baston in the 51st minute, and Romel Lukaka(82, with a penalty).</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Recall that the final match of the UEFA Champions League will take place on June 10 at Ataturk Olympic Stadium in Istanbul.</text:p>
      <text:p text:style-name="P4">
Photo: AFP.</text:p>
      <text:p text:style-name="P4">
News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In the EU, Macron's ideas about "strategic autonomy" from the USA - Michelle</text:span>
</text:h>
      <text:p text:style-name="P4">
Authors: Ukrinform (Person)</text:p>
      <text:p text:style-name="P4">
Publisher: Укринформ (Organization)</text:p>
      <text:p text:style-name="P4">
Published Time: 2023-04-11T23:54:00+03:00</text:p>
      <text:p text:style-name="P4">
Modified Time: 2023-04-11T23:54:00+03:00</text:p>
      <text:p text:style-name="P4">
Description: European Council President Charles Michel believes that European leaders are becoming more and more affected by the desire of France President Emmanuel Macron to "strategic autonomy" from the United States. - Ukrinform.</text:p>
      <text:p text:style-name="P4">
Images: ["<text:a xlink:type="simple" xlink:href="https://static.ukrinform.com/photos/2022_11/thumb_files/630_360_1668516893-852.jpg" text:style-name="Internet_20_link" text:visited-style-name="Visited_20_Internet_20_Link">
630_360_16685...</text:a>
"]</text:p>
      <text:p text:style-name="P4">
Tags: ['Євросоюз', 'Макрон', 'США', 'Тайвань', 'Автономія', 'Мішель']</text:p>
      <text:p text:style-name="P4">
Type: Article</text:p>
      <!--METADATA-->
      <text:p text:style-name="P4">
<draw:frame draw:style-name="fr1" draw:name="Image240" text:anchor-type="as-char" svg:width="6.9236in" svg:height="3.956343in" draw:z-index="0">
<draw:image xlink:href="../Images/yкринформ/2023-04-11T23-54-00-03-00/630_360_1668516893-852.jpg" xlink:type="simple" xlink:show="embed" xlink:actuate="onLoad" draw:mime-type="image/jpeg"/>
</draw:frame>
The Presidential Council, Charles Michel, believes that European leaders are becoming more and more involved in the desire of French President Emmanuel Macron to "strategic autonomy" from the United States.</text:p>
      <text:p text:style-name="P4">
Michel said this in an interview with the French TV show La Faute à L'Erope, Ukrinform reports, citing "<text:a xlink:type="simple" xlink:href="https://www.eurointegration.com.ua/news/2023/04/11/7159637/" text:style-name="Internet_20_link" text:visited-style-name="Visited_20_Internet_20_Link">
</text:a>
".</text:p>
      <text:p text:style-name="P4">
The leader of the Euro Council suggested that the position of the French leader is not an isolated GPU, and although Macron acted as a President of France, his views reflect increasing changes among European leaders.</text:p>
      <text:p text:style-name="P4">
"There was a jump forward on strategic autonomy, compared to it, which was a few years ago," Michelle said.</text:p>
      <text:p text:style-name="P4">
<text:span text:style-name="T4">
 Read also: </text:span>
 <text:span text:style-name="T4">
 <text:a xlink:type="simple" xlink:href="https://www.ukrinform.ua/rubric-world/3694606-u-gaazi-protestuvalniki-namagalisa-zirvati-vistup-makrona.html" text:style-name="Internet_20_link" text:visited-style-name="Visited_20_Internet_20_Link">
</text:a>
</text:span>
</text:p>
      <text:p text:style-name="P4">
"As for the issue of relations with the United States, it is clear that there may be nuances and delicate issues in the European Council. , He added.</text:p>
      <text:p text:style-name="P4">
<text:span text:style-name="T4">
 Read also: </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The President of the European Council noted that he supports the development of closer EU and the United States, but not if this process stipulates that "we are blindly, will systematically follow the positions of the United States on all issues."</text:p>
      <text:p text:style-name="P4">
<text:span text:style-name="T4">
 Read also: </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Recall: French President Emmanuel Macron, after returning from a three -day visit to the PRC, stated that Europe is not interested in the escalation of Kryzanvko Taiwan and should adhere to his own strategy in a relationship of a system, independent of both the United States and China.</text:p>
      <text:p text:style-name="P4">
Politicians of Germany and the Czech Republic have criticized statements <text:span text:style-name="T4">
 <text:a xlink:type="simple" xlink:href="https://www.ukrinform.ua/tag-makron" text:style-name="Internet_20_link" text:visited-style-name="Visited_20_Internet_20_Link">
</text:a>
</text:span>
 On Taiwan, as well as the dependence of Europe on the United States.</text:p>
      <text:p text:style-name="P4">
The Head of the Polish Government Mateusz Moravetsky warned individual European leaders against attempting to promote the policy of "strategic autonomy" in Europe, calling, on the contrary, to the development of Europe's strategic cooperation with a diversion.</text:p>
      <text:p text:style-name="P4">
News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Ukraine plans to attract a minimum of 5 thousand sappers to mine Ukrainian territories - Alexei Reznikov</text:span>
</text:h>
      <text:p text:style-name="P4">
Author: ['Алла Рядинська']</text:p>
      <text:p text:style-name="P4">
Time: 2023-04-11T35:00:00-04:00</text:p>
      <text:p text:style-name="P4">
Description: At the Briffing of the Minstra, the defense of the Ukrainian, Tsaliy Danius in the Media Center Ukraine - Odesa ... War with Ukraine 2022, War with Ukraine Latest News today, News War with Ukraine 2022 Last for today,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41" text:anchor-type="as-char" svg:width="6.9236in" svg:height="4.615733in" draw:z-index="0">
<draw:image xlink:href="../Images/AРМІЯINFORM/2023-04-11T35-00-00-04-00/ministr_result.jpg" xlink:type="simple" xlink:show="embed" xlink:actuate="onLoad" draw:mime-type="image/jpeg"/>
</draw:frame>
At a briefing of the Ministers of Defense of Ukraine and the Kingdom of Denmark in Media Centerukraine - Odesa, Alexei Reznikov shared plans to protect civilian citizens from the consequences of a Russian large -scale invasion, namely the release of territories. He noted that the process would consist of several differenties.</text:p>
      <ul>
        <li>
Audit of earth and water will be made after the de -occupation. Today, there are situations where even sea mines fall on the beach, and not only Ukrainian. The second is mine equipment. It is not only identification, installation and fixation, but also the possibility of exchanging elements. And the Kingdom of Denmark can help us in this, - he explains.</li>
      </ul>
      <text:p text:style-name="P4">
According to him, Denmark has specialized drones - submarines that have sessers that are able to detect, record and transmit coordinates to the sappers, which can carry out sapper work underwater. In Ukraine, since 2014, the company has been operating, which is represented by the Kingdom of Denmark. This company has great possible expertise to carry out humanitarian demining, that is, the change in areas that are not in the war zone.</text:p>
      <text:p text:style-name="P4">
Another institution of demining in Ukraine is the SES. They are interested in the demining of civilian infrastructure.</text:p>
      <ul>
        <li>
The SES is a leader in demining, but they do prompt mine. But this is an operational mine. And the full -scale alteration of the same agrarian sector, when our farmers begging: "Might the pole so that we can sow and grow food" is a huge task, "the minister said.</li>
      </ul>
      <text:p text:style-name="P4">
There is currently an interagency group headed by Yulia Sviridenko, the First Viceremian and the Minister of Economy. It, as an economist, understands which industries are epiorities in this matter. And the experience of the Kingdom of Denmark will be indispensable for the effective work of our sappers.</text:p>
      <ul>
        <li>
In our plans to create our own potential of at least 5 thousand Ukrainian persons who will be demining. And this is the calculation that the experts from other countries will also be involved, - said Alexei Reznikov.- In Croatia, the war ended 28 years ago. By this time, Croatia's territory is not fully unchanged. That is, the Croatian National Center still has a job. They can on average up to 50 square kilometers of land, including rough terrain - rocks, forest huts, etc. - summed up 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Викрито шахраїв, які виманювали гроші в охочих виїхати із Бахмута</text:span>
</text:h>
      <text:p text:style-name="P4">
Author: ['АРМІЯINFORM']</text:p>
      <text:p text:style-name="P4">
Time: 2023-04-11T36:00:00-04:00</text:p>
      <text:p text:style-name="P4">
Description: Kіberfakhivtsi Service of the Bezpeki with law -sided bodies of the Polshchi Polshch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242" text:anchor-type="as-char" svg:width="6.9236in" svg:height="4.615733in" draw:z-index="0">
<draw:image xlink:href="../Images/AРМІЯINFORM/2023-04-11T36-00-00-04-00/sbu11.jpeg" xlink:type="simple" xlink:show="embed" xlink:actuate="onLoad" draw:mime-type="image/jpeg"/>
</draw:frame>
Cyberfachivtsi of the Security Service together with the law enforcement agencies of the Republicapolskaya neutralized the transnational criminal group of fraudsters.</text:p>
      <text:p text:style-name="P4">
About it <text:a xlink:type="simple" xlink:href="https://ssu.gov.ua/novyny/sbu-ta-pravookhorontsi-polshchi-likviduvaly-shakhraisku-skhemu-vymaniuvannia-hroshei-iz-myrnykh-zhyteliv-yaki-khochut-vyikhaty-z-bakhmuta" text:style-name="Internet_20_link" text:visited-style-name="Visited_20_Internet_20_Link">
reports</text:a>
SBU press service.</text:p>
      <text:p text:style-name="P4">
The malefactors wandered money from the inhabitants of the front regions of Ukraine, who planned to leave the war zone, including Bakhmut and Coal. The locals "guaranteed" the locals to take them to the safest regions of our country "guaranteed". The average cost of such "services" was 30 thousand UAH.</text:p>
      <text:p text:style-name="P4">
Basically, fraudsters "distributed" their promises to the disabled and parents of young children. For this purpose they used groups on social networks and popular messengers. They took their clients "prepayment" of 50% of the declared amount. Money was kept on bank cards issued for false persons. After receiving the books, the dealers stopped communicating with the victims and no longer called. In this way, fraudsters have seen more than UAH 1.5 million in humans.</text:p>
      <text:p text:style-name="P4">
<draw:frame draw:style-name="fr1" draw:name="Image243" text:anchor-type="as-char" svg:width="6.9236in" svg:height="4.615733in" draw:z-index="0">
<draw:image xlink:href="../Images/AРМІЯINFORM/2023-04-11T36-00-00-04-00/sbu33.jpeg" xlink:type="simple" xlink:show="embed" xlink:actuate="onLoad" draw:mime-type="image/jpeg"/>
</draw:frame>
Another "target audience" of fraudsters was men of conscript age. For a "fee", the intruders promised the military to produce false expenses to travel abroad.</text:p>
      <text:p text:style-name="P4">
As a result of special operations in different regions of Ukraine, one group organizers were detained. He was a resident of Zhytomyr region, who was contacting the clients and offering them "conditions" for evacuation. In the investigation, two other Ukrainian citizens, organizers of the criminal group, are currently in one of the EU countries.</text:p>
      <text:p text:style-name="P4">
SBU staff together with European partners conduct comprehensive detentions on the detention of both intruders and their extradition to Ukraine.</text:p>
      <text:p text:style-name="P4">
<text:span text:style-name="T4">
 During the searches at the addresses of the persons involved in several areas of Ukraine revealed: </text:span>
</text:p>
      <ul>
        <li>
mobile phones with evidence of illegal activity; * 10 bank cards that the attackers received money from the victims.</li>
      </ul>
      <text:p text:style-name="P4">
<draw:frame draw:style-name="fr1" draw:name="Image244" text:anchor-type="as-char" svg:width="6.9236in" svg:height="4.615733in" draw:z-index="0">
<draw:image xlink:href="../Images/AРМІЯINFORM/2023-04-11T36-00-00-04-00/sbu22.jpeg" xlink:type="simple" xlink:show="embed" xlink:actuate="onLoad" draw:mime-type="image/jpeg"/>
</draw:frame>
Currently, one of the malefactors, a resident of Zhytomyr region, reported suspicion of Part 3 of Art. 190 of the Criminal Code of Ukraine(fraud).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Ukraine handed over five more seriously wounded prisoners</text:span>
</text:h>
      <text:p text:style-name="P4">
Author: ['АРМІЯINFORM']</text:p>
      <text:p text:style-name="P4">
Time: 2023-04-11T37:00:00-04:00</text:p>
      <text:p text:style-name="P4">
Description: Zgіdno with the norms of the General Convention, the Ukrainian side repatrius for the Terito ... War with Ukraine 2022, the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oooord.jpeg" text:style-name="Internet_20_link" text:visited-style-name="Visited_20_Internet_20_Link">
koooord.jpeg</text:a>
']</text:p>
      <text:p text:style-name="P4">
Tags: ['STOPRUSSIA', 'АГРЕСІЯ РФ', 'ВТОРГНЕННЯ РФ', 'КООРДИНАЦІЙНИЙ ШТАБ']</text:p>
      <text:p text:style-name="P4">
Category: News</text:p>
      <!--METADATA-->
      <text:p text:style-name="P4">
<draw:frame draw:style-name="fr1" draw:name="Image245" text:anchor-type="as-char" svg:width="6.9236in" svg:height="3.894525in" draw:z-index="0">
<draw:image xlink:href="../Images/AРМІЯINFORM/2023-04-11T37-00-00-04-00/koooord.jpeg" xlink:type="simple" xlink:show="embed" xlink:actuate="onLoad" draw:mime-type="image/jpeg"/>
</draw:frame>
According to the norms of the Geneva Conventions, the Ukrainian side repatched the spitratorias of the aggressor state of five more seriously wounded captured invaders, including the only woman who was in the Ukrainian captivity.</text:p>
      <text:p text:style-name="P4">
About it <text:a xlink:type="simple" xlink:href="https://koordshtab.gov.ua/archive/1368" text:style-name="Internet_20_link" text:visited-style-name="Visited_20_Internet_20_Link">
reports</text:a>
Coordination Stand on prisoners of war.</text:p>
      <text:p text:style-name="P4">
The condition of these persons managed to stabilize that they become suitable for transportation. Repatriation, as envisages international humanitarian law, has taken place without any conditions for the Russian side.</text:p>
      <text:p text:style-name="P4">
In addition, Ramadan is a sacred moon for all Muslims - Ukraine of Pursuing Muslims, who fought in the Occupation Army. Tsebulo is made to confirm our proposal by the aggressor state to exchange muslims "all on all" on both sides in respect for culture and traditions.</text:p>
      <text:p text:style-name="P4">
It should be reminded that on March 24, the Ukrainian side has already repatched five -portable seriously injured Russian invaders. However, in the place of maintenance in Russia and in the temporarily occupied territories, there are now much wounded prisoners of war, whom the occupying state should be returned immediately without prior conditions.</text:p>
      <text:p text:style-name="P4">
News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Parliament recommended to adopt as a whole and as a whole</text:span>
</text:h>
      <text:p text:style-name="P4">
Author: ['АРМІЯINFORM']</text:p>
      <text:p text:style-name="P4">
Time: 2023-04-11T38:00:00-04:00</text:p>
      <text:p text:style-name="P4">
Description: About the cube of the Office Storinzi Verkhno for the sake of Ukrainian at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verhovna-rada-rekomenduvala.jpg" text:style-name="Internet_20_link" text:visited-style-name="Visited_20_Internet_20_Link">
verhovna-rada-rekomenduvala.jpg</text:a>
']</text:p>
      <text:p text:style-name="P4">
Tags: ['STOPRUSSIA', 'ВЕРХОВНА РАДА УКРАЇНИ', 'ВІЙНА', 'ВТОРГНЕННЯ РФ', 'ЗАКОНОПРОЄКТИ', 'ОБОРОНА']</text:p>
      <text:p text:style-name="P4">
Category: News</text:p>
      <!--METADATA-->
      <text:p text:style-name="P4">
<draw:frame draw:style-name="fr1" draw:name="Image246" text:anchor-type="as-char" svg:width="6.9236in" svg:height="5.804039in" draw:z-index="0">
<draw:image xlink:href="../Images/AРМІЯINFORM/2023-04-11T38-00-00-04-00/verhovna-rada-rekomenduvala.jpg" xlink:type="simple" xlink:show="embed" xlink:actuate="onLoad" draw:mime-type="image/jpeg"/>
</draw:frame>
</text:p>
      <text:p text:style-name="P4">
Про це<text:a xlink:type="simple" xlink:href="https://www.facebook.com/verkhovna.rada.ukraine/posts/pfbid0aGYhaUnrJS9sK3FJgVytTqQrZGfvvWYmeAcur6QqvZrTsQV4DmHwgJsZwrGgkJMPl" text:style-name="Internet_20_link" text:visited-style-name="Visited_20_Internet_20_Link">
повідомляє</text:a>
[s)(https://www.facebook.com/verkhovna.rada.ukraine/posts/pfbid0aGYhaUnrJS9sK3FJgVytTqQrZGfvvWYmeAcur6QqvZrTsQV4DmHwgJsZwrGgkJMPl)on the official page of the Verkhovna Rada of Ukraine on Facebook.</text:p>
      <ul>
        <li>
No. 9061 on the exemption from taxable tax on the value of supply/import operations for the needs of safety and defense during the martial law; * №9062 on the peculiarities of importation into the customs territory of Ukraine for the needs of safety and defense during the martial law</li>
      </ul>
      <text:p text:style-name="P4">
The laws provide for tax exemption from the application of transactions on the import into the customs territory of Ukraine and the supply of the beading territory of Ukraine of defense goods, determined so well with paragraph 29 of part one of Article 1 of the Law of Ukraine "On Defense".</text:p>
      <text:p text:style-name="P4">
In addition, they improve the standards of operational satisfaction of the needs of defense structures and ensure an effective repel of the aggressor.</text:p>
      <text:p text:style-name="P4">
News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Tot graduates are eligible for free education in universities</text:span>
</text:h>
      <text:p text:style-name="P4">
Author: ['АРМІЯINFORM']</text:p>
      <text:p text:style-name="P4">
Time: 2023-04-11T39:00:00-04:00</text:p>
      <text:p text:style-name="P4">
Description: Valnutors of the Timchasovo dubs of Teriye I Ti, HTOs having left the Teritator Pizly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vnzzz.png" text:style-name="Internet_20_link" text:visited-style-name="Visited_20_Internet_20_Link">
vnzzz.png</text:a>
']</text:p>
      <text:p text:style-name="P4">
Tags: ['STOPRUSSIA', 'АГРЕСІЯ РФ', 'ВТОРГНЕННЯ РФ', 'МІНРЕІНТЕГРАЦІЇ']</text:p>
      <text:p text:style-name="P4">
Category: News</text:p>
      <!--METADATA-->
      <text:p text:style-name="P4">
<draw:frame draw:style-name="fr1" draw:name="Image247" text:anchor-type="as-char" svg:width="6.9236in" svg:height="4.615733in" draw:z-index="0">
<draw:image xlink:href="../Images/AРМІЯINFORM/2023-04-11T39-00-00-04-00/vnzzz.png" xlink:type="simple" xlink:show="embed" xlink:actuate="onLoad" draw:mime-type="image/png"/>
</draw:frame>
Graduates from the temporarily occupied territories and those who left such territories after January 1, 2023 are entitled to training on government orders in higher education institutions.</text:p>
      <text:p text:style-name="P4">
About it <text:a xlink:type="simple" xlink:href="https://minre.gov.ua/2023/04/10/vypusknyky-z-tot-mayut-pravo-na-bezkoshtovne-navchannya-u-vyshah/" text:style-name="Internet_20_link" text:visited-style-name="Visited_20_Internet_20_Link">
reports</text:a>
Ministry of Reintegration of the Occupied Territories of Ukraine.</text:p>
      <text:p text:style-name="P4">
They include enrollment in educational establishments at a quota-2.</text:p>
      <text:p text:style-name="P4">
The application for admission can be submitted online by using the e -cabinet.</text:p>
      <text:p text:style-name="P4">
Registration of personal electronic offices will begin on July 1, 2023 in the following <text:span text:style-name="T4">
 <text:a xlink:type="simple" xlink:href="https://vstup.edbo.gov.ua/" text:style-name="Internet_20_link" text:visited-style-name="Visited_20_Internet_20_Link">
link</text:a>
</text:span>
.</text:p>
      <text:p text:style-name="P4">
Entrants who are registered and on the Tot will be able to pass all the issues of the introductory campaign remotely.</text:p>
      <text:p text:style-name="P4">
After enrollment, entrants from the Tot can conclude an agreement with the training institution within the next three months.</text:p>
      <text:p text:style-name="P4">
News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There are no tanks, gave up machines and said we're now infantry" - intercepting GUR</text:span>
</text:h>
      <text:p text:style-name="P4">
Author: ['АРМІЯINFORM']</text:p>
      <text:p text:style-name="P4">
Time: 2023-04-11T40:00:00-04:00</text:p>
      <text:p text:style-name="P4">
Description: Golovna managed by the Rosvіki of the Mini Construction of the defense at his own ... War with Ukraine 2022, War with Ukraine latest news today, News War with Ukraine 2022 The last for today, will there be a war between Ukraine and Russia, and when, the war with Ukraine will or not will be or not , Will there be a war with Ukraine in the near future, they say, the war with Ukraine, Ukrainian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ГУР ПЕРЕХОПЛЕННЯ']</text:p>
      <text:p text:style-name="P4">
Category: News</text:p>
      <!--METADATA-->
      <text:p text:style-name="P4">
<draw:frame draw:style-name="fr1" draw:name="Image248" text:anchor-type="as-char" svg:width="6.9236in" svg:height="3.894525in" draw:z-index="0">
<draw:image xlink:href="../Images/AРМІЯINFORM/2023-04-11T40-00-00-04-00/337531944_232614265847457_8544501692430122370_n.jpg" xlink:type="simple" xlink:show="embed" xlink:actuate="onLoad" draw:mime-type="image/jpeg"/>
</draw:frame>
Main Directorate of Intelligence of the Ministry of Defense on its YouTube channel <text:a xlink:type="simple" xlink:href="https://www.youtube.com/watch" text:style-name="Internet_20_link" text:visited-style-name="Visited_20_Internet_20_Link">
published</text:a>
Another interception. The Russian serviceman tells his mother about the rapid performance in the ranks of the Russian army:</text:p>
      <ul>
        <li>
“The 146th Regiment was to us… They were sent, drunk was all, they were all drunk. Well, half of the regiment I do not know where ”; * "They were told, tankers that there are no tanks, you are now infantry"; * "He has no legs, in the hospital lies."</li>
      </ul>
      <text:p text:style-name="P4">
News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56 other deputies of the State Duma of the Russian Federation, who voted for recognition of "LNR" and "DNR" will be judged</text:span>
</text:h>
      <text:p text:style-name="P4">
Author: ['АРМІЯINFORM']</text:p>
      <text:p text:style-name="P4">
Time: 2023-04-11T41:00:00-04:00</text:p>
      <text:p text:style-name="P4">
Description: Service of the Bezpeques Zibrala Bezini Propesi Vini Shchel 56 deputies of the Dumi of the Russian Federation, Ya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udd-e1681138106263.jpeg" text:style-name="Internet_20_link" text:visited-style-name="Visited_20_Internet_20_Link">
sudd-e1681138106263.jpeg</text:a>
']</text:p>
      <text:p text:style-name="P4">
Tags: ['STOPRUSSIA', 'АГРЕСІЯ РФ', 'ВТОРГНЕННЯ РФ', 'СЛУЖБА БЕЗПЕКИ УКРАЇНИ']</text:p>
      <text:p text:style-name="P4">
Category: News</text:p>
      <!--METADATA-->
      <text:p text:style-name="P4">
<draw:frame draw:style-name="fr1" draw:name="Image249" text:anchor-type="as-char" svg:width="6.9236in" svg:height="6.072622in" draw:z-index="0">
<draw:image xlink:href="../Images/AРМІЯINFORM/2023-04-11T41-00-00-04-00/sudd-e1681138106263.jpeg" xlink:type="simple" xlink:show="embed" xlink:actuate="onLoad" draw:mime-type="image/jpeg"/>
</draw:frame>
The Security Service gathered unconditional evidence of 56 other deputies of the State Duirf, who contributed to the capture of part of the eastern regions of Ukraine.</text:p>
      <text:p text:style-name="P4">
About it <text:a xlink:type="simple" xlink:href="https://ssu.gov.ua/novyny/za-materialamy-sbu-sudytymut-shche-56-deputativ-derzhdumy-rf-yaki-holosuvaly-za-vyznannia-ldnr" text:style-name="Internet_20_link" text:visited-style-name="Visited_20_Internet_20_Link">
reports</text:a>
SBU press service.</text:p>
      <text:p text:style-name="P4">
On February 15, 2022, they supported the resolution on the appeal to the Presidential to recognize the "independence" of the temporarily occupied districts of Donetsk and Luhansk regions. And on February 22, they voted for the ratification of the "Treaty on Friendship, Cooperation and Mutual Assistance" between the aggressor country terrorist organizations "L/DNR". The next day, on the basis of the adopted "contracts", the leaders of terrorists appealed to the President of the Russian Federation to provide "armed assistance". Thus, the Kremlin used these solutions as a formal reason to start a full -scale invasion of Ukraine and justify armed aggression.</text:p>
      <text:p text:style-name="P4">
On the basis of the evidence collected, investigators of the SBU were informed by the Russian deputies of proading under Part 3 of Art. 110 of the Criminal Code of Ukraine(encroachment).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News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Erobota: New grants to start or business development for veterans</text:span>
</text:h>
      <text:p text:style-name="P4">
Author: ['АРМІЯINFORM']</text:p>
      <text:p text:style-name="P4">
Time: 2023-04-11T42:00:00-04:00</text:p>
      <text:p text:style-name="P4">
Description: Rosshitshevsky Prochkt, Z 10 KVITENI INVISH TO PARTS TO participan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yerobota.jpg" text:style-name="Internet_20_link" text:visited-style-name="Visited_20_Internet_20_Link">
yerobota.jpg</text:a>
']</text:p>
      <text:p text:style-name="P4">
Tags: ['STOPRUSSIA', 'АГРЕСІЯ РФ', 'ВЕТЕРАНИ', 'ВТОРГНЕННЯ РФ', 'СОЦІАЛЬНИЙ ЗАХИСТ ПІД ЧАС ВІЙНИ']</text:p>
      <text:p text:style-name="P4">
Category: News</text:p>
      <!--METADATA-->
      <text:p text:style-name="P4">
<draw:frame draw:style-name="fr1" draw:name="Image250" text:anchor-type="as-char" svg:width="6.9236in" svg:height="6.9236in" draw:z-index="0">
<draw:image xlink:href="../Images/AРМІЯINFORM/2023-04-11T42-00-00-04-00/yerobota.jpg" xlink:type="simple" xlink:show="embed" xlink:actuate="onLoad" draw:mime-type="image/jpeg"/>
</draw:frame>
The government is expanding the project, new programs for participants of the hostilities are available since April 10. With grants from the erobot, veterans can start or grow their own business.</text:p>
      <text:p text:style-name="P4">
This is stated in <text:a xlink:type="simple" xlink:href="https://t.me/mintsyfra/3967" text:style-name="Internet_20_link" text:visited-style-name="Visited_20_Internet_20_Link">
message</text:a>
and the official telegram-channel of the Ministry of Digital Transformation of Ukraine.</text:p>
      <text:p text:style-name="P4">
Fill out the application and download the business plan at the link.The grant if you:</text:p>
      <ul>
        <li>
          <text:p text:style-name="P4">
have a perfect business reputation;</text:p>
        </li>
        <li>
          <text:p text:style-name="P4">
have no debt to the bank;</text:p>
        </li>
        <li>
          <text:p text:style-name="P4">
you will successfully interview the regional employment center;</text:p>
        </li>
        <li>
          <text:p text:style-name="P4">
The information indicated in the statement will be verified for accuracy.</text:p>
        </li>
      </ul>
      <text:p text:style-name="P4">
The decision to grant a grant is made by the State Employment Center.</text:p>
      <text:p text:style-name="P4">
Now more about each of the programs:</text:p>
      <text:p text:style-name="P4">
<text:span text:style-name="T4">
* 250 thousand. UAH </text:span>
</text:p>
      <text:p text:style-name="P4">
Only veterans can apply. Business can be any, but you have to work at least one new employee.</text:p>
      <text:p text:style-name="P4">
<text:span text:style-name="T4">
* 500tys. UAH </text:span>
</text:p>
      <text:p text:style-name="P4">
The husband or wife of a participant or a participant of hostilities can serve. The program coats 70% of the cost of the project, and the recipient of the grant should create 2 working places.</text:p>
      <text:p text:style-name="P4">
<text:span text:style-name="T4">
* 1mln UAH </text:span>
</text:p>
      <text:p text:style-name="P4">
A veteran-photo can apply. The program covers 70% of the cost of the project.The grant holder has to create 4 workplaces, two of which should be taken by participants of the fighting.</text:p>
      <text:p text:style-name="P4">
Grant recipients will also be able to undergo free training for entrepreneurs. Detalist about grant &lt;https://erobota.diia.gov.ua/&gt;
</text:p>
      <text:p text:style-name="P4">
The project was launched on the initiative of the Prime Minister of Ukraine Denis Shmigal, the Ministry of Economy of Ukraine together with the Ministry of Digital Transformation of Ukraine, the Ministry of Agrarian Policy and Food of Ukraine, the State Employment Service Financial support for Sweden.</text:p>
      <text:p text:style-name="P4">
News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The Kremlin is trying to unite the Russians around the "sacred war" - CPD</text:span>
</text:h>
      <text:p text:style-name="P4">
Author: ['АРМІЯINFORM']</text:p>
      <text:p text:style-name="P4">
Time: 2023-04-11T43:00:00-04:00</text:p>
      <text:p text:style-name="P4">
Description: The Center for the Wizin -Format at the RNBO of Ukrainian, having defeated the basics of the elevation, the Yakiy was eate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undyayev.jpeg" text:style-name="Internet_20_link" text:visited-style-name="Visited_20_Internet_20_Link">
gundyayev.jpeg</text:a>
']</text:p>
      <text:p text:style-name="P4">
Tags: ['STOPRUSSIA', 'АГРЕСІЯ РФ', 'ВТОРГНЕННЯ РФ', 'ЦПД РНБО']</text:p>
      <text:p text:style-name="P4">
Category: News</text:p>
      <!--METADATA-->
      <text:p text:style-name="P4">
<draw:frame draw:style-name="fr1" draw:name="Image251" text:anchor-type="as-char" svg:width="6.9236in" svg:height="6.9236in" draw:z-index="0">
<draw:image xlink:href="../Images/AРМІЯINFORM/2023-04-11T43-00-00-04-00/gundyayev.jpeg" xlink:type="simple" xlink:show="embed" xlink:actuate="onLoad" draw:mime-type="image/jpeg"/>
</draw:frame>
Center for Combating Misinformation in NSDC Ukraine <text:a xlink:type="simple" xlink:href="https://www.facebook.com/protydiyadezinformatsiyi.cpd/posts/pfbid02VhiDNZ27jYMXu4MGCKrhqngGPdEVX7zY8miiQSqiGumJ1qvSUPyy485yQWpHMuu4l" text:style-name="Internet_20_link" text:visited-style-name="Visited_20_Internet_20_Link">
Publicated</text:a>
The main narrative that was promoted by the Russian media.</text:p>
      <text:p text:style-name="P4">
“Russia is on the side of light. And this can be easily proved, because Russia does not seek to be richer, does not seek to capture other countries, does not seek to subdue someone, ”Kirill Gundyaev said boldly.</text:p>
      <text:p text:style-name="P4">
Gundyayev's cynical statement was supplemented by the words that the war in Ukraine was the "cemetery of God" and only Russia found the strength to withstand evil.</text:p>
      <text:p text:style-name="P4">
Also, according to Moscow Pop, the reason for the war in Ukraine was the non -imperial desires of Putin, and the conflict of the West and Russia against the background of the absence of "common Christian values".</text:p>
      <text:p text:style-name="P4">
The statements of religious leaders are aimed at heating the internal conflict in Ukraine against the background of the transition to the PCU.</text:p>
      <text:p text:style-name="P4">
"Reconciling the war with religion, the Kremlin tries to justify their crimes and unite the Russians around the" Holy War ", which, in their opinion, should contribute to voluntary mobilization," the statement said.</text:p>
      <text:p text:style-name="P4">
News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Aid Platform - Key Support Support Victims As a result of War</text:span>
</text:h>
      <text:p text:style-name="P4">
Author: ['АРМІЯINFORM']</text:p>
      <text:p text:style-name="P4">
Time: 2023-04-11T44:00:00-04:00</text:p>
      <text:p text:style-name="P4">
Description: Prazuu, Idini in Ukrainian online Maidan, with a vibrant izhormati about all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minsoczpolityky-platforma.jpg" text:style-name="Internet_20_link" text:visited-style-name="Visited_20_Internet_20_Link">
minsoczpolityky-platforma.jpg</text:a>
']</text:p>
      <text:p text:style-name="P4">
Tags: ['STOPRUSSIA', 'АГРЕСІЯ РФ', 'ВІЙНА', 'ВТОРГНЕННЯ РФ', 'ДОПОМОГА ВРЯТОВАНИМ', 'МІНСОЦПОЛІТИКИ']</text:p>
      <text:p text:style-name="P4">
Category: News</text:p>
      <!--METADATA-->
      <text:p text:style-name="P4">
<draw:frame draw:style-name="fr1" draw:name="Image252" text:anchor-type="as-char" svg:width="6.9236in" svg:height="6.9236in" draw:z-index="0">
<draw:image xlink:href="../Images/AРМІЯINFORM/2023-04-11T44-00-00-04-00/minsoczpolityky-platforma.jpg" xlink:type="simple" xlink:show="embed" xlink:actuate="onLoad" draw:mime-type="image/jpeg"/>
</draw:frame>
The first and only online site in Ukraine is working with full information about all basic services of assistance to the victims during the war-the help platform rescued.</text:p>
      <text:p text:style-name="P4">
About it on your official site <text:a xlink:type="simple" xlink:href="https://www.msp.gov.ua/news/22727.html" text:style-name="Internet_20_link" text:visited-style-name="Visited_20_Internet_20_Link">
reports</text:a>
Ministry of Social Policy.</text:p>
      <text:p text:style-name="P4">
The platform contains services that provide the Ukrainians with psychological, legal tasotal assistance.</text:p>
      <text:p text:style-name="P4">
In addition, the site has booklets and information materials to help citizens to recognize the negative effects of violence and cope with them in a timely manner.</text:p>
      <text:p text:style-name="P4">
The platform also has advice of psychologists of the rescued care centers, which will be reactual for every Ukrainian in the conditions of war, for those who were forced to change their place of residence and so on.</text:p>
      <text:p text:style-name="P4">
All the platform initiatives are designed to support Ukrainian in any corner of the country as well as beyond.</text:p>
      <text:p text:style-name="P4">
Services are proven, confidential and free. The list is not comprehensive on the platform, so other yogurt services may also join.</text:p>
      <text:p text:style-name="P4">
The rescued assistance platform was created on the initiative of the Vychoceremier Office of European and Euro -Atlantic integration, with the assistance of the Government for Gender Policy and UNFPA support, the UN Foundation for Population in Ukraine</text:p>
      <text:p text:style-name="P4">
Reference to the help platform: &lt;https://www.help-platform.in.ua/&gt;
</text:p>
      <text:p text:style-name="P4">
News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Defense forces knocked down the enemy helicopter Mi-24 and 9 UAV</text:span>
</text:h>
      <text:p text:style-name="P4">
Author: ['АРМІЯINFORM']</text:p>
      <text:p text:style-name="P4">
Time: 2023-04-11T45: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i-24-znyshheno.jpg" text:style-name="Internet_20_link" text:visited-style-name="Visited_20_Internet_20_Link">
mi-24-znyshheno.jpg</text:a>
']</text:p>
      <text:p text:style-name="P4">
Tags: ['STOPRUSSIA', 'АГРЕСІЯ РФ', 'ВІЙНА', 'ВТОРГНЕННЯ РФ', 'ГШ ЗС УКРАЇНИ', 'РАНКОВЕ ЗВЕДЕННЯ', 'СИЛИ ОБОРОНИ УКРАЇНИ']</text:p>
      <text:p text:style-name="P4">
Category: News</text:p>
      <!--METADATA-->
      <text:p text:style-name="P4">
<draw:frame draw:style-name="fr1" draw:name="Image253" text:anchor-type="as-char" svg:width="6.9236in" svg:height="4.538804in" draw:z-index="0">
<draw:image xlink:href="../Images/AРМІЯINFORM/2023-04-11T45-00-00-04-00/mi-24-znyshheno.jpg" xlink:type="simple" xlink:show="embed" xlink:actuate="onLoad" draw:mime-type="image/jpeg"/>
</draw:frame>
<text:span text:style-name="T4">
 🔥 Situation on Russian invasion </text:span>
</text:p>
      <text:p text:style-name="P4">
The aircraft forces of defense over the past 24 hours has struck 8 beats in the areas of concentration of personal staff and military equipment of the invaders, as well as a blow to the enemy's anti-aircraft missile system.</text:p>
      <text:p text:style-name="P4">
About it in your morning summary <text:a xlink:type="simple" xlink:href="https://www.facebook.com/GeneralStaff.ua/posts/pfbid02Nws9sP2kk34ZiQzntd3L12BCeDLm7W88SYHJb624Pv6zYDmKWt2nJypTfzS5hzWcl" text:style-name="Internet_20_link" text:visited-style-name="Visited_20_Internet_20_Link">
reports</text:a>
General Staff of the Armed Forces of Ukraine.</text:p>
      <text:p text:style-name="P4">
During the last day, the enemy Mi-24 helicopter, as well as 9 UAVs of various types, has been shot.</text:p>
      <text:p text:style-name="P4">
The departments of rocket troops and artillery struck the area of concentration of live power, weapons and military equipment, as well as the composition of enemy ammunition.</text:p>
      <text:p text:style-name="P4">
News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During the last day, the Rashists fired at 60 settlements of Ukraine</text:span>
</text:h>
      <text:p text:style-name="P4">
Author: ['АРМІЯINFORM']</text:p>
      <text:p text:style-name="P4">
Time: 2023-04-11T46:00:00-04:00</text:p>
      <text:p text:style-name="P4">
Description: Lent out the opponent of the time for 39 AvIACIYNI of the 7 rocket strokes, 4 siza -... War with Ukraine 2022, the war with Ukraine Latest news today,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ramatorsk.jpeg" text:style-name="Internet_20_link" text:visited-style-name="Visited_20_Internet_20_Link">
kramatorsk.jpeg</text:a>
']</text:p>
      <text:p text:style-name="P4">
Tags: ['STOPRUSSIA', 'АГРЕСІЯ РФ', 'ВІЙНА', 'ВОРОЖІ ОБСТРІЛИ', 'ВТОРГНЕННЯ РФ', 'ГШ ЗС УКРАЇНИ', 'РАНКОВЕ ЗВЕДЕННЯ']</text:p>
      <text:p text:style-name="P4">
Category: News</text:p>
      <!--METADATA-->
      <text:p text:style-name="P4">
<draw:frame draw:style-name="fr1" draw:name="Image254" text:anchor-type="as-char" svg:width="6.9236in" svg:height="4.32725in" draw:z-index="0">
<draw:image xlink:href="../Images/AРМІЯINFORM/2023-04-11T46-00-00-04-00/kramatorsk.jpeg" xlink:type="simple" xlink:show="embed" xlink:actuate="onLoad" draw:mime-type="image/jpeg"/>
</draw:frame>
<text:span text:style-name="T4">
 🔥 Situation on Russian invasion </text:span>
</text:p>
      <text:p text:style-name="P4">
Over the past day, the enemy struck 39 aircraft and 7 rocket strokes, and 4 gutters from the C-300 SPR in the peaceful city of Kramatorsk. He carried out 47 shelling of the reactive systems of volley fire on the positions of our troops and civil infrastructure of settlements.</text:p>
      <text:p text:style-name="P4">
About this <text:a xlink:type="simple" xlink:href="https://www.facebook.com/GeneralStaff.ua/posts/pfbid02Nws9sP2kk34ZiQzntd3L12BCeDLm7W88SYHJb624Pv6zYDmKWt2nJypTfzS5hzWcl" text:style-name="Internet_20_link" text:visited-style-name="Visited_20_Internet_20_Link">
it is referred</text:a>
In the morning operational summarizing of the General Staff of the Armed Forces of Ukraine, the highest official Facebook page.</text:p>
      <text:p text:style-name="P4">
The Russian Federation continues to neglect the laws and customs of war, therefore, the task of missile and aviation strikes remains high throughout Ukraine.</text:p>
      <text:p text:style-name="P4">
During the last day, the enemy fired the settlements of Gramyach Takamyansk settlement of Chernihiv region; Katerynivka, Volfine, Andriyivka Tapopivka of Sumy region, as well as veterinary, shooter, Staritsa, Gatyshche, Vovchansky farms, Okhrimivka, Mala Volcha and Vilkhvatka in Kharkiv region.</text:p>
      <text:p text:style-name="P4">
In the Kupyansk direction of enemy shelling, the settlements of Kamianka, well, Krasne First, Novomlinsk, two -year, Vilshan, Kindrashivka, Kislivka and Brest of Kharkiv region were suffered.</text:p>
      <text:p text:style-name="P4">
In the Liman direction of artillery shelling were suffered by Novoyogorovka, Makeevka, Nevskoye, Bigorivka, Luhansk region, as well as Tornsky, controversial Iberestovo, Donetsk region.</text:p>
      <text:p text:style-name="P4">
In the Bakhmut direction, Vasyukivka, Zaliznyanske, Minakivka, Orikhovo-Vasylivka, Bakhmut, Chrome, Ivanovsk, Predict, Yar, Yarivka, Friendship and New York of Donetsk region were injured from the Bakhmut.</text:p>
      <text:p text:style-name="P4">
In the Avdeevsky and Marinsky directions of hostile shelling, the settlements of Novokalinovo, Avdiivka, Pervomaisko, Krasnogorivka, Acute, St. George, Marinka and Victory of Donetsk region were suffered.</text:p>
      <text:p text:style-name="P4">
In the Shakhtar direction, during the past day, the enemy was fired at Novomykhailivka, Khaledar, Bogoyavlenka and Veliky Novosilka Nadonechyna.</text:p>
      <text:p text:style-name="P4">
In the Zaporizhzhya and Kherson directions, the enemy fired at the shelter near the line of combat collision. Among them is the Vramivka of Donetsk region; Novodanylivka, Orikhiv, Novoandriivka and Kamianskayapozhye region.</text:p>
      <text:p text:style-name="P4">
News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Our defenders repelled 52 enemy attacks in Liman, Bakhmut, Avdiiv and Mariinsky directions</text:span>
</text:h>
      <text:p text:style-name="P4">
Author: ['АРМІЯINFORM']</text:p>
      <text:p text:style-name="P4">
Time: 2023-04-11T47:00:00-04:00</text:p>
      <text:p text:style-name="P4">
Description: Not called the numbers in the techies of the living force, the enemy is not in the same wa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arta-1.jpg" text:style-name="Internet_20_link" text:visited-style-name="Visited_20_Internet_20_Link">
arta-1.jpg</text:a>
']</text:p>
      <text:p text:style-name="P4">
Tags: ['STOPRUSSIA', 'АВДІЇВСЬКИЙ НАПРЯМОК', 'БАХМУТСЬКИЙ НАПРЯМОК', 'ВІЙНА', 'ВТОРГНЕННЯ РФ', 'ГШ ЗС УКРАЇНИ', 'ЛИМАНСЬКИЙ НАПРЯМОК', 'МАР’ЇНКА', 'РАНКОВЕ ЗВЕДЕННЯ']</text:p>
      <text:p text:style-name="P4">
Category: News</text:p>
      <!--METADATA-->
      <text:p text:style-name="P4">
<draw:frame draw:style-name="fr1" draw:name="Image255" text:anchor-type="as-char" svg:width="6.9236in" svg:height="4.615733in" draw:z-index="0">
<draw:image xlink:href="../Images/AРМІЯINFORM/2023-04-11T47-00-00-04-00/arta-1.jpg" xlink:type="simple" xlink:show="embed" xlink:actuate="onLoad" draw:mime-type="image/jpeg"/>
</draw:frame>
<text:span text:style-name="T4">
 🔥 Situation on Russian invasion </text:span>
</text:p>
      <text:p text:style-name="P4">
Despite the numerous losses in technology and live power, the enemy is not fulfilled by the Warning War. He continues to focus on the leading attacks on Liman, Bakhmut, Avdiivsky and Mariinsky directions. Last day, our defenders were reflected 52 appeals of the enemy in these areas.</text:p>
      <text:p text:style-name="P4">
About it in your morning summary <text:a xlink:type="simple" xlink:href="https://www.facebook.com/GeneralStaff.ua/posts/pfbid02Nws9sP2kk34ZiQzntd3L12BCeDLm7W88SYHJb624Pv6zYDmKWt2nJypTfzS5hzWcl" text:style-name="Internet_20_link" text:visited-style-name="Visited_20_Internet_20_Link">
reports</text:a>
The General Staff of the Armed Forces.</text:p>
      <text:p text:style-name="P4">
In the Liman direction during the last day, the enemy conducted unsuccessful successive actions near the settlements of Makiivka, Red Poopivka Tabulogovka.</text:p>
      <text:p text:style-name="P4">
In the Bakhmut direction, the enemy continues to take offensive actions, tries to take full control of the city of Bakhmut, the battles continue. Over the past, the opponent conducted unsuccessful offensive actions near the settlements of Grigorigorovka and chrome.</text:p>
      <text:p text:style-name="P4">
In the Avdeevsky and Marinsky directions, the enemy followed the offensive actions of the settlements of the settlements of Avdiivka, Severene, Nevelske and Marinka Donetsk region, had no success.</text:p>
      <text:p text:style-name="P4">
In Zaporizhzhya and Kherson directions, the enemy continues to defend.</text:p>
      <text:p text:style-name="P4">
News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The enemy retains military presence in border areas with Ukraine</text:span>
</text:h>
      <text:p text:style-name="P4">
Author: ['АРМІЯINFORM']</text:p>
      <text:p text:style-name="P4">
Time: 2023-04-11T48:00:00-04:00</text:p>
      <text:p text:style-name="P4">
Description: The General Staff of the Zbroyni forces of Ukraine, having wiped up the operational of the INformation of the Rosiysk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20221027-2.jpg" text:style-name="Internet_20_link" text:visited-style-name="Visited_20_Internet_20_Link">
20221027-2.jpg</text:a>
']</text:p>
      <text:p text:style-name="P4">
Tags: ['STOPRUSSIA', 'АГРЕСІЯ РФ', 'БІЛОРУСЬ', 'ВІЙНА', 'ВТОРГНЕННЯ РФ', 'ГШ ЗС УКРАЇНИ', 'ОПЕРАТИВНА ІНФОРМАЦІЯ', 'РАНКОВЕ ЗВЕДЕННЯ']</text:p>
      <text:p text:style-name="P4">
Category: News</text:p>
      <!--METADATA-->
      <text:p text:style-name="P4">
<draw:frame draw:style-name="fr1" draw:name="Image256" text:anchor-type="as-char" svg:width="6.9236in" svg:height="4.367194in" draw:z-index="0">
<draw:image xlink:href="../Images/AРМІЯINFORM/2023-04-11T48-00-00-04-00/20221027-2.jpg" xlink:type="simple" xlink:show="embed" xlink:actuate="onLoad" draw:mime-type="image/jpeg"/>
</draw:frame>
Illustrative photo</text:p>
      <text:p text:style-name="P4">
<text:span text:style-name="T4">
 🔥 Situation on Russian invasion </text:span>
</text:p>
      <text:p text:style-name="P4">
General Staff of the Armed Forces of Ukraine <text:a xlink:type="simple" xlink:href="https://www.facebook.com/GeneralStaff.ua/posts/pfbid02Nws9sP2kk34ZiQzntd3L12BCeDLm7W88SYHJb624Pv6zYDmKWt2nJypTfzS5hzWcl" text:style-name="Internet_20_link" text:visited-style-name="Visited_20_Internet_20_Link">
Publicated</text:a>
Prompt information on the Russian invasion of the morning of April 11.</text:p>
      <text:p text:style-name="P4">
The report on the official page of the Armed Forces of the Armed Forces states that the enemy and superlice preserves military presence in the border areas with Ukraine of Kursk Tabelgorod regions, continues to carry out engineering equipment.</text:p>
      <text:p text:style-name="P4">
In the Volyn, Polissya, Siversky and Slobozhansky directions, operational and without significant changes. The defined units of the territorial military service forces of the Russian Federation continue to stay in the territory of the Republic of Belarus.</text:p>
      <text:p text:style-name="P4">
News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In temporarily occupied territories, invaders increase pressure on civilians</text:span>
</text:h>
      <text:p text:style-name="P4">
Author: ['АРМІЯINFORM']</text:p>
      <text:p text:style-name="P4">
Time: 2023-04-11T49:00:00-04:00</text:p>
      <text:p text:style-name="P4">
Description: Rosіyski Piaspanti to be in the turn of the VISK on the bulk of Ukraine on Timchas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okupanty.jpg" text:style-name="Internet_20_link" text:visited-style-name="Visited_20_Internet_20_Link">
okupanty.jpg</text:a>
']</text:p>
      <text:p text:style-name="P4">
Tags: ['STOPRUSSIA', 'АГРЕСІЯ РФ', 'ВІЙНА', 'ВТОРГНЕННЯ РФ', 'ГЕНЕРАЛЬНИЙ ШТАБ ЗС УКРАЇНИ', 'РАНКОВЕ ЗВЕДЕННЯ', 'ТИМЧАСОВО ОКУПОВАНІ ТЕРИТОРІЇ']</text:p>
      <text:p text:style-name="P4">
Category: News</text:p>
      <!--METADATA-->
      <text:p text:style-name="P4">
<draw:frame draw:style-name="fr1" draw:name="Image257" text:anchor-type="as-char" svg:width="6.9236in" svg:height="3.896222in" draw:z-index="0">
<draw:image xlink:href="../Images/AРМІЯINFORM/2023-04-11T49-00-00-04-00/okupanty.jpg" xlink:type="simple" xlink:show="embed" xlink:actuate="onLoad" draw:mime-type="image/jpeg"/>
</draw:frame>
Photo: Getty Images</text:p>
      <text:p text:style-name="P4">
Russian invaders continue to increase the pressure on Ukrainian citizens of Ukraine. Recently, in the Snezhny Donetsk region, employees of the city hospital, who did not receive Russian passports.</text:p>
      <text:p text:style-name="P4">
About this <text:a xlink:type="simple" xlink:href="https://www.facebook.com/GeneralStaff.ua/posts/pfbid02Nws9sP2kk34ZiQzntd3L12BCeDLm7W88SYHJb624Pv6zYDmKWt2nJypTfzS5hzWcl" text:style-name="Internet_20_link" text:visited-style-name="Visited_20_Internet_20_Link">
it is referred</text:a>
in the morning summarizing the General Staff of the Armed Forces of Ukraine.</text:p>
      <text:p text:style-name="P4">
In the city of Energodar, Zaporizhzhya region, locals should receive a ledge to move the territory of the region. Those who have applied for receiving passes are subjected to enhanced inspection by the invaders on the subject matter of the Defense Forces of Ukraine. In some places, the invaders are searching for even human premises.</text:p>
      <text:p text:style-name="P4">
News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Enemy loss per day: 500 occupiers were eliminated, 7 tanks and 10 BBM were destroyed</text:span>
</text:h>
      <text:p text:style-name="P4">
Author: ['АРМІЯINFORM']</text:p>
      <text:p text:style-name="P4">
Time: 2023-04-11T50:00:00-04:00</text:p>
      <text:p text:style-name="P4">
Description: Zagalni Boyov, Find the enemy on 02/24/22 to 04/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d31358d-e18c-4aeb-9db2-4d18c0a07122-scaled.jpg" text:style-name="Internet_20_link" text:visited-style-name="Visited_20_Internet_20_Link">
cd31358d-e18c-4aeb-9db2-4d18c0a07122-scaled.jpg</text:a>
']</text:p>
      <text:p text:style-name="P4">
Tags: ['STOPRUSSIA', 'АГРЕСІЯ РФ', 'ВТОРГНЕННЯ РФ', 'ВТРАТИ ВОРОГА', 'ГШ ЗСУ']</text:p>
      <text:p text:style-name="P4">
Category: News</text:p>
      <!--METADATA-->
      <text:p text:style-name="P4">
<draw:frame draw:style-name="fr1" draw:name="Image258" text:anchor-type="as-char" svg:width="6.9236in" svg:height="6.975527in" draw:z-index="0">
<draw:image xlink:href="../Images/AРМІЯINFORM/2023-04-11T50-00-00-04-00/cd31358d-e18c-4aeb-9db2-4d18c0a07122-scaled.jpg" xlink:type="simple" xlink:show="embed" xlink:actuate="onLoad" draw:mime-type="image/jpeg"/>
</draw:frame>
The total fighting loss of the enemy from 24.02.22 to 11.04.23 will be orientated:</text:p>
      <text:p text:style-name="P4">
<text:span text:style-name="T4">
<text:span text:style-name="T5">
 Personnel - </text:span>
* 179320(+500)persons eliminated</text:span>
<text:span text:style-name="T5">
 tanks - </text:span>
<text:span text:style-name="T5">
 3644(+7)</text:span>
<text:span text:style-name="T4">
 combat armored vehicles - </text:span>
 7038(+10)<text:span text:style-name="T4">
<text:span text:style-name="T5">
 Artillery Systems - </text:span>
<text:span text:style-name="T5">
 2765(+15)</text:span>
 </text:span>
 RSZV - <text:span text:style-name="T4">
 535(+1)</text:span>
<text:span text:style-name="T5">
 air defense - </text:span>
<text:span text:style-name="T5">
 282(0)</text:span>
<text:span text:style-name="T4">
 aircraft - </text:span>
 307(0)<text:span text:style-name="T4">
<text:span text:style-name="T5">
 helicopters - </text:span>
* 293(+1)</text:span>
<text:span text:style-name="T5">
 UAV of operative-tactical level-</text:span>
<text:span text:style-name="T5">
 2332(+9)</text:span>
<text:span text:style-name="T4">
 Winged missiles - </text:span>
 911(0)  * <text:span text:style-name="T4">
кораблі / катери ‒</text:span>
 18 (0)<text:span text:style-name="T4">
<text:span text:style-name="T5">
 Automobile equipment and tanks - </text:span>
* 5620(+13)</text:span>
<text:span text:style-name="T5">
 Special equipment - </text:span>
* 316(+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11, 23.</text:p>
      <text:p text:style-name="P4">
News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The composition of the public anti -correrad at the Ministry of Defense was approved</text:span>
</text:h>
      <text:p text:style-name="P4">
Author: ['АРМІЯINFORM']</text:p>
      <text:p text:style-name="P4">
Time: 2023-04-11T51:00:00-04:00</text:p>
      <text:p text:style-name="P4">
Description: Minstro defense of Ukraine Oleksiy Reznikov, after the order “About solidennia warehou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УПЦІЙНА РАДА ПРИ МОУ']</text:p>
      <text:p text:style-name="P4">
Category: News</text:p>
      <!--METADATA-->
      <text:p text:style-name="P4">
<draw:frame draw:style-name="fr1" draw:name="Image259" text:anchor-type="as-char" svg:width="6.9236in" svg:height="4.615733in" draw:z-index="0">
<draw:image xlink:href="../Images/AРМІЯINFORM/2023-04-11T51-00-00-04-00/77acfef9ac002e47cfc3020e10de49c60959d638.jpg" xlink:type="simple" xlink:show="embed" xlink:actuate="onLoad" draw:mime-type="image/jpeg"/>
</draw:frame>
The Minister of Defense of Ukraine Oleksiy Reznikov signed an order "On approval of a composition of the Public Anti -Corruption Council under the Ministry of Defense of Ukraine".</text:p>
      <text:p text:style-name="P4">
The order was signed on the basis of a decision adopted by the Commission for the Formation of the Civil Anti -Corruption Council after the Ministry of Defense of Ukraine at a meeting on March 31, 2023, and according to the controversy, which was developed by the Tasal Public Initiative Working Group ](https://www.mil.gov.ua/content/Nakaz_2023_Antikaryp.pdf).</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According to the results of the meeting and provided during it by the developer of the control service by calculating the votes of the NGO "Electronic Democracy" information on the course of voting was stated that the process of formation to influence or change the final rating of candidates, not detected.</text:p>
      <text:p text:style-name="P4">
We will remind, in order to participate in the competition in the anti -corradow at the Ministry of Defense was submitted by more than 50 candidates.</text:p>
      <text:p text:style-name="P4">
The commission for ensuring the competition for the formation of the Public Anti -Corruption Council, on the basis of the Regulations on Anti -Corrara, admitted to the participation of 29 candidates who submitted a package of documents that meets the defined requirements.</text:p>
      <text:p text:style-name="P4">
On March 24, 2023, a nationwide online vote took place on the platform of the National Agency for Prevention(https://www.mil.gov.ua/news/2023/03/31/povidomlennya-shhodo-pidsumkiv-vidboru-chleniv-gromadskoi-antikorupczijnoi-radi-minoboroni/)15 member of anti -corradows.</text:p>
      <text:p text:style-name="P4">
Each of the votings could support up to 15 candidates.</text:p>
      <text:p text:style-name="P4">
News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The head of state made changes to the rates of the Supreme Commander -in -Chief</text:span>
</text:h>
      <text:p text:style-name="P4">
Author: ['АРМІЯINFORM']</text:p>
      <text:p text:style-name="P4">
Time: 2023-04-11T52:00:00-04:00</text:p>
      <text:p text:style-name="P4">
Description: President of Ukraine Volodymyr Zelensky Zmіni at the Supreme Stavka Stavk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СТАВКА ВЕРХОВНОГО ГОЛОВНОКОМАНДУВАЧА', 'УКАЗ ПРЕЗИДЕНТА УКРАЇНИ']</text:p>
      <text:p text:style-name="P4">
Category: News</text:p>
      <!--METADATA-->
      <text:p text:style-name="P4">
<draw:frame draw:style-name="fr1" draw:name="Image260" text:anchor-type="as-char" svg:width="6.9236in" svg:height="4.615733in" draw:z-index="0">
<draw:image xlink:href="../Images/AРМІЯINFORM/2023-04-11T52-00-00-04-00/ukaz.jpg" xlink:type="simple" xlink:show="embed" xlink:actuate="onLoad" draw:mime-type="image/jpeg"/>
</draw:frame>
President of Ukraine Volodymyr Zelensky made changes in the rate of the High Chief Commander.</text:p>
      <text:p text:style-name="P4">
This is stated in the relevant decree <text:a xlink:type="simple" xlink:href="https://www.president.gov.ua/documents/2052023-46421" text:style-name="Internet_20_link" text:visited-style-name="Visited_20_Internet_20_Link">
No. 205/2023</text:a>
.</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News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In Ukraine a moment of silence</text:span>
</text:h>
      <text:p text:style-name="P4">
Author: ['АРМІЯINFORM']</text:p>
      <text:p text:style-name="P4">
Time: 2023-04-11T5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1" text:anchor-type="as-char" svg:width="6.9236in" svg:height="3.895992in" draw:z-index="0">
<draw:image xlink:href="../Images/AРМІЯINFORM/2023-04-11T5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1/v-ukrayini-hvylyna-movchannya/" text:style-name="Internet_20_link" text:visited-style-name="Visited_20_Internet_20_Link">
https://armyinform.com.ua/2023/04/11/v-ukrayini-hvylyna-movchannya/</text:a>
</text:p>
      <!--NEWS-->
      <text:h text:style-name="P10" text:outline-level="1">
<text:span text:style-name="T4">
Україна вийшла з протоколу СНД про спільні антитерористичні заходи</text:span>
</text:h>
      <text:p text:style-name="P4">
Author: ['АРМІЯINFORM']</text:p>
      <text:p text:style-name="P4">
Time: 2023-04-11T54:00:00-04:00</text:p>
      <text:p text:style-name="P4">
Description: Verkhovna Rada praised the Law No. 0194 VD 03/17/2023 “About the VIKHID of Ukraine with the protocol about ... the war with Ukraine 2022, the war with Ukraine is the latest news today, the war with Ukraine 2022 is the last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0/12/verhovna-rada-scaled.jpg" text:style-name="Internet_20_link" text:visited-style-name="Visited_20_Internet_20_Link">
verhovna-rada-scaled.jpg</text:a>
']</text:p>
      <text:p text:style-name="P4">
Tags: ['ВРУ', 'ПРОТОКОЛ СНД']</text:p>
      <text:p text:style-name="P4">
Category: News</text:p>
      <!--METADATA-->
      <text:p text:style-name="P4">
<draw:frame draw:style-name="fr1" draw:name="Image262" text:anchor-type="as-char" svg:width="6.9236in" svg:height="4.615733in" draw:z-index="0">
<draw:image xlink:href="../Images/AРМІЯINFORM/2023-04-11T54-00-00-04-00/verhovna-rada-scaled.jpg" xlink:type="simple" xlink:show="embed" xlink:actuate="onLoad" draw:mime-type="image/jpeg"/>
</draw:frame>
</text:p>
      <text:p text:style-name="P4">
Верховна Рада ухвалила Закон№<text:a xlink:type="simple" xlink:href="https://itd.rada.gov.ua/billInfo/Bills/Card/41590" text:style-name="Internet_20_link" text:visited-style-name="Visited_20_Internet_20_Link">
0194</text:a>
dated 17.03.2023 "The passage of Ukraine from the protocol on approval of the Regulation on the procedure of organization and conduct of joint anti -terrorist measures in the territories of the states - participating in the family of independent states".</text:p>
      <text:p text:style-name="P4">
The adoption of the relevant legislative act was supported by 293 parliamentarians.</text:p>
      <text:p text:style-name="P4">
The explanatory note to the document states that “Given that Ukraine has not participated in the practical activities provided for by the CIS member state cooperation program in the fight against terrorism and other violent manifestations of extremism since organization and conduct of common anti-terrorist and measures in the territories of the state-participating states.</text:p>
      <text:p text:style-name="P4">
News Source: <text:a xlink:type="simple" xlink:href="https://armyinform.com.ua/2023/04/11/ukrayina-vyjshla-z-protokolu-snd-pro-spilni-antyterorystychni-zahody/" text:style-name="Internet_20_link" text:visited-style-name="Visited_20_Internet_20_Link">
https://armyinform.com.ua/2023/04/11/ukrayina-vyjshla-z-protokolu-snd-pro-spilni-antyterorystychni-zahody/</text:a>
</text:p>
      <!--NEWS-->
      <text:h text:style-name="P10" text:outline-level="1">
<text:span text:style-name="T4">
The crimes of the Russians in Bucha and Irpen can be compared to the Katin tragedy - Poland Poland at the UN</text:span>
</text:h>
      <text:p text:style-name="P4">
Author: ['АРМІЯINFORM']</text:p>
      <text:p text:style-name="P4">
Time: 2023-04-11T55:00:00-04:00</text:p>
      <text:p text:style-name="P4">
Description: Ambassador Polshi to the UN Krzyszhtof Shchertsky at the Obstyi Radi in Radi Bezpeki Schodi Gloroz through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atyn.jpg" text:style-name="Internet_20_link" text:visited-style-name="Visited_20_Internet_20_Link">
katyn.jpg</text:a>
']</text:p>
      <text:p text:style-name="P4">
Tags: ['STOPRUSSIA', 'АГРЕСІЯ РФ', 'СВІТ ПІДТРИМУЄ УКРАЇНУ']</text:p>
      <text:p text:style-name="P4">
Category: News</text:p>
      <!--METADATA-->
      <text:p text:style-name="P4">
<draw:frame draw:style-name="fr1" draw:name="Image263" text:anchor-type="as-char" svg:width="6.9236in" svg:height="3.894525in" draw:z-index="0">
<draw:image xlink:href="../Images/AРМІЯINFORM/2023-04-11T55-00-00-04-00/katyn.jpg" xlink:type="simple" xlink:show="embed" xlink:actuate="onLoad" draw:mime-type="image/jpeg"/>
</draw:frame>
Polish Ambassador to the UN Krzysztof Shchersky to the Russian security council on the Reds of Range through the supply of weapons to Ukraine compared Rosarmia's crimes in Bucha and Irpeniz with a Katyn tragedy and a disaster aircraft near the Russian Smolensk.</text:p>
      <text:p text:style-name="P4">
This is stated in <text:a xlink:type="simple" xlink:href="https://twitter.com/PLinUN/status/1645464044768309248" text:style-name="Internet_20_link" text:visited-style-name="Visited_20_Internet_20_Link">
message</text:a>
Poland's representations to the UN.</text:p>
      <text:p text:style-name="P4">
“Every year in the first days of April we honor one of the most tragic clergymen of Poland - <text:a xlink:type="simple" xlink:href="https://armyinform.com.ua/2023/04/10/prezydent-ukrayiny-u-13-tu-richnyczyu-smolenskoyi-katastrofy-yednajmosya-v-skorboti-z-polskym-narodom/" text:style-name="Internet_20_link" text:visited-style-name="Visited_20_Internet_20_Link">
Katyn Shot</text:a>
.У 1940 році за таємним наказом йосипа сталіна нквс (Soviet secret police),здійснила серію масових страт майже 22 000 польських офіцерів та представниківінтелігенції — військовополонених. Це сталося лише через кілька місяців післятого, як сталінська червона армія приєдналася до гітлерівського Вермахту підчас військового вторгнення до Польщі, що фактично почало Другу світову війну.Польських військовополонених зі зв’язаними руками розстрілювали в потилицю, апотім кидали в ями безіменних братських могил. Один за одним, двадцять двітисячі разів. Тож не дивуйтеся, що фотографії минулорічних подій у Бучі таІрпені повернули ці жахливі спогади з нашого власного минулого», — зазначивКшиштоф Щерський.</text:p>
      <text:p text:style-name="P4">
Він процитував пророчі слова, сказані польським президентом Лехом Качиньським,який загинув під російським смоленськом у 2010 році під час візиту длявшанування пам'яті польських офіцерів-жертв розстрілів нквс у Катині:</text:p>
      <text:p text:style-name="P4">
«росія вірить, що повертаються колишні часи імперії, яка розвалилася менше 20років тому. Що знову домінування буде характерною рисою цього регіону. Алецього не буде», — резюмував постійний представник Польщі в ООН.</text:p>
      <text:p text:style-name="P4">
News Source: <text:a xlink:type="simple" xlink:href="https://armyinform.com.ua/2023/04/11/zlochyny-rosiyan-v-buchi-ta-irpeni-mozhna-porivnyaty-z-katynskoyu-tragediyeyu-postpred-polshhi-v-oon/" text:style-name="Internet_20_link" text:visited-style-name="Visited_20_Internet_20_Link">
https://armyinform.com.ua/2023/04/11/zlochyny-rosiyan-v-buchi-ta-irpeni-mozhna-porivnyaty-z-katynskoyu-tragediyeyu-postpred-polshhi-v-oon/</text:a>
</text:p>
      <!--NEWS-->
      <text:h text:style-name="P10" text:outline-level="1">
<text:span text:style-name="T4">
During the day, rescuers have been traveling almost two hundred times to eliminate the consequences of enemy shelling</text:span>
</text:h>
      <text:p text:style-name="P4">
Author: ['АРМІЯINFORM']</text:p>
      <text:p text:style-name="P4">
Time: 2023-04-11T56:00:00-04:00</text:p>
      <text:p text:style-name="P4">
Description: Last of Pass, 10 KVITRY, PIDRODRODSHICE OF WERE OF KLASSIAN WITH OPVISHYNI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4" text:anchor-type="as-char" svg:width="6.9236in" svg:height="3.888597in" draw:z-index="0">
<draw:image xlink:href="../Images/AРМІЯINFORM/2023-04-11T56-00-00-04-00/xzvev8dxadlvsx-pozhezha.jpg" xlink:type="simple" xlink:show="embed" xlink:actuate="onLoad" draw:mime-type="image/jpeg"/>
</draw:frame>
Illustrative photo</text:p>
      <text:p text:style-name="P4">
During the last day, <text:span text:style-name="T4">
 April 10, </text:span>
 Divisions of the Civil Service of Ukraine of Uncertain Situations <text:span text:style-name="T4">
 191 departure </text:span>
 to eliminate the consequences of the occupants of settlements and infrastructure. 2 fires were eliminated, 1 person was rescued. Psychological assistance was provided to 142 people.</text:p>
      <text:p text:style-name="P4">
This is stated in <text:a xlink:type="simple" xlink:href="https://dsns.gov.ua/uk/news/nadzvicaini-podiyi/operativna-informaciia-dsns-shhodo-naslidkiv-vedennia-boiovix-dii-rosiiskoiu-federacijeiu-122" text:style-name="Internet_20_link" text:visited-style-name="Visited_20_Internet_20_Link">
message</text:a>
SES of Ukraine.</text:p>
      <text:p text:style-name="P4">
Reference: Since the beginning of the war, 88 602 trips have been made <text:span text:style-name="T4">
 to eliminate the consequences, eliminated </text:span>
 14 278 fires **, rescued 3,990 persons, provided psychological assistance 209 649 persons.</text:p>
      <text:p text:style-name="P4">
News Source: <text:a xlink:type="simple" xlink:href="https://armyinform.com.ua/2023/04/11/za-dobu-ryatuvalnyky-majzhe-dvisti-raziv-vyyizhdzhaly-na-likvidacziyu-naslidkiv-vorozhyh-obstriliv/" text:style-name="Internet_20_link" text:visited-style-name="Visited_20_Internet_20_Link">
https://armyinform.com.ua/2023/04/11/za-dobu-ryatuvalnyky-majzhe-dvisti-raziv-vyyizhdzhaly-na-likvidacziyu-naslidkiv-vorozhyh-obstriliv/</text:a>
</text:p>
      <!--NEWS-->
      <text:h text:style-name="P10" text:outline-level="1">
<text:span text:style-name="T4">
US begins training with nuclear restraint</text:span>
</text:h>
      <text:p text:style-name="P4">
Author: ['АРМІЯINFORM']</text:p>
      <text:p text:style-name="P4">
Time: 2023-04-11T57:00:00-04:00</text:p>
      <text:p text:style-name="P4">
Description: The strategic command of the United States Rospelina, the Nuclear Streamvannya, control of the control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52.jpg" text:style-name="Internet_20_link" text:visited-style-name="Visited_20_Internet_20_Link">
b52.jpg</text:a>
']</text:p>
      <text:p text:style-name="P4">
Tags: ['STOPRUSSIA', 'США', 'ЯДЕРНА БЕЗПЕКА']</text:p>
      <text:p text:style-name="P4">
Category: News</text:p>
      <!--METADATA-->
      <text:p text:style-name="P4">
<draw:frame draw:style-name="fr1" draw:name="Image265" text:anchor-type="as-char" svg:width="6.9236in" svg:height="3.894525in" draw:z-index="0">
<draw:image xlink:href="../Images/AРМІЯINFORM/2023-04-11T57-00-00-04-00/b52.jpg" xlink:type="simple" xlink:show="embed" xlink:actuate="onLoad" draw:mime-type="image/jpeg"/>
</draw:frame>
The US Strategic Command begins training with Global Thunder Tantra.</text:p>
      <text:p text:style-name="P4">
This is stated in <text:a xlink:type="simple" xlink:href="https://www.stratcom.mil/Media/News/News-Article-View/Article/3356644/us-strategic-command-commences-annual-nuclear-command-and-control-exercise/" text:style-name="Internet_20_link" text:visited-style-name="Visited_20_Internet_20_Link">
message</text:a>
US Armed Forces Command.</text:p>
      <text:p text:style-name="P4">
The purpose of the exercise is to enhance nuclear readiness and ensure the safe inadion forces of strategic restraint.</text:p>
      <text:p text:style-name="P4">
The US emphasizes that these are annual exercises that are not response to the actions of any country or other participants.</text:p>
      <text:p text:style-name="P4">
In addition to the American staff, Global Thunder will attract key personnel and partners, including the United Kingdom staff, who will integrate with the top leadership teams and work in the wide -communicance of the fields, offering policy support and prompt understanding.</text:p>
      <text:p text:style-name="P4">
The US Strategic Command has global responsibilities defined by a single -command plan, which includes strategic restraint, nuclear operations, joint operations using an electromagnetic spectrum, a global strike, a missile defense, and to analyze and go.</text:p>
      <text:p text:style-name="P4">
As in the previous years, Global Thunder will include an increase in flight bubblers during exercises.</text:p>
      <text:p text:style-name="P4">
News Source: <text:a xlink:type="simple" xlink:href="https://armyinform.com.ua/2023/04/11/ssha-rozpochynayut-navchannya-z-yadernogo-strymuvannya/" text:style-name="Internet_20_link" text:visited-style-name="Visited_20_Internet_20_Link">
https://armyinform.com.ua/2023/04/11/ssha-rozpochynayut-navchannya-z-yadernogo-strymuvannya/</text:a>
</text:p>
      <!--NEWS-->
      <text:h text:style-name="P10" text:outline-level="1">
<text:span text:style-name="T4">
The Verkhovna Rada called on NATO to accelerate Ukraine's accession to the Alliance</text:span>
</text:h>
      <text:p text:style-name="P4">
Author: ['АРМІЯINFORM']</text:p>
      <text:p text:style-name="P4">
Time: 2023-04-11T58:00:00-04:00</text:p>
      <text:p text:style-name="P4">
Description: The Verkhovna Rada fed to the powers-member of the organized-at-end agreement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0b78eaf-c929dc3-ukraina-nato.jpg" text:style-name="Internet_20_link" text:visited-style-name="Visited_20_Internet_20_Link">
0b78eaf-c929dc3-ukraina-nato.jpg</text:a>
']</text:p>
      <text:p text:style-name="P4">
Tags: ['STOPRUSSIA', 'НАТО', 'УКРАЇНА – НАТО']</text:p>
      <text:p text:style-name="P4">
Category: News</text:p>
      <!--METADATA-->
      <text:p text:style-name="P4">
<draw:frame draw:style-name="fr1" draw:name="Image266" text:anchor-type="as-char" svg:width="6.9236in" svg:height="3.883237in" draw:z-index="0">
<draw:image xlink:href="../Images/AРМІЯINFORM/2023-04-11T58-00-00-04-00/0b78eaf-c929dc3-ukraina-nato.jpg" xlink:type="simple" xlink:show="embed" xlink:actuate="onLoad" draw:mime-type="image/jpeg"/>
</draw:frame>
The Verkhovna Rada appealed to the Member States of the Organization(NATO)and the NATO Parliamentary Assembly regarding the acceleration of the Alliance's accession.</text:p>
      <text:p text:style-name="P4">
This is stated in the resolution <text:a xlink:type="simple" xlink:href="https://w1.c1.rada.gov.ua/pls/zweb2/webproc4_1" text:style-name="Internet_20_link" text:visited-style-name="Visited_20_Internet_20_Link">
No. 9192</text:a>
, <text:a xlink:type="simple" xlink:href="https%3A%2F%2Fwww.facebook.com%2Fstefanchuk.official%2Fposts%2Fpfbid0T9qoxbeXzbzQsontKidPcKfLPkeqR1mtEVvMtUHwsCAWqBAGDjvzF1N9oKGktrjJl&amp;show_text=true&amp;width=500" text:style-name="Internet_20_link" text:visited-style-name="Visited_20_Internet_20_Link">
reported</text:a>
Chairman of the Verkhovna Rada of Ukraine Ruslan Stefanchuk.</text:p>
      <text:p text:style-name="P4">
“Ukraine seeks to be a member of NATO. On behalf of the Ukrainian Parliament, we make the parliaments of NATO countries to make a decision or resolution that have supported the support of Ukraine's accession to NATO. In addition, we urge the Iuras of the Alliance Member States, ”the message reads.</text:p>
      <text:p text:style-name="P4">
The Verkhovna Rada also called on to demonstrate leadership in the implementation of the NATO Bukharest Summit on our membership.</text:p>
      <text:p text:style-name="P4">
"And it is also extremely important that on the eve of NATO's fateful summit in Vilnius, all NATO member states have a joint vision of the modalities and time frames of Ukraine to the Alliance," said Ruslan Stefanchuk.</text:p>
      <text:p text:style-name="P4">
As it was reported, on September 30, 2022, President Volodymyr Zelenskyy, Chiefial Council Ruslan Stefanchuk and Prime Minister Denis Shmigal <text:a xlink:type="simple" xlink:href="https://armyinform.com.ua/2022/09/30/de-fakto-my-vzhe-projshly-svij-shlyah-do-nato-volodymyr-zelenskyj/" text:style-name="Internet_20_link" text:visited-style-name="Visited_20_Internet_20_Link">
signed</text:a>
The application of Ukraine for joining NATO in the affordable order.</text:p>
      <text:p text:style-name="P4">
News Source: <text:a xlink:type="simple" xlink:href="https://armyinform.com.ua/2023/04/11/verhovna-rada-zaklykala-nato-pryskoryty-vstup-ukrayiny-do-alyansu/" text:style-name="Internet_20_link" text:visited-style-name="Visited_20_Internet_20_Link">
https://armyinform.com.ua/2023/04/11/verhovna-rada-zaklykala-nato-pryskoryty-vstup-ukrayiny-do-alyansu/</text:a>
</text:p>
      <!--NEWS-->
      <text:h text:style-name="P10" text:outline-level="1">
<text:span text:style-name="T4">
Russia fired 117 settlements of Ukraine per day, the dead and wounded are</text:span>
</text:h>
      <text:p text:style-name="P4">
Author: ['АРМІЯINFORM']</text:p>
      <text:p text:style-name="P4">
Time: 2023-04-11T59: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07678915080340631_y.jpg" text:style-name="Internet_20_link" text:visited-style-name="Visited_20_Internet_20_Link">
photo_5307678915080340631_y.jpg</text:a>
']</text:p>
      <text:p text:style-name="P4">
Tags: ['MILITARY MEDIA CENTER', 'STOPRUSSIA', 'ВОРОЖІ ОБСТРІЛИ']</text:p>
      <text:p text:style-name="P4">
Category: News</text:p>
      <!--METADATA-->
      <text:p text:style-name="P4">
<draw:frame draw:style-name="fr1" draw:name="Image267" text:anchor-type="as-char" svg:width="6.9236in" svg:height="5.172012in" draw:z-index="0">
<draw:image xlink:href="../Images/AРМІЯINFORM/2023-04-11T59-00-00-04-00/photo_5307678915080340631_y.jpg" xlink:type="simple" xlink:show="embed" xlink:actuate="onLoad" draw:mime-type="image/jpeg"/>
</draw:frame>
During the last day, Russian troops fired at the territory of 9 regions of Ukraine.</text:p>
      <text:p text:style-name="P4">
About it <text:a xlink:type="simple" xlink:href="https://t.me/militarymediacenter/1671" text:style-name="Internet_20_link" text:visited-style-name="Visited_20_Internet_20_Link">
reports</text:a>
Military Mediacenter.</text:p>
      <text:p text:style-name="P4">
“In general from different types of weapons(mortars, tanks, artillery, RSZV, UAV, tactical aviation)The shelling of 114 settlements was carried out, confirmed by the understanding of 40 infrastructure objects, ”the message reads.</text:p>
      <text:p text:style-name="P4">
According to preliminary information, the shelling is dead and injured, the number of victims is clarified.</text:p>
      <text:p text:style-name="P4">
News Source: <text:a xlink:type="simple" xlink:href="https://armyinform.com.ua/2023/04/11/rosiya-za-dobu-obstrilyala-117-naselenyh-punktiv-ukrayiny-ye-zagybli-ta-poraneni/" text:style-name="Internet_20_link" text:visited-style-name="Visited_20_Internet_20_Link">
https://armyinform.com.ua/2023/04/11/rosiya-za-dobu-obstrilyala-117-naselenyh-punktiv-ukrayiny-ye-zagybli-ta-poraneni/</text:a>
</text:p>
      <!--NEWS-->
      <text:h text:style-name="P10" text:outline-level="1">
<text:span text:style-name="T4">
More than 400 explosive items and airboms were neutralized per day</text:span>
</text:h>
      <text:p text:style-name="P4">
Author: ['АРМІЯINFORM']</text:p>
      <text:p text:style-name="P4">
Time: 2023-04-11T60:00:00-04:00</text:p>
      <text:p text:style-name="P4">
Description: Lent out, 10 kvіtyni, pirotechnici pirdrodili of the Holder Service of Ukrain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miny1.jpeg" text:style-name="Internet_20_link" text:visited-style-name="Visited_20_Internet_20_Link">
miny1.jpeg</text:a>
', '<text:a xlink:type="simple" xlink:href="https://armyinform.com.ua/wp-content/uploads/2023/04/340495897_586433183434159_8150637272053062147_n.jpg" text:style-name="Internet_20_link" text:visited-style-name="Visited_20_Internet_20_Link">
340495897_586433183434159_8150637272053062147_n.jpg</text:a>
']</text:p>
      <text:p text:style-name="P4">
Tags: ['STOPRUSSIA', 'АГРЕСІЯ РФ', 'ВІЙНА', 'ВТОРГНЕННЯ РФ', 'ДСНС УКРАЇНИ', 'РОЗМІНУВАННЯ']</text:p>
      <text:p text:style-name="P4">
Category: News</text:p>
      <!--METADATA-->
      <text:p text:style-name="P4">
<draw:frame draw:style-name="fr1" draw:name="Image268" text:anchor-type="as-char" svg:width="6.9236in" svg:height="4.32725in" draw:z-index="0">
<draw:image xlink:href="../Images/AРМІЯINFORM/2023-04-11T60-00-00-04-00/miny1.jpeg" xlink:type="simple" xlink:show="embed" xlink:actuate="onLoad" draw:mime-type="image/jpeg"/>
</draw:frame>
Illustrative photo</text:p>
      <text:p text:style-name="P4">
<text:span text:style-name="T4">
 Over the past day, </text:span>
 <text:span text:style-name="T4">
 April 10 </text:span>
 <text:span text:style-name="T4">
, </text:span>
 Pyrotechnical divisions of Ukraine for emergency situations <text:span text:style-name="T4">
 147 times </text:span>
 have been involved in demining tasks.</text:p>
      <text:p text:style-name="P4">
About it _ <text:a xlink:type="simple" xlink:href="https://dsns.gov.ua/uk/news/nadzvicaini-podiyi/informaciia-shhodo-diialnosti-pirotexnicnix-pidrozdiliv-dsns-99" text:style-name="Internet_20_link" text:visited-style-name="Visited_20_Internet_20_Link">
reports</text:a>
_ SESU Ukraine.</text:p>
      <text:p text:style-name="P4">
Pyrotechnical units found, seized and disposed of <text:span text:style-name="T4">
 412 exclusive </text:span>
 <text:span text:style-name="T4">
 items. </text:span>
 examined(cleared)territory over <text:span text:style-name="T4">
 51 hectares </text:span>
.</text:p>
      <text:p text:style-name="P4">
Most often pyrotechnic units worked: in the Kharkiv region 16 630 times, Kyiv region - 7408, Chernihiv region - 4424, Donetsk region - 4583, Mykolaiv region - 4283, Kherson region - 4044, Sumy region - 1792, Cherkasy region - 1083.</text:p>
      <text:p text:style-name="P4">
Background: from the beginning of large -scale aggression of the Russian Federation of Ukrainian Pyrotechnical units of the SES of Ukraine, the Pyrotechnical units of the SES of Ukraine have been involved <text:span text:style-name="T4">
 50 361 </text:span>
 to perform demining tasks. Disposed of <text:span text:style-name="T4">
 343 508 Minery items </text:span>
, including <text:span text:style-name="T4">
 2 204 Aviation bombs </text:span>
. Examined(cleared)area of area <text:span text:style-name="T4">
 81 864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269" text:anchor-type="as-char" svg:width="6.9236in" svg:height="5.804039in" draw:z-index="0">
<draw:image xlink:href="../Images/AРМІЯINFORM/2023-04-11T60-00-00-04-00/340495897_586433183434159_8150637272053062147_n.jpg" xlink:type="simple" xlink:show="embed" xlink:actuate="onLoad" draw:mime-type="image/jpeg"/>
</draw:frame>
</text:p>
      <text:p text:style-name="P4">
News Source: <text:a xlink:type="simple" xlink:href="https://armyinform.com.ua/2023/04/11/za-dobu-pirotehniky-dsns-zneshkodyly-ponad-400-vybuhonebezpechnyh-predmetiv-ta-aviabombu/" text:style-name="Internet_20_link" text:visited-style-name="Visited_20_Internet_20_Link">
https://armyinform.com.ua/2023/04/11/za-dobu-pirotehniky-dsns-zneshkodyly-ponad-400-vybuhonebezpechnyh-predmetiv-ta-aviabombu/</text:a>
</text:p>
      <!--NEWS-->
      <text:h text:style-name="P10" text:outline-level="1">
<text:span text:style-name="T4">
In Kharkiv, a group of FSB informants is neutralized</text:span>
</text:h>
      <text:p text:style-name="P4">
Author: ['АРМІЯINFORM']</text:p>
      <text:p text:style-name="P4">
Time: 2023-04-11T61:00:00-04:00</text:p>
      <text:p text:style-name="P4">
Description: Counterrosvoda Service of Bezpeki neutralized the grill of the FSB FSB PID Hour of special operations a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145d0c92e1c512e5ee875b55cdd7497.jpg" text:style-name="Internet_20_link" text:visited-style-name="Visited_20_Internet_20_Link">
c145d0c92e1c512e5ee875b55cdd7497.jpg</text:a>
']</text:p>
      <text:p text:style-name="P4">
Tags: ['STOPRUSSIA', 'АГРЕСІЯ РФ', 'СБУ']</text:p>
      <text:p text:style-name="P4">
Category: News</text:p>
      <!--METADATA-->
      <text:p text:style-name="P4">
<draw:frame draw:style-name="fr1" draw:name="Image270" text:anchor-type="as-char" svg:width="6.9236in" svg:height="4.615733in" draw:z-index="0">
<draw:image xlink:href="../Images/AРМІЯINFORM/2023-04-11T61-00-00-04-00/c145d0c92e1c512e5ee875b55cdd7497.jpg" xlink:type="simple" xlink:show="embed" xlink:actuate="onLoad" draw:mime-type="image/jpeg"/>
</draw:frame>
Counterintelligence of the Security Service neutralized a group of FSB informants during the special operation in the liberated areas of Kharkiv region.</text:p>
      <text:p text:style-name="P4">
The defendants were two inhabitants of Deookupovan Vovchansk, who were enemy to conduct reconnaissance and subversive activities in the east of the region.</text:p>
      <text:p text:style-name="P4">
The attackers gathered for the occupiers the intelligence on the places of base and the proceedings of the defense forces in the territory of the Vovchansk community.</text:p>
      <text:p text:style-name="P4">
First of all, they were interested in information on the arrangement of defense lines along the border from the Russian Federation and the temporary dislocation of the Tanational Police Security Service units.</text:p>
      <text:p text:style-name="P4">
The aggressor also searched for information about the current socio-political situation of the border region, the points of issuing humanitarian assistance to peaceful inhabitants.</text:p>
      <text:p text:style-name="P4">
The intelligence needed occupants for the preparation of sabotage and the implementation of the Ukrainian objects of Ukrainian objects.</text:p>
      <text:p text:style-name="P4">
According to the investigation, one of the participants of the enemy group is a local resident, who, after seizing part of the region, went to voluntary cooperation with a raiding.</text:p>
      <text:p text:style-name="P4">
At the same time, he began to fulfill hostile intelligence tasks only at the beginning of this year.</text:p>
      <text:p text:style-name="P4">
Subsequently, the person involved in the subversive activity of the person involved his acquaintance, which then the direct connection with the FSB.</text:p>
      <text:p text:style-name="P4">
For communication with the Russian intelligence service, the defendants used messengerteters with compliance with conspiracy measures.</text:p>
      <text:p text:style-name="P4">
In searches at the places of residence of the attackers, mobile phones were used, which was used for correspondence with FSB.</text:p>
      <text:p text:style-name="P4">
On the basis of the evidence collected, the security service investigators informed the detained proading.</text:p>
      <text:p text:style-name="P4">
They are currently chosen by a preventive measure - detention without the right to introduce.</text:p>
      <text:p text:style-name="P4">
The investigation is ongoing to establish all the circumstances of the crime.</text:p>
      <text:p text:style-name="P4">
The activities were carried out by the SBU staff in the Kharkiv region for procedural management of the regional prosecutor's office.</text:p>
      <text:p text:style-name="P4">
<text:span text:style-name="T5">
Wherelo: <text:a xlink:type="simple" xlink:href="https://ssu.gov.ua/novyny/sbu-vykryla-dvokh-informatoriv-na-kharkivshchyni-yaki-rozviduvaly-ukrainski-oboronni-rubezhi-na-kordoni-z-rf" text:style-name="Internet_20_link" text:visited-style-name="Visited_20_Internet_20_Link">
SBU</text:a>
</text:span>
</text:p>
      <text:p text:style-name="P4">
News Source: <text:a xlink:type="simple" xlink:href="https://armyinform.com.ua/2023/04/11/na-harkivshhyni-nejtralizovano-grupu-informatoriv-fsb/" text:style-name="Internet_20_link" text:visited-style-name="Visited_20_Internet_20_Link">
https://armyinform.com.ua/2023/04/11/na-harkivshhyni-nejtralizovano-grupu-informatoriv-fsb/</text:a>
</text:p>
      <!--NEWS-->
      <text:h text:style-name="P10" text:outline-level="1">
<text:span text:style-name="T4">
Germany handed Ukraine a new batch of reconnaissance drones</text:span>
</text:h>
      <text:p text:style-name="P4">
Author: ['АРМІЯINFORM']</text:p>
      <text:p text:style-name="P4">
Time: 2023-04-11T62:00:00-04:00</text:p>
      <text:p text:style-name="P4">
Description: About the Chergovy package of VIISKOVO DUDOMOGE, Yaki was transferred to Ukrainian, Svid to the Divinee t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61595059_905.jpg" text:style-name="Internet_20_link" text:visited-style-name="Visited_20_Internet_20_Link">
61595059_905.jpg</text:a>
']</text:p>
      <text:p text:style-name="P4">
Tags: ['STOPRUSSIA', 'АГРЕСІЯ РФ', 'СВІТ ПІДТРИМУЄ УКРАЇНУ']</text:p>
      <text:p text:style-name="P4">
Category: News</text:p>
      <!--METADATA-->
      <text:p text:style-name="P4">
<draw:frame draw:style-name="fr1" draw:name="Image271" text:anchor-type="as-char" svg:width="6.9236in" svg:height="3.894525in" draw:z-index="0">
<draw:image xlink:href="../Images/AРМІЯINFORM/2023-04-11T62-00-00-04-00/61595059_905.jpg" xlink:type="simple" xlink:show="embed" xlink:actuate="onLoad" draw:mime-type="image/jpeg"/>
</draw:frame>
Illustrative photo</text:p>
      <text:p text:style-name="P4">
The next military assistance package that was transferred to Ukraine is evidenced by <text:a xlink:type="simple" xlink:href="https://www.bundesregierung.de/breg-en/news/military-support-ukraine-2054992" text:style-name="Internet_20_link" text:visited-style-name="Visited_20_Internet_20_Link">
notification</text:a>
on the site of the German government.</text:p>
      <text:p text:style-name="P4">
According to the data published on the site, among other technique for Frontunimchya transferred eight drones-reconnaissance to Ukraine.</text:p>
      <text:p text:style-name="P4">
“The Federal Government of Germany supports the Ukrainian military in close coordination with its partners and allies. This list contains a sellosal and non -lethal military support of Ukraine in Germany. It includes the Bundeswehr Supports, as well as supply from the German industry, refined from the funds of the Federal Government of Germany, ” - said in the report of the Booron Office of Germany.</text:p>
      <text:p text:style-name="P4">
<text:span text:style-name="T4">
 Source: </text:span>
 _ <text:a xlink:type="simple" xlink:href="https://gur.gov.ua/content/nimechchyna-peredala-ukraini-novu-partiiu-droniv-rozvidnykiv.html" text:style-name="Internet_20_link" text:visited-style-name="Visited_20_Internet_20_Link">
GUR</text:a>
_</text:p>
      <text:p text:style-name="P4">
News Source: <text:a xlink:type="simple" xlink:href="https://armyinform.com.ua/2023/04/11/nimechchyna-peredala-ukrayini-novu-partiyu-droniv-rozvidnykiv/" text:style-name="Internet_20_link" text:visited-style-name="Visited_20_Internet_20_Link">
https://armyinform.com.ua/2023/04/11/nimechchyna-peredala-ukrayini-novu-partiyu-droniv-rozvidnykiv/</text:a>
</text:p>
      <!--NEWS-->
      <text:h text:style-name="P10" text:outline-level="1">
<text:span text:style-name="T4">
The warriors of the princely brigade destroyed the enemy helicopter in an atypical way - the componer Colonel Alexander Okhrimenko</text:span>
</text:h>
      <text:p text:style-name="P4">
Author: ['АРМІЯINFORM']</text:p>
      <text:p text:style-name="P4">
Time: 2023-04-11T63:00:00-04:00</text:p>
      <text:p text:style-name="P4">
Description: Non -maneuvodic, the brigades of the Imeni Prince of Roman the Great was blocked by the Vorothye Gelikopter. Urazit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d4dccc62-8cfa-4a50-9003-04b14ee5e491-e1681201952620.jpg" text:style-name="Internet_20_link" text:visited-style-name="Visited_20_Internet_20_Link">
d4dccc62-8cfa-4a50-9003-04b14ee5e491-e1681201952620.jpg</text:a>
']</text:p>
      <text:p text:style-name="P4">
Tags: ['MILITARY MEDIA CENTER', 'БРИГАДА ІМЕНІ КНЯЗЯ РОМАНА ВЕЛИКОГО', 'ОЛЕКСАНДР ОХРІМЕНКО']</text:p>
      <text:p text:style-name="P4">
Category: News</text:p>
      <!--METADATA-->
      <text:p text:style-name="P4">
<draw:frame draw:style-name="fr1" draw:name="Image272" text:anchor-type="as-char" svg:width="6.9236in" svg:height="3.699163in" draw:z-index="0">
<draw:image xlink:href="../Images/AРМІЯINFORM/2023-04-11T63-00-00-04-00/d4dccc62-8cfa-4a50-9003-04b14ee5e491-e1681201952620.jpg" xlink:type="simple" xlink:show="embed" xlink:actuate="onLoad" draw:mime-type="image/jpeg"/>
</draw:frame>
Recently, the warriors of the Prince Roman the Great Brigade were destroyed by a hostile. It managed to impress him in a method of self -propelled artillery, which immediately responded to the information of the speakers about the detection of the place of planting of enemy helicopter with a landing.</text:p>
      <text:p text:style-name="P4">
The commander of a separate mechanized brigade named after Prince Romance Colonel Alexander Okhrimenko told about it, <text:a xlink:type="simple" xlink:href="https://t.me/militarymediacenter/1670" text:style-name="Internet_20_link" text:visited-style-name="Visited_20_Internet_20_Link">
reports</text:a>
Military Media Center.</text:p>
      <text:p text:style-name="P4">
“At the end of February last year, our princely brigade was a nearby landfill, where we were hosting, we mastered Novina at that time" Javelina. On February 23, at about 23:00, the brigade was raised by the abduction, ”he said.</text:p>
      <text:p text:style-name="P4">
According to the commander, the next day his unit has already caught the first battle of Nakyiv region.</text:p>
      <text:p text:style-name="P4">
“We knew where to go, the width of the defense strip. Hundreds of kilometers personnel stored on tanks and combat vehicles, and already on February 24, 2022, we took the first battle in the Kyiv region. Russian invaders prevailed us in the technique and charge of personnel 20 or even 30 times. That is why we used tactical mobile groups from ambushes and caused defeat to the Russians, which were informed by large columns, whole regiments and divisions.</text:p>
      <text:p text:style-name="P4">
We, with the help of "tactics," destroyed several units of enemy equipment and were in a different direction, " - recalled the team commander.</text:p>
      <text:p text:style-name="P4">
Thus, one of our maneuverable groups under the command of the senior lieutenant Igor Skuchinsky near Makarov destroyed up to 30 units of the equipment. Nobody counted living power.</text:p>
      <text:p text:style-name="P4">
In total, in 412 days of the war, the soldiers of the Prince Roman Veliky Brigade of 6 directions: they defended the south of the country, beat the enemy in the Donbass and Nazaporizhzhia, liberated Kharkiv region.</text:p>
      <text:p text:style-name="P4">
He added that everyone is motivated by the family, our children, relatives - with their indomitability on the polyb, we give them the opportunity to live, develop, rebuild the country, work, go to kindergarten, school.</text:p>
      <text:p text:style-name="P4">
"We will finish this war with a victory!" - said the team of the brigade.</text:p>
      <text:p text:style-name="P4">
News Source: <text:a xlink:type="simple" xlink:href="https://armyinform.com.ua/2023/04/11/voyiny-knyazivskoyi-brygady-znyshhyly-vorozhyj-gelikopter-u-netypovyj-sposib-kombryg-polkovnyk-oleksandr-ohrimenko/" text:style-name="Internet_20_link" text:visited-style-name="Visited_20_Internet_20_Link">
https://armyinform.com.ua/2023/04/11/voyiny-knyazivskoyi-brygady-znyshhyly-vorozhyj-gelikopter-u-netypovyj-sposib-kombryg-polkovnyk-oleksandr-ohrimenko/</text:a>
</text:p>
      <!--NEWS-->
      <text:h text:style-name="P10" text:outline-level="1">
<text:span text:style-name="T4">
Museums will show artifacts from the cruiser on the anniversary of Moscow.</text:span>
</text:h>
      <text:p text:style-name="P4">
Author: ['АРМІЯINFORM']</text:p>
      <text:p text:style-name="P4">
Time: 2023-04-11T64:00:00-04:00</text:p>
      <text:p text:style-name="P4">
Description: Kiwi has 13 kvіnnya about 13:30 at the permitted National Viecosovo-Istorichny Museum of Ukraine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246839_file-3085d364157af8d03161da36549d9ed0.jpg" text:style-name="Internet_20_link" text:visited-style-name="Visited_20_Internet_20_Link">
246839_file-3085d364157af8d03161da36549d9ed0.jpg</text:a>
']</text:p>
      <text:p text:style-name="P4">
Tags: ['КРЕЙСЕР «МОСКВА»', 'НАЦІОНАЛЬНИЙ ВІЙСЬКОВО-ІСТОРИЧНИЙ МУЗЕЙ УКРАЇНИ', 'РІЧНИЦЯ ЗНИЩЕННЯ']</text:p>
      <text:p text:style-name="P4">
Category: News</text:p>
      <!--METADATA-->
      <text:p text:style-name="P4">
<draw:frame draw:style-name="fr1" draw:name="Image273" text:anchor-type="as-char" svg:width="6.9236in" svg:height="3.606042in" draw:z-index="0">
<draw:image xlink:href="../Images/AРМІЯINFORM/2023-04-11T64-00-00-04-00/246839_file-3085d364157af8d03161da36549d9ed0.jpg" xlink:type="simple" xlink:show="embed" xlink:actuate="onLoad" draw:mime-type="image/jpeg"/>
</draw:frame>
In Kiev <text:span text:style-name="T4">
 April 13 at 13:30 </text:span>
 in the premises of the National Military Historical Museum of Ukraine <text:a xlink:type="simple" xlink:href="http://nvimu.com.ua/novyny/view_news/467" text:style-name="Internet_20_link" text:visited-style-name="Visited_20_Internet_20_Link">
will take place</text:a>
The opening of the updated exhibition on the occasion of the anniversary of the destruction of the cruiser "Moscow", which is administered by the heroic defense of our country from the Russian aggressor.</text:p>
      <text:p text:style-name="P4">
During the event, viewers will be able to see the original element of the lesion, as well as presentation of unique facts about the event:</text:p>
      <ul>
        <li>
Expert characteristics of battle, * demonstration of accurate deployment, * position and location of the cruiser "Moscow".</li>
      </ul>
      <text:p text:style-name="P4">
It should be reminded that on April 13, 2022 the Navy of the Armed Forces of Ukraine <text:a xlink:type="simple" xlink:href="https://armyinform.com.ua/2022/04/14/krejser-moskva-krapka-v-bezslavnij-istoriyi/" text:style-name="Internet_20_link" text:visited-style-name="Visited_20_Internet_20_Link">
caused</text:a>
The impact on the flagship of the Black Sea Fleet of the Navy of the Russian Federation Guards missile cruiser "Moscow".</text:p>
      <text:p text:style-name="P4">
News Source: <text:a xlink:type="simple" xlink:href="https://armyinform.com.ua/2023/04/11/vidkryttya-onovlenoyi-vystavky-z-nagody-richnyczi-znyshhennya-krejseru-moskva/" text:style-name="Internet_20_link" text:visited-style-name="Visited_20_Internet_20_Link">
https://armyinform.com.ua/2023/04/11/vidkryttya-onovlenoyi-vystavky-z-nagody-richnyczi-znyshhennya-krejseru-moskva/</text:a>
</text:p>
      <!--NEWS-->
      <text:h text:style-name="P10" text:outline-level="1">
<text:span text:style-name="T4">
In the Black and Mediterranean seas, the enemy holds four carriers of Caliber missiles</text:span>
</text:h>
      <text:p text:style-name="P4">
Author: ['АРМІЯINFORM']</text:p>
      <text:p text:style-name="P4">
Time: 2023-04-11T65:00:00-04:00</text:p>
      <text:p text:style-name="P4">
Description: Rosiyski Vіsyska Trimyat by Chorny Morі to Chotirokh Kobliv, there is only one of them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МС ЗС УКРАЇНИ', 'КАЛІБРИ']</text:p>
      <text:p text:style-name="P4">
Category: News</text:p>
      <!--METADATA-->
      <text:p text:style-name="P4">
<draw:frame draw:style-name="fr1" draw:name="Image274" text:anchor-type="as-char" svg:width="6.9236in" svg:height="4.615733in" draw:z-index="0">
<draw:image xlink:href="../Images/AРМІЯINFORM/2023-04-11T65-00-00-04-00/raketa-kalibr-pusk-chorne-more.jpg" xlink:type="simple" xlink:show="embed" xlink:actuate="onLoad" draw:mime-type="image/jpeg"/>
</draw:frame>
Illustrative photo</text:p>
      <text:p text:style-name="P4">
Russian troops keep up to four ships in the Black Sea, including one -carrier, a total volley of 4 caliber missiles.</text:p>
      <text:p text:style-name="P4">
About it <text:a xlink:type="simple" xlink:href="https://t.me/ukrainian_navy/2714" text:style-name="Internet_20_link" text:visited-style-name="Visited_20_Internet_20_Link">
reports</text:a>
The press service of the Navy of the Armed Forces.</text:p>
      <text:p text:style-name="P4">
One enemy ship continues in the Sea of the Russian Federation. In the Mediterranean - up to 7 -wave ships, of which 3 carriers of winged missiles "Caliber", a total volley of up to 20 row;</text:p>
      <text:p text:style-name="P4">
During the day, in the interests of the Russian Federation, the passage of the Kerch-Yenicral Strait was made:</text:p>
      <ul>
        <li>
To the Azov Sea - no vessel. * To the Black Sea - 14 vessels, 6 of them were continued by the movement in the direction of the Bosphorus.</li>
      </ul>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4/11/u-chornomu-ta-seredzemnomu-moryah-vorog-trymaye-10-nosiyiv-raket-kalibr/" text:style-name="Internet_20_link" text:visited-style-name="Visited_20_Internet_20_Link">
https://armyinform.com.ua/2023/04/11/u-chornomu-ta-seredzemnomu-moryah-vorog-trymaye-10-nosiyiv-raket-kalibr/</text:a>
</text:p>
      <!--NEWS-->
      <text:h text:style-name="P10" text:outline-level="1">
<text:span text:style-name="T4">
The junior lieutenants were released into the window</text:span>
</text:h>
      <text:p text:style-name="P4">
Author: ['Тетяна Головатюк']</text:p>
      <text:p text:style-name="P4">
Time: 2023-04-11T66:00:00-04:00</text:p>
      <text:p text:style-name="P4">
Description: At the VIISKOVOYA INITITITITII Taras Shevchenka, the Chergovy Vibilov OFIT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olovna-16.jpg" text:style-name="Internet_20_link" text:visited-style-name="Visited_20_Internet_20_Link">
golovna-16.jpg</text:a>
', '<text:a xlink:type="simple" xlink:href="https://armyinform.com.ua/wp-content/uploads/2023/04/1h9a9074-150x150.jpg" text:style-name="Internet_20_link" text:visited-style-name="Visited_20_Internet_20_Link">
1h9a9074-150x150.jpg</text:a>
', '<text:a xlink:type="simple" xlink:href="https://armyinform.com.ua/wp-content/uploads/2023/04/1h9a9038-150x150.jpg" text:style-name="Internet_20_link" text:visited-style-name="Visited_20_Internet_20_Link">
1h9a9038-150x150.jpg</text:a>
', '<text:a xlink:type="simple" xlink:href="https://armyinform.com.ua/wp-content/uploads/2023/04/1h9a9050-150x150.jpg" text:style-name="Internet_20_link" text:visited-style-name="Visited_20_Internet_20_Link">
1h9a9050-150x150.jpg</text:a>
', '<text:a xlink:type="simple" xlink:href="https://armyinform.com.ua/wp-content/uploads/2023/04/1h9a9127-150x150.jpg" text:style-name="Internet_20_link" text:visited-style-name="Visited_20_Internet_20_Link">
1h9a9127-150x150.jpg</text:a>
', '<text:a xlink:type="simple" xlink:href="https://armyinform.com.ua/wp-content/uploads/2023/04/1h9a9109-150x150.jpg" text:style-name="Internet_20_link" text:visited-style-name="Visited_20_Internet_20_Link">
1h9a9109-150x150.jpg</text:a>
', '<text:a xlink:type="simple" xlink:href="https://armyinform.com.ua/wp-content/uploads/2023/04/1h9a9114-150x150.jpg" text:style-name="Internet_20_link" text:visited-style-name="Visited_20_Internet_20_Link">
1h9a9114-150x150.jpg</text:a>
', '<text:a xlink:type="simple" xlink:href="https://armyinform.com.ua/wp-content/uploads/2023/04/1h9a9205-150x150.jpg" text:style-name="Internet_20_link" text:visited-style-name="Visited_20_Internet_20_Link">
1h9a9205-150x150.jpg</text:a>
']</text:p>
      <text:p text:style-name="P4">
Tags: ['ВИПУСК ОФІЦЕРІВ', 'ВІКНУ']</text:p>
      <text:p text:style-name="P4">
Category: News</text:p>
      <!--METADATA-->
      <text:p text:style-name="P4">
<draw:frame draw:style-name="fr1" draw:name="Image275" text:anchor-type="as-char" svg:width="6.9236in" svg:height="4.615733in" draw:z-index="0">
<draw:image xlink:href="../Images/AРМІЯINFORM/2023-04-11T66-00-00-04-00/golovna-16.jpg" xlink:type="simple" xlink:show="embed" xlink:actuate="onLoad" draw:mime-type="image/jpeg"/>
</draw:frame>
At the Military Institute of Taras Shevchenko KNU, another highlight of the Armed Forces of Ukraine took place.</text:p>
      <text:p text:style-name="P4">
In the short term, mobilized servicemen of the Sergeant Tasaldatsk staff with higher education were trained in the reserve officers with the cutting "Moral and Psychological Support and Psychology". They held certificates for completing these courses and the primary officer rank - a youngest lieutenant.</text:p>
      <text:p text:style-name="P4">
Head of the Military Institute Brigade General Anatoly Shevchenko greet the youngest officers, and emphasized the importance of military psychologists at the time.</text:p>
      <ul>
        <li>
In a difficult time for the country, you made a conscious choice - to go through training and a stanker. Your work is needed in advanced positions in order to maintain the moral and psychological state of your unit servicemen, assisting commanders and subordinates. I am sure that you will be able to cope with the supplies, - the head of the military institute emphasized.</li>
      </ul>
      <text:p text:style-name="P4">
<text:a xlink:type="simple" xlink:href="https://armyinform.com.ua/wp-content/uploads/2023/04/1h9a9074.jpg" text:style-name="Internet_20_link" text:visited-style-name="Visited_20_Internet_20_Link">
!(Images/AРМІЯINFORM/2023-04-11T66-00-00-04-00/1h9a9074-150x150.jpg)</text:a>
</text:p>
      <text:p text:style-name="P4">
<text:a xlink:type="simple" xlink:href="https://armyinform.com.ua/wp-content/uploads/2023/04/1h9a9038.jpg" text:style-name="Internet_20_link" text:visited-style-name="Visited_20_Internet_20_Link">
<draw:frame draw:style-name="fr1" draw:name="Image276" text:anchor-type="as-char" svg:width="6.9236in" svg:height="6.9236in" draw:z-index="0">
<draw:image xlink:href="../Images/AРМІЯINFORM/2023-04-11T66-00-00-04-00/1h9a9038-150x150.jpg" xlink:type="simple" xlink:show="embed" xlink:actuate="onLoad" draw:mime-type="image/jpeg"/>
</draw:frame>
</text:a>
</text:p>
      <text:p text:style-name="P4">
<text:a xlink:type="simple" xlink:href="https://armyinform.com.ua/wp-content/uploads/2023/04/1h9a9050.jpg" text:style-name="Internet_20_link" text:visited-style-name="Visited_20_Internet_20_Link">
<draw:frame draw:style-name="fr1" draw:name="Image277" text:anchor-type="as-char" svg:width="6.9236in" svg:height="6.9236in" draw:z-index="0">
<draw:image xlink:href="../Images/AРМІЯINFORM/2023-04-11T66-00-00-04-00/1h9a9050-150x150.jpg" xlink:type="simple" xlink:show="embed" xlink:actuate="onLoad" draw:mime-type="image/jpeg"/>
</draw:frame>
</text:a>
The brigade general also noted that the doors of the Military Institute were always open to young officers.</text:p>
      <ul>
        <li>
After serving in the troops, I wait for you in our walls so you can continue learning and can reach a new level, - he said.</li>
      </ul>
      <text:p text:style-name="P4">
The issue was attended by the head of the Main Department of Moral and Psychological Support of the Armed Forces of Ukraine Major General Vladislav Klochkov, who also congratulated the officers on the issue.</text:p>
      <text:p text:style-name="P4">
<text:a xlink:type="simple" xlink:href="https://armyinform.com.ua/wp-content/uploads/2023/04/1h9a9127.jpg" text:style-name="Internet_20_link" text:visited-style-name="Visited_20_Internet_20_Link">
!(Images/AРМІЯINFORM/2023-04-11T66-00-00-04-00/1h9a9127-150x150.jpg)</text:a>
</text:p>
      <text:p text:style-name="P4">
<text:a xlink:type="simple" xlink:href="https://armyinform.com.ua/wp-content/uploads/2023/04/1h9a9109.jpg" text:style-name="Internet_20_link" text:visited-style-name="Visited_20_Internet_20_Link">
<draw:frame draw:style-name="fr1" draw:name="Image278" text:anchor-type="as-char" svg:width="6.9236in" svg:height="6.9236in" draw:z-index="0">
<draw:image xlink:href="../Images/AРМІЯINFORM/2023-04-11T66-00-00-04-00/1h9a9109-150x150.jpg" xlink:type="simple" xlink:show="embed" xlink:actuate="onLoad" draw:mime-type="image/jpeg"/>
</draw:frame>
</text:a>
Some younger lieutenants were awarded for exemplary officials and tasks. One of these graduates is Yuriy Petrashchuk, who has been in the ranks of the Armed Forces of Ukraine since 2014.</text:p>
      <text:p text:style-name="P4">
<text:a xlink:type="simple" xlink:href="https://armyinform.com.ua/wp-content/uploads/2023/04/1h9a9114.jpg" text:style-name="Internet_20_link" text:visited-style-name="Visited_20_Internet_20_Link">
<draw:frame draw:style-name="fr1" draw:name="Image279" text:anchor-type="as-char" svg:width="6.9236in" svg:height="6.9236in" draw:z-index="0">
<draw:image xlink:href="../Images/AРМІЯINFORM/2023-04-11T66-00-00-04-00/1h9a9114-150x150.jpg" xlink:type="simple" xlink:show="embed" xlink:actuate="onLoad" draw:mime-type="image/jpeg"/>
</draw:frame>
</text:a>
</text:p>
      <text:p text:style-name="P4">
<text:a xlink:type="simple" xlink:href="https://armyinform.com.ua/wp-content/uploads/2023/04/1h9a9205.jpg" text:style-name="Internet_20_link" text:visited-style-name="Visited_20_Internet_20_Link">
<draw:frame draw:style-name="fr1" draw:name="Image280" text:anchor-type="as-char" svg:width="6.9236in" svg:height="6.9236in" draw:z-index="0">
<draw:image xlink:href="../Images/AРМІЯINFORM/2023-04-11T66-00-00-04-00/1h9a9205-150x150.jpg" xlink:type="simple" xlink:show="embed" xlink:actuate="onLoad" draw:mime-type="image/jpeg"/>
</draw:frame>
</text:a>
A military chaplain was also present at the festive event. Turning to the domestic defenders of Ukraine, the clergyman gave the blessing to the new and the relevant stage of their lives.</text:p>
      <ul>
        <li>
We pray for you every day. This prayer is heard in thousands of temples of Ukraine's hearts. And when we ask children "who would they like to become?", They always give an example of you as the latest superheroes. We are sure that the winner will be for Ukraine!Because God is true, ”said Omelyan to Father.</li>
      </ul>
      <text:p text:style-name="P4">
In the near future, graduates of the Military Institute will protect Ukraine to the Armed Forces.</text:p>
      <text:p text:style-name="P4">
<text:span text:style-name="T5">
Opto author</text:span>
</text:p>
      <text:p text:style-name="P4">
News Source: <text:a xlink:type="simple" xlink:href="https://armyinform.com.ua/2023/04/11/u-viknu-vidbuvsya-vypusk-molodshyh-lejtenantiv/" text:style-name="Internet_20_link" text:visited-style-name="Visited_20_Internet_20_Link">
https://armyinform.com.ua/2023/04/11/u-viknu-vidbuvsya-vypusk-molodshyh-lejtenantiv/</text:a>
</text:p>
      <!--NEWS-->
      <text:h text:style-name="P10" text:outline-level="1">
<text:span text:style-name="T4">
The Government has allowed the military personnel to be presented regardless of their place of residence</text:span>
</text:h>
      <text:p text:style-name="P4">
Author: ['АРМІЯINFORM']</text:p>
      <text:p text:style-name="P4">
Time: 2023-04-11T67:00:00-04:00</text:p>
      <text:p text:style-name="P4">
Description: Kabіnet Min) Ukrainian allowing the Teritarian centers of the component of that social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5307556736145672423_y-1.jpg" text:style-name="Internet_20_link" text:visited-style-name="Visited_20_Internet_20_Link">
photo_5307556736145672423_y-1.jpg</text:a>
']</text:p>
      <text:p text:style-name="P4">
Tags: ['STOPRUSSIA', 'ВІЙСЬКОВИЙ ОБЛІК', 'ПОВІСТКА']</text:p>
      <text:p text:style-name="P4">
Category: News</text:p>
      <!--METADATA-->
      <text:p text:style-name="P4">
<draw:frame draw:style-name="fr1" draw:name="Image281" text:anchor-type="as-char" svg:width="6.9236in" svg:height="3.892602in" draw:z-index="0">
<draw:image xlink:href="../Images/AРМІЯINFORM/2023-04-11T67-00-00-04-00/photo_5307556736145672423_y-1.jpg" xlink:type="simple" xlink:show="embed" xlink:actuate="onLoad" draw:mime-type="image/jpeg"/>
</draw:frame>
The Cabinet of Ministers of Ukraine allowed the territorial centers of completing the Tasotial Support to hand over summary to the military, independently of their residence in military registration.</text:p>
      <text:p text:style-name="P4">
About the appropriate decision <text:a xlink:type="simple" xlink:href="https://www.kmu.gov.ua/npas/pro-vnesennia-zmin-do-polozhennia-pro-terytorialni-a318" text:style-name="Internet_20_link" text:visited-style-name="Visited_20_Internet_20_Link">
referred</text:a>
in the approved resolution of the Government №318.</text:p>
      <text:p text:style-name="P4">
The said document amended the Regulations on Territorial Central Supporting and Social Support and determined that territorial centrifugal setting is carried out(except for the SBU reservists and external intelligence service): Navige service for the conscription of officers; to military service by the person from among the reservists in a special period(зарахованих довійськового оперативного резерву); to military service by conscription during mobilization, for a special period(<text:span text:style-name="T4">
 Whatever their place of stay of the Nagivsky account </text:span>
).</text:p>
      <text:p text:style-name="P4">
News Source: <text:a xlink:type="simple" xlink:href="https://armyinform.com.ua/2023/04/11/uryad-dozvolyv-vruchaty-povistky-vijskovozobovyazanym-nezalezhno-vid-misczya-perebuvannya-na-obliku/" text:style-name="Internet_20_link" text:visited-style-name="Visited_20_Internet_20_Link">
https://armyinform.com.ua/2023/04/11/uryad-dozvolyv-vruchaty-povistky-vijskovozobovyazanym-nezalezhno-vid-misczya-perebuvannya-na-obliku/</text:a>
</text:p>
      <!--NEWS-->
      <text:h text:style-name="P10" text:outline-level="1">
<text:span text:style-name="T4">
Strategic level trainers were introduced to the cybersecurity system of Ukraine</text:span>
</text:h>
      <text:p text:style-name="P4">
Author: ['АРМІЯINFORM']</text:p>
      <text:p text:style-name="P4">
Time: 2023-04-11T68:00:00-04:00</text:p>
      <text:p text:style-name="P4">
Description: Podna 50 rumor in the course of the PIDGOTISTISS OFITERS of strategic RIVNI for the non -lapeki sect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whatsapp-image-2023-04-10-at-16.13.43-e1681197671687.jpeg" text:style-name="Internet_20_link" text:visited-style-name="Visited_20_Internet_20_Link">
whatsapp-image-2023-04-10-at-16.13.43-e1681197671687.jpeg</text:a>
']</text:p>
      <text:p text:style-name="P4">
Tags: ['КІБЕРБЕЗПЕКА', 'КІБЕРІНЦИДЕНТИ', 'НКЦК', 'РНБО УКРАЇНИ']</text:p>
      <text:p text:style-name="P4">
Category: News</text:p>
      <!--METADATA-->
      <text:p text:style-name="P4">
<draw:frame draw:style-name="fr1" draw:name="Image282" text:anchor-type="as-char" svg:width="6.9236in" svg:height="4.483031in" draw:z-index="0">
<draw:image xlink:href="../Images/AРМІЯINFORM/2023-04-11T68-00-00-04-00/whatsapp-image-2023-04-10-at-16.13.43-e1681197671687.jpeg" xlink:type="simple" xlink:show="embed" xlink:actuate="onLoad" draw:mime-type="image/jpeg"/>
</draw:frame>
More than 50 students of the course of training of strategic level officers for the Sector Safety and Defense of the National University of Defense of Ukraine named after Ivanochernyakhovsky got acquainted with the principles of functioning and development(NKCK)at the NSDC of Ukraine.</text:p>
      <text:p text:style-name="P4">
About it <text:a xlink:type="simple" xlink:href="https://www.rnbo.gov.ua/ua/Diialnist/6254.html" text:style-name="Internet_20_link" text:visited-style-name="Visited_20_Internet_20_Link">
reports</text:a>
National Security and Defense of Ukraine.</text:p>
      <text:p text:style-name="P4">
The meeting was attended by the Head of the NCCC Technical Playground Natalia Tkachuk, Natalia Tafakhivtsi of the NCCC.</text:p>
      <text:p text:style-name="P4">
During the event, it was a national cybersecurity system of Ukraine's coordinating role and place of the NCCC. The military personnel have renovated the technical capabilities of the NCCC, which are used by specialists for the Operative detection and analysis of cyberincyders. The problem of cybersecurity and ways of solving them were also discussed.</text:p>
      <text:p text:style-name="P4">
“The cyber component of this war is no less important than the military. All representatives of the security and defense sector should understand the importance of the cybersecurity component in the national security system and the need to strengthen the Cyeroboron of the state.</text:p>
      <text:p text:style-name="P4">
Particular attention was paid to coordination when response. The NCCC experts informed the students about the technical capabilities of the tunes to identify the signs of cyberratacs. It also emphasized the important exchange of information between all cybersecurity entities, in particular using the NCCC MISP platform.</text:p>
      <text:p text:style-name="P4">
News Source: <text:a xlink:type="simple" xlink:href="https://armyinform.com.ua/2023/04/11/sluhachiv-kursu-pidgotovky-oficzeriv-strategichnogo-rivnya-oznajomyly-z-systemoyu-kiberbezpeky-ukrayiny/" text:style-name="Internet_20_link" text:visited-style-name="Visited_20_Internet_20_Link">
https://armyinform.com.ua/2023/04/11/sluhachiv-kursu-pidgotovky-oficzeriv-strategichnogo-rivnya-oznajomyly-z-systemoyu-kiberbezpeky-ukrayiny/</text:a>
</text:p>
      <!--NEWS-->
      <text:h text:style-name="P10" text:outline-level="1">
<text:span text:style-name="T4">
Президент подякував воїнам, які у боях наближають перемогу України</text:span>
</text:h>
      <text:p text:style-name="P4">
Author: ['АРМІЯINFORM']</text:p>
      <text:p text:style-name="P4">
Time: 2023-04-11T69:00:00-04:00</text:p>
      <text:p text:style-name="P4">
Description: President of Ukraine Volodymyr Zelensky, having packed VIISKOVIM, yaki at the battles on the WCO Fron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5308019394317764055_y-1.jpg" text:style-name="Internet_20_link" text:visited-style-name="Visited_20_Internet_20_Link">
photo_5308019394317764055_y-1.jpg</text:a>
', '<text:a xlink:type="simple" xlink:href="https://armyinform.com.ua/wp-content/uploads/2023/04/photo_5308019394317764058_y-150x150.jpg" text:style-name="Internet_20_link" text:visited-style-name="Visited_20_Internet_20_Link">
photo_5308019394317764058_y-150x150.jpg</text:a>
', '<text:a xlink:type="simple" xlink:href="https://armyinform.com.ua/wp-content/uploads/2023/04/photo_5308019394317764059_y-150x150.jpg" text:style-name="Internet_20_link" text:visited-style-name="Visited_20_Internet_20_Link">
photo_5308019394317764059_y-150x150.jpg</text:a>
', '<text:a xlink:type="simple" xlink:href="https://armyinform.com.ua/wp-content/uploads/2023/04/photo_5308019394317764056_y-150x150.jpg" text:style-name="Internet_20_link" text:visited-style-name="Visited_20_Internet_20_Link">
photo_5308019394317764056_y-150x150.jpg</text:a>
', '<text:a xlink:type="simple" xlink:href="https://armyinform.com.ua/wp-content/uploads/2023/04/photo_5308019394317764057_y-150x150.jpg" text:style-name="Internet_20_link" text:visited-style-name="Visited_20_Internet_20_Link">
photo_5308019394317764057_y-150x150.jpg</text:a>
', '<text:a xlink:type="simple" xlink:href="https://armyinform.com.ua/wp-content/uploads/2023/04/photo_5308019394317764053_y-150x150.jpg" text:style-name="Internet_20_link" text:visited-style-name="Visited_20_Internet_20_Link">
photo_5308019394317764053_y-150x150.jpg</text:a>
']</text:p>
      <text:p text:style-name="P4">
Tags: ['STOPRUSSIA', 'ВІЙНА', 'ВОЛОДИМИР ЗЕЛЕНСЬКИЙ', 'ПРЕЗИДЕНТ']</text:p>
      <text:p text:style-name="P4">
Category: News</text:p>
      <!--METADATA-->
      <text:p text:style-name="P4">
<draw:frame draw:style-name="fr1" draw:name="Image283" text:anchor-type="as-char" svg:width="6.9236in" svg:height="4.628555in" draw:z-index="0">
<draw:image xlink:href="../Images/AРМІЯINFORM/2023-04-11T69-00-00-04-00/photo_5308019394317764055_y-1.jpg" xlink:type="simple" xlink:show="embed" xlink:actuate="onLoad" draw:mime-type="image/jpeg"/>
</draw:frame>
President of Ukraine Volodymyr Zelensky thanked the military who in the battles of the Full Front brought the victory of Ukraine.</text:p>
      <text:p text:style-name="P4">
About the Head of State <text:a xlink:type="simple" xlink:href="https://t.me/V_Zelenskiy_official/5830" text:style-name="Internet_20_link" text:visited-style-name="Visited_20_Internet_20_Link">
wrote</text:a>
in your telegram.</text:p>
      <text:p text:style-name="P4">
"The term" loss "should be a satellite of the term" aggressor ". And only the Ukrainian winner will provide it. Thank you to everyone who really brings it closer. He is approaching the fear of our country - in Marinka and Bakhmuta, near Avdiivka and Kreminna, Uzarzhzhi and Kherson, Kharkiv region - and because of the strength of our entire border, ”his post reads.</text:p>
      <text:p text:style-name="P4">
<text:a xlink:type="simple" xlink:href="https://armyinform.com.ua/wp-content/uploads/2023/04/photo_5308019394317764058_y.jpg" text:style-name="Internet_20_link" text:visited-style-name="Visited_20_Internet_20_Link">
!(Images/AРМІЯINFORM/2023-04-11T69-00-00-04-00/photo_5308019394317764058_y-150x150.jpg)</text:a>
</text:p>
      <text:p text:style-name="P4">
<text:a xlink:type="simple" xlink:href="https://armyinform.com.ua/wp-content/uploads/2023/04/photo_5308019394317764059_y.jpg" text:style-name="Internet_20_link" text:visited-style-name="Visited_20_Internet_20_Link">
<draw:frame draw:style-name="fr1" draw:name="Image284" text:anchor-type="as-char" svg:width="6.9236in" svg:height="6.9236in" draw:z-index="0">
<draw:image xlink:href="../Images/AРМІЯINFORM/2023-04-11T69-00-00-04-00/photo_5308019394317764059_y-150x150.jpg" xlink:type="simple" xlink:show="embed" xlink:actuate="onLoad" draw:mime-type="image/jpeg"/>
</draw:frame>
</text:a>
</text:p>
      <text:p text:style-name="P4">
<text:a xlink:type="simple" xlink:href="https://armyinform.com.ua/wp-content/uploads/2023/04/photo_5308019394317764056_y.jpg" text:style-name="Internet_20_link" text:visited-style-name="Visited_20_Internet_20_Link">
<draw:frame draw:style-name="fr1" draw:name="Image285" text:anchor-type="as-char" svg:width="6.9236in" svg:height="6.9236in" draw:z-index="0">
<draw:image xlink:href="../Images/AРМІЯINFORM/2023-04-11T69-00-00-04-00/photo_5308019394317764056_y-150x150.jpg" xlink:type="simple" xlink:show="embed" xlink:actuate="onLoad" draw:mime-type="image/jpeg"/>
</draw:frame>
</text:a>
</text:p>
      <text:p text:style-name="P4">
<text:a xlink:type="simple" xlink:href="https://armyinform.com.ua/wp-content/uploads/2023/04/photo_5308019394317764057_y.jpg" text:style-name="Internet_20_link" text:visited-style-name="Visited_20_Internet_20_Link">
<draw:frame draw:style-name="fr1" draw:name="Image286" text:anchor-type="as-char" svg:width="6.9236in" svg:height="6.9236in" draw:z-index="0">
<draw:image xlink:href="../Images/AРМІЯINFORM/2023-04-11T69-00-00-04-00/photo_5308019394317764057_y-150x150.jpg" xlink:type="simple" xlink:show="embed" xlink:actuate="onLoad" draw:mime-type="image/jpeg"/>
</draw:frame>
</text:a>
</text:p>
      <text:p text:style-name="P4">
<text:a xlink:type="simple" xlink:href="https://armyinform.com.ua/wp-content/uploads/2023/04/photo_5308019394317764053_y.jpg" text:style-name="Internet_20_link" text:visited-style-name="Visited_20_Internet_20_Link">
<draw:frame draw:style-name="fr1" draw:name="Image287" text:anchor-type="as-char" svg:width="6.9236in" svg:height="6.9236in" draw:z-index="0">
<draw:image xlink:href="../Images/AРМІЯINFORM/2023-04-11T69-00-00-04-00/photo_5308019394317764053_y-150x150.jpg" xlink:type="simple" xlink:show="embed" xlink:actuate="onLoad" draw:mime-type="image/jpeg"/>
</draw:frame>
</text:a>
</text:p>
      <text:p text:style-name="P4">
News Source: <text:a xlink:type="simple" xlink:href="https://armyinform.com.ua/2023/04/11/prezydent-podyakuvav-voyinam-yaki-u-boyah-nablyzhayut-peremogu-ukrayiny/" text:style-name="Internet_20_link" text:visited-style-name="Visited_20_Internet_20_Link">
https://armyinform.com.ua/2023/04/11/prezydent-podyakuvav-voyinam-yaki-u-boyah-nablyzhayut-peremogu-ukrayiny/</text:a>
</text:p>
      <!--NEWS-->
      <text:h text:style-name="P10" text:outline-level="1">
<text:span text:style-name="T4">
The "police officer" from Rzuma was sentenced to 12 years for cooperation with the occupiers</text:span>
</text:h>
      <text:p text:style-name="P4">
Author: ['АРМІЯINFORM']</text:p>
      <text:p text:style-name="P4">
Time: 2023-04-11T70:00:00-04:00</text:p>
      <text:p text:style-name="P4">
Description: Місцевий мешканець міста Ізюма (Харківська область) співпрацював з окупантами та обійн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1152-e1681205047294.jpg" text:style-name="Internet_20_link" text:visited-style-name="Visited_20_Internet_20_Link">
img-1152-e1681205047294.jpg</text:a>
']</text:p>
      <text:p text:style-name="P4">
Tags: ['STOPRUSSIA', 'АГРЕСІЯ РФ', 'КОЛАБОРАНТИ']</text:p>
      <text:p text:style-name="P4">
Category: News</text:p>
      <!--METADATA-->
      <text:p text:style-name="P4">
<draw:frame draw:style-name="fr1" draw:name="Image288" text:anchor-type="as-char" svg:width="6.9236in" svg:height="4.378536in" draw:z-index="0">
<draw:image xlink:href="../Images/AРМІЯINFORM/2023-04-11T70-00-00-04-00/img-1152-e1681205047294.jpg" xlink:type="simple" xlink:show="embed" xlink:actuate="onLoad" draw:mime-type="image/jpeg"/>
</draw:frame>
The local resident of Izium(Kharkiv region)He collaborated with the occupiers occupied the position of "police". He was detained and sentenced for 12 years, with confiscation of property.</text:p>
      <text:p text:style-name="P4">
“Prosecutors proved that during the occupation of Izum, a local resident agreed on the report of representatives of the Russian Federation and occupied the position of“ police patrol service ”in the pseudo-law enforcement agencies-the so-called“ people's police. Raisin, ”the message reads.</text:p>
      <text:p text:style-name="P4">
In October 2022, law enforcement officers detained a collaborator in Kharkiv.</text:p>
      <text:p text:style-name="P4">
<text:span text:style-name="T4">
 Source: </text:span>
 <text:a xlink:type="simple" xlink:href="https://gp.gov.ua/ua/posts/do-12-rokiv-za-gratami-zasudzeno-narodnogo-milicionera-yakii-namagavsya-pobuduvati-karjeru-psevdopravooxoroncya-pid-cas-okupaciyi-m-izyum" text:style-name="Internet_20_link" text:visited-style-name="Visited_20_Internet_20_Link">
<text:span text:style-name="T5">
opice general prosecutor</text:span>
</text:a>
</text:p>
      <text:p text:style-name="P4">
News Source: <text:a xlink:type="simple" xlink:href="https://armyinform.com.ua/2023/04/11/policzejskogo-z-izyuma-zasudyly-do-12-rokiv-za-spivpraczyu-z-okupantamy/" text:style-name="Internet_20_link" text:visited-style-name="Visited_20_Internet_20_Link">
https://armyinform.com.ua/2023/04/11/policzejskogo-z-izyuma-zasudyly-do-12-rokiv-za-spivpraczyu-z-okupantamy/</text:a>
</text:p>
      <!--NEWS-->
      <text:h text:style-name="P10" text:outline-level="1">
<text:span text:style-name="T4">
The Head of State honored the memory of the victims of Nazi concentration camps</text:span>
</text:h>
      <text:p text:style-name="P4">
Author: ['АРМІЯINFORM']</text:p>
      <text:p text:style-name="P4">
Time: 2023-04-11T71:00:00-04:00</text:p>
      <text:p text:style-name="P4">
Description: The MIT -National Day has been visible to the Nazi concentrators of Bulo Bulo got a koshi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86979c07b9a9ff055139a69d1e0db7d_1681203667_wysiwyg-e1681205895176.jpeg" text:style-name="Internet_20_link" text:visited-style-name="Visited_20_Internet_20_Link">
586979c07b9a9ff055139a69d1e0db7d_1681203667_wysiwyg-e1681205895176.jpeg</text:a>
']</text:p>
      <text:p text:style-name="P4">
Tags: ['STOPRUSSIA', 'ВОЛОДИМИР ЗЕЛЕНСЬКИЙ', "ВШАНУВАННЯ ПАМ'ЯТІ"]</text:p>
      <text:p text:style-name="P4">
Category: News</text:p>
      <!--METADATA-->
      <text:p text:style-name="P4">
<draw:frame draw:style-name="fr1" draw:name="Image289" text:anchor-type="as-char" svg:width="6.9236in" svg:height="5.954296in" draw:z-index="0">
<draw:image xlink:href="../Images/AРМІЯINFORM/2023-04-11T71-00-00-04-00/586979c07b9a9ff055139a69d1e0db7d_1681203667_wysiwyg-e1681205895176.jpeg" xlink:type="simple" xlink:show="embed" xlink:actuate="onLoad" draw:mime-type="image/jpeg"/>
</draw:frame>
On the International Day for the Liberation of Nazi concentration camps, flowers were installed from President of Ukraine Volodymyr Zelensky to the Babin Yar memorial complex in Kyiv.</text:p>
      <text:p text:style-name="P4">
About it <text:a xlink:type="simple" xlink:href="https://www.president.gov.ua/news/prezident-ukrayini-vshanuvav-pamyat-zhertv-nacistskih-koncta-82189" text:style-name="Internet_20_link" text:visited-style-name="Visited_20_Internet_20_Link">
reports</text:a>
Office of the President of Ukraine.</text:p>
      <text:p text:style-name="P4">
There was also a laying of flowers on the memorial sign killed in the Syretsky concentration camp and the memorial "Memory for the Future" of the Zerahitorator of the National Historical and Memorial Reserve "Babin Yar".</text:p>
      <text:p text:style-name="P4">
“Ukraine remembers everyone who killed and crippled the Nazi regime during the Second World War. As he remembers every Ukrainian and Ukrainian who died in the XXI centuries in the concentration camps and torturers of the Russian aggressor state, ”the report said.</text:p>
      <text:p text:style-name="P4">
Volodymyr Zelensky emphasized: “We will do our best to liberate our covials from the camps and prisons of the latest Nazis - the Russian totalitarian regime. Only the joint efforts of the entire civilized world can overcome the aggressor and prevent the expansion of totalitarianism of the Navare European continent. "</text:p>
      <text:p text:style-name="P4">
_ <text:span text:style-name="T4">
 Help. </text:span>
 _ April 11, the world of the Liberation of Prisoners' Liberation Center, started in 1991 by the UN General Assembly in 1991. On April 11, 1945, the Nazi concentration camp in Buchenwald, having learned about the approach of the Allied Troops, raised the international uprising against the Nazis, and when the US military entered the concentration camp, the rebels completely controlled it.</text:p>
      <text:p text:style-name="P4">
In total, more than 14 thousand concentration camps operated in Germany and the occupied countries, through which more than 18 million people have passed during the war, many of whom were killed.</text:p>
      <text:p text:style-name="P4">
News Source: <text:a xlink:type="simple" xlink:href="https://armyinform.com.ua/2023/04/11/prezydent-ukrayiny-vshanuvav-pamyat-zhertv-naczystskyh-koncztaboriv-2/" text:style-name="Internet_20_link" text:visited-style-name="Visited_20_Internet_20_Link">
https://armyinform.com.ua/2023/04/11/prezydent-ukrayiny-vshanuvav-pamyat-zhertv-naczystskyh-koncztaboriv-2/</text:a>
</text:p>
      <!--NEWS-->
      <text:h text:style-name="P10" text:outline-level="1">
<text:span text:style-name="T4">
On the anniversary of Sumy region, the Commander -in -Chief of the Armed Forces thanked her to the liberators</text:span>
</text:h>
      <text:p text:style-name="P4">
Author: ['АРМІЯINFORM']</text:p>
      <text:p text:style-name="P4">
Time: 2023-04-11T72:00:00-04:00</text:p>
      <text:p text:style-name="P4">
Description: ZSU General Valeriy Zaluzhny at Riknitsy Deokupatsiy, Pokhchini, having pack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35_main-v1670826199.jpg" text:style-name="Internet_20_link" text:visited-style-name="Visited_20_Internet_20_Link">
35_main-v1670826199.jpg</text:a>
']</text:p>
      <text:p text:style-name="P4">
Tags: ['ВАЛЕРІЙ ЗАЛУЖНИЙ', 'ГОЛОВНОКОМАНДУВАЧ ЗБРОЙНИХ СИЛ УКРАЇНИ']</text:p>
      <text:p text:style-name="P4">
Category: News</text:p>
      <!--METADATA-->
      <text:p text:style-name="P4">
<draw:frame draw:style-name="fr1" draw:name="Image290" text:anchor-type="as-char" svg:width="6.9236in" svg:height="4.61903in" draw:z-index="0">
<draw:image xlink:href="../Images/AРМІЯINFORM/2023-04-11T72-00-00-04-00/35_main-v1670826199.jpg" xlink:type="simple" xlink:show="embed" xlink:actuate="onLoad" draw:mime-type="image/jpeg"/>
</draw:frame>
The Commander -in -Chief of the Armed Forces General Valery Zaluzhny on the anniversary of Sumy region's de -occupation was attended by all the soldiers who liberated it.</text:p>
      <text:p text:style-name="P4">
He [wrote] about it(https://t.me/CinCAFU/469)In his telegram.</text:p>
      <text:p text:style-name="P4">
On April 11, 2022, control over the state border of the Usum region was fully restored.</text:p>
      <text:p text:style-name="P4">
“Thank you to everyone who released Sumy region. The forces of defense finally knocked out the enemy of Tadeo. The cities and villages of Sumy region stopped the enemy on the path of Doglytsya. The occupiers have suffered significant losses in live power and military equipment. —This in the message.</text:p>
      <text:p text:style-name="P4">
News Source: <text:a xlink:type="simple" xlink:href="https://armyinform.com.ua/2023/04/11/u-richnyczyu-deokupacziyi-sumshhyny-golovnokomanduvach-zsu-podyakuvav-yiyi-vyzvolytelyam/" text:style-name="Internet_20_link" text:visited-style-name="Visited_20_Internet_20_Link">
https://armyinform.com.ua/2023/04/11/u-richnyczyu-deokupacziyi-sumshhyny-golovnokomanduvach-zsu-podyakuvav-yiyi-vyzvolytelyam/</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4-11T7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1042023ua.jpg" text:style-name="Internet_20_link" text:visited-style-name="Visited_20_Internet_20_Link">
warcrime-11042023ua.jpg</text:a>
', '<text:a xlink:type="simple" xlink:href="https://armyinform.com.ua/wp-content/uploads/2023/04/warcrime-11042023en.jpg" text:style-name="Internet_20_link" text:visited-style-name="Visited_20_Internet_20_Link">
warcrime-11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91" text:anchor-type="as-char" svg:width="6.9236in" svg:height="4.448413in" draw:z-index="0">
<draw:image xlink:href="../Images/AРМІЯINFORM/2023-04-11T73-00-00-04-00/warcrime-11042023ua.jpg" xlink:type="simple" xlink:show="embed" xlink:actuate="onLoad" draw:mime-type="image/jpeg"/>
</draw:frame>
Office of the Prosecutor General of Ukraine <text:a xlink:type="simple" xlink:href="https://www.gp.gov.ua/" text:style-name="Internet_20_link" text:visited-style-name="Visited_20_Internet_20_Link">
reports</text:a>
 прозадокументовані злочини, вчинені в період широкомасштабної агресії російськоїфедерації проти України.</text:p>
      <text:p text:style-name="P4">
<text:span text:style-name="T4">
Станом на 11 квітня</text:span>
 зареєстровано:</text:p>
      <ul>
        <li>
79 668 воєнних злочинів,  * 17 060 злочинів проти національної безпеки України.</li>
      </ul>
      <text:p text:style-name="P4">
Крім того, за офіційними даними ювенальних прокурорів, <text:span text:style-name="T4">
1415 дітейпостраждали</text:span>
 внаслідок агресії рф, з них:</text:p>
      <ul>
        <li>
468 — дітей загинули,  * 94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2" text:anchor-type="as-char" svg:width="6.9236in" svg:height="4.448413in" draw:z-index="0">
<draw:image xlink:href="../Images/AРМІЯINFORM/2023-04-11T73-00-00-04-00/warcrime-11042023en.jpg" xlink:type="simple" xlink:show="embed" xlink:actuate="onLoad" draw:mime-type="image/jpeg"/>
</draw:frame>
</text:p>
      <text:p text:style-name="P4">
News Source: <text:a xlink:type="simple" xlink:href="https://armyinform.com.ua/2023/04/11/ofis-genprokurora-ukrayiny-zadokumentovano-ponad-17-tysyach-zlochyniv-proty-naczbezpeky/" text:style-name="Internet_20_link" text:visited-style-name="Visited_20_Internet_20_Link">
https://armyinform.com.ua/2023/04/11/ofis-genprokurora-ukrayiny-zadokumentovano-ponad-17-tysyach-zlochyniv-proty-naczbezpeky/</text:a>
</text:p>
      <!--NEWS-->
      <text:h text:style-name="P10" text:outline-level="1">
<text:span text:style-name="T4">
The Russian side inhibits the return of "Azov" - coordination headquarters</text:span>
</text:h>
      <text:p text:style-name="P4">
Author: ['АРМІЯINFORM']</text:p>
      <text:p text:style-name="P4">
Time: 2023-04-11T74:00:00-04:00</text:p>
      <text:p text:style-name="P4">
Description: For the INITITITITITS GROMADSOKOSHIK “Zhinki Zi Stali” in the coordinating headquarters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ez-imeni-3.jpg" text:style-name="Internet_20_link" text:visited-style-name="Visited_20_Internet_20_Link">
bez-imeni-3.jpg</text:a>
']</text:p>
      <text:p text:style-name="P4">
Tags: ['КООРДИНАЦІЙНИЙ ШТАБ З ПИТАНЬ ПОВОДЖЕННЯ З ВІЙСЬКОВОПОЛОНЕНИМИ', 'ПОЛОНЕНІ АЗОВЦІ']</text:p>
      <text:p text:style-name="P4">
Category: News</text:p>
      <!--METADATA-->
      <text:p text:style-name="P4">
<draw:frame draw:style-name="fr1" draw:name="Image293" text:anchor-type="as-char" svg:width="6.9236in" svg:height="3.744514in" draw:z-index="0">
<draw:image xlink:href="../Images/AРМІЯINFORM/2023-04-11T74-00-00-04-00/bez-imeni-3.jpg" xlink:type="simple" xlink:show="embed" xlink:actuate="onLoad" draw:mime-type="image/jpeg"/>
</draw:frame>
On the initiative of the public organization "Women made of steel", a meeting with the families of servicemen of the assault brigadination Guard of Ukraine "Azov" was held at the coordination staff. Asked by close response from the coordination headquarters, NSU, the National Police and the Azov Brigade.</text:p>
      <text:p text:style-name="P4">
About it <text:a xlink:type="simple" xlink:href="https://t.me/Koord_shtab/828" text:style-name="Internet_20_link" text:visited-style-name="Visited_20_Internet_20_Link">
reports</text:a>
Coordinating headquarters for the issue of prisoners of war.</text:p>
      <text:p text:style-name="P4">
The staff representative reported that the Russian side inhibits the return of Azov: "We can at least demand a return, but it will not change anything."</text:p>
      <text:p text:style-name="P4">
The issues of confirmation of captivity by the Russian side were also raised at the meeting. The representative of Azov told that not all left the azovstal under the supervisory organizations. On May 16 and 17, 2022, defenders were evacuated(ICCH). Але на виході всіїхні прізвища записували й переліки передали в НГУ. 18 – 20 травняспостерігачі МКЧХ анкетували тих, хто залишав укріплення заводу.</text:p>
      <text:p text:style-name="P4">
«Додаткова інформація у нас від тих, кого вдалося звільнити з полону, –наголосив представник Штабу. — Для нас важливо знати, де наші хлопці, і мивимагаємо їхнього звільнення. Вид обліку не має значення, бо росія не веде знами жодного листування. Тобто ми не можемо написати в рф: ану підтвердить намнегайно того і того. Ворог не реагує навіть на запити міжнароднихорганізацій».</text:p>
      <text:p text:style-name="P4">
News Source: <text:a xlink:type="simple" xlink:href="https://armyinform.com.ua/2023/04/11/rosijska-storona-galmuye-povernennya-azovcziv-koordynaczijnyj-shtab/" text:style-name="Internet_20_link" text:visited-style-name="Visited_20_Internet_20_Link">
https://armyinform.com.ua/2023/04/11/rosijska-storona-galmuye-povernennya-azovcziv-koordynaczijnyj-shtab/</text:a>
</text:p>
      <!--NEWS-->
      <text:h text:style-name="P10" text:outline-level="1">
<text:span text:style-name="T4">
In Kharkiv region, another Russian drone was knocked down</text:span>
</text:h>
      <text:p text:style-name="P4">
Author: ['АРМІЯINFORM']</text:p>
      <text:p text:style-name="P4">
Time: 2023-04-11T75:00:00-04:00</text:p>
      <text:p text:style-name="P4">
Description: Ukrainian Vonya came up with a chergo -free non -piller at the Harkіvskiye Coverey.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3_main-v1654342498.jpg" text:style-name="Internet_20_link" text:visited-style-name="Visited_20_Internet_20_Link">
3_main-v1654342498.jpg</text:a>
']</text:p>
      <text:p text:style-name="P4">
Tags: ['ПОВІТРЯНЕ КОМАНДУВАННЯ «СХІД»', 'ХРОНІКА ОБОРОНИ']</text:p>
      <text:p text:style-name="P4">
Category: News</text:p>
      <!--METADATA-->
      <text:p text:style-name="P4">
<draw:frame draw:style-name="fr1" draw:name="Image294" text:anchor-type="as-char" svg:width="6.9236in" svg:height="4.615733in" draw:z-index="0">
<draw:image xlink:href="../Images/AРМІЯINFORM/2023-04-11T75-00-00-04-00/3_main-v1654342498.jpg" xlink:type="simple" xlink:show="embed" xlink:actuate="onLoad" draw:mime-type="image/jpeg"/>
</draw:frame>
Ukrainian soldiers destroyed another enemy drone in Kharkiv region.</text:p>
      <text:p text:style-name="P4">
About it <text:a xlink:type="simple" xlink:href="https://www.facebook.com/pvkshid/posts/pfbid037tcxvrumuiVoUuyCSYMR38nmzsZGH71CDkh6buoTg2PcWfMRr9ymwfK5Bg7q2Upwl" text:style-name="Internet_20_link" text:visited-style-name="Visited_20_Internet_20_Link">
reports</text:a>
Operational Command "East".</text:p>
      <text:p text:style-name="P4">
As of 12:20 April 11, one enemy goal was destroyed - the Russian UAV, ”the message goes.</text:p>
      <text:p text:style-name="P4">
News Source: <text:a xlink:type="simple" xlink:href="https://armyinform.com.ua/2023/04/11/na-harkivshhyni-zbyly-chergovyj-rosijskyj-bezpilotnyk/" text:style-name="Internet_20_link" text:visited-style-name="Visited_20_Internet_20_Link">
https://armyinform.com.ua/2023/04/11/na-harkivshhyni-zbyly-chergovyj-rosijskyj-bezpilotnyk/</text:a>
</text:p>
      <!--NEWS-->
      <text:h text:style-name="P10" text:outline-level="1">
<text:span text:style-name="T4">
12 years by lattice: court confirmed a sentence for three Russian military</text:span>
</text:h>
      <text:p text:style-name="P4">
Author: ['АРМІЯINFORM']</text:p>
      <text:p text:style-name="P4">
Time: 2023-04-11T76:00:00-04:00</text:p>
      <text:p text:style-name="P4">
Description: Appeal Court PIDARDIV VIRK for VIISKOVIKH RF for Zhorstoka Perevodenni with civilian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ОФІС ГЕНЕРАЛЬНОГО ПРОКУРОРА УКРАЇНИ']</text:p>
      <text:p text:style-name="P4">
Category: News</text:p>
      <!--METADATA-->
      <text:p text:style-name="P4">
<draw:frame draw:style-name="fr1" draw:name="Image295" text:anchor-type="as-char" svg:width="6.9236in" svg:height="4.486493in" draw:z-index="0">
<draw:image xlink:href="../ConvertedIMGs/AРМІЯINFORM/2023-04-11T76-00-00-04-00/l3yeyi-c17x11x50px50p-c17x11x50px50p-36059dd0fa5ff9e3037f437e7e135b04.png" xlink:type="simple" xlink:show="embed" xlink:actuate="onLoad" draw:mime-type="image/png"/>
</draw:frame>
The Court of Appeal confirmed the sentence for the military of the Russian Federation for the cruelty of the Central Defense during the occupation of the village of Yaidny. They were punished in the form of a nomination for a period of 12 years.</text:p>
      <text:p text:style-name="P4">
About this <text:a xlink:type="simple" xlink:href="https://www.gp.gov.ua/ua/posts/apelyaciinii-sud-pidtverdiv-virok-dlya-viiskovix-rf-za-zorstoke-povodzennya-z-civilnimi-pid-cas-okupaciyi-sela-yagidnogo-12-rokiv-za-gratami" text:style-name="Internet_20_link" text:visited-style-name="Visited_20_Internet_20_Link">
informs</text:a>
Office of the Prosecutor General of Ukraine.</text:p>
      <text:p text:style-name="P4">
“It was proved that during the occupation of the village of Yaidny in Chernihiv region, the accuserstoko treated civilians. Military aggressor countries served the mortar battery of the 2nd Mechanized Brigade of the Military Unit 55115 with a dislocation in the city of Kizil of the Republic of Tiva of the Russian Federation. With weapons in their hands, the military of the Rafnasily struggled into the homes of civilians and automatic barks were chaotic in rooms in which people with children were hiding. Also, the accused took the local residents to the street at a minus temperature. When the shootings, they forced them to undress in the presence of women of Tadie women, ”the message reads.</text:p>
      <text:p text:style-name="P4">
By showing excessive cruelty, Russian servicemen unsecured physical violence against the victims, causing beating by automatic weapons. In addition, they illegally deprived the will of the local residents, locking them for 3 days in the cellar of their own homeownership. In this case, restriction of water, food and fresh air.</text:p>
      <text:p text:style-name="P4">
News Source: <text:a xlink:type="simple" xlink:href="https://armyinform.com.ua/2023/04/11/12-rokiv-za-gratamy-sud-pidtverdyv-vyrok-dlya-troh-rosijskyh-vijskovyh/" text:style-name="Internet_20_link" text:visited-style-name="Visited_20_Internet_20_Link">
https://armyinform.com.ua/2023/04/11/12-rokiv-za-gratamy-sud-pidtverdyv-vyrok-dlya-troh-rosijskyh-vijskovyh/</text:a>
</text:p>
      <!--NEWS-->
      <text:h text:style-name="P10" text:outline-level="1">
<text:span text:style-name="T4">
April 12 at the Military Media Center will be a prescent with military doctors</text:span>
</text:h>
      <text:p text:style-name="P4">
Author: ['АРМІЯINFORM']</text:p>
      <text:p text:style-name="P4">
Time: 2023-04-11T77:00:00-04:00</text:p>
      <text:p text:style-name="P4">
Description: At Sreda, 12 kvynya 2023 p. About 15:00 in the Military Media Center, Presustrich Z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ilitary-media-center-1.jpg" text:style-name="Internet_20_link" text:visited-style-name="Visited_20_Internet_20_Link">
military-media-center-1.jpg</text:a>
']</text:p>
      <text:p text:style-name="P4">
Tags: ['MILITARY MEDIA CENTER', 'ВІЙСЬКОВІ ЛІКАРІ']</text:p>
      <text:p text:style-name="P4">
Category: News</text:p>
      <!--METADATA-->
      <text:p text:style-name="P4">
<draw:frame draw:style-name="fr1" draw:name="Image296" text:anchor-type="as-char" svg:width="6.9236in" svg:height="3.894525in" draw:z-index="0">
<draw:image xlink:href="../Images/AРМІЯINFORM/2023-04-11T77-00-00-04-00/military-media-center-1.jpg" xlink:type="simple" xlink:show="embed" xlink:actuate="onLoad" draw:mime-type="image/jpeg"/>
</draw:frame>
On Wednesday, April 12, 2023 at 15:00 in <text:a xlink:type="simple" xlink:href="https://t.me/militarymediacenter/1675" text:style-name="Internet_20_link" text:visited-style-name="Visited_20_Internet_20_Link">
Military Mediacenter</text:a>
There will be a press holder of the residents who save the lives of wounded servicemen.</text:p>
      <text:p text:style-name="P4">
The topic for discussion is the innovation of civilians in the rescue and rehabilitation of Ukrainian soldiers.</text:p>
      <text:p text:style-name="P4">
The event will also be attended by the President of the National Academy of Medical Sciences of Ukraine Vitaliy Tsymbalyuk and the Head of the Department of Innovation Department of Department of Medical Care and Innovation of the Ministry of Health of Ukraine Arman Kacharyan.</text:p>
      <text:p text:style-name="P4">
Accreditation of media representatives is required and will last until 13:00 on April 12.</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contact phone, electronic address.</text:p>
      <text:p text:style-name="P4">
News Source: <text:a xlink:type="simple" xlink:href="https://armyinform.com.ua/2023/04/11/12-kvitnya-u-military-media-center-vidbudetsya-preszustrich-z-vijskovymy-likaryamy/" text:style-name="Internet_20_link" text:visited-style-name="Visited_20_Internet_20_Link">
https://armyinform.com.ua/2023/04/11/12-kvitnya-u-military-media-center-vidbudetsya-preszustrich-z-vijskovymy-likaryamy/</text:a>
</text:p>
      <!--NEWS-->
      <text:h text:style-name="P10" text:outline-level="1">
<text:span text:style-name="T4">
Ukraine and Romania will cooperate in the field of cybersecurity</text:span>
</text:h>
      <text:p text:style-name="P4">
Author: ['АРМІЯINFORM']</text:p>
      <text:p text:style-name="P4">
Time: 2023-04-11T78:00:00-04:00</text:p>
      <text:p text:style-name="P4">
Description: The National Coordinances of the Kіberbespeki Center (NKSTS) Under the RNBO of Ukraine is the National Academy of Sciences ... The war with Ukraine 2022, the war with Ukraine is the latest news today, the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07_05_2021_02_37_pm_2jrghg6javq23bth1gh9txai14ajy34aodqyde7z.jpeg" text:style-name="Internet_20_link" text:visited-style-name="Visited_20_Internet_20_Link">
07_05_2021_02_37_pm_2jrghg6javq23bth1gh9txai14ajy34aodqyde7z.jpeg</text:a>
']</text:p>
      <text:p text:style-name="P4">
Tags: ['STOPRUSSIA', 'АГРЕСІЯ РФ', 'СВІТ ПІДТРИМУЄ УКРАЇНУ']</text:p>
      <text:p text:style-name="P4">
Category: News</text:p>
      <!--METADATA-->
      <text:p text:style-name="P4">
<draw:frame draw:style-name="fr1" draw:name="Image297" text:anchor-type="as-char" svg:width="6.9236in" svg:height="3.897987in" draw:z-index="0">
<draw:image xlink:href="../Images/AРМІЯINFORM/2023-04-11T78-00-00-04-00/07_05_2021_02_37_pm_2jrghg6javq23bth1gh9txai14ajy34aodqyde7z.jpeg" xlink:type="simple" xlink:show="embed" xlink:actuate="onLoad" draw:mime-type="image/jpeg"/>
</draw:frame>
Illustrative photo</text:p>
      <text:p text:style-name="P4">
National Cybersecurity Coordination Center(NKCK)At the NSDC of Ukraine, the Tanational Directorate on Romania Cybersecurity signed a memorandum of understanding in the field of cybersecurity cooperation.</text:p>
      <text:p text:style-name="P4">
About it <text:a xlink:type="simple" xlink:href="https://www.rnbo.gov.ua/ua/Diialnist/6256.html" text:style-name="Internet_20_link" text:visited-style-name="Visited_20_Internet_20_Link">
reports</text:a>
National Security and Defense of Ukraine.</text:p>
      <text:p text:style-name="P4">
“Russian hackers are a threat not only to Ukraine but to the whole world. They are prejudice to attack our partners - states that provide comprehensive support to Ukraine to win this war. Therefore, combining efforts Icoordination in counteracting cyber threats is extremely important today. In addition, Ukraine is now gaining a unique experience, which we are ready to share with the international community for the sake of peace and security in cyberspace, ”said Sergey Demedyuk, a deputy of the NSDC Secretary of Ukraine.</text:p>
      <text:p text:style-name="P4">
**** Cooperation within the Memorandum provides:</text:p>
      <ul>
        <li>
exchange of experience and best practices in the field of cybersecurity; * participation in educational and scientific and technical projects; * exchange of information on cyberincyders, ways of detecting vulnerability and response to cyber threats and more.</li>
      </ul>
      <text:p text:style-name="P4">
The NCCC constantly interacts with international partners, intensifies cooperation to exchange information and conducts cybersecurity training. We are grateful to the governments of democratic countries for their support and appreciate their help.</text:p>
      <text:p text:style-name="P4">
News Source: <text:a xlink:type="simple" xlink:href="https://armyinform.com.ua/2023/04/11/ukrayina-ta-rumuniya-spivpraczyuvatymut-u-sferi-kiberbezpeky/" text:style-name="Internet_20_link" text:visited-style-name="Visited_20_Internet_20_Link">
https://armyinform.com.ua/2023/04/11/ukrayina-ta-rumuniya-spivpraczyuvatymut-u-sferi-kiberbezpeky/</text:a>
</text:p>
      <!--NEWS-->
      <text:h text:style-name="P10" text:outline-level="1">
<text:span text:style-name="T4">
Прикордоння Сумщини обстріляли з мінометів</text:span>
</text:h>
      <text:p text:style-name="P4">
Author: ['АРМІЯINFORM']</text:p>
      <text:p text:style-name="P4">
Time: 2023-04-11T79:00:00-04:00</text:p>
      <text:p text:style-name="P4">
Description: Syogodnі, 11 kvіnynya, Rosіyskі Permatoptskіynі Vіsyska Vykhgov was sheltered by the Prordordon ... War with Ukraine 2022, War with Ukraine Latest News today, News War with Ukraine 2022 are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АГРЕСІЯ РФ', 'ОБСТРІЛИ ПРИКОРДОННЯ', 'ОК «ПІВНІЧ»', 'СУМЩИНА']</text:p>
      <text:p text:style-name="P4">
Category: News</text:p>
      <!--METADATA-->
      <text:p text:style-name="P4">
<draw:frame draw:style-name="fr1" draw:name="Image298" text:anchor-type="as-char" svg:width="6.9236in" svg:height="5.490198in" draw:z-index="0">
<draw:image xlink:href="../Images/AРМІЯINFORM/2023-04-11T79-00-00-04-00/2022-12-06-obstrily-prykordonnya-ukrayiny-e1670330009167.jpeg" xlink:type="simple" xlink:show="embed" xlink:actuate="onLoad" draw:mime-type="image/jpeg"/>
</draw:frame>
Illustrative photo</text:p>
      <text:p text:style-name="P4">
Today, April 11, Russian occupation troops once again fired at the border of Sumy region from mortars.</text:p>
      <text:p text:style-name="P4">
About it <text:a xlink:type="simple" xlink:href="https://t.me/ok_pivnich1/1748" text:style-name="Internet_20_link" text:visited-style-name="Visited_20_Internet_20_Link">
reports</text:a>
Operational Command "North".</text:p>
      <text:p text:style-name="P4">
From 11:20 to 11:30, 3 parishes were recorded, probably from a mortar 120 mm, in the rayon of Khodyne. From 11:10 to 11:30 there were 7 coming, probably 120 mm changes, in the area of Bunina's settlement.</text:p>
      <text:p text:style-name="P4">
There was no information about losses among the local population or damage to civilian infrastructure.</text:p>
      <text:p text:style-name="P4">
Recall that during the last day Russian troops <text:a xlink:type="simple" xlink:href="https://armyinform.com.ua/2023/04/11/rosiya-za-dobu-obstrilyala-117-naselenyh-punktiv-ukrayiny-ye-zagybli-ta-poraneni/" text:style-name="Internet_20_link" text:visited-style-name="Visited_20_Internet_20_Link">
fired</text:a>
the territory of 9 regions of Ukraine, in general from different types of weapons(mortars, tanks, artillery, RSZV, UAV, tactical aviation)Shelling of 114 settlements was carried out, the defeat of 40 infrastructure objects was confirmed</text:p>
      <text:p text:style-name="P4">
News Source: <text:a xlink:type="simple" xlink:href="https://armyinform.com.ua/2023/04/11/prykordonnya-sumshhyny-obstrilyaly-z-minometiv/" text:style-name="Internet_20_link" text:visited-style-name="Visited_20_Internet_20_Link">
https://armyinform.com.ua/2023/04/11/prykordonnya-sumshhyny-obstrilyaly-z-minometiv/</text:a>
</text:p>
      <!--NEWS-->
      <text:h text:style-name="P10" text:outline-level="1">
<text:span text:style-name="T4">
The Russian serviceman will judge for the cruel murder of the civilians of Irpen</text:span>
</text:h>
      <text:p text:style-name="P4">
Author: ['АРМІЯINFORM']</text:p>
      <text:p text:style-name="P4">
Time: 2023-04-11T80:00:00-04:00</text:p>
      <text:p text:style-name="P4">
Description: Behind the process of the Prosecutor’s Prosecutor, the Prosecutor’s Prosecutor’s Prosecutor’s Prosecutor was shut up to trial ... The war with Ukraine 2022, the war with Ukraine is the latest news today, the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2.jpg" text:style-name="Internet_20_link" text:visited-style-name="Visited_20_Internet_20_Link">
22.jpg</text:a>
']</text:p>
      <text:p text:style-name="P4">
Tags: ['STOPRUSSIA', 'АГРЕСІЯ РФ', 'ХАРКІВСЬКИЙ ТРИБУНАЛ']</text:p>
      <text:p text:style-name="P4">
Category: News</text:p>
      <!--METADATA-->
      <text:p text:style-name="P4">
<draw:frame draw:style-name="fr1" draw:name="Image299" text:anchor-type="as-char" svg:width="6.9236in" svg:height="8.945536in" draw:z-index="0">
<draw:image xlink:href="../Images/AРМІЯINFORM/2023-04-11T80-00-00-04-00/22.jpg" xlink:type="simple" xlink:show="embed" xlink:actuate="onLoad" draw:mime-type="image/jpeg"/>
</draw:frame>
</text:p>
      <text:p text:style-name="P4">
За процесуального керівництва прокурорів Офісу Генерального прокурораскеровано до суду обвинувальний акт стосовно командира роти 173-го окремогорозвідувального батальйону 106-ї дивізії зс рф за фактом жорстокого поводженняз цивільним населенням, поєднаним з умисним вбивством та інших порушеньзаконів та звичаїв війни.</text:p>
      <text:p text:style-name="P4">
Розслідуванням встановлено, що 5 березня 2022 року російські військові 173-гоокремого розвідувального батальйону та 137-го гвардійського парашутно-десантного полку захопили будівлю в м. Ірпіні по вул. Федора Кричевського.Вони перевіряли людей на блокпосту на виїзді з міста.</text:p>
      <text:p text:style-name="P4">
Захопивши об’єкти, окупанти встановили вогневий контроль над проїжджоючастиною вул Олега Кошового. На той час це була єдина дорога, якою можна булоевакуюватися на транспорті з міста.</text:p>
      <text:p text:style-name="P4">
Наступного дня, 6 березня 2022 року, о 07:30 цивільні жителі м. Ірпіньспробували евакуюватися з міста на власних автомобілях. Люди наклеїли на нихлисти з написами «ДІТИ» та «ЕВАКУАЦІЯ», щоб позначити, що це саме цивільнітранспортні засоби.</text:p>
      <text:p text:style-name="P4">
Колона рухалася по вулиці Незалежності та повернула на вулицю Олега Кошового унапрямку Житомирської траси. Коли автомобілі доїхали до ЖК «Кошовий» по них ізгранатометів та стрілецької зброї відкрили вогонь російські військові. Врезультаті обстрілу шести автівок загинуло п’ять осіб та ще сім, у тому числімалолітня дитина, отримали поранення різного ступеню тяжкості.</text:p>
      <text:p text:style-name="P4">
Окупанти жорстоко ставилися до поранених та не давали можливості надати їмдопомогу.</text:p>
      <text:p text:style-name="P4">
Досудове розслідування здійснювалося групою слідчих Головного слідчогоуправління Нацполіції України.</text:p>
      <text:p text:style-name="P4">
<text:span text:style-name="T4">
Джерело:</text:span>
 <text:a xlink:type="simple" xlink:href="https://gp.gov.ua/ua/posts/viiskovosluzbovcya-rf-suditimut-za-zorstoke-vbivstvo-mirnix-meskanciv-irpenya-yaki-namagalisya-evakuyuvatisya" text:style-name="Internet_20_link" text:visited-style-name="Visited_20_Internet_20_Link">
<text:span text:style-name="T5">
Офіс Генерального прокурораУкраїни</text:span>
</text:a>
</text:p>
      <text:p text:style-name="P4">
News Source: <text:a xlink:type="simple" xlink:href="https://armyinform.com.ua/2023/04/11/vijskovosluzhbovczya-rf-sudytymut-za-zhorstoke-vbyvstvo-myrnyh-meshkancziv-irpenya/" text:style-name="Internet_20_link" text:visited-style-name="Visited_20_Internet_20_Link">
https://armyinform.com.ua/2023/04/11/vijskovosluzhbovczya-rf-sudytymut-za-zhorstoke-vbyvstvo-myrnyh-meshkancziv-irpenya/</text:a>
</text:p>
      <!--NEWS-->
      <text:h text:style-name="P10" text:outline-level="1">
<text:span text:style-name="T4">
The Russians wanted to capture Kiev in 3-5 days, but the forces of defense completely defeated the intentions of the enemy-Alexander Pavlyuk</text:span>
</text:h>
      <text:p text:style-name="P4">
Author: ['АРМІЯINFORM']</text:p>
      <text:p text:style-name="P4">
Time: 2023-04-11T81:00:00-04:00</text:p>
      <text:p text:style-name="P4">
Description: Subtle plan to click Kyiv Buv Rozing for 3-5 days. The Tekhnishi Tekhnitsі Rosіyan ... The war with Ukraine 2022, the war with Ukraine is the latest news today, the news war with Ukraine 2022 last today, will there be a war between Ukraine and Russia, and when, there will be a war with Ukraine in 2022,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4/230752_pavliuk_rfe.png" text:style-name="Internet_20_link" text:visited-style-name="Visited_20_Internet_20_Link">
230752_pavliuk_rfe.png</text:a>
']</text:p>
      <text:p text:style-name="P4">
Tags: ['STOPRUSSIA', 'ГЕНЕРАЛ-ЛЕЙТЕНАНТ ОЛЕКСАНДР ПАВЛЮК']</text:p>
      <text:p text:style-name="P4">
Category: News</text:p>
      <!--METADATA-->
      <text:p text:style-name="P4">
<draw:frame draw:style-name="fr1" draw:name="Image300" text:anchor-type="as-char" svg:width="6.9236in" svg:height="3.606042in" draw:z-index="0">
<draw:image xlink:href="../Images/AРМІЯINFORM/2023-04-11T81-00-00-04-00/230752_pavliuk_rfe.png" xlink:type="simple" xlink:show="embed" xlink:actuate="onLoad" draw:mime-type="image/png"/>
</draw:frame>
The initial plan to seize Kiev was designed for 3-5 days. In the destroyed technical college there was a parade form of clothing: they were preparing for a parade on Khreshchatyk, and the lack of street fighting.</text:p>
      <text:p text:style-name="P4">
About it in an interview with RBC-Ukraine <text:a xlink:type="simple" xlink:href="https://cutt.ly/67RgJrm" text:style-name="Internet_20_link" text:visited-style-name="Visited_20_Internet_20_Link">
told</text:a>
 першийзаступник Міністра оборони України генерал-лейтенант Олександр Павлюк.</text:p>
      <text:p text:style-name="P4">
«Під виглядом проведення стратегічного командно-штабного навчання рф здійснилапідготовку та розпочала широкомасштабну збройну агресію з метою знищення нашоїдержави. Початковий план захоплення Києва був розрахований на короткостроковуоперацію тривалістю в 3-5 діб. Подібний план був використаний СРСР в Угорщинів 1956-му, Чехословаччині в 1968-му та в Афганістані у 1979 році», — повідомиввін.</text:p>
      <text:p text:style-name="P4">
За його словами, окупанти за звичним для себе принципом планували щонайшвидшевисадити ССО і повітряні десанти на аеродромах Гостомель і Васильків.</text:p>
      <text:p text:style-name="P4">
«Ракетними та авіаційними ударами — знищити нашу систему ППО, пунктиуправління військових частин ЗСУ та Національної гвардії, обʼєкти критичноїінфраструктури.</text:p>
      <text:p text:style-name="P4">
Далі, за умов дезорганізації і краху системи управління, — захопити урядовийквартал та встановити свій маріонеточний уряд. Наміри противника було вщентрозбито Силами оборони, як і всі подальші спроби зміни тактики наступу. Ворогнедооцінив наших громадян, і зрештою – був змушений стрімголов тікати», —зазначив Олександр Павлюк.</text:p>
      <text:p text:style-name="P4">
News Source: <text:a xlink:type="simple" xlink:href="https://armyinform.com.ua/2023/04/11/zahopyty-kyyiv-rosiyany-hotily-za-3-5-dib-ale-syly-oborony-vshhent-rozbyly-namiry-voroga-oleksandr-pavlyuk/" text:style-name="Internet_20_link" text:visited-style-name="Visited_20_Internet_20_Link">
https://armyinform.com.ua/2023/04/11/zahopyty-kyyiv-rosiyany-hotily-za-3-5-dib-ale-syly-oborony-vshhent-rozbyly-namiry-voroga-oleksandr-pavlyuk/</text:a>
</text:p>
      <!--NEWS-->
      <text:h text:style-name="P10" text:outline-level="1">
<text:span text:style-name="T4">
The President held a meeting - analyzed the state of providing ammunition units</text:span>
</text:h>
      <text:p text:style-name="P4">
Author: ['АРМІЯINFORM']</text:p>
      <text:p text:style-name="P4">
Time: 2023-04-11T82:00:00-04:00</text:p>
      <text:p text:style-name="P4">
Description: President of Ukraine Volodymyr Zelensky at Vivtorok Proviv Chergov Vysidannya Stavka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zelenskyj_videozvern.jpeg" text:style-name="Internet_20_link" text:visited-style-name="Visited_20_Internet_20_Link">
zelenskyj_videozvern.jpeg</text:a>
']</text:p>
      <text:p text:style-name="P4">
Tags: ['СТАВКА ВЕРХОВНОГО ГОЛОВНОКОМАНДУВАЧА']</text:p>
      <text:p text:style-name="P4">
Category: News</text:p>
      <!--METADATA-->
      <text:p text:style-name="P4">
<draw:frame draw:style-name="fr1" draw:name="Image301" text:anchor-type="as-char" svg:width="6.9236in" svg:height="3.956343in" draw:z-index="0">
<draw:image xlink:href="../Images/AРМІЯINFORM/2023-04-11T82-00-00-04-00/zelenskyj_videozvern.jpeg" xlink:type="simple" xlink:show="embed" xlink:actuate="onLoad" draw:mime-type="image/jpeg"/>
</draw:frame>
On Tuesday, President of Ukraine Volodymyr Zelensky held a regular meeting of the Supreme Commander. The participants of the meeting analyzed the state supply of ammunition units.</text:p>
      <text:p text:style-name="P4">
About this <text:a xlink:type="simple" xlink:href="https://www.president.gov.ua/news/pid-golovuvannyam-volodimira-zelenskogo-vidbulosya-zasidanny-82193" text:style-name="Internet_20_link" text:visited-style-name="Visited_20_Internet_20_Link">
informs</text:a>
Office of the President of Ukraine.</text:p>
      <text:p text:style-name="P4">
The participants of the rate also heard reports on the general operational situation and the situation in the front areas within the framework of the zones of responsibility of operational-strategic groups of troops.</text:p>
      <text:p text:style-name="P4">
The intelligence management informed about the probable actions of the aggressor state at the end of the perspective.</text:p>
      <text:p text:style-name="P4">
In addition, the issue of staffing, weapons and military equipment for the newly created Defense Forces forces was continued.</text:p>
      <text:p text:style-name="P4">
Among other things, the members discussed the issues of improving the efficiency of the system of securing and interaction of various groups of security and defense forces of Ukraine while performing combat missions.</text:p>
      <text:p text:style-name="P4">
The meeting was attended by: Presidential Office Head Andriy Yermak, Chief Intelligence Department of the Ministry of Defense Kirill Budanov, Commander-in-Chief of the Armory Forces of Ukraine Valery Zaluzhny, Prime Minister Denis Shmigal, Secretariat of National Security and Defense Alexey Danilov, Commander of the Operations. Members of the government, heads of law enforcement agencies and law enforcement agencies also joined the meeting.</text:p>
      <text:p text:style-name="P4">
News Source: <text:a xlink:type="simple" xlink:href="https://armyinform.com.ua/2023/04/11/prezydent-proviv-zasidannya-stavky-proanalizuvaly-stan-zabezpechennya-pidrozdiliv-boyeprypasamy/" text:style-name="Internet_20_link" text:visited-style-name="Visited_20_Internet_20_Link">
https://armyinform.com.ua/2023/04/11/prezydent-proviv-zasidannya-stavky-proanalizuvaly-stan-zabezpechennya-pidrozdiliv-boyeprypasamy/</text:a>
</text:p>
      <!--NEWS-->
      <text:h text:style-name="P10" text:outline-level="1">
<text:span text:style-name="T4">
Poland builds NATO warehouses where thousands of equipment will be placed</text:span>
</text:h>
      <text:p text:style-name="P4">
Author: ['АРМІЯINFORM']</text:p>
      <text:p text:style-name="P4">
Time: 2023-04-11T83:00:00-04:00</text:p>
      <text:p text:style-name="P4">
Description: Poland Premi-Minіstra Mateush Moravelykih, saying that Kilka Dnie is Buli Buli Buli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magazyn.jpg" text:style-name="Internet_20_link" text:visited-style-name="Visited_20_Internet_20_Link">
magazyn.jpg</text:a>
']</text:p>
      <text:p text:style-name="P4">
Tags: ['STOPRUSSIA', 'АГРЕСІЯ РФ', 'НАТО']</text:p>
      <text:p text:style-name="P4">
Category: News</text:p>
      <!--METADATA-->
      <text:p text:style-name="P4">
<draw:frame draw:style-name="fr1" draw:name="Image302" text:anchor-type="as-char" svg:width="6.9236in" svg:height="3.894525in" draw:z-index="0">
<draw:image xlink:href="../Images/AРМІЯINFORM/2023-04-11T83-00-00-04-00/magazyn.jpg" xlink:type="simple" xlink:show="embed" xlink:actuate="onLoad" draw:mime-type="image/jpeg"/>
</draw:frame>
Illustrative photo</text:p>
      <text:p text:style-name="P4">
Polish Prime Minister Mateusz Moravetsky stated that a few days ago steps were made to build arms warehouses in Poland.</text:p>
      <text:p text:style-name="P4">
About it <text:a xlink:type="simple" xlink:href="https://www.gov.pl/web/premier/zapowiedz-premier-mateusz-morawiecki-z-wizyta-w-stanach-zjednoczonych-ameryki" text:style-name="Internet_20_link" text:visited-style-name="Visited_20_Internet_20_Link">
reports</text:a>
The office of the Polish Premier.</text:p>
      <text:p text:style-name="P4">
“Let's create appropriate material and technical base and equipment. There will be a place of thousands of units of military equipment of NATO. Thanks to this we will be much more safe. These are tanks, combat vehicles, various types of military equipment that can quickly activate NATO's eastern flank. Together with the American partners, we will create a logistics base, weapons base. Several thousands of NATO military equipment will be stored in the show and in other places, ”<text:a xlink:type="simple" xlink:href="https://www.youtube.com/watch" text:style-name="Internet_20_link" text:visited-style-name="Visited_20_Internet_20_Link">
said</text:a>
Mateusz Moravetsky before serving on an official visit to the United States.</text:p>
      <text:p text:style-name="P4">
He emphasized that the very possibility of constructing such warehouses to scare off.</text:p>
      <text:p text:style-name="P4">
“My first meeting in the US was with Kamala Harris( <text:span text:style-name="T5">
віцепрезидент США</text:span>
 <text:span text:style-name="T5">
.</text:span>
 <text:span text:style-name="T5">
—__Р</text:span>
 <text:span text:style-name="T5">
ед.</text:span>
 ). Там ми будемо говорити про Україну і підтримку України. Цяпідтримка є нашим прагматичним змістом», — повідомив прем’єр Польщі.</text:p>
      <text:p text:style-name="P4">
Нагадаємо, 5 квітня 2023 року під час офіційного візиту до Польщі ПрезидентУкраїни Володимир Зеленський<text:a xlink:type="simple" xlink:href="https://armyinform.com.ua/2023/04/05/my-domovylysya-pro-te-shho-dast-ukrayinskym-voyinam-bilshe-syly-volodymyr-zelenskyj-pro-peregovory-u-varshavi/" text:style-name="Internet_20_link" text:visited-style-name="Visited_20_Internet_20_Link">
зустрівся</text:a>
With the Prime Minister of Poland Mateusz Moravtsky. During the meeting, they discussed economic and infrastructure issues, as well as the possibility of reconstruction of Ukraine.</text:p>
      <text:p text:style-name="P4">
News Source: <text:a xlink:type="simple" xlink:href="https://armyinform.com.ua/2023/04/11/polshha-sporudzhuye-sklady-nato-de-rozmistyat-tysyachi-odynycz-tehniky/" text:style-name="Internet_20_link" text:visited-style-name="Visited_20_Internet_20_Link">
https://armyinform.com.ua/2023/04/11/polshha-sporudzhuye-sklady-nato-de-rozmistyat-tysyachi-odynycz-tehniky/</text:a>
</text:p>
      <!--NEWS-->
      <text:h text:style-name="P10" text:outline-level="1">
<text:span text:style-name="T4">
The General Staff of the Armed Forces released the staff of our military in Britain</text:span>
</text:h>
      <text:p text:style-name="P4">
Author: ['АРМІЯINFORM']</text:p>
      <text:p text:style-name="P4">
Time: 2023-04-11T84:00:00-04:00</text:p>
      <text:p text:style-name="P4">
Description: Wideo Services Service Zv'yazkiv Iz Gromadzkіstya Opens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enshtab-2.jpg" text:style-name="Internet_20_link" text:visited-style-name="Visited_20_Internet_20_Link">
genshtab-2.jpg</text:a>
']</text:p>
      <text:p text:style-name="P4">
Tags: ['АВСТРАЛІЙСЬКІ СИЛИ ОБОРОНИ']</text:p>
      <text:p text:style-name="P4">
Category: News</text:p>
      <!--METADATA-->
      <text:p text:style-name="P4">
<draw:frame draw:style-name="fr1" draw:name="Image303" text:anchor-type="as-char" svg:width="6.9236in" svg:height="3.894525in" draw:z-index="0">
<draw:image xlink:href="../Images/AРМІЯINFORM/2023-04-11T84-00-00-04-00/genshtab-2.jpg" xlink:type="simple" xlink:show="embed" xlink:actuate="onLoad" draw:mime-type="image/jpeg"/>
</draw:frame>
An exciting video of public relations [Kudu Operation]](https://armyinform.com.ua/2023/01/29/vogon-i-ruh-genshtab-oprylyudnyv-kadry-z-navchan-nashyh-voyiniv-u-velykij-brytaniyi/)The Australian Siloborov was published by the General Staff of the Armed Forces. Its instructors from the 5-dobataline of the royal Australian Regiment of the 1st Brigade of the Land Military Cavita Defense Forces continue to teach the soldiers of the Armed Forces of Ukraine in the framework of the Basic All-Military Training in the United Kingdom.</text:p>
      <text:p text:style-name="P4">
Arriving in the United Kingdom in January 2023, the contingent, in the composition of up to 70 servicemen of the Australian defense forces, joined the pre-Ukrainian partners in the program of preparation of Ukrainian recruits under the leadership of M. Britain.</text:p>
      <text:p text:style-name="P4">
None of the Australian Defense Forces serviceman will enter the Kudu Operation.</text:p>
      <text:p text:style-name="P4">
One of the commanders of the platoon of the 5th Battalion of the Royal Australian Regimental was that they taught recruits to the main soldiers' skills when they went.</text:p>
      <text:p text:style-name="P4">
"Given that we are all from Australia, it is not quite the climate in which we have served, and changing the environment led to the fact that it was difficult to conduct demonstrations and give lessons," the commander said.</text:p>
      <text:p text:style-name="P4">
While the Australian soldiers conducted lessons, the changing environment led to the fact that the role of the teacher and the student had changed their places, and the students gave their nominations advice on cold weather survival.</text:p>
      <text:p text:style-name="P4">
“The recruits and instructors of the Armed Forces of Ukraine, who are accustomed to the snowy conditions, have seen us many of which have taught us how to survive our movement in the snow. We use lessons learned during preliminary rotation, as well as the recent real experience of Ukrainian units to improve and improve their studies, ”said.</text:p>
      <text:p text:style-name="P4">
Australia continues to support the people of Ukraine and provides continuous support for ongoing violations of international law.</text:p>
      <text:p text:style-name="P4">
Arriving in the United Kingdom in January 2023, the contingent to the 70-military servicemen of Australian defense forces joined the partner countries of the program of preparation of Ukrainian recruits under the leadership of Great Britain.</text:p>
      <text:p text:style-name="P4">
No Australian defense serviceman will enter the Kudu Operation.</text:p>
      <text:p text:style-name="P4">
News Source: <text:a xlink:type="simple" xlink:href="https://armyinform.com.ua/2023/04/11/genshtab-zsu-oprylyudnyv-atmosferni-kadry-navchannya-nashyh-vijskovyh-u-brytaniyi/" text:style-name="Internet_20_link" text:visited-style-name="Visited_20_Internet_20_Link">
https://armyinform.com.ua/2023/04/11/genshtab-zsu-oprylyudnyv-atmosferni-kadry-navchannya-nashyh-vijskovyh-u-brytaniyi/</text:a>
</text:p>
      <!--NEWS-->
      <text:h text:style-name="P10" text:outline-level="1">
<text:span text:style-name="T4">
Families of captive paratroopers met with representatives of the coordination headquarters</text:span>
</text:h>
      <text:p text:style-name="P4">
Author: ['АРМІЯINFORM']</text:p>
      <text:p text:style-name="P4">
Time: 2023-04-11T85:00:00-04:00</text:p>
      <text:p text:style-name="P4">
Description: At the coordinating headquarters, Zustinich Zustinch was sodenikh I ton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4" text:anchor-type="as-char" svg:width="6.9236in" svg:height="4.179251in" draw:z-index="0">
<draw:image xlink:href="../Images/AРМІЯINFORM/2023-04-11T85-00-00-04-00/bez-imeni-4.jpg" xlink:type="simple" xlink:show="embed" xlink:actuate="onLoad" draw:mime-type="image/jpeg"/>
</draw:frame>
The Coordination Headquarters met with the families of prisoners and disappeared defenders from a separate airmobile brigade of the DShV Armed Forces. Participation in the events of the coordination headquarters and the military unit.</text:p>
      <text:p text:style-name="P4">
About it <text:a xlink:type="simple" xlink:href="https://t.me/Koord_shtab/829" text:style-name="Internet_20_link" text:visited-style-name="Visited_20_Internet_20_Link">
reports</text:a>
Coordinating headquarters for the issue of prisoners of war.</text:p>
      <text:p text:style-name="P4">
The staff representative drew attention to the fact that the accounting category has no non -intermediary influence on the involvement in the exchange processes: both captivity, and probably captivity, and missing persons - all defenders and defenders who are introduced into a unified register of defenders, are fed for exchange.</text:p>
      <text:p text:style-name="P4">
According to a representative of the military unit, in order to obtain certain certificates of the case, it is necessary to issue an appropriate appeal to the military unit via territorial centers of staffing and social support(TCC and SPs - Victory Activities). Він запевнив, що родичі, які зробили відповідні запити,отримують витяги з актів службового розслідування.</text:p>
      <text:p text:style-name="P4">
Представник фінансового відділу прокоментував питання, які стосуються порядкунарахування грошового забезпечення і додаткової щомісячної винагороди під часвиконання бойового завдання, а також виплату коштів у тому разі, коливійськовослужбовець зник безвісти чи потрапив у полон.</text:p>
      <text:p text:style-name="P4">
Що стосується повернення тіл загиблих захисників, представник Штабу зауважив,що цей процес належить до повноважень Офісу Уповноваженого з питань осіб,зниклих безвісти за особливих обставин. Після деокупації територіївідбуваються пошукові заходи за участі відповідних груп. Окремо ведутьсяперемовини про обмін тілами з країною-агресоркою.</text:p>
      <text:p text:style-name="P4">
News Source: <text:a xlink:type="simple" xlink:href="https://armyinform.com.ua/2023/04/11/rodyny-polonenyh-desantnykiv-zustrilysya-z-predstavnykamy-koordynaczijnogo-shtabu-2/" text:style-name="Internet_20_link" text:visited-style-name="Visited_20_Internet_20_Link">
https://armyinform.com.ua/2023/04/11/rodyny-polonenyh-desantnykiv-zustrilysya-z-predstavnykamy-koordynaczijnogo-shtabu-2/</text:a>
</text:p>
      <!--NEWS-->
      <text:h text:style-name="P10" text:outline-level="1">
<text:span text:style-name="T4">
Dmytro Kuleba and OSCE Chairman discussed the immediate and long -term needs of the Armed Forces</text:span>
</text:h>
      <text:p text:style-name="P4">
Author: ['АРМІЯINFORM']</text:p>
      <text:p text:style-name="P4">
Time: 2023-04-11T86:00:00-04:00</text:p>
      <text:p text:style-name="P4">
Description: The Ministry of Law Formation Dmitro Kuleba, having discussed with the head of the Obsn, the Ministre of the Lawless Assembly ... The war with Ukraine 2022, the war with Ukrain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creenshot-2022-02-10-at-20-43-58-golova-mzs-polshhi-zbignyev-rau-zustrivsya-z-ministrom-dmitrom-kuleboyu-u-mezhah-obsye.png" text:style-name="Internet_20_link" text:visited-style-name="Visited_20_Internet_20_Link">
screenshot-2022-02-10-at-20-43-58-golova-mzs-polshhi-zbignyev-rau-zustrivsya-z-ministrom-dmitrom-kuleboyu-u-mezhah-obsye.png</text:a>
']</text:p>
      <text:p text:style-name="P4">
Tags: ['ГЛАВА МЗС УКРАЇНИ', 'ЗБІҐНЄВ РАУ']</text:p>
      <text:p text:style-name="P4">
Category: News</text:p>
      <!--METADATA-->
      <text:p text:style-name="P4">
<draw:frame draw:style-name="fr1" draw:name="Image305" text:anchor-type="as-char" svg:width="6.9236in" svg:height="4.765979in" draw:z-index="0">
<draw:image xlink:href="../Images/AРМІЯINFORM/2023-04-11T86-00-00-04-00/screenshot-2022-02-10-at-20-43-58-golova-mzs-polshhi-zbignyev-rau-zustrivsya-z-ministrom-dmitrom-kuleboyu-u-mezhah-obsye.png" xlink:type="simple" xlink:show="embed" xlink:actuate="onLoad" draw:mime-type="image/png"/>
</draw:frame>
Foreign Minister Dmytro Kuleba discussed with the OSCE Chairman, the Minister of Law of the Republic of Poland by RAU, the closest and long -term notes of the Armed Forces of Ukraine, which Poland can provide.</text:p>
      <text:p text:style-name="P4">
About it <text:a xlink:type="simple" xlink:href="https://twitter.com/DmytroKuleba/status/1645779819592835072" text:style-name="Internet_20_link" text:visited-style-name="Visited_20_Internet_20_Link">
reports</text:a>
Foreign Minister of Ukraine.</text:p>
      <text:p text:style-name="P4">
“He spoke to Rau's Zbignev to thank our Polish friends to care. We have considered the closest and long -term needs of armed forces that Poland can provide. We both agree with the need for decisive quotes about Ukraine at the NATO summit in Vilnius, ”the message reads.</text:p>
      <text:p text:style-name="P4">
News Source: <text:a xlink:type="simple" xlink:href="https://armyinform.com.ua/2023/04/11/dmytro-kuleba-ta-golova-obsye-obgovoryly-najblyzhchi-ta-dovgostrokovi-potreby-zsu/" text:style-name="Internet_20_link" text:visited-style-name="Visited_20_Internet_20_Link">
https://armyinform.com.ua/2023/04/11/dmytro-kuleba-ta-golova-obsye-obgovoryly-najblyzhchi-ta-dovgostrokovi-potreby-zsu/</text:a>
</text:p>
      <!--NEWS-->
      <text:h text:style-name="P10" text:outline-level="1">
<text:span text:style-name="T4">
Parliament approved in the first reading two bills that provide for improving the work of VLK</text:span>
</text:h>
      <text:p text:style-name="P4">
Author: ['АРМІЯINFORM']</text:p>
      <text:p text:style-name="P4">
Time: 2023-04-11T87:00:00-04:00</text:p>
      <text:p text:style-name="P4">
Description: The Pershoma Personni parliament has voted two bills, yaki Mayut on Met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eformiviyskovolikarskikhkomisiybuti.jpg" text:style-name="Internet_20_link" text:visited-style-name="Visited_20_Internet_20_Link">
reformiviyskovolikarskikhkomisiybuti.jpg</text:a>
']</text:p>
      <text:p text:style-name="P4">
Tags: ['ВЛК', 'ГАННА МАЛЯР']</text:p>
      <text:p text:style-name="P4">
Category: News</text:p>
      <!--METADATA-->
      <text:p text:style-name="P4">
<draw:frame draw:style-name="fr1" draw:name="Image306" text:anchor-type="as-char" svg:width="6.9236in" svg:height="4.621847in" draw:z-index="0">
<draw:image xlink:href="../Images/AРМІЯINFORM/2023-04-11T87-00-00-04-00/reformiviyskovolikarskikhkomisiybuti.jpg" xlink:type="simple" xlink:show="embed" xlink:actuate="onLoad" draw:mime-type="image/jpeg"/>
</draw:frame>
Today, in the first reading, Parliament voted in two bills, which aim to simplify and accelerate the procedure for passing the Military Medical Commission.</text:p>
      <text:p text:style-name="P4">
About it <text:a xlink:type="simple" xlink:href="https://t.me/annamaliar/632" text:style-name="Internet_20_link" text:visited-style-name="Visited_20_Internet_20_Link">
reported</text:a>
Deputy Minister of Defense of Ukraine Anna Malyar.</text:p>
      <text:p text:style-name="P4">
"A road map of changes in the work of military-doctor commissions is being paid," she said.</text:p>
      <text:p text:style-name="P4">
In particular, <text:span text:style-name="T4">
, in Bill 9158 </text:span>
 it is proposed to simplify the registration of the military service of the circumstances of the injury(wounds, injuries, injuries)and registration and referral of medical documents between military parts and health care facilities.</text:p>
      <text:p text:style-name="P4">
<text:span text:style-name="T4">
 Bill 9154 </text:span>
 proposes to expand the list of military formations of taspecial bodies where military medical commissions are being created and to allow all participants in the security and defense sector.</text:p>
      <text:p text:style-name="P4">
It is also proposed to give the creation of VLK at "civil" institutions of state and communal ownership.</text:p>
      <text:p text:style-name="P4">
“A working group of several ministries, public representatives and people's deputies work to improve the procedure of the VLK. A whole complex of measures that are gradually being implemented, ”Anna Malyar emphasized.</text:p>
      <text:p text:style-name="P4">
News Source: <text:a xlink:type="simple" xlink:href="https://armyinform.com.ua/2023/04/11/parlament-uhvalyv-u-pershomu-chytanni-dva-zakonoproyekty-yaki-peredbachayut-udoskonalennya-roboty-vijskovo-likarskyh-komisij/" text:style-name="Internet_20_link" text:visited-style-name="Visited_20_Internet_20_Link">
https://armyinform.com.ua/2023/04/11/parlament-uhvalyv-u-pershomu-chytanni-dva-zakonoproyekty-yaki-peredbachayut-udoskonalennya-roboty-vijskovo-likarskyh-komisij/</text:a>
</text:p>
      <!--NEWS-->
      <text:h text:style-name="P10" text:outline-level="1">
<text:span text:style-name="T4">
Defense forces per day repelled more than 50 enemy attacks - the General Staff of the Armed Forces</text:span>
</text:h>
      <text:p text:style-name="P4">
Author: ['АРМІЯINFORM']</text:p>
      <text:p text:style-name="P4">
Time: 2023-04-11T88:00:00-04:00</text:p>
      <text:p text:style-name="P4">
Description: Learn 11 kvіtny of the defense of Ukraine, the adversary 50 attacks of the enemy on Chotirokh ... The war with Ukraine 2022, the war with Ukraine is the latest news today, the news war with Ukraine 2022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0776871_9587847981226990_4573178674754998368_n.jpg" text:style-name="Internet_20_link" text:visited-style-name="Visited_20_Internet_20_Link">
340776871_9587847981226990_4573178674754998368_n.jpg</text:a>
']</text:p>
      <text:p text:style-name="P4">
Tags: ['ГЕНШТАБ ЗС УКРАЇНИ', 'ЗВЕДЕННЯ']</text:p>
      <text:p text:style-name="P4">
Category: News</text:p>
      <!--METADATA-->
      <text:p text:style-name="P4">
<draw:frame draw:style-name="fr1" draw:name="Image307" text:anchor-type="as-char" svg:width="6.9236in" svg:height="4.622945in" draw:z-index="0">
<draw:image xlink:href="../Images/AРМІЯINFORM/2023-04-11T88-00-00-04-00/340776871_9587847981226990_4573178674754998368_n.jpg" xlink:type="simple" xlink:show="embed" xlink:actuate="onLoad" draw:mime-type="image/jpeg"/>
</draw:frame>
During April 11, Ukraine's defense forces repelled more than 50 attacks of the enemy of four directions.</text:p>
      <text:p text:style-name="P4">
About this <text:a xlink:type="simple" xlink:href="https%3A%2F%2Fwww.facebook.com%2FGeneralStaff.ua%2Fposts%2Fpfbid02XF3dNofxpZF7uXvQ4bDtVpxecCa9oiBfVbskkyUfQTHiPrnh6Gp1tktxfU3TTvoLl&amp;show_text=true&amp;width=500" text:style-name="Internet_20_link" text:visited-style-name="Visited_20_Internet_20_Link">
it is referred</text:a>
In the operational information of the General Staff of the Armed Forces.</text:p>
      <text:p text:style-name="P4">
During the day, the occupiers fired at the settlements of Blush, Kamyansk Sloboda Gamech of Chernihiv region; Volfine and Katerynivka of Sumy region, as well as veterinary, deep, Gatyshche, Vovchansk, Zibyne, Volokhivka, Okhrimivka, Chernyakov, Komarov, Budarki and Dovzhanka in Kharkiv region.</text:p>
      <text:p text:style-name="P4">
In the Kupyansk direction of enemy shelling, the settlements of Kolodyazne, Kamianka, Poplar, Krasne, Ridkoodub, Novomlinsk, two -year, Kindrashivka, Sand and Berestovo of Kharkiv region and Novoselivske in Luhansk region, were suffered.</text:p>
      <text:p text:style-name="P4">
In the Liman direction during the day the enemy led unsuccessful offensives of the area south of Bigorivka and controversial. Artillery shelling of Vodamakiyivka, Nevskoye, Bigorivka of Luhansk region and Yampolivka, Spirko Spirne - Donetsk.</text:p>
      <text:p text:style-name="Horizontal_20_Line"/>
      <text:p text:style-name="P4">
__</text:p>
      <text:p text:style-name="P4">
News Source: <text:a xlink:type="simple" xlink:href="https://armyinform.com.ua/2023/04/11/syly-oborony-za-dobu-vidbyly-ponad-50-vorozhyh-atak-genshtab-zsu/" text:style-name="Internet_20_link" text:visited-style-name="Visited_20_Internet_20_Link">
https://armyinform.com.ua/2023/04/11/syly-oborony-za-dobu-vidbyly-ponad-50-vorozhyh-atak-genshtab-zsu/</text:a>
</text:p>
      <!--NEWS-->
      <text:h text:style-name="P10" text:outline-level="1">
<text:span text:style-name="T4">
Due to the great loss of the Russians in Kryakivka in Luhansk region launched a tent town for the wounded</text:span>
</text:h>
      <text:p text:style-name="P4">
Author: ['АРМІЯINFORM']</text:p>
      <text:p text:style-name="P4">
Time: 2023-04-11T89:00:00-04:00</text:p>
      <text:p text:style-name="P4">
Description: The enemy is the sinking of Vikoristovati Medic, the Timchasovo Teritori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7b52617-48be8ee-fotor-2023-2-11-7-4-47.jpg" text:style-name="Internet_20_link" text:visited-style-name="Visited_20_Internet_20_Link">
7b52617-48be8ee-fotor-2023-2-11-7-4-47.jpg</text:a>
']</text:p>
      <text:p text:style-name="P4">
Tags: ['ГШ ЗСУ']</text:p>
      <text:p text:style-name="P4">
Category: News</text:p>
      <!--METADATA-->
      <text:p text:style-name="P4">
<draw:frame draw:style-name="fr1" draw:name="Image308" text:anchor-type="as-char" svg:width="6.9236in" svg:height="3.883237in" draw:z-index="0">
<draw:image xlink:href="../Images/AРМІЯINFORM/2023-04-11T89-00-00-04-00/7b52617-48be8ee-fotor-2023-2-11-7-4-47.jpg" xlink:type="simple" xlink:show="embed" xlink:actuate="onLoad" draw:mime-type="image/jpeg"/>
</draw:frame>
The enemy continues to use medical institutions of temporarily enthusiastic territories.</text:p>
      <text:p text:style-name="P4">
About this <text:a xlink:type="simple" xlink:href="https://www.facebook.com/plugins/post.php" text:style-name="Internet_20_link" text:visited-style-name="Visited_20_Internet_20_Link">
it is referred</text:a>
in the operational information of the General Staff of the Armed Forces.</text:p>
      <text:p text:style-name="P4">
Thus, the building of the Center for Primary Health Care in Novopskov Taffeldsher-Accusers Kryakivka, which in Luhansk region, is occupied as a military hospital.</text:p>
      <text:p text:style-name="P4">
“In Kryakivka, in order to increase the number of beds, the invaders further unfolded the tent town. Only representatives of the Russian occupation troops can receive medical care in these civilian medical establishments, ”the message reads.</text:p>
      <text:p text:style-name="P4">
News Source: <text:a xlink:type="simple" xlink:href="https://armyinform.com.ua/2023/04/11/cherez-velyki-vtraty-rf-u-kryakivczi-na-luganshhyni-rozgornuly-nametove-mistechko-dlya-poranenyh/" text:style-name="Internet_20_link" text:visited-style-name="Visited_20_Internet_20_Link">
https://armyinform.com.ua/2023/04/11/cherez-velyki-vtraty-rf-u-kryakivczi-na-luganshhyni-rozgornuly-nametove-mistechko-dlya-poranenyh/</text:a>
</text:p>
      <!--NEWS-->
      <text:h text:style-name="P10" text:outline-level="1">
<text:span text:style-name="T4">
Ukrainian aviation per day made 13 blows on the enemy and its technique</text:span>
</text:h>
      <text:p text:style-name="P4">
Author: ['АРМІЯINFORM']</text:p>
      <text:p text:style-name="P4">
Time: 2023-04-11T90:00:00-04:00</text:p>
      <text:p text:style-name="P4">
Description: Avіaatsіya defense forces for Dob took 13 strokes in the districts of Zseridzhennya of a special warehouse tha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75457180_328794299288525_494648559806518878_n_650x410.jpg" text:style-name="Internet_20_link" text:visited-style-name="Visited_20_Internet_20_Link">
275457180_328794299288525_494648559806518878_n_650x410.jpg</text:a>
']</text:p>
      <text:p text:style-name="P4">
Tags: ['STOPRUSSIA', 'АВІАЦІЯ']</text:p>
      <text:p text:style-name="P4">
Category: News</text:p>
      <!--METADATA-->
      <text:p text:style-name="P4">
<draw:frame draw:style-name="fr1" draw:name="Image309" text:anchor-type="as-char" svg:width="6.9236in" svg:height="4.367194in" draw:z-index="0">
<draw:image xlink:href="../Images/AРМІЯINFORM/2023-04-11T90-00-00-04-00/275457180_328794299288525_494648559806518878_n_650x410.jpg" xlink:type="simple" xlink:show="embed" xlink:actuate="onLoad" draw:mime-type="image/jpeg"/>
</draw:frame>
The aviation of the Defense Forces per day has made 13 strikes in the areas of concentration of personal staff and military equipment of the invaders.</text:p>
      <text:p text:style-name="P4">
About this <text:a xlink:type="simple" xlink:href="https://www.facebook.com/plugins/post.php" text:style-name="Internet_20_link" text:visited-style-name="Visited_20_Internet_20_Link">
it is referred</text:a>
in the operational information of the General Staff of the Armed Forces.</text:p>
      <text:p text:style-name="P4">
Our warriors also knocked down 2 enemy UAVs of the Orlan-10.</text:p>
      <text:p text:style-name="P4">
Units of missile troops and artillery during the day were struck by 4 districts of living power, weapons and military equipment, as well as 2 stations of the radiolectronic struggle of the enemy.</text:p>
      <text:p text:style-name="P4">
News Source: <text:a xlink:type="simple" xlink:href="https://armyinform.com.ua/2023/04/11/ukrayinska-aviacziya-za-dobu-zavdala-13-udariv-po-protyvnyku-ta-jogo-tehniczi/" text:style-name="Internet_20_link" text:visited-style-name="Visited_20_Internet_20_Link">
https://armyinform.com.ua/2023/04/11/ukrayinska-aviacziya-za-dobu-zavdala-13-udariv-po-protyvnyku-ta-jogo-tehniczi/</text:a>
</text:p>
      <!--NEWS-->
      <text:h text:style-name="P10" text:outline-level="1">
<text:span text:style-name="T4">
Dmytro Kuleba and Italian Foreign Minister discussed new military assistance for Ukraine</text:span>
</text:h>
      <text:p text:style-name="P4">
Author: ['АРМІЯINFORM']</text:p>
      <text:p text:style-name="P4">
Time: 2023-04-11T91:00:00-04:00</text:p>
      <text:p text:style-name="P4">
Description: The Ministry of Law Flying of the Kuleba Kuleba Kuleba PID HOUSE OF THE ALLECTION ROZMOVIA, having discussed Novo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69810316-646.jpeg" text:style-name="Internet_20_link" text:visited-style-name="Visited_20_Internet_20_Link">
630_360_1669810316-646.jpeg</text:a>
']</text:p>
      <text:p text:style-name="P4">
Tags: ['ДОПОМОГА', 'ІТАЛІЯ', 'МЗС']</text:p>
      <text:p text:style-name="P4">
Category: News</text:p>
      <!--METADATA-->
      <text:p text:style-name="P4">
<draw:frame draw:style-name="fr1" draw:name="Image310" text:anchor-type="as-char" svg:width="6.9236in" svg:height="3.956343in" draw:z-index="0">
<draw:image xlink:href="../Images/AРМІЯINFORM/2023-04-11T91-00-00-04-00/630_360_1669810316-646.jpeg" xlink:type="simple" xlink:show="embed" xlink:actuate="onLoad" draw:mime-type="image/jpeg"/>
</draw:frame>
Foreign Minister of Ukraine Dmitry Kuleb during a telephone conversation he had developed new military assistance with the Foreign Minister of Italy Anthoniota.</text:p>
      <text:p text:style-name="P4">
The Foreign Minister of Ukraine <text:a xlink:type="simple" xlink:href="https://twitter.com/DmytroKuleba/status/1645751584419094530" text:style-name="Internet_20_link" text:visited-style-name="Visited_20_Internet_20_Link">
informed</text:a>
Violter.</text:p>
      <text:p text:style-name="P4">
“Today I was talking to my Italian colleague Antonio Tayani. Memories have been new help that Italy can provide to ensure the victory of Ukraine over Russian aggression, ”the post reads.</text:p>
      <text:p text:style-name="P4">
News Source: <text:a xlink:type="simple" xlink:href="https://armyinform.com.ua/2023/04/11/dmytro-kuleba-i-glava-mzs-italiyi-obgovoryly-novu-vijskovu-dopomogu-ukrayini/" text:style-name="Internet_20_link" text:visited-style-name="Visited_20_Internet_20_Link">
https://armyinform.com.ua/2023/04/11/dmytro-kuleba-i-glava-mzs-italiyi-obgovoryly-novu-vijskovu-dopomogu-ukrayini/</text:a>
</text:p>
      <!--NEWS-->
      <text:h text:style-name="P10" text:outline-level="1">
<text:span text:style-name="T4">
Eight invaders were condemned in Ukraine: stormed Bakhmut and explored the positions of the Armed Forces</text:span>
</text:h>
      <text:p text:style-name="P4">
Author: ['АРМІЯINFORM']</text:p>
      <text:p text:style-name="P4">
Time: 2023-04-11T92:00:00-04:00</text:p>
      <text:p text:style-name="P4">
Description: In Ukraine, for ґrati, VISMOKHOMOKHOVIKIV, Yaki was stormed by Bakhmut that Rosvil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84764_photo_2023-04-11_16.28.56_new_960x380_0.jpeg" text:style-name="Internet_20_link" text:visited-style-name="Visited_20_Internet_20_Link">
284764_photo_2023-04-11_16.28.56_new_960x380_0.jpeg</text:a>
']</text:p>
      <text:p text:style-name="P4">
Tags: ['АГЕНТИ РФ', 'СБУ']</text:p>
      <text:p text:style-name="P4">
Category: News</text:p>
      <!--METADATA-->
      <text:p text:style-name="P4">
<draw:frame draw:style-name="fr1" draw:name="Image311" text:anchor-type="as-char" svg:width="6.9236in" svg:height="3.894525in" draw:z-index="0">
<draw:image xlink:href="../Images/AРМІЯINFORM/2023-04-11T92-00-00-04-00/284764_photo_2023-04-11_16.28.56_new_960x380_0.jpeg" xlink:type="simple" xlink:show="embed" xlink:actuate="onLoad" draw:mime-type="image/jpeg"/>
</draw:frame>
In Ukraine, eight fighters were sent for lattice, who stormed Bakhmut and identified the positions of the Armed Forces in Kherson region.</text:p>
      <text:p text:style-name="P4">
About it <text:a xlink:type="simple" xlink:href="https://ssu.gov.ua/novyny/za-materialamy-sbu-tiuremni-stroky-otrymaly-shche-8-boiovykiv-yaki-shturmuvaly-bakhmut-ta-rozviduvaly-pozytsii-zsu-na-khersonshchyni" text:style-name="Internet_20_link" text:visited-style-name="Visited_20_Internet_20_Link">
reports</text:a>
 Служба безпеки України.</text:p>
      <text:p text:style-name="P4">
​​За матеріалами СБУ тюремні строки отримали 8 бойовиків, які штурмувалиБахмут та розвідували позиції ЗСУ на Херсонщині. В український полон вонипотрапили під час бойових зіткнень на східному та південному фронтах.</text:p>
      <text:p text:style-name="P4">
Зазначається, що серед засуджених — помічник гранатометника так званого«батальйону прізрак». З 2014 року він воював проти сил АТО, а післяширокомасштабного вторгнення штурмував міста в Донецькій та Луганськійобластях.</text:p>
      <text:p text:style-name="P4">
Крім того, тюремні строки отримали двоє бойовиків-росіян. Разом із іншимиокупантами вони чергували на російських блокпостах у захоплених містахДонеччини, проводили артобстріли позицій українських військ на територіїрегіону.</text:p>
      <text:p text:style-name="P4">
Ще один зловмисник мав завдання виявляти безпілотні літальні апарати Силоборони на тимчасово окупованій території Луганщини.</text:p>
      <text:p text:style-name="P4">
«До 15 років ув’язнення також засуджено бойовика, який на початкуповномасштабного вторгнення перебував у тюрмі на території тимчасовозахопленої частини Донеччини. Згодом загарбники запропонували йому амністію.Упродовж 20 днів колишній в’язень брав участь у штурмі Бахмута і потрапив таму полон», — ідеться у повідомленні.</text:p>
      <text:p text:style-name="P4">
Також на Полтавщині за матеріалами СБУ до 15 років тюрми засуджено двохмешканців Горлівки, які напередодні 24 лютого минулого року добровільновступили до лав окупантів. Пізніше вони брали участь у штурмі населенихпунктів Донеччини.</text:p>
      <text:p text:style-name="P4">
News Source: <text:a xlink:type="simple" xlink:href="https://armyinform.com.ua/2023/04/11/v-ukrayini-zasudzheno-vismoh-bojovykiv-shturmuvaly-bahmut-i-rozviduvaly-pozycziyi-zsu/" text:style-name="Internet_20_link" text:visited-style-name="Visited_20_Internet_20_Link">
https://armyinform.com.ua/2023/04/11/v-ukrayini-zasudzheno-vismoh-bojovykiv-shturmuvaly-bahmut-i-rozviduvaly-pozycziyi-zsu/</text:a>
</text:p>
      <!--NEWS-->
      <text:h text:style-name="P10" text:outline-level="1">
<text:span text:style-name="T4">
Metropolitan Epiphanius consecrated Easter cakes for Ukrainian defenders</text:span>
</text:h>
      <text:p text:style-name="P4">
Author: ['АРМІЯINFORM']</text:p>
      <text:p text:style-name="P4">
Time: 2023-04-11T93:00:00-04:00</text:p>
      <text:p text:style-name="P4">
Description: Blessed by the Metropolitan of Kievskiy, the Ukrainian Epіfaniy from St. Mikhailvsky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sc_6582-1536x1022-1.jpg" text:style-name="Internet_20_link" text:visited-style-name="Visited_20_Internet_20_Link">
dsc_6582-1536x1022-1.jpg</text:a>
', '<text:a xlink:type="simple" xlink:href="https://armyinform.com.ua/wp-content/uploads/2023/04/dsc_6617-1536x1022-1.jpg" text:style-name="Internet_20_link" text:visited-style-name="Visited_20_Internet_20_Link">
dsc_6617-1536x1022-1.jpg</text:a>
', '<text:a xlink:type="simple" xlink:href="https://armyinform.com.ua/wp-content/uploads/2023/04/1-5-1536x1022-1.jpg" text:style-name="Internet_20_link" text:visited-style-name="Visited_20_Internet_20_Link">
1-5-1536x1022-1.jpg</text:a>
']</text:p>
      <text:p text:style-name="P4">
Tags: []</text:p>
      <text:p text:style-name="P4">
Category: News</text:p>
      <!--METADATA-->
      <text:p text:style-name="P4">
<draw:frame draw:style-name="fr1" draw:name="Image312" text:anchor-type="as-char" svg:width="6.9236in" svg:height="4.604194in" draw:z-index="0">
<draw:image xlink:href="../Images/AРМІЯINFORM/2023-04-11T93-00-00-04-00/dsc_6582-1536x1022-1.jpg" xlink:type="simple" xlink:show="embed" xlink:actuate="onLoad" draw:mime-type="image/jpeg"/>
</draw:frame>
The Blessed Metropolitan of Kyiv and All Ukraine Epiphanius in St. Michael's Golden-Domed Cathedral consecrated 3,000 belts that will be sent to Ukraine's defense traffickers.</text:p>
      <text:p text:style-name="P4">
About this <text:a xlink:type="simple" xlink:href="https://www.pomisna.info/uk/vsi-novyny/predstoyatel-osvyatyv-velykodni-pasky-dlya-zahysnykiv-batkivshhyny/" text:style-name="Internet_20_link" text:visited-style-name="Visited_20_Internet_20_Link">
press service</text:a>
Orthodox Church of Ukraine.</text:p>
      <text:p text:style-name="P4">
<draw:frame draw:style-name="fr1" draw:name="Image313" text:anchor-type="as-char" svg:width="6.9236in" svg:height="4.604194in" draw:z-index="0">
<draw:image xlink:href="../Images/AРМІЯINFORM/2023-04-11T93-00-00-04-00/dsc_6617-1536x1022-1.jpg" xlink:type="simple" xlink:show="embed" xlink:actuate="onLoad" draw:mime-type="image/jpeg"/>
</draw:frame>
</text:p>
      <text:p text:style-name="P4">
«Ми молимося за наше доблесне військо і хочемо через ці паски поділитисяВеликодньою радістю з нашими захисниками. Ми прагнемо, щоб вони відчули, щопро них не забувають. Дякуємо всім, хто долучається до цієї доброї справи.Через згуртованість ми неодмінно переможемо, бо ми захищаємо тих, кого любимо,і Господь благословляє нашу справедливу боротьбу», — зазначив МитрополитЕпіфаній.</text:p>
      <text:p text:style-name="P4">
<draw:frame draw:style-name="fr1" draw:name="Image314" text:anchor-type="as-char" svg:width="6.9236in" svg:height="4.604194in" draw:z-index="0">
<draw:image xlink:href="../Images/AРМІЯINFORM/2023-04-11T93-00-00-04-00/1-5-1536x1022-1.jpg" xlink:type="simple" xlink:show="embed" xlink:actuate="onLoad" draw:mime-type="image/jpeg"/>
</draw:frame>
Together with the head of the Autocephalous Ukrainian Orthodox Church, the archaeiscope of Vyshgorod Agapit, servicemen of the National Guard of Ukraine, PCCC chaplains and representatives of the Charity Foundation prayed.</text:p>
      <text:p text:style-name="P4">
News Source: <text:a xlink:type="simple" xlink:href="https://armyinform.com.ua/2023/04/11/mytropolyt-epifanij-osvyatyv-pasky-dlya-ukrayinskyh-zahysnykiv/" text:style-name="Internet_20_link" text:visited-style-name="Visited_20_Internet_20_Link">
https://armyinform.com.ua/2023/04/11/mytropolyt-epifanij-osvyatyv-pasky-dlya-ukrayinskyh-zahysnykiv/</text:a>
</text:p>
      <!--NEWS-->
      <text:h text:style-name="P10" text:outline-level="1">
<text:span text:style-name="T4">
The US is convinced that Ukraine will win the battlefield - Dmytro Kuleba</text:span>
</text:h>
      <text:p text:style-name="P4">
Author: ['АРМІЯINFORM']</text:p>
      <text:p text:style-name="P4">
Time: 2023-04-11T94:00:00-04:00</text:p>
      <text:p text:style-name="P4">
Description: Minist of the law enforcement agencies of Ukraine Dmitro Kuleba Proviv, Kelebn Rozmova Z Zhzh Secretar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f4a0fc1487a6ef2df2265b840f43a98.webp" text:style-name="Internet_20_link" text:visited-style-name="Visited_20_Internet_20_Link">
bf4a0fc1487a6ef2df2265b840f43a98.webp</text:a>
']</text:p>
      <text:p text:style-name="P4">
Tags: ['ДЕРЖАВНИЙ СЕКРЕТАР США ЕНТОНІ\xa0БЛІНКЕН', 'ДМИТРО КУЛЕБА']</text:p>
      <text:p text:style-name="P4">
Category: News</text:p>
      <!--METADATA-->
      <text:p text:style-name="P4">
<draw:frame draw:style-name="fr1" draw:name="Image315" text:anchor-type="as-char" svg:width="6.9236in" svg:height="3.4618in" draw:z-index="0">
<draw:image xlink:href="../ConvertedIMGs/AРМІЯINFORM/2023-04-11T94-00-00-04-00/bf4a0fc1487a6ef2df2265b840f43a98.png" xlink:type="simple" xlink:show="embed" xlink:actuate="onLoad" draw:mime-type="image/png"/>
</draw:frame>
Foreign Minister of Ukraine Dmytro Kuleba spent a telephone conversation with US Secretary of State Anthony Blinken.</text:p>
      <text:p text:style-name="P4">
Dmytro Kuleba <text:a xlink:type="simple" xlink:href="https://twitter.com/DmytroKuleba/status/1645798247372566537" text:style-name="Internet_20_link" text:visited-style-name="Visited_20_Internet_20_Link">
reported</text:a>
In his Twitter.</text:p>
      <text:p text:style-name="P4">
"Anthony Blinken confirmed the unshakable support of the United States and resolutely rejected any tests to put into question Ukraine's ability to win on the battlefield," the head of the Ukrainian Foreign Ministry wrote.</text:p>
      <text:p text:style-name="P4">
He added that the United States remains a reliable partner of Ukraine, concentrated "assigning our victory and ensuring a just peace."</text:p>
      <text:p text:style-name="P4">
News Source: <text:a xlink:type="simple" xlink:href="https://armyinform.com.ua/2023/04/11/u-ssha-vpevneni-shho-ukrayina-mozhe-peremogty-na-poli-boyu-dmytro-kuleba/" text:style-name="Internet_20_link" text:visited-style-name="Visited_20_Internet_20_Link">
https://armyinform.com.ua/2023/04/11/u-ssha-vpevneni-shho-ukrayina-mozhe-peremogty-na-poli-boyu-dmytro-kuleba/</text:a>
</text:p>
      <!--NEWS-->
      <text:h text:style-name="P10" text:outline-level="1">
<text:span text:style-name="T4">
З небезпечних регіонів України за останні місяці евакуювали більше сотні тисяч осіб</text:span>
</text:h>
      <text:p text:style-name="P4">
Author: ['АРМІЯINFORM']</text:p>
      <text:p text:style-name="P4">
Time: 2023-04-11T95:00:00-04:00</text:p>
      <text:p text:style-name="P4">
Description: In the non -incidental regions of Ukrainian, for the remaining Mysyatzi, they were more than 100 Tysyach Grumdy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630_360_1668265939-146.jpg" text:style-name="Internet_20_link" text:visited-style-name="Visited_20_Internet_20_Link">
630_360_1668265939-146.jpg</text:a>
']</text:p>
      <text:p text:style-name="P4">
Tags: ['STOPRUSSIA', 'МІНРЕІНТЕГРАЦІЇ']</text:p>
      <text:p text:style-name="P4">
Category: News</text:p>
      <!--METADATA-->
      <text:p text:style-name="P4">
<draw:frame draw:style-name="fr1" draw:name="Image316" text:anchor-type="as-char" svg:width="6.9236in" svg:height="3.956343in" draw:z-index="0">
<draw:image xlink:href="../Images/AРМІЯINFORM/2023-04-11T95-00-00-04-00/630_360_1668265939-146.jpg" xlink:type="simple" xlink:show="embed" xlink:actuate="onLoad" draw:mime-type="image/jpeg"/>
</draw:frame>
More than 100,000 citizens have evacuated from the dangerous regions of Ukraine in recent months.</text:p>
      <text:p text:style-name="P4">
About it <text:a xlink:type="simple" xlink:href="https://www.kmu.gov.ua/news/tryvaie-evakuatsiia-z1-nebezpechnykh-terytorii-ukrainy" text:style-name="Internet_20_link" text:visited-style-name="Visited_20_Internet_20_Link">
reports</text:a>
Ministry of Reintegration of Temporarily Occupied Territories of Ukraine.</text:p>
      <text:p text:style-name="P4">
“Since August 2022, compulsory evacuation from Donetsk region has continued. Thus, more than 60,000 citizens have moved good regions. Among them are over 7 thousand children and more than 2.5 thousand low -mobility.</text:p>
      <text:p text:style-name="P4">
Almost 25,000 people left Kharkiv region for 7 months.</text:p>
      <text:p text:style-name="P4">
More than 21 thousand citizens have evacuated from the recently liberated territories of Kherson region, ”the message reads.</text:p>
      <text:p text:style-name="P4">
The Ministry of Reintegration noted that for the centralized movement of citizens, safe regions of Ukraine are prepared and planned to carry out all measures. The President, the Government, local authorities, international organizations and volunteers make every effort to ensure that our citizens are safe.</text:p>
      <text:p text:style-name="P4">
News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Under the Liman, Ukrainian artillerymen destroyed two Russian tanks</text:span>
</text:h>
      <text:p text:style-name="P4">
Author: ['АРМІЯINFORM']</text:p>
      <text:p text:style-name="P4">
Time: 2023-04-11T96:00:00-04:00</text:p>
      <text:p text:style-name="P4">
Description: Artyeriyska Brigade Imeni Getman Taras shook two Rosiyski tanks, yak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creenshot_2-1.png" text:style-name="Internet_20_link" text:visited-style-name="Visited_20_Internet_20_Link">
screenshot_2-1.png</text:a>
']</text:p>
      <text:p text:style-name="P4">
Tags: ['STOPRUSSIA', 'АГРЕСІЯ РФ']</text:p>
      <text:p text:style-name="P4">
Category: News</text:p>
      <!--METADATA-->
      <text:p text:style-name="P4">
<draw:frame draw:style-name="fr1" draw:name="Image317" text:anchor-type="as-char" svg:width="6.9236in" svg:height="4.269217in" draw:z-index="0">
<draw:image xlink:href="../Images/AРМІЯINFORM/2023-04-11T96-00-00-04-00/screenshot_2-1.png" xlink:type="simple" xlink:show="embed" xlink:actuate="onLoad" draw:mime-type="image/png"/>
</draw:frame>
Hetman Taras artillery brigade shaking two Russian -kitanka, who tried to attack Ukrainian positions under the estuary.</text:p>
      <text:p text:style-name="P4">
About it on Facebook <text:a xlink:type="simple" xlink:href="https://www.facebook.com/43oabr" text:style-name="Internet_20_link" text:visited-style-name="Visited_20_Internet_20_Link">
reported</text:a>
Brigade press service.</text:p>
      <text:p text:style-name="P4">
They may have even been written traditionally idiotic: "Kiev" or "Naberlin". In any case, their inscriptions remained only inscriptions that have nothing to do with reality.</text:p>
      <text:p text:style-name="P4">
Thanks to our PZH 2000 guns.</text:p>
      <text:p text:style-name="P4">
Thanks to our artillery warriors.</text:p>
      <text:p text:style-name="P4">
Thanks to our Ukraine, which is worth fighting for.</text:p>
      <text:p text:style-name="P4">
News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Our courageous warriors 8th month restrain Rosarmia in Bakhmut from advancement deep-Anna Malyar</text:span>
</text:h>
      <text:p text:style-name="P4">
Author: ['АРМІЯINFORM']</text:p>
      <text:p text:style-name="P4">
Time: 2023-04-11T97:00:00-04:00</text:p>
      <text:p text:style-name="P4">
Description: Kilka Tizhniv Part of the situation in half the battle, do not snake. Epizenter Boyovikh є Skіd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ГАННА МАЛЯР']</text:p>
      <text:p text:style-name="P4">
Category: News</text:p>
      <!--METADATA-->
      <text:p text:style-name="P4">
<draw:frame draw:style-name="fr1" draw:name="Image318" text:anchor-type="as-char" svg:width="6.9236in" svg:height="4.615733in" draw:z-index="0">
<draw:image xlink:href="../Images/AРМІЯINFORM/2023-04-11T97-00-00-04-00/photo_2022-12-15_12-35-57.jpg" xlink:type="simple" xlink:show="embed" xlink:actuate="onLoad" draw:mime-type="image/jpeg"/>
</draw:frame>
Deputy Minister of Defense Anna Malyar. Photo by Dmitry Yurchenko.</text:p>
      <text:p text:style-name="P4">
For several weeks in a row, the situation on the battlefield does not change. The epicenter of combatants is the East. The offensive lasts in four directions at the same time, the Armed Forces with all the enemy, but Bakhmut took over the main blow.</text:p>
      <text:p text:style-name="P4">
About it <text:a xlink:type="simple" xlink:href="https://t.me/annamaliar/633" text:style-name="Internet_20_link" text:visited-style-name="Visited_20_Internet_20_Link">
told</text:a>
Deputy Minister of Defense of Ukraine Anna Malyar.</text:p>
      <text:p text:style-name="P4">
“It was there that the enemy concentrated the greatest effort. And so we have to use a lot of effort for the defense, ”she said.</text:p>
      <text:p text:style-name="P4">
According to her, the enemy loses to us, usually in street battles, so Russian physically destroy all buildings and structures. But our courageous warriors and professional military command 8th month restrain the enemy in Bakhmut to mark the territory.</text:p>
      <text:p text:style-name="P4">
“If we did not defend Bakhmut all this time, the enemy would have advanced deep into Ukraine, so the importance of the city's defense should be understood in such a context.</text:p>
      <text:p text:style-name="P4">
The Russian Federation concentrated the Private Army of the Wagner. For the most part, they are already destroyed by the enemy forced to pull their landing units of Ispecis, ”Anna Malyar explained.</text:p>
      <text:p text:style-name="P4">
News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It is now important not to lose the feeling of the path we have to go through - President of Ukraine</text:span>
</text:h>
      <text:p text:style-name="P4">
Author: ['АРМІЯINFORM']</text:p>
      <text:p text:style-name="P4">
Time: 2023-04-11T98:00:00-04:00</text:p>
      <text:p text:style-name="P4">
Description: Ukrainian President Volodymyr Zelensky fed to Ukrainians at the 412th day of defen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Tags: ['STOPRUSSIA', 'ВОЛОДИМИР ЗЕЛЕНСЬКИЙ']</text:p>
      <text:p text:style-name="P4">
Category: News</text:p>
      <!--METADATA-->
      <text:p text:style-name="P4">
<draw:frame draw:style-name="fr1" draw:name="Image319" text:anchor-type="as-char" svg:width="6.9236in" svg:height="4.095236in" draw:z-index="0">
<draw:image xlink:href="../Images/AРМІЯINFORM/2023-04-11T98-00-00-04-00/8e664e67a43e9d5c9c8387bea8a1bca1_1681241138_extra_large.png" xlink:type="simple" xlink:show="embed" xlink:actuate="onLoad" draw:mime-type="image/png"/>
</draw:frame>
President of Ukraine Volodymyr Zelenskyy <text:a xlink:type="simple" xlink:href="https://www.president.gov.ua/news/mi-zaraz-na-takomu-etapi-vijni-koli-vazhlivo-ne-vtrachati-vi-82205" text:style-name="Internet_20_link" text:visited-style-name="Visited_20_Internet_20_Link">
applied</text:a>
To the Ukrainians on the 412nd Defense Day:</text:p>
      <text:p text:style-name="P4">
<text:span text:style-name="T4">
 _ I wish health, dear Ukrainians!_ </text:span>
</text:p>
      <text:p text:style-name="P4">
He held a regular rate meeting today. First of all, they considered the combat. What is in the main directions, in severe directions, such as Bakhmut and Avdiivka, Donetsk region in general, such as Kreminna and Luhansk in general.</text:p>
      <text:p text:style-name="P4">
They also considered the fact that only should be done. What we work on.</text:p>
      <text:p text:style-name="P4">
There were reports of General Syrsky, General Tarnavsky, Main Committee, Gur.</text:p>
      <text:p text:style-name="P4">
The General Staff and the Minister of Internal Affairs reported on the completion of new units of our defense forces - new brigades.</text:p>
      <text:p text:style-name="P4">
SBU head, General Malyuk made a report on his part - on our inner stability, protection against the internal enemy and protidius to collaborators.</text:p>
      <text:p text:style-name="P4">
We are now at this stage of war, when it is important to our society and the partner to lose the sense of the path we have to go. It is the way. The path that is ahead.</text:p>
      <text:p text:style-name="P4">
Compared to last year, many places are now quieter. But this does not mean that you can ignore the war somewhere or be less concentrated on the assistance.</text:p>
      <text:p text:style-name="P4">
We managed to do a lot with partners to protect people, Ukraine, all of Europe. But that does not mean that it is time to rest on the laurels. The path is ahead. Movement is ahead. What we need no less unity, less. No less focus than before.</text:p>
      <text:p text:style-name="P4">
As before, our positions at the front, all our warriors in positions are supported by Ukrainian positions politically and informally, forces and power and the power of our social unity, our inner stability of Ukraine's tamitivity with the world. And this is what is the task of both the state, so Ivsih in the state, both Ukraine and everyone in the world, who value the free life of an international order based on the rules.</text:p>
      <text:p text:style-name="P4">
It is unreasonable to simply hopefully hoping that someone else who is now in the trenches, who is now in the assault, will bring victory. This is a common task. It is won by everyone. Those who fight for it and those who give weapons. Those who are the possibilities of the terrorist state and those who increase the capabilities of Ukraine.Thank you to all our partners in the world who does not keep the activity in help.</text:p>
      <text:p text:style-name="P4">
I thank all Ukrainians and Ukrainians who understand that we have to go this path together - to victory, and in true unity, supporting each other and the state.</text:p>
      <text:p text:style-name="P4">
<text:span text:style-name="T4">
 _ Glory to all our soldier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Canada has announced to provide Ukraine with additional military assistance</text:span>
</text:h>
      <text:p text:style-name="P4">
Author: ['АРМІЯINFORM']</text:p>
      <text:p text:style-name="P4">
Time: 2023-04-11T99:00:00-04:00</text:p>
      <text:p text:style-name="P4">
Description: Canada to do the Ukrainian Dodatkova VIISKOVA DOOMOGO. About the Minitomil Miniter defending ... The war with Ukraine 2022, the war with Ukraine is the latest news today, the news war with Ukraine 2022 last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155065-uk.png" text:style-name="Internet_20_link" text:visited-style-name="Visited_20_Internet_20_Link">
155065-uk.png</text:a>
']</text:p>
      <text:p text:style-name="P4">
Tags: ['STOPRUSSIA', 'ВІЙСЬКОВА ДОПОМОГА', 'КАНАДА']</text:p>
      <text:p text:style-name="P4">
Category: News</text:p>
      <!--METADATA-->
      <text:p text:style-name="P4">
<draw:frame draw:style-name="fr1" draw:name="Image320" text:anchor-type="as-char" svg:width="6.9236in" svg:height="3.865677in" draw:z-index="0">
<draw:image xlink:href="../Images/AРМІЯINFORM/2023-04-11T99-00-00-04-00/155065-uk.png" xlink:type="simple" xlink:show="embed" xlink:actuate="onLoad" draw:mime-type="image/png"/>
</draw:frame>
Canada will provide Ukraine with additional military assistance.</text:p>
      <text:p text:style-name="P4">
About it <text:a xlink:type="simple" xlink:href="https://twitter.com/AnitaAnandMP/status/1645832093669130252" text:style-name="Internet_20_link" text:visited-style-name="Visited_20_Internet_20_Link">
reported</text:a>
Canadian Defense Minister Anita Anand on Twitter.</text:p>
      <text:p text:style-name="P4">
It is about the transfer of 38 machine guns, 21 thousand assault rifles and more than 2.4 million of ammunition.</text:p>
      <text:p text:style-name="P4">
“Today we are announcing the sending of even more weapons from Colt Canada. These weapons will help Ukraine protect itself and our common values, ”she stressed.</text:p>
      <text:p text:style-name="P4">
News Source: <text:a xlink:type="simple" xlink:href="https://armyinform.com.ua/2023/04/11/kanada-ogolosyla-pro-nadannya-ukrayini-dodatkovoyi-vijskovoyi-dopomogy/" text:style-name="Internet_20_link" text:visited-style-name="Visited_20_Internet_20_Link">
https://armyinform.com.ua/2023/04/11/kanada-ogolosyla-pro-nadannya-ukrayini-dodatkovoyi-vijskovoyi-dopomogy/</text:a>
</text:p>
      <!--NEWS-->
      <text:h text:style-name="P10" text:outline-level="1">
<text:span text:style-name="T4">
Ukrzaliznytsia completely restored the bridge across the Irpin River</text:span>
</text:h>
      <text:p text:style-name="P4">
Authors: Ukrinform (Person)</text:p>
      <text:p text:style-name="P4">
Publisher: Укринформ (Organization)</text:p>
      <text:p text:style-name="P4">
Published Time: 2023-04-12T00:38:00+03:00</text:p>
      <text:p text:style-name="P4">
Modified Time: 2023-04-12T00:38:00+03:00</text:p>
      <text:p text:style-name="P4">
Description: JSC "Ukrzaliznytsya" has completed the overhaul of the railway bridge across the Irpin River, in the Kyiv region. - Ukrinform.</text:p>
      <text:p text:style-name="P4">
Images: ["<text:a xlink:type="simple" xlink:href="https://static.ukrinform.com/photos/2023_04/thumb_files/630_360_1681226592-240.jpg" text:style-name="Internet_20_link" text:visited-style-name="Visited_20_Internet_20_Link">
630_360_16812...</text:a>
"]</text:p>
      <text:p text:style-name="P4">
Tags: ['Ірпінь', 'Укрзалізниця', 'Міст']</text:p>
      <text:p text:style-name="P4">
Type: Article</text:p>
      <!--METADATA-->
      <text:p text:style-name="P4">
<draw:frame draw:style-name="fr1" draw:name="Image321" text:anchor-type="as-char" svg:width="6.9236in" svg:height="3.956343in" draw:z-index="0">
<draw:image xlink:href="../Images/yкринформ/2023-04-12T00-38-00-03-00/630_360_1681226592-240.jpg" xlink:type="simple" xlink:show="embed" xlink:actuate="onLoad" draw:mime-type="image/jpeg"/>
</draw:frame>
JSC "Ukrzaliznytsya" has completed the overhaul of the railway bridge across the Riverpin, which is in the Kyiv region.</text:p>
      <text:p text:style-name="P4">
This was reported by Roman Chernytsky's board member of the company, Ukrinformis reports to <text:a xlink:type="simple" xlink:href="https://www.uz.gov.ua/press_center/up_to_date_topic/602838/" text:style-name="Internet_20_link" text:visited-style-name="Visited_20_Internet_20_Link">
</text:a>
.</text:p>
      <text:p text:style-name="P4">
"Train movement through the bridge is opened by two tracks, it will allow you to increase the number of passenger trains in the direction of Korosten and cities - Kiev's cities in the near future," the statement reads.</text:p>
      <text:p text:style-name="P4">
Chernitsky noted that at first during the month <text:a xlink:type="simple" xlink:href="https://www.ukrinform.ua/tag-mist" text:style-name="Internet_20_link" text:visited-style-name="Visited_20_Internet_20_Link">
</text:a>
The Irpin River was restored by a tight scheme. This allowed in early May last year to launch trains to Irpen, Bucha, Borodyanka and other settlements. In July 2022, work was started on the capital restoration of the railway bridge. Already in November, trains were restored by an odd track of the bridge, and at the end of 2023, all work on the restoration of the bridge was completed and opened by the Movement Road.</text:p>
      <text:p text:style-name="P4">
<text:span text:style-name="T4">
 Read also: </text:span>
 <text:a xlink:type="simple" xlink:href="https://www.ukrinform.ua/rubric-vidbudova/3694542-ukrzaliznica-vidnovila-tretinu-zaliznicnih-mostiv-zrujnovanih-z-pocatku-povnomasstabnoi-vijni.html" text:style-name="Internet_20_link" text:visited-style-name="Visited_20_Internet_20_Link">
<text:span text:style-name="T4">
 Ukrzaliznytsia </text:span>
</text:a>
As it was reported, the railway bridge across the Irpin River in the city of the same name was destroyed on March 21, 2022.</text:p>
      <text:p text:style-name="P4">
News Source: <text:a xlink:type="simple" xlink:href="https://www.ukrinform.ua/rubric-vidbudova/3694550-ukrzaliznica-povnistu-vidnovila-mist-cerez-ricku-irpin.html" text:style-name="Internet_20_link" text:visited-style-name="Visited_20_Internet_20_Link">
https://www.ukrinform.ua/rubric-vidbudova/3694550-ukrzaliznica-povnistu-vidnovila-mist-cerez-ricku-irpin.html</text:a>
</text:p>
      <!--NEWS-->
      <text:h text:style-name="P10" text:outline-level="1">
<text:span text:style-name="T4">
The Verkhovna Rada banned the use of fireworks and salutes in Ukraine</text:span>
</text:h>
      <text:p text:style-name="P4">
Author: ['АРМІЯINFORM']</text:p>
      <text:p text:style-name="P4">
Time: 2023-04-12T98:00:00-04:00</text:p>
      <text:p text:style-name="P4">
Description: Verkhovna Rada of Ukraine Skoronni Vikoristanni on the Teritors of Ukraine Feurverkiv that Salyut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322" text:anchor-type="as-char" svg:width="6.9236in" svg:height="4.235614in" draw:z-index="0">
<draw:image xlink:href="../Images/AРМІЯINFORM/2023-04-12T98-00-00-04-00/fejerverky.jpg" xlink:type="simple" xlink:show="embed" xlink:actuate="onLoad" draw:mime-type="image/jpeg"/>
</draw:frame>
The Verkhovna Rada of Ukraine has banned the use of Saluti fireworks in Ukraine.</text:p>
      <text:p text:style-name="P4">
For the bill <text:a xlink:type="simple" xlink:href="https://itd.rada.gov.ua/billInfo/Bills/Card/39750" text:style-name="Internet_20_link" text:visited-style-name="Visited_20_Internet_20_Link">
No. 7438</text:a>
290 People's Deputies of Ukraine voted.</text:p>
      <text:p text:style-name="P4">
The purpose of the law is to introduce European humane values of tastandards against humans and animals in the field of pyrotechnic.</text:p>
      <text:p text:style-name="P4">
The document is aimed at enhancing the control over the use and circulation of products. It is a ban on the use, sale and transmission of salates and firecrackers.</text:p>
      <text:p text:style-name="P4">
"Safe use and controlled circulation of pyrotechnic products of Ukraine is an important key to maintaining public order, protecting human life and health, as well as environmental protection, in particular animals, from the negative consequences of such use," - said the bill to the bill.</text:p>
      <text:p text:style-name="P4">
However, during the holidays established by law and non -working days, days of cities, other holidays according to the decision of the local council, the conduct of sports competition allows the use of fireworks only class F1, which have a very low -level danger and a small noise level not exceeding 60 dB, as well as stage pyrotechnic products .</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